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4C00000144EBF0B9DFEAB4A681.png" manifest:media-type="image/png"/>
  <manifest:file-entry manifest:full-path="Pictures/10000001000001900000019041D7E38A33B1BC6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Code" svg:font-family="'Courier Code'" style:font-pitch="variable"/>
    <style:font-face style:name="Courier Code1" svg:font-family="'Courier Code'" style:font-family-generic="modern" style:font-pitch="fixed"/>
    <style:font-face style:name="Courier Code2" svg:font-family="'Courier Code'"/>
    <style:font-face style:name="Courier Code3" svg:font-family="'Courier Code'" style:font-pitch="fixed"/>
    <style:font-face style:name="Courier Code4" svg:font-family="'Courier Code'" style:font-family-generic="modern"/>
    <style:font-face style:name="Courier Code5" svg:font-family="'Courier Code'" style:font-family-generic="decorative" style:font-pitch="variable"/>
    <style:font-face style:name="Courier Code6" svg:font-family="'Courier Code'" style:font-family-generic="modern"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decorative" style:font-pitch="variable"/>
    <style:font-face style:name="Noto Sans CJK SC1" svg:font-family="'Noto Sans CJK SC'" style:font-family-generic="system" style:font-pitch="variable"/>
    <style:font-face style:name="OCR A Extended" svg:font-family="'OCR A Extended'" style:font-pitch="variable"/>
    <style:font-face style:name="OCR A Extended1" svg:font-family="'OCR A Extended'"/>
    <style:font-face style:name="OCR A Extended2" svg:font-family="'OCR A Extended'" style:font-family-generic="modern" style:font-pitch="variable"/>
    <style:font-face style:name="OCR A Extended3" svg:font-family="'OCR A Extended'" style:font-pitch="fixed"/>
    <style:font-face style:name="OCR A Extended4" svg:font-family="'OCR A Extended'" style:font-family-generic="modern" style:font-pitch="fixed"/>
    <style:font-face style:name="RBCN_OCR-A-NEW" svg:font-family="RBCN_OCR-A-NEW" style:font-pitch="variable"/>
    <style:font-face style:name="RBCN_OCR-A-NEW1" svg:font-family="RBCN_OCR-A-NEW" style:font-pitch="fixed"/>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pr1" style:family="presentation" style:parent-style-name="RBCN_20_2024_20_Globe_20_Title-notes">
      <style:graphic-properties draw:fill-color="#ffffff" fo:min-height="13.364cm"/>
      <style:paragraph-properties style:writing-mode="lr-tb"/>
    </style:style>
    <style:style style:name="pr2" style:family="presentation" style:parent-style-name="Title_20__2f__20_Subtitle_20_Slide-subtitle" style:list-style-name="L1">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_2f__20_Subtitle_20_Slide-title" style:list-style-name="L2">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4" style:family="presentation" style:parent-style-name="Title_20__2f__20_Subtitle_20_Slide-outline1" style:list-style-name="L7">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5" style:family="presentation" style:parent-style-name="Title_20__2f__20_Subtitle_20_Slide-notes">
      <style:graphic-properties draw:fill-color="#ffffff" fo:min-height="13.364cm"/>
      <style:paragraph-properties style:writing-mode="lr-tb"/>
    </style:style>
    <style:style style:name="pr6" style:family="presentation" style:parent-style-name="KWRD_20_DRVN_20_TEST_20_-_20_4x3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KWRD_20_DRVN_20_TEST_20_-_20_4x3_20_grid-notes">
      <style:graphic-properties draw:fill-color="#ffffff" fo:min-height="13.364cm"/>
      <style:paragraph-properties style:writing-mode="lr-tb"/>
    </style:style>
    <style:style style:name="pr8" style:family="presentation" style:parent-style-name="Free_20_Text_20_Slide-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Free_20_Text_20_Slide-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Free_20_Text_20_Slide-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Free_20_Text_20_Slide-title" style:list-style-name="L2">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Free_20_Text_20_Slide-notes">
      <style:graphic-properties draw:fill-color="#ffffff" fo:min-height="13.364cm"/>
      <style:paragraph-properties style:writing-mode="lr-tb"/>
    </style:style>
    <style:style style:name="pr13" style:family="presentation" style:parent-style-name="One_20_Content_20__28_subtitle_29_-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One_20_Content_20__28_subtitle_29_-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One_20_Content_20__28_subtitle_29_-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One_20_Content_20__28_subtitle_29_-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17" style:family="presentation" style:parent-style-name="One_20_Content_20__28_subtitle_29_-outline1" style:list-style-name="L1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One_20_Content_20__28_subtitle_29_-notes">
      <style:graphic-properties draw:fill-color="#ffffff" fo:min-height="13.364cm"/>
      <style:paragraph-properties style:writing-mode="lr-tb"/>
    </style:style>
    <style:style style:name="pr19" style:family="presentation" style:parent-style-name="Side-by-side_20_Content-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Side-by-side_20_Content-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1" style:family="presentation" style:parent-style-name="Side-by-side_20_Content-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2" style:family="presentation" style:parent-style-name="Side-by-side_20_Content-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23" style:family="presentation" style:parent-style-name="Side-by-side_20_Content-outline1" style:list-style-name="L1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4" style:family="presentation" style:parent-style-name="Side-by-side_20_Content-outline1" style:list-style-name="L1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Side-by-side_20_Content-notes">
      <style:graphic-properties draw:fill-color="#ffffff" fo:min-height="13.364cm"/>
      <style:paragraph-properties style:writing-mode="lr-tb"/>
    </style:style>
    <style:style style:name="pr26" style:family="presentation" style:parent-style-name="Content_20_with_20_Code-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7" style:family="presentation" style:parent-style-name="Content_20_with_20_Code-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8" style:family="presentation" style:parent-style-name="Content_20_with_20_Code-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9" style:family="presentation" style:parent-style-name="Content_20_with_20_Code-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0" style:family="presentation" style:parent-style-name="Content_20_with_20_Code-outline1" style:list-style-name="L1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1" style:family="presentation" style:parent-style-name="Content_20_with_20_Code-outline1" style:list-style-name="L1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2" style:family="presentation" style:parent-style-name="Content_20_with_20_Code-notes">
      <style:graphic-properties draw:fill-color="#ffffff" fo:min-height="13.364cm"/>
      <style:paragraph-properties style:writing-mode="lr-tb"/>
    </style:style>
    <style:style style:name="pr33" style:family="presentation" style:parent-style-name="Bigger_20_Code_20_with_20_content-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4" style:family="presentation" style:parent-style-name="Bigger_20_Code_20_with_20_content-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5" style:family="presentation" style:parent-style-name="Bigger_20_Code_20_with_20_content-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6" style:family="presentation" style:parent-style-name="Bigger_20_Code_20_with_20_content-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37" style:family="presentation" style:parent-style-name="Bigger_20_Code_20_with_20_content-outline1" style:list-style-name="L1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8" style:family="presentation" style:parent-style-name="Bigger_20_Code_20_with_20_content-outline1" style:list-style-name="L1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Bigger_20_Code_20_with_20_content-notes">
      <style:graphic-properties draw:fill-color="#ffffff" fo:min-height="13.364cm"/>
      <style:paragraph-properties style:writing-mode="lr-tb"/>
    </style:style>
    <style:style style:name="pr40" style:family="presentation" style:parent-style-name="Code_20_Content-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1" style:family="presentation" style:parent-style-name="Code_20_Content-backgroundobjects" style:list-style-name="L10">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2" style:family="presentation" style:parent-style-name="Code_20_Content-title" style:list-style-name="L2">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3" style:family="presentation" style:parent-style-name="Code_20_Content-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4" style:family="presentation" style:parent-style-name="Code_20_Content-outline1" style:list-style-name="L12">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5" style:family="presentation" style:parent-style-name="Code_20_Content-notes">
      <style:graphic-properties draw:fill-color="#ffffff" fo:min-height="13.364cm"/>
      <style:paragraph-properties style:writing-mode="lr-tb"/>
    </style:style>
    <style:style style:name="pr46" style:family="presentation" style:parent-style-name="Thanks_21__20_Questions_3f_-outline1" style:list-style-name="L7">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47" style:family="presentation" style:parent-style-name="Thanks_21__20_Questions_3f_-notes">
      <style:graphic-properties draw:fill-color="#ffffff" fo:min-height="13.364cm"/>
      <style:paragraph-properties style:writing-mode="lr-tb"/>
    </style:style>
    <style:style style:name="pr48" style:family="presentation" style:parent-style-name="Open_20_Src_20_-_20_4x4_20_grid-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49" style:family="presentation" style:parent-style-name="Open_20_Src_20_-_20_4x4_20_grid-notes">
      <style:graphic-properties draw:fill-color="#ffffff" fo:min-height="13.364cm"/>
      <style:paragraph-properties style:writing-mode="lr-tb"/>
    </style:style>
    <style:style style:name="pr50" style:family="presentation" style:parent-style-name="RBCN2024-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1" style:family="presentation" style:parent-style-name="RBCN2024-notes">
      <style:graphic-properties draw:fill-color="#ffffff" fo:min-height="13.364cm"/>
      <style:paragraph-properties style:writing-mode="lr-tb"/>
    </style:style>
    <style:style style:name="pr52"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3"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4"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5"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6"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7"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8"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59"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0" style:family="presentation" style:parent-style-name="RBTFRMWRK_20_-_20_3x3_20_grid-outline1" style:list-style-name="L12">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61" style:family="presentation" style:parent-style-name="RBTFRMWRK_20_-_20_3x3_20_grid-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fo:hyphenate="false"/>
    </style:style>
    <style:style style:name="P3" style:family="paragraph">
      <loext:graphic-properties draw:fill="none" draw:fill-color="#ffffff"/>
      <style:paragraph-properties fo:margin-left="0.498cm" fo:margin-right="0cm" fo:margin-top="0.353cm" fo:margin-bottom="0cm" fo:line-height="90%" fo:text-align="start" fo:text-indent="-0.481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fo:hyphenate="false"/>
    </style:style>
    <style:style style:name="P4"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5"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6"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8pt" fo:letter-spacing="-0.035cm" fo:font-style="normal" style:text-underline-style="none" fo:font-weight="normal" fo:background-color="transparent" style:font-name-asian="Courier Code5" style:font-size-asian="28pt" style:font-style-asian="normal" style:font-weight-asian="normal" style:font-name-complex="Courier Code1" style:font-size-complex="28pt" style:font-style-complex="normal" style:font-weight-complex="normal" fo:hyphenate="false"/>
    </style:style>
    <style:style style:name="P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166pt"/>
    </style:style>
    <style:style style:name="P9" style:family="paragraph">
      <loext:graphic-properties draw:fill="none"/>
      <style:paragraph-properties fo:text-align="start"/>
      <style:text-properties fo:font-size="18pt"/>
    </style:style>
    <style:style style:name="P10"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OCR A Extended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1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40pt" fo:letter-spacing="-0.035cm"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fo:hyphenate="false"/>
    </style:style>
    <style:style style:name="P1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40pt" fo:letter-spacing="-0.035cm"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fo:hyphenate="false"/>
    </style:style>
    <style:style style:name="P13"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fo:hyphenate="false"/>
    </style:style>
    <style:style style:name="P14"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fo:hyphenate="false"/>
    </style:style>
    <style:style style:name="P15"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ffffff" loext:opacity="100%" style:text-line-through-style="none" style:text-line-through-type="none" style:text-position="0% 100%" style:font-name="OCR A Extended1" fo:font-size="48pt" fo:letter-spacing="-0.123cm" fo:font-style="normal" style:text-underline-style="none" fo:font-weight="normal" fo:background-color="transparent" style:font-size-asian="48pt" style:font-style-asian="normal" style:font-weight-asian="normal" style:font-size-complex="48pt" style:font-style-complex="normal" style:font-weight-complex="normal" fo:hyphenate="false"/>
    </style:style>
    <style:style style:name="P16" style:family="paragraph">
      <loext:graphic-properties draw:fill="none"/>
      <style:paragraph-properties fo:margin-left="0.018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fo:hyphenate="false"/>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ourier Code1" fo:font-size="26pt" fo:letter-spacing="-0.035cm"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fo:hyphenate="false"/>
    </style:style>
    <style:style style:name="P1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ourier Code1" fo:font-size="20pt" fo:letter-spacing="-0.035cm" fo:font-style="normal" style:text-underline-style="none" fo:font-weight="normal" fo:background-color="transparent" style:font-name-asian="Courier Code5" style:font-size-asian="20pt" style:font-style-asian="normal" style:font-weight-asian="normal" style:font-name-complex="Courier Code1" style:font-size-complex="20pt" style:font-style-complex="normal" style:font-weight-complex="normal" fo:hyphenate="false"/>
    </style:style>
    <style:style style:name="P19"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1" fo:font-size="166pt" fo:letter-spacing="-0.035cm"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fo:hyphenate="false"/>
    </style:style>
    <style:style style:name="P2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bf71ff" loext:opacity="100%" style:text-line-through-style="none" style:text-line-through-type="none" style:text-position="0% 100%" style:font-name="OCR A Extended1" fo:font-size="166pt" fo:letter-spacing="-0.035cm" fo:language="en" fo:country="US"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fo:hyphenate="false"/>
    </style:style>
    <style:style style:name="P23" style:family="paragraph">
      <loext:graphic-properties draw:fill="none"/>
      <style:paragraph-properties fo:margin-left="0cm" fo:margin-right="0cm" fo:margin-top="0cm" fo:margin-bottom="0cm" fo:line-height="6.174cm"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1" fo:font-size="166pt" fo:letter-spacing="-0.035cm"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fo:hyphenate="false"/>
    </style:style>
    <style:style style:name="P24"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OCR A Extended1" fo:font-size="166pt" fo:letter-spacing="-0.035cm" fo:language="en" fo:country="US"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fo:hyphenate="false"/>
    </style:style>
    <style:style style:name="T1" style:family="text">
      <style:text-properties fo:text-transform="uppercase" fo:color="#bf71ff" loext:opacity="100%" style:text-line-through-style="none" style:text-line-through-type="none" style:text-position="0% 100%" style:font-name="OCR A Extended1" fo:font-size="60pt" fo:letter-spacing="-0.212cm" fo:language="en" fo:country="US" fo:font-style="normal" style:text-underline-style="none" fo:font-weight="normal" fo:background-color="transparent" style:font-name-asian="Courier Code5" style:font-size-asian="60pt" style:font-style-asian="normal" style:font-weight-asian="normal" style:font-name-complex="Courier Code1" style:font-size-complex="60pt" style:font-style-complex="normal" style:font-weight-complex="normal"/>
    </style:style>
    <style:style style:name="T2" style:family="text">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4" style:family="text">
      <style:text-properties fo:font-variant="normal" fo:text-transform="none" fo:color="#bf71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ourier Code1" fo:font-size="40pt" fo:letter-spacing="-0.035cm"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T7"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text:list-style style:name="L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bf71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bf71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RBCN_20_2024_20_Globe_20_Title" xml:id="id1" draw:id="id1">
        <anim:par presentation:node-type="timing-root">
          <anim:par smil:begin="id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_2f__20_Subtitle_20_Slide" xml:id="id2" draw:id="id2">
        <office:forms form:automatic-focus="false" form:apply-design-mode="false"/>
        <draw:frame draw:name="Untertitel 5" presentation:style-name="pr2" draw:text-style-name="P3" draw:layer="layout" svg:width="32.024cm" svg:height="5.171cm" svg:x="0.917cm" svg:y="9.554cm" presentation:class="subtitle" presentation:user-transformed="true">
          <draw:text-box>
            <text:p text:style-name="P2"><text:span text:style-name="T1">Performance test in a day using Robot Framework and RFSwram</text:span></text:p>
          </draw:text-box>
        </draw:frame>
        <draw:frame draw:name="Titel 4" presentation:style-name="pr3" draw:text-style-name="P5" draw:layer="layout" svg:width="32.016cm" svg:height="5.171cm" svg:x="0.925cm" svg:y="4.382cm" presentation:class="title" presentation:user-transformed="true">
          <draw:text-box>
            <text:p text:style-name="P4"><text:span text:style-name="T2">RFSwram Workshop</text:span></text:p>
          </draw:text-box>
        </draw:frame>
        <draw:frame draw:name="Textplatzhalter 6" presentation:style-name="pr4" draw:text-style-name="P6" draw:layer="layout" svg:width="32.024cm" svg:height="3.599cm" svg:x="0.917cm" svg:y="14.726cm" presentation:class="outline" presentation:placeholder="true" presentation:user-transformed="true">
          <draw:text-box/>
        </draw:frame>
        <anim:par presentation:node-type="timing-root">
          <anim:par smil:begin="id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KWRD_20_DRVN_20_TEST_20_-_20_4x3_20_grid" xml:id="id3" draw:id="id3">
        <draw:frame draw:name="Textplatzhalter 15" presentation:style-name="pr6" draw:text-style-name="P8" draw:layer="layout" svg:width="3.105cm" svg:height="4.579cm" svg:x="10.442cm" svg:y="2.618cm" presentation:class="outline" presentation:user-transformed="true">
          <draw:text-box>
            <text:p text:style-name="P7"><text:span text:style-name="T3">K</text:span></text:p>
          </draw:text-box>
        </draw:frame>
        <draw:frame draw:name="Textplatzhalter 16" presentation:style-name="pr6" draw:text-style-name="P8" draw:layer="layout" svg:width="3.105cm" svg:height="4.581cm" svg:x="13.548cm" svg:y="2.616cm" presentation:class="outline" presentation:user-transformed="true">
          <draw:text-box>
            <text:p text:style-name="P7"><text:span text:style-name="T3">W</text:span></text:p>
          </draw:text-box>
        </draw:frame>
        <draw:frame draw:name="Textplatzhalter 17" presentation:style-name="pr6" draw:text-style-name="P8" draw:layer="layout" svg:width="3.105cm" svg:height="4.581cm" svg:x="16.654cm" svg:y="2.616cm" presentation:class="outline" presentation:user-transformed="true">
          <draw:text-box>
            <text:p text:style-name="P7"><text:span text:style-name="T3">R</text:span></text:p>
          </draw:text-box>
        </draw:frame>
        <draw:frame draw:name="Textplatzhalter 18" presentation:style-name="pr6" draw:text-style-name="P8" draw:layer="layout" svg:width="3.105cm" svg:height="4.579cm" svg:x="10.442cm" svg:y="7.236cm" presentation:class="outline" presentation:user-transformed="true">
          <draw:text-box>
            <text:p text:style-name="P7"><text:span text:style-name="T3">D</text:span></text:p>
          </draw:text-box>
        </draw:frame>
        <draw:frame draw:name="Textplatzhalter 19" presentation:style-name="pr6" draw:text-style-name="P8" draw:layer="layout" svg:width="3.105cm" svg:height="4.581cm" svg:x="13.548cm" svg:y="7.234cm" presentation:class="outline" presentation:user-transformed="true">
          <draw:text-box>
            <text:p text:style-name="P7"><text:span text:style-name="T3">R</text:span></text:p>
          </draw:text-box>
        </draw:frame>
        <draw:frame draw:name="Textplatzhalter 20" presentation:style-name="pr6" draw:text-style-name="P8" draw:layer="layout" svg:width="3.105cm" svg:height="4.581cm" svg:x="16.654cm" svg:y="7.234cm" presentation:class="outline" presentation:user-transformed="true">
          <draw:text-box>
            <text:p text:style-name="P7"><text:span text:style-name="T3">V</text:span></text:p>
          </draw:text-box>
        </draw:frame>
        <draw:frame draw:name="Textplatzhalter 21" presentation:style-name="pr6" draw:text-style-name="P8" draw:layer="layout" svg:width="3.105cm" svg:height="4.579cm" svg:x="10.442cm" svg:y="11.854cm" presentation:class="outline" presentation:user-transformed="true">
          <draw:text-box>
            <text:p text:style-name="P7"><text:span text:style-name="T4">R</text:span></text:p>
          </draw:text-box>
        </draw:frame>
        <draw:frame draw:name="Textplatzhalter 22" presentation:style-name="pr6" draw:text-style-name="P8" draw:layer="layout" svg:width="3.105cm" svg:height="4.581cm" svg:x="13.548cm" svg:y="11.852cm" presentation:class="outline" presentation:user-transformed="true">
          <draw:text-box>
            <text:p text:style-name="P7"><text:span text:style-name="T4">P</text:span></text:p>
          </draw:text-box>
        </draw:frame>
        <draw:frame draw:name="Textplatzhalter 23" presentation:style-name="pr6" draw:text-style-name="P8" draw:layer="layout" svg:width="3.105cm" svg:height="4.581cm" svg:x="16.654cm" svg:y="11.852cm" presentation:class="outline" presentation:user-transformed="true">
          <draw:text-box>
            <text:p text:style-name="P7"><text:span text:style-name="T4">A</text:span></text:p>
          </draw:text-box>
        </draw:frame>
        <draw:frame draw:name="Textplatzhalter 24" presentation:style-name="pr6" draw:text-style-name="P8" draw:layer="layout" svg:width="3.105cm" svg:height="4.581cm" svg:x="19.761cm" svg:y="2.622cm" presentation:class="outline" presentation:user-transformed="true">
          <draw:text-box>
            <text:p text:style-name="P7"><text:span text:style-name="T3">D</text:span></text:p>
          </draw:text-box>
        </draw:frame>
        <draw:frame draw:name="Textplatzhalter 25" presentation:style-name="pr6" draw:text-style-name="P8" draw:layer="layout" svg:width="3.105cm" svg:height="4.581cm" svg:x="19.761cm" svg:y="7.24cm" presentation:class="outline" presentation:user-transformed="true">
          <draw:text-box>
            <text:p text:style-name="P7"><text:span text:style-name="T3">N</text:span></text:p>
          </draw:text-box>
        </draw:frame>
        <draw:frame draw:name="Picture 44" draw:style-name="gr2" draw:text-style-name="P9" draw:layer="layout" svg:width="3.565cm" svg:height="3.565cm" svg:x="19.761cm" svg:y="12.36cm">
          <draw:image xlink:href="Pictures/10000001000001900000019041D7E38A33B1BC6B.png" xlink:type="simple" xlink:show="embed" xlink:actuate="onLoad" draw:mime-type="image/png">
            <text:p/>
          </draw:image>
        </draw:frame>
        <anim:par presentation:node-type="timing-root">
          <anim:par smil:begin="id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ree_20_Text_20_Slide" xml:id="id4" draw:id="id4">
        <draw:frame draw:name="Datumsplatzhalter 1" presentation:style-name="pr8" draw:text-style-name="P10" draw:layer="layout" svg:width="11.102cm" svg:height="1.013cm" svg:x="5.83cm" svg:y="17.35cm" presentation:class="date-time" presentation:user-transformed="true">
          <draw:text-box>
            <text:p/>
          </draw:text-box>
        </draw:frame>
        <draw:frame draw:name="Fußzeilenplatzhalter 2" presentation:style-name="pr9" draw:text-style-name="P10" draw:layer="layout" svg:width="11.102cm" svg:height="1.013cm" svg:x="16.933cm" svg:y="17.35cm" presentation:class="footer" presentation:user-transformed="true">
          <draw:text-box>
            <text:p/>
          </draw:text-box>
        </draw:frame>
        <draw:frame draw:name="Inhaltsplatzhalter 4" presentation:style-name="pr10" draw:text-style-name="P12" draw:layer="layout" svg:width="32.102cm" svg:height="14.39cm" svg:x="0.93cm" svg:y="2.336cm" presentation:class="outline" presentation:user-transformed="true">
          <draw:text-box>
            <text:list text:style-name="L7">
              <text:list-item>
                <text:p text:style-name="P11"><text:span text:style-name="T5">-</text:span><text:span text:style-name="T5">htt</text:span><text:span text:style-name="T5">ps:</text:span><text:span text:style-name="T5">//</text:span><text:span text:style-name="T5">git</text:span><text:span text:style-name="T5">hub</text:span><text:span text:style-name="T5">.co</text:span><text:span text:style-name="T5">m/</text:span><text:span text:style-name="T5">dam</text:span><text:span text:style-name="T5">ies</text:span><text:span text:style-name="T5">13/</text:span><text:span text:style-name="T5">rob</text:span><text:span text:style-name="T5">oco</text:span><text:span text:style-name="T5">n20</text:span><text:span text:style-name="T5">24-</text:span><text:span text:style-name="T5">wor</text:span><text:span text:style-name="T5">ksh</text:span><text:span text:style-name="T5">op</text:span><text:span text:style-name="T5"><text:line-break/></text:span><text:span text:style-name="T5">-</text:span><text:span text:style-name="T5">htt</text:span><text:span text:style-name="T5">p:/</text:span><text:span text:style-name="T5">/</text:span><text:span text:style-name="T5">192</text:span><text:span text:style-name="T5">.16</text:span><text:span text:style-name="T5">8.1</text:span><text:span text:style-name="T5">.10</text:span></text:p>
              </text:list-item>
              <text:list-item>
                <text:p text:style-name="P11"><text:span text:style-name="T5">-</text:span><text:span text:style-name="T5">htt</text:span><text:span text:style-name="T5">ps:</text:span><text:span text:style-name="T5">//</text:span><text:span text:style-name="T5">git</text:span><text:span text:style-name="T5">pod</text:span><text:span text:style-name="T5">.io</text:span></text:p>
              </text:list-item>
            </text:list>
          </draw:text-box>
        </draw:frame>
        <draw:frame draw:name="Titel 5" presentation:style-name="pr11" draw:text-style-name="P14" draw:layer="layout" svg:width="31.537cm" svg:height="1.18cm" svg:x="0.93cm" svg:y="1.124cm" presentation:class="title" presentation:user-transformed="true">
          <draw:text-box>
            <text:p text:style-name="P13">Important URL’s</text:p>
          </draw:text-box>
        </draw:frame>
        <anim:par presentation:node-type="timing-root">
          <anim:par smil:begin="id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2" draw:text-style-name="P1" draw:layer="layout" svg:width="16.799cm" svg:height="13.364cm" svg:x="2.1cm" svg:y="14.107cm" presentation:class="notes" presentation:placeholder="true">
            <draw:text-box/>
          </draw:frame>
        </presentation:notes>
      </draw:page>
      <draw:page draw:name="page5" draw:style-name="dp3" draw:master-page-name="One_20_Content_20__28_subtitle_29_" xml:id="id5" draw:id="id5">
        <draw:frame draw:name="Datumsplatzhalter 1" presentation:style-name="pr13" draw:text-style-name="P10" draw:layer="layout" svg:width="11.102cm" svg:height="1.013cm" svg:x="5.83cm" svg:y="17.35cm" presentation:class="date-time" presentation:user-transformed="true">
          <draw:text-box>
            <text:p/>
          </draw:text-box>
        </draw:frame>
        <draw:frame draw:name="Fußzeilenplatzhalter 2" presentation:style-name="pr14" draw:text-style-name="P10" draw:layer="layout" svg:width="11.102cm" svg:height="1.013cm" svg:x="16.933cm" svg:y="17.35cm" presentation:class="footer" presentation:user-transformed="true">
          <draw:text-box>
            <text:p/>
          </draw:text-box>
        </draw:frame>
        <draw:frame draw:name="Titel 4" presentation:style-name="pr15" draw:text-style-name="P15" draw:layer="layout" svg:width="32.102cm" svg:height="1.18cm" svg:x="0.832cm" svg:y="0.957cm" presentation:class="title" presentation:placeholder="true" presentation:user-transformed="true">
          <draw:text-box/>
        </draw:frame>
        <draw:frame draw:name="Textplatzhalter 5" presentation:style-name="pr16" draw:text-style-name="P16" draw:layer="layout" svg:width="32.102cm" svg:height="1.401cm" svg:x="0.833cm" svg:y="2.324cm" presentation:class="outline" presentation:placeholder="true" presentation:user-transformed="true">
          <draw:text-box/>
        </draw:frame>
        <draw:frame draw:name="Inhaltsplatzhalter 6" presentation:style-name="pr17" draw:text-style-name="P17" draw:layer="layout" svg:width="32.102cm" svg:height="12.375cm" svg:x="0.833cm" svg:y="4.35cm" presentation:class="outline" presentation:placeholder="true" presentation:user-transformed="true">
          <draw:text-box/>
        </draw:frame>
        <anim:par presentation:node-type="timing-root">
          <anim:par smil:begin="id5.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8" draw:text-style-name="P1" draw:layer="layout" svg:width="16.799cm" svg:height="13.364cm" svg:x="2.1cm" svg:y="14.107cm" presentation:class="notes" presentation:placeholder="true">
            <draw:text-box/>
          </draw:frame>
        </presentation:notes>
      </draw:page>
      <draw:page draw:name="page6" draw:style-name="dp3" draw:master-page-name="Side-by-side_20_Content" xml:id="id6" draw:id="id6">
        <draw:frame draw:name="Datumsplatzhalter 1" presentation:style-name="pr19" draw:text-style-name="P10" draw:layer="layout" svg:width="11.102cm" svg:height="1.013cm" svg:x="5.83cm" svg:y="17.35cm" presentation:class="date-time" presentation:user-transformed="true">
          <draw:text-box>
            <text:p/>
          </draw:text-box>
        </draw:frame>
        <draw:frame draw:name="Fußzeilenplatzhalter 2" presentation:style-name="pr20" draw:text-style-name="P10" draw:layer="layout" svg:width="11.102cm" svg:height="1.013cm" svg:x="16.933cm" svg:y="17.35cm" presentation:class="footer" presentation:user-transformed="true">
          <draw:text-box>
            <text:p/>
          </draw:text-box>
        </draw:frame>
        <draw:frame draw:name="Titel 4" presentation:style-name="pr21" draw:text-style-name="P15" draw:layer="layout" svg:width="32.199cm" svg:height="1.18cm" svg:x="0.832cm" svg:y="0.957cm" presentation:class="title" presentation:placeholder="true" presentation:user-transformed="true">
          <draw:text-box/>
        </draw:frame>
        <draw:frame draw:name="Textplatzhalter 5" presentation:style-name="pr22" draw:text-style-name="P16" draw:layer="layout" svg:width="32.199cm" svg:height="1.401cm" svg:x="0.833cm" svg:y="2.324cm" presentation:class="outline" presentation:placeholder="true" presentation:user-transformed="true">
          <draw:text-box/>
        </draw:frame>
        <draw:frame draw:name="Inhaltsplatzhalter 6" presentation:style-name="pr23" draw:text-style-name="P17" draw:layer="layout" svg:width="15.699cm" svg:height="12.375cm" svg:x="0.833cm" svg:y="4.35cm" presentation:class="outline" presentation:placeholder="true" presentation:user-transformed="true">
          <draw:text-box/>
        </draw:frame>
        <draw:frame draw:name="Inhaltsplatzhalter 7" presentation:style-name="pr24" draw:text-style-name="P18" draw:layer="layout" svg:width="16.101cm" svg:height="12.375cm" svg:x="16.931cm" svg:y="4.35cm" presentation:class="outline" presentation:placeholder="true" presentation:user-transformed="true">
          <draw:text-box/>
        </draw:frame>
        <anim:par presentation:node-type="timing-root">
          <anim:par smil:begin="id6.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25" draw:text-style-name="P1" draw:layer="layout" svg:width="16.799cm" svg:height="13.364cm" svg:x="2.1cm" svg:y="14.107cm" presentation:class="notes" presentation:placeholder="true">
            <draw:text-box/>
          </draw:frame>
        </presentation:notes>
      </draw:page>
      <draw:page draw:name="page7" draw:style-name="dp3" draw:master-page-name="Content_20_with_20_Code" xml:id="id7" draw:id="id7">
        <draw:frame draw:name="Datumsplatzhalter 1" presentation:style-name="pr26" draw:text-style-name="P10" draw:layer="layout" svg:width="11.102cm" svg:height="1.013cm" svg:x="5.83cm" svg:y="17.35cm" presentation:class="date-time" presentation:user-transformed="true">
          <draw:text-box>
            <text:p/>
          </draw:text-box>
        </draw:frame>
        <draw:frame draw:name="Fußzeilenplatzhalter 2" presentation:style-name="pr27" draw:text-style-name="P10" draw:layer="layout" svg:width="11.102cm" svg:height="1.013cm" svg:x="16.933cm" svg:y="17.35cm" presentation:class="footer" presentation:user-transformed="true">
          <draw:text-box>
            <text:p/>
          </draw:text-box>
        </draw:frame>
        <draw:frame draw:name="Titel 4" presentation:style-name="pr28" draw:text-style-name="P15" draw:layer="layout" svg:width="15.699cm" svg:height="1.18cm" svg:x="0.832cm" svg:y="0.957cm" presentation:class="title" presentation:placeholder="true" presentation:user-transformed="true">
          <draw:text-box/>
        </draw:frame>
        <draw:frame draw:name="Textplatzhalter 5" presentation:style-name="pr29" draw:text-style-name="P16" draw:layer="layout" svg:width="15.697cm" svg:height="1.401cm" svg:x="0.833cm" svg:y="2.324cm" presentation:class="outline" presentation:placeholder="true" presentation:user-transformed="true">
          <draw:text-box/>
        </draw:frame>
        <draw:frame draw:name="Inhaltsplatzhalter 6" presentation:style-name="pr30" draw:text-style-name="P17" draw:layer="layout" svg:width="15.699cm" svg:height="12.375cm" svg:x="0.833cm" svg:y="4.35cm" presentation:class="outline" presentation:placeholder="true" presentation:user-transformed="true">
          <draw:text-box/>
        </draw:frame>
        <draw:frame draw:name="Inhaltsplatzhalter 7" presentation:style-name="pr31" draw:text-style-name="P18" draw:layer="layout" svg:width="16.101cm" svg:height="15.768cm" svg:x="16.931cm" svg:y="0.957cm" presentation:class="outline" presentation:placeholder="true" presentation:user-transformed="true">
          <draw:text-box/>
        </draw:frame>
        <anim:par presentation:node-type="timing-root">
          <anim:par smil:begin="id7.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32" draw:text-style-name="P1" draw:layer="layout" svg:width="16.799cm" svg:height="13.364cm" svg:x="2.1cm" svg:y="14.107cm" presentation:class="notes" presentation:placeholder="true">
            <draw:text-box/>
          </draw:frame>
        </presentation:notes>
      </draw:page>
      <draw:page draw:name="page8" draw:style-name="dp3" draw:master-page-name="Bigger_20_Code_20_with_20_content" xml:id="id8" draw:id="id8">
        <draw:frame draw:name="Datumsplatzhalter 1" presentation:style-name="pr33" draw:text-style-name="P10" draw:layer="layout" svg:width="11.102cm" svg:height="1.013cm" svg:x="5.83cm" svg:y="17.35cm" presentation:class="date-time" presentation:user-transformed="true">
          <draw:text-box>
            <text:p/>
          </draw:text-box>
        </draw:frame>
        <draw:frame draw:name="Fußzeilenplatzhalter 2" presentation:style-name="pr34" draw:text-style-name="P10" draw:layer="layout" svg:width="11.102cm" svg:height="1.013cm" svg:x="16.933cm" svg:y="17.35cm" presentation:class="footer" presentation:user-transformed="true">
          <draw:text-box>
            <text:p/>
          </draw:text-box>
        </draw:frame>
        <draw:frame draw:name="Titel 4" presentation:style-name="pr35" draw:text-style-name="P15" draw:layer="layout" svg:width="10.698cm" svg:height="1.18cm" svg:x="0.832cm" svg:y="0.957cm" presentation:class="title" presentation:placeholder="true" presentation:user-transformed="true">
          <draw:text-box/>
        </draw:frame>
        <draw:frame draw:name="Textplatzhalter 5" presentation:style-name="pr36" draw:text-style-name="P16" draw:layer="layout" svg:width="10.697cm" svg:height="1.401cm" svg:x="0.833cm" svg:y="2.324cm" presentation:class="outline" presentation:placeholder="true" presentation:user-transformed="true">
          <draw:text-box/>
        </draw:frame>
        <draw:frame draw:name="Inhaltsplatzhalter 6" presentation:style-name="pr37" draw:text-style-name="P17" draw:layer="layout" svg:width="10.698cm" svg:height="12.375cm" svg:x="0.833cm" svg:y="4.35cm" presentation:class="outline" presentation:placeholder="true" presentation:user-transformed="true">
          <draw:text-box/>
        </draw:frame>
        <draw:frame draw:name="Inhaltsplatzhalter 7" presentation:style-name="pr38" draw:text-style-name="P18" draw:layer="layout" svg:width="20.899cm" svg:height="15.768cm" svg:x="12.133cm" svg:y="0.957cm" presentation:class="outline" presentation:placeholder="true" presentation:user-transformed="true">
          <draw:text-box/>
        </draw:frame>
        <anim:par presentation:node-type="timing-root">
          <anim:par smil:begin="id8.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39" draw:text-style-name="P1" draw:layer="layout" svg:width="16.799cm" svg:height="13.364cm" svg:x="2.1cm" svg:y="14.107cm" presentation:class="notes" presentation:placeholder="true">
            <draw:text-box/>
          </draw:frame>
        </presentation:notes>
      </draw:page>
      <draw:page draw:name="page9" draw:style-name="dp3" draw:master-page-name="Code_20_Content" xml:id="id9" draw:id="id9">
        <draw:frame draw:name="Datumsplatzhalter 1" presentation:style-name="pr40" draw:text-style-name="P10" draw:layer="layout" svg:width="11.102cm" svg:height="1.013cm" svg:x="5.83cm" svg:y="17.35cm" presentation:class="date-time" presentation:user-transformed="true">
          <draw:text-box>
            <text:p/>
          </draw:text-box>
        </draw:frame>
        <draw:frame draw:name="Fußzeilenplatzhalter 2" presentation:style-name="pr41" draw:text-style-name="P10" draw:layer="layout" svg:width="11.102cm" svg:height="1.013cm" svg:x="16.933cm" svg:y="17.35cm" presentation:class="footer" presentation:user-transformed="true">
          <draw:text-box>
            <text:p/>
          </draw:text-box>
        </draw:frame>
        <draw:frame draw:name="Titel 4" presentation:style-name="pr42" draw:text-style-name="P15" draw:layer="layout" svg:width="10.1cm" svg:height="1.18cm" svg:x="0.832cm" svg:y="0.957cm" presentation:class="title" presentation:placeholder="true" presentation:user-transformed="true">
          <draw:text-box/>
        </draw:frame>
        <draw:frame draw:name="Textplatzhalter 5" presentation:style-name="pr43" draw:text-style-name="P16" draw:layer="layout" svg:width="22.101cm" svg:height="1.18cm" svg:x="10.933cm" svg:y="0.957cm" presentation:class="outline" presentation:placeholder="true" presentation:user-transformed="true">
          <draw:text-box/>
        </draw:frame>
        <draw:frame draw:name="Inhaltsplatzhalter 6" presentation:style-name="pr44" draw:text-style-name="P18" draw:layer="layout" svg:width="32.203cm" svg:height="13.817cm" svg:x="0.832cm" svg:y="2.908cm" presentation:class="outline" presentation:placeholder="true" presentation:user-transformed="true">
          <draw:text-box/>
        </draw:frame>
        <anim:par presentation:node-type="timing-root">
          <anim:par smil:begin="id9.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45" draw:text-style-name="P1" draw:layer="layout" svg:width="16.799cm" svg:height="13.364cm" svg:x="2.1cm" svg:y="14.107cm" presentation:class="notes" presentation:placeholder="true">
            <draw:text-box/>
          </draw:frame>
        </presentation:notes>
      </draw:page>
      <draw:page draw:name="page10" draw:style-name="dp1" draw:master-page-name="Thanks_21__20_Questions_3f_" xml:id="id10" draw:id="id10">
        <draw:frame draw:name="Textplatzhalter 1" presentation:style-name="pr46" draw:text-style-name="P6" draw:layer="layout" svg:width="32.024cm" svg:height="3.599cm" svg:x="0.917cm" svg:y="14.726cm" presentation:class="outline" presentation:placeholder="true" presentation:user-transformed="true">
          <draw:text-box/>
        </draw:frame>
        <anim:par presentation:node-type="timing-root">
          <anim:par smil:begin="id10.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47" draw:text-style-name="P1" draw:layer="layout" svg:width="16.799cm" svg:height="13.364cm" svg:x="2.1cm" svg:y="14.107cm" presentation:class="notes" presentation:placeholder="true">
            <draw:text-box/>
          </draw:frame>
        </presentation:notes>
      </draw:page>
      <draw:page draw:name="page11" draw:style-name="dp1" draw:master-page-name="Open_20_Src_20_-_20_4x4_20_grid" xml:id="id11" draw:id="id11">
        <draw:frame draw:name="Textplatzhalter 1" presentation:style-name="pr48" draw:text-style-name="P8" draw:layer="layout" svg:width="3.105cm" svg:height="4.579cm" svg:x="10.442cm" svg:y="5.076cm" presentation:class="outline" presentation:user-transformed="true">
          <draw:text-box>
            <text:p text:style-name="P19"><text:span text:style-name="T4">W</text:span></text:p>
          </draw:text-box>
        </draw:frame>
        <draw:frame draw:name="Textplatzhalter 2" presentation:style-name="pr48" draw:text-style-name="P8" draw:layer="layout" svg:width="3.105cm" svg:height="4.581cm" svg:x="13.548cm" svg:y="5.074cm" presentation:class="outline" presentation:user-transformed="true">
          <draw:text-box>
            <text:p text:style-name="P7"><text:span text:style-name="T4">E</text:span></text:p>
          </draw:text-box>
        </draw:frame>
        <draw:frame draw:name="Textplatzhalter 3" presentation:style-name="pr48" draw:text-style-name="P8" draw:layer="layout" svg:width="3.105cm" svg:height="4.581cm" svg:x="16.654cm" svg:y="5.074cm" presentation:class="outline" presentation:user-transformed="true">
          <draw:text-box>
            <text:p text:style-name="P7"><text:span text:style-name="T4">`</text:span></text:p>
          </draw:text-box>
        </draw:frame>
        <draw:frame draw:name="Textplatzhalter 4" presentation:style-name="pr48" draw:text-style-name="P8" draw:layer="layout" svg:width="3.105cm" svg:height="4.579cm" svg:x="10.442cm" svg:y="9.694cm" presentation:class="outline" presentation:user-transformed="true">
          <draw:text-box>
            <text:p text:style-name="P19"><text:span text:style-name="T4">O</text:span></text:p>
          </draw:text-box>
        </draw:frame>
        <draw:frame draw:name="Textplatzhalter 5" presentation:style-name="pr48" draw:text-style-name="P8" draw:layer="layout" svg:width="3.105cm" svg:height="4.581cm" svg:x="13.548cm" svg:y="9.692cm" presentation:class="outline" presentation:user-transformed="true">
          <draw:text-box>
            <text:p text:style-name="P7"><text:span text:style-name="T4">P</text:span></text:p>
          </draw:text-box>
        </draw:frame>
        <draw:frame draw:name="Textplatzhalter 6" presentation:style-name="pr48" draw:text-style-name="P8" draw:layer="layout" svg:width="3.105cm" svg:height="4.581cm" svg:x="16.654cm" svg:y="9.692cm" presentation:class="outline" presentation:user-transformed="true">
          <draw:text-box>
            <text:p text:style-name="P7"><text:span text:style-name="T4">E</text:span></text:p>
          </draw:text-box>
        </draw:frame>
        <draw:frame draw:name="Textplatzhalter 7" presentation:style-name="pr48" draw:text-style-name="P8" draw:layer="layout" svg:width="3.105cm" svg:height="4.581cm" svg:x="13.548cm" svg:y="0.454cm" presentation:class="outline" presentation:user-transformed="true">
          <draw:text-box>
            <text:p text:style-name="P7"><text:span text:style-name="T3">Y</text:span></text:p>
          </draw:text-box>
        </draw:frame>
        <draw:frame draw:name="Textplatzhalter 8" presentation:style-name="pr48" draw:text-style-name="P8" draw:layer="layout" svg:width="3.105cm" svg:height="4.581cm" svg:x="16.654cm" svg:y="0.454cm" presentation:class="outline" presentation:user-transformed="true">
          <draw:text-box>
            <text:p text:style-name="P7"><text:span text:style-name="T3">E</text:span></text:p>
          </draw:text-box>
        </draw:frame>
        <draw:frame draw:name="Textplatzhalter 9" presentation:style-name="pr48" draw:text-style-name="P8" draw:layer="layout" svg:width="3.105cm" svg:height="4.579cm" svg:x="10.442cm" svg:y="14.312cm" presentation:class="outline" presentation:user-transformed="true">
          <draw:text-box>
            <text:p text:style-name="P19"><text:span text:style-name="T4">S</text:span></text:p>
          </draw:text-box>
        </draw:frame>
        <draw:frame draw:name="Textplatzhalter 10" presentation:style-name="pr48" draw:text-style-name="P8" draw:layer="layout" svg:width="3.105cm" svg:height="4.581cm" svg:x="13.548cm" svg:y="14.31cm" presentation:class="outline" presentation:user-transformed="true">
          <draw:text-box>
            <text:p text:style-name="P7"><text:span text:style-name="T4">R</text:span></text:p>
          </draw:text-box>
        </draw:frame>
        <draw:frame draw:name="Textplatzhalter 11" presentation:style-name="pr48" draw:text-style-name="P8" draw:layer="layout" svg:width="3.105cm" svg:height="4.581cm" svg:x="19.761cm" svg:y="5.08cm" presentation:class="outline" presentation:user-transformed="true">
          <draw:text-box>
            <text:p text:style-name="P7"><text:span text:style-name="T4">R</text:span></text:p>
          </draw:text-box>
        </draw:frame>
        <draw:frame draw:name="Textplatzhalter 12" presentation:style-name="pr48" draw:text-style-name="P8" draw:layer="layout" svg:width="3.105cm" svg:height="4.581cm" svg:x="19.761cm" svg:y="9.698cm" presentation:class="outline" presentation:user-transformed="true">
          <draw:text-box>
            <text:p text:style-name="P7"><text:span text:style-name="T4">N</text:span></text:p>
          </draw:text-box>
        </draw:frame>
        <draw:frame draw:name="Textplatzhalter 13" presentation:style-name="pr48" draw:text-style-name="P8" draw:layer="layout" svg:width="3.105cm" svg:height="4.581cm" svg:x="19.761cm" svg:y="0.46cm" presentation:class="outline" presentation:user-transformed="true">
          <draw:text-box>
            <text:p text:style-name="P7"><text:span text:style-name="T3">S</text:span></text:p>
          </draw:text-box>
        </draw:frame>
        <draw:frame draw:name="Textplatzhalter 14" presentation:style-name="pr48" draw:text-style-name="P8" draw:layer="layout" svg:width="3.103cm" svg:height="4.581cm" svg:x="16.656cm" svg:y="14.31cm" presentation:class="outline" presentation:user-transformed="true">
          <draw:text-box>
            <text:p text:style-name="P19"><text:span text:style-name="T4">C</text:span></text:p>
          </draw:text-box>
        </draw:frame>
        <anim:par presentation:node-type="timing-root">
          <anim:par smil:begin="id11.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49" draw:text-style-name="P1" draw:layer="layout" svg:width="16.799cm" svg:height="13.364cm" svg:x="2.1cm" svg:y="14.107cm" presentation:class="notes" presentation:placeholder="true">
            <draw:text-box/>
          </draw:frame>
        </presentation:notes>
      </draw:page>
      <draw:page draw:name="page12" draw:style-name="dp1" draw:master-page-name="RBCN2024" xml:id="id12" draw:id="id12">
        <draw:frame draw:name="Textplatzhalter 89" presentation:style-name="pr50" draw:text-style-name="P8" draw:layer="layout" svg:width="3.105cm" svg:height="4.579cm" svg:x="10.721cm" svg:y="4.879cm" presentation:class="outline" presentation:user-transformed="true">
          <draw:text-box>
            <text:p text:style-name="P20"><text:span text:style-name="T6">R</text:span></text:p>
          </draw:text-box>
        </draw:frame>
        <draw:frame draw:name="Textplatzhalter 90" presentation:style-name="pr50" draw:text-style-name="P8" draw:layer="layout" svg:width="3.105cm" svg:height="4.581cm" svg:x="13.827cm" svg:y="4.877cm" presentation:class="outline" presentation:user-transformed="true">
          <draw:text-box>
            <text:p text:style-name="P20"><text:span text:style-name="T6">B</text:span></text:p>
          </draw:text-box>
        </draw:frame>
        <draw:frame draw:name="Textplatzhalter 91" presentation:style-name="pr50" draw:text-style-name="P8" draw:layer="layout" svg:width="3.105cm" svg:height="4.581cm" svg:x="16.933cm" svg:y="4.877cm" presentation:class="outline" presentation:user-transformed="true">
          <draw:text-box>
            <text:p text:style-name="P20"><text:span text:style-name="T6">C</text:span></text:p>
          </draw:text-box>
        </draw:frame>
        <draw:frame draw:name="Textplatzhalter 92" presentation:style-name="pr50" draw:text-style-name="P8" draw:layer="layout" svg:width="3.105cm" svg:height="4.579cm" svg:x="10.721cm" svg:y="9.527cm" presentation:class="outline" presentation:user-transformed="true">
          <draw:text-box>
            <text:p text:style-name="P20"><text:span text:style-name="T7">2</text:span></text:p>
          </draw:text-box>
        </draw:frame>
        <draw:frame draw:name="Textplatzhalter 93" presentation:style-name="pr50" draw:text-style-name="P8" draw:layer="layout" svg:width="3.105cm" svg:height="4.581cm" svg:x="13.827cm" svg:y="9.525cm" presentation:class="outline" presentation:user-transformed="true">
          <draw:text-box>
            <text:p text:style-name="P20"><text:span text:style-name="T7">0</text:span></text:p>
          </draw:text-box>
        </draw:frame>
        <draw:frame draw:name="Textplatzhalter 94" presentation:style-name="pr50" draw:text-style-name="P8" draw:layer="layout" svg:width="3.105cm" svg:height="4.581cm" svg:x="16.933cm" svg:y="9.525cm" presentation:class="outline" presentation:user-transformed="true">
          <draw:text-box>
            <text:p text:style-name="P20"><text:span text:style-name="T7">2</text:span></text:p>
          </draw:text-box>
        </draw:frame>
        <draw:frame draw:name="Textplatzhalter 95" presentation:style-name="pr50" draw:text-style-name="P8" draw:layer="layout" svg:width="3.105cm" svg:height="4.581cm" svg:x="20.039cm" svg:y="4.883cm" presentation:class="outline" presentation:user-transformed="true">
          <draw:text-box>
            <text:p text:style-name="P20"><text:span text:style-name="T6">N</text:span></text:p>
          </draw:text-box>
        </draw:frame>
        <draw:frame draw:name="Textplatzhalter 96" presentation:style-name="pr50" draw:text-style-name="P8" draw:layer="layout" svg:width="3.105cm" svg:height="4.581cm" svg:x="20.039cm" svg:y="9.527cm" presentation:class="outline" presentation:user-transformed="true">
          <draw:text-box>
            <text:p text:style-name="P20"><text:span text:style-name="T7">4</text:span></text:p>
          </draw:text-box>
        </draw:frame>
        <anim:par presentation:node-type="timing-root">
          <anim:par smil:begin="id12.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51" draw:text-style-name="P1" draw:layer="layout" svg:width="16.799cm" svg:height="13.364cm" svg:x="2.1cm" svg:y="14.107cm" presentation:class="notes" presentation:placeholder="true">
            <draw:text-box/>
          </draw:frame>
        </presentation:notes>
      </draw:page>
      <draw:page draw:name="page13" draw:style-name="dp1" draw:master-page-name="RBCN2024" xml:id="id13" draw:id="id13">
        <draw:frame draw:name="Textplatzhalter 89" presentation:style-name="pr50" draw:text-style-name="P8" draw:layer="layout" svg:width="3.105cm" svg:height="4.579cm" svg:x="10.721cm" svg:y="4.879cm" presentation:class="outline" presentation:user-transformed="true">
          <draw:text-box>
            <text:p text:style-name="P20"><text:span text:style-name="T6">B</text:span></text:p>
          </draw:text-box>
        </draw:frame>
        <draw:frame draw:name="Textplatzhalter 90" presentation:style-name="pr50" draw:text-style-name="P8" draw:layer="layout" svg:width="3.105cm" svg:height="4.581cm" svg:x="13.827cm" svg:y="4.877cm" presentation:class="outline" presentation:user-transformed="true">
          <draw:text-box>
            <text:p text:style-name="P20"><text:span text:style-name="T6">r</text:span></text:p>
          </draw:text-box>
        </draw:frame>
        <draw:frame draw:name="Textplatzhalter 91" presentation:style-name="pr50" draw:text-style-name="P8" draw:layer="layout" svg:width="3.105cm" svg:height="4.581cm" svg:x="16.933cm" svg:y="4.877cm" presentation:class="outline" presentation:user-transformed="true">
          <draw:text-box>
            <text:p text:style-name="P20"><text:span text:style-name="T6">s</text:span></text:p>
          </draw:text-box>
        </draw:frame>
        <draw:frame draw:name="Textplatzhalter 92" presentation:style-name="pr50" draw:text-style-name="P8" draw:layer="layout" svg:width="3.105cm" svg:height="4.579cm" svg:x="10.721cm" svg:y="9.527cm" presentation:class="outline" presentation:user-transformed="true">
          <draw:text-box>
            <text:p text:style-name="P20"><text:span text:style-name="T7">L</text:span></text:p>
          </draw:text-box>
        </draw:frame>
        <draw:frame draw:name="Textplatzhalter 93" presentation:style-name="pr50" draw:text-style-name="P8" draw:layer="layout" svg:width="3.105cm" svg:height="4.581cm" svg:x="13.827cm" svg:y="9.525cm" presentation:class="outline" presentation:user-transformed="true">
          <draw:text-box>
            <text:p text:style-name="P20"><text:span text:style-name="T7">B</text:span></text:p>
          </draw:text-box>
        </draw:frame>
        <draw:frame draw:name="Textplatzhalter 94" presentation:style-name="pr50" draw:text-style-name="P8" draw:layer="layout" svg:width="3.105cm" svg:height="4.581cm" svg:x="16.933cm" svg:y="9.525cm" presentation:class="outline" presentation:user-transformed="true">
          <draw:text-box>
            <text:p text:style-name="P20"><text:span text:style-name="T7">R</text:span></text:p>
          </draw:text-box>
        </draw:frame>
        <draw:frame draw:name="Textplatzhalter 95" presentation:style-name="pr50" draw:text-style-name="P8" draw:layer="layout" svg:width="3.105cm" svg:height="4.581cm" svg:x="20.039cm" svg:y="4.883cm" presentation:class="outline" presentation:user-transformed="true">
          <draw:text-box>
            <text:p text:style-name="P20"><text:span text:style-name="T6">R</text:span></text:p>
          </draw:text-box>
        </draw:frame>
        <draw:frame draw:name="Textplatzhalter 96" presentation:style-name="pr50" draw:text-style-name="P8" draw:layer="layout" svg:width="3.105cm" svg:height="4.581cm" svg:x="20.039cm" svg:y="9.527cm" presentation:class="outline" presentation:user-transformed="true">
          <draw:text-box>
            <text:p text:style-name="P20"><text:span text:style-name="T7">y</text:span></text:p>
          </draw:text-box>
        </draw:frame>
        <anim:par presentation:node-type="timing-root">
          <anim:par smil:begin="id13.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51" draw:text-style-name="P1" draw:layer="layout" svg:width="16.799cm" svg:height="13.364cm" svg:x="2.1cm" svg:y="14.107cm" presentation:class="notes" presentation:placeholder="true">
            <draw:text-box/>
          </draw:frame>
        </presentation:notes>
      </draw:page>
      <draw:page draw:name="page14" draw:style-name="dp1" draw:master-page-name="RBTFRMWRK_20_-_20_3x3_20_grid" xml:id="id14" draw:id="id14">
        <draw:frame draw:name="Textplatzhalter 1" presentation:style-name="pr52" draw:text-style-name="P21" draw:layer="layout" svg:width="3.105cm" svg:height="4.579cm" svg:x="11.995cm" svg:y="2.618cm" presentation:class="outline" presentation:placeholder="true" presentation:user-transformed="true">
          <draw:text-box/>
        </draw:frame>
        <draw:frame draw:name="Textplatzhalter 2" presentation:style-name="pr53" draw:text-style-name="P22" draw:layer="layout" svg:width="3.105cm" svg:height="4.581cm" svg:x="15.101cm" svg:y="2.616cm" presentation:class="outline" presentation:placeholder="true" presentation:user-transformed="true">
          <draw:text-box/>
        </draw:frame>
        <draw:frame draw:name="Textplatzhalter 3" presentation:style-name="pr54" draw:text-style-name="P22" draw:layer="layout" svg:width="3.105cm" svg:height="4.581cm" svg:x="18.207cm" svg:y="2.616cm" presentation:class="outline" presentation:placeholder="true" presentation:user-transformed="true">
          <draw:text-box/>
        </draw:frame>
        <draw:frame draw:name="Textplatzhalter 4" presentation:style-name="pr55" draw:text-style-name="P23" draw:layer="layout" svg:width="3.105cm" svg:height="4.579cm" svg:x="11.995cm" svg:y="7.236cm" presentation:class="outline" presentation:placeholder="true" presentation:user-transformed="true">
          <draw:text-box/>
        </draw:frame>
        <draw:frame draw:name="Textplatzhalter 5" presentation:style-name="pr56" draw:text-style-name="P24" draw:layer="layout" svg:width="3.105cm" svg:height="4.581cm" svg:x="15.101cm" svg:y="7.234cm" presentation:class="outline" presentation:placeholder="true" presentation:user-transformed="true">
          <draw:text-box/>
        </draw:frame>
        <draw:frame draw:name="Textplatzhalter 6" presentation:style-name="pr57" draw:text-style-name="P24" draw:layer="layout" svg:width="3.105cm" svg:height="4.581cm" svg:x="18.207cm" svg:y="7.234cm" presentation:class="outline" presentation:placeholder="true" presentation:user-transformed="true">
          <draw:text-box/>
        </draw:frame>
        <draw:frame draw:name="Textplatzhalter 7" presentation:style-name="pr58" draw:text-style-name="P23" draw:layer="layout" svg:width="3.105cm" svg:height="4.579cm" svg:x="11.995cm" svg:y="11.854cm" presentation:class="outline" presentation:placeholder="true" presentation:user-transformed="true">
          <draw:text-box/>
        </draw:frame>
        <draw:frame draw:name="Textplatzhalter 8" presentation:style-name="pr59" draw:text-style-name="P24" draw:layer="layout" svg:width="3.105cm" svg:height="4.581cm" svg:x="15.101cm" svg:y="11.852cm" presentation:class="outline" presentation:placeholder="true" presentation:user-transformed="true">
          <draw:text-box/>
        </draw:frame>
        <draw:frame draw:name="Textplatzhalter 9" presentation:style-name="pr60" draw:text-style-name="P24" draw:layer="layout" svg:width="3.105cm" svg:height="4.581cm" svg:x="18.207cm" svg:y="11.852cm" presentation:class="outline" presentation:placeholder="true" presentation:user-transformed="true">
          <draw:text-box/>
        </draw:frame>
        <anim:par presentation:node-type="timing-root">
          <anim:par smil:begin="id14.begin">
            <anim:transitionFilter smil:dur="0.25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61"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Code" svg:font-family="'Courier Code'" style:font-pitch="variable"/>
    <style:font-face style:name="Courier Code1" svg:font-family="'Courier Code'" style:font-family-generic="modern" style:font-pitch="fixed"/>
    <style:font-face style:name="Courier Code2" svg:font-family="'Courier Code'"/>
    <style:font-face style:name="Courier Code3" svg:font-family="'Courier Code'" style:font-pitch="fixed"/>
    <style:font-face style:name="Courier Code4" svg:font-family="'Courier Code'" style:font-family-generic="modern"/>
    <style:font-face style:name="Courier Code5" svg:font-family="'Courier Code'" style:font-family-generic="decorative" style:font-pitch="variable"/>
    <style:font-face style:name="Courier Code6" svg:font-family="'Courier Code'" style:font-family-generic="modern" style:font-pitch="variable"/>
    <style:font-face style:name="DejaVu Sans" svg:font-family="'DejaVu Sans'" style:font-family-generic="decorative" style:font-pitch="variable"/>
    <style:font-face style:name="DejaVu Sans1" svg:font-family="'DejaVu Sans'" style:font-family-generic="system" style:font-pitch="variable"/>
    <style:font-face style:name="DejaVu Sans2" svg:font-family="'DejaVu Sans'"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decorative" style:font-pitch="variable"/>
    <style:font-face style:name="Noto Sans CJK SC1" svg:font-family="'Noto Sans CJK SC'" style:font-family-generic="system" style:font-pitch="variable"/>
    <style:font-face style:name="OCR A Extended" svg:font-family="'OCR A Extended'" style:font-pitch="variable"/>
    <style:font-face style:name="OCR A Extended1" svg:font-family="'OCR A Extended'"/>
    <style:font-face style:name="OCR A Extended2" svg:font-family="'OCR A Extended'" style:font-family-generic="modern" style:font-pitch="variable"/>
    <style:font-face style:name="OCR A Extended3" svg:font-family="'OCR A Extended'" style:font-pitch="fixed"/>
    <style:font-face style:name="OCR A Extended4" svg:font-family="'OCR A Extended'" style:font-family-generic="modern" style:font-pitch="fixed"/>
    <style:font-face style:name="RBCN_OCR-A-NEW" svg:font-family="RBCN_OCR-A-NEW" style:font-pitch="variable"/>
    <style:font-face style:name="RBCN_OCR-A-NEW1" svg:font-family="RBCN_OCR-A-NEW"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BCN_20_2024_20_Globe_20_Title-background" style:display-name="RBCN 2024 Globe Title-background" style:family="presentation">
      <style:graphic-properties draw:stroke="none" draw:fill="solid" draw:fill-color="#000000"/>
      <style:text-properties style:letter-kerning="true"/>
    </style:style>
    <style:style style:name="RBCN_20_2024_20_Globe_20_Title-backgroundobjects" style:display-name="RBCN 2024 Globe Title-backgroundobjects" style:family="presentation">
      <style:graphic-properties draw:textarea-horizontal-align="justify" draw:shadow="hidden" draw:shadow-offset-x="0.2cm" draw:shadow-offset-y="0.2cm" draw:shadow-color="#808080"/>
      <style:text-properties style:letter-kerning="true"/>
    </style:style>
    <style:style style:name="RBCN_20_2024_20_Globe_20_Title-notes" style:display-name="RBCN 2024 Glob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_20_2024_20_Globe_20_Title-outline1" style:display-name="RBCN 2024 Globe Title-outline1" style:family="presentation">
      <style:graphic-properties draw:stroke="none" draw:fill="none" draw:auto-grow-height="false" draw:fit-to-size="false" style:shrink-to-fit="true">
        <text:list-style style:name="RBCN_20_2024_20_Globe_20_Title-outline1" style:display-name="RBCN 2024 Glob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_20_2024_20_Globe_20_Title-outline2" style:display-name="RBCN 2024 Globe Title-outline2" style:family="presentation" style:parent-style-name="RBCN_20_2024_20_Globe_20_Titl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3" style:display-name="RBCN 2024 Globe Title-outline3" style:family="presentation" style:parent-style-name="RBCN_20_2024_20_Globe_20_Titl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4" style:display-name="RBCN 2024 Globe Title-outline4" style:family="presentation" style:parent-style-name="RBCN_20_2024_20_Globe_20_Titl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_20_2024_20_Globe_20_Title-outline5" style:display-name="RBCN 2024 Globe Title-outline5" style:family="presentation" style:parent-style-name="RBCN_20_2024_20_Globe_20_Title-outline4">
      <style:paragraph-properties fo:margin-top="0.1cm" fo:margin-bottom="0cm"/>
      <style:text-properties fo:font-size="20pt" style:font-size-asian="20pt" style:font-size-complex="20pt"/>
    </style:style>
    <style:style style:name="RBCN_20_2024_20_Globe_20_Title-outline6" style:display-name="RBCN 2024 Globe Title-outline6" style:family="presentation" style:parent-style-name="RBCN_20_2024_20_Globe_20_Title-outline5">
      <style:paragraph-properties fo:margin-top="0.1cm" fo:margin-bottom="0cm"/>
      <style:text-properties fo:font-size="20pt" style:font-size-asian="20pt" style:font-size-complex="20pt"/>
    </style:style>
    <style:style style:name="RBCN_20_2024_20_Globe_20_Title-outline7" style:display-name="RBCN 2024 Globe Title-outline7" style:family="presentation" style:parent-style-name="RBCN_20_2024_20_Globe_20_Title-outline6">
      <style:paragraph-properties fo:margin-top="0.1cm" fo:margin-bottom="0cm"/>
      <style:text-properties fo:font-size="20pt" style:font-size-asian="20pt" style:font-size-complex="20pt"/>
    </style:style>
    <style:style style:name="RBCN_20_2024_20_Globe_20_Title-outline8" style:display-name="RBCN 2024 Globe Title-outline8" style:family="presentation" style:parent-style-name="RBCN_20_2024_20_Globe_20_Title-outline7">
      <style:paragraph-properties fo:margin-top="0.1cm" fo:margin-bottom="0cm"/>
      <style:text-properties fo:font-size="20pt" style:font-size-asian="20pt" style:font-size-complex="20pt"/>
    </style:style>
    <style:style style:name="RBCN_20_2024_20_Globe_20_Title-outline9" style:display-name="RBCN 2024 Globe Title-outline9" style:family="presentation" style:parent-style-name="RBCN_20_2024_20_Globe_20_Title-outline8">
      <style:paragraph-properties fo:margin-top="0.1cm" fo:margin-bottom="0cm"/>
      <style:text-properties fo:font-size="20pt" style:font-size-asian="20pt" style:font-size-complex="20pt"/>
    </style:style>
    <style:style style:name="RBCN_20_2024_20_Globe_20_Title-subtitle" style:display-name="RBCN 2024 Globe Title-subtitle" style:family="presentation">
      <style:graphic-properties draw:stroke="none" draw:fill="none" draw:textarea-vertical-align="middle">
        <text:list-style style:name="RBCN_20_2024_20_Globe_20_Title-subtitle" style:display-name="RBCN 2024 Glob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_20_2024_20_Globe_20_Title-title" style:display-name="RBCN 2024 Globe Title-title" style:family="presentation">
      <style:graphic-properties draw:stroke="none" draw:fill="none" draw:textarea-vertical-align="middle">
        <text:list-style style:name="RBCN_20_2024_20_Globe_20_Title-title" style:display-name="RBCN 2024 Glob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_2f__20_Subtitle_20_Slide-background" style:display-name="Title / Subtitle Slide-background" style:family="presentation">
      <style:graphic-properties draw:stroke="none" draw:fill="solid" draw:fill-color="#000000"/>
      <style:text-properties style:letter-kerning="true"/>
    </style:style>
    <style:style style:name="Title_20__2f__20_Subtitle_20_Slide-backgroundobjects" style:display-name="Title / Subtitle Slide-backgroundobjects" style:family="presentation">
      <style:graphic-properties draw:textarea-horizontal-align="justify" draw:shadow="hidden" draw:shadow-offset-x="0.2cm" draw:shadow-offset-y="0.2cm" draw:shadow-color="#808080"/>
      <style:text-properties style:letter-kerning="true"/>
    </style:style>
    <style:style style:name="Title_20__2f__20_Subtitle_20_Slide-notes" style:display-name="Title / Sub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f__20_Subtitle_20_Slide-outline1" style:display-name="Title / Subtitle Slide-outline1" style:family="presentation">
      <style:graphic-properties draw:stroke="none" draw:fill="none" draw:auto-grow-height="false" draw:fit-to-size="false" style:shrink-to-fit="true">
        <text:list-style style:name="Title_20__2f__20_Subtitle_20_Slide-outline1" style:display-name="Title / Sub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itle_20__2f__20_Subtitle_20_Slide-outline2" style:display-name="Title / Subtitle Slide-outline2" style:family="presentation" style:parent-style-name="Title_20__2f__20_Subtitle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3" style:display-name="Title / Subtitle Slide-outline3" style:family="presentation" style:parent-style-name="Title_20__2f__20_Subtitle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4" style:display-name="Title / Subtitle Slide-outline4" style:family="presentation" style:parent-style-name="Title_20__2f__20_Subtitle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itle_20__2f__20_Subtitle_20_Slide-outline5" style:display-name="Title / Subtitle Slide-outline5" style:family="presentation" style:parent-style-name="Title_20__2f__20_Subtitle_20_Slide-outline4">
      <style:paragraph-properties fo:margin-top="0.1cm" fo:margin-bottom="0cm"/>
      <style:text-properties fo:font-size="20pt" style:font-size-asian="20pt" style:font-size-complex="20pt"/>
    </style:style>
    <style:style style:name="Title_20__2f__20_Subtitle_20_Slide-outline6" style:display-name="Title / Subtitle Slide-outline6" style:family="presentation" style:parent-style-name="Title_20__2f__20_Subtitle_20_Slide-outline5">
      <style:paragraph-properties fo:margin-top="0.1cm" fo:margin-bottom="0cm"/>
      <style:text-properties fo:font-size="20pt" style:font-size-asian="20pt" style:font-size-complex="20pt"/>
    </style:style>
    <style:style style:name="Title_20__2f__20_Subtitle_20_Slide-outline7" style:display-name="Title / Subtitle Slide-outline7" style:family="presentation" style:parent-style-name="Title_20__2f__20_Subtitle_20_Slide-outline6">
      <style:paragraph-properties fo:margin-top="0.1cm" fo:margin-bottom="0cm"/>
      <style:text-properties fo:font-size="20pt" style:font-size-asian="20pt" style:font-size-complex="20pt"/>
    </style:style>
    <style:style style:name="Title_20__2f__20_Subtitle_20_Slide-outline8" style:display-name="Title / Subtitle Slide-outline8" style:family="presentation" style:parent-style-name="Title_20__2f__20_Subtitle_20_Slide-outline7">
      <style:paragraph-properties fo:margin-top="0.1cm" fo:margin-bottom="0cm"/>
      <style:text-properties fo:font-size="20pt" style:font-size-asian="20pt" style:font-size-complex="20pt"/>
    </style:style>
    <style:style style:name="Title_20__2f__20_Subtitle_20_Slide-outline9" style:display-name="Title / Subtitle Slide-outline9" style:family="presentation" style:parent-style-name="Title_20__2f__20_Subtitle_20_Slide-outline8">
      <style:paragraph-properties fo:margin-top="0.1cm" fo:margin-bottom="0cm"/>
      <style:text-properties fo:font-size="20pt" style:font-size-asian="20pt" style:font-size-complex="20pt"/>
    </style:style>
    <style:style style:name="Title_20__2f__20_Subtitle_20_Slide-subtitle" style:display-name="Title / Subtitle Slide-subtitle" style:family="presentation">
      <style:graphic-properties draw:stroke="none" draw:fill="none" draw:textarea-vertical-align="middle">
        <text:list-style style:name="Title_20__2f__20_Subtitle_20_Slide-subtitle" style:display-name="Title / Sub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f__20_Subtitle_20_Slide-title" style:display-name="Title / Subtitle Slide-title" style:family="presentation">
      <style:graphic-properties draw:stroke="none" draw:fill="none" draw:textarea-vertical-align="middle">
        <text:list-style style:name="Title_20__2f__20_Subtitle_20_Slide-title" style:display-name="Title / Sub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WRD_20_DRVN_20_TEST_20_-_20_4x3_20_grid-background" style:display-name="KWRD DRVN TEST - 4x3 grid-background" style:family="presentation">
      <style:graphic-properties draw:stroke="none" draw:fill="solid" draw:fill-color="#000000"/>
      <style:text-properties style:letter-kerning="true"/>
    </style:style>
    <style:style style:name="KWRD_20_DRVN_20_TEST_20_-_20_4x3_20_grid-backgroundobjects" style:display-name="KWRD DRVN TEST - 4x3 grid-backgroundobjects" style:family="presentation">
      <style:graphic-properties draw:textarea-horizontal-align="justify" draw:shadow="hidden" draw:shadow-offset-x="0.2cm" draw:shadow-offset-y="0.2cm" draw:shadow-color="#808080"/>
      <style:text-properties style:letter-kerning="true"/>
    </style:style>
    <style:style style:name="KWRD_20_DRVN_20_TEST_20_-_20_4x3_20_grid-notes" style:display-name="KWRD DRVN TEST - 4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WRD_20_DRVN_20_TEST_20_-_20_4x3_20_grid-outline1" style:display-name="KWRD DRVN TEST - 4x3 grid-outline1" style:family="presentation">
      <style:graphic-properties draw:stroke="none" draw:fill="none" draw:auto-grow-height="false" draw:fit-to-size="false" style:shrink-to-fit="true">
        <text:list-style style:name="KWRD_20_DRVN_20_TEST_20_-_20_4x3_20_grid-outline1" style:display-name="KWRD DRVN TEST - 4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KWRD_20_DRVN_20_TEST_20_-_20_4x3_20_grid-outline2" style:display-name="KWRD DRVN TEST - 4x3 grid-outline2" style:family="presentation" style:parent-style-name="KWRD_20_DRVN_20_TEST_20_-_20_4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3" style:display-name="KWRD DRVN TEST - 4x3 grid-outline3" style:family="presentation" style:parent-style-name="KWRD_20_DRVN_20_TEST_20_-_20_4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4" style:display-name="KWRD DRVN TEST - 4x3 grid-outline4" style:family="presentation" style:parent-style-name="KWRD_20_DRVN_20_TEST_20_-_20_4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KWRD_20_DRVN_20_TEST_20_-_20_4x3_20_grid-outline5" style:display-name="KWRD DRVN TEST - 4x3 grid-outline5" style:family="presentation" style:parent-style-name="KWRD_20_DRVN_20_TEST_20_-_20_4x3_20_grid-outline4">
      <style:paragraph-properties fo:margin-top="0.1cm" fo:margin-bottom="0cm"/>
      <style:text-properties fo:font-size="20pt" style:font-size-asian="20pt" style:font-size-complex="20pt"/>
    </style:style>
    <style:style style:name="KWRD_20_DRVN_20_TEST_20_-_20_4x3_20_grid-outline6" style:display-name="KWRD DRVN TEST - 4x3 grid-outline6" style:family="presentation" style:parent-style-name="KWRD_20_DRVN_20_TEST_20_-_20_4x3_20_grid-outline5">
      <style:paragraph-properties fo:margin-top="0.1cm" fo:margin-bottom="0cm"/>
      <style:text-properties fo:font-size="20pt" style:font-size-asian="20pt" style:font-size-complex="20pt"/>
    </style:style>
    <style:style style:name="KWRD_20_DRVN_20_TEST_20_-_20_4x3_20_grid-outline7" style:display-name="KWRD DRVN TEST - 4x3 grid-outline7" style:family="presentation" style:parent-style-name="KWRD_20_DRVN_20_TEST_20_-_20_4x3_20_grid-outline6">
      <style:paragraph-properties fo:margin-top="0.1cm" fo:margin-bottom="0cm"/>
      <style:text-properties fo:font-size="20pt" style:font-size-asian="20pt" style:font-size-complex="20pt"/>
    </style:style>
    <style:style style:name="KWRD_20_DRVN_20_TEST_20_-_20_4x3_20_grid-outline8" style:display-name="KWRD DRVN TEST - 4x3 grid-outline8" style:family="presentation" style:parent-style-name="KWRD_20_DRVN_20_TEST_20_-_20_4x3_20_grid-outline7">
      <style:paragraph-properties fo:margin-top="0.1cm" fo:margin-bottom="0cm"/>
      <style:text-properties fo:font-size="20pt" style:font-size-asian="20pt" style:font-size-complex="20pt"/>
    </style:style>
    <style:style style:name="KWRD_20_DRVN_20_TEST_20_-_20_4x3_20_grid-outline9" style:display-name="KWRD DRVN TEST - 4x3 grid-outline9" style:family="presentation" style:parent-style-name="KWRD_20_DRVN_20_TEST_20_-_20_4x3_20_grid-outline8">
      <style:paragraph-properties fo:margin-top="0.1cm" fo:margin-bottom="0cm"/>
      <style:text-properties fo:font-size="20pt" style:font-size-asian="20pt" style:font-size-complex="20pt"/>
    </style:style>
    <style:style style:name="KWRD_20_DRVN_20_TEST_20_-_20_4x3_20_grid-subtitle" style:display-name="KWRD DRVN TEST - 4x3 grid-subtitle" style:family="presentation">
      <style:graphic-properties draw:stroke="none" draw:fill="none" draw:textarea-vertical-align="middle">
        <text:list-style style:name="KWRD_20_DRVN_20_TEST_20_-_20_4x3_20_grid-subtitle" style:display-name="KWRD DRVN TEST - 4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WRD_20_DRVN_20_TEST_20_-_20_4x3_20_grid-title" style:display-name="KWRD DRVN TEST - 4x3 grid-title" style:family="presentation">
      <style:graphic-properties draw:stroke="none" draw:fill="none" draw:textarea-vertical-align="middle">
        <text:list-style style:name="KWRD_20_DRVN_20_TEST_20_-_20_4x3_20_grid-title" style:display-name="KWRD DRVN TEST - 4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Free_20_Text_20_Slide-background" style:display-name="Free Text Slide-background" style:family="presentation">
      <style:graphic-properties draw:stroke="none" draw:fill="solid" draw:fill-color="#000000"/>
      <style:text-properties style:letter-kerning="true"/>
    </style:style>
    <style:style style:name="Free_20_Text_20_Slide-backgroundobjects" style:display-name="Free Text Slide-backgroundobjects" style:family="presentation">
      <style:graphic-properties draw:textarea-horizontal-align="justify" draw:shadow="hidden" draw:shadow-offset-x="0.2cm" draw:shadow-offset-y="0.2cm" draw:shadow-color="#808080"/>
      <style:text-properties style:letter-kerning="true"/>
    </style:style>
    <style:style style:name="Free_20_Text_20_Slide-notes" style:display-name="Free Text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e_20_Text_20_Slide-outline1" style:display-name="Free Text Slide-outline1" style:family="presentation">
      <style:graphic-properties draw:stroke="none" draw:fill="none" draw:auto-grow-height="false" draw:fit-to-size="false" style:shrink-to-fit="true">
        <text:list-style style:name="Free_20_Text_20_Slide-outline1" style:display-name="Free Tex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Free_20_Text_20_Slide-outline2" style:display-name="Free Text Slide-outline2" style:family="presentation" style:parent-style-name="Free_20_Text_20_Sli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3" style:display-name="Free Text Slide-outline3" style:family="presentation" style:parent-style-name="Free_20_Text_20_Sli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4" style:display-name="Free Text Slide-outline4" style:family="presentation" style:parent-style-name="Free_20_Text_20_Sli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Free_20_Text_20_Slide-outline5" style:display-name="Free Text Slide-outline5" style:family="presentation" style:parent-style-name="Free_20_Text_20_Slide-outline4">
      <style:paragraph-properties fo:margin-top="0.1cm" fo:margin-bottom="0cm"/>
      <style:text-properties fo:font-size="20pt" style:font-size-asian="20pt" style:font-size-complex="20pt"/>
    </style:style>
    <style:style style:name="Free_20_Text_20_Slide-outline6" style:display-name="Free Text Slide-outline6" style:family="presentation" style:parent-style-name="Free_20_Text_20_Slide-outline5">
      <style:paragraph-properties fo:margin-top="0.1cm" fo:margin-bottom="0cm"/>
      <style:text-properties fo:font-size="20pt" style:font-size-asian="20pt" style:font-size-complex="20pt"/>
    </style:style>
    <style:style style:name="Free_20_Text_20_Slide-outline7" style:display-name="Free Text Slide-outline7" style:family="presentation" style:parent-style-name="Free_20_Text_20_Slide-outline6">
      <style:paragraph-properties fo:margin-top="0.1cm" fo:margin-bottom="0cm"/>
      <style:text-properties fo:font-size="20pt" style:font-size-asian="20pt" style:font-size-complex="20pt"/>
    </style:style>
    <style:style style:name="Free_20_Text_20_Slide-outline8" style:display-name="Free Text Slide-outline8" style:family="presentation" style:parent-style-name="Free_20_Text_20_Slide-outline7">
      <style:paragraph-properties fo:margin-top="0.1cm" fo:margin-bottom="0cm"/>
      <style:text-properties fo:font-size="20pt" style:font-size-asian="20pt" style:font-size-complex="20pt"/>
    </style:style>
    <style:style style:name="Free_20_Text_20_Slide-outline9" style:display-name="Free Text Slide-outline9" style:family="presentation" style:parent-style-name="Free_20_Text_20_Slide-outline8">
      <style:paragraph-properties fo:margin-top="0.1cm" fo:margin-bottom="0cm"/>
      <style:text-properties fo:font-size="20pt" style:font-size-asian="20pt" style:font-size-complex="20pt"/>
    </style:style>
    <style:style style:name="Free_20_Text_20_Slide-subtitle" style:display-name="Free Text Slide-subtitle" style:family="presentation">
      <style:graphic-properties draw:stroke="none" draw:fill="none" draw:textarea-vertical-align="middle">
        <text:list-style style:name="Free_20_Text_20_Slide-subtitle" style:display-name="Free Tex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_20_Text_20_Slide-title" style:display-name="Free Text Slide-title" style:family="presentation">
      <style:graphic-properties draw:stroke="none" draw:fill="none" draw:textarea-vertical-align="middle">
        <text:list-style style:name="Free_20_Text_20_Slide-title" style:display-name="Free Tex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ne_20_Content_20__28_subtitle_29_-background" style:display-name="One Content (subtitle)-background" style:family="presentation">
      <style:graphic-properties draw:stroke="none" draw:fill="solid" draw:fill-color="#000000"/>
      <style:text-properties style:letter-kerning="true"/>
    </style:style>
    <style:style style:name="One_20_Content_20__28_subtitle_29_-backgroundobjects" style:display-name="One Content (subtitle)-backgroundobjects" style:family="presentation">
      <style:graphic-properties draw:textarea-horizontal-align="justify" draw:shadow="hidden" draw:shadow-offset-x="0.2cm" draw:shadow-offset-y="0.2cm" draw:shadow-color="#808080"/>
      <style:text-properties style:letter-kerning="true"/>
    </style:style>
    <style:style style:name="One_20_Content_20__28_subtitle_29_-notes" style:display-name="One Content (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_20__28_subtitle_29_-outline1" style:display-name="One Content (subtitle)-outline1" style:family="presentation">
      <style:graphic-properties draw:stroke="none" draw:fill="none" draw:auto-grow-height="false" draw:fit-to-size="false" style:shrink-to-fit="true">
        <text:list-style style:name="One_20_Content_20__28_subtitle_29_-outline1" style:display-name="One Content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ne_20_Content_20__28_subtitle_29_-outline2" style:display-name="One Content (subtitle)-outline2" style:family="presentation" style:parent-style-name="One_20_Content_20__28_subtitle_29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3" style:display-name="One Content (subtitle)-outline3" style:family="presentation" style:parent-style-name="One_20_Content_20__28_subtitle_29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4" style:display-name="One Content (subtitle)-outline4" style:family="presentation" style:parent-style-name="One_20_Content_20__28_subtitle_29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ne_20_Content_20__28_subtitle_29_-outline5" style:display-name="One Content (subtitle)-outline5" style:family="presentation" style:parent-style-name="One_20_Content_20__28_subtitle_29_-outline4">
      <style:paragraph-properties fo:margin-top="0.1cm" fo:margin-bottom="0cm"/>
      <style:text-properties fo:font-size="20pt" style:font-size-asian="20pt" style:font-size-complex="20pt"/>
    </style:style>
    <style:style style:name="One_20_Content_20__28_subtitle_29_-outline6" style:display-name="One Content (subtitle)-outline6" style:family="presentation" style:parent-style-name="One_20_Content_20__28_subtitle_29_-outline5">
      <style:paragraph-properties fo:margin-top="0.1cm" fo:margin-bottom="0cm"/>
      <style:text-properties fo:font-size="20pt" style:font-size-asian="20pt" style:font-size-complex="20pt"/>
    </style:style>
    <style:style style:name="One_20_Content_20__28_subtitle_29_-outline7" style:display-name="One Content (subtitle)-outline7" style:family="presentation" style:parent-style-name="One_20_Content_20__28_subtitle_29_-outline6">
      <style:paragraph-properties fo:margin-top="0.1cm" fo:margin-bottom="0cm"/>
      <style:text-properties fo:font-size="20pt" style:font-size-asian="20pt" style:font-size-complex="20pt"/>
    </style:style>
    <style:style style:name="One_20_Content_20__28_subtitle_29_-outline8" style:display-name="One Content (subtitle)-outline8" style:family="presentation" style:parent-style-name="One_20_Content_20__28_subtitle_29_-outline7">
      <style:paragraph-properties fo:margin-top="0.1cm" fo:margin-bottom="0cm"/>
      <style:text-properties fo:font-size="20pt" style:font-size-asian="20pt" style:font-size-complex="20pt"/>
    </style:style>
    <style:style style:name="One_20_Content_20__28_subtitle_29_-outline9" style:display-name="One Content (subtitle)-outline9" style:family="presentation" style:parent-style-name="One_20_Content_20__28_subtitle_29_-outline8">
      <style:paragraph-properties fo:margin-top="0.1cm" fo:margin-bottom="0cm"/>
      <style:text-properties fo:font-size="20pt" style:font-size-asian="20pt" style:font-size-complex="20pt"/>
    </style:style>
    <style:style style:name="One_20_Content_20__28_subtitle_29_-subtitle" style:display-name="One Content (subtitle)-subtitle" style:family="presentation">
      <style:graphic-properties draw:stroke="none" draw:fill="none" draw:textarea-vertical-align="middle">
        <text:list-style style:name="One_20_Content_20__28_subtitle_29_-subtitle" style:display-name="One Content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_20__28_subtitle_29_-title" style:display-name="One Content (subtitle)-title" style:family="presentation">
      <style:graphic-properties draw:stroke="none" draw:fill="none" draw:textarea-vertical-align="middle">
        <text:list-style style:name="One_20_Content_20__28_subtitle_29_-title" style:display-name="One Content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ide-by-side_20_Content-background" style:display-name="Side-by-side Content-background" style:family="presentation">
      <style:graphic-properties draw:stroke="none" draw:fill="solid" draw:fill-color="#000000"/>
      <style:text-properties style:letter-kerning="true"/>
    </style:style>
    <style:style style:name="Side-by-side_20_Content-backgroundobjects" style:display-name="Side-by-side Content-backgroundobjects" style:family="presentation">
      <style:graphic-properties draw:textarea-horizontal-align="justify" draw:shadow="hidden" draw:shadow-offset-x="0.2cm" draw:shadow-offset-y="0.2cm" draw:shadow-color="#808080"/>
      <style:text-properties style:letter-kerning="true"/>
    </style:style>
    <style:style style:name="Side-by-side_20_Content-notes" style:display-name="Side-by-si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y-side_20_Content-outline1" style:display-name="Side-by-side Content-outline1" style:family="presentation">
      <style:graphic-properties draw:stroke="none" draw:fill="none" draw:auto-grow-height="false" draw:fit-to-size="false" style:shrink-to-fit="true">
        <text:list-style style:name="Side-by-side_20_Content-outline1" style:display-name="Side-by-si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Side-by-side_20_Content-outline2" style:display-name="Side-by-side Content-outline2" style:family="presentation" style:parent-style-name="Side-by-si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3" style:display-name="Side-by-side Content-outline3" style:family="presentation" style:parent-style-name="Side-by-si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4" style:display-name="Side-by-side Content-outline4" style:family="presentation" style:parent-style-name="Side-by-si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Side-by-side_20_Content-outline5" style:display-name="Side-by-side Content-outline5" style:family="presentation" style:parent-style-name="Side-by-side_20_Content-outline4">
      <style:paragraph-properties fo:margin-top="0.1cm" fo:margin-bottom="0cm"/>
      <style:text-properties fo:font-size="20pt" style:font-size-asian="20pt" style:font-size-complex="20pt"/>
    </style:style>
    <style:style style:name="Side-by-side_20_Content-outline6" style:display-name="Side-by-side Content-outline6" style:family="presentation" style:parent-style-name="Side-by-side_20_Content-outline5">
      <style:paragraph-properties fo:margin-top="0.1cm" fo:margin-bottom="0cm"/>
      <style:text-properties fo:font-size="20pt" style:font-size-asian="20pt" style:font-size-complex="20pt"/>
    </style:style>
    <style:style style:name="Side-by-side_20_Content-outline7" style:display-name="Side-by-side Content-outline7" style:family="presentation" style:parent-style-name="Side-by-side_20_Content-outline6">
      <style:paragraph-properties fo:margin-top="0.1cm" fo:margin-bottom="0cm"/>
      <style:text-properties fo:font-size="20pt" style:font-size-asian="20pt" style:font-size-complex="20pt"/>
    </style:style>
    <style:style style:name="Side-by-side_20_Content-outline8" style:display-name="Side-by-side Content-outline8" style:family="presentation" style:parent-style-name="Side-by-side_20_Content-outline7">
      <style:paragraph-properties fo:margin-top="0.1cm" fo:margin-bottom="0cm"/>
      <style:text-properties fo:font-size="20pt" style:font-size-asian="20pt" style:font-size-complex="20pt"/>
    </style:style>
    <style:style style:name="Side-by-side_20_Content-outline9" style:display-name="Side-by-side Content-outline9" style:family="presentation" style:parent-style-name="Side-by-side_20_Content-outline8">
      <style:paragraph-properties fo:margin-top="0.1cm" fo:margin-bottom="0cm"/>
      <style:text-properties fo:font-size="20pt" style:font-size-asian="20pt" style:font-size-complex="20pt"/>
    </style:style>
    <style:style style:name="Side-by-side_20_Content-subtitle" style:display-name="Side-by-side Content-subtitle" style:family="presentation">
      <style:graphic-properties draw:stroke="none" draw:fill="none" draw:textarea-vertical-align="middle">
        <text:list-style style:name="Side-by-side_20_Content-subtitle" style:display-name="Side-by-si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y-side_20_Content-title" style:display-name="Side-by-side Content-title" style:family="presentation">
      <style:graphic-properties draw:stroke="none" draw:fill="none" draw:textarea-vertical-align="middle">
        <text:list-style style:name="Side-by-side_20_Content-title" style:display-name="Side-by-si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nt_20_with_20_Code-background" style:display-name="Content with Code-background" style:family="presentation">
      <style:graphic-properties draw:stroke="none" draw:fill="solid" draw:fill-color="#000000"/>
      <style:text-properties style:letter-kerning="true"/>
    </style:style>
    <style:style style:name="Content_20_with_20_Code-backgroundobjects" style:display-name="Content with Code-backgroundobjects" style:family="presentation">
      <style:graphic-properties draw:textarea-horizontal-align="justify" draw:shadow="hidden" draw:shadow-offset-x="0.2cm" draw:shadow-offset-y="0.2cm" draw:shadow-color="#808080"/>
      <style:text-properties style:letter-kerning="true"/>
    </style:style>
    <style:style style:name="Content_20_with_20_Code-notes" style:display-name="Content with Co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ode-outline1" style:display-name="Content with Code-outline1" style:family="presentation">
      <style:graphic-properties draw:stroke="none" draw:fill="none" draw:auto-grow-height="false" draw:fit-to-size="false" style:shrink-to-fit="true">
        <text:list-style style:name="Content_20_with_20_Code-outline1" style:display-name="Content with 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ntent_20_with_20_Code-outline2" style:display-name="Content with Code-outline2" style:family="presentation" style:parent-style-name="Content_20_with_20_Code-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3" style:display-name="Content with Code-outline3" style:family="presentation" style:parent-style-name="Content_20_with_20_Code-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4" style:display-name="Content with Code-outline4" style:family="presentation" style:parent-style-name="Content_20_with_20_Code-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ntent_20_with_20_Code-outline5" style:display-name="Content with Code-outline5" style:family="presentation" style:parent-style-name="Content_20_with_20_Code-outline4">
      <style:paragraph-properties fo:margin-top="0.1cm" fo:margin-bottom="0cm"/>
      <style:text-properties fo:font-size="20pt" style:font-size-asian="20pt" style:font-size-complex="20pt"/>
    </style:style>
    <style:style style:name="Content_20_with_20_Code-outline6" style:display-name="Content with Code-outline6" style:family="presentation" style:parent-style-name="Content_20_with_20_Code-outline5">
      <style:paragraph-properties fo:margin-top="0.1cm" fo:margin-bottom="0cm"/>
      <style:text-properties fo:font-size="20pt" style:font-size-asian="20pt" style:font-size-complex="20pt"/>
    </style:style>
    <style:style style:name="Content_20_with_20_Code-outline7" style:display-name="Content with Code-outline7" style:family="presentation" style:parent-style-name="Content_20_with_20_Code-outline6">
      <style:paragraph-properties fo:margin-top="0.1cm" fo:margin-bottom="0cm"/>
      <style:text-properties fo:font-size="20pt" style:font-size-asian="20pt" style:font-size-complex="20pt"/>
    </style:style>
    <style:style style:name="Content_20_with_20_Code-outline8" style:display-name="Content with Code-outline8" style:family="presentation" style:parent-style-name="Content_20_with_20_Code-outline7">
      <style:paragraph-properties fo:margin-top="0.1cm" fo:margin-bottom="0cm"/>
      <style:text-properties fo:font-size="20pt" style:font-size-asian="20pt" style:font-size-complex="20pt"/>
    </style:style>
    <style:style style:name="Content_20_with_20_Code-outline9" style:display-name="Content with Code-outline9" style:family="presentation" style:parent-style-name="Content_20_with_20_Code-outline8">
      <style:paragraph-properties fo:margin-top="0.1cm" fo:margin-bottom="0cm"/>
      <style:text-properties fo:font-size="20pt" style:font-size-asian="20pt" style:font-size-complex="20pt"/>
    </style:style>
    <style:style style:name="Content_20_with_20_Code-subtitle" style:display-name="Content with Code-subtitle" style:family="presentation">
      <style:graphic-properties draw:stroke="none" draw:fill="none" draw:textarea-vertical-align="middle">
        <text:list-style style:name="Content_20_with_20_Code-subtitle" style:display-name="Content with 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ode-title" style:display-name="Content with Code-title" style:family="presentation">
      <style:graphic-properties draw:stroke="none" draw:fill="none" draw:textarea-vertical-align="middle">
        <text:list-style style:name="Content_20_with_20_Code-title" style:display-name="Content with 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gger_20_Code_20_with_20_content-background" style:display-name="Bigger Code with content-background" style:family="presentation">
      <style:graphic-properties draw:stroke="none" draw:fill="solid" draw:fill-color="#000000"/>
      <style:text-properties style:letter-kerning="true"/>
    </style:style>
    <style:style style:name="Bigger_20_Code_20_with_20_content-backgroundobjects" style:display-name="Bigger Code with content-backgroundobjects" style:family="presentation">
      <style:graphic-properties draw:textarea-horizontal-align="justify" draw:shadow="hidden" draw:shadow-offset-x="0.2cm" draw:shadow-offset-y="0.2cm" draw:shadow-color="#808080"/>
      <style:text-properties style:letter-kerning="true"/>
    </style:style>
    <style:style style:name="Bigger_20_Code_20_with_20_content-notes" style:display-name="Bigger Code with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ger_20_Code_20_with_20_content-outline1" style:display-name="Bigger Code with content-outline1" style:family="presentation">
      <style:graphic-properties draw:stroke="none" draw:fill="none" draw:auto-grow-height="false" draw:fit-to-size="false" style:shrink-to-fit="true">
        <text:list-style style:name="Bigger_20_Code_20_with_20_content-outline1" style:display-name="Bigger Code with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Bigger_20_Code_20_with_20_content-outline2" style:display-name="Bigger Code with content-outline2" style:family="presentation" style:parent-style-name="Bigger_20_Code_20_with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3" style:display-name="Bigger Code with content-outline3" style:family="presentation" style:parent-style-name="Bigger_20_Code_20_with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4" style:display-name="Bigger Code with content-outline4" style:family="presentation" style:parent-style-name="Bigger_20_Code_20_with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Bigger_20_Code_20_with_20_content-outline5" style:display-name="Bigger Code with content-outline5" style:family="presentation" style:parent-style-name="Bigger_20_Code_20_with_20_content-outline4">
      <style:paragraph-properties fo:margin-top="0.1cm" fo:margin-bottom="0cm"/>
      <style:text-properties fo:font-size="20pt" style:font-size-asian="20pt" style:font-size-complex="20pt"/>
    </style:style>
    <style:style style:name="Bigger_20_Code_20_with_20_content-outline6" style:display-name="Bigger Code with content-outline6" style:family="presentation" style:parent-style-name="Bigger_20_Code_20_with_20_content-outline5">
      <style:paragraph-properties fo:margin-top="0.1cm" fo:margin-bottom="0cm"/>
      <style:text-properties fo:font-size="20pt" style:font-size-asian="20pt" style:font-size-complex="20pt"/>
    </style:style>
    <style:style style:name="Bigger_20_Code_20_with_20_content-outline7" style:display-name="Bigger Code with content-outline7" style:family="presentation" style:parent-style-name="Bigger_20_Code_20_with_20_content-outline6">
      <style:paragraph-properties fo:margin-top="0.1cm" fo:margin-bottom="0cm"/>
      <style:text-properties fo:font-size="20pt" style:font-size-asian="20pt" style:font-size-complex="20pt"/>
    </style:style>
    <style:style style:name="Bigger_20_Code_20_with_20_content-outline8" style:display-name="Bigger Code with content-outline8" style:family="presentation" style:parent-style-name="Bigger_20_Code_20_with_20_content-outline7">
      <style:paragraph-properties fo:margin-top="0.1cm" fo:margin-bottom="0cm"/>
      <style:text-properties fo:font-size="20pt" style:font-size-asian="20pt" style:font-size-complex="20pt"/>
    </style:style>
    <style:style style:name="Bigger_20_Code_20_with_20_content-outline9" style:display-name="Bigger Code with content-outline9" style:family="presentation" style:parent-style-name="Bigger_20_Code_20_with_20_content-outline8">
      <style:paragraph-properties fo:margin-top="0.1cm" fo:margin-bottom="0cm"/>
      <style:text-properties fo:font-size="20pt" style:font-size-asian="20pt" style:font-size-complex="20pt"/>
    </style:style>
    <style:style style:name="Bigger_20_Code_20_with_20_content-subtitle" style:display-name="Bigger Code with content-subtitle" style:family="presentation">
      <style:graphic-properties draw:stroke="none" draw:fill="none" draw:textarea-vertical-align="middle">
        <text:list-style style:name="Bigger_20_Code_20_with_20_content-subtitle" style:display-name="Bigger Code with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ger_20_Code_20_with_20_content-title" style:display-name="Bigger Code with content-title" style:family="presentation">
      <style:graphic-properties draw:stroke="none" draw:fill="none" draw:textarea-vertical-align="middle">
        <text:list-style style:name="Bigger_20_Code_20_with_20_content-title" style:display-name="Bigger Code with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de_20_Content-background" style:display-name="Code Content-background" style:family="presentation">
      <style:graphic-properties draw:stroke="none" draw:fill="solid" draw:fill-color="#000000"/>
      <style:text-properties style:letter-kerning="true"/>
    </style:style>
    <style:style style:name="Code_20_Content-backgroundobjects" style:display-name="Code Content-backgroundobjects" style:family="presentation">
      <style:graphic-properties draw:textarea-horizontal-align="justify" draw:shadow="hidden" draw:shadow-offset-x="0.2cm" draw:shadow-offset-y="0.2cm" draw:shadow-color="#808080"/>
      <style:text-properties style:letter-kerning="true"/>
    </style:style>
    <style:style style:name="Code_20_Content-notes" style:display-name="Cod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_20_Content-outline1" style:display-name="Code Content-outline1" style:family="presentation">
      <style:graphic-properties draw:stroke="none" draw:fill="none" draw:auto-grow-height="false" draw:fit-to-size="false" style:shrink-to-fit="true">
        <text:list-style style:name="Code_20_Content-outline1" style:display-name="Cod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Code_20_Content-outline2" style:display-name="Code Content-outline2" style:family="presentation" style:parent-style-name="Code_20_Content-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3" style:display-name="Code Content-outline3" style:family="presentation" style:parent-style-name="Code_20_Content-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4" style:display-name="Code Content-outline4" style:family="presentation" style:parent-style-name="Code_20_Content-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Code_20_Content-outline5" style:display-name="Code Content-outline5" style:family="presentation" style:parent-style-name="Code_20_Content-outline4">
      <style:paragraph-properties fo:margin-top="0.1cm" fo:margin-bottom="0cm"/>
      <style:text-properties fo:font-size="20pt" style:font-size-asian="20pt" style:font-size-complex="20pt"/>
    </style:style>
    <style:style style:name="Code_20_Content-outline6" style:display-name="Code Content-outline6" style:family="presentation" style:parent-style-name="Code_20_Content-outline5">
      <style:paragraph-properties fo:margin-top="0.1cm" fo:margin-bottom="0cm"/>
      <style:text-properties fo:font-size="20pt" style:font-size-asian="20pt" style:font-size-complex="20pt"/>
    </style:style>
    <style:style style:name="Code_20_Content-outline7" style:display-name="Code Content-outline7" style:family="presentation" style:parent-style-name="Code_20_Content-outline6">
      <style:paragraph-properties fo:margin-top="0.1cm" fo:margin-bottom="0cm"/>
      <style:text-properties fo:font-size="20pt" style:font-size-asian="20pt" style:font-size-complex="20pt"/>
    </style:style>
    <style:style style:name="Code_20_Content-outline8" style:display-name="Code Content-outline8" style:family="presentation" style:parent-style-name="Code_20_Content-outline7">
      <style:paragraph-properties fo:margin-top="0.1cm" fo:margin-bottom="0cm"/>
      <style:text-properties fo:font-size="20pt" style:font-size-asian="20pt" style:font-size-complex="20pt"/>
    </style:style>
    <style:style style:name="Code_20_Content-outline9" style:display-name="Code Content-outline9" style:family="presentation" style:parent-style-name="Code_20_Content-outline8">
      <style:paragraph-properties fo:margin-top="0.1cm" fo:margin-bottom="0cm"/>
      <style:text-properties fo:font-size="20pt" style:font-size-asian="20pt" style:font-size-complex="20pt"/>
    </style:style>
    <style:style style:name="Code_20_Content-subtitle" style:display-name="Code Content-subtitle" style:family="presentation">
      <style:graphic-properties draw:stroke="none" draw:fill="none" draw:textarea-vertical-align="middle">
        <text:list-style style:name="Code_20_Content-subtitle" style:display-name="Cod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_20_Content-title" style:display-name="Code Content-title" style:family="presentation">
      <style:graphic-properties draw:stroke="none" draw:fill="none" draw:textarea-vertical-align="middle">
        <text:list-style style:name="Code_20_Content-title" style:display-name="Cod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hanks_21__20_Questions_3f_-background" style:display-name="Thanks! Questions?-background" style:family="presentation">
      <style:graphic-properties draw:stroke="none" draw:fill="solid" draw:fill-color="#000000"/>
      <style:text-properties style:letter-kerning="true"/>
    </style:style>
    <style:style style:name="Thanks_21__20_Questions_3f_-backgroundobjects" style:display-name="Thanks! Questions?-backgroundobjects" style:family="presentation">
      <style:graphic-properties draw:textarea-horizontal-align="justify" draw:shadow="hidden" draw:shadow-offset-x="0.2cm" draw:shadow-offset-y="0.2cm" draw:shadow-color="#808080"/>
      <style:text-properties style:letter-kerning="true"/>
    </style:style>
    <style:style style:name="Thanks_21__20_Questions_3f_-notes" style:display-name="Thanks! 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_21__20_Questions_3f_-outline1" style:display-name="Thanks! Questions?-outline1" style:family="presentation">
      <style:graphic-properties draw:stroke="none" draw:fill="none" draw:auto-grow-height="false" draw:fit-to-size="false" style:shrink-to-fit="true">
        <text:list-style style:name="Thanks_21__20_Questions_3f_-outline1" style:display-name="Thanks! 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Thanks_21__20_Questions_3f_-outline2" style:display-name="Thanks! Questions?-outline2" style:family="presentation" style:parent-style-name="Thanks_21__20_Questions_3f_-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3" style:display-name="Thanks! Questions?-outline3" style:family="presentation" style:parent-style-name="Thanks_21__20_Questions_3f_-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4" style:display-name="Thanks! Questions?-outline4" style:family="presentation" style:parent-style-name="Thanks_21__20_Questions_3f_-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Thanks_21__20_Questions_3f_-outline5" style:display-name="Thanks! Questions?-outline5" style:family="presentation" style:parent-style-name="Thanks_21__20_Questions_3f_-outline4">
      <style:paragraph-properties fo:margin-top="0.1cm" fo:margin-bottom="0cm"/>
      <style:text-properties fo:font-size="20pt" style:font-size-asian="20pt" style:font-size-complex="20pt"/>
    </style:style>
    <style:style style:name="Thanks_21__20_Questions_3f_-outline6" style:display-name="Thanks! Questions?-outline6" style:family="presentation" style:parent-style-name="Thanks_21__20_Questions_3f_-outline5">
      <style:paragraph-properties fo:margin-top="0.1cm" fo:margin-bottom="0cm"/>
      <style:text-properties fo:font-size="20pt" style:font-size-asian="20pt" style:font-size-complex="20pt"/>
    </style:style>
    <style:style style:name="Thanks_21__20_Questions_3f_-outline7" style:display-name="Thanks! Questions?-outline7" style:family="presentation" style:parent-style-name="Thanks_21__20_Questions_3f_-outline6">
      <style:paragraph-properties fo:margin-top="0.1cm" fo:margin-bottom="0cm"/>
      <style:text-properties fo:font-size="20pt" style:font-size-asian="20pt" style:font-size-complex="20pt"/>
    </style:style>
    <style:style style:name="Thanks_21__20_Questions_3f_-outline8" style:display-name="Thanks! Questions?-outline8" style:family="presentation" style:parent-style-name="Thanks_21__20_Questions_3f_-outline7">
      <style:paragraph-properties fo:margin-top="0.1cm" fo:margin-bottom="0cm"/>
      <style:text-properties fo:font-size="20pt" style:font-size-asian="20pt" style:font-size-complex="20pt"/>
    </style:style>
    <style:style style:name="Thanks_21__20_Questions_3f_-outline9" style:display-name="Thanks! Questions?-outline9" style:family="presentation" style:parent-style-name="Thanks_21__20_Questions_3f_-outline8">
      <style:paragraph-properties fo:margin-top="0.1cm" fo:margin-bottom="0cm"/>
      <style:text-properties fo:font-size="20pt" style:font-size-asian="20pt" style:font-size-complex="20pt"/>
    </style:style>
    <style:style style:name="Thanks_21__20_Questions_3f_-subtitle" style:display-name="Thanks! Questions?-subtitle" style:family="presentation">
      <style:graphic-properties draw:stroke="none" draw:fill="none" draw:textarea-vertical-align="middle">
        <text:list-style style:name="Thanks_21__20_Questions_3f_-subtitle" style:display-name="Thanks! 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_21__20_Questions_3f_-title" style:display-name="Thanks! Questions?-title" style:family="presentation">
      <style:graphic-properties draw:stroke="none" draw:fill="none" draw:textarea-vertical-align="middle">
        <text:list-style style:name="Thanks_21__20_Questions_3f_-title" style:display-name="Thanks! 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pen_20_Src_20_-_20_4x4_20_grid-background" style:display-name="Open Src - 4x4 grid-background" style:family="presentation">
      <style:graphic-properties draw:stroke="none" draw:fill="solid" draw:fill-color="#000000"/>
      <style:text-properties style:letter-kerning="true"/>
    </style:style>
    <style:style style:name="Open_20_Src_20_-_20_4x4_20_grid-backgroundobjects" style:display-name="Open Src - 4x4 grid-backgroundobjects" style:family="presentation">
      <style:graphic-properties draw:textarea-horizontal-align="justify" draw:shadow="hidden" draw:shadow-offset-x="0.2cm" draw:shadow-offset-y="0.2cm" draw:shadow-color="#808080"/>
      <style:text-properties style:letter-kerning="true"/>
    </style:style>
    <style:style style:name="Open_20_Src_20_-_20_4x4_20_grid-notes" style:display-name="Open Src - 4x4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_20_Src_20_-_20_4x4_20_grid-outline1" style:display-name="Open Src - 4x4 grid-outline1" style:family="presentation">
      <style:graphic-properties draw:stroke="none" draw:fill="none" draw:auto-grow-height="false" draw:fit-to-size="false" style:shrink-to-fit="true">
        <text:list-style style:name="Open_20_Src_20_-_20_4x4_20_grid-outline1" style:display-name="Open Src - 4x4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Open_20_Src_20_-_20_4x4_20_grid-outline2" style:display-name="Open Src - 4x4 grid-outline2" style:family="presentation" style:parent-style-name="Open_20_Src_20_-_20_4x4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3" style:display-name="Open Src - 4x4 grid-outline3" style:family="presentation" style:parent-style-name="Open_20_Src_20_-_20_4x4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4" style:display-name="Open Src - 4x4 grid-outline4" style:family="presentation" style:parent-style-name="Open_20_Src_20_-_20_4x4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Open_20_Src_20_-_20_4x4_20_grid-outline5" style:display-name="Open Src - 4x4 grid-outline5" style:family="presentation" style:parent-style-name="Open_20_Src_20_-_20_4x4_20_grid-outline4">
      <style:paragraph-properties fo:margin-top="0.1cm" fo:margin-bottom="0cm"/>
      <style:text-properties fo:font-size="20pt" style:font-size-asian="20pt" style:font-size-complex="20pt"/>
    </style:style>
    <style:style style:name="Open_20_Src_20_-_20_4x4_20_grid-outline6" style:display-name="Open Src - 4x4 grid-outline6" style:family="presentation" style:parent-style-name="Open_20_Src_20_-_20_4x4_20_grid-outline5">
      <style:paragraph-properties fo:margin-top="0.1cm" fo:margin-bottom="0cm"/>
      <style:text-properties fo:font-size="20pt" style:font-size-asian="20pt" style:font-size-complex="20pt"/>
    </style:style>
    <style:style style:name="Open_20_Src_20_-_20_4x4_20_grid-outline7" style:display-name="Open Src - 4x4 grid-outline7" style:family="presentation" style:parent-style-name="Open_20_Src_20_-_20_4x4_20_grid-outline6">
      <style:paragraph-properties fo:margin-top="0.1cm" fo:margin-bottom="0cm"/>
      <style:text-properties fo:font-size="20pt" style:font-size-asian="20pt" style:font-size-complex="20pt"/>
    </style:style>
    <style:style style:name="Open_20_Src_20_-_20_4x4_20_grid-outline8" style:display-name="Open Src - 4x4 grid-outline8" style:family="presentation" style:parent-style-name="Open_20_Src_20_-_20_4x4_20_grid-outline7">
      <style:paragraph-properties fo:margin-top="0.1cm" fo:margin-bottom="0cm"/>
      <style:text-properties fo:font-size="20pt" style:font-size-asian="20pt" style:font-size-complex="20pt"/>
    </style:style>
    <style:style style:name="Open_20_Src_20_-_20_4x4_20_grid-outline9" style:display-name="Open Src - 4x4 grid-outline9" style:family="presentation" style:parent-style-name="Open_20_Src_20_-_20_4x4_20_grid-outline8">
      <style:paragraph-properties fo:margin-top="0.1cm" fo:margin-bottom="0cm"/>
      <style:text-properties fo:font-size="20pt" style:font-size-asian="20pt" style:font-size-complex="20pt"/>
    </style:style>
    <style:style style:name="Open_20_Src_20_-_20_4x4_20_grid-subtitle" style:display-name="Open Src - 4x4 grid-subtitle" style:family="presentation">
      <style:graphic-properties draw:stroke="none" draw:fill="none" draw:textarea-vertical-align="middle">
        <text:list-style style:name="Open_20_Src_20_-_20_4x4_20_grid-subtitle" style:display-name="Open Src - 4x4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_20_Src_20_-_20_4x4_20_grid-title" style:display-name="Open Src - 4x4 grid-title" style:family="presentation">
      <style:graphic-properties draw:stroke="none" draw:fill="none" draw:textarea-vertical-align="middle">
        <text:list-style style:name="Open_20_Src_20_-_20_4x4_20_grid-title" style:display-name="Open Src - 4x4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CN2024-background" style:family="presentation">
      <style:graphic-properties draw:stroke="none" draw:fill="solid" draw:fill-color="#000000"/>
      <style:text-properties style:letter-kerning="true"/>
    </style:style>
    <style:style style:name="RBCN2024-backgroundobjects" style:family="presentation">
      <style:graphic-properties draw:textarea-horizontal-align="justify" draw:shadow="hidden" draw:shadow-offset-x="0.2cm" draw:shadow-offset-y="0.2cm" draw:shadow-color="#808080"/>
      <style:text-properties style:letter-kerning="true"/>
    </style:style>
    <style:style style:name="RBCN202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CN2024-outline1" style:family="presentation">
      <style:graphic-properties draw:stroke="none" draw:fill="none" draw:auto-grow-height="false" draw:fit-to-size="false" style:shrink-to-fit="true">
        <text:list-style style:name="RBCN20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CN2024-outline2" style:family="presentation" style:parent-style-name="RBCN2024-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3" style:family="presentation" style:parent-style-name="RBCN2024-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4" style:family="presentation" style:parent-style-name="RBCN2024-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CN2024-outline5" style:family="presentation" style:parent-style-name="RBCN2024-outline4">
      <style:paragraph-properties fo:margin-top="0.1cm" fo:margin-bottom="0cm"/>
      <style:text-properties fo:font-size="20pt" style:font-size-asian="20pt" style:font-size-complex="20pt"/>
    </style:style>
    <style:style style:name="RBCN2024-outline6" style:family="presentation" style:parent-style-name="RBCN2024-outline5">
      <style:paragraph-properties fo:margin-top="0.1cm" fo:margin-bottom="0cm"/>
      <style:text-properties fo:font-size="20pt" style:font-size-asian="20pt" style:font-size-complex="20pt"/>
    </style:style>
    <style:style style:name="RBCN2024-outline7" style:family="presentation" style:parent-style-name="RBCN2024-outline6">
      <style:paragraph-properties fo:margin-top="0.1cm" fo:margin-bottom="0cm"/>
      <style:text-properties fo:font-size="20pt" style:font-size-asian="20pt" style:font-size-complex="20pt"/>
    </style:style>
    <style:style style:name="RBCN2024-outline8" style:family="presentation" style:parent-style-name="RBCN2024-outline7">
      <style:paragraph-properties fo:margin-top="0.1cm" fo:margin-bottom="0cm"/>
      <style:text-properties fo:font-size="20pt" style:font-size-asian="20pt" style:font-size-complex="20pt"/>
    </style:style>
    <style:style style:name="RBCN2024-outline9" style:family="presentation" style:parent-style-name="RBCN2024-outline8">
      <style:paragraph-properties fo:margin-top="0.1cm" fo:margin-bottom="0cm"/>
      <style:text-properties fo:font-size="20pt" style:font-size-asian="20pt" style:font-size-complex="20pt"/>
    </style:style>
    <style:style style:name="RBCN2024-subtitle" style:family="presentation">
      <style:graphic-properties draw:stroke="none" draw:fill="none" draw:textarea-vertical-align="middle">
        <text:list-style style:name="RBCN20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CN2024-title" style:family="presentation">
      <style:graphic-properties draw:stroke="none" draw:fill="none" draw:textarea-vertical-align="middle">
        <text:list-style style:name="RBCN20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RBTFRMWRK_20_-_20_3x3_20_grid-background" style:display-name="RBTFRMWRK - 3x3 grid-background" style:family="presentation">
      <style:graphic-properties draw:stroke="none" draw:fill="solid" draw:fill-color="#000000"/>
      <style:text-properties style:letter-kerning="true"/>
    </style:style>
    <style:style style:name="RBTFRMWRK_20_-_20_3x3_20_grid-backgroundobjects" style:display-name="RBTFRMWRK - 3x3 grid-backgroundobjects" style:family="presentation">
      <style:graphic-properties draw:textarea-horizontal-align="justify" draw:shadow="hidden" draw:shadow-offset-x="0.2cm" draw:shadow-offset-y="0.2cm" draw:shadow-color="#808080"/>
      <style:text-properties style:letter-kerning="true"/>
    </style:style>
    <style:style style:name="RBTFRMWRK_20_-_20_3x3_20_grid-notes" style:display-name="RBTFRMWRK - 3x3 gr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BTFRMWRK_20_-_20_3x3_20_grid-outline1" style:display-name="RBTFRMWRK - 3x3 grid-outline1" style:family="presentation">
      <style:graphic-properties draw:stroke="none" draw:fill="none" draw:auto-grow-height="false" draw:fit-to-size="false" style:shrink-to-fit="true">
        <text:list-style style:name="RBTFRMWRK_20_-_20_3x3_20_grid-outline1" style:display-name="RBTFRMWRK - 3x3 gr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1" fo:font-family="'Courier Code'" style:font-family-generic="modern" style:font-pitch="fixed" fo:font-size="28pt" fo:letter-spacing="-0.035cm" fo:language="en" fo:country="US" fo:font-style="normal" fo:text-shadow="none" style:text-underline-style="none" fo:font-weight="normal" style:letter-kerning="true"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style:text-emphasize="none" style:font-relief="none" style:text-overline-style="none" style:text-overline-color="font-color" fo:hyphenate="false"/>
    </style:style>
    <style:style style:name="RBTFRMWRK_20_-_20_3x3_20_grid-outline2" style:display-name="RBTFRMWRK - 3x3 grid-outline2" style:family="presentation" style:parent-style-name="RBTFRMWRK_20_-_20_3x3_20_grid-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3" style:display-name="RBTFRMWRK - 3x3 grid-outline3" style:family="presentation" style:parent-style-name="RBTFRMWRK_20_-_20_3x3_20_grid-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4" style:display-name="RBTFRMWRK - 3x3 grid-outline4" style:family="presentation" style:parent-style-name="RBTFRMWRK_20_-_20_3x3_20_grid-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urier Code1" fo:font-family="'Courier Code'" style:font-family-generic="modern" style:font-pitch="fixed" fo:font-size="28pt" fo:letter-spacing="-0.035cm" fo:font-style="normal" style:text-underline-style="none" fo:font-weight="normal" fo:background-color="transparent" style:font-name-asian="Courier Code5" style:font-family-asian="'Courier Code'" style:font-family-generic-asian="decorative" style:font-pitch-asian="variable" style:font-size-asian="28pt" style:font-style-asian="normal" style:font-weight-asian="normal" style:font-name-complex="Courier Code1" style:font-family-complex="'Courier Code'" style:font-family-generic-complex="modern" style:font-pitch-complex="fixed" style:font-size-complex="28pt" style:font-style-complex="normal" style:font-weight-complex="normal" fo:hyphenate="false"/>
    </style:style>
    <style:style style:name="RBTFRMWRK_20_-_20_3x3_20_grid-outline5" style:display-name="RBTFRMWRK - 3x3 grid-outline5" style:family="presentation" style:parent-style-name="RBTFRMWRK_20_-_20_3x3_20_grid-outline4">
      <style:paragraph-properties fo:margin-top="0.1cm" fo:margin-bottom="0cm"/>
      <style:text-properties fo:font-size="20pt" style:font-size-asian="20pt" style:font-size-complex="20pt"/>
    </style:style>
    <style:style style:name="RBTFRMWRK_20_-_20_3x3_20_grid-outline6" style:display-name="RBTFRMWRK - 3x3 grid-outline6" style:family="presentation" style:parent-style-name="RBTFRMWRK_20_-_20_3x3_20_grid-outline5">
      <style:paragraph-properties fo:margin-top="0.1cm" fo:margin-bottom="0cm"/>
      <style:text-properties fo:font-size="20pt" style:font-size-asian="20pt" style:font-size-complex="20pt"/>
    </style:style>
    <style:style style:name="RBTFRMWRK_20_-_20_3x3_20_grid-outline7" style:display-name="RBTFRMWRK - 3x3 grid-outline7" style:family="presentation" style:parent-style-name="RBTFRMWRK_20_-_20_3x3_20_grid-outline6">
      <style:paragraph-properties fo:margin-top="0.1cm" fo:margin-bottom="0cm"/>
      <style:text-properties fo:font-size="20pt" style:font-size-asian="20pt" style:font-size-complex="20pt"/>
    </style:style>
    <style:style style:name="RBTFRMWRK_20_-_20_3x3_20_grid-outline8" style:display-name="RBTFRMWRK - 3x3 grid-outline8" style:family="presentation" style:parent-style-name="RBTFRMWRK_20_-_20_3x3_20_grid-outline7">
      <style:paragraph-properties fo:margin-top="0.1cm" fo:margin-bottom="0cm"/>
      <style:text-properties fo:font-size="20pt" style:font-size-asian="20pt" style:font-size-complex="20pt"/>
    </style:style>
    <style:style style:name="RBTFRMWRK_20_-_20_3x3_20_grid-outline9" style:display-name="RBTFRMWRK - 3x3 grid-outline9" style:family="presentation" style:parent-style-name="RBTFRMWRK_20_-_20_3x3_20_grid-outline8">
      <style:paragraph-properties fo:margin-top="0.1cm" fo:margin-bottom="0cm"/>
      <style:text-properties fo:font-size="20pt" style:font-size-asian="20pt" style:font-size-complex="20pt"/>
    </style:style>
    <style:style style:name="RBTFRMWRK_20_-_20_3x3_20_grid-subtitle" style:display-name="RBTFRMWRK - 3x3 grid-subtitle" style:family="presentation">
      <style:graphic-properties draw:stroke="none" draw:fill="none" draw:textarea-vertical-align="middle">
        <text:list-style style:name="RBTFRMWRK_20_-_20_3x3_20_grid-subtitle" style:display-name="RBTFRMWRK - 3x3 gr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BTFRMWRK_20_-_20_3x3_20_grid-title" style:display-name="RBTFRMWRK - 3x3 grid-title" style:family="presentation">
      <style:graphic-properties draw:stroke="none" draw:fill="none" draw:textarea-vertical-align="middle">
        <text:list-style style:name="RBTFRMWRK_20_-_20_3x3_20_grid-title" style:display-name="RBTFRMWRK - 3x3 gr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urier Code2" fo:font-family="'Courier Code'" fo:font-size="18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 style:family="graphic" style:parent-style-name="standard">
      <style:graphic-properties draw:stroke="none" svg:stroke-width="0.026cm"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solid" svg:stroke-width="0.106cm" svg:stroke-color="#000000" draw:stroke-linejoin="miter" svg:stroke-linecap="butt" draw:fill="solid" draw:fill-color="#bf71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89cm, 0cm, 0cm)" draw:image-opacity="100%" style:mirror="none"/>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0" style:family="graphic" style:parent-style-name="standard">
      <style:graphic-properties draw:stroke="none" svg:stroke-width="0.035cm" draw:stroke-linejoin="miter" svg:stroke-linecap="butt" draw:fill="solid" draw:fill-color="#24282c"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4" style:family="graphic" style:parent-style-name="standard" style:list-style-name="ML17">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18">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Mgr2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loext:glow-radius="0.706cm" loext:glow-color="#000000" loext:glow-transparency="50%" draw:color-mode="standard" draw:luminance="0%" draw:contrast="0%" draw:gamma="100%" draw:red="0%" draw:green="0%" draw:blue="0%" fo:clip="rect(0cm, 0cm, 0cm, 0cm)" draw:image-opacity="100%" style:mirror="none"/>
    </style:style>
    <style:style style:name="Mgr29" style:family="graphic" style:parent-style-name="standard" style:list-style-name="ML19">
      <style:graphic-properties draw:stroke="solid" svg:stroke-width="0.035cm" svg:stroke-color="#8d53bc"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3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31" style:family="graphic" style:parent-style-name="standard">
      <style:graphic-properties draw:stroke="none" svg:stroke-width="0.026cm" draw:stroke-linejoin="miter" svg:stroke-linecap="butt" draw:fill="solid" draw:fill-color="#bf71ff" draw:opacity="60%" draw:textarea-vertical-align="middle" draw:auto-grow-height="false" draw:fit-to-size="false" style:shrink-to-fit="false" fo:min-height="0cm" fo:min-width="0cm" fo:padding-top="0.125cm" fo:padding-bottom="0.125cm" fo:padding-left="0.25cm" fo:padding-right="0.25cm" fo:wrap-option="wrap"/>
    </style:style>
    <style:style style:name="Mgr3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RBCN_20_2024_20_Globe_20_Title-backgroundobjects">
      <style:graphic-properties draw:stroke="none" draw:fill="none" draw:fill-color="#ffffff" draw:auto-grow-height="false" fo:min-height="1.485cm"/>
      <style:paragraph-properties style:writing-mode="lr-tb"/>
    </style:style>
    <style:style style:name="Mpr2" style:family="presentation" style:parent-style-name="RBCN_20_2024_20_Globe_20_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_2f__20_Sub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4" style:family="presentation" style:parent-style-name="Title_20__2f__20_Subtitle_20_Slid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_2f__20_Subtitle_20_Slide-backgroundobjects">
      <style:graphic-properties draw:stroke="none" draw:fill="none" draw:fill-color="#ffffff" draw:auto-grow-height="false" fo:min-height="1.485cm"/>
      <style:paragraph-properties style:writing-mode="lr-tb"/>
    </style:style>
    <style:style style:name="Mpr6" style:family="presentation" style:parent-style-name="Title_20__2f__20_Subtitle_20_Slid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KWRD_20_DRVN_20_TEST_20_-_20_4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KWRD_20_DRVN_20_TEST_20_-_20_4x3_20_grid-backgroundobjects">
      <style:graphic-properties draw:stroke="none" draw:fill="none" draw:fill-color="#ffffff" draw:auto-grow-height="false" fo:min-height="1.485cm"/>
      <style:paragraph-properties style:writing-mode="lr-tb"/>
    </style:style>
    <style:style style:name="Mpr9" style:family="presentation" style:parent-style-name="KWRD_20_DRVN_20_TEST_20_-_20_4x3_20_grid-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Free_20_Text_20_Sli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Free_20_Text_20_Sli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3" style:family="presentation" style:parent-style-name="Free_20_Text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Free_20_Text_20_Slide-backgroundobjects">
      <style:graphic-properties draw:stroke="none" draw:fill="none" draw:fill-color="#ffffff" draw:auto-grow-height="false" fo:min-height="1.485cm"/>
      <style:paragraph-properties style:writing-mode="lr-tb"/>
    </style:style>
    <style:style style:name="Mpr15" style:family="presentation" style:parent-style-name="Free_20_Text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One_20_Content_20__28_subtitle_29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One_20_Content_20__28_subtitle_29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9" style:family="presentation" style:parent-style-name="One_20_Content_20__28_subtitle_29_-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0" style:family="presentation" style:parent-style-name="One_20_Content_20__28_subtitle_29_-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1" style:family="presentation" style:parent-style-name="One_20_Content_20__28_subtitle_29_-backgroundobjects">
      <style:graphic-properties draw:stroke="none" draw:fill="none" draw:fill-color="#ffffff" draw:auto-grow-height="false" fo:min-height="1.485cm"/>
      <style:paragraph-properties style:writing-mode="lr-tb"/>
    </style:style>
    <style:style style:name="Mpr22" style:family="presentation" style:parent-style-name="One_20_Content_20__28_subtitle_29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Side-by-si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5" style:family="presentation" style:parent-style-name="Side-by-si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6" style:family="presentation" style:parent-style-name="Side-by-si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7" style:family="presentation" style:parent-style-name="Side-by-si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28" style:family="presentation" style:parent-style-name="Side-by-side_20_Content-backgroundobjects">
      <style:graphic-properties draw:stroke="none" draw:fill="none" draw:fill-color="#ffffff" draw:auto-grow-height="false" fo:min-height="1.485cm"/>
      <style:paragraph-properties style:writing-mode="lr-tb"/>
    </style:style>
    <style:style style:name="Mpr29" style:family="presentation" style:parent-style-name="Side-by-side_20_Content-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1" style:family="presentation" style:parent-style-name="Content_20_with_20_Code-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Content_20_with_20_Cod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Content_20_with_20_Code-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Content_20_with_20_Code-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nt_20_with_20_Code-backgroundobjects">
      <style:graphic-properties draw:stroke="none" draw:fill="none" draw:fill-color="#ffffff" draw:auto-grow-height="false" fo:min-height="1.485cm"/>
      <style:paragraph-properties style:writing-mode="lr-tb"/>
    </style:style>
    <style:style style:name="Mpr36" style:family="presentation" style:parent-style-name="Content_20_with_20_Code-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8" style:family="presentation" style:parent-style-name="Bigger_20_Code_20_with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9" style:family="presentation" style:parent-style-name="Bigger_20_Code_20_with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0" style:family="presentation" style:parent-style-name="Bigger_20_Code_20_with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Bigger_20_Code_20_with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2" style:family="presentation" style:parent-style-name="Bigger_20_Code_20_with_20_content-backgroundobjects">
      <style:graphic-properties draw:stroke="none" draw:fill="none" draw:fill-color="#ffffff" draw:auto-grow-height="false" fo:min-height="1.485cm"/>
      <style:paragraph-properties style:writing-mode="lr-tb"/>
    </style:style>
    <style:style style:name="Mpr43" style:family="presentation" style:parent-style-name="Bigger_20_Code_20_with_20_content-backgroundobjects">
      <style:graphic-properties draw:stroke="none" draw:fill="none" draw:fill-color="#ffffff" draw:textarea-vertical-align="bottom" draw:auto-grow-height="false" fo:min-height="1.485cm"/>
      <style:paragraph-properties style:writing-mode="lr-tb"/>
    </style:style>
    <style:style style:name="Mpr44"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Code_20_Content-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6" style:family="presentation" style:parent-style-name="Code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7" style:family="presentation" style:parent-style-name="Code_20_Content-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8" style:family="presentation" style:parent-style-name="Code_20_Content-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49" style:family="presentation" style:parent-style-name="Code_20_Content-backgroundobjects">
      <style:graphic-properties draw:stroke="none" draw:fill="none" draw:fill-color="#ffffff" draw:auto-grow-height="false" fo:min-height="1.485cm"/>
      <style:paragraph-properties style:writing-mode="lr-tb"/>
    </style:style>
    <style:style style:name="Mpr50" style:family="presentation" style:parent-style-name="Code_20_Content-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hanks_21__20_Questions_3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2" style:family="presentation" style:parent-style-name="Thanks_21__20_Questions_3f_-backgroundobjects">
      <style:graphic-properties draw:stroke="none" draw:fill="none" draw:fill-color="#ffffff" draw:auto-grow-height="false" fo:min-height="1.485cm"/>
      <style:paragraph-properties style:writing-mode="lr-tb"/>
    </style:style>
    <style:style style:name="Mpr53" style:family="presentation" style:parent-style-name="Thanks_21__20_Questions_3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Open_20_Src_20_-_20_4x4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5" style:family="presentation" style:parent-style-name="Open_20_Src_20_-_20_4x4_20_grid-backgroundobjects">
      <style:graphic-properties draw:stroke="none" draw:fill="none" draw:fill-color="#ffffff" draw:auto-grow-height="false" fo:min-height="1.485cm"/>
      <style:paragraph-properties style:writing-mode="lr-tb"/>
    </style:style>
    <style:style style:name="Mpr56" style:family="presentation" style:parent-style-name="Open_20_Src_20_-_20_4x4_20_grid-backgroundobjects">
      <style:graphic-properties draw:stroke="none" draw:fill="none" draw:fill-color="#ffffff" draw:textarea-vertical-align="bottom" draw:auto-grow-height="false" fo:min-height="1.485cm"/>
      <style:paragraph-properties style:writing-mode="lr-tb"/>
    </style:style>
    <style:style style:name="Mpr57" style:family="presentation" style:parent-style-name="RBCN2024-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RBCN2024-backgroundobjects">
      <style:graphic-properties draw:stroke="none" draw:fill="none" draw:fill-color="#ffffff" draw:auto-grow-height="false" fo:min-height="1.485cm"/>
      <style:paragraph-properties style:writing-mode="lr-tb"/>
    </style:style>
    <style:style style:name="Mpr59" style:family="presentation" style:parent-style-name="RBCN2024-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RBTFRMWRK_20_-_20_3x3_20_grid-outline1">
      <style:graphic-properties draw:stroke="none" svg:stroke-width="0cm" draw:fill="non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61" style:family="presentation" style:parent-style-name="RBTFRMWRK_20_-_20_3x3_20_grid-backgroundobjects">
      <style:graphic-properties draw:stroke="none" draw:fill="none" draw:fill-color="#ffffff" draw:auto-grow-height="false" fo:min-height="1.485cm"/>
      <style:paragraph-properties style:writing-mode="lr-tb"/>
    </style:style>
    <style:style style:name="Mpr62" style:family="presentation" style:parent-style-name="RBTFRMWRK_20_-_20_3x3_20_gri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7" style:family="paragraph">
      <loext:graphic-properties draw:fill="solid" draw:fill-color="#bf71ff"/>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60pt" fo:hyphenate="false"/>
    </style:style>
    <style:style style:name="MP10" style:family="paragraph">
      <loext:graphic-properties draw:fill="none"/>
      <style:paragraph-properties fo:text-align="start" style:font-independent-line-spacing="true"/>
      <style:text-properties fo:font-size="60pt"/>
    </style:style>
    <style:style style:name="MP11" style:family="paragraph">
      <style:paragraph-properties fo:margin-left="0.018cm" fo:margin-right="0cm" fo:margin-top="0.176cm" fo:margin-bottom="0cm" fo:line-height="90%" fo:text-align="start" fo:text-indent="0cm">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margin-left="0.635cm" fo:margin-right="0cm" fo:margin-top="0cm" fo:margin-bottom="0cm" fo:line-height="6.174cm" fo:text-align="start" fo:text-indent="-0.635cm" style:punctuation-wrap="hanging" style:writing-mode="lr-tb">
        <style:tab-stops>
          <style:tab-stop style:position="0cm"/>
        </style:tab-stops>
      </style:paragraph-properties>
      <style:text-properties fo:font-size="166pt" fo:hyphenate="false"/>
    </style:style>
    <style:style style:name="MP14" style:family="paragraph">
      <loext:graphic-properties draw:fill="none"/>
      <style:paragraph-properties fo:text-align="start" style:font-independent-line-spacing="true"/>
      <style:text-properties fo:font-size="166pt"/>
    </style:style>
    <style:style style:name="MP15" style:family="paragraph">
      <loext:graphic-properties draw:fill="none" draw:fill-color="#ffffff"/>
      <style:paragraph-properties fo:text-align="start" style:font-independent-line-spacing="true"/>
      <style:text-properties fo:font-size="14pt" style:font-size-asian="14pt" style:font-size-complex="14pt"/>
    </style:style>
    <style:style style:name="MP16" style:family="paragraph">
      <style:paragraph-properties fo:text-align="center"/>
      <style:text-properties fo:font-size="14pt" style:font-size-asian="14pt" style:font-size-complex="14pt"/>
    </style:style>
    <style:style style:name="MP1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40pt" fo:hyphenate="false"/>
    </style:style>
    <style:style style:name="MP19" style:family="paragraph">
      <loext:graphic-properties draw:fill="none"/>
      <style:paragraph-properties fo:text-align="start" style:font-independent-line-spacing="true"/>
      <style:text-properties fo:font-size="40pt"/>
    </style:style>
    <style:style style:name="MP20" style:family="paragraph">
      <style:paragraph-properties fo:margin-left="0.018cm" fo:margin-right="0cm" fo:margin-top="0cm" fo:margin-bottom="0cm" fo:line-height="90%" fo:text-align="start" fo:text-indent="0cm" style:punctuation-wrap="hanging" style:writing-mode="lr-tb">
        <style:tab-stops>
          <style:tab-stop style:position="0cm"/>
        </style:tab-stops>
      </style:paragraph-properties>
      <style:text-properties fo:font-size="48pt" fo:hyphenate="false"/>
    </style:style>
    <style:style style:name="MP21" style:family="paragraph">
      <loext:graphic-properties draw:fill="none"/>
      <style:paragraph-properties fo:text-align="start" style:font-independent-line-spacing="true"/>
      <style:text-properties fo:font-size="48pt"/>
    </style:style>
    <style:style style:name="MP22" style:family="paragraph">
      <style:paragraph-properties fo:margin-left="1.923cm" fo:margin-right="0cm" fo:margin-top="0cm" fo:margin-bottom="0cm" fo:line-height="90%" fo:text-align="start" fo:text-indent="-1.905cm" style:punctuation-wrap="hanging" style:writing-mode="lr-tb">
        <style:tab-stops>
          <style:tab-stop style:position="0cm"/>
        </style:tab-stops>
      </style:paragraph-properties>
      <style:text-properties fo:font-size="48pt" fo:hyphenate="false"/>
    </style:style>
    <style:style style:name="MP23" style:family="paragraph">
      <style:paragraph-properties fo:margin-left="0cm" fo:margin-right="0cm" fo:margin-top="0cm" fo:margin-bottom="0cm" fo:line-height="100%" fo:text-align="start" fo:text-indent="0cm" style:punctuation-wrap="hanging" style:writing-mode="lr-tb"/>
      <style:text-properties fo:font-size="26pt" fo:hyphenate="false"/>
    </style:style>
    <style:style style:name="MP24" style:family="paragraph">
      <loext:graphic-properties draw:fill="none"/>
      <style:paragraph-properties fo:text-align="start" style:font-independent-line-spacing="true"/>
      <style:text-properties fo:font-size="26pt"/>
    </style:style>
    <style:style style:name="MP2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0pt" fo:hyphenate="false"/>
    </style:style>
    <style:style style:name="MP26" style:family="paragraph">
      <loext:graphic-properties draw:fill="none"/>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8" style:family="paragraph">
      <loext:graphic-properties draw:fill="solid" draw:fill-color="#24282c"/>
      <style:paragraph-properties fo:text-align="center" style:font-independent-line-spacing="true"/>
      <style:text-properties fo:font-size="18pt"/>
    </style:style>
    <style:style style:name="MP29" style:family="paragraph">
      <style:paragraph-properties fo:margin-left="0.5cm" fo:margin-right="0cm" fo:margin-top="0cm" fo:margin-bottom="0cm" fo:line-height="100%" fo:text-align="start" fo:text-indent="-0.481cm" style:punctuation-wrap="hanging" style:writing-mode="lr-tb">
        <style:tab-stops>
          <style:tab-stop style:position="0cm"/>
        </style:tab-stops>
      </style:paragraph-properties>
      <style:text-properties fo:font-size="60pt" fo:hyphenate="false"/>
    </style:style>
    <style:style style:name="MP30" style:family="paragraph">
      <loext:graphic-properties draw:fill="none"/>
      <style:paragraph-properties fo:margin-left="0.5cm" fo:margin-right="0cm" fo:margin-top="0cm" fo:margin-bottom="0cm" fo:line-height="100%" fo:text-align="start" fo:text-indent="-0.481cm" style:punctuation-wrap="hanging" style:writing-mode="lr-tb" style:font-independent-line-spacing="true">
        <style:tab-stops>
          <style:tab-stop style:position="0cm"/>
        </style:tab-stops>
      </style:paragraph-properties>
      <style:text-properties fo:font-size="60pt" fo:hyphenate="false"/>
    </style:style>
    <style:style style:name="MP31" style:family="paragraph">
      <loext:graphic-properties draw:fill="none"/>
      <style:paragraph-properties fo:margin-left="0.0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60pt" fo:hyphenate="false"/>
    </style:style>
    <style:style style:name="MP32" style:family="paragraph">
      <style:paragraph-properties fo:margin-left="0cm" fo:margin-right="0cm" fo:margin-top="0cm" fo:margin-bottom="0cm" fo:line-height="6.174cm" fo:text-align="start" fo:text-indent="0cm" style:punctuation-wrap="hanging" style:writing-mode="lr-tb">
        <style:tab-stops>
          <style:tab-stop style:position="0cm"/>
        </style:tab-stops>
      </style:paragraph-properties>
      <style:text-properties fo:font-size="166pt" fo:hyphenate="false"/>
    </style:style>
    <style:style style:name="MP33"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4"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35" style:family="paragraph">
      <loext:graphic-properties draw:fill="solid" draw:fill-color="#bf71ff" draw:opacity="60%"/>
      <style:paragraph-properties fo:text-align="start" style:font-independent-line-spacing="true"/>
      <style:text-properties fo:font-size="18pt"/>
    </style:style>
    <style:style style:name="MP36" style:family="paragraph">
      <style:paragraph-properties fo:margin-left="0.635cm" fo:margin-right="0cm" fo:margin-top="0cm" fo:margin-bottom="0cm" fo:line-height="6.174cm" fo:text-align="center" fo:text-indent="-0.635cm" style:punctuation-wrap="hanging" style:writing-mode="lr-tb">
        <style:tab-stops>
          <style:tab-stop style:position="0cm"/>
        </style:tab-stops>
      </style:paragraph-properties>
      <style:text-properties fo:font-size="166pt" fo:hyphenate="false"/>
    </style:style>
    <style:style style:name="MT1" style:family="text">
      <style:text-properties fo:font-variant="normal" fo:text-transform="none" fo:color="#ffff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2" style:family="text">
      <style:text-properties fo:font-variant="normal" fo:text-transform="none" fo:color="#bf71ff" loext:opacity="100%" style:text-line-through-style="none" style:text-line-through-type="none" style:text-position="0% 100%" style:font-name="RBCN_OCR-A-NEW" fo:font-size="48pt" fo:letter-spacing="normal"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ourier Code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OCR A Extended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CR A Extended1"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6" style:family="text">
      <style:text-properties fo:text-transform="uppercase" fo:color="#ffff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OCR A Extended1" fo:font-size="28pt" fo:letter-spacing="-0.106cm" fo:language="de" fo:country="DE" fo:font-style="normal" style:text-underline-style="none" fo:font-weight="normal" fo:background-color="transparent" style:font-name-asian="Courier Code5" style:font-size-asian="28pt" style:font-style-asian="normal" style:font-weight-asian="normal" style:font-name-complex="Courier Code1" style:font-size-complex="28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9" style:family="text">
      <style:text-properties fo:font-variant="normal" fo:text-transform="none" fo:color="#bf71ff" loext:opacity="100%" style:text-line-through-style="none" style:text-line-through-type="none" style:text-position="0% 100%" style:font-name="OCR A Extended1"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OCR A Extended1" fo:font-size="14pt" fo:letter-spacing="normal" fo:language="en" fo:country="US" fo:font-style="normal" style:text-underline-style="none" fo:font-weight="normal" fo:background-color="transparent" style:font-name-asian="Courier Code5" style:font-size-asian="14pt" style:font-style-asian="normal" style:font-weight-asian="normal" style:font-name-complex="Courier Code1"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MT12" style:family="text">
      <style:text-properties fo:font-variant="normal" fo:text-transform="none" fo:color="#bf71ff" loext:opacity="100%" style:text-line-through-style="none" style:text-line-through-type="none" style:text-position="0% 100%" style:font-name="Courier Code1" fo:font-size="40pt" fo:letter-spacing="-0.035cm" fo:language="de" fo:country="DE" fo:font-style="normal" style:text-underline-style="none" fo:font-weight="normal" fo:background-color="transparent" style:font-name-asian="Courier Code5" style:font-size-asian="40pt" style:font-style-asian="normal" style:font-weight-asian="normal" style:font-name-complex="Courier Code1" style:font-size-complex="40pt" style:font-style-complex="normal" style:font-weight-complex="normal"/>
    </style:style>
    <style:style style:name="MT13" style:family="text">
      <style:text-properties fo:text-transform="uppercase" fo:color="#ffff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14" style:family="text">
      <style:text-properties fo:text-transform="uppercase" fo:color="#bf71ff" loext:opacity="100%" style:text-line-through-style="none" style:text-line-through-type="none" style:text-position="0% 100%" style:font-name="OCR A Extended1" fo:font-size="48pt" fo:letter-spacing="-0.123cm" fo:language="de" fo:country="DE" fo:font-style="normal" style:text-underline-style="none" fo:font-weight="normal" fo:background-color="transparent" style:font-name-asian="Courier Code5" style:font-size-asian="48pt" style:font-style-asian="normal" style:font-weight-asian="normal" style:font-name-complex="Courier Code1" style:font-size-complex="48pt" style:font-style-complex="normal" style:font-weight-complex="normal"/>
    </style:style>
    <style:style style:name="MT15" style:family="text">
      <style:text-properties fo:font-variant="normal" fo:text-transform="none" fo:color="#ffffff" loext:opacity="100%" style:text-line-through-style="none" style:text-line-through-type="none" style:text-position="0% 100%" style:font-name="Courier Code1" fo:font-size="26pt" fo:letter-spacing="-0.035cm" fo:language="en" fo:country="US" fo:font-style="normal" style:text-underline-style="none" fo:font-weight="normal" fo:background-color="transparent" style:font-name-asian="Courier Code5" style:font-size-asian="26pt" style:font-style-asian="normal" style:font-weight-asian="normal" style:font-name-complex="Courier Code1" style:font-size-complex="26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Courier Code1" fo:font-size="20pt" fo:letter-spacing="-0.035cm" fo:language="de" fo:country="DE" fo:font-style="normal" style:text-underline-style="none" fo:font-weight="normal" fo:background-color="transparent" style:font-name-asian="Courier Code5" style:font-size-asian="20pt" style:font-style-asian="normal" style:font-weight-asian="normal" style:font-name-complex="Courier Code1" style:font-size-complex="20pt" style:font-style-complex="normal" style:font-weight-complex="normal"/>
    </style:style>
    <style:style style:name="MT17" style:family="text">
      <style:text-properties fo:text-transform="uppercase" fo:color="#bf71ff" loext:opacity="100%" style:text-line-through-style="none" style:text-line-through-type="none" style:text-position="0% 100%" style:font-name="OCR A Extended1"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8" style:family="text">
      <style:text-properties fo:text-transform="uppercase" fo:color="#ffffff" loext:opacity="100%" style:text-line-through-style="none" style:text-line-through-type="none" style:text-position="0% 100%" style:font-name="OCR A Extended4" fo:font-size="60pt" fo:letter-spacing="-0.212cm" fo:language="de" fo:country="DE"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CR A Extended1" fo:font-size="10.5pt" fo:letter-spacing="normal" fo:language="de" fo:country="DE"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style:style style:name="MT21" style:family="text">
      <style:text-properties fo:font-variant="normal" fo:text-transform="none" fo:color="#bf71ff" loext:opacity="100%" style:text-line-through-style="none" style:text-line-through-type="none" style:text-position="0% 100%" style:font-name="RBCN_OCR-A-NEW" fo:font-size="166pt" fo:letter-spacing="-0.035cm" fo:language="de" fo:country="DE" fo:font-style="normal" style:text-underline-style="none" fo:font-weight="normal" fo:background-color="transparent" style:font-name-asian="Courier Code5" style:font-size-asian="166pt" style:font-style-asian="normal" style:font-weight-asian="normal" style:font-name-complex="Courier Code1" style:font-size-complex="16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fffff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bf71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35cm"/>
        <style:text-properties style:font-name="Courier Code1" fo:color="#ffffff" fo:font-size="100%"/>
      </text:list-level-style-bullet>
      <text:list-level-style-bullet text:level="2" text:bullet-char="-">
        <style:list-level-properties text:space-before="1.27cm" text:min-label-width="0.635cm"/>
        <style:text-properties style:font-name="Courier Code1" fo:color="#ffffff" fo:font-size="100%"/>
      </text:list-level-style-bullet>
      <text:list-level-style-bullet text:level="3" text:bullet-char="-">
        <style:list-level-properties text:space-before="2.54cm" text:min-label-width="0.635cm"/>
        <style:text-properties style:font-name="Courier Code1" fo:color="#ffffff" fo:font-size="100%"/>
      </text:list-level-style-bullet>
      <text:list-level-style-bullet text:level="4" text:bullet-char="-">
        <style:list-level-properties text:space-before="3.81cm" text:min-label-width="0.635cm"/>
        <style:text-properties style:font-name="Courier Code1" fo:color="#ffffff" fo:font-size="100%"/>
      </text:list-level-style-bullet>
      <text:list-level-style-bullet text:level="5" text:bullet-char="-">
        <style:list-level-properties text:space-before="5.08cm" text:min-label-width="0.635cm"/>
        <style:text-properties style:font-name="Courier Code1"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bf71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min-label-width="0.6cm"/>
        <style:text-properties fo:color="#bf71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RBCN_20_2024_20_Globe_20_Title" style:display-name="RBCN 2024 Globe Title" style:page-layout-name="PM1" draw:style-name="Mdp1">
      <draw:custom-shape draw:name="Textfeld 2" draw:style-name="Mgr3" draw:text-style-name="MP6" draw:layer="backgroundobjects" drawooo:display="none"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4" draw:text-style-name="MP7" draw:layer="backgroundobjects" svg:width="25.867cm" svg:height="11.844cm" svg:x="3.928cm" svg:y="3.802cm">
        <text:p text:style-name="MP5"><text:span text:style-name="MT3"/></text:p>
        <draw:enhanced-geometry draw:mirror-horizontal="false" draw:mirror-vertical="false" drawooo:sub-view-size="1668461 764002" draw:text-areas="0 0 ?f10424 ?f10425" svg:viewBox="0 0 0 0"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custom-shape draw:name="Freihandform 3" draw:style-name="Mgr5" draw:text-style-name="MP7" draw:layer="backgroundobjects" svg:width="0.437cm" svg:height="0.476cm" svg:x="6.336cm" svg:y="7.606cm">
        <text:p text:style-name="MP5"><text:span text:style-name="MT3"/></text:p>
        <draw:enhanced-geometry draw:mirror-horizontal="false" draw:mirror-vertical="false" drawooo:sub-view-size="157755 171879" draw:text-areas="0 0 ?f38 ?f39" svg:viewBox="0 0 0 0" draw:type="ooxml-non-primitive" draw:enhanced-path="M 113362 39033 C 108592 36387 104351 33741 103291 32153 101170 25272 95870 17863 83148 15216 L 83148 10982 C 83148 10982 70426 4631 70426 4631 61944 397 36500 -5425 17947 10453 -8027 28448 454 46972 5225 53853 13176 65497 23778 72377 32789 78199 39680 82962 46042 86667 49222 91431 L 58764 102016 63534 102016 C 63534 102016 59824 121599 59824 121599 56113 134301 59824 147533 71486 157589 75196 162352 82618 170820 94810 171879 L 108062 170820 114953 164469 C 114953 164469 121314 160235 125555 158647 137747 152296 161070 140652 157360 113660 154709 95135 150469 60204 113893 40092 N">
          <draw:equation draw:name="f0" draw:formula="113362*logwidth/157755"/>
          <draw:equation draw:name="f1" draw:formula="39033*logheight/171879"/>
          <draw:equation draw:name="f2" draw:formula="103291*logwidth/157755"/>
          <draw:equation draw:name="f3" draw:formula="32153*logheight/171879"/>
          <draw:equation draw:name="f4" draw:formula="83148*logwidth/157755"/>
          <draw:equation draw:name="f5" draw:formula="15216*logheight/171879"/>
          <draw:equation draw:name="f6" draw:formula="83148*logwidth/157755"/>
          <draw:equation draw:name="f7" draw:formula="10982*logheight/171879"/>
          <draw:equation draw:name="f8" draw:formula="70426*logwidth/157755"/>
          <draw:equation draw:name="f9" draw:formula="4631*logheight/171879"/>
          <draw:equation draw:name="f10" draw:formula="17947*logwidth/157755"/>
          <draw:equation draw:name="f11" draw:formula="10453*logheight/171879"/>
          <draw:equation draw:name="f12" draw:formula="5225*logwidth/157755"/>
          <draw:equation draw:name="f13" draw:formula="53853*logheight/171879"/>
          <draw:equation draw:name="f14" draw:formula="32789*logwidth/157755"/>
          <draw:equation draw:name="f15" draw:formula="78199*logheight/171879"/>
          <draw:equation draw:name="f16" draw:formula="49222*logwidth/157755"/>
          <draw:equation draw:name="f17" draw:formula="91431*logheight/171879"/>
          <draw:equation draw:name="f18" draw:formula="58764*logwidth/157755"/>
          <draw:equation draw:name="f19" draw:formula="102016*logheight/171879"/>
          <draw:equation draw:name="f20" draw:formula="63534*logwidth/157755"/>
          <draw:equation draw:name="f21" draw:formula="102016*logheight/171879"/>
          <draw:equation draw:name="f22" draw:formula="59824*logwidth/157755"/>
          <draw:equation draw:name="f23" draw:formula="121599*logheight/171879"/>
          <draw:equation draw:name="f24" draw:formula="71486*logwidth/157755"/>
          <draw:equation draw:name="f25" draw:formula="157589*logheight/171879"/>
          <draw:equation draw:name="f26" draw:formula="94810*logwidth/157755"/>
          <draw:equation draw:name="f27" draw:formula="171879*logheight/171879"/>
          <draw:equation draw:name="f28" draw:formula="108062*logwidth/157755"/>
          <draw:equation draw:name="f29" draw:formula="170820*logheight/171879"/>
          <draw:equation draw:name="f30" draw:formula="114953*logwidth/157755"/>
          <draw:equation draw:name="f31" draw:formula="164469*logheight/171879"/>
          <draw:equation draw:name="f32" draw:formula="125555*logwidth/157755"/>
          <draw:equation draw:name="f33" draw:formula="158647*logheight/171879"/>
          <draw:equation draw:name="f34" draw:formula="157360*logwidth/157755"/>
          <draw:equation draw:name="f35" draw:formula="113660*logheight/171879"/>
          <draw:equation draw:name="f36" draw:formula="113893*logwidth/157755"/>
          <draw:equation draw:name="f37" draw:formula="40092*logheight/171879"/>
          <draw:equation draw:name="f38" draw:formula="logwidth"/>
          <draw:equation draw:name="f39" draw:formula="logheight"/>
        </draw:enhanced-geometry>
      </draw:custom-shape>
      <draw:custom-shape draw:name="Freihandform 4" draw:style-name="Mgr5" draw:text-style-name="MP7" draw:layer="backgroundobjects" svg:width="0.384cm" svg:height="0.26cm" svg:x="13.207cm" svg:y="13.669cm">
        <text:p text:style-name="MP5"><text:span text:style-name="MT3"/></text:p>
        <draw:enhanced-geometry draw:mirror-horizontal="false" draw:mirror-vertical="false" drawooo:sub-view-size="138577 93982" draw:text-areas="0 0 ?f26 ?f27" svg:viewBox="0 0 0 0" draw:type="ooxml-non-primitive" draw:enhanced-path="M 70333 88690 C 70333 88690 70863 88690 71393 88690 86236 93983 100018 88161 114330 80751 131293 72283 134474 57993 137124 46878 139244 39998 141895 23061 122282 13005 107969 -2873 89946 303 77224 2949 48069 -7107 28456 10888 16794 22003 L 10433 27824 C 2482 34176 -1229 43173 361 52171 1952 61697 8843 69636 17854 73341 18385 73871 20505 75987 22095 77575 26336 82339 36938 93983 52310 93983 58141 93983 64502 92395 70863 88161 N">
          <draw:equation draw:name="f0" draw:formula="70333*logwidth/138577"/>
          <draw:equation draw:name="f1" draw:formula="88690*logheight/93982"/>
          <draw:equation draw:name="f2" draw:formula="71393*logwidth/138577"/>
          <draw:equation draw:name="f3" draw:formula="88690*logheight/93982"/>
          <draw:equation draw:name="f4" draw:formula="114330*logwidth/138577"/>
          <draw:equation draw:name="f5" draw:formula="80751*logheight/93982"/>
          <draw:equation draw:name="f6" draw:formula="137124*logwidth/138577"/>
          <draw:equation draw:name="f7" draw:formula="46878*logheight/93982"/>
          <draw:equation draw:name="f8" draw:formula="122282*logwidth/138577"/>
          <draw:equation draw:name="f9" draw:formula="13005*logheight/93982"/>
          <draw:equation draw:name="f10" draw:formula="77224*logwidth/138577"/>
          <draw:equation draw:name="f11" draw:formula="2949*logheight/93982"/>
          <draw:equation draw:name="f12" draw:formula="16794*logwidth/138577"/>
          <draw:equation draw:name="f13" draw:formula="22003*logheight/93982"/>
          <draw:equation draw:name="f14" draw:formula="10433*logwidth/138577"/>
          <draw:equation draw:name="f15" draw:formula="27824*logheight/93982"/>
          <draw:equation draw:name="f16" draw:formula="361*logwidth/138577"/>
          <draw:equation draw:name="f17" draw:formula="52171*logheight/93982"/>
          <draw:equation draw:name="f18" draw:formula="17854*logwidth/138577"/>
          <draw:equation draw:name="f19" draw:formula="73341*logheight/93982"/>
          <draw:equation draw:name="f20" draw:formula="22095*logwidth/138577"/>
          <draw:equation draw:name="f21" draw:formula="77575*logheight/93982"/>
          <draw:equation draw:name="f22" draw:formula="52310*logwidth/138577"/>
          <draw:equation draw:name="f23" draw:formula="93983*logheight/93982"/>
          <draw:equation draw:name="f24" draw:formula="70863*logwidth/138577"/>
          <draw:equation draw:name="f25" draw:formula="88161*logheight/93982"/>
          <draw:equation draw:name="f26" draw:formula="logwidth"/>
          <draw:equation draw:name="f27" draw:formula="logheight"/>
        </draw:enhanced-geometry>
      </draw:custom-shape>
      <draw:custom-shape draw:name="Freihandform 5" draw:style-name="Mgr5" draw:text-style-name="MP7" draw:layer="backgroundobjects" svg:width="0.32cm" svg:height="0.276cm" svg:x="20.231cm" svg:y="13.483cm">
        <text:p text:style-name="MP5"><text:span text:style-name="MT3"/></text:p>
        <draw:enhanced-geometry draw:mirror-horizontal="false" draw:mirror-vertical="false" drawooo:sub-view-size="115502 99545" draw:text-areas="0 0 ?f26 ?f27" svg:viewBox="0 0 0 0" draw:type="ooxml-non-primitive" draw:enhanced-path="M 85633 14335 L 80863 12746 C 71322 3749 61250 -485 50648 44 32625 1632 23613 16981 18313 26507 15662 30742 13012 35505 10892 40268 L 7181 47678 C -1831 64085 -2360 77846 5591 88431 11422 95841 19903 99546 31035 99546 34746 99546 38456 99546 42167 98487 59129 100075 73442 94253 85104 88961 102597 81551 113198 66202 115319 46090 116379 34446 112668 27037 108957 22803 101006 13276 89344 12746 85104 13805 N">
          <draw:equation draw:name="f0" draw:formula="85633*logwidth/115502"/>
          <draw:equation draw:name="f1" draw:formula="14335*logheight/99545"/>
          <draw:equation draw:name="f2" draw:formula="80863*logwidth/115502"/>
          <draw:equation draw:name="f3" draw:formula="12746*logheight/99545"/>
          <draw:equation draw:name="f4" draw:formula="50648*logwidth/115502"/>
          <draw:equation draw:name="f5" draw:formula="44*logheight/99545"/>
          <draw:equation draw:name="f6" draw:formula="18313*logwidth/115502"/>
          <draw:equation draw:name="f7" draw:formula="26507*logheight/99545"/>
          <draw:equation draw:name="f8" draw:formula="10892*logwidth/115502"/>
          <draw:equation draw:name="f9" draw:formula="40268*logheight/99545"/>
          <draw:equation draw:name="f10" draw:formula="7181*logwidth/115502"/>
          <draw:equation draw:name="f11" draw:formula="47678*logheight/99545"/>
          <draw:equation draw:name="f12" draw:formula="5591*logwidth/115502"/>
          <draw:equation draw:name="f13" draw:formula="88431*logheight/99545"/>
          <draw:equation draw:name="f14" draw:formula="31035*logwidth/115502"/>
          <draw:equation draw:name="f15" draw:formula="99546*logheight/99545"/>
          <draw:equation draw:name="f16" draw:formula="42167*logwidth/115502"/>
          <draw:equation draw:name="f17" draw:formula="98487*logheight/99545"/>
          <draw:equation draw:name="f18" draw:formula="85104*logwidth/115502"/>
          <draw:equation draw:name="f19" draw:formula="88961*logheight/99545"/>
          <draw:equation draw:name="f20" draw:formula="115319*logwidth/115502"/>
          <draw:equation draw:name="f21" draw:formula="46090*logheight/99545"/>
          <draw:equation draw:name="f22" draw:formula="108957*logwidth/115502"/>
          <draw:equation draw:name="f23" draw:formula="22803*logheight/99545"/>
          <draw:equation draw:name="f24" draw:formula="85104*logwidth/115502"/>
          <draw:equation draw:name="f25" draw:formula="13805*logheight/99545"/>
          <draw:equation draw:name="f26" draw:formula="logwidth"/>
          <draw:equation draw:name="f27" draw:formula="logheight"/>
        </draw:enhanced-geometry>
      </draw:custom-shape>
      <draw:custom-shape draw:name="Freihandform 6" draw:style-name="Mgr5" draw:text-style-name="MP7" draw:layer="backgroundobjects" svg:width="0.23cm" svg:height="0.456cm" svg:x="27.278cm" svg:y="10.696cm">
        <text:p text:style-name="MP5"><text:span text:style-name="MT3"/></text:p>
        <draw:enhanced-geometry draw:mirror-horizontal="false" draw:mirror-vertical="false" drawooo:sub-view-size="83058 164601" draw:text-areas="0 0 ?f38 ?f39" svg:viewBox="0 0 0 0" draw:type="ooxml-non-primitive" draw:enhanced-path="M 48985 140784 C 48985 140784 48985 140784 48985 140784 L 48985 140784 C 48985 140784 48985 140784 48985 140784 Z M 7108 73038 C -2964 85212 -313 100560 2867 113792 5518 124377 8169 132846 10819 138668 11349 143431 12939 154016 23011 160367 26191 162484 30962 164601 37324 164601 40504 164601 44214 164601 47925 163014 71779 157192 77080 142901 78140 130199 80790 124907 86091 112733 80790 100031 81851 93151 83441 81507 74959 71451 74959 71451 74959 71451 74959 71451 77080 52397 64358 40224 56936 34402 54816 32815 52696 31226 51106 29110 L 27252 0 11879 40753 C 8698 47634 3928 59807 6578 72509 N">
          <draw:equation draw:name="f0" draw:formula="48985*logwidth/83058"/>
          <draw:equation draw:name="f1" draw:formula="140784*logheight/164601"/>
          <draw:equation draw:name="f2" draw:formula="48985*logwidth/83058"/>
          <draw:equation draw:name="f3" draw:formula="140784*logheight/164601"/>
          <draw:equation draw:name="f4" draw:formula="48985*logwidth/83058"/>
          <draw:equation draw:name="f5" draw:formula="140784*logheight/164601"/>
          <draw:equation draw:name="f6" draw:formula="48985*logwidth/83058"/>
          <draw:equation draw:name="f7" draw:formula="140784*logheight/164601"/>
          <draw:equation draw:name="f8" draw:formula="7108*logwidth/83058"/>
          <draw:equation draw:name="f9" draw:formula="73038*logheight/164601"/>
          <draw:equation draw:name="f10" draw:formula="2867*logwidth/83058"/>
          <draw:equation draw:name="f11" draw:formula="113792*logheight/164601"/>
          <draw:equation draw:name="f12" draw:formula="10819*logwidth/83058"/>
          <draw:equation draw:name="f13" draw:formula="138668*logheight/164601"/>
          <draw:equation draw:name="f14" draw:formula="23011*logwidth/83058"/>
          <draw:equation draw:name="f15" draw:formula="160367*logheight/164601"/>
          <draw:equation draw:name="f16" draw:formula="37324*logwidth/83058"/>
          <draw:equation draw:name="f17" draw:formula="164601*logheight/164601"/>
          <draw:equation draw:name="f18" draw:formula="47925*logwidth/83058"/>
          <draw:equation draw:name="f19" draw:formula="163014*logheight/164601"/>
          <draw:equation draw:name="f20" draw:formula="78140*logwidth/83058"/>
          <draw:equation draw:name="f21" draw:formula="130199*logheight/164601"/>
          <draw:equation draw:name="f22" draw:formula="80790*logwidth/83058"/>
          <draw:equation draw:name="f23" draw:formula="100031*logheight/164601"/>
          <draw:equation draw:name="f24" draw:formula="74959*logwidth/83058"/>
          <draw:equation draw:name="f25" draw:formula="71451*logheight/164601"/>
          <draw:equation draw:name="f26" draw:formula="74959*logwidth/83058"/>
          <draw:equation draw:name="f27" draw:formula="71451*logheight/164601"/>
          <draw:equation draw:name="f28" draw:formula="56936*logwidth/83058"/>
          <draw:equation draw:name="f29" draw:formula="34402*logheight/164601"/>
          <draw:equation draw:name="f30" draw:formula="51106*logwidth/83058"/>
          <draw:equation draw:name="f31" draw:formula="29110*logheight/164601"/>
          <draw:equation draw:name="f32" draw:formula="27252*logwidth/83058"/>
          <draw:equation draw:name="f33" draw:formula="0*logheight/164601"/>
          <draw:equation draw:name="f34" draw:formula="11879*logwidth/83058"/>
          <draw:equation draw:name="f35" draw:formula="40753*logheight/164601"/>
          <draw:equation draw:name="f36" draw:formula="6578*logwidth/83058"/>
          <draw:equation draw:name="f37" draw:formula="72509*logheight/164601"/>
          <draw:equation draw:name="f38" draw:formula="logwidth"/>
          <draw:equation draw:name="f39" draw:formula="logheight"/>
        </draw:enhanced-geometry>
      </draw:custom-shape>
      <draw:custom-shape draw:name="Freihandform 7" draw:style-name="Mgr5" draw:text-style-name="MP7" draw:layer="backgroundobjects" svg:width="0.213cm" svg:height="0.338cm" svg:x="4.864cm" svg:y="10.904cm">
        <text:p text:style-name="MP5"><text:span text:style-name="MT3"/></text:p>
        <draw:enhanced-geometry draw:mirror-horizontal="false" draw:mirror-vertical="false" drawooo:sub-view-size="76866 121909" draw:text-areas="0 0 ?f42 ?f43" svg:viewBox="0 0 0 0" draw:type="ooxml-non-primitive" draw:enhanced-path="M 56193 34052 C 56193 34052 55132 31934 54602 30876 55663 30876 56723 31405 57253 31934 57253 32464 56193 33523 56193 34052 M 4774 52576 C 7955 62632 11665 75864 20677 89095 L 42940 121910 58313 85920 C 60963 80098 62024 74805 62554 69513 L 68385 63161 C 76866 54693 75806 43578 75276 38815 L 57783 37756 C 57783 37756 57783 37756 57783 37756 L 75276 37756 C 75276 37756 76866 36169 76866 36169 L 74746 31934 C 75806 4942 55663 708 49301 179 39230 -880 29688 2825 23327 9705 20677 9705 17496 9176 14846 10235 4774 14998 -4237 26642 2124 44108 L 5304 53634 Z N">
          <draw:equation draw:name="f0" draw:formula="56193*logwidth/76866"/>
          <draw:equation draw:name="f1" draw:formula="34052*logheight/121909"/>
          <draw:equation draw:name="f2" draw:formula="54602*logwidth/76866"/>
          <draw:equation draw:name="f3" draw:formula="30876*logheight/121909"/>
          <draw:equation draw:name="f4" draw:formula="57253*logwidth/76866"/>
          <draw:equation draw:name="f5" draw:formula="31934*logheight/121909"/>
          <draw:equation draw:name="f6" draw:formula="56193*logwidth/76866"/>
          <draw:equation draw:name="f7" draw:formula="34052*logheight/121909"/>
          <draw:equation draw:name="f8" draw:formula="4774*logwidth/76866"/>
          <draw:equation draw:name="f9" draw:formula="52576*logheight/121909"/>
          <draw:equation draw:name="f10" draw:formula="20677*logwidth/76866"/>
          <draw:equation draw:name="f11" draw:formula="89095*logheight/121909"/>
          <draw:equation draw:name="f12" draw:formula="42940*logwidth/76866"/>
          <draw:equation draw:name="f13" draw:formula="121910*logheight/121909"/>
          <draw:equation draw:name="f14" draw:formula="58313*logwidth/76866"/>
          <draw:equation draw:name="f15" draw:formula="85920*logheight/121909"/>
          <draw:equation draw:name="f16" draw:formula="62554*logwidth/76866"/>
          <draw:equation draw:name="f17" draw:formula="69513*logheight/121909"/>
          <draw:equation draw:name="f18" draw:formula="68385*logwidth/76866"/>
          <draw:equation draw:name="f19" draw:formula="63161*logheight/121909"/>
          <draw:equation draw:name="f20" draw:formula="75276*logwidth/76866"/>
          <draw:equation draw:name="f21" draw:formula="38815*logheight/121909"/>
          <draw:equation draw:name="f22" draw:formula="57783*logwidth/76866"/>
          <draw:equation draw:name="f23" draw:formula="37756*logheight/121909"/>
          <draw:equation draw:name="f24" draw:formula="57783*logwidth/76866"/>
          <draw:equation draw:name="f25" draw:formula="37756*logheight/121909"/>
          <draw:equation draw:name="f26" draw:formula="75276*logwidth/76866"/>
          <draw:equation draw:name="f27" draw:formula="37756*logheight/121909"/>
          <draw:equation draw:name="f28" draw:formula="76866*logwidth/76866"/>
          <draw:equation draw:name="f29" draw:formula="36169*logheight/121909"/>
          <draw:equation draw:name="f30" draw:formula="74746*logwidth/76866"/>
          <draw:equation draw:name="f31" draw:formula="31934*logheight/121909"/>
          <draw:equation draw:name="f32" draw:formula="49301*logwidth/76866"/>
          <draw:equation draw:name="f33" draw:formula="179*logheight/121909"/>
          <draw:equation draw:name="f34" draw:formula="23327*logwidth/76866"/>
          <draw:equation draw:name="f35" draw:formula="9705*logheight/121909"/>
          <draw:equation draw:name="f36" draw:formula="14846*logwidth/76866"/>
          <draw:equation draw:name="f37" draw:formula="10235*logheight/121909"/>
          <draw:equation draw:name="f38" draw:formula="2124*logwidth/76866"/>
          <draw:equation draw:name="f39" draw:formula="44108*logheight/121909"/>
          <draw:equation draw:name="f40" draw:formula="5304*logwidth/76866"/>
          <draw:equation draw:name="f41" draw:formula="53634*logheight/121909"/>
          <draw:equation draw:name="f42" draw:formula="logwidth"/>
          <draw:equation draw:name="f43" draw:formula="logheight"/>
        </draw:enhanced-geometry>
      </draw:custom-shape>
      <draw:frame draw:name="Grafik 107" draw:style-name="Mgr6" draw:text-style-name="MP8" draw:layer="backgroundobjects" svg:width="3.668cm" svg:height="3.668cm" svg:x="25.744cm" svg:y="15.381cm">
        <draw:image xlink:href="Pictures/10000001000001900000019041D7E38A33B1BC6B.png" xlink:type="simple" xlink:show="embed" xlink:actuate="onLoad" draw:mime-type="image/png">
          <text:p/>
        </draw:image>
      </draw:frame>
      <draw:custom-shape draw:name="Textfeld 108" draw:style-name="Mgr7" draw:text-style-name="MP6" draw:layer="backgroundobjects" svg:width="4.502cm" svg:height="2.277cm" svg:x="29.063cm" svg:y="16.061cm">
        <text:p text:style-name="MP5"><text:span text:style-name="MT4">Robot</text:span></text:p>
        <text:p text:style-name="MP5"><text:span text:style-name="MT4">Framework</text:span></text:p>
        <text:p text:style-name="MP5"><text:span text:style-name="MT4">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9" draw:style-name="Mgr8" draw:text-style-name="MP8" draw:layer="backgroundobjects" svg:x1="25.743cm" svg:y1="16.061cm" svg:x2="25.744cm" svg:y2="18.369cm">
        <text:p/>
      </draw:line>
      <draw:custom-shape draw:name="Textfeld 159" draw:style-name="Mgr9" draw:text-style-name="MP6" draw:layer="backgroundobjects" svg:width="6.69cm" svg:height="2.025cm" svg:x="0.582cm" svg:y="0.555cm">
        <text:p text:style-name="MP5"><text:span text:style-name="MT5">Helsinki:</text:span><text:span text:style-name="MT5"><text:line-break/></text:span><text:span text:style-name="MT5">8-9/January-23</text:span><text:span text:style-name="MT5"><text:line-break/></text:span><text:span text:style-name="MT5">Online:</text:span><text:span text:style-name="MT5"><text:line-break/></text:span><text:span text:style-name="MT5">28-29/February-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0" draw:style-name="Mgr10" draw:text-style-name="MP6" draw:layer="backgroundobjects" svg:width="4.69cm" svg:height="1.581cm" svg:x="14.783cm" svg:y="0.534cm">
        <text:p text:style-name="MP5"><text:span text:style-name="MT5">FULL EVENT</text:span><text:span text:style-name="MT5"><text:line-break/></text:span><text:span text:style-name="MT5">PROGRAM VISIT</text:span><text:span text:style-name="MT5"><text:line-break/></text:span><text:span text:style-name="MT5">roboco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1" draw:style-name="Mgr11" draw:text-style-name="MP6" draw:layer="backgroundobjects" svg:width="4.69cm" svg:height="1.581cm" svg:x="28.644cm" svg:y="0.555cm">
        <text:p text:style-name="MP5"><text:span text:style-name="MT5">THE 7th ANNUAL</text:span><text:span text:style-name="MT5"><text:line-break/></text:span><text:span text:style-name="MT5">ROBOT FRAMEWORK</text:span><text:span text:style-name="MT5"><text:line-break/></text:span><text:span text:style-name="MT5">CON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6" draw:style-name="Mgr12" draw:text-style-name="MP8" draw:layer="backgroundobjects" svg:width="22.856cm" svg:height="8.097cm" svg:x="5.699cm" svg:y="5.476cm">
        <draw:image xlink:href="Pictures/100000010000054C00000144EBF0B9DFEAB4A681.png" xlink:type="simple" xlink:show="embed" xlink:actuate="onLoad" draw:mime-type="image/png">
          <text:p/>
        </draw:image>
      </draw:frame>
      <draw:frame presentation:style-name="RBCN_20_2024_20_Globe_20_Title-title" draw:layer="backgroundobjects" svg:width="30.479cm" svg:height="3.18cm" svg:x="1.693cm" svg:y="0.76cm" presentation:class="title" presentation:placeholder="true">
        <draw:text-box/>
      </draw:frame>
      <draw:frame presentation:style-name="RBCN_20_2024_20_Globe_20_Title-outline1" draw:layer="backgroundobjects" svg:width="30.479cm" svg:height="11.048cm" svg:x="1.693cm" svg:y="4.457cm" presentation:class="outline" presentation:placeholder="true">
        <draw:text-box/>
      </draw:frame>
      <presentation:notes style:page-layout-name="PM0">
        <draw:page-thumbnail presentation:style-name="RBCN_20_2024_20_Globe_20_Title-title" draw:layer="backgroundobjects" svg:width="19.798cm" svg:height="11.136cm" svg:x="0.6cm" svg:y="2.257cm" presentation:class="page"/>
        <draw:frame presentation:style-name="RBCN_20_2024_20_Globe_20_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_2f__20_Subtitle_20_Slide" style:display-name="Title / Subtitle Slide" style:page-layout-name="PM1" draw:style-name="Mdp1">
      <draw:custom-shape draw:name="Textfeld 2" draw:style-name="Mgr13" draw:text-style-name="MP6" draw:layer="backgroundobjects" drawooo:display="none"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itel 11" presentation:style-name="Mpr3" draw:text-style-name="MP10" draw:layer="backgroundobjects" svg:width="32.016cm" svg:height="5.171cm" svg:x="0.925cm" svg:y="4.382cm" presentation:class="title" presentation:user-transformed="true">
        <draw:text-box>
          <text:p text:style-name="MP9"><text:span text:style-name="MT6">Title</text:span></text:p>
        </draw:text-box>
      </draw:frame>
      <draw:frame draw:name="Textplatzhalter 15" presentation:style-name="Mpr4" draw:text-style-name="MP12" draw:layer="backgroundobjects" svg:width="32.024cm" svg:height="3.599cm" svg:x="0.917cm" svg:y="14.726cm" presentation:class="outline" presentation:user-transformed="true">
        <draw:text-box>
          <text:p text:style-name="MP11"><text:span text:style-name="MT7">Speake</text:span><text:span text:style-name="MT7">rs </text:span><text:span text:style-name="MT7">Name </text:span><text:span text:style-name="MT7">and </text:span><text:span text:style-name="MT7">Title </text:span><text:span text:style-name="MT7">and </text:span><text:span text:style-name="MT7">Social </text:span><text:span text:style-name="MT7">Media</text:span></text:p>
        </draw:text-box>
      </draw:frame>
      <draw:custom-shape draw:name="Textfeld 12" draw:style-name="Mgr14" draw:text-style-name="MP6" draw:layer="backgroundobjects" svg:width="5.583cm" svg:height="2.28cm" svg:x="0.559cm" svg:y="0.317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f__20_Subtitle_20_Slide-title" draw:layer="backgroundobjects" svg:width="19.798cm" svg:height="11.136cm" svg:x="0.6cm" svg:y="2.257cm" presentation:class="page"/>
        <draw:frame presentation:style-name="Title_20__2f__20_Sub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KWRD_20_DRVN_20_TEST_20_-_20_4x3_20_grid" style:display-name="KWRD DRVN TEST - 4x3 grid" style:page-layout-name="PM1" draw:style-name="Mdp1">
      <draw:custom-shape draw:name="Textfeld 2" draw:style-name="Mgr15"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7" draw:text-style-name="MP14" draw:layer="backgroundobjects" svg:width="3.105cm" svg:height="4.579cm" svg:x="10.442cm" svg:y="2.618cm" presentation:class="outline" presentation:user-transformed="true">
        <draw:text-box>
          <text:p text:style-name="MP13"><text:span text:style-name="MT8">K</text:span></text:p>
        </draw:text-box>
      </draw:frame>
      <draw:frame draw:name="Text Placeholder 8" presentation:style-name="Mpr7" draw:text-style-name="MP14" draw:layer="backgroundobjects" svg:width="3.105cm" svg:height="4.581cm" svg:x="13.548cm" svg:y="2.616cm" presentation:class="outline" presentation:user-transformed="true">
        <draw:text-box>
          <text:p text:style-name="MP13"><text:span text:style-name="MT8">W</text:span></text:p>
        </draw:text-box>
      </draw:frame>
      <draw:frame draw:name="Text Placeholder 8" presentation:style-name="Mpr7" draw:text-style-name="MP14" draw:layer="backgroundobjects" svg:width="3.105cm" svg:height="4.581cm" svg:x="16.654cm" svg:y="2.616cm" presentation:class="outline" presentation:user-transformed="true">
        <draw:text-box>
          <text:p text:style-name="MP13"><text:span text:style-name="MT8">R</text:span></text:p>
        </draw:text-box>
      </draw:frame>
      <draw:frame draw:name="Text Placeholder 5" presentation:style-name="Mpr7" draw:text-style-name="MP14" draw:layer="backgroundobjects" svg:width="3.105cm" svg:height="4.579cm" svg:x="10.442cm" svg:y="7.236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3.548cm" svg:y="7.234cm" presentation:class="outline" presentation:user-transformed="true">
        <draw:text-box>
          <text:p text:style-name="MP13"><text:span text:style-name="MT8">R</text:span></text:p>
        </draw:text-box>
      </draw:frame>
      <draw:frame draw:name="Text Placeholder 8" presentation:style-name="Mpr7" draw:text-style-name="MP14" draw:layer="backgroundobjects" svg:width="3.105cm" svg:height="4.581cm" svg:x="16.654cm" svg:y="7.234cm" presentation:class="outline" presentation:user-transformed="true">
        <draw:text-box>
          <text:p text:style-name="MP13"><text:span text:style-name="MT8">V</text:span></text:p>
        </draw:text-box>
      </draw:frame>
      <draw:frame draw:name="Text Placeholder 5" presentation:style-name="Mpr7" draw:text-style-name="MP14" draw:layer="backgroundobjects" svg:width="3.105cm" svg:height="4.579cm" svg:x="10.442cm" svg:y="11.854cm" presentation:class="outline" presentation:user-transformed="true">
        <draw:text-box>
          <text:p text:style-name="MP13"><text:span text:style-name="MT9">T</text:span></text:p>
        </draw:text-box>
      </draw:frame>
      <draw:frame draw:name="Text Placeholder 8" presentation:style-name="Mpr7" draw:text-style-name="MP14" draw:layer="backgroundobjects" svg:width="3.105cm" svg:height="4.581cm" svg:x="13.548cm" svg:y="11.852cm" presentation:class="outline" presentation:user-transformed="true">
        <draw:text-box>
          <text:p text:style-name="MP13"><text:span text:style-name="MT9">E</text:span></text:p>
        </draw:text-box>
      </draw:frame>
      <draw:frame draw:name="Text Placeholder 8" presentation:style-name="Mpr7" draw:text-style-name="MP14" draw:layer="backgroundobjects" svg:width="3.105cm" svg:height="4.581cm" svg:x="16.654cm" svg:y="11.852cm" presentation:class="outline" presentation:user-transformed="true">
        <draw:text-box>
          <text:p text:style-name="MP13"><text:span text:style-name="MT9">S</text:span></text:p>
        </draw:text-box>
      </draw:frame>
      <draw:frame draw:name="Text Placeholder 8" presentation:style-name="Mpr7" draw:text-style-name="MP14" draw:layer="backgroundobjects" svg:width="3.105cm" svg:height="4.581cm" svg:x="19.761cm" svg:y="2.622cm" presentation:class="outline" presentation:user-transformed="true">
        <draw:text-box>
          <text:p text:style-name="MP13"><text:span text:style-name="MT8">D</text:span></text:p>
        </draw:text-box>
      </draw:frame>
      <draw:frame draw:name="Text Placeholder 8" presentation:style-name="Mpr7" draw:text-style-name="MP14" draw:layer="backgroundobjects" svg:width="3.105cm" svg:height="4.581cm" svg:x="19.761cm" svg:y="7.24cm" presentation:class="outline" presentation:user-transformed="true">
        <draw:text-box>
          <text:p text:style-name="MP13"><text:span text:style-name="MT8">N</text:span></text:p>
        </draw:text-box>
      </draw:frame>
      <draw:frame draw:name="Text Placeholder 8" presentation:style-name="Mpr7" draw:text-style-name="MP14" draw:layer="backgroundobjects" svg:width="3.105cm" svg:height="4.581cm" svg:x="19.761cm" svg:y="11.854cm" presentation:class="outline" presentation:user-transformed="true">
        <draw:text-box>
          <text:p text:style-name="MP13"><text:span text:style-name="MT9">T</text:span></text:p>
        </draw:text-box>
      </draw:frame>
      <draw:frame presentation:style-name="KWRD_20_DRVN_20_TEST_20_-_20_4x3_20_grid-title" draw:layer="backgroundobjects" svg:width="30.479cm" svg:height="3.18cm" svg:x="1.693cm" svg:y="0.76cm" presentation:class="title" presentation:placeholder="true">
        <draw:text-box/>
      </draw:frame>
      <presentation:notes style:page-layout-name="PM0">
        <draw:page-thumbnail presentation:style-name="KWRD_20_DRVN_20_TEST_20_-_20_4x3_20_grid-title" draw:layer="backgroundobjects" svg:width="19.798cm" svg:height="11.136cm" svg:x="0.6cm" svg:y="2.257cm" presentation:class="page"/>
        <draw:frame presentation:style-name="KWRD_20_DRVN_20_TEST_20_-_20_4x3_20_grid-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ree_20_Text_20_Slide" style:display-name="Free Text Slide" style:page-layout-name="PM1" draw:style-name="Mdp1">
      <draw:custom-shape draw:name="Textfeld 2" draw:style-name="Mgr16"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1" presentation:style-name="Mpr10"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4" presentation:style-name="Mpr10"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5" presentation:style-name="Mpr11"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Inhaltsplatzhalter 7" presentation:style-name="Mpr12" draw:text-style-name="MP19" draw:layer="backgroundobjects" svg:width="32.102cm" svg:height="14.39cm" svg:x="0.93cm" svg:y="2.336cm" presentation:class="outline" presentation:user-transformed="true">
        <draw:text-box>
          <text:p text:style-name="MP18"><text:span text:style-name="MT11">ame</text:span><text:span text:style-name="MT11">t </text:span><text:span text:style-name="MT11">con</text:span><text:span text:style-name="MT11">sec</text:span><text:span text:style-name="MT11">t </text:span><text:span text:style-name="MT11">etu</text:span><text:span text:style-name="MT11">er </text:span><text:span text:style-name="MT11">adi</text:span><text:span text:style-name="MT11">p </text:span><text:span text:style-name="MT11">isc</text:span><text:span text:style-name="MT11">ing </text:span><text:span text:style-name="MT11">eli</text:span><text:span text:style-name="MT11">t, </text:span><text:span text:style-name="MT11">sed </text:span><text:span text:style-name="MT11">dia</text:span><text:span text:style-name="MT11">m </text:span><text:span text:style-name="MT11">non </text:span><text:span text:style-name="MT11">umm</text:span><text:span text:style-name="MT11">y </text:span><text:span text:style-name="MT11">nib</text:span><text:span text:style-name="MT11">h </text:span><text:span text:style-name="MT11">eui</text:span><text:span text:style-name="MT11">smo</text:span><text:span text:style-name="MT11">dat </text:span><text:span text:style-name="MT11">tin</text:span><text:span text:style-name="MT11">cid</text:span><text:span text:style-name="MT11">unt </text:span><text:span text:style-name="MT11">utl</text:span><text:span text:style-name="MT11">ao </text:span><text:span text:style-name="MT11">ree</text:span><text:span text:style-name="MT11">t </text:span><text:span text:style-name="MT11">dol</text:span><text:span text:style-name="MT11">ore </text:span><text:span text:style-name="MT11">mag</text:span><text:span text:style-name="MT11">na </text:span><text:span text:style-name="MT11">ali</text:span><text:span text:style-name="MT11">qua</text:span><text:span text:style-name="MT11">m </text:span><text:span text:style-name="MT11">era</text:span><text:span text:style-name="MT11">t </text:span><text:span text:style-name="MT11">vol</text:span><text:span text:style-name="MT11">ut. </text:span><text:span text:style-name="MT11">Ut </text:span><text:span text:style-name="MT11">wis</text:span><text:span text:style-name="MT11">i </text:span><text:span text:style-name="MT11">eni</text:span><text:span text:style-name="MT11">m </text:span><text:span text:style-name="MT11">ad </text:span><text:span text:style-name="MT11">min</text:span><text:span text:style-name="MT11">im </text:span><text:span text:style-name="MT11">ven</text:span><text:span text:style-name="MT11">iam </text:span><text:span text:style-name="MT11">qui</text:span><text:span text:style-name="MT11">s </text:span><text:span text:style-name="MT11">nos</text:span><text:span text:style-name="MT11">t </text:span><text:span text:style-name="MT11">tru</text:span><text:span text:style-name="MT11">d </text:span><text:span text:style-name="MT11">exe</text:span><text:span text:style-name="MT11">rci </text:span><text:span text:style-name="MT11">tat</text:span><text:span text:style-name="MT11">ion </text:span><text:span text:style-name="MT11">ull</text:span><text:span text:style-name="MT11">amc</text:span><text:span text:style-name="MT11">orp</text:span><text:span text:style-name="MT11">er </text:span><text:span text:style-name="MT11">sus</text:span><text:span text:style-name="MT11">tas </text:span><text:span text:style-name="MT11">dre</text:span><text:span text:style-name="MT11">rit </text:span><text:span text:style-name="MT11">in </text:span><text:span text:style-name="MT11">dol</text:span><text:span text:style-name="MT11">ore</text:span><text:span text:style-name="MT11">m </text:span><text:span text:style-name="MT11">sit</text:span><text:span text:style-name="MT11">em. </text:span></text:p>
          <text:p text:style-name="MP18"><text:span text:style-name="MT11"/></text:p>
        </draw:text-box>
      </draw:frame>
      <draw:frame draw:name="Titel 9" presentation:style-name="Mpr13" draw:text-style-name="MP19" draw:layer="backgroundobjects" svg:width="31.537cm" svg:height="1.18cm" svg:x="0.93cm" svg:y="1.124cm" presentation:class="title" presentation:user-transformed="true">
        <draw:text-box>
          <text:p text:style-name="MP18"><text:span text:style-name="MT12">Intro content statement </text:span></text:p>
        </draw:text-box>
      </draw:frame>
      <presentation:notes style:page-layout-name="PM0">
        <draw:page-thumbnail presentation:style-name="Free_20_Text_20_Slide-title" draw:layer="backgroundobjects" svg:width="19.798cm" svg:height="11.136cm" svg:x="0.6cm" svg:y="2.257cm" presentation:class="page"/>
        <draw:frame presentation:style-name="Free_20_Text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Content_20__28_subtitle_29_" style:display-name="One Content (subtitle)" style:page-layout-name="PM1" draw:style-name="Mdp1">
      <draw:custom-shape draw:name="Textfeld 2" draw:style-name="Mgr17"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16"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16"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17"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18" draw:text-style-name="MP21" draw:layer="backgroundobjects" svg:width="32.102cm" svg:height="1.18cm" svg:x="0.832cm" svg:y="0.957cm" presentation:class="title" presentation:user-transformed="true">
        <draw:text-box>
          <text:p text:style-name="MP20"><text:span text:style-name="MT13">MASTERTITELFORMAT BEARBEITEN</text:span></text:p>
        </draw:text-box>
      </draw:frame>
      <draw:frame draw:name="Textplatzhalter 15" presentation:style-name="Mpr19" draw:text-style-name="MP21" draw:layer="backgroundobjects" svg:width="32.102cm" svg:height="1.401cm" svg:x="0.833cm" svg:y="2.324cm" presentation:class="outline" presentation:user-transformed="true">
        <draw:text-box>
          <text:p text:style-name="MP22"><text:span text:style-name="MT14">SUB</text:span><text:span text:style-name="MT14">T</text:span><text:span text:style-name="MT14">I</text:span><text:span text:style-name="MT14">L</text:span><text:span text:style-name="MT14">E</text:span></text:p>
        </draw:text-box>
      </draw:frame>
      <draw:frame draw:name="Inhaltsplatzhalter 19" presentation:style-name="Mpr20" draw:text-style-name="MP24" draw:layer="backgroundobjects" svg:width="32.102cm" svg:height="12.375cm" svg:x="0.833cm" svg:y="4.35cm" presentation:class="outline" presentation:user-transformed="true">
        <draw:text-box>
          <text:list text:style-name="ML10">
            <text:list-item>
              <text:p text:style-name="MP23"><text:span text:style-name="MT15">Clic</text:span><text:span text:style-name="MT15">k to </text:span><text:span text:style-name="MT15">edit </text:span><text:span text:style-name="MT15">Mast</text:span><text:span text:style-name="MT15">er </text:span><text:span text:style-name="MT15">text </text:span><text:span text:style-name="MT15">styl</text:span><text:span text:style-name="MT15">es</text:span></text:p>
            </text:list-item>
          </text:list>
          <text:list text:style-name="ML11">
            <text:list-item>
              <text:list>
                <text:list-item>
                  <text:p text:style-name="MP23"><text:span text:style-name="MT15">Se</text:span><text:span text:style-name="MT15">co</text:span><text:span text:style-name="MT15">nd </text:span><text:span text:style-name="MT15">le</text:span><text:span text:style-name="MT15">ve</text:span><text:span text:style-name="MT15">l</text:span></text:p>
                </text:list-item>
              </text:list>
            </text:list-item>
          </text:list>
          <text:list text:style-name="ML12">
            <text:list-item>
              <text:list>
                <text:list-item>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3">
            <text:list-item>
              <text:list>
                <text:list-item>
                  <text:list>
                    <text:list-item>
                      <text:list>
                        <text:list-item>
                          <text:p text:style-name="MP23"><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14">
            <text:list-item>
              <text:list>
                <text:list-item>
                  <text:list>
                    <text:list-item>
                      <text:list>
                        <text:list-item>
                          <text:list>
                            <text:list-item>
                              <text:p text:style-name="MP23"><text:span text:style-name="MT15">F</text:span><text:span text:style-name="MT15">i</text:span><text:span text:style-name="MT15">f</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draw:text-box>
      </draw:frame>
      <presentation:notes style:page-layout-name="PM0">
        <draw:page-thumbnail presentation:style-name="One_20_Content_20__28_subtitle_29_-title" draw:layer="backgroundobjects" svg:width="19.798cm" svg:height="11.136cm" svg:x="0.6cm" svg:y="2.257cm" presentation:class="page"/>
        <draw:frame presentation:style-name="One_20_Content_20__28_subtitle_29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ide-by-side_20_Content" style:display-name="Side-by-side Content" style:page-layout-name="PM1" draw:style-name="Mdp1">
      <draw:custom-shape draw:name="Textfeld 2" draw:style-name="Mgr18"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5" presentation:style-name="Mpr23"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23"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24"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25" draw:text-style-name="MP21" draw:layer="backgroundobjects" svg:width="32.199cm" svg:height="1.18cm" svg:x="0.832cm" svg:y="0.957cm" presentation:class="title" presentation:user-transformed="true">
        <draw:text-box>
          <text:p text:style-name="MP20"><text:span text:style-name="MT13">TITLE</text:span></text:p>
        </draw:text-box>
      </draw:frame>
      <draw:frame draw:name="Textplatzhalter 15" presentation:style-name="Mpr26" draw:text-style-name="MP21" draw:layer="backgroundobjects" svg:width="32.199cm" svg:height="1.401cm" svg:x="0.833cm" svg:y="2.324cm" presentation:class="outline" presentation:user-transformed="true">
        <draw:text-box>
          <text:p text:style-name="MP22"><text:span text:style-name="MT14">SUB</text:span><text:span text:style-name="MT14">T</text:span><text:span text:style-name="MT14">I</text:span><text:span text:style-name="MT14">L</text:span><text:span text:style-name="MT14">E</text:span></text:p>
        </draw:text-box>
      </draw:frame>
      <draw:frame draw:name="Inhaltsplatzhalter 19" presentation:style-name="Mpr27" draw:text-style-name="MP24" draw:layer="backgroundobjects" svg:width="15.699cm" svg:height="12.375cm" svg:x="0.833cm" svg:y="4.35cm" presentation:class="outline" presentation:user-transformed="true">
        <draw:text-box>
          <text:list text:style-name="ML10">
            <text:list-item>
              <text:p text:style-name="MP23"><text:span text:style-name="MT15">Clic</text:span><text:span text:style-name="MT15">k to </text:span><text:span text:style-name="MT15">edit </text:span><text:span text:style-name="MT15">Mast</text:span><text:span text:style-name="MT15">er </text:span><text:span text:style-name="MT15">text </text:span><text:span text:style-name="MT15">styl</text:span><text:span text:style-name="MT15">es</text:span></text:p>
            </text:list-item>
          </text:list>
          <text:list text:style-name="ML11">
            <text:list-item>
              <text:list>
                <text:list-item>
                  <text:p text:style-name="MP23"><text:span text:style-name="MT15">Se</text:span><text:span text:style-name="MT15">co</text:span><text:span text:style-name="MT15">nd </text:span><text:span text:style-name="MT15">le</text:span><text:span text:style-name="MT15">ve</text:span><text:span text:style-name="MT15">l</text:span></text:p>
                </text:list-item>
              </text:list>
            </text:list-item>
          </text:list>
          <text:list text:style-name="ML12">
            <text:list-item>
              <text:list>
                <text:list-item>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3">
            <text:list-item>
              <text:list>
                <text:list-item>
                  <text:list>
                    <text:list-item>
                      <text:list>
                        <text:list-item>
                          <text:p text:style-name="MP23"><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14">
            <text:list-item>
              <text:list>
                <text:list-item>
                  <text:list>
                    <text:list-item>
                      <text:list>
                        <text:list-item>
                          <text:list>
                            <text:list-item>
                              <text:p text:style-name="MP23"><text:span text:style-name="MT15">F</text:span><text:span text:style-name="MT15">i</text:span><text:span text:style-name="MT15">f</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draw:text-box>
      </draw:frame>
      <draw:frame draw:name="Inhaltsplatzhalter 4" presentation:style-name="Mpr27" draw:text-style-name="MP26" draw:layer="backgroundobjects" svg:width="16.101cm" svg:height="12.375cm" svg:x="16.931cm" svg:y="4.35cm" presentation:class="outline" presentation:user-transformed="true">
        <draw:text-box>
          <text:p text:style-name="MP25"><text:span text:style-name="MT16">Differe</text:span><text:span text:style-name="MT16">nt </text:span><text:span text:style-name="MT16">Content </text:span><text:span text:style-name="MT16">here</text:span></text:p>
        </draw:text-box>
      </draw:frame>
      <presentation:notes style:page-layout-name="PM0">
        <draw:page-thumbnail presentation:style-name="Side-by-side_20_Content-title" draw:layer="backgroundobjects" svg:width="19.798cm" svg:height="11.136cm" svg:x="0.6cm" svg:y="2.257cm" presentation:class="page"/>
        <draw:frame presentation:style-name="Side-by-side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ode" style:display-name="Content with Code" style:page-layout-name="PM1" draw:style-name="Mdp1">
      <draw:custom-shape draw:name="Textfeld 2" draw:style-name="Mgr19"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8" draw:layer="backgroundobjects" svg:width="16.003cm" svg:height="15.768cm" svg:x="16.931cm" svg:y="0.957cm">
        <text:p text:style-name="MP27"><text:span text:style-name="MT3"/></text:p>
        <draw:enhanced-geometry draw:mirror-horizontal="false" draw:mirror-vertical="false" draw:text-areas="?f5 ?f5 ?f6 ?f7" svg:viewBox="0 0 0 0"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0"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30"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31"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32" draw:text-style-name="MP21" draw:layer="backgroundobjects" svg:width="15.699cm" svg:height="1.18cm" svg:x="0.832cm" svg:y="0.957cm" presentation:class="title" presentation:user-transformed="true">
        <draw:text-box>
          <text:p text:style-name="MP20"><text:span text:style-name="MT13">TITLE</text:span></text:p>
        </draw:text-box>
      </draw:frame>
      <draw:frame draw:name="Textplatzhalter 15" presentation:style-name="Mpr33" draw:text-style-name="MP21" draw:layer="backgroundobjects" svg:width="15.697cm" svg:height="1.401cm" svg:x="0.833cm" svg:y="2.324cm" presentation:class="outline" presentation:user-transformed="true">
        <draw:text-box>
          <text:p text:style-name="MP22"><text:span text:style-name="MT14">SUB</text:span><text:span text:style-name="MT14">T</text:span><text:span text:style-name="MT14">I</text:span><text:span text:style-name="MT14">L</text:span><text:span text:style-name="MT14">E</text:span></text:p>
        </draw:text-box>
      </draw:frame>
      <draw:frame draw:name="Inhaltsplatzhalter 19" presentation:style-name="Mpr34" draw:text-style-name="MP24" draw:layer="backgroundobjects" svg:width="15.699cm" svg:height="12.375cm" svg:x="0.833cm" svg:y="4.35cm" presentation:class="outline" presentation:user-transformed="true">
        <draw:text-box>
          <text:list text:style-name="ML10">
            <text:list-item>
              <text:p text:style-name="MP23"><text:span text:style-name="MT15">Clic</text:span><text:span text:style-name="MT15">k to </text:span><text:span text:style-name="MT15">edit </text:span><text:span text:style-name="MT15">Mast</text:span><text:span text:style-name="MT15">er </text:span><text:span text:style-name="MT15">text </text:span><text:span text:style-name="MT15">styl</text:span><text:span text:style-name="MT15">es</text:span></text:p>
            </text:list-item>
          </text:list>
          <text:list text:style-name="ML11">
            <text:list-item>
              <text:list>
                <text:list-item>
                  <text:p text:style-name="MP23"><text:span text:style-name="MT15">Se</text:span><text:span text:style-name="MT15">co</text:span><text:span text:style-name="MT15">nd </text:span><text:span text:style-name="MT15">le</text:span><text:span text:style-name="MT15">ve</text:span><text:span text:style-name="MT15">l</text:span></text:p>
                </text:list-item>
              </text:list>
            </text:list-item>
          </text:list>
          <text:list text:style-name="ML12">
            <text:list-item>
              <text:list>
                <text:list-item>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3">
            <text:list-item>
              <text:list>
                <text:list-item>
                  <text:list>
                    <text:list-item>
                      <text:list>
                        <text:list-item>
                          <text:p text:style-name="MP23"><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14">
            <text:list-item>
              <text:list>
                <text:list-item>
                  <text:list>
                    <text:list-item>
                      <text:list>
                        <text:list-item>
                          <text:list>
                            <text:list-item>
                              <text:p text:style-name="MP23"><text:span text:style-name="MT15">F</text:span><text:span text:style-name="MT15">i</text:span><text:span text:style-name="MT15">f</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draw:text-box>
      </draw:frame>
      <draw:frame draw:name="Inhaltsplatzhalter 4" presentation:style-name="Mpr34" draw:text-style-name="MP26" draw:layer="backgroundobjects" svg:width="16.101cm" svg:height="15.768cm" svg:x="16.931cm" svg:y="0.957cm" presentation:class="outline" presentation:user-transformed="true">
        <draw:text-box>
          <text:p text:style-name="MP25"><text:span text:style-name="MT16">Code </text:span><text:span text:style-name="MT16">Content </text:span><text:span text:style-name="MT16">here</text:span></text:p>
        </draw:text-box>
      </draw:frame>
      <presentation:notes style:page-layout-name="PM0">
        <draw:page-thumbnail presentation:style-name="Content_20_with_20_Code-title" draw:layer="backgroundobjects" svg:width="19.798cm" svg:height="11.136cm" svg:x="0.6cm" svg:y="2.257cm" presentation:class="page"/>
        <draw:frame presentation:style-name="Content_20_with_20_Code-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igger_20_Code_20_with_20_content" style:display-name="Bigger Code with content" style:page-layout-name="PM1" draw:style-name="Mdp1">
      <draw:custom-shape draw:name="Textfeld 2" draw:style-name="Mgr21"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8" draw:layer="backgroundobjects" svg:width="20.803cm" svg:height="15.768cm" svg:x="12.131cm" svg:y="0.957cm">
        <text:p text:style-name="MP27"><text:span text:style-name="MT3"/></text:p>
        <draw:enhanced-geometry draw:mirror-horizontal="false" draw:mirror-vertical="false" draw:text-areas="?f5 ?f5 ?f6 ?f7" svg:viewBox="0 0 0 0"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37"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37"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38"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39" draw:text-style-name="MP21" draw:layer="backgroundobjects" svg:width="10.698cm" svg:height="1.18cm" svg:x="0.832cm" svg:y="0.957cm" presentation:class="title" presentation:user-transformed="true">
        <draw:text-box>
          <text:p text:style-name="MP20"><text:span text:style-name="MT13">TTL</text:span></text:p>
        </draw:text-box>
      </draw:frame>
      <draw:frame draw:name="Textplatzhalter 15" presentation:style-name="Mpr40" draw:text-style-name="MP21" draw:layer="backgroundobjects" svg:width="10.697cm" svg:height="1.401cm" svg:x="0.833cm" svg:y="2.324cm" presentation:class="outline" presentation:user-transformed="true">
        <draw:text-box>
          <text:p text:style-name="MP22"><text:span text:style-name="MT14">SBT</text:span><text:span text:style-name="MT14">T</text:span><text:span text:style-name="MT14">L</text:span></text:p>
        </draw:text-box>
      </draw:frame>
      <draw:frame draw:name="Inhaltsplatzhalter 19" presentation:style-name="Mpr41" draw:text-style-name="MP24" draw:layer="backgroundobjects" svg:width="10.698cm" svg:height="12.375cm" svg:x="0.833cm" svg:y="4.35cm" presentation:class="outline" presentation:user-transformed="true">
        <draw:text-box>
          <text:list text:style-name="ML10">
            <text:list-item>
              <text:p text:style-name="MP23"><text:span text:style-name="MT15">Clic</text:span><text:span text:style-name="MT15">k to </text:span><text:span text:style-name="MT15">edit </text:span><text:span text:style-name="MT15">Mast</text:span><text:span text:style-name="MT15">er </text:span><text:span text:style-name="MT15">text </text:span><text:span text:style-name="MT15">styl</text:span><text:span text:style-name="MT15">es</text:span></text:p>
            </text:list-item>
          </text:list>
          <text:list text:style-name="ML11">
            <text:list-item>
              <text:list>
                <text:list-item>
                  <text:p text:style-name="MP23"><text:span text:style-name="MT15">Se</text:span><text:span text:style-name="MT15">co</text:span><text:span text:style-name="MT15">nd </text:span><text:span text:style-name="MT15">le</text:span><text:span text:style-name="MT15">ve</text:span><text:span text:style-name="MT15">l</text:span></text:p>
                </text:list-item>
              </text:list>
            </text:list-item>
          </text:list>
          <text:list text:style-name="ML12">
            <text:list-item>
              <text:list>
                <text:list-item>
                  <text:list>
                    <text:list-item>
                      <text:p text:style-name="MP23"><text:span text:style-name="MT15">T</text:span><text:span text:style-name="MT15">h</text:span><text:span text:style-name="MT15">i</text:span><text:span text:style-name="MT15">r</text:span><text:span text:style-name="MT15">d</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 text:style-name="ML13">
            <text:list-item>
              <text:list>
                <text:list-item>
                  <text:list>
                    <text:list-item>
                      <text:list>
                        <text:list-item>
                          <text:p text:style-name="MP23"><text:span text:style-name="MT15">F</text:span><text:span text:style-name="MT15">o</text:span><text:span text:style-name="MT15">u</text:span><text:span text:style-name="MT15">r</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 text:style-name="ML14">
            <text:list-item>
              <text:list>
                <text:list-item>
                  <text:list>
                    <text:list-item>
                      <text:list>
                        <text:list-item>
                          <text:list>
                            <text:list-item>
                              <text:p text:style-name="MP23"><text:span text:style-name="MT15">F</text:span><text:span text:style-name="MT15">i</text:span><text:span text:style-name="MT15">f</text:span><text:span text:style-name="MT15">t</text:span><text:span text:style-name="MT15">h</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draw:text-box>
      </draw:frame>
      <draw:frame draw:name="Inhaltsplatzhalter 4" presentation:style-name="Mpr41" draw:text-style-name="MP26" draw:layer="backgroundobjects" svg:width="20.899cm" svg:height="15.768cm" svg:x="12.133cm" svg:y="0.957cm" presentation:class="outline" presentation:user-transformed="true">
        <draw:text-box>
          <text:p text:style-name="MP25"><text:span text:style-name="MT16">Code </text:span><text:span text:style-name="MT16">Content </text:span><text:span text:style-name="MT16">here</text:span></text:p>
        </draw:text-box>
      </draw:frame>
      <presentation:notes style:page-layout-name="PM0">
        <draw:page-thumbnail presentation:style-name="Bigger_20_Code_20_with_20_content-title" draw:layer="backgroundobjects" svg:width="19.798cm" svg:height="11.136cm" svg:x="0.6cm" svg:y="2.257cm" presentation:class="page"/>
        <draw:frame presentation:style-name="Bigger_20_Code_20_with_20_content-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presentation:header/></text:p>
          </draw:text-box>
        </draw:frame>
        <draw:frame presentation:style-name="Mpr42" draw:text-style-name="MP4" draw:layer="backgroundobjects" svg:width="9.113cm" svg:height="1.484cm" svg:x="11.886cm" svg:y="0cm" presentation:class="date-time">
          <draw:text-box>
            <text:p text:style-name="MP3"><presentation:date-time/></text:p>
          </draw:text-box>
        </draw:frame>
        <draw:frame presentation:style-name="Mpr43" draw:text-style-name="MP2" draw:layer="backgroundobjects" svg:width="9.113cm" svg:height="1.484cm" svg:x="0cm" svg:y="28.215cm" presentation:class="footer">
          <draw:text-box>
            <text:p text:style-name="MP1"><presentation:footer/></text:p>
          </draw:text-box>
        </draw:frame>
        <draw:frame presentation:style-name="Mpr4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de_20_Content" style:display-name="Code Content" style:page-layout-name="PM1" draw:style-name="Mdp1">
      <draw:custom-shape draw:name="Textfeld 2" draw:style-name="Mgr22"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6" draw:style-name="Mgr20" draw:text-style-name="MP28" draw:layer="backgroundobjects" svg:width="32.203cm" svg:height="13.817cm" svg:x="0.832cm" svg:y="2.908cm">
        <text:p text:style-name="MP27"><text:span text:style-name="MT3"/></text:p>
        <draw:enhanced-geometry draw:mirror-horizontal="false" draw:mirror-vertical="false" draw:text-areas="?f5 ?f5 ?f6 ?f7" svg:viewBox="0 0 0 0" draw:type="ooxml-roundRect" draw:modifiers="173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umsplatzhalter 5" presentation:style-name="Mpr44" draw:text-style-name="MP15" draw:layer="backgroundobjects" svg:width="11.102cm" svg:height="1.013cm" svg:x="5.83cm" svg:y="17.35cm" presentation:class="date-time" presentation:user-transformed="true">
        <draw:text-box>
          <text:p text:style-name="MP1"><presentation:date-time/></text:p>
        </draw:text-box>
      </draw:frame>
      <draw:frame draw:name="Fußzeilenplatzhalter 9" presentation:style-name="Mpr44" draw:text-style-name="MP15" draw:layer="backgroundobjects" svg:width="11.102cm" svg:height="1.013cm" svg:x="16.933cm" svg:y="17.35cm" presentation:class="footer" presentation:user-transformed="true">
        <draw:text-box>
          <text:p text:style-name="MP16"><presentation:footer/></text:p>
        </draw:text-box>
      </draw:frame>
      <draw:frame draw:name="Foliennummernplatzhalter 10" presentation:style-name="Mpr45" draw:text-style-name="MP15" draw:layer="backgroundobjects" svg:width="4.408cm" svg:height="1.013cm" svg:x="28.626cm" svg:y="17.35cm" presentation:class="page-number" presentation:user-transformed="true">
        <draw:text-box>
          <text:p text:style-name="MP17"><text:span text:style-name="MT10"><text:page-number>&lt;number&gt;</text:page-number></text:span></text:p>
        </draw:text-box>
      </draw:frame>
      <draw:frame draw:name="Titel 13" presentation:style-name="Mpr46" draw:text-style-name="MP21" draw:layer="backgroundobjects" svg:width="10.1cm" svg:height="1.18cm" svg:x="0.832cm" svg:y="0.957cm" presentation:class="title" presentation:user-transformed="true">
        <draw:text-box>
          <text:p text:style-name="MP20"><text:span text:style-name="MT13">SLIDE TITLE</text:span></text:p>
        </draw:text-box>
      </draw:frame>
      <draw:frame draw:name="Textplatzhalter 15" presentation:style-name="Mpr47" draw:text-style-name="MP21" draw:layer="backgroundobjects" svg:width="22.101cm" svg:height="1.18cm" svg:x="10.933cm" svg:y="0.957cm" presentation:class="outline" presentation:user-transformed="true">
        <draw:text-box>
          <text:p text:style-name="MP22"><text:span text:style-name="MT14"><text:s/></text:span><text:span text:style-name="MT14">W</text:span><text:span text:style-name="MT14">I</text:span><text:span text:style-name="MT14">T</text:span><text:span text:style-name="MT14">H </text:span><text:span text:style-name="MT14">C</text:span><text:span text:style-name="MT14">O</text:span><text:span text:style-name="MT14">L</text:span><text:span text:style-name="MT14">O</text:span><text:span text:style-name="MT14">R</text:span></text:p>
        </draw:text-box>
      </draw:frame>
      <draw:frame draw:name="Inhaltsplatzhalter 4" presentation:style-name="Mpr48" draw:text-style-name="MP26" draw:layer="backgroundobjects" svg:width="32.203cm" svg:height="13.817cm" svg:x="0.832cm" svg:y="2.908cm" presentation:class="outline" presentation:user-transformed="true">
        <draw:text-box>
          <text:p text:style-name="MP25"><text:span text:style-name="MT16">Code </text:span><text:span text:style-name="MT16">Content </text:span><text:span text:style-name="MT16">here</text:span></text:p>
        </draw:text-box>
      </draw:frame>
      <presentation:notes style:page-layout-name="PM0">
        <draw:page-thumbnail presentation:style-name="Code_20_Content-title" draw:layer="backgroundobjects" svg:width="19.798cm" svg:height="11.136cm" svg:x="0.6cm" svg:y="2.257cm" presentation:class="page"/>
        <draw:frame presentation:style-name="Code_20_Conten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anks_21__20_Questions_3f_" style:display-name="Thanks! Questions?" style:page-layout-name="PM1" draw:style-name="Mdp1">
      <draw:custom-shape draw:name="Textfeld 2" draw:style-name="Mgr23" draw:text-style-name="MP6" draw:layer="backgroundobjects" drawooo:display="none"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6" draw:text-style-name="MP8" draw:layer="backgroundobjects" svg:width="1.905cm" svg:height="1.905cm" svg:x="31.335cm" svg:y="0.524cm">
        <draw:image xlink:href="Pictures/10000001000001900000019041D7E38A33B1BC6B.png" xlink:type="simple" xlink:show="embed" xlink:actuate="onLoad" draw:mime-type="image/png">
          <text:p/>
        </draw:image>
      </draw:frame>
      <draw:frame draw:name="Textplatzhalter 15" presentation:style-name="Mpr51" draw:text-style-name="MP12" draw:layer="backgroundobjects" svg:width="32.024cm" svg:height="3.599cm" svg:x="0.917cm" svg:y="14.726cm" presentation:class="outline" presentation:user-transformed="true">
        <draw:text-box>
          <text:p text:style-name="MP11"><text:span text:style-name="MT7">Speake</text:span><text:span text:style-name="MT7">rs </text:span><text:span text:style-name="MT7">Name </text:span><text:span text:style-name="MT7">and </text:span><text:span text:style-name="MT7">Title </text:span><text:span text:style-name="MT7">and </text:span><text:span text:style-name="MT7">Social </text:span><text:span text:style-name="MT7">Media</text:span></text:p>
        </draw:text-box>
      </draw:frame>
      <draw:custom-shape draw:name="Subtitle 2" draw:style-name="Mgr24" draw:text-style-name="MP30" draw:layer="backgroundobjects" svg:width="32.024cm" svg:height="5.171cm" svg:x="0.917cm" svg:y="8.925cm">
        <text:p text:style-name="MP29"><text:span text:style-name="MT17">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1" draw:style-name="Mgr25" draw:text-style-name="MP31" draw:layer="backgroundobjects" svg:width="32.016cm" svg:height="5.171cm" svg:x="0.947cm" svg:y="4.753cm">
        <text:p text:style-name="MP9"><text:span text:style-name="MT18">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 draw:style-name="Mgr26" draw:text-style-name="MP6" draw:layer="backgroundobjects" svg:width="5.583cm" svg:height="2.28cm" svg:x="0.564cm" svg:y="0.323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hanks_21__20_Questions_3f_-title" draw:layer="backgroundobjects" svg:width="30.479cm" svg:height="3.18cm" svg:x="1.693cm" svg:y="0.76cm" presentation:class="title" presentation:placeholder="true">
        <draw:text-box/>
      </draw:frame>
      <presentation:notes style:page-layout-name="PM0">
        <draw:page-thumbnail presentation:style-name="Thanks_21__20_Questions_3f_-title" draw:layer="backgroundobjects" svg:width="19.798cm" svg:height="11.136cm" svg:x="0.6cm" svg:y="2.257cm" presentation:class="page"/>
        <draw:frame presentation:style-name="Thanks_21__20_Questions_3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pen_20_Src_20_-_20_4x4_20_grid" style:display-name="Open Src - 4x4 grid" style:page-layout-name="PM1" draw:style-name="Mdp1">
      <draw:custom-shape draw:name="Textfeld 2" draw:style-name="Mgr27"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54" draw:text-style-name="MP14" draw:layer="backgroundobjects" svg:width="3.105cm" svg:height="4.579cm" svg:x="10.442cm" svg:y="5.076cm" presentation:class="outline" presentation:user-transformed="true">
        <draw:text-box>
          <text:p text:style-name="MP32"><text:span text:style-name="MT9">W</text:span></text:p>
        </draw:text-box>
      </draw:frame>
      <draw:frame draw:name="Text Placeholder 8" presentation:style-name="Mpr54" draw:text-style-name="MP14" draw:layer="backgroundobjects" svg:width="3.105cm" svg:height="4.581cm" svg:x="13.548cm" svg:y="5.074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6.654cm" svg:y="5.074cm" presentation:class="outline" presentation:user-transformed="true">
        <draw:text-box>
          <text:p text:style-name="MP13"><text:span text:style-name="MT9">`</text:span></text:p>
        </draw:text-box>
      </draw:frame>
      <draw:frame draw:name="Text Placeholder 5" presentation:style-name="Mpr54" draw:text-style-name="MP14" draw:layer="backgroundobjects" svg:width="3.105cm" svg:height="4.579cm" svg:x="10.442cm" svg:y="9.694cm" presentation:class="outline" presentation:user-transformed="true">
        <draw:text-box>
          <text:p text:style-name="MP32"><text:span text:style-name="MT9">O</text:span></text:p>
        </draw:text-box>
      </draw:frame>
      <draw:frame draw:name="Text Placeholder 8" presentation:style-name="Mpr54" draw:text-style-name="MP14" draw:layer="backgroundobjects" svg:width="3.105cm" svg:height="4.581cm" svg:x="13.548cm" svg:y="9.692cm" presentation:class="outline" presentation:user-transformed="true">
        <draw:text-box>
          <text:p text:style-name="MP13"><text:span text:style-name="MT9">P</text:span></text:p>
        </draw:text-box>
      </draw:frame>
      <draw:frame draw:name="Text Placeholder 8" presentation:style-name="Mpr54" draw:text-style-name="MP14" draw:layer="backgroundobjects" svg:width="3.105cm" svg:height="4.581cm" svg:x="16.654cm" svg:y="9.692cm" presentation:class="outline" presentation:user-transformed="true">
        <draw:text-box>
          <text:p text:style-name="MP13"><text:span text:style-name="MT9">E</text:span></text:p>
        </draw:text-box>
      </draw:frame>
      <draw:frame draw:name="Text Placeholder 8" presentation:style-name="Mpr54" draw:text-style-name="MP14" draw:layer="backgroundobjects" svg:width="3.105cm" svg:height="4.581cm" svg:x="13.548cm" svg:y="0.454cm" presentation:class="outline" presentation:user-transformed="true">
        <draw:text-box>
          <text:p text:style-name="MP13"><text:span text:style-name="MT8">Y</text:span></text:p>
        </draw:text-box>
      </draw:frame>
      <draw:frame draw:name="Text Placeholder 8" presentation:style-name="Mpr54" draw:text-style-name="MP14" draw:layer="backgroundobjects" svg:width="3.105cm" svg:height="4.581cm" svg:x="16.654cm" svg:y="0.454cm" presentation:class="outline" presentation:user-transformed="true">
        <draw:text-box>
          <text:p text:style-name="MP13"><text:span text:style-name="MT8">E</text:span></text:p>
        </draw:text-box>
      </draw:frame>
      <draw:frame draw:name="Text Placeholder 5" presentation:style-name="Mpr54" draw:text-style-name="MP14" draw:layer="backgroundobjects" svg:width="3.105cm" svg:height="4.579cm" svg:x="10.442cm" svg:y="14.312cm" presentation:class="outline" presentation:user-transformed="true">
        <draw:text-box>
          <text:p text:style-name="MP32"><text:span text:style-name="MT9">S</text:span></text:p>
        </draw:text-box>
      </draw:frame>
      <draw:frame draw:name="Text Placeholder 8" presentation:style-name="Mpr54" draw:text-style-name="MP14" draw:layer="backgroundobjects" svg:width="3.105cm" svg:height="4.581cm" svg:x="13.548cm" svg:y="14.31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5.08cm" presentation:class="outline" presentation:user-transformed="true">
        <draw:text-box>
          <text:p text:style-name="MP13"><text:span text:style-name="MT9">R</text:span></text:p>
        </draw:text-box>
      </draw:frame>
      <draw:frame draw:name="Text Placeholder 8" presentation:style-name="Mpr54" draw:text-style-name="MP14" draw:layer="backgroundobjects" svg:width="3.105cm" svg:height="4.581cm" svg:x="19.761cm" svg:y="9.698cm" presentation:class="outline" presentation:user-transformed="true">
        <draw:text-box>
          <text:p text:style-name="MP13"><text:span text:style-name="MT9">N</text:span></text:p>
        </draw:text-box>
      </draw:frame>
      <draw:frame draw:name="Text Placeholder 8" presentation:style-name="Mpr54" draw:text-style-name="MP14" draw:layer="backgroundobjects" svg:width="3.105cm" svg:height="4.581cm" svg:x="19.761cm" svg:y="0.46cm" presentation:class="outline" presentation:user-transformed="true">
        <draw:text-box>
          <text:p text:style-name="MP13"><text:span text:style-name="MT8">S</text:span></text:p>
        </draw:text-box>
      </draw:frame>
      <draw:frame draw:name="Picture 44" draw:style-name="Mgr28" draw:text-style-name="MP8" draw:layer="backgroundobjects" svg:width="3.565cm" svg:height="3.565cm" svg:x="10.212cm" svg:y="0.962cm">
        <draw:image xlink:href="Pictures/10000001000001900000019041D7E38A33B1BC6B.png" xlink:type="simple" xlink:show="embed" xlink:actuate="onLoad" draw:mime-type="image/png">
          <text:p/>
        </draw:image>
      </draw:frame>
      <draw:custom-shape draw:name="Rectangle: Rounded Corners 46" draw:style-name="Mgr29" draw:text-style-name="MP34" draw:layer="backgroundobjects" svg:width="4.502cm" svg:height="0.401cm" draw:transform="rotate (1.00199352356994) translate (20.004cm 18.33cm)">
        <text:p text:style-name="MP33"><text:span text:style-name="MT19">Robotframework.org</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ext Placeholder 49" presentation:style-name="Mpr54" draw:text-style-name="MP14" draw:layer="backgroundobjects" svg:width="3.103cm" svg:height="4.581cm" svg:x="16.656cm" svg:y="14.31cm" presentation:class="outline" presentation:user-transformed="true">
        <draw:text-box>
          <text:p text:style-name="MP32"><text:span text:style-name="MT9">C</text:span><text:span text:style-name="MT9"> </text:span></text:p>
        </draw:text-box>
      </draw:frame>
      <draw:frame presentation:style-name="Open_20_Src_20_-_20_4x4_20_grid-title" draw:layer="backgroundobjects" svg:width="30.479cm" svg:height="3.18cm" svg:x="1.693cm" svg:y="0.76cm" presentation:class="title" presentation:placeholder="true">
        <draw:text-box/>
      </draw:frame>
      <presentation:notes style:page-layout-name="PM0">
        <draw:page-thumbnail presentation:style-name="Open_20_Src_20_-_20_4x4_20_grid-title" draw:layer="backgroundobjects" svg:width="19.798cm" svg:height="11.136cm" svg:x="0.6cm" svg:y="2.257cm" presentation:class="page"/>
        <draw:frame presentation:style-name="Open_20_Src_20_-_20_4x4_20_grid-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BCN2024" style:page-layout-name="PM1" draw:style-name="Mdp1">
      <draw:custom-shape draw:name="Textfeld 2" draw:style-name="Mgr30"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fik 20" draw:style-name="Mgr31" draw:text-style-name="MP35" draw:layer="backgroundobjects" svg:width="25.867cm" svg:height="11.844cm" svg:x="3.928cm" svg:y="3.423cm">
        <text:p text:style-name="MP5"><text:span text:style-name="MT3"/></text:p>
        <draw:enhanced-geometry draw:mirror-horizontal="false" draw:mirror-vertical="false" drawooo:sub-view-size="1668461 764002" draw:text-areas="0 0 ?f10424 ?f10425" svg:viewBox="0 0 0 0" draw:type="ooxml-non-primitive" draw:enhanced-path="M 834286 0 L 388187 185 C 387704 290 380269 2118 369063 5334 L 1298843 5334 C 1287904 2233 1279772 126 1279143 0 L 834286 0 Z M 353370 10149 C 348555 11661 344071 13045 338456 14946 L 1271445 14946 1271445 14317 C 1271445 14317 1271261 13640 1271167 13261 1271451 12597 1271721 12040 1271816 11187 L 1271816 10335 1277232 10335 C 1277671 10436 1284695 12250 1294242 14946 L 1329820 14946 C 1324547 13169 1319769 11588 1315185 10149 L 353370 10149 Z M 325100 19762 C 320660 21353 316548 22749 311782 24559 L 342259 24559 C 347415 22836 352539 21132 356950 19762 L 325100 19762 Z M 426900 19762 L 427123 20577 428384 19762 426900 19762 Z M 432280 19762 C 429226 21043 424901 23090 421521 24559 L 451534 24559 C 456090 22755 460939 20822 463795 19762 L 432280 19762 Z M 486667 19762 C 485412 20002 484157 20248 482976 20484 L 479359 21132 C 476393 21636 475147 23102 474591 24559 L 777005 24559 C 777966 24454 778930 24320 779862 24262 782711 24073 785848 23898 789267 22855 L 798467 20003 797985 19762 486667 19762 Z M 826032 19762 L 827813 20854 827813 24559 886596 24559 C 887584 23358 888071 21757 887932 19817 887932 19796 887918 19781 887913 19762 L 826032 19762 Z M 922193 19762 L 920041 23410 924215 24559 950963 24559 C 950509 24153 950005 23719 949572 23318 950237 22369 950428 21237 950333 19910 L 950425 19817 951001 19817 C 954989 19817 958976 19722 962965 19817 963082 19817 963171 19789 963262 19762 L 922193 19762 Z M 963484 19762 L 966285 23410 C 964886 23710 963450 24178 962038 24559 L 1008523 24559 1006649 23707 1006649 19762 1002123 19762 1004757 22744 1004572 22651 C 1001721 21332 998099 19944 993906 19762 L 993164 19762 C 991852 19751 990496 19817 989083 20095 986898 20474 984719 20572 982535 20762 980730 20857 978923 20940 977118 21225 974174 21604 971323 21989 968474 22558 L 968474 19762 963484 19762 Z M 1021637 19762 C 1024651 20834 1029451 22711 1034158 24559 L 1126684 24559 C 1126194 23967 1125527 23387 1124606 22855 1126134 23363 1128006 23996 1129707 24559 L 1162243 24559 C 1158202 23005 1153636 21104 1149963 19762 L 1114868 19762 C 1116381 20215 1117874 20665 1119765 21225 L 1119672 21225 C 1114069 20087 1108472 19531 1102773 19910 1101050 20011 1099821 19924 1098878 19762 L 1021637 19762 Z M 1155677 19762 L 1157569 21040 1157847 19762 1155677 19762 Z M 1195169 19762 L 1199454 21892 1198786 21892 1198693 21892 C 1193660 21512 1188344 21036 1182741 21984 1180059 22183 1178778 23364 1178140 24559 L 1218801 24559 C 1217523 23495 1215696 22625 1213032 22744 1209518 22838 1206107 22567 1202403 22188 L 1199936 21984 1198990 19762 1195169 19762 Z M 1205186 19762 C 1209221 20854 1215053 22553 1221583 24559 L 1259499 24559 C 1254937 22896 1250321 21194 1246162 19762 L 1205186 19762 Z M 1310380 19762 C 1314679 21106 1319866 22896 1324831 24559 L 1356791 24559 C 1352152 22800 1347922 21316 1343584 19762 L 1310380 19762 Z M 299428 29374 C 295555 30920 291672 32488 287649 34171 L 315325 34171 C 319954 32411 324196 30910 328495 29374 L 299428 29374 Z M 410707 29374 C 407019 31029 403921 32331 399948 34171 L 428514 34171 C 432394 32505 436368 30786 439774 29374 L 410707 29374 Z M 459677 29374 C 458134 30082 456536 30724 454855 31374 452619 32211 450396 33151 448251 34171 L 611191 34171 C 611159 34158 611130 34147 611098 34134 613187 33186 615169 32228 617164 31374 619728 32417 622484 33467 625808 33467 L 645099 33467 646268 34171 770253 34171 767805 31096 767693 31004 C 768738 30814 769784 30527 770828 30337 L 775948 29374 459677 29374 Z M 827813 29374 L 827813 34171 839592 34171 839592 29374 827813 29374 Z M 841243 29374 C 843106 30108 844973 30469 846436 30615 847576 30710 848529 30810 849479 31189 849859 31284 850323 31374 850703 31374 851083 31374 851471 31194 851946 31004 852421 31288 852695 31851 853170 32041 853835 32326 854796 32615 855841 32615 857076 32615 858586 32230 860200 31282 862290 30049 864187 30143 867416 30522 868271 30522 869231 30724 870940 30819 873149 30966 876482 31104 879028 29374 L 841243 29374 Z M 938980 29374 C 940741 30857 942527 32398 944490 34171 L 980049 34171 980346 33282 993739 33282 994128 33282 C 996218 33282 998202 32892 1000101 32134 999911 32418 999621 32516 999526 32800 L 999638 32708 999638 34171 1247405 34171 C 1244661 33707 1241992 33164 1239243 32615 1235159 31762 1231088 30906 1226814 30337 1226698 30005 1226504 29688 1226314 29374 L 1177973 29374 C 1178269 30061 1178694 30668 1179216 31189 1177521 30476 1176231 30051 1174579 29374 L 1028352 29374 C 1028315 29421 1028259 29437 1028222 29485 1027938 29864 1027543 30328 1027258 30708 1026878 30613 1026313 30434 1025459 30245 1023980 29859 1022485 29587 1020988 29374 L 938980 29374 Z M 1236163 29374 C 1240869 30942 1245036 32245 1250391 34171 L 1284337 34171 C 1280266 32520 1276201 30864 1272335 29374 L 1236163 29374 Z M 1339132 29374 C 1343274 30860 1347635 32493 1352061 34171 L 1380943 34171 C 1376788 32437 1372938 30964 1368941 29374 L 1339132 29374 Z M 363201 33319 C 361211 33442 359175 33764 357135 34171 L 377262 34171 C 373167 33515 368354 33000 363201 33319 Z M 888692 33652 C 886294 33496 884028 33763 881829 34171 L 893219 34171 C 891726 34029 890097 33743 888692 33652 Z M 1321325 33930 C 1320609 33836 1319853 34026 1319099 34171 L 1322159 34171 C 1321869 34102 1321628 33970 1321325 33930 Z M 276482 38949 C 272952 40491 269373 42119 265760 43765 L 310075 43765 C 311581 43174 313026 42555 314008 41820 L 317662 38949 276482 38949 Z M 334931 38949 C 334002 39397 333074 39809 332149 40394 326166 39066 321142 41146 316679 43042 L 314879 43765 623656 43765 C 623297 43179 622938 42616 622580 41616 622356 40946 621950 39902 621170 38949 L 417885 38949 C 417605 39003 417330 39005 417051 39060 417150 39016 417211 38994 417310 38949 L 334931 38949 Z M 644988 38949 L 644988 40098 645563 41153 C 646038 41912 646697 42385 647362 42765 647251 43099 647327 43432 647362 43765 L 754560 43765 C 755366 42553 755818 41082 755358 38968 755375 38960 755397 38957 755414 38949 L 644988 38949 Z M 827813 38949 L 827813 43765 839592 43765 839592 38949 827813 38949 Z M 862018 38949 C 861010 39458 859970 39959 859069 40487 857929 41150 856888 41714 855748 42283 854822 42653 854176 43210 853615 43765 L 952299 43765 C 952189 43704 952070 43705 951947 43617 949002 41530 946446 41143 943692 42376 940463 40289 937039 40484 934380 40579 933335 40579 932288 40674 931338 40579 L 918910 39153 919856 39912 C 919286 39912 918717 39822 918242 39727 916696 39573 915263 39358 913994 38949 L 862018 38949 Z M 949628 38949 C 950235 39527 950771 39980 951390 40579 952055 41717 953089 42656 954228 43320 L 954673 43765 1345829 43765 C 1344713 43115 1343605 42470 1342490 41913 L 1341432 41339 C 1340008 40580 1338493 40018 1336498 39449 1335074 39070 1333740 39068 1332696 39542 L 1331657 38949 983184 38949 C 982236 39329 981284 39694 980346 40301 980346 39772 980222 39397 980160 38949 L 949628 38949 Z M 1364248 38949 C 1368178 40515 1372015 42001 1376102 43709 L 1376102 43765 1402869 43765 C 1399121 42062 1395529 40542 1391869 38949 L 1364248 38949 Z M 255372 48562 C 252120 50104 248822 51752 245522 53377 L 1422958 53377 C 1419659 51757 1416344 50099 1413089 48562 L 255372 48562 Z M 235877 58174 C 232832 59732 229765 61360 226695 62989 L 249307 62989 C 252537 61395 255822 59687 259008 58174 L 235877 58174 Z M 259138 58174 C 259318 58816 259417 59380 259973 60211 L 260065 60026 C 260294 60789 261015 62014 262254 62989 L 623619 62989 C 626432 61827 628804 60100 630927 58174 L 259138 58174 Z M 646175 58174 C 646345 58482 646386 58740 646602 59063 646179 60372 646138 61677 646342 62989 L 696797 62989 C 702240 62294 707144 60463 711952 58507 712272 58372 712581 58300 712898 58174 L 646175 58174 Z M 727979 58174 L 727534 62489 729055 62952 728999 62989 775206 62989 C 776435 62001 777296 60844 777488 59267 777517 58888 777428 58534 777376 58174 L 727979 58174 Z M 828295 58174 L 828295 61526 C 827392 61942 826733 62479 826069 62989 L 1375230 62989 C 1373449 61225 1371078 59053 1367179 58600 1366757 58600 1366264 58409 1365825 58174 L 828295 58174 Z M 1408508 58174 C 1411792 59732 1415103 61344 1418432 62989 L 1441823 62989 C 1438805 61391 1435784 59703 1432789 58174 L 1408508 58174 Z M 217809 67786 C 214928 69371 212059 70953 209165 72602 L 230553 72602 C 233592 70984 236627 69333 239642 67786 L 217809 67786 Z M 275499 67786 C 276048 68259 276579 68796 277168 69120 276788 69120 276307 69303 275832 69398 L 275350 69398 274886 69509 C 271683 69568 270470 71188 269934 72602 L 541574 72602 C 541915 72374 542273 72106 542613 71879 L 542705 71972 C 542705 71972 543559 72435 544319 72435 544355 72495 544428 72542 544468 72602 L 611895 72602 C 611880 72547 611875 72489 611858 72435 613897 71873 615884 70522 617164 67786 L 275499 67786 Z M 648345 67786 C 648372 67825 648392 67859 648420 67897 649438 69284 650173 70772 650738 72602 L 688264 72602 C 689540 70962 690807 69347 692067 67786 L 648345 67786 Z M 738014 67786 C 743354 68842 751512 70064 754412 70064 L 754783 70064 C 758843 69851 761784 69160 764039 67786 L 738014 67786 Z M 821914 67786 C 821318 69618 821478 71329 821821 72602 L 1379626 72602 1382112 67786 821914 67786 Z M 1428059 67786 C 1431038 69318 1434054 71000 1437056 72602 L 1459482 72602 C 1456516 70913 1453588 69408 1450634 67786 L 1428059 67786 Z M 201003 77399 C 198269 79010 195540 80545 192804 82214 L 213024 82214 C 215946 80541 218831 79005 221742 77399 L 201003 77399 Z M 270323 77399 C 271141 78743 272712 79975 276018 80029 L 278207 80029 C 277827 80503 277360 80791 277075 81455 L 276686 82214 337269 82214 C 338420 81867 339586 81397 340700 80603 L 341554 79936 345356 79936 346488 80788 C 348767 82400 351057 82216 352387 82121 L 353908 82121 C 354141 82153 354207 82184 354409 82214 L 527662 82214 C 530005 80550 532313 78982 534636 77399 L 270323 77399 Z M 552834 77399 C 552770 77500 552649 77550 552592 77658 551876 79034 551729 80604 552017 82214 L 614307 82214 C 614242 82032 614185 81817 614121 81640 613836 80786 613458 79828 613268 78880 613103 78277 612845 77874 612619 77399 L 552834 77399 Z M 654022 77399 C 656995 79815 660942 80203 663426 80399 665326 80494 666938 80412 668268 79843 667753 80591 667243 81453 666728 82214 L 681085 82214 C 682212 80651 683342 78896 684461 77399 L 654022 77399 Z M 791789 77399 C 790043 78692 788738 80364 787801 82214 L 811378 82214 C 811304 82089 811277 81946 811192 81825 810053 80118 808157 79362 805498 79362 804840 78486 804002 77884 803142 77399 L 791789 77399 Z M 823138 77399 C 823272 77640 823390 77912 823546 78121 823356 79354 823546 80497 823546 81066 823666 81530 823929 81796 824084 82214 L 875819 82214 C 876253 81377 876718 80531 876821 79640 L 877025 79640 C 878259 80114 879305 80214 880160 80214 L 880048 80214 C 880048 80214 880157 80598 880252 80788 879561 81202 879010 81709 878453 82214 L 1351115 82214 C 1349892 81432 1348632 80668 1347146 80121 L 1351041 80121 1350837 80880 C 1352006 81464 1353007 81810 1354046 82214 L 1380832 82214 C 1378158 80603 1375486 78954 1372818 77399 L 823138 77399 Z M 1446034 77399 C 1448852 78960 1451664 80590 1454492 82214 L 1475509 82214 C 1472884 80615 1470268 78944 1467644 77399 L 1446034 77399 Z M 185236 87011 C 182739 88586 180253 90202 177761 91826 L 196904 91826 C 199600 90173 202296 88607 204992 87011 L 185236 87011 Z M 269952 87011 C 266759 87752 263668 88696 260733 89696 258514 90463 256369 91197 254167 91826 L 315714 91826 C 318394 90206 321064 88584 323728 87011 L 269952 87011 Z M 360548 87011 C 362224 88087 364128 88636 366058 88844 L 365483 89789 C 364852 90516 364399 91185 364091 91826 L 620261 91826 C 619108 91191 617877 90628 616496 90271 616116 90176 615832 90069 615642 89974 615737 88908 615548 87975 615420 87011 L 552629 87011 C 550073 88934 547254 90316 543280 91308 L 542891 91308 541388 90734 C 538634 89596 535972 89516 533598 89326 531223 89136 529311 89033 527792 88085 527286 87770 526748 87382 526215 87011 L 360548 87011 Z M 663612 87011 C 662566 88615 661521 90166 660477 91826 L 674389 91826 C 675512 90140 676626 88627 677746 87011 L 663612 87011 Z M 786336 87011 C 786220 87989 786147 88973 786224 89974 784558 90366 783119 91045 781828 91826 L 811600 91826 C 810497 90506 810798 89633 811100 89030 811463 88304 811477 87683 811656 87011 L 786336 87011 Z M 827442 87011 C 827742 87248 827980 87607 828295 87807 L 828295 91826 1290644 91826 C 1288314 90195 1285971 88599 1283632 87011 L 875578 87011 C 875238 88366 875071 89799 875300 91400 874920 91400 874452 91312 873408 91123 872743 91028 872180 91123 871516 91123 871705 90174 871792 89230 871887 88567 L 872072 87141 C 872072 87100 872106 87055 872109 87011 L 827442 87011 Z M 1301439 87011 C 1301765 87048 1302054 87141 1302404 87141 1302879 87141 1303357 87143 1303832 87048 L 1304074 87011 1301439 87011 Z M 1318153 87011 C 1319182 88688 1320241 90329 1321399 91826 L 1361967 91826 1362338 91123 1359574 89233 C 1358624 88601 1357856 87788 1357051 87011 L 1318153 87011 Z M 1365306 87011 C 1368009 88574 1370718 90200 1373430 91826 L 1396599 91826 C 1394000 90151 1391410 88632 1388808 87011 L 1365306 87011 Z M 1462580 87011 C 1465295 88625 1468007 90154 1470723 91826 L 1491128 91826 C 1488537 90136 1485934 88648 1483337 87011 L 1462580 87011 Z M 170341 96623 C 168057 98163 165807 99838 163533 101420 L 181879 101420 C 184304 99830 186719 98165 189150 96623 L 170341 96623 Z M 249047 96623 C 248830 97554 248710 98603 248861 99938 248943 100562 249178 100945 249362 101420 L 270806 101420 C 275634 100343 280495 99180 285237 97753 283444 98937 281650 100214 279858 101420 L 300318 101420 C 302801 99835 305299 98161 307775 96623 L 249047 96623 Z M 353314 96623 C 352959 97202 352640 97799 352479 98420 352230 99416 352131 100425 352071 101420 L 627310 101420 C 626982 99690 626364 98072 625455 96623 L 353314 96623 Z M 657509 96623 C 656568 98172 655628 99827 654689 101420 L 668676 101420 C 669657 99826 670633 98129 671607 96623 L 657509 96623 Z M 775169 96623 C 773319 98058 772639 99821 772906 101420 L 821840 101420 C 820729 100427 819313 99696 817555 99457 817175 98888 816517 98322 815663 97753 815597 97380 815380 97003 815255 96623 L 775169 96623 Z M 828295 96623 L 828295 97753 C 826419 98519 824595 99697 823064 101420 L 1306337 101420 C 1304427 99812 1302489 98254 1300586 96623 L 828295 96623 Z M 1325628 96623 C 1327246 98305 1328898 99922 1330637 101420 L 1362913 101420 C 1362628 100971 1362487 100554 1361948 100124 L 1365658 98420 1364619 96623 1325628 96623 Z M 1381481 96623 C 1383947 98157 1386400 99836 1388864 101420 L 1410975 101420 C 1408611 99793 1406243 98203 1403870 96623 L 1381481 96623 Z M 1478291 96623 C 1480728 98175 1483151 99821 1485581 101420 L 1505337 101420 C 1502990 99785 1500627 98213 1498269 96623 L 1478291 96623 Z M 156744 106217 C 154562 107784 152345 109239 150178 110847 150079 110891 150030 110984 149936 111032 L 1520825 111032 C 1520038 110593 1519170 110273 1518191 110273 L 1517709 110273 C 1515830 108883 1513923 107577 1512033 106217 L 1492853 106217 C 1494424 107286 1496016 108239 1497583 109328 L 1422364 109328 1422364 109421 C 1420852 108322 1419319 107296 1417801 106217 L 1396228 106217 C 1398067 107440 1399922 108560 1401756 109810 L 1362356 109810 C 1362358 108644 1362357 108253 1362616 107995 L 1364545 106217 1336554 106217 C 1338174 107431 1339795 108647 1341432 109810 L 1316372 109810 C 1314922 108637 1313508 107404 1312068 106217 L 772609 106217 C 772298 106688 772226 106903 771700 107625 771035 108573 770738 109422 770643 110180 L 663333 110180 C 664131 108781 664938 107587 665745 106217 L 651870 106217 C 651098 107568 650320 108799 649551 110180 L 626661 110180 C 626851 109422 627046 108668 627236 107625 627337 107149 627344 106686 627403 106217 L 351997 106217 351997 107328 C 351997 108182 352102 108848 352387 109606 L 287611 109606 C 289370 108424 291122 107373 292880 106217 L 272846 106217 C 271091 107432 269334 108566 267578 109810 L 169172 109810 C 170978 108555 172814 107445 174626 106217 L 156744 106217 Z M 143759 115829 C 141697 117409 139646 119009 137601 120626 L 1530712 120626 C 1528689 119029 1526687 117390 1524647 115829 L 143759 115829 Z M 131554 125442 C 129637 127007 127756 128639 125859 130239 L 141830 130239 C 143865 128606 145934 127037 147989 125442 L 131554 125442 Z M 246264 125442 C 244178 127033 242087 128616 240013 130239 L 258544 130239 C 260726 128613 262919 127032 265111 125442 L 246264 125442 Z M 352980 125442 C 351040 127030 349102 128619 347174 130239 L 628998 130239 C 629485 128572 629578 127006 629629 125442 L 352980 125442 Z M 640740 125442 C 639968 126991 639223 128654 638458 130239 L 652909 130239 C 653703 128659 654486 126976 655283 125442 L 640740 125442 Z M 789767 125442 C 789814 126961 790116 128683 791103 130239 L 1338817 130239 C 1337036 128637 1335271 127007 1333475 125442 L 789767 125442 Z M 1423088 125442 C 1425175 127029 1427268 128610 1429339 130239 L 1448964 130239 C 1447015 128604 1445034 127039 1443066 125442 L 1423088 125442 Z M 1519323 125442 C 1521375 127032 1523430 128610 1525463 130239 L 1542510 130239 C 1540606 128636 1538720 127010 1536797 125442 L 1519323 125442 Z M 120127 135054 C 118330 136619 116580 138254 114803 139851 L 130292 139851 C 132180 138235 134078 136636 135987 135054 L 120127 135054 Z M 233966 135054 C 231990 136639 230027 138237 228067 139851 L 246023 139851 C 248077 138239 250133 136634 252200 135054 L 233966 135054 Z M 341517 135054 C 339688 136630 337877 138246 336063 139851 L 596685 139851 C 596701 139813 596725 139797 596740 139758 L 597798 137295 C 598138 136548 598442 135801 598744 135054 L 341517 135054 Z M 602175 135054 C 602383 135389 602521 135769 602825 136073 604819 137969 607287 137489 608427 137110 609756 137299 611085 137404 612415 137499 614124 137499 615558 137578 616793 138147 618217 138716 622006 139761 625900 135684 626098 135481 626186 135260 626364 135054 L 602175 135054 Z M 636177 135054 C 635420 136674 634643 138194 633895 139851 L 648160 139851 C 648944 138179 649745 136679 650534 135054 L 636177 135054 Z M 799766 135054 C 800574 135733 801131 136588 801231 137591 801304 138542 801648 139181 801954 139851 L 1316057 139851 C 1316614 138695 1317035 137301 1316836 135313 1317785 136546 1318652 137785 1319507 139017 1319727 139337 1319978 139565 1320212 139851 L 1349168 139851 C 1347502 138255 1345861 136617 1344178 135054 L 799766 135054 Z M 1435312 135054 C 1437252 136633 1439178 138235 1441099 139851 L 1460020 139851 C 1458210 138232 1456378 136638 1454548 135054 L 1435312 135054 Z M 1531325 135054 C 1533237 136637 1535146 138232 1537038 139851 L 1553640 139851 C 1551827 138223 1549984 136649 1548149 135054 L 1531325 135054 Z M 109535 144666 C 107807 146270 106047 147828 104341 149463 L 119459 149463 C 121214 147860 122951 146237 124727 144666 L 109535 144666 Z M 222243 144666 C 220383 146238 218557 147865 216715 149463 L 234133 149463 C 236064 147865 237973 146236 239920 144666 L 222243 144666 Z M 330609 144666 C 328883 146235 327200 147868 325490 149463 L 342277 149463 C 344050 147877 345804 146217 347582 144666 L 330609 144666 Z M 348436 144666 C 347250 146238 346158 147840 345152 149463 L 563166 149463 C 563184 149456 563203 149452 563221 149445 563226 149452 563235 149456 563240 149463 L 578988 149463 C 581084 148369 583103 147224 585351 146129 L 588337 144666 348436 144666 Z M 631725 144666 C 631056 146199 630438 147900 629777 149463 L 643875 149463 C 644558 147907 645208 146185 645897 144666 L 631725 144666 Z M 774612 144666 C 774210 144947 773830 145252 773407 145463 773121 145605 771019 146817 770995 149463 L 921915 149463 C 922236 148520 922484 147617 922694 146778 922881 145907 923184 145319 923454 144666 L 774612 144666 Z M 927591 144666 C 928057 145757 928852 146740 930485 147630 931149 148009 932000 148584 933045 148963 932647 149088 932405 149307 932043 149463 L 946382 149463 C 943974 148567 941566 148389 939314 148389 939789 148104 940270 147821 940650 147537 941030 147347 941418 147062 941893 146778 942557 146493 943593 145940 943877 146129 945951 147035 947939 148209 949925 149463 L 1314591 149463 C 1315349 148029 1315273 146471 1315129 145463 1315241 145160 1315225 144944 1315296 144666 L 927591 144666 Z M 1323476 144666 C 1323569 144915 1323581 145239 1323680 145463 1323007 146867 1322779 148195 1322753 149463 L 1358906 149463 C 1357334 147856 1355768 146242 1354176 144666 L 1323476 144666 Z M 1446776 144666 C 1448580 146236 1450353 147859 1452136 149463 L 1470389 149463 C 1468709 147861 1467045 146238 1465344 144666 L 1446776 144666 Z M 1542584 144666 C 1544365 146241 1546112 147856 1547871 149463 L 1563990 149463 C 1562292 147836 1560555 146262 1558834 144666 L 1542584 144666 Z M 99519 154279 C 97913 155868 96315 157457 94733 159075 L 109276 159075 C 110907 157483 112500 155842 114154 154279 L 99519 154279 Z M 211169 154279 C 209399 155855 207669 157475 205919 159075 L 222818 159075 C 224649 157476 226458 155852 228308 154279 L 211169 154279 Z M 320333 154279 C 318683 155859 317067 157470 315436 159075 L 331630 159075 C 333385 157417 335169 155901 336935 154279 L 320333 154279 Z M 342277 154279 C 341273 155936 340276 157640 339161 159075 L 556525 159075 C 556833 158665 557128 158242 557341 157779 557872 156661 557913 155457 557731 154279 L 342277 154279 Z M 627811 154279 C 627159 155872 626505 157451 625863 159075 L 639813 159075 C 640482 157444 641158 155872 641834 154279 L 627811 154279 Z M 772090 154279 C 772481 155999 772912 157702 772943 159075 L 827701 159075 C 827734 159022 827781 158982 827813 158927 L 827813 159075 1303536 159075 C 1303562 158458 1303647 157811 1303647 157223 1304692 157223 1305916 157216 1307245 156742 1308547 156309 1310403 155711 1311716 154279 L 772090 154279 Z M 1323829 154279 C 1324932 156501 1326507 158116 1327465 159075 L 1349409 159075 C 1349728 158314 1349714 157272 1349798 156260 1350697 157170 1351541 158155 1352432 159075 L 1368051 159075 C 1366564 157453 1365052 155871 1363544 154279 L 1323829 154279 Z M 1457516 154279 C 1459198 155844 1460827 157479 1462487 159075 L 1480146 159075 C 1478580 157481 1477042 155844 1475453 154279 L 1457516 154279 Z M 1553176 154279 C 1554829 155841 1556424 157483 1558055 159075 L 1573636 159075 C 1572065 157470 1570501 155856 1568906 154279 L 1553176 154279 Z M 90058 163872 C 88577 165439 87157 167076 85699 168669 L 99704 168669 C 101257 167048 102839 165465 104416 163872 L 90058 163872 Z M 200744 163872 C 199039 165475 197307 167042 195624 168669 L 212040 168669 C 213804 167041 215616 165475 217401 163872 L 200744 163872 Z M 310631 163872 C 309044 165478 307431 167040 305864 168669 L 321965 168669 C 323563 167076 325141 165435 326751 163872 L 310631 163872 Z M 337677 163872 C 337435 165437 337222 167020 337083 168669 L 536306 168669 C 536971 167871 537632 167232 538254 167076 540533 166413 542619 165561 544709 164613 545422 164317 546090 164154 546786 163872 L 337677 163872 Z M 623916 163872 C 623300 165485 622666 167027 622061 168669 L 635899 168669 C 636526 167031 637156 165475 637791 163872 L 623916 163872 Z M 771663 163872 C 771629 163927 771625 163984 771589 164039 770616 165537 770114 167118 769919 168669 L 816275 168669 816330 168595 C 818420 165656 819365 164421 821265 163946 821314 163933 821364 163887 821413 163872 L 771663 163872 Z M 827813 163872 L 827813 168669 854561 168669 C 854919 167233 855083 165633 855025 163872 L 827813 163872 Z M 858271 163872 C 858314 163897 858358 163921 858401 163946 L 858308 163946 C 860303 165084 862015 166230 863725 167558 L 861165 167558 860683 167558 C 858973 167084 857171 167369 855841 168317 855718 168405 855660 168569 855544 168669 L 1004256 168669 C 1004259 168662 1004272 168601 1004275 168595 L 1004386 168595 C 1004386 168595 1004751 168405 1005796 168595 1005812 168623 1005835 168641 1005852 168669 L 1305669 168669 C 1304434 167657 1303179 166679 1301922 165743 1302270 165129 1302330 164497 1302552 163872 L 858271 163872 Z M 1331008 163872 C 1331159 164123 1331320 164362 1331471 164613 1332251 165975 1333134 167342 1334124 168669 L 1354287 168669 C 1353920 166976 1353311 165383 1352506 163872 L 1331008 163872 Z M 1356903 163872 C 1358399 165471 1359918 167040 1361392 168669 L 1376584 168669 C 1375186 167040 1373738 165473 1372317 163872 L 1356903 163872 Z M 1467384 163872 C 1468989 165469 1470608 167042 1472188 168669 L 1489328 168669 C 1487835 167045 1486301 165469 1484784 163872 L 1467384 163872 Z M 1562896 163872 C 1564472 165465 1566056 167048 1567608 168669 L 1582744 168669 C 1581282 167073 1579852 165442 1578366 163872 L 1562896 163872 Z M 81321 173485 C 79912 175078 78496 176662 77111 178282 L 90800 178282 C 92256 176653 93770 175085 95252 173485 L 81321 173485 Z M 190801 173485 C 189200 175077 187594 176667 186015 178282 L 201968 178282 C 203626 176662 205314 175080 206995 173485 L 190801 173485 Z M 301412 173485 C 299923 175077 298429 176667 296960 178282 L 312412 178282 C 313975 176631 315600 175105 317179 173485 L 301412 173485 Z M 336898 173485 C 336876 174546 336784 175549 336805 176652 336805 177194 336855 177738 336861 178282 L 528051 178282 C 528126 178051 528199 177829 528274 177596 530363 176932 531305 175320 531780 174466 532065 174181 532287 173803 532559 173485 L 336898 173485 Z M 620428 173485 C 619872 175044 619343 176696 618796 178282 L 632504 178282 C 633071 176697 633617 175038 634192 173485 L 620428 173485 Z M 770736 173485 C 770904 173810 771001 174161 771218 174466 772304 176058 772377 177190 772201 178282 L 877526 178282 C 878019 177364 878466 176401 879102 175615 879659 174920 880503 174192 881198 173485 L 827813 173485 827813 173911 C 826103 174195 824403 174376 822693 174281 820319 174376 818140 174751 816145 175226 L 815180 175429 C 815180 175429 815477 174665 815477 174096 L 815477 173485 770736 173485 Z M 884890 173485 C 885931 175031 886803 176628 887487 178282 L 1314591 178282 C 1313435 176557 1312185 174951 1310807 173485 L 1010007 173485 C 1010209 173729 1010491 173973 1010545 174188 1010260 174094 1009888 173913 1009413 173818 1009201 173724 1009012 173590 1008801 173485 L 884890 173485 Z M 1328800 173485 L 1328800 174466 C 1328661 175852 1328864 177069 1329023 178282 L 1357496 178282 C 1356551 176641 1355858 175040 1355363 173485 L 1328800 173485 Z M 1365714 173485 C 1367080 175048 1368377 176691 1369721 178282 L 1384486 178282 C 1383193 176670 1381888 175070 1380572 173485 L 1365714 173485 Z M 1476696 173485 C 1478196 175082 1479710 176656 1481185 178282 L 1497843 178282 C 1496446 176657 1495016 175082 1493595 173485 L 1476696 173485 Z M 1572041 173485 C 1573520 175083 1575021 176655 1576474 178282 L 1591351 178282 C 1589952 176647 1588472 175093 1587048 173485 L 1572041 173485 Z M 73141 183097 C 71824 184690 70501 186276 69209 187894 L 82601 187894 C 83936 186294 85248 184671 86608 183097 L 73141 183097 Z M 181359 183097 C 179862 184674 178419 186296 176945 187894 L 192471 187894 C 194015 186295 195540 184673 197108 183097 L 181359 183097 Z M 292620 183097 C 291226 184675 289874 186295 288502 187894 L 303787 187894 C 305206 186306 306579 184658 308016 183097 L 292620 183097 Z M 336990 183097 C 337059 184640 337058 186244 336990 187894 L 524675 187894 C 525197 186875 525736 185870 526085 184616 526229 184102 526415 183604 526567 183097 L 336990 183097 Z M 617182 183097 C 616645 184709 616076 186255 615550 187894 L 629109 187894 C 629659 186247 630239 184713 630797 183097 L 617182 183097 Z M 771793 183097 C 771994 183884 772343 184609 772924 185190 773494 185854 775306 187173 778155 186320 778535 186225 779288 186320 780047 186320 780712 186320 781565 186414 782515 186320 782289 186997 782019 187378 781773 187894 L 859922 187894 C 859896 187169 859890 186430 859829 185764 859734 184721 859829 183948 859829 183190 861729 184043 863622 184911 865617 185764 866282 186048 866863 186134 867527 186134 867717 186514 867892 186792 868177 187172 L 868770 187894 874558 187894 875021 185560 C 875204 184587 875487 183933 875708 183097 L 771793 183097 Z M 889805 183097 C 891381 185456 893628 187109 896483 187838 896482 187860 896484 187873 896483 187894 L 919911 187894 C 919917 187790 919945 187660 919949 187560 920408 187692 920861 187792 921321 187894 L 1281443 187894 1280460 186986 C 1280745 186323 1281329 186039 1283038 185375 1284083 184996 1285400 184432 1286730 183579 L 1287397 183097 889805 183097 Z M 1289531 183097 C 1289795 183410 1290155 183629 1290347 184060 1291030 185596 1291947 186766 1292814 187894 L 1360538 187894 C 1360645 186374 1360499 184781 1359908 183097 L 1320805 183097 C 1319882 183947 1319134 184920 1318746 186042 1318581 186455 1318467 186710 1318320 187023 1318174 185563 1317768 184265 1317299 183097 L 1289531 183097 Z M 1373746 183097 C 1375065 184715 1376457 186248 1377752 187894 L 1391906 187894 C 1390711 186299 1389561 184667 1388344 183097 L 1373746 183097 Z M 1485451 183097 C 1486833 184674 1488175 186291 1489532 187894 L 1505763 187894 C 1504476 186291 1503198 184675 1501886 183097 L 1485451 183097 Z M 1580666 183097 C 1582029 184676 1583355 186289 1584692 187894 L 1599160 187894 C 1597875 186286 1596594 184681 1595284 183097 L 1580666 183097 Z M 65369 192709 C 64160 194277 63028 195916 61844 197506 L 74848 197506 C 76088 195909 77292 194282 78558 192709 L 65369 192709 Z M 172511 192709 C 171094 194293 169712 195902 168319 197506 L 183418 197506 C 184878 195902 186330 194293 187815 192709 L 172511 192709 Z M 284365 192709 C 283044 194296 281750 195900 280451 197506 L 295328 197506 C 296707 195867 298158 194323 299557 192709 L 284365 192709 Z M 337232 192709 C 337528 194418 338233 196164 340422 197228 340581 197308 341005 197394 341294 197506 L 513824 197506 C 514494 197138 515153 196625 515827 196284 517460 195491 519372 194346 521151 192709 L 337232 192709 Z M 613917 192709 C 613435 194269 612999 195922 612526 197506 L 625919 197506 C 626419 195898 626913 194290 627421 192709 L 613917 192709 Z M 776078 192709 C 774157 194071 772819 195746 771700 197506 L 873834 197506 C 873259 197343 872683 197161 872072 197228 870268 195332 867232 194579 861629 193821 L 861443 193913 C 860683 193818 859822 193350 859347 192876 859366 192818 859348 192767 859366 192709 L 776078 192709 Z M 872666 192709 L 873408 193635 873593 192709 872666 192709 Z M 898487 192709 C 898981 193077 899500 193374 900008 193543 904282 195155 909030 196382 914254 195339 916343 194906 917536 193882 918372 192709 L 898487 192709 Z M 931542 192709 C 932432 193973 933588 195085 934955 195913 937234 197241 939708 197707 941893 197043 942368 196948 942825 196751 943395 196562 943395 196751 943397 196948 943302 197043 943264 197196 943230 197354 943191 197506 L 1291311 197506 C 1289739 195819 1288092 194281 1286451 192709 L 931542 192709 Z M 1295689 192709 C 1296168 194041 1297153 196047 1299399 197506 L 1307283 197506 C 1308264 197196 1309230 196978 1310195 196562 L 1310195 196654 C 1310127 196961 1310186 197223 1310176 197506 L 1345142 197506 1344382 197228 1348129 197506 1348481 197506 C 1348529 197483 1348833 197317 1350076 197228 1353870 197056 1356967 195412 1358869 192709 L 1295689 192709 Z M 1381314 192709 C 1382514 194287 1383681 195903 1384857 197506 L 1398918 197506 C 1397792 195893 1396654 194298 1395504 192709 L 1381314 192709 Z M 1493632 192709 C 1494919 194285 1496154 195906 1497416 197506 L 1513257 197506 C 1512059 195906 1510881 194286 1509659 192709 L 1493632 192709 Z M 1588736 192709 C 1590000 194282 1591207 195909 1592445 197506 L 1606617 197506 C 1605427 195909 1604271 194284 1603056 192709 L 1588736 192709 Z M 898338 193895 C 895680 193691 892977 194287 890603 195710 889630 196285 888861 196896 888136 197506 L 906982 197506 C 906595 197281 906148 197136 905795 196858 903611 195104 900997 194099 898338 193895 Z M 58320 202303 C 57159 203921 55931 205478 54795 207118 L 67558 207118 C 68739 205479 70003 203918 71212 202303 L 58320 202303 Z M 164257 202303 C 162902 203912 161504 205489 160176 207118 L 174886 207118 C 176281 205487 177749 203914 179171 202303 L 164257 202303 Z M 276667 202303 C 275406 203911 274120 205491 272883 207118 L 287407 207118 C 288681 205506 289952 203892 291247 202303 L 276667 202303 Z M 345226 202303 C 345219 203028 345281 203487 345171 204729 345123 205542 345170 206330 345171 207118 L 500078 207118 C 502049 205467 504019 203705 505977 202303 L 345226 202303 Z M 611209 202303 C 610755 203878 610336 205520 609892 207118 L 623007 207118 C 623481 205477 623988 203917 624472 202303 L 611209 202303 Z M 769344 202303 C 768768 203944 768295 205555 767916 207118 L 1298453 207118 C 1298329 206825 1298332 206539 1298138 206248 1297284 204860 1296325 203572 1295355 202303 L 942097 202303 C 942067 202480 942011 202643 941985 202822 941890 202822 941691 202731 941596 202636 941325 202520 941004 202420 940724 202303 L 927368 202303 926589 203025 C 926019 203500 925841 203689 924512 203025 923721 202703 922878 202557 922063 202303 L 884537 202303 C 884238 203095 884043 203871 883944 204637 883469 204447 882993 204345 882423 204155 880247 203516 879065 203062 878323 202303 L 769344 202303 Z M 1312532 202303 C 1312547 202319 1312555 202343 1312569 202359 1313709 203781 1314933 204911 1316168 205859 1316740 206345 1317095 206718 1317522 207118 L 1337574 207118 C 1338789 206211 1339712 204972 1340486 203877 L 1340672 203674 C 1341242 203768 1341637 203877 1342397 203877 1343621 203877 1344977 203451 1346107 202303 L 1312532 202303 Z M 1388400 202303 C 1389532 203903 1390668 205494 1391776 207118 L 1405373 207118 C 1404318 205493 1403224 203905 1402145 202303 L 1388400 202303 Z M 1501107 202303 C 1502330 203911 1503584 205486 1504780 207118 L 1520269 207118 C 1519129 205482 1517911 203917 1516745 202303 L 1501107 202303 Z M 1596081 202303 C 1597286 203915 1598539 205483 1599717 207118 L 1613573 207118 C 1612443 205486 1611243 203913 1610086 202303 L 1596081 202303 Z M 51679 211915 C 50620 213503 49597 215122 48563 216731 L 61010 216731 C 62086 215121 63154 213503 64256 211915 L 51679 211915 Z M 156373 211915 C 155119 213504 153910 215124 152682 216731 L 167021 216731 C 168312 215120 169597 213507 170916 211915 L 156373 211915 Z M 269340 211915 C 268170 213504 267035 215123 265890 216731 L 280062 216731 C 281246 215130 282398 213494 283605 211915 L 269340 211915 Z M 345171 211915 L 345171 212027 C 345171 213259 345345 214208 345820 215157 345576 215705 345487 216221 345431 216731 L 494718 216731 C 494571 216198 494491 215593 494272 215157 495002 214296 495516 213216 495905 211915 L 345171 211915 Z M 608575 211915 C 608141 213538 607662 215085 607239 216731 L 620373 216731 C 620804 215123 621230 213498 621671 211915 L 608575 211915 Z M 767452 211915 C 767560 212770 767741 213549 767990 214212 767610 214496 767331 214594 766951 214879 L 765987 215731 C 765579 216101 765205 216386 764818 216731 L 1308433 216731 1300586 211915 767452 211915 Z M 1320694 211915 C 1321655 213414 1322981 214819 1324719 215620 1325669 216094 1326719 216286 1327669 216286 1328618 216286 1329559 216094 1330414 215620 1331978 214839 1333353 213524 1334328 211915 L 1320694 211915 Z M 1394874 211915 C 1395921 213508 1396948 215116 1397972 216731 L 1411327 216731 C 1410359 215123 1409407 213501 1408415 211915 L 1394874 211915 Z M 1508175 211915 C 1509295 213502 1510382 215122 1511476 216731 L 1526632 216731 C 1525588 215119 1524546 213506 1523478 211915 L 1508175 211915 Z M 1603037 211915 C 1604140 213504 1605208 215120 1606283 216731 L 1619899 216731 C 1618869 215129 1617875 213496 1616820 211915 L 1603037 211915 Z M 45447 221509 C 44465 223098 43527 224716 42571 226325 L 1625946 226325 C 1624977 224694 1623937 223119 1622941 221509 L 1609493 221509 C 1609784 221963 1610112 222387 1610401 222843 L 1530620 222843 C 1530340 222389 1530029 221961 1529748 221509 L 1514741 221509 C 1515180 222180 1515661 222816 1516095 223491 L 1415427 223491 C 1415042 222816 1414610 222181 1414221 221509 L 1401051 221509 C 1401486 222222 1401975 222885 1402405 223602 L 1304871 223602 1304296 223491 C 1304296 222787 1304184 222141 1304074 221509 L 757380 221509 C 756438 222175 755541 222938 754690 223787 L 753169 223787 753169 223028 752891 222935 752594 223695 618499 223695 C 618689 222948 618901 222251 619093 221509 L 605941 221509 C 605803 222068 605632 222559 605496 223120 L 498928 223120 C 498264 222931 497687 222653 496832 222843 496547 222843 496357 223026 496072 223120 L 495515 223120 C 495515 222552 495429 222054 495367 221509 L 469101 221509 C 469960 222267 471060 222795 472421 222935 473181 223030 473852 222935 474517 222935 474517 223125 474519 223209 474424 223398 L 474424 223491 460457 223491 C 461303 222877 461814 222197 462182 221509 L 346599 221509 C 345718 222059 345100 222742 344689 223398 L 275165 223398 C 275616 222758 276101 222146 276556 221509 L 262458 221509 C 262084 222052 261680 222575 261308 223120 L 161864 223120 C 162283 222574 162740 222054 163162 221509 L 148990 221509 C 148635 221991 148249 222452 147896 222935 L 56817 222935 C 57126 222449 57471 221993 57782 221509 L 45447 221509 Z M 441072 222954 C 442081 222954 443133 223175 444226 223602 L 438141 223602 C 439091 223175 440063 222954 441072 222954 Z M 39845 231121 C 38930 232724 38007 234315 37118 235937 L 49936 235937 C 50082 235681 50215 235414 50362 235159 L 140124 235159 C 139951 235415 139795 235680 139623 235937 L 153554 235937 C 153733 235681 153893 235414 154073 235159 L 254463 235159 C 254303 235415 254159 235681 254000 235937 L 267040 235937 C 267225 235651 267392 235351 267578 235066 L 346877 235066 346877 234974 C 347132 235312 347427 235612 347694 235937 L 425509 235937 C 425591 235639 425710 235368 425787 235066 L 474999 235066 C 475084 235361 475190 235643 475278 235937 L 506849 235937 C 506908 235669 507054 235434 507090 235159 L 603585 235159 C 603529 235410 603492 235685 603437 235937 L 614900 235937 C 615000 235501 615079 235019 615179 234585 L 746807 234585 746621 234974 C 746444 235327 746409 235598 746269 235937 L 1308544 235937 C 1308064 235602 1307531 235103 1307153 234881 1307153 234881 1307062 234883 1306967 234789 L 1408582 234789 C 1408787 235165 1408972 235560 1409175 235937 L 1422958 235937 C 1422683 235401 1422437 234840 1422160 234307 L 1523793 234307 C 1524105 234839 1524375 235403 1524684 235937 L 1538040 235937 C 1537744 235402 1537485 234840 1537186 234307 L 1617154 234307 C 1617462 234841 1617738 235401 1618044 235937 L 1631307 235937 C 1630423 234326 1629545 232713 1628636 231121 L 39845 231121 Z M 34409 240734 C 33584 242305 32873 243960 32072 245549 L 44723 245549 C 45576 243930 46459 242334 47339 240734 L 34409 240734 Z M 136581 240734 C 135547 242334 134507 243932 133501 245549 L 147135 245549 C 148189 243931 149280 242335 150363 240734 L 136581 240734 Z M 251161 240734 C 250201 242333 249239 243934 248305 245549 L 261104 245549 C 262078 243933 263072 242331 264072 240734 L 251161 240734 Z M 350439 240734 C 349992 242636 350091 244310 350699 245549 L 421929 245549 C 421954 245499 421979 245452 422003 245401 422715 243890 423382 242337 423988 240734 L 350439 240734 Z M 476817 240734 C 476842 240806 476866 240884 476891 240956 L 477745 243419 C 478092 244461 478777 245084 479544 245549 L 502972 245549 C 502959 245101 503028 244531 503009 244179 L 507554 245549 507925 245549 504438 240845 C 504466 240812 504484 240767 504512 240734 L 476817 240734 Z M 602472 240734 C 602138 242311 601850 243953 601526 245549 L 612934 245549 C 613269 243955 613573 242307 613917 240734 L 602472 240734 Z M 744432 240734 C 744429 240739 744435 240747 744432 240752 743577 242270 742620 243791 741576 245308 741526 245384 741477 245474 741427 245549 L 1076247 245549 C 1076483 245525 1076697 245519 1076934 245494 1077124 245494 1077409 245496 1077694 245401 1077721 245456 1077760 245495 1077787 245549 L 1312328 245549 C 1312311 245313 1312307 245062 1312291 244827 L 1312087 241808 C 1312059 241394 1311906 241103 1311827 240734 L 744432 240734 Z M 1411624 240734 C 1412454 242336 1413304 243926 1414110 245549 L 1427651 245549 C 1426886 243928 1426083 242336 1425295 240734 L 1411624 240734 Z M 1527336 240734 C 1528226 242336 1529126 243926 1529989 245549 L 1543104 245549 C 1542279 243927 1541412 242336 1540562 240734 L 1527336 240734 Z M 1620641 240734 C 1621516 242336 1622409 243927 1623256 245549 L 1636427 245549 C 1635617 243943 1634831 242322 1633997 240734 L 1620641 240734 Z M 29754 250346 C 28979 251954 28165 253535 27416 255162 L 39919 255162 C 40687 253564 41387 251925 42182 250346 L 29754 250346 Z M 130496 250346 C 129548 251932 128690 253560 127770 255162 L 141144 255162 C 142107 253562 143008 251930 144000 250346 L 130496 250346 Z M 156392 250346 C 155390 250628 154402 251072 153498 251846 151859 252982 151156 254097 150753 255162 L 168449 255162 C 167958 254120 167099 253096 165184 252698 L 165184 251939 162903 250809 C 162587 250651 162070 250492 161530 250346 L 156392 250346 Z M 245504 250346 C 244623 251930 243836 253562 242981 255162 L 255558 255162 C 256447 253564 257276 251926 258192 250346 L 245504 250346 Z M 354668 250346 C 355298 251287 355646 252136 355707 252809 355730 253713 355886 254491 356097 255162 L 369712 255162 C 370313 254330 370786 253469 370992 252606 371473 253523 371861 254354 372160 255162 L 418349 255162 C 418377 255007 418354 254853 418386 254699 418697 253233 419199 251790 419777 250346 L 354668 250346 Z M 464148 250346 C 461985 251764 459926 253322 458082 255069 457227 254595 456189 254217 454669 254217 452865 254217 450872 254418 449067 254513 L 446878 254699 C 446171 254736 445446 254937 444726 255162 L 499874 255162 498928 254032 C 498928 254032 498636 253647 498446 253458 L 499782 252143 C 499972 251858 500260 251573 500449 251383 500899 251075 501139 250699 501451 250346 L 464148 250346 Z M 600562 250346 C 600248 251962 599900 253526 599597 255162 L 610949 255162 C 611265 253525 611626 251962 611951 250346 L 600562 250346 Z M 738459 250346 C 737624 251871 736943 253489 736419 255162 L 1067882 255162 C 1067590 253573 1067329 251917 1067028 250346 L 738459 250346 Z M 1081460 250346 C 1082916 251684 1084489 252754 1085967 253754 1086637 254199 1087303 254672 1087971 255162 L 1291441 255162 C 1291419 255102 1291408 255036 1291386 254976 1292905 253744 1294232 252419 1295466 250902 1295744 252470 1296130 253947 1297025 255162 L 1312421 255162 C 1312540 253541 1312661 251931 1312606 250346 L 1081460 250346 Z M 1416484 250346 C 1417234 251927 1417910 253562 1418636 255162 L 1431954 255162 C 1431263 253559 1430610 251930 1429895 250346 L 1416484 250346 Z M 1532512 250346 C 1533318 251930 1534069 253558 1534849 255162 L 1547741 255162 C 1546995 253558 1546286 251931 1545515 250346 L 1532512 250346 Z M 1625742 250346 C 1626532 251929 1627241 253560 1628005 255162 L 1641008 255162 C 1640262 253541 1639481 251948 1638708 250346 L 1625742 250346 Z M 25209 259958 C 24516 261535 23929 263180 23261 264774 L 35393 264774 C 36105 263144 36897 261570 37637 259958 L 25209 259958 Z M 125061 259958 C 124172 261572 123213 263145 122353 264774 L 135449 264774 C 136351 263144 137373 261573 138306 259958 L 125061 259958 Z M 151550 259958 C 152936 261808 154660 263021 156169 263996 156573 264275 156766 264522 157134 264774 L 177149 264774 C 176548 263139 175651 261490 174218 259958 L 151550 259958 Z M 240458 259958 C 239631 261573 238736 263144 237936 264774 L 250308 264774 C 251142 263144 252062 261570 252924 259958 L 240458 259958 Z M 372439 259958 C 372162 260817 371730 261675 370992 262570 370442 263256 370192 264008 370046 264774 L 419072 264774 C 418674 263167 418313 261555 418182 259958 L 372439 259958 Z M 435878 259958 C 434561 261541 433908 263369 433504 264774 L 460902 264774 C 460975 264481 461078 264182 461124 263903 465873 265421 467970 264940 473478 261811 475093 262759 476800 263133 478320 263607 479460 263892 480507 264189 481362 264663 481504 264736 481418 264704 481547 264774 L 525213 264774 C 522867 263869 520215 263341 517070 263422 512986 263517 510803 263429 509094 261533 508249 260690 507479 260262 506756 259958 L 435878 259958 Z M 598651 259958 C 598376 261516 598175 263199 597909 264774 L 609150 264774 C 609430 263176 609676 261537 609966 259958 L 598651 259958 Z M 735621 259958 C 735599 261516 735786 263111 736326 264774 L 1069570 264774 C 1069298 263148 1068998 261566 1068716 259958 L 735621 259958 Z M 1089455 259958 C 1089826 260501 1090308 261056 1090902 261625 L 1091940 262662 C 1092629 263350 1093354 264062 1094055 264774 L 1175989 264774 C 1177754 264735 1179277 264603 1180459 264181 1180554 264181 1180735 264272 1180830 264366 L 1182407 264774 1183872 264774 1184262 264552 C 1184306 264631 1184365 264695 1184410 264774 L 1273522 264774 C 1273449 264670 1273416 264563 1273337 264459 1275046 263606 1276858 262849 1278568 261996 1279423 261616 1280180 261245 1281035 260866 1281493 262141 1281869 263487 1282315 264774 L 1294762 264774 C 1294220 263158 1293653 261556 1293092 259958 L 1089455 259958 Z M 1300308 259958 C 1301392 261566 1302712 263187 1304370 264774 L 1311586 264774 1311901 261422 C 1311937 260884 1312007 260449 1312050 259958 L 1300308 259958 Z M 1420788 259958 C 1421484 261566 1422213 263147 1422884 264774 L 1435980 264774 C 1435342 263152 1434674 261562 1434013 259958 L 1420788 259958 Z M 1537168 259958 C 1537912 261562 1538676 263152 1539394 264774 L 1552082 264774 C 1551395 263150 1550661 261564 1549948 259958 L 1537168 259958 Z M 1630287 259958 C 1631016 261562 1631755 263152 1632457 264774 L 1645238 264774 C 1644572 263185 1643999 261530 1643308 259958 L 1630287 259958 Z M 21295 269571 C 20653 271182 19964 272758 19347 274386 L 31497 274386 C 32135 272771 32799 271168 33463 269571 L 21295 269571 Z M 119997 269571 C 119192 271165 118418 272777 117642 274386 L 130496 274386 C 131312 272774 132136 271168 132982 269571 L 119997 269571 Z M 161437 269571 L 161010 271775 C 160757 272643 160759 273527 160899 274386 L 177594 274386 C 178253 273291 178717 272040 178484 270349 178453 270130 178390 269814 178354 269571 L 161437 269571 Z M 235747 269571 C 234997 271167 234262 272775 233539 274386 L 245708 274386 C 246463 272771 247244 271170 248027 269571 L 235747 269571 Z M 370380 269571 C 370398 269639 370435 269700 370435 269774 369956 271276 369580 272870 369118 274386 L 456023 274386 C 456681 272667 457527 271082 458435 269571 L 429423 269571 C 427226 271095 424686 272072 422949 271664 422094 271474 421143 271096 420668 270812 L 420389 269774 C 420368 269705 420355 269640 420334 269571 L 370380 269571 Z M 482178 269571 C 482068 269695 482151 269641 482030 269774 L 477652 274386 544839 274386 C 544667 274039 544512 273634 544319 273386 542705 271395 540331 271094 537957 270904 537482 270904 536913 270719 536343 270719 L 536566 269571 535731 269571 534358 270719 C 533788 270719 533314 270826 532744 271015 532413 270464 531971 270063 531594 269571 L 482178 269571 Z M 597167 269571 C 596911 271164 596652 272776 596407 274386 L 607629 274386 C 607883 272787 608125 271151 608390 269571 L 597167 269571 Z M 738014 269571 C 738127 271213 738205 272829 738200 274386 L 974744 274386 C 974518 274177 974321 273966 974076 273756 972937 272903 972179 271954 971609 270626 972369 271385 973221 272056 974076 272719 974595 273043 975018 273654 975393 274386 L 1056344 274386 1056715 273182 1055954 271664 C 1055682 271120 1055848 270569 1056418 269571 L 738014 269571 Z M 1058570 269571 C 1058830 271142 1059042 272796 1059293 274386 L 1071183 274386 C 1070937 272755 1070661 271184 1070404 269571 L 1058570 269571 Z M 1100529 269571 C 1102211 270132 1103954 270216 1105723 269774 1105985 271344 1106392 272861 1106780 274386 L 1168847 274386 C 1169482 273795 1170075 273158 1170776 272627 1171936 271758 1172811 270690 1173559 269571 L 1100529 269571 Z M 1187786 269571 C 1188731 270727 1189689 271849 1190624 272904 1191053 273380 1191476 273897 1191904 274386 L 1274190 274386 C 1274787 272949 1275118 271309 1275062 269571 L 1187786 269571 Z M 1283892 269571 C 1284421 271176 1284977 272763 1285487 274386 L 1297822 274386 C 1297337 272789 1296898 271150 1296394 269571 L 1283892 269571 Z M 1310065 269571 L 1311048 270349 C 1309339 270349 1308005 270724 1307245 271293 L 1307338 271386 C 1306381 272129 1305757 273166 1305353 274386 L 1323235 274386 C 1322596 272983 1321778 271552 1320546 270145 L 1319785 269571 1314220 269571 1313330 270812 C 1312380 270527 1311808 270626 1311048 270626 L 1311141 269571 1310065 269571 Z M 1424739 269571 C 1425366 271169 1425990 272770 1426594 274386 L 1439541 274386 C 1438965 272768 1438360 271172 1437760 269571 L 1424739 269571 Z M 1541378 269571 C 1542052 271169 1542716 272769 1543363 274386 L 1555884 274386 C 1555265 272768 1554618 271171 1553974 269571 L 1541378 269571 Z M 1634405 269571 C 1635064 271172 1635739 272767 1636371 274386 L 1649096 274386 C 1648481 272763 1647807 271177 1647167 269571 L 1634405 269571 Z M 17566 279183 C 17004 280751 16528 282377 15990 283961 L 27899 283961 C 28460 282377 28963 280751 29550 279183 L 17566 279183 Z M 115286 279183 C 114560 280762 113905 282369 113208 283961 L 125878 283961 C 126606 282373 127271 280757 128029 279183 L 115286 279183 Z M 164071 279183 C 164825 279915 165788 280646 167280 280776 L 169655 280591 170879 279442 C 170879 279442 171240 279259 171361 279183 L 164071 279183 Z M 231351 279183 C 230676 280761 230069 282370 229421 283961 L 241442 283961 C 242115 282374 242726 280756 243426 279183 L 231351 279183 Z M 367764 279183 C 367305 280770 366850 282358 366410 283961 L 377670 283961 C 377893 283165 378072 282328 378300 281535 L 378412 281628 C 378982 282007 379551 282473 380026 282758 380628 283138 381186 283562 381769 283961 L 452350 283961 C 453038 282380 453631 280770 454205 279183 L 367764 279183 Z M 480898 279183 C 481023 280414 481632 281787 483347 283147 483601 283479 483881 283680 484144 283961 L 522060 283961 C 522541 283719 523027 283611 523247 283721 523516 283861 523731 283852 523989 283961 L 543355 283961 C 544512 282574 544903 280870 545135 279183 L 480898 279183 Z M 595665 279183 C 595431 280797 595146 282330 594923 283961 L 606145 283961 C 606377 282338 606645 280787 606887 279183 L 595665 279183 Z M 737940 279183 C 737795 280819 737565 282411 737272 283961 L 979604 283961 C 979507 283597 979381 283238 979307 282869 L 979307 282758 C 979569 283123 979864 283553 980142 283961 L 1048609 283961 C 1050020 282796 1050986 281415 1051669 280202 1051924 279757 1052104 279486 1052300 279183 L 737940 279183 Z M 1060035 279183 C 1060274 280781 1060529 282345 1060759 283961 L 1072445 283961 C 1072229 282379 1072039 280749 1071814 279183 L 1060035 279183 Z M 1108097 279183 C 1108476 280415 1108846 281669 1109229 282869 1109355 283233 1109440 283597 1109562 283961 L 1161705 283961 C 1162628 282236 1163600 280665 1164636 279183 L 1108097 279183 Z M 1195614 279183 C 1196628 280829 1197181 282394 1197506 283961 L 1264934 283961 C 1264889 283914 1264849 283861 1264804 283813 1267938 283624 1270488 281910 1271723 279350 1271749 279299 1271789 279236 1271816 279183 L 1195614 279183 Z M 1287045 279183 C 1287510 280743 1287879 282385 1288325 283961 L 1300660 283961 C 1300218 282342 1299694 280785 1299232 279183 L 1287045 279183 Z M 1301903 279183 L 1303035 283961 1326500 283961 C 1326363 283407 1326299 282860 1326055 282295 1325596 281287 1325321 280196 1324960 279183 L 1301903 279183 Z M 1428430 279183 C 1428984 280747 1429439 282381 1429970 283961 L 1442750 283961 C 1442244 282378 1441795 280751 1441266 279183 L 1428430 279183 Z M 1545311 279183 C 1545906 280749 1546411 282378 1546980 283961 L 1559353 283961 C 1558808 282378 1558327 280751 1557758 279183 L 1545311 279183 Z M 1638263 279183 C 1638843 280751 1639341 282377 1639895 283961 L 1652491 283961 C 1651954 282383 1651512 280746 1650951 279183 L 1638263 279183 Z M 14394 288777 C 13879 290383 13308 291952 12818 293574 L 24634 293574 C 25143 291954 25730 290380 26266 288777 L 14394 288777 Z M 111186 288777 C 110521 290378 109818 291959 109183 293574 L 121667 293574 C 122332 291960 123067 290377 123763 288777 L 111186 288777 Z M 227548 288777 C 226929 290379 226265 291958 225674 293574 L 237509 293574 C 238126 291954 238830 290381 239475 288777 L 227548 288777 Z M 365037 288777 C 364623 290375 364189 291959 363795 293574 L 375184 293574 C 375588 291966 376004 290368 376427 288777 L 365037 288777 Z M 388855 288777 C 391550 290585 394335 292285 397425 293574 L 469435 293574 C 469295 292362 468855 291143 467580 289870 467181 289437 466748 289159 466337 288777 L 388855 288777 Z M 594292 288777 C 594090 290339 593947 291996 593754 293574 L 604791 293574 C 604994 291980 605172 290354 605385 288777 L 594292 288777 Z M 736085 288777 C 735746 289878 735451 290992 735028 292055 733870 292259 732967 292813 732245 293574 L 1034808 293574 1037052 291777 1035809 291777 C 1035809 291777 1035916 291782 1036106 291592 1036581 291308 1037419 291207 1038369 291018 1040021 290743 1042264 290291 1044138 288777 L 983444 288777 C 983502 288944 983701 289210 983666 289314 983571 289598 983483 289879 983388 290259 982902 289798 982578 289271 982182 288777 L 736085 288777 Z M 1061482 288777 C 1061691 290337 1061858 291997 1062057 293574 L 1073706 293574 C 1073509 291952 1073282 290382 1073075 288777 L 1061482 288777 Z M 1111046 288777 C 1111188 289271 1111377 289764 1111510 290259 1111787 291362 1112424 292451 1113031 293574 L 1154286 293574 C 1155105 292962 1155918 292314 1156808 291870 1158233 291111 1158898 289774 1159183 289110 1159236 288992 1159296 288894 1159350 288777 L 1111046 288777 Z M 1197636 288777 C 1197470 290019 1197611 291863 1198953 293574 L 1271352 293574 C 1271396 291396 1270045 289634 1269274 288777 L 1197636 288777 Z M 1289623 288777 C 1290051 290376 1290496 291958 1290903 293574 L 1303053 293574 C 1302663 291968 1302276 290366 1301866 288777 L 1289623 288777 Z M 1304185 288777 C 1304507 290125 1304818 291451 1305168 292907 1305168 293078 1305260 293363 1305279 293574 L 1325350 293574 C 1325265 293547 1325194 293508 1325109 293481 1325752 292067 1326306 290456 1326630 288777 L 1304185 288777 Z M 1431528 288777 C 1432036 290382 1432602 291952 1433086 293574 L 1445737 293574 C 1445275 291951 1444738 290383 1444253 288777 L 1431528 288777 Z M 1548668 288777 C 1549214 290382 1549819 291951 1550338 293574 L 1562562 293574 C 1562066 291952 1561489 290383 1560967 288777 L 1548668 288777 Z M 1641509 288777 C 1642039 290384 1642638 291950 1643142 293574 L 1655607 293574 C 1655118 291955 1654563 290379 1654049 288777 L 1641509 288777 Z M 11389 298389 C 10943 299964 10587 301596 10165 303186 L 21889 303186 C 22330 301589 22720 299970 23187 298389 L 11389 298389 Z M 107346 298389 C 106760 299971 106253 301592 105696 303186 L 117994 303186 C 118579 301589 119122 299973 119738 298389 L 107346 298389 Z M 223968 298389 C 223422 299972 222947 301591 222428 303186 L 234152 303186 C 234692 301590 235178 299971 235747 298389 L 223968 298389 Z M 362756 298389 C 362391 299974 362062 301586 361717 303186 L 372847 303186 C 373202 301580 373566 299979 373941 298389 L 362756 298389 Z M 418813 298389 C 419614 300250 420644 301819 421762 303186 L 469026 303186 C 469135 302963 469157 302697 469286 302482 469767 301702 470510 300135 470640 298389 L 418813 298389 Z M 522449 298389 L 517830 303186 523340 303186 523340 298389 522449 298389 Z M 593216 298389 C 593033 299982 592852 301577 592678 303186 L 603752 303186 C 603931 301597 604083 299962 604272 298389 L 593216 298389 Z M 731318 298389 C 731676 299305 732265 300261 733507 301260 734434 302186 734767 302747 734935 303186 L 1021860 303186 C 1024133 301733 1026326 300219 1028408 298593 L 1028593 298408 C 1028632 298408 1028666 298390 1028705 298389 L 731318 298389 Z M 1062595 298389 C 1062784 299980 1062972 301578 1063151 303186 L 1074875 303186 C 1074702 301570 1074519 299989 1074337 298389 L 1062595 298389 Z M 1116185 298389 C 1116365 298863 1116405 299298 1116834 299834 L 1117780 303186 1153729 303186 C 1153497 301605 1153164 300079 1152820 298704 L 1152746 298389 1116185 298389 Z M 1213885 298389 C 1213953 299839 1214626 301498 1215425 303186 L 1275043 303186 C 1274722 301583 1274279 299989 1273726 298389 L 1213885 298389 Z M 1292165 298389 C 1292536 299957 1292814 301603 1293166 303186 L 1305279 303186 C 1304938 301588 1304620 299971 1304259 298389 L 1292165 298389 Z M 1309471 298389 C 1309711 299442 1309829 300489 1309917 301630 1309965 302116 1310148 302678 1310213 303186 L 1336814 303186 C 1336757 303102 1336651 303029 1336498 302112 1336285 301187 1336012 299686 1334810 298389 L 1309471 298389 Z M 1434421 298389 C 1434866 299973 1435262 301586 1435683 303186 L 1448222 303186 C 1447821 301586 1447441 299974 1447017 298389 L 1434421 298389 Z M 1551766 298389 C 1552243 299975 1552687 301584 1553139 303186 L 1565233 303186 C 1564802 301586 1564391 299974 1563935 298389 L 1551766 298389 Z M 1644514 298389 C 1644975 299974 1645395 301585 1645831 303186 L 1658297 303186 C 1657876 301601 1657555 299959 1657109 298389 L 1644514 298389 Z M 736270 298704 C 736270 298704 736546 299072 736641 299167 736546 299167 736365 299260 736270 299260 L 736270 298704 Z M 8959 308001 C 8562 309607 8108 311178 7735 312798 L 19310 312798 C 19697 311179 20159 309605 20571 308001 L 8959 308001 Z M 104026 308001 C 103500 309606 102889 311181 102394 312798 L 114544 312798 C 115063 311180 115699 309607 116250 308001 L 104026 308001 Z M 220889 308001 C 220400 309605 219846 311182 219386 312798 L 230980 312798 C 231459 311183 232010 309603 232519 308001 L 220889 308001 Z M 360697 308001 C 360371 309617 359964 311168 359658 312798 L 370936 312798 C 371246 311192 371571 309592 371901 308001 L 360697 308001 Z M 429757 308001 C 430305 308084 430856 308187 431408 308187 431925 308187 432370 308089 432873 308001 L 429757 308001 Z M 433040 308001 C 434272 309416 435768 310654 437659 311409 438309 311635 438981 312163 439625 312798 L 467097 312798 C 467327 311589 467473 310391 467580 309224 467627 308779 467713 308421 467765 308001 L 433040 308001 Z M 504308 308001 C 503085 309490 502313 310333 501488 310168 L 499967 310168 499967 309039 494087 312446 C 493897 312557 493767 312685 493586 312798 L 527643 312798 C 527049 312234 526497 311560 525900 311113 524336 309849 523765 309059 523562 308001 L 504308 308001 Z M 592140 308001 C 591976 309626 591756 311158 591602 312798 L 602713 312798 C 602872 311175 603064 309608 603233 308001 L 592140 308001 Z M 735176 308001 C 735296 309712 735655 311304 736196 312798 L 1002847 312798 C 1006604 311265 1010048 309660 1013309 308001 L 735176 308001 Z M 1018577 308001 C 1015043 309616 1011321 310821 1007410 311872 1006302 312179 1005166 312490 1004034 312798 L 1032211 312798 C 1032044 310485 1031339 309042 1030486 308001 L 1018577 308001 Z M 1063708 308001 C 1063877 309621 1064087 311161 1064246 312798 L 1075728 312798 C 1075580 311210 1075459 309574 1075301 308001 L 1063708 308001 Z M 1119227 308001 C 1119594 309434 1120144 311108 1121267 312798 L 1153377 312798 C 1153454 311670 1153568 310511 1153766 309224 1153839 308798 1153746 308420 1153785 308001 L 1119227 308001 Z M 1217707 308001 C 1218369 309449 1218834 311047 1219135 312798 L 1276268 312798 C 1276262 312738 1276293 312693 1276286 312632 1276150 311109 1275927 309547 1275748 308001 L 1217707 308001 Z M 1294168 308001 C 1294500 309601 1294858 311183 1295170 312798 L 1307190 312798 C 1306892 311182 1306544 309601 1306225 308001 L 1294168 308001 Z M 1310102 308001 C 1309629 309738 1309101 311249 1308581 312798 L 1345606 312798 C 1344716 311140 1343626 309537 1342397 308001 L 1310102 308001 Z M 1436963 308001 C 1437355 309599 1437763 311185 1438131 312798 L 1450541 312798 C 1450190 311189 1449821 309595 1449447 308001 L 1436963 308001 Z M 1554512 308001 C 1554931 309594 1555342 311190 1555736 312798 L 1567719 312798 C 1567342 311190 1566951 309595 1566550 308001 L 1554512 308001 Z M 1647148 308001 C 1647552 309596 1647957 311188 1648335 312798 L 1660708 312798 C 1660336 311182 1659899 309603 1659502 308001 L 1647148 308001 Z M 554985 312595 C 554656 312614 554303 312747 553965 312798 L 557193 312798 C 556482 312667 555765 312550 554985 312595 Z M 6604 317614 C 6270 319186 6042 320825 5732 322411 L 17288 322411 C 17614 320805 17939 319204 18290 317614 L 6604 317614 Z M 101095 317614 C 100642 319206 100220 320806 99797 322411 L 111817 322411 C 112260 320805 112714 319207 113190 317614 L 101095 317614 Z M 218180 317614 C 217758 319206 217368 320806 216975 322411 L 228438 322411 C 228848 320806 229260 319205 229700 317614 L 218180 317614 Z M 358805 317614 C 358532 319185 358354 320825 358100 322411 L 369137 322411 C 369402 320797 369705 319212 369990 317614 L 358805 317614 Z M 442352 317614 C 442396 317844 442511 318103 442519 318318 442578 319837 442810 321145 443094 322411 L 468841 322411 C 467438 321131 466359 319411 466188 317614 L 442352 317614 Z M 488856 317614 C 488114 318958 487562 320413 487335 322114 487335 322183 487192 322329 487168 322411 L 561849 322411 C 562526 321019 562911 319345 562535 317614 L 488856 317614 Z M 591213 317614 C 591077 319179 590987 320831 590860 322411 L 601730 322411 C 601866 320776 602048 319232 602194 317614 L 591213 317614 Z M 738960 317614 C 740511 319458 742352 321130 744822 322411 L 1031728 322411 C 1031940 320832 1032033 319227 1032118 317614 L 738960 317614 Z M 1064635 317614 C 1064777 319189 1064874 320820 1065006 322411 L 1076563 322411 C 1076434 320793 1076293 319216 1076155 317614 L 1064635 317614 Z M 1124254 317614 C 1124625 319221 1125056 320815 1125571 322411 L 1156029 322411 C 1154808 320916 1154001 319354 1153636 317614 L 1124254 317614 Z M 1219803 317614 C 1219963 319217 1220025 320817 1220062 322411 L 1235644 322411 1235644 321744 1235644 320799 C 1235772 319716 1236006 318668 1236219 317614 L 1219803 317614 Z M 1238130 317614 C 1238681 318874 1239392 320360 1240764 321559 1241105 321857 1241443 322123 1241784 322411 L 1270684 322411 C 1271819 321166 1272944 319930 1274190 318799 1274547 318464 1274698 318004 1274969 317614 L 1238130 317614 Z M 1296171 317614 C 1296452 319183 1296634 320827 1296895 322411 L 1347238 322411 C 1347168 322347 1347105 322269 1347034 322207 1347682 321191 1348028 319703 1347609 317614 L 1296171 317614 Z M 1439115 317614 C 1439452 319206 1439784 320803 1440098 322411 L 1452433 322411 C 1452133 320801 1451810 319209 1451487 317614 L 1439115 317614 Z M 1556793 317614 C 1557154 319208 1557515 320802 1557850 322411 L 1569759 322411 C 1569438 320801 1569085 319209 1568739 317614 L 1556793 317614 Z M 1649356 317614 C 1649702 319208 1650055 320802 1650376 322411 L 1662748 322411 C 1662439 320827 1662228 319183 1661895 317614 L 1649356 317614 Z M 478950 319947 C 476621 319695 473942 320261 471030 322411 L 485424 322411 C 485316 322348 485266 322258 485146 322207 483579 321354 481464 320219 478950 319947 Z M 4879 327226 C 4593 328825 4286 330410 4025 332023 L 15470 332023 C 15738 330424 15975 328810 16268 327226 L 4879 327226 Z M 98480 327226 C 98094 328816 97759 330422 97404 332023 L 109313 332023 C 109684 330422 110041 328815 110444 327226 L 98480 327226 Z M 215750 327226 C 215392 328816 215079 330422 214749 332023 L 226138 332023 C 226482 330424 226786 328812 227158 327226 L 215750 327226 Z M 357376 327226 C 357141 328826 356888 330409 356672 332023 L 367801 332023 C 368021 330422 368230 328812 368469 327226 L 357376 327226 Z M 445023 327226 C 446516 329406 448667 330892 451534 331690 451560 331821 451651 331896 451683 332023 L 567785 332023 C 566972 330971 566082 329921 564742 328949 564314 328521 563459 327731 562331 327226 L 445023 327226 Z M 590526 327226 C 590409 328820 590282 330415 590174 332023 L 601137 332023 C 601246 330443 601314 328791 601433 327226 L 590526 327226 Z M 746974 327226 C 747333 327869 747704 328529 748049 329134 748602 330127 749098 331077 749571 332023 L 1029762 332023 C 1030186 330441 1030577 328849 1030912 327226 L 746974 327226 Z M 1065396 327226 C 1065518 328832 1065655 330401 1065767 332023 L 1077397 332023 C 1077289 330386 1077108 328848 1076989 327226 L 1065396 327226 Z M 1127314 327226 C 1128074 328925 1128944 330482 1129837 332023 L 1162076 332023 C 1161513 330359 1160793 328750 1159813 327226 L 1127314 327226 Z M 1219951 327226 C 1219892 328276 1219899 329344 1219784 330375 1219718 330945 1219763 331478 1219766 332023 L 1240986 332023 C 1240636 330452 1240250 328800 1239521 327226 L 1219951 327226 Z M 1246922 327226 C 1248009 328604 1248669 330108 1248684 332023 L 1262430 332023 C 1263457 330808 1264612 329563 1265565 328374 1265890 327974 1266208 327619 1266529 327226 L 1246922 327226 Z M 1297600 327226 C 1297840 328821 1298084 330412 1298305 332023 L 1314906 332023 C 1316079 330497 1317212 328957 1318097 327226 L 1297600 327226 Z M 1321250 327226 C 1321976 328556 1322760 329763 1323588 330745 1323277 331166 1323160 331598 1322901 332023 L 1351282 332023 C 1350848 330296 1350301 328775 1349761 327226 L 1321250 327226 Z M 1441081 327226 C 1441363 328806 1441582 330428 1441841 332023 L 1454066 332023 C 1453819 330433 1453648 328802 1453379 327226 L 1441081 327226 Z M 1558908 327226 C 1559208 328802 1559411 330433 1559687 332023 L 1571522 332023 C 1571257 330432 1571049 328803 1570761 327226 L 1558908 327226 Z M 1651378 327226 C 1651664 328805 1651876 330430 1652138 332023 L 1664436 332023 C 1664176 330411 1663868 328824 1663583 327226 L 1651378 327226 Z M 3153 336838 C 2925 338413 2802 340047 2597 341635 L 14042 341635 C 14257 340025 14507 338435 14747 336838 L 3153 336838 Z M 96458 336838 C 96137 338435 95802 340028 95512 341635 L 107328 341635 C 107631 340027 107994 338435 108330 336838 L 96458 336838 Z M 213877 336838 C 213578 338435 213256 340027 212986 341635 L 224302 341635 C 224583 340026 224900 338435 225211 336838 L 213877 336838 Z M 355948 336838 C 355757 338425 355601 340036 355429 341635 L 366447 341635 C 366626 340005 366916 338453 367115 336838 L 355948 336838 Z M 454391 336838 C 454712 337199 455035 337628 455337 337950 456719 339422 457457 340368 457674 341635 L 585240 341635 C 582237 340480 578807 339834 574815 340413 573675 340603 573392 340611 572348 339283 571755 338544 571318 337693 570864 336838 L 454391 336838 Z M 589840 336838 C 589741 338461 589577 339998 589488 341635 L 600562 341635 C 600651 340025 600759 338434 600858 336838 L 589840 336838 Z M 751092 336838 C 751360 338895 752501 340430 753689 341635 L 1026794 341635 C 1027350 340059 1027892 338465 1028408 336838 L 751092 336838 Z M 1066156 336838 C 1066254 338406 1066291 340054 1066379 341635 L 1077843 341635 C 1077757 340053 1077714 338407 1077620 336838 L 1066156 336838 Z M 1133046 336838 C 1133481 337422 1133843 338044 1134308 338616 1137727 342789 1141228 340808 1142748 339765 1142867 340398 1143091 341010 1143249 341635 L 1162855 341635 C 1162934 341182 1163134 340796 1163171 340320 1163260 339144 1163162 337988 1163060 336838 L 1133046 336838 Z M 1220545 336838 C 1220989 338277 1221508 339675 1222066 340987 1222162 341203 1222239 341420 1222325 341635 L 1249983 341635 C 1248187 339716 1246270 338122 1244437 336838 L 1220545 336838 Z M 1248573 336838 L 1248462 339857 1251782 337764 1252283 341635 1253730 341635 1258052 337098 C 1258134 337010 1258193 336926 1258275 336838 L 1248573 336838 Z M 1299028 336838 C 1299098 337409 1299201 337951 1299269 338524 1299079 338903 1298791 339087 1298601 339561 L 1298694 339468 C 1298383 340222 1298084 340960 1297748 341635 L 1315315 341635 C 1314747 341020 1314194 340411 1313608 339654 1312943 338895 1312381 338153 1311716 337394 1311480 337159 1311194 337029 1310937 336838 L 1299028 336838 Z M 1321121 336838 C 1320876 338441 1320962 340042 1321417 341635 L 1352173 341635 C 1352333 339996 1352305 338395 1352154 336838 L 1321121 336838 Z M 1442546 336838 C 1442781 338437 1443021 340022 1443233 341635 L 1455438 341635 C 1455236 340021 1454976 338439 1454752 336838 L 1442546 336838 Z M 1560447 336838 C 1560698 338440 1560983 340020 1561208 341635 L 1572987 341635 C 1572771 340021 1572485 338439 1572245 336838 L 1560447 336838 Z M 1652843 336838 C 1653079 338439 1653355 340021 1653566 341635 L 1665883 341635 C 1665678 340039 1665501 338421 1665271 336838 L 1652843 336838 Z M 2096 346451 C 1917 348038 1732 349629 1577 351229 L 12929 351229 C 13087 349648 13155 348018 13337 346451 L 2096 346451 Z M 94584 346451 C 94333 348024 94212 349645 93991 351229 L 105751 351229 C 105982 349645 106101 348024 106363 346451 L 94584 346451 Z M 212115 346451 C 211881 348024 211782 349645 211577 351229 L 222818 351229 C 223031 349646 223150 348023 223393 346451 L 212115 346451 Z M 355039 346451 C 354889 348030 354781 349637 354650 351229 L 365687 351229 C 365820 349639 365924 348027 366076 346451 L 355039 346451 Z M 458156 346451 L 458602 351229 461199 351229 463462 346451 458156 346451 Z M 476929 346451 C 476815 347569 476799 348636 476799 349525 L 476799 351229 599987 351229 C 600055 349594 600186 348070 600265 346451 L 476929 346451 Z M 758808 346451 C 760533 348029 762291 349521 764002 351229 L 820059 351229 C 821668 350733 823425 350335 825550 350099 826552 350099 827017 350288 827553 351229 L 1022973 351229 C 1023677 349708 1024343 348091 1024995 346451 L 758808 346451 Z M 1066602 346451 C 1066680 348032 1066737 349633 1066806 351229 L 1078288 351229 C 1078221 349626 1078141 348040 1078065 346451 L 1066602 346451 Z M 1145011 346451 C 1145365 347190 1145633 347935 1146087 348673 1146683 349906 1147417 350687 1148201 351229 L 1154786 351229 C 1157469 350259 1159553 348630 1160982 346451 L 1145011 346451 Z M 1208803 346451 C 1208551 347625 1208618 348739 1208673 349340 1208752 350023 1208959 350608 1209118 351229 L 1255270 351229 C 1254892 349456 1254186 347930 1253396 346451 L 1208803 346451 Z M 1293741 346451 C 1292386 347924 1291112 349504 1289939 351229 L 1322345 351229 C 1322464 350366 1322522 349522 1322438 348766 1322326 347876 1321915 347151 1321492 346451 L 1293741 346451 Z M 1323847 346451 C 1324046 346713 1324129 346987 1324348 347247 L 1327094 350470 1330803 346673 C 1331921 348728 1333510 350091 1335144 351229 L 1349984 351229 C 1350344 350409 1350740 349652 1350930 348581 L 1351394 346451 1323847 346451 Z M 1443900 346451 C 1444082 348021 1444168 349645 1444327 351229 L 1456458 351229 C 1456307 349644 1456205 348023 1456032 346451 L 1443900 346451 Z M 1561876 346451 C 1562068 348023 1562171 349644 1562339 351229 L 1574081 351229 C 1573919 349644 1573821 348022 1573636 346451 L 1561876 346451 Z M 1654197 346451 C 1654377 348023 1654468 349644 1654624 351229 L 1666885 351229 C 1666729 349630 1666563 348037 1666384 346451 L 1654197 346451 Z M 1076 356045 C 945 357646 774 359227 668 360841 L 12094 360841 C 12204 359227 12368 357645 12502 356045 L 1076 356045 Z M 93397 356045 C 93207 357645 92981 359230 92822 360841 L 104508 360841 C 104675 359229 104921 357646 105121 356045 L 93397 356045 Z M 211020 356045 C 210843 357646 210612 359229 210464 360841 L 221668 360841 C 221821 359229 222058 357646 222243 356045 L 211020 356045 Z M 354242 356045 C 354129 357656 353946 359216 353852 360841 L 364908 360841 C 365002 359216 365183 357655 365297 356045 L 354242 356045 Z M 476836 356045 C 476864 356979 476862 357877 476613 358063 475687 358879 474868 359832 474072 360841 L 601767 360841 C 601471 359382 600882 357721 600246 356045 L 476836 356045 Z M 768918 356045 C 768990 356110 769049 356183 769122 356248 770632 357597 773395 360044 776801 360841 L 781346 360841 C 782187 360603 783054 360235 783943 359675 789546 356261 794761 355876 800934 358341 803594 359479 806924 358816 810154 356730 810478 356527 810715 356270 811007 356045 L 768918 356045 Z M 827924 356045 L 827924 360841 843673 360841 C 843954 360772 844131 360798 844433 360712 L 844637 360712 C 844637 360712 844698 360788 844730 360841 L 1017742 360841 C 1018723 359301 1019675 357715 1020580 356045 L 827924 356045 Z M 1067028 356045 C 1067087 357661 1067183 359211 1067232 360841 L 1078733 360841 C 1078685 359204 1078568 357668 1078510 356045 L 1067028 356045 Z M 1211214 356045 C 1212246 357644 1213424 359090 1214553 360434 1214665 360564 1214775 360711 1214887 360841 L 1257032 360841 C 1256558 359283 1256217 357679 1255993 356045 L 1211214 356045 Z M 1286952 356045 C 1286914 356119 1286860 356173 1286822 356248 1286822 356438 1286638 356540 1285784 356730 1284353 357066 1280846 357912 1278790 360841 L 1316539 360841 C 1316714 360370 1316912 359906 1317411 359582 1318763 358682 1319749 357409 1320564 356045 L 1286952 356045 Z M 1444754 356045 C 1444891 357648 1445085 359224 1445199 360841 L 1457293 360841 C 1457185 359225 1457016 357648 1456885 356045 L 1444754 356045 Z M 1562803 356045 C 1562947 357649 1563148 359223 1563267 360841 L 1574972 360841 C 1574856 359224 1574666 357649 1574527 356045 L 1562803 356045 Z M 1655050 356045 C 1655183 357649 1655369 359224 1655477 360841 L 1667812 360841 C 1667706 359223 1667517 357649 1667386 356045 L 1655050 356045 Z M 1353026 358619 C 1352449 359318 1351937 360105 1351375 360841 L 1357571 360841 1353026 358619 Z M 501 365638 C 420 367230 391 368849 334 370454 L 1668146 370454 C 1668089 368850 1668060 367229 1667979 365638 L 501 365638 Z M 167 375251 C 134 376831 10 378363 0 379955 L 11000 379955 C 11040 378380 11122 376828 11204 375251 L 167 375251 Z M 91839 375251 C 91775 376803 91702 378388 91598 379955 L 103414 379955 C 103504 378447 103546 376915 103637 375417 L 209629 375417 C 209583 376915 209522 378447 209443 379955 L 221000 379955 C 221094 378447 221132 376915 221222 375417 L 353518 375417 C 353518 376960 353455 378457 353388 379955 L 364963 379955 C 365024 378447 365066 376915 365112 375417 L 365204 375417 465502 375417 C 465407 376745 465500 377969 465595 378918 465595 378918 465207 379302 465112 379492 465009 379624 464970 379817 464871 379955 L 618759 379955 C 616583 378496 613716 377348 609762 376936 L 610040 376454 605626 375251 91839 375251 Z M 827813 375251 L 827813 379955 839221 379955 839221 375251 827813 375251 Z M 844730 375251 L 844730 376269 C 844540 377123 844631 378060 844915 379103 844662 379356 844223 379633 843988 379955 L 1000955 379955 C 1001078 379792 1001231 379667 1001344 379492 1001439 379302 1001820 379017 1002105 378733 1002864 378069 1004092 377027 1004757 375510 1004923 375510 1005091 375353 1005258 375251 L 844730 375251 Z M 1067158 375251 C 1067159 376849 1067205 378402 1067251 379955 L 1078937 379955 C 1078905 378389 1078891 376803 1078844 375251 L 1067158 375251 Z M 1224978 375251 C 1225404 376517 1225831 377793 1226425 378640 L 1225089 379010 1225868 379955 1259091 379955 1260055 377973 1258905 376732 C 1258905 376732 1259629 375823 1260018 375251 L 1224978 375251 Z M 1268755 375251 L 1268588 375417 C 1268188 377174 1268485 378661 1269070 379955 L 1344716 379955 C 1345368 379242 1345984 378494 1346478 377584 1346715 378531 1347057 379302 1347424 379955 L 1383818 379955 C 1381678 377713 1378372 376551 1373059 377029 1370020 377313 1367079 378157 1364230 379010 1363850 379105 1363478 379210 1363098 379399 1363383 378451 1363467 377403 1363562 376454 1363562 375980 1363467 375704 1363562 375325 L 1445904 375325 C 1445904 376899 1445994 378427 1446089 379955 L 1458721 379955 C 1458639 378447 1458581 376915 1458536 375417 L 1564621 375417 C 1564666 376960 1564724 378457 1564807 379955 L 1575955 379955 C 1575873 378388 1575808 376803 1575751 375251 L 1268755 375251 Z M 1656219 375251 C 1656262 376804 1656348 378363 1656404 379955 L 1668462 379955 C 1668451 378364 1668346 376829 1668313 375251 L 1656219 375251 Z M 37 384863 C 55 386439 174 387982 223 389549 L 11260 389549 C 11203 387988 11100 386434 11074 384863 L 37 384863 Z M 91412 384863 C 91417 386440 91544 387981 91579 389549 L 103340 389549 C 103309 387992 103173 386466 103173 384900 103173 384887 103173 384876 103173 384863 L 91412 384863 Z M 209258 384863 C 209258 384876 209258 384887 209258 384900 209258 386466 209378 387992 209406 389549 L 220889 389549 C 220859 387992 220740 386467 220740 384900 220740 384887 220740 384876 220740 384863 L 209258 384863 Z M 353240 384863 C 353240 384876 353240 384887 353240 384900 353240 386470 353315 387991 353333 389549 L 364908 389549 C 364889 387989 364815 386471 364815 384900 364815 384887 364815 384876 364815 384863 L 353240 384863 Z M 462831 384863 C 462486 386388 462347 387943 462404 389549 L 638681 389549 C 637142 389317 635578 388982 633988 388493 631899 387924 629794 387259 627514 386974 L 627514 386882 C 627196 386292 626766 385550 626160 384863 L 462831 384863 Z M 827813 384863 L 827813 389549 839221 389549 839221 384863 827813 384863 Z M 842578 384863 C 842591 386106 842763 387478 843394 389160 843447 389299 843526 389410 843580 389549 L 994017 389549 C 994723 388477 995399 387481 996206 386215 996627 385759 996901 385316 997170 384863 L 842578 384863 Z M 1067344 384863 C 1067343 386471 1067261 387954 1067251 389549 L 1078919 389549 C 1078929 387958 1079010 386466 1079011 384863 L 1067344 384863 Z M 1229597 384863 C 1230587 386352 1231460 387910 1232175 389549 L 1264600 389549 C 1263571 388558 1262499 387835 1261465 387548 1261394 386694 1261166 385775 1260927 384863 L 1229597 384863 Z M 1269423 384863 C 1269533 385292 1269640 385802 1269738 386122 1270217 387477 1270918 388540 1271575 389549 L 1339615 389549 C 1340089 388791 1340455 387935 1340579 386882 L 1340783 385178 C 1340794 385069 1340810 384972 1340820 384863 L 1269423 384863 Z M 1348184 384863 C 1348680 386448 1349489 388270 1351282 389549 L 1359444 389549 C 1359797 389316 1360204 389132 1360538 388882 1360705 389132 1360800 389363 1360947 389549 L 1412552 389549 C 1409429 388087 1406279 386732 1403165 385178 1402869 385030 1402513 384986 1402201 384863 L 1391479 384863 C 1390391 385230 1389307 385638 1388270 386215 1387795 386499 1387502 386782 1387027 387067 1386876 386252 1386579 385601 1386359 384863 L 1348184 384863 Z M 1446015 384863 C 1446007 386445 1445870 387987 1445774 389549 L 1458703 389549 C 1458784 388020 1458926 386501 1458926 384900 1458926 384887 1458926 384876 1458926 384863 L 1446015 384863 Z M 1565011 384863 C 1565011 384876 1565011 384887 1565011 384900 L 1564918 384993 C 1564918 386524 1564836 388028 1564807 389549 L 1575899 389549 C 1575935 387977 1576099 386445 1576103 384863 L 1565011 384863 Z M 1656330 384863 C 1656305 386435 1656220 387987 1656163 389549 L 1668350 389549 C 1668398 387989 1668444 386432 1668462 384863 L 1656330 384863 Z M 408 394364 C 489 395958 482 397578 594 399161 L 11686 399161 C 11562 397574 11518 395962 11427 394364 L 408 394364 Z M 91728 394364 C 91795 395959 91796 397577 91895 399161 L 103655 399161 C 103558 397576 103571 395959 103507 394364 L 91728 394364 Z M 209555 394364 C 209613 395960 209616 397575 209703 399161 L 221204 399161 C 221113 397577 221116 395959 221056 394364 L 209555 394364 Z M 353425 394364 C 353462 395959 353482 397578 353537 399161 L 365112 399161 C 365055 397578 365038 395960 365000 394364 L 353425 394364 Z M 463258 394364 C 463579 395350 463848 396367 464352 397216 463704 397834 463371 398507 462942 399161 L 655394 399161 C 655266 399019 655196 398979 655060 398828 L 653447 397124 C 652610 396210 651717 395273 650757 394364 L 463258 394364 Z M 827813 394364 L 827813 399161 839221 399161 839221 394364 827813 394364 Z M 845843 394364 C 846713 396056 847682 397647 848718 399161 L 987951 399161 C 988911 397564 989917 395963 990956 394364 L 845843 394364 Z M 1067140 394364 C 1067120 395982 1067076 397557 1067047 399161 L 1078733 399161 C 1078762 397558 1078806 395980 1078826 394364 L 1067140 394364 Z M 1234271 394364 C 1234937 395982 1235587 397599 1236442 399161 L 1268217 399161 C 1268470 397243 1268135 395722 1267586 394364 L 1234271 394364 Z M 1273151 394364 C 1273179 396371 1273665 397948 1274468 399161 L 1336925 399161 C 1336810 398982 1336811 398827 1336684 398642 1336966 396810 1336469 395464 1335960 394364 L 1273151 394364 Z M 1339707 394364 L 1339169 395327 1339169 396939 C 1339248 397544 1339483 398393 1339633 399161 L 1430433 399161 C 1428692 397430 1426686 396056 1424349 395049 1423856 394833 1423376 394582 1422884 394364 L 1339707 394364 Z M 1443956 394364 C 1443794 395123 1443746 395883 1443919 396661 1444096 397724 1444623 398518 1445310 399161 L 1465659 399161 C 1465234 398359 1464936 397481 1464435 396753 1463797 395862 1463086 395091 1462376 394364 L 1443956 394364 Z M 1564695 394364 C 1564631 395970 1564533 397567 1564436 399161 L 1575491 399161 C 1575591 397573 1575627 395963 1575695 394364 L 1564695 394364 Z M 1655978 394364 C 1655887 395962 1655842 397574 1655718 399161 L 1667868 399161 C 1667981 397562 1668121 395973 1668202 394364 L 1655978 394364 Z M 1002 403976 C 1148 405589 1399 407171 1577 408773 L 12725 408773 C 12533 407179 12365 405582 12206 403976 L 1002 403976 Z M 92303 403976 C 92435 405585 92603 407175 92767 408773 L 104527 408773 C 104362 407173 104158 405588 104026 403976 L 92303 403976 Z M 210037 403976 C 210156 405587 210334 407173 210482 408773 L 222020 408773 C 221865 407173 221681 405588 221556 403976 L 210037 403976 Z M 353722 403976 C 353797 405592 353925 407171 354019 408773 L 365612 408773 C 365515 407173 365394 405590 365316 403976 L 353722 403976 Z M 461143 403976 C 460990 405702 461173 407324 461403 408773 L 667952 408773 C 667854 408479 667792 408137 667693 407847 667192 406397 666244 404999 664966 403976 L 461143 403976 Z M 827813 403976 L 827813 408773 839221 408773 839221 403976 827813 403976 Z M 852113 403976 C 853260 405477 854205 407084 854988 408773 L 983073 408773 C 983719 407142 984426 405536 985225 403976 L 852113 403976 Z M 1066954 403976 C 1066915 405567 1066891 407197 1066843 408773 L 1078548 408773 C 1078595 407196 1078602 405566 1078640 403976 L 1066954 403976 Z M 1239595 403976 C 1240829 405649 1242110 407250 1243435 408773 L 1269979 408773 C 1268569 407930 1267069 407089 1266882 406995 1266811 406575 1267136 405166 1267382 403976 L 1239595 403976 Z M 1283224 403976 L 1283799 404143 C 1286173 404902 1289110 405950 1292814 404717 1292814 404717 1292805 404805 1293185 404995 1293701 407130 1294777 408136 1295819 408773 L 1339077 408773 C 1339105 408405 1339274 408155 1339262 407755 1339225 406247 1339062 405122 1338854 403976 L 1283224 403976 Z M 1342137 403976 C 1342524 404353 1342833 404752 1343343 405088 1344958 406131 1348754 408692 1352933 405847 1354738 404614 1357394 403569 1361763 405940 1362997 406603 1364143 407362 1365473 408310 L 1366178 408773 1474025 408773 C 1473486 407654 1473129 406389 1473172 404902 L 1473172 403976 1442880 403976 C 1442708 404198 1442381 404532 1442491 404532 1442016 404627 1441441 404518 1440302 404328 1439447 404233 1437464 403946 1435089 406032 1434756 405287 1434337 404655 1433958 403976 L 1342137 403976 Z M 1564083 403976 C 1563952 405577 1563839 407184 1563675 408773 L 1574712 408773 C 1574879 407166 1575152 405595 1575287 403976 L 1564083 403976 Z M 1655199 403976 C 1655040 405579 1654871 407181 1654679 408773 L 1667015 408773 C 1667192 407176 1667388 405584 1667534 403976 L 1655199 403976 Z M 2152 413589 C 2361 415180 2469 416806 2708 418386 L 14061 418386 C 13799 416784 13473 415202 13244 413589 L 2152 413589 Z M 93249 413589 C 93445 415193 93652 416792 93879 418386 L 105640 418386 C 105409 416796 105226 415190 105028 413589 L 93249 413589 Z M 210927 413589 C 211106 415189 211258 416796 211465 418386 L 223040 418386 C 222824 416798 222670 415188 222484 413589 L 210927 413589 Z M 354297 413589 C 354410 415187 354499 416801 354631 418386 L 366262 418386 C 366125 416802 366027 415186 365909 413589 L 354297 413589 Z M 461736 413589 C 461708 413748 461748 413962 461699 414107 461127 415608 461535 417147 462701 418386 L 670160 418386 C 669938 416752 669753 415147 669362 413589 L 461736 413589 Z M 827813 413589 L 827813 418386 839221 418386 839221 413589 827813 413589 Z M 856787 413589 C 857291 415157 857794 416740 858234 418386 L 983963 418386 C 983715 415994 982454 414472 981385 413718 981385 413698 981419 413615 981422 413589 L 856787 413589 Z M 1066750 413589 C 1066691 415174 1066670 416815 1066602 418386 L 1078288 418386 C 1078355 416804 1078378 415183 1078436 413589 L 1066750 413589 Z M 1247442 413589 C 1247849 414094 1248225 414490 1248647 415052 1249748 417066 1251029 417981 1252227 418386 L 1297952 418386 C 1296867 417865 1295702 417420 1294428 417126 1293657 415361 1292461 414302 1291219 413589 L 1247442 413589 Z M 1301495 413589 C 1301354 415222 1301151 416805 1300957 418386 L 1311493 418386 C 1311672 416887 1311854 415373 1311994 413904 1313229 415516 1314945 416654 1316465 417034 1316940 417128 1317418 417237 1317893 417237 1318653 417237 1319213 416855 1319878 416571 1322252 417140 1323862 416475 1324812 415811 1325097 415622 1325288 415427 1325572 415237 1326997 417134 1328621 417700 1329950 417700 1330995 417700 1331847 417411 1332417 417126 1333618 416581 1335688 415492 1337259 413589 L 1301495 413589 Z M 1373041 413589 C 1372797 415188 1372714 416787 1372707 418386 L 1385247 418386 C 1385767 416886 1386160 415315 1386304 413589 L 1373041 413589 Z M 1389439 413589 C 1390013 413872 1390559 414221 1390737 414756 1390979 415400 1390646 416704 1389717 418386 L 1456403 418386 C 1456420 418255 1456441 418127 1456458 417997 1457883 416954 1459214 415799 1460354 414756 1460639 414471 1461015 414204 1461300 414015 1461395 414489 1461293 414763 1461578 415237 1461768 415711 1461965 416370 1462060 417034 1462155 417385 1462338 417915 1462487 418386 L 1486861 418386 C 1486853 418379 1486851 418374 1486843 418367 1485228 417040 1483337 415516 1480962 414663 1480704 414577 1479820 414174 1478792 413589 L 1389439 413589 Z M 1563081 413589 C 1562883 415187 1562719 416798 1562488 418386 L 1573506 418386 C 1573736 416797 1573901 415188 1574100 413589 L 1563081 413589 Z M 1654141 413589 C 1653913 415202 1653605 416783 1653344 418386 L 1665772 418386 C 1666013 416794 1666230 415192 1666440 413589 L 1654141 413589 Z M 3562 423201 C 3839 424812 4180 426398 4489 427998 L 15804 427998 C 15477 426413 15228 424797 14932 423201 L 3562 423201 Z M 94677 423201 C 94939 424801 95182 426409 95475 427998 L 107291 427998 C 106992 426408 106723 424803 106456 423201 L 94677 423201 Z M 212226 423201 C 212466 424802 212699 426408 212968 427998 L 224617 427998 C 224337 426407 224070 424804 223819 423201 L 212226 423201 Z M 355113 423201 C 355267 424804 355423 426409 355596 427998 L 367263 427998 C 367085 426407 366922 424806 366763 423201 L 355113 423201 Z M 468210 423201 C 469412 424646 470438 426254 471327 427998 L 670086 427998 C 670407 426392 670601 424796 670623 423201 L 468210 423201 Z M 827813 423201 L 827813 427998 839221 427998 839221 423201 827813 423201 Z M 859607 423201 C 859904 424281 860199 425383 860497 426424 860257 426966 860237 427470 860089 427998 L 983073 427998 C 982731 426368 982798 424798 983295 423201 L 859607 423201 Z M 1066305 423201 C 1066223 424830 1066081 426384 1065989 427998 L 1077713 427998 C 1077802 426388 1077912 424825 1077991 423201 L 1066305 423201 Z M 1254750 423201 C 1256268 424924 1258331 426226 1261001 427368 1261721 427690 1262421 427800 1263135 427998 L 1356754 427998 1358721 426238 1355215 423386 C 1355114 423306 1355018 423277 1354918 423201 L 1336313 423201 C 1335945 423430 1335509 423642 1335163 423868 1335163 423773 1334979 423592 1334884 423497 L 1334847 423201 1254750 423201 Z M 1372855 423201 C 1372867 423423 1372862 423645 1372874 423868 L 1373115 427998 1379366 427998 1379719 427572 C 1380933 426111 1381959 424664 1382891 423201 L 1372855 423201 Z M 1387101 423201 C 1386835 423723 1386529 424171 1386267 424720 L 1384597 427998 1454826 427998 C 1455090 426397 1455365 424812 1455605 423201 L 1443121 423201 C 1443102 423367 1443081 423512 1443066 423683 1443030 423521 1442901 423362 1442862 423201 L 1387101 423201 Z M 1465622 423201 C 1466981 424365 1468707 425253 1471372 424998 1471657 425282 1472027 425676 1472597 425961 1473451 426624 1474885 427753 1476974 427942 1477043 427949 1477093 427988 1477160 427998 L 1498380 427998 C 1498228 427471 1498047 426919 1498047 426516 1498047 425944 1497943 424519 1497119 423201 L 1465622 423201 Z M 1561690 423201 C 1561422 424804 1561156 426406 1560856 427998 L 1571948 427998 C 1572246 426391 1572627 424819 1572894 423201 L 1561690 423201 Z M 1652472 423201 C 1652176 424800 1651928 426410 1651600 427998 L 1664140 427998 C 1664446 426411 1664699 424800 1664974 423201 L 1652472 423201 Z M 5435 432813 C 5775 434402 5992 436033 6363 437610 L 18067 437610 C 17666 436011 17230 434425 16862 432813 L 5435 432813 Z M 96365 432813 C 96696 434428 97116 436007 97478 437610 L 109313 437610 C 108941 436005 108502 434430 108163 432813 L 96365 432813 Z M 213747 432813 C 214051 434430 214453 436005 214786 437610 L 226509 437610 C 226161 436004 225732 434433 225415 432813 L 213747 432813 Z M 356078 432813 C 356274 434435 356549 436003 356764 437610 L 368451 437610 C 368227 436005 367949 434434 367746 432813 L 356078 432813 Z M 473534 432813 C 473700 433218 473870 433608 474035 434017 L 475092 436573 C 475248 436923 475452 437261 475612 437610 L 665819 437610 C 666983 436036 667859 434435 668564 432813 L 473534 432813 Z M 827813 432813 L 827813 437610 839221 437610 839221 432813 827813 432813 Z M 859699 432813 C 859950 434581 860484 436166 861091 437610 L 986838 437610 C 986543 436420 986099 435244 985484 434017 985259 433596 985092 433219 984891 432813 L 859699 432813 Z M 1065693 432813 C 1065591 434412 1065507 436027 1065396 437610 L 1077138 437610 C 1077245 436028 1077318 434409 1077416 432813 L 1065693 432813 Z M 1284300 432813 C 1288331 433722 1292542 434270 1296988 433925 1297082 434114 1297187 434291 1297377 434480 1297377 434575 1297560 434589 1297655 434684 1297485 435670 1297260 436629 1297080 437610 L 1343046 437610 C 1345294 436159 1347713 434762 1350466 433258 1350695 433129 1350810 432954 1351023 432813 L 1284300 432813 Z M 1373412 432813 L 1373542 434962 1375341 432813 1373412 432813 Z M 1388882 432813 L 1390533 432869 C 1392289 432982 1394104 432982 1395950 432813 L 1388882 432813 Z M 1400513 432813 C 1402036 434426 1403878 435569 1405929 436388 1405639 436785 1405459 437209 1405187 437610 L 1416818 437610 C 1416748 437396 1416724 437176 1416651 436962 1417506 436583 1418467 436381 1419322 435906 1419999 435476 1421365 434483 1422160 432813 L 1400513 432813 Z M 1424423 432813 C 1425150 434428 1426048 436032 1427132 437610 L 1453305 437610 C 1453292 437442 1453344 437322 1453324 437147 1453603 435731 1453768 434246 1454028 432813 L 1424423 432813 Z M 1479349 432813 C 1479047 434594 1479172 436265 1479961 437610 L 1501256 437610 C 1500715 436721 1500047 435909 1499104 435351 1499328 434423 1499240 433631 1499215 432813 L 1479349 432813 Z M 1559872 432813 C 1559535 434417 1559185 436018 1558815 437610 L 1569945 437610 C 1570305 436020 1570616 434415 1570946 432813 L 1559872 432813 Z M 1650561 432813 C 1650193 434425 1649738 436010 1649337 437610 L 1662081 437610 C 1662453 436022 1662777 434413 1663119 432813 L 1650561 432813 Z M 1016629 435721 L 1015702 437610 1018169 437610 1016629 435721 Z M 1366530 436073 C 1364579 436275 1362883 436926 1361392 437610 L 1373041 437610 C 1370866 436248 1368621 435857 1366530 436073 Z M 7680 442407 C 8093 444022 8552 445620 8997 447223 L 20590 447223 C 20120 445629 19711 444013 19273 442407 L 7680 442407 Z M 98591 442407 C 98986 444009 99316 445633 99741 447223 L 111631 447223 C 111195 445636 110886 444006 110481 442407 L 98591 442407 Z M 215806 442407 C 216169 444006 216453 445635 216845 447223 L 228679 447223 C 228271 445636 227964 444007 227585 442407 L 215806 442407 Z M 357432 442407 C 357668 444006 357864 445638 358118 447223 L 369879 447223 C 369615 445639 369399 444006 369155 442407 L 357432 442407 Z M 477986 442407 C 478710 443845 479352 445312 480119 446723 480208 446894 480290 447052 480379 447223 L 660328 447223 C 661121 445549 661896 443943 662740 442407 L 477986 442407 Z M 827813 442407 L 827813 447223 839221 447223 839221 442407 827813 442407 Z M 862760 442407 C 862932 443969 862528 445378 861443 446908 861365 447011 861314 447119 861239 447223 L 987284 447223 987284 442407 862760 442407 Z M 1013197 442407 C 1013006 442710 1012838 443039 1012641 443315 1011908 444379 1011200 445680 1010600 447223 L 1024420 447223 C 1023701 445543 1022821 443936 1021786 442407 L 1013197 442407 Z M 1065081 442407 C 1064959 443981 1064915 445664 1064784 447223 L 1076563 447223 C 1076689 445663 1076724 443981 1076841 442407 L 1065081 442407 Z M 1296153 442407 C 1295832 444011 1295552 445631 1295207 447223 L 1306745 447223 C 1307079 445624 1307397 444016 1307709 442407 L 1296153 442407 Z M 1315444 442407 C 1316160 442653 1316932 442833 1317800 442833 1318503 442833 1319260 442645 1320026 442407 L 1315444 442407 Z M 1327687 442407 C 1328939 443455 1330417 444074 1331935 444074 1333459 444074 1334976 443408 1336461 442407 L 1327687 442407 Z M 1355270 442407 L 1357014 443870 C 1355557 444827 1354411 445998 1353415 447223 L 1391850 447223 C 1391469 445343 1390666 443686 1390255 443018 1390101 442750 1389898 442650 1389736 442407 L 1355270 442407 Z M 1402312 442407 C 1401537 443983 1400898 445603 1400309 447223 L 1418784 447223 C 1418619 445606 1418392 443996 1418042 442407 L 1402312 442407 Z M 1432196 442407 C 1433854 443253 1435826 443796 1438224 443870 1438319 443870 1438607 444072 1438892 444167 1438643 445202 1438282 446192 1438020 447223 L 1450968 447223 C 1451331 445725 1451739 444249 1452081 442741 1452152 442644 1452163 442507 1452229 442407 L 1432196 442407 Z M 1486824 442407 C 1487372 444907 1489296 447644 1494633 447000 L 1495579 447000 C 1495579 447000 1496730 447204 1497490 447204 1498440 447204 1499580 447000 1500625 446241 L 1502424 444352 1502424 442648 C 1502433 442570 1502418 442486 1502424 442407 L 1486824 442407 Z M 1557665 442407 C 1557255 444022 1556809 445620 1556367 447223 L 1567589 447223 C 1568021 445610 1568542 444032 1568943 442407 L 1557665 442407 Z M 1648131 442407 C 1647694 444010 1647302 445632 1646833 447223 L 1659595 447223 C 1660038 445625 1660445 444017 1660856 442407 L 1648131 442407 Z M 10295 452001 C 10775 453607 11232 455222 11742 456816 L 23725 456816 C 23181 455218 22660 453612 22148 452001 L 10295 452001 Z M 101169 452001 C 101634 453610 102103 455219 102598 456816 L 114599 456816 C 114088 455218 113595 453611 113115 452001 L 101169 452001 Z M 218162 452001 C 218591 453612 219040 455217 219497 456816 L 231443 456816 C 230965 455216 230500 453615 230052 452001 L 218162 452001 Z M 358972 452001 C 359253 453616 359543 455217 359844 456816 L 371660 456816 C 371348 455215 371042 453618 370751 452001 L 358972 452001 Z M 482809 452001 C 483604 453585 484293 455221 484979 456816 L 654968 456816 C 656071 455257 657057 453648 657917 452001 L 482809 452001 Z M 827813 452001 L 827813 456816 839221 456816 839221 452001 827813 452001 Z M 858531 452001 C 857780 453713 857319 455299 856917 456816 L 987284 456816 C 987282 455211 987272 453606 987284 452001 L 858531 452001 Z M 1005332 452001 C 1004879 453059 1004675 454251 1005035 455631 1005137 456010 1005020 456425 1005017 456816 L 1026776 456816 C 1026635 455144 1026345 453548 1025978 452001 L 1005332 452001 Z M 1064301 452001 C 1064151 453643 1063943 455192 1063782 456816 L 1075580 456816 C 1075734 455194 1075936 453639 1076080 452001 L 1064301 452001 Z M 1294075 452001 C 1293699 453608 1293326 455222 1292925 456816 L 1304556 456816 C 1304944 455210 1305360 453619 1305724 452001 L 1294075 452001 Z M 1338186 452001 C 1335590 452938 1332777 454260 1330488 456816 L 1388122 456816 C 1389187 455220 1390299 453646 1391294 452038 1391301 452026 1391305 452013 1391312 452001 L 1350243 452001 C 1349869 452650 1349407 453374 1349038 453927 1348848 453737 1348653 453545 1348463 453260 1348229 452969 1347565 452464 1347034 452001 L 1338186 452001 Z M 1398806 452001 C 1398363 453600 1397946 455201 1397582 456816 L 1421771 456816 C 1421334 456172 1420871 455549 1420454 455057 1419314 453729 1419042 453357 1419137 452408 1419142 452270 1419096 452139 1419100 452001 L 1398806 452001 Z M 1436647 452001 C 1436204 453612 1435749 455218 1435275 456816 L 1448501 456816 C 1448945 455220 1449363 453610 1449781 452001 L 1436647 452001 Z M 1504910 452001 L 1503185 456576 C 1503157 456636 1503121 456751 1503092 456816 L 1512534 456816 C 1512088 456339 1511630 455741 1511254 455446 1510874 455161 1510500 454881 1510215 454501 L 1508156 452001 1504910 452001 Z M 1555049 452001 C 1554567 453618 1554024 455212 1553510 456816 L 1564825 456816 C 1565317 455224 1565753 453606 1566216 452001 L 1555049 452001 Z M 1645275 452001 C 1644763 453613 1644242 455217 1643698 456816 L 1656720 456816 C 1657231 455218 1657723 453611 1658204 452001 L 1645275 452001 Z M 13430 461613 C 13981 463224 14537 464831 15118 466429 L 27231 466429 C 26608 464817 25910 463238 25320 461613 L 13430 461613 Z M 104045 461613 C 104583 463237 105219 464818 105788 466429 L 117883 466429 C 117295 464818 116639 463237 116083 461613 L 104045 461613 Z M 220833 461613 C 221329 463235 221904 464819 222428 466429 L 234504 466429 C 233957 464822 233370 463234 232853 461613 L 220833 461613 Z M 360734 461613 C 361061 463235 361426 464823 361773 466429 L 373663 466429 C 373304 464823 372926 463235 372587 461613 L 360734 461613 Z M 486890 461613 C 486910 461677 486944 461735 486964 461798 487605 463931 488799 465445 490340 466429 L 655339 466429 C 655202 465176 654891 464051 654300 463132 654466 462633 654536 462121 654615 461613 L 486890 461613 Z M 827813 461613 L 827813 466429 839221 466429 839221 461613 827813 461613 Z M 856305 461613 C 856360 462125 856310 462612 856509 463132 855739 464120 855227 465244 854821 466429 L 985892 466429 C 985958 465927 986117 465463 986041 464928 986924 463680 987155 462472 987209 461613 L 856305 461613 Z M 1001474 461613 C 999813 462252 998316 463093 997263 464354 997073 464354 996971 464262 996781 464262 993770 464088 992169 465257 991235 466429 L 1027703 466429 C 1027831 465100 1027617 463878 1026887 462836 1026887 462836 1026704 462745 1026609 462650 1026724 462304 1026761 461952 1026831 461613 L 1001474 461613 Z M 1063263 461613 C 1063092 463221 1062924 464837 1062743 466429 L 1074596 466429 C 1074770 464839 1074915 463219 1075079 461613 L 1063263 461613 Z M 1291682 461613 C 1291249 463227 1290786 464827 1290328 466429 L 1302089 466429 C 1302529 464827 1302971 463227 1303387 461613 L 1291682 461613 Z M 1326519 461613 C 1323914 462779 1321606 464354 1319507 465966 1319321 466110 1319183 466279 1319006 466429 L 1388938 466429 C 1387451 465071 1385942 463541 1384467 462373 L 1384931 461613 1326519 461613 Z M 1396803 461613 C 1396817 462006 1396757 462473 1396803 462836 1395811 463761 1395043 465011 1394391 466429 L 1423607 466429 C 1423555 465755 1423439 464976 1423125 464169 1423380 463341 1423434 462470 1423403 461613 L 1396803 461613 Z M 1433902 461613 C 1433394 463216 1432936 464838 1432400 466429 L 1445663 466429 C 1446167 464836 1446614 463219 1447091 461613 L 1433902 461613 Z M 1502257 461613 C 1502280 461845 1502190 462046 1502239 462280 L 1502332 462373 C 1501313 463604 1501085 465007 1501126 466429 L 1515557 466429 C 1515700 465188 1515750 463580 1514482 462076 1514500 461907 1514438 461777 1514444 461613 L 1502257 461613 Z M 1551970 461613 C 1551416 463230 1550795 464824 1550208 466429 L 1568646 466429 C 1568680 466128 1568783 465796 1568813 465503 L 1569258 461613 1551970 461613 Z M 1642140 461613 C 1641550 463240 1640833 464816 1640211 466429 L 1653437 466429 C 1654019 464827 1654592 463227 1655143 461613 L 1642140 461613 Z M 64144 462743 C 62340 462553 60628 463214 59489 464447 59014 464447 58442 464350 57967 464540 57168 464918 56448 465581 55946 466429 L 68374 466429 C 67606 463502 65088 462822 64144 462743 Z M 16806 471226 C 17431 472847 18135 474433 18791 476041 L 31033 476041 C 30348 474456 29777 472824 29123 471226 L 16806 471226 Z M 55890 471226 L 56261 472318 56150 472133 C 56504 473254 56997 474618 57634 476041 L 66296 476041 C 66346 475758 66491 475451 66519 475171 L 67558 474022 C 68464 473118 68712 472123 68782 471226 L 55890 471226 Z M 107532 471226 C 108132 472826 108665 474453 109294 476041 L 121518 476041 C 120867 474454 120321 472826 119701 471226 L 107532 471226 Z M 224061 471226 C 224614 472825 225094 474454 225674 476041 L 237899 476041 C 237293 474456 236770 472825 236192 471226 L 224061 471226 Z M 362867 471226 C 363235 472825 363556 474457 363943 476041 L 375889 476041 C 375488 474458 375157 472824 374776 471226 L 362867 471226 Z M 496313 471226 C 497098 472768 498227 473836 499207 474411 L 500635 475263 C 501078 475526 501497 475782 501933 476041 L 654764 476041 C 654788 475663 654851 475269 654875 474893 654978 473655 655096 472451 655190 471226 L 496313 471226 Z M 827813 471226 L 827813 476041 839221 476041 839221 471226 827813 471226 Z M 854060 471226 C 853962 472789 853832 474363 853931 475930 853933 475968 853946 476003 853949 476041 L 980754 476041 C 982180 474475 983264 472834 984149 471226 L 854060 471226 Z M 989157 471226 C 988627 472713 988210 474391 987784 476041 L 1023900 476041 C 1024578 474424 1025248 472798 1026034 471226 L 989157 471226 Z M 1062242 471226 C 1062051 472801 1061924 474483 1061723 476041 L 1073613 476041 C 1073805 474482 1073913 472800 1074096 471226 L 1062242 471226 Z M 1288956 471226 C 1288466 472844 1287930 474435 1287416 476041 L 1299306 476041 C 1299800 474449 1300247 472831 1300716 471226 L 1288956 471226 Z M 1314981 471226 C 1314119 472613 1313346 474030 1312662 475356 1312542 475595 1312411 475806 1312291 476041 L 1423718 476041 C 1423667 475273 1423662 474476 1423589 473744 1423507 472893 1423440 472047 1423403 471226 L 1314981 471226 Z M 1430619 471226 C 1430040 472842 1429425 474438 1428820 476041 L 1442361 476041 C 1442934 474442 1443505 472838 1444049 471226 L 1430619 471226 Z M 1502072 471226 C 1502382 472283 1502690 473454 1502999 474133 1503048 474574 1503152 475292 1503482 476041 L 1513851 476041 C 1514669 474979 1514960 473766 1515057 472615 1515206 472316 1515371 471734 1515539 471226 L 1502072 471226 Z M 1548446 471226 C 1548391 471366 1548352 471512 1548297 471652 1545852 472262 1543915 473850 1542640 476041 L 1564714 476041 C 1566172 474546 1567169 472920 1567737 471226 L 1548446 471226 Z M 1638300 471226 C 1637647 472823 1637073 474456 1636389 476041 L 1649597 476041 C 1650257 474425 1651027 472855 1651656 471226 L 1638300 471226 Z M 20868 480838 C 21559 482441 22207 484063 22927 485653 L 35522 485653 C 34756 484056 34013 482449 33278 480838 L 20868 480838 Z M 60472 480838 L 62994 484561 64590 480838 60472 480838 Z M 111353 480838 C 112027 482448 112709 484056 113412 485653 L 125785 485653 C 125054 484055 124332 482450 123633 480838 L 111353 480838 Z M 227566 480838 C 228189 482450 228827 484055 229477 485653 L 241850 485653 C 241171 484054 240497 482452 239846 480838 L 227566 480838 Z M 365204 480838 C 365623 482452 366046 484056 366484 485653 L 378542 485653 C 378087 484053 377622 482456 377187 480838 L 365204 480838 Z M 508723 480838 L 509186 481245 C 510912 482722 512511 484107 513750 485653 L 653780 485653 C 654052 484035 654110 482447 654263 480838 L 508723 480838 Z M 827813 480838 L 827813 485653 839221 485653 839221 480838 827813 480838 Z M 854635 480838 C 854992 482481 855466 484087 855990 485653 L 967584 485653 C 969557 483696 971636 481959 974076 480838 L 854635 480838 Z M 987024 480838 C 987006 482388 987167 483984 987692 485653 L 1020283 485653 C 1020825 484027 1021377 482418 1021953 480838 L 987024 480838 Z M 1061018 480838 C 1060794 482479 1060512 484030 1060276 485653 L 1072222 485653 C 1072446 484033 1072713 482476 1072927 480838 L 1061018 480838 Z M 1284392 480838 L 1281629 485653 1296153 485653 C 1296706 484061 1297202 482443 1297730 480838 L 1285876 480838 C 1285715 481316 1285576 481805 1285413 482283 L 1285116 480838 1284392 480838 Z M 1309286 480838 C 1309134 481025 1309019 481251 1308859 481431 1308384 481905 1307729 482380 1306874 482949 1306305 483329 1305629 483806 1304964 484375 1303558 484001 1301507 484102 1298898 485653 L 1438706 485653 C 1439352 484052 1440003 482453 1440617 480838 L 1427020 480838 C 1426430 482324 1425944 483864 1425332 485338 1424891 484793 1424615 484254 1423978 483709 L 1423125 483042 C 1423363 482285 1423344 481574 1423459 480838 L 1309286 480838 Z M 1541156 480838 C 1540796 483069 1541363 484657 1542306 485598 1542298 485615 1542295 485636 1542287 485653 L 1555309 485653 C 1555340 485627 1555391 485627 1555420 485598 1556845 484555 1557793 483045 1558648 481338 L 1559242 480838 1541156 480838 Z M 1634164 480838 C 1633429 482452 1632667 484053 1631900 485653 L 1645479 485653 C 1646199 484064 1646847 482441 1647538 480838 L 1634164 480838 Z M 25116 490450 C 25889 492074 26743 493656 27546 495266 L 40364 495266 C 39514 493654 38586 492076 37767 490450 L 25116 490450 Z M 115508 490450 C 116258 492071 117084 493658 117864 495266 L 130404 495266 C 129592 493655 128717 492075 127937 490450 L 115508 490450 Z M 231388 490450 C 232081 492073 232856 493657 233576 495266 L 246135 495266 C 245382 493655 244578 492076 243853 490450 L 231388 490450 Z M 367764 490450 C 368236 492080 368776 493654 369267 495266 L 381417 495266 C 380909 493656 380364 492078 379877 490450 L 367764 490450 Z M 515957 490450 C 515967 490511 516004 490555 516013 490617 516273 492240 516437 493688 516662 495266 L 650868 495266 C 651582 493670 652210 492066 652667 490450 L 515957 490450 Z M 827813 490450 L 827813 495266 839221 495266 839221 490450 827813 490450 Z M 857900 490450 C 858429 491734 858897 493070 859440 494321 859577 494632 859692 494954 859829 495266 L 960813 495266 C 960799 495233 960790 495206 960776 495173 960491 494699 960113 493761 959923 493951 960975 492813 962041 491601 963095 490450 L 857900 490450 Z M 987525 490450 C 987204 491187 986771 491966 986041 492802 985343 493608 984782 494433 984297 495266 L 1016870 495266 C 1017433 493652 1018055 492066 1018595 490450 L 987525 490450 Z M 1059553 490450 C 1059307 492055 1059067 493679 1058811 495266 L 1070831 495266 C 1071075 493679 1071302 492054 1071536 490450 L 1059553 490450 Z M 1278698 490450 C 1277801 491838 1276891 493231 1275915 494414 1275709 494685 1275542 494991 1275340 495266 L 1437297 495266 1438206 490450 1437241 490450 1436518 491098 C 1436609 490885 1436686 490664 1436777 490450 L 1278698 490450 Z M 1482298 490450 C 1482112 491285 1481957 492167 1482094 493376 1482141 494031 1482381 494627 1482483 495266 L 1499308 495266 C 1499000 494797 1498686 494328 1498529 493858 1498217 493081 1497389 491611 1496155 490450 L 1482298 490450 Z M 1539894 490450 C 1539123 492068 1538288 493663 1537483 495266 L 1549652 495266 C 1550440 493664 1551234 492061 1551989 490450 L 1539894 490450 Z M 1629656 490450 C 1628841 492073 1627942 493657 1627096 495266 L 1640916 495266 C 1641723 493648 1642643 492083 1643420 490450 L 1629656 490450 Z M 29995 500063 C 30827 501658 31563 503297 32425 504878 L 1621272 504878 C 1620288 504083 1619089 503526 1617710 503526 L 1545626 503526 C 1546220 502378 1546729 501211 1547314 500063 L 1535090 500063 C 1534360 501457 1533745 502894 1532994 504285 L 1501367 504285 C 1501795 502730 1501697 501337 1501423 500063 L 1483782 500063 C 1484391 501545 1485054 503016 1485989 504378 L 1435460 504378 C 1435650 503714 1435848 503041 1435943 502378 L 1436388 500063 1272354 500063 C 1271751 501207 1271133 502343 1270684 503619 L 1069625 503619 C 1069817 502469 1069958 501222 1070145 500063 L 1058069 500063 C 1057852 501341 1057699 502723 1057475 503989 L 1013772 503989 1013884 503619 C 1014264 502670 1014542 501715 1014922 500766 1015018 500538 1015070 500292 1015164 500063 L 982665 500063 C 982402 501339 982085 502609 982053 503896 L 962965 503896 C 962965 502601 962830 501323 962575 500063 L 861796 500063 C 861983 500555 862216 501026 862389 501526 862674 502284 862774 502862 862964 503526 L 839221 503526 839221 500063 827813 500063 827813 503619 649273 503619 C 649769 502627 649994 501409 650015 500063 L 517348 500063 C 517528 501412 517750 502895 517923 504193 L 384292 504193 C 383824 502838 383410 501431 382956 500063 L 370751 500063 C 371190 501433 371596 502836 372049 504193 L 250382 504193 C 249694 502835 249086 501432 248416 500063 L 235765 500063 C 236407 501432 236996 502833 237657 504193 L 134985 504193 C 134241 502834 133593 501431 132871 500063 L 120220 500063 C 120786 501178 121291 502324 121871 503433 L 48841 503433 C 47511 503433 46378 503897 45428 504656 44559 503144 43784 501587 42942 500063 L 29995 500063 Z M 1624499 500063 C 1623620 501661 1622812 503294 1621902 504878 L 1635870 504878 C 1636738 503286 1637554 501669 1638393 500063 L 1624499 500063 Z M 35207 509675 C 36126 511290 37078 512890 38027 514490 L 1630435 514490 C 1631393 512874 1632438 511307 1633366 509675 L 35207 509675 Z M 40809 519269 C 41804 520882 42846 522468 43870 524066 L 57893 524066 C 56818 522473 55748 520877 54703 519269 L 40809 519269 Z M 130775 519269 C 131738 520874 132714 522476 133705 524066 L 146857 524066 C 145815 522472 144772 520879 143759 519269 L 130775 519269 Z M 245263 519269 C 246159 520875 247067 522475 247990 524066 L 261197 524066 C 260237 522473 259275 520879 258340 519269 L 245263 519269 Z M 377354 519269 C 377978 520880 378622 522472 379265 524066 L 391767 524066 C 391096 522474 390433 520879 389783 519269 L 377354 519269 Z M 518776 519269 C 518893 520878 519022 522494 519110 524066 L 621764 524066 C 621915 521949 622929 520262 624862 519361 624925 519333 624966 519298 625029 519269 L 518776 519269 Z M 827627 519269 L 827627 524066 838738 524066 838738 519269 827627 519269 Z M 864689 519269 C 864973 520881 865217 522548 865580 524066 L 950370 524066 C 950841 523516 951467 523087 952429 522584 954003 521749 955354 520593 956547 519269 L 864689 519269 Z M 983295 519269 C 983427 519647 983486 520017 983666 520398 984536 522135 985937 523248 987488 524066 L 1002068 524066 C 1004526 522434 1006508 520661 1007484 519269 L 983295 519269 Z M 1054192 519269 C 1053857 520915 1053479 522441 1053135 524066 L 1065730 524066 C 1066060 522444 1066430 520910 1066750 519269 L 1054192 519269 Z M 1262393 519269 C 1262266 520754 1262493 522178 1262708 523251 1262708 523505 1262741 523754 1262801 524066 L 1436221 524066 C 1436763 522541 1436873 520929 1436722 519269 L 1262393 519269 Z M 1523144 519269 C 1522137 520875 1521120 522474 1520084 524066 L 1533717 524066 C 1534711 522468 1535720 520883 1536685 519269 L 1523144 519269 Z M 1612850 519269 C 1611802 520880 1610718 522470 1609641 524066 L 1624518 524066 C 1625534 522480 1626498 520870 1627486 519269 L 1612850 519269 Z M 47060 528881 C 48124 530480 49159 532094 50251 533678 L 64608 533678 C 63444 532076 62236 530500 61102 528881 L 47060 528881 Z M 136673 528881 C 137722 530501 138843 532075 139920 533678 L 153349 533678 C 152223 532076 151053 530500 149955 528881 L 136673 528881 Z M 250735 528881 C 251712 530504 252774 532071 253777 533678 L 267188 533678 C 266149 532077 265086 530501 264072 528881 L 250735 528881 Z M 381176 528881 C 381858 530502 382589 532077 383290 533678 L 395978 533678 C 395243 532074 394467 530506 393752 528881 L 381176 528881 Z M 519333 528881 C 519394 530499 519418 532093 519444 533678 L 622747 533678 C 622843 532065 622734 530462 622395 528881 L 519333 528881 Z M 827627 528881 L 827627 533678 838738 533678 838738 528881 827627 528881 Z M 866693 528881 C 866805 529385 866945 529835 867045 530363 867334 531613 867828 532575 868251 533678 L 947773 533678 C 948217 532027 948569 530423 948849 528881 L 866693 528881 Z M 1052059 528881 C 1051704 530484 1051347 532096 1050983 533678 L 1063671 533678 C 1064021 532095 1064369 530484 1064710 528881 L 1052059 528881 Z M 1262801 528881 C 1262772 530382 1262658 531861 1262708 533400 1262655 533495 1262594 533583 1262541 533678 L 1433012 533678 C 1433183 533081 1433403 532473 1433568 531881 1433856 530814 1434270 529898 1434588 528881 L 1262801 528881 Z M 1516949 528881 C 1515855 530499 1514695 532077 1513573 533678 L 1527596 533678 C 1528660 532090 1529694 530486 1530731 528881 L 1516949 528881 Z M 1606432 528881 C 1605298 530500 1604090 532076 1602926 533678 L 1618137 533678 C 1619249 532064 1620466 530511 1621550 528881 L 1606432 528881 Z M 53627 538493 C 54781 540109 55987 541692 57170 543290 L 71731 543290 C 70505 541715 69368 540085 68170 538493 L 53627 538493 Z M 143221 538493 C 144332 540088 145386 541712 146523 543290 L 160250 543290 C 159062 541715 157960 540086 156800 538493 L 143221 538493 Z M 256838 538493 C 257869 540086 258843 541714 259898 543290 L 273588 543290 C 272492 541715 271470 540088 270397 538493 L 256838 538493 Z M 385461 538493 C 386188 540087 386885 541716 387631 543290 L 400486 543290 C 399707 541721 399000 540083 398241 538493 L 385461 538493 Z M 519685 538493 C 519787 540295 520016 541969 520631 543290 L 619612 543290 C 620553 541685 621282 540089 621801 538493 L 519685 538493 Z M 827627 538493 L 827627 543290 838738 543290 838738 538493 827627 538493 Z M 870013 538493 C 870441 539480 870941 540469 871126 541457 871293 542190 871560 542725 871812 543290 L 942894 543290 C 944224 541798 945179 540164 945974 538493 L 870013 538493 Z M 1049907 538493 C 1049534 540051 1049232 541754 1048850 543290 L 1061630 543290 C 1061999 541748 1062291 540055 1062651 538493 L 1049907 538493 Z M 1259666 538493 C 1258739 540114 1257758 541687 1256809 543290 L 1428782 543290 C 1429888 541730 1430748 540124 1431416 538493 L 1259666 538493 Z M 1510178 538493 C 1509009 540101 1507814 541699 1506617 543290 L 1520881 543290 C 1522022 541705 1523125 540096 1524239 538493 L 1510178 538493 Z M 1599364 538493 C 1598167 540085 1597029 541716 1595803 543290 L 1611292 543290 C 1612460 541711 1613564 540090 1614705 538493 L 1599364 538493 Z M 60750 548106 C 61978 549711 63204 551315 64460 552902 L 79578 552902 C 78253 551311 76942 549716 75645 548106 L 60750 548106 Z M 150159 548106 C 151356 549710 152552 551316 153776 552902 L 167855 552902 C 166573 551313 165307 549714 164053 548106 L 150159 548106 Z M 263293 548106 C 264405 549709 265514 551317 266650 552902 L 280581 552902 C 279398 551312 278217 549717 277057 548106 L 263293 548106 Z M 390005 548106 C 390799 549716 391604 551313 392417 552902 L 405531 552902 C 404680 551315 403839 549715 403008 548106 L 390005 548106 Z M 521411 548106 C 521398 549215 521557 550350 521911 551513 522025 551928 522293 552478 522449 552902 L 619779 552902 C 619340 551287 618872 549745 618443 548106 L 521411 548106 Z M 827627 548106 L 827627 552902 838738 552902 838738 548106 827627 548106 Z M 873853 548106 C 873920 548370 873863 548560 873983 548846 874535 550203 874884 551529 875133 552902 L 935475 552902 C 935896 552321 936343 551726 936662 551217 L 937329 550180 C 937658 549786 937979 549009 938238 548106 L 873853 548106 Z M 1047551 548106 C 1047126 549752 1046670 551281 1046234 552902 L 1059089 552902 C 1059507 551285 1059961 549745 1060369 548106 L 1047551 548106 Z M 1253934 548106 C 1252963 549693 1252050 551333 1251059 552902 L 1422160 552902 C 1423082 551405 1423917 549802 1424683 548106 L 1253934 548106 Z M 1502907 548106 C 1501662 549702 1500451 551325 1499178 552902 L 1513702 552902 C 1514939 551296 1516240 549730 1517449 548106 L 1502907 548106 Z M 1591889 548106 C 1590593 549715 1589280 551312 1587956 552902 L 1603909 552902 C 1605182 551293 1606523 549733 1607767 548106 L 1591889 548106 Z M 68392 557718 C 69700 559319 70991 560932 72325 562515 L 87832 562515 C 86408 560909 84926 559343 83529 557718 L 68392 557718 Z M 157505 557718 C 158795 559337 160138 560915 161456 562515 L 175887 562515 C 174508 560911 173084 559342 171732 557718 L 157505 557718 Z M 270119 557718 C 271319 559338 272568 560914 273792 562515 L 287945 562515 C 286675 560912 285373 559344 284124 557718 L 270119 557718 Z M 394847 557718 C 395711 559347 396633 560909 397518 562515 L 410892 562515 C 409964 560910 408998 559347 408091 557718 L 394847 557718 Z M 524063 557718 C 524430 559267 524619 560880 524694 562515 L 622469 562515 C 622010 560947 621582 559309 621133 557718 L 524063 557718 Z M 827627 557718 L 827627 562515 838738 562515 838738 557718 827627 557718 Z M 875392 557718 C 875380 557968 875431 558163 875411 558422 875325 559618 875329 561022 875411 562515 L 926738 562515 C 928207 561197 929551 559589 930670 557718 L 875392 557718 Z M 1044880 557718 C 1044435 559313 1044017 560945 1043563 562515 L 1056511 562515 C 1056949 560942 1057362 559313 1057791 557718 L 1044880 557718 Z M 1248035 557718 C 1246967 559356 1245804 560897 1244715 562515 L 1310900 562515 C 1312113 562226 1313301 561922 1314554 561644 1317688 560981 1320829 560317 1323773 559274 1324652 558965 1325512 558876 1326314 558959 1328478 559182 1330131 560722 1330989 562515 L 1413498 562515 C 1415391 561097 1417059 559475 1418599 557718 L 1248035 557718 Z M 1495134 557718 C 1493798 559318 1492492 560934 1491128 562515 L 1506190 562515 C 1507479 560945 1508674 559306 1509937 557718 L 1495134 557718 Z M 1583987 557718 C 1582591 559343 1581125 560910 1579702 562515 L 1596137 562515 C 1597465 560939 1598712 559312 1600014 557718 L 1583987 557718 Z M 1486713 561052 C 1485873 560851 1484764 560804 1483244 561089 1482352 561193 1480632 561509 1479089 562515 L 1488902 562515 C 1488763 562327 1488741 562105 1488549 561941 1488122 561609 1487552 561253 1486713 561052 Z M 76443 567330 C 77848 568946 79297 570531 80728 572127 L 96569 572127 C 95077 570544 93621 568933 92154 567330 L 76443 567330 Z M 165444 567330 C 166813 568943 168204 570534 169599 572127 L 184364 572127 C 182908 570535 181455 568943 180024 567330 L 165444 567330 Z M 277483 567330 C 278755 568942 280047 570535 281342 572127 L 295755 572127 C 294422 570546 293116 568935 291804 567330 L 277483 567330 Z M 400189 567330 C 401106 568935 402017 570545 402953 572127 L 416605 572127 C 415621 570544 414657 568938 413693 567330 L 400189 567330 Z M 524675 567330 C 524655 567975 524681 568586 524657 569238 524616 570216 524645 571171 524620 572127 L 605236 572127 C 606433 570873 607464 569314 608464 567330 L 524675 567330 Z M 611228 567330 C 611710 568982 612255 570500 612749 572127 L 625418 572127 C 624910 570513 624376 568971 623878 567330 L 611228 567330 Z M 827627 567330 L 827627 572127 838738 572127 838738 567330 827627 567330 Z M 876134 567330 C 876498 568911 877057 570511 877804 572127 L 896520 572127 C 898721 571103 900844 570301 902660 570664 909984 572162 915603 569800 919800 567330 L 876134 567330 Z M 1042209 567330 C 1041734 568915 1041301 570569 1040818 572127 L 1053840 572127 C 1054313 570548 1054768 568932 1055231 567330 L 1042209 567330 Z M 1241376 567330 C 1240266 568927 1239185 570551 1238056 572127 L 1252469 572127 C 1252964 571410 1253479 570718 1253971 569997 1254427 570800 1255134 571428 1255752 572127 L 1278382 572127 C 1278656 571884 1278981 571677 1279236 571423 1280090 571518 1280939 571518 1281888 571423 1283028 571234 1283890 571030 1284745 571220 1289678 571997 1295846 572173 1300141 567330 L 1241376 567330 Z M 1330507 567330 C 1330381 568979 1331104 570236 1331657 570849 1331657 570849 1331747 571034 1331842 571034 1331253 571363 1330874 571749 1330488 572127 L 1402553 572127 C 1404179 570503 1405863 568903 1407654 567330 L 1330507 567330 Z M 1476177 567330 L 1476010 568108 C 1475754 569322 1475630 570743 1475490 572127 L 1497917 572127 C 1499307 570536 1500689 568941 1502053 567330 L 1476177 567330 Z M 1575398 567330 C 1573929 568937 1572461 570540 1570965 572127 L 1587678 572127 C 1589115 570524 1590590 568953 1592000 567330 L 1575398 567330 Z M 85013 576924 C 86504 578539 88023 580127 89539 581721 L 105900 581721 C 104319 580141 102781 578526 101225 576924 L 85013 576924 Z M 173884 576924 C 175324 578519 176723 580146 178187 581721 L 193324 581721 C 191797 580149 190337 578518 188835 576924 L 173884 576924 Z M 285311 576924 C 286646 578516 287942 580149 289299 581721 L 304065 581721 C 302660 580149 301297 578521 299910 576924 L 285311 576924 Z M 405902 576924 C 406881 578521 407835 580149 408833 581721 L 422782 581721 C 421732 580148 420715 578523 419685 576924 L 405902 576924 Z M 523878 576924 C 523627 577269 523283 577568 523136 577961 522539 579332 522736 580572 523099 581721 L 599412 581721 C 599741 580215 599725 578612 599282 576924 L 523878 576924 Z M 614270 576924 C 614773 578525 615259 580145 615772 581721 L 628479 581721 C 627952 580160 627475 578511 626958 576924 L 614270 576924 Z M 827627 576924 L 827627 581721 838738 581721 838738 576924 827627 576924 Z M 1039204 576924 C 1038677 578561 1038126 580114 1037590 581721 L 1050723 581721 C 1051240 580118 1051775 578552 1052281 576924 L 1039204 576924 Z M 1234717 576924 C 1233510 578560 1232233 580108 1231007 581721 L 1245661 581721 C 1246814 580143 1247938 578522 1249074 576924 L 1234717 576924 Z M 1263079 576924 C 1263975 577143 1264887 577294 1265843 577294 1266835 577294 1267853 577125 1268866 576924 L 1263079 576924 Z M 1329004 576924 C 1329009 576948 1329000 576994 1329004 577017 L 1329857 580999 1333846 579850 C 1336790 578997 1339169 578820 1341544 579295 1341254 580252 1341231 580907 1341061 581721 L 1393854 581721 C 1395143 580186 1396618 578564 1398101 576924 L 1329004 576924 Z M 1474952 576924 C 1474614 578660 1473803 580353 1472337 581721 L 1501831 581721 1499475 580147 C 1498335 579388 1495959 577970 1493205 577591 1493402 577373 1493584 577143 1493780 576924 L 1474952 576924 Z M 1566328 576924 C 1564779 578519 1563263 580147 1561690 581721 L 1578997 581721 C 1580488 580152 1581889 578513 1583356 576924 L 1566328 576924 Z M 94213 586536 C 95772 588129 97287 589761 98869 591333 L 115824 591333 C 114142 589746 112474 588147 110815 586536 L 94213 586536 Z M 182825 586536 C 184359 588138 185886 589753 187444 591333 L 203007 591333 C 201377 589750 199772 588143 198165 586536 L 182825 586536 Z M 293603 586536 C 295032 588143 296456 589749 297906 591333 L 312969 591333 C 311465 589747 309966 588151 308480 586536 L 293603 586536 Z M 411986 586536 C 413048 588151 414133 589745 415214 591333 L 429460 591333 C 428327 589751 427217 588146 426103 586536 L 411986 586536 Z M 525102 586536 C 525215 586776 525304 587013 525417 587259 526137 588697 526710 590049 527124 591333 L 594663 591333 C 595773 590321 596709 589183 597223 587814 L 597761 586536 525102 586536 Z M 617293 586536 C 617817 588090 618281 589804 618814 591333 L 631892 591333 C 631312 589729 630718 588169 630148 586536 L 617293 586536 Z M 827627 586536 L 827627 591333 838738 591333 838738 586536 827627 586536 Z M 1035958 586536 C 1035413 588114 1034897 589786 1034344 591333 L 1047625 591333 C 1048161 589783 1048639 588112 1049165 586536 L 1035958 586536 Z M 1227204 586536 C 1225946 588142 1224696 589751 1223420 591333 L 1238389 591333 C 1239617 589745 1240834 588146 1242044 586536 L 1227204 586536 Z M 1340746 586536 C 1341222 588485 1342698 589944 1345142 591333 L 1377252 591333 C 1378700 590724 1380178 590258 1381796 590092 1384365 589822 1386927 588556 1389290 586536 L 1340746 586536 Z M 1466123 586536 C 1466098 586557 1466073 586572 1466049 586592 1463864 588299 1461875 589996 1459501 590944 1459213 591066 1458967 591208 1458684 591333 L 1494374 591333 C 1494874 590814 1495515 590316 1495969 589814 1497005 588694 1498079 587530 1499327 586536 L 1466123 586536 Z M 1556738 586536 C 1555080 588147 1553410 589745 1551729 591333 L 1569444 591333 C 1571044 589744 1572635 588147 1574211 586536 L 1556738 586536 Z M 103878 596149 C 105544 597758 107216 599359 108905 600946 L 126304 600946 C 124508 599343 122680 597777 120906 596149 L 103878 596149 Z M 192248 596149 C 193890 597767 195555 599351 197219 600946 L 213209 600946 C 211472 599352 209729 597767 208015 596149 L 192248 596149 Z M 302377 596149 C 303900 597766 305452 599352 306996 600946 L 322336 600946 C 320736 599350 319136 597775 317550 596149 L 302377 596149 Z M 418497 596149 C 419642 597774 420820 599349 421985 600946 L 436620 600946 C 435394 599349 434154 597775 432948 596149 L 418497 596149 Z M 527996 596149 C 528196 597775 528415 599386 528701 600946 L 583960 600946 C 584158 600509 584410 600047 584498 599668 584653 598815 584599 597580 584108 596149 L 527996 596149 Z M 620651 596149 C 621245 597792 621865 599330 622469 600946 L 635398 600946 C 634799 599395 634226 597727 633636 596149 L 620651 596149 Z M 827627 596149 L 827627 600946 838738 600946 838738 596149 827627 596149 Z M 1032674 596149 C 1032056 597822 1031391 599308 1030764 600946 L 1044119 600946 C 1044724 599315 1045380 597808 1045974 596149 L 1032674 596149 Z M 1219617 596149 C 1218271 597771 1216900 599349 1215536 600946 L 1230747 600946 C 1232053 599347 1233373 597770 1234661 596149 L 1219617 596149 Z M 1348296 596149 C 1348062 596494 1347790 596792 1347609 597204 L 1346942 598630 C 1346141 599442 1345315 600145 1344512 600946 L 1373004 600946 C 1373295 600355 1373663 599829 1373913 599205 L 1375174 596149 1348296 596149 Z M 1450318 596149 C 1447949 597919 1445647 599503 1443381 600946 L 1480220 600946 C 1481063 600321 1482045 599728 1482854 599112 1483614 598543 1484086 597868 1484561 597204 1485806 596986 1486914 596599 1487956 596149 L 1450318 596149 Z M 1546628 596149 C 1544858 597775 1543041 599344 1541249 600946 L 1559538 600946 C 1561243 599344 1562976 597774 1564658 596149 L 1546628 596149 Z M 114024 605742 C 115809 607374 117636 608951 119441 610558 L 137360 610558 C 135468 608959 133574 607368 131702 605742 L 114024 605742 Z M 202209 605742 C 203961 607375 205760 608951 207533 610558 L 223986 610558 C 222132 608950 220254 607378 218421 605742 L 202209 605742 Z M 311633 605742 C 313262 607377 314937 608949 316586 610558 L 332242 610558 C 330541 608953 328830 607381 327141 605742 L 311633 605742 Z M 425491 605742 C 426723 607376 427986 608955 429238 610558 L 444244 610558 C 442922 608952 441577 607382 440275 605742 L 425491 605742 Z M 529702 605742 C 530118 607417 530781 608946 531297 610558 L 582123 610558 C 582487 609974 582875 609379 582977 608872 583171 608097 582977 606984 582457 605742 L 529702 605742 Z M 624305 605742 C 624922 607338 625516 608990 626142 610558 L 639312 610558 C 638652 608962 637996 607369 637345 605742 L 624305 605742 Z M 827627 605742 L 827627 610558 838738 610558 838738 605742 827627 605742 Z M 1028853 605742 C 1028216 607350 1027587 608986 1026943 610558 L 1040428 610558 C 1041055 608981 1041666 607349 1042283 605742 L 1028853 605742 Z M 1211288 605742 C 1209867 607359 1208442 608968 1207003 610558 L 1222678 610558 C 1224063 608954 1225466 607371 1226833 605742 L 1211288 605742 Z M 1339503 605742 C 1337824 607363 1336143 608974 1334458 610558 L 1365677 610558 C 1367217 609045 1368701 607528 1370054 605742 L 1339503 605742 Z M 1434755 605742 C 1432345 606878 1429931 607892 1427484 608687 1426036 609169 1424621 609883 1423199 610558 L 1462320 610558 C 1466344 609427 1469987 607739 1473320 605742 L 1434755 605742 Z M 1535869 605742 C 1533999 607369 1532102 608957 1530212 610558 L 1549058 610558 C 1550830 608980 1552555 607344 1554308 605742 L 1535869 605742 Z M 124839 615355 C 126713 616979 128604 618572 130496 620170 L 1537891 620170 C 1539791 618566 1541705 616985 1543586 615355 L 1524498 615355 C 1523335 616314 1522199 617313 1521030 618262 1520080 617504 1518946 617022 1517616 617022 L 1452934 617022 C 1453571 616476 1454206 615902 1454845 615355 L 1415037 615355 C 1414842 615492 1414678 615565 1414481 615707 L 1413052 616744 C 1413052 616744 1412760 616834 1412570 616929 L 1358721 616929 1359296 616651 1360705 615355 1329431 615355 C 1328647 616076 1327878 616880 1327094 617596 L 1216557 617596 C 1217215 616863 1217849 616093 1218504 615355 L 1202737 615355 C 1202201 615931 1201698 616560 1201160 617133 L 1037998 617133 1037905 617133 C 1038142 616565 1038357 615927 1038592 615355 L 1025032 615355 C 1024791 615922 1024569 616570 1024327 617133 L 838460 617133 838738 617022 838738 615355 827627 615355 827627 617022 641964 617022 C 641732 616483 641510 615897 641278 615355 L 627978 615355 C 628185 615858 628364 616429 628572 616929 L 578692 616929 C 578691 616426 578590 615877 578525 615355 L 532874 615355 C 533074 615865 533183 616424 533394 616929 L 449531 616929 C 449090 616418 448671 615870 448232 615355 L 433022 615355 C 433567 616029 434087 616741 434636 617411 L 339569 617411 C 338830 616740 338099 616031 337361 615355 L 321520 615355 C 322096 615902 322649 616478 323227 617022 L 231480 617022 C 230829 616477 230200 615902 229551 615355 L 212838 615355 C 213425 615872 213993 616414 214582 616929 L 151884 616929 C 150080 616929 148570 617789 147525 619022 146038 617823 144587 616570 143110 615355 L 124839 615355 Z M 1343621 617318 L 1343918 617596 1343343 617596 1343621 617318 Z M 136247 624967 C 138200 626574 140139 628203 142108 629782 L 160324 629782 C 160048 629573 159765 629382 159489 629171 L 159489 629079 228160 629079 C 228453 629321 228757 629541 229050 629782 L 247322 629782 C 246762 629346 246193 628944 245634 628505 L 335673 628505 C 336169 628944 336680 629345 337176 629782 L 353685 629782 C 353314 629468 352943 629190 352572 628875 L 444318 628875 C 444593 629186 444878 629472 445153 629782 L 461124 629782 C 460684 629313 460228 628884 459789 628412 L 532355 628412 C 532431 628946 532643 629397 532819 629782 L 582439 629782 C 582413 629673 582432 629558 582402 629449 582307 629070 582035 628791 581845 628412 L 633413 628412 C 633626 628885 633848 629312 634062 629782 L 647529 629782 C 647322 629343 647105 628947 646899 628505 L 827442 628505 827442 629782 839684 629782 839684 629079 1020432 629079 C 1020319 629321 1020211 629541 1020098 629782 L 1032507 629782 C 1032692 629376 1032880 629005 1033064 628597 L 1190049 628597 C 1189643 629004 1189232 629377 1188825 629782 L 1205297 629782 C 1205529 629541 1205770 629321 1206002 629079 L 1314090 629079 C 1313804 629321 1313523 629540 1313237 629782 L 1329672 629782 C 1330204 629314 1330755 628883 1331286 628412 L 1406597 628412 1408211 629264 C 1408643 629493 1409032 629587 1409454 629782 L 1439152 629782 C 1439408 629572 1439674 629382 1439931 629171 L 1508601 629171 C 1508326 629383 1508042 629572 1507767 629782 L 1526279 629782 C 1528271 628185 1530258 626593 1532233 624967 L 136247 624967 Z M 1055565 629079 C 1054710 629154 1053984 629427 1053339 629782 L 1058644 629782 C 1057644 629306 1056622 629026 1055565 629079 Z M 148248 634579 C 150289 636174 152316 637810 154370 639376 L 173402 639376 C 171213 637793 169031 636194 166854 634579 L 148248 634579 Z M 235098 634579 C 237109 636189 239119 637797 241145 639376 L 260047 639376 C 257918 637799 255803 636190 253684 634579 L 235098 634579 Z M 342796 634579 C 344669 636186 346533 637800 348417 639376 L 365408 639376 C 363456 637798 361503 636198 359547 634579 L 342796 634579 Z M 449624 634579 C 451103 636191 452580 637799 454075 639376 L 470510 639376 C 468936 637803 467378 636189 465817 634579 L 449624 634579 Z M 536862 634579 C 537118 636283 537552 637887 538179 639376 L 579397 639376 C 579543 638993 579678 638614 579934 638358 580990 637220 581720 635924 582179 634579 L 536862 634579 Z M 636344 634579 C 637100 636188 637843 637804 638607 639376 L 652241 639376 C 651449 637804 650670 636190 649885 634579 L 636344 634579 Z M 827442 634579 L 827442 639376 839684 639376 839684 634579 827442 634579 Z M 1017761 634579 C 1016985 636187 1016220 637815 1015442 639376 L 1027944 639376 C 1028710 637800 1029468 636191 1030226 634579 L 1017761 634579 Z M 1049369 634579 C 1049045 635138 1048705 635692 1048442 636283 L 1047774 637598 C 1047434 638217 1047199 638799 1046995 639376 L 1066694 639376 C 1066894 638721 1067081 638050 1067158 637320 1067263 636168 1067081 635299 1066806 634579 L 1049369 634579 Z M 1183835 634579 C 1182174 636191 1180514 637798 1178845 639376 L 1195725 639376 C 1197326 637795 1198920 636191 1200511 634579 L 1183835 634579 Z M 1307375 634579 C 1305419 636199 1303467 637798 1301514 639376 L 1318431 639376 C 1320314 637800 1322180 636185 1324051 634579 L 1307375 634579 Z M 1413164 634579 C 1411019 636206 1408863 637783 1406708 639376 L 1427039 639376 C 1429068 637793 1431087 636192 1433104 634579 L 1413164 634579 Z M 1501256 634579 C 1499089 636194 1496923 637795 1494745 639376 L 1514036 639376 C 1516093 637809 1518114 636176 1520158 634579 L 1501256 634579 Z M 160825 644173 C 162994 645785 165156 647408 167336 648988 L 186998 648988 C 184643 647368 182279 645830 179931 644173 L 160825 644173 Z M 247229 644173 C 249403 645826 251610 647370 253796 648988 L 273365 648988 C 271067 647370 268758 645829 266465 644173 L 247229 644173 Z M 354130 644173 C 356151 645822 358202 647374 360233 648988 L 377633 648988 C 375502 647358 373391 645860 371252 644173 L 354130 644173 Z M 458546 644173 C 460170 645834 461841 647368 463480 648988 L 480453 648988 C 478720 647365 476961 645840 475241 644173 L 458546 644173 Z M 540869 644173 C 541600 645296 542255 646513 543002 647562 543322 648030 543587 648527 543911 648988 L 583477 648988 579563 646136 C 579563 646136 578517 645478 578042 645099 578146 644764 578167 644493 578246 644173 L 540869 644173 Z M 597482 644173 C 597165 644458 596731 644750 596462 645007 L 595331 646044 C 594334 646840 593853 647888 593661 648988 L 618110 648988 C 618391 647784 618346 645776 616347 644173 L 597482 644173 Z M 640926 644173 C 641758 645832 642609 647371 643448 648988 L 657249 648988 C 656375 647364 655483 645842 654615 644173 L 640926 644173 Z M 827442 644173 L 827442 648988 839684 648988 839684 644173 827442 644173 Z M 1013012 644173 C 1012163 645819 1011320 647396 1010471 648988 L 1023103 648988 C 1023944 647368 1024810 645834 1025644 644173 L 1013012 644173 Z M 1047125 644173 C 1047252 644418 1047324 644686 1047496 644914 1048540 646242 1050064 646896 1052059 646896 1052724 646896 1053379 646900 1054044 646710 1057083 646995 1059652 645955 1061742 645007 1062258 644788 1062685 644467 1063133 644173 L 1047125 644173 Z M 1173818 644173 C 1172024 645828 1170220 647372 1168420 648988 L 1185764 648988 C 1187483 647371 1189209 645825 1190921 644173 L 1173818 644173 Z M 1295652 644173 C 1293522 645852 1291428 647365 1289308 648988 L 1306615 648988 C 1308646 647373 1310696 645823 1312718 644173 L 1295652 644173 Z M 1400235 644173 C 1397967 645808 1395700 647391 1393427 648988 L 1414406 648988 C 1416586 647371 1418785 645825 1420954 644173 L 1400235 644173 Z M 1488234 644173 C 1485898 645828 1483546 647371 1481204 648988 L 1501052 648988 C 1503246 647398 1505434 645796 1507618 644173 L 1488234 644173 Z M 174162 653785 C 176512 655447 178873 656977 181230 658601 L 201170 658601 C 198803 657051 196450 655373 194084 653785 L 174162 653785 Z M 260344 653785 C 262560 655385 264761 657035 266984 658601 L 287240 658601 C 284901 657034 282568 655391 280229 653785 L 260344 653785 Z M 366299 653785 C 368372 655393 370435 657028 372513 658601 L 390395 658601 C 388282 657087 386122 655363 383995 653785 L 366299 653785 Z M 468396 653785 C 470063 655382 471707 657044 473386 658601 L 490915 658601 C 489140 657045 487394 655386 485628 653785 L 468396 653785 Z M 547102 653785 C 548442 655772 550038 656806 551535 657138 551769 657635 552149 658114 552481 658601 L 597816 658601 C 597737 658448 597695 658207 597612 658082 596283 656091 594181 655903 592567 655619 591427 655429 590384 655144 589339 654860 L 590100 653822 590044 653785 547102 653785 Z M 596091 653785 C 596294 653901 596429 654103 596648 654193 L 597408 654952 C 598168 655806 600070 657897 602825 657897 603869 657897 605005 657618 606145 656860 L 606052 656953 606238 656953 C 608897 657901 611372 656854 613936 655526 614905 655042 615563 654430 616106 653785 L 596091 653785 Z M 645971 653785 C 646831 655390 647683 657038 648549 658601 L 662536 658601 C 661640 657046 660755 655385 659865 653785 L 645971 653785 Z M 827442 653785 L 827442 658601 839684 658601 839684 653785 827442 653785 Z M 1007911 653785 C 1006949 655528 1006013 656925 1005054 658601 L 1018020 658601 C 1018883 657044 1019723 655384 1020580 653785 L 1007911 653785 Z M 1163041 653785 C 1161210 655390 1159382 657036 1157550 658601 L 1175414 658601 C 1177159 657037 1178885 655384 1180626 653785 L 1163041 653785 Z M 1282927 653785 C 1280794 655369 1278627 657081 1276509 658601 L 1294316 658601 C 1296400 657025 1298471 655397 1300549 653785 L 1282927 653785 Z M 1386471 653785 C 1384144 655380 1381823 657045 1379496 658601 L 1401255 658601 C 1403465 657040 1405654 655381 1407858 653785 L 1386471 653785 Z M 1474136 653785 C 1471773 655376 1469415 657049 1467050 658601 L 1487473 658601 C 1489812 656988 1492153 655435 1494485 653785 L 1474136 653785 Z M 188278 663398 C 190643 664987 192999 666661 195364 668213 L 216362 668213 C 213826 666633 211281 665021 208739 663398 L 188278 663398 Z M 274015 663398 C 276360 665008 278698 666640 281045 668213 L 302006 668213 C 299545 666646 297071 665008 294605 663398 L 274015 663398 Z M 379024 663398 C 381208 665010 383386 666639 385572 668213 L 404140 668213 C 401848 666642 399556 665018 397258 663398 L 379024 663398 Z M 478765 663398 C 480568 665015 482370 666641 484181 668213 L 502342 668213 C 500432 666652 498533 665010 496628 663398 L 478765 663398 Z M 558677 663398 C 561783 665170 565022 666862 568526 668213 L 595813 668213 C 597311 666766 597822 664940 598039 663398 L 558677 663398 Z M 651313 663398 C 652236 665006 653150 666650 654077 668213 L 668323 668213 C 667354 666647 666377 665016 665411 663398 L 651313 663398 Z M 827442 663398 L 827442 668213 839684 668213 839684 663398 827442 663398 Z M 1002197 663398 C 1001235 665019 1000278 666658 999322 668213 L 1012474 668213 C 1013403 666645 1014331 665013 1015256 663398 L 1002197 663398 Z M 1151781 663398 C 1149847 665010 1147906 666644 1145975 668213 L 1164339 668213 C 1166188 666639 1168038 665012 1169886 663398 L 1151781 663398 Z M 1269664 663398 C 1267356 665023 1265048 666637 1262745 668213 L 1281276 668213 C 1283460 666643 1285641 665007 1287824 663398 L 1269664 663398 Z M 1372113 663398 C 1369627 665018 1367137 666637 1364656 668213 L 1387231 668213 C 1389574 666641 1391902 665010 1394243 663398 L 1372113 663398 Z M 1459538 663398 C 1456986 665029 1454441 666626 1451895 668213 L 1473246 668213 C 1475654 666632 1478054 665018 1480462 663398 L 1459538 663398 Z M 202691 673010 C 205303 674682 207877 676199 210482 677825 L 232185 677825 C 229469 676215 226774 674671 224042 673010 L 202691 673010 Z M 288261 673010 C 290771 674652 293268 676225 295773 677825 L 317532 677825 C 314900 676231 312276 674654 309630 673010 L 288261 673010 Z M 392324 673010 C 394647 674643 396961 676235 399280 677825 L 418553 677825 C 416099 676229 413650 674654 411189 673010 L 392324 673010 Z M 489765 673010 C 491727 674658 493697 676229 495664 677825 L 514584 677825 C 512493 676236 510407 674661 508314 673010 L 489765 673010 Z M 656971 673010 C 657980 674655 659000 676231 660013 677825 L 674500 677825 C 673441 676236 672387 674661 671328 673010 L 656971 673010 Z M 827442 673010 L 827442 677825 839684 677825 839684 673010 827442 673010 Z M 996447 673010 C 996024 673675 995588 674507 995167 675158 994546 676119 993932 676941 993312 677825 L 1006575 677825 C 1007584 676231 1008590 674658 1009599 673010 L 996447 673010 Z M 1140002 673010 C 1137931 674652 1135884 676232 1133825 677825 L 1152727 677825 C 1154706 676225 1156681 674656 1158663 673010 L 1140002 673010 Z M 1255733 673010 C 1253264 674658 1250822 676225 1248369 677825 L 1267512 677825 C 1269847 676231 1272184 674650 1274524 673010 L 1255733 673010 Z M 1357051 673010 C 1354391 674658 1351757 676229 1349112 677825 L 1372484 677825 C 1374999 676223 1377516 674658 1380034 673010 L 1357051 673010 Z M 1444271 673010 C 1441524 674680 1438822 676209 1436091 677825 L 1458295 677825 C 1460787 676268 1463291 674609 1465789 673010 L 1444271 673010 Z M 218255 682622 C 220842 684198 223453 685889 226027 687419 L 1442509 687419 C 1445131 685860 1447775 684229 1450411 682622 L 1427929 682622 C 1426521 683434 1425083 684325 1423681 685123 1422637 684080 1421217 683400 1419508 683400 L 1363766 683400 C 1364172 683149 1364584 682875 1364990 682622 L 1241042 682622 C 1240698 682843 1240347 683088 1240003 683308 L 1145975 683308 C 1146258 683086 1146546 682845 1146829 682622 L 1127648 682622 C 1127555 682693 1127463 682774 1127370 682845 L 1003422 682845 C 1003469 682772 1003523 682695 1003570 682622 L 989955 682622 C 989795 682851 989633 683076 989472 683308 L 839684 683308 839684 682622 827442 682622 827442 682752 677765 682752 C 677736 682710 677701 682665 677672 682622 L 663018 682622 C 663023 682629 663032 682634 663037 682641 L 520873 682641 C 520866 682636 520861 682627 520854 682622 L 501544 682622 C 501748 682783 501952 682963 502156 683122 L 426659 683122 C 426406 682962 426152 682783 425899 682622 L 406236 682622 C 406298 682664 406360 682711 406422 682752 L 325601 682752 C 325533 682712 325465 682663 325397 682622 L 303249 682622 C 303606 682845 303968 683086 304325 683308 L 246005 683308 C 244865 683308 243929 683702 243074 684271 242155 683744 241213 683156 240291 682622 L 218255 682622 Z M 234263 692235 C 237132 693898 239935 695426 242777 697032 L 266075 697032 C 264673 696282 263370 695648 261957 694883 L 323227 694883 C 324549 695654 325770 696273 327085 697032 L 350124 697032 C 348553 696170 347125 695486 345542 694605 L 423988 694605 C 425339 695455 426632 696197 427976 697032 L 449902 697032 C 448389 696146 446977 695400 445450 694494 L 517645 694494 517348 694605 C 518531 695463 519692 696192 520873 697032 L 541500 697032 C 540046 696080 538661 695291 537196 694309 L 615939 694309 C 614552 695120 613268 696054 612062 697032 L 640517 697032 C 640738 696268 640889 695335 640722 694216 L 670827 694216 C 671540 695207 672232 696065 672942 697032 L 688208 697032 C 687441 696038 686699 695148 685927 694124 L 827349 694124 827442 694216 827442 697032 838646 697032 838646 694124 980439 694124 C 979607 695204 978869 696070 978120 697032 L 993386 697032 C 994108 696047 994810 695115 995538 694124 L 1111603 694124 C 1110183 695106 1108809 696054 1107411 697032 L 1127760 697032 C 1128849 696222 1129929 695416 1131080 694605 L 1221398 694605 C 1220044 695417 1218660 696213 1217280 697032 L 1238204 697032 C 1239749 696064 1241294 695123 1242860 694124 L 1321306 694124 C 1319393 695185 1317671 696000 1315778 697032 L 1339410 697032 C 1341080 696070 1342704 695195 1344382 694216 L 1405744 694216 C 1403907 695211 1402184 696063 1400364 697032 L 1425555 697032 C 1428419 695414 1431214 693911 1434106 692235 L 234263 692235 Z M 251291 701828 C 254185 703423 257101 705092 259954 706625 L 284514 706625 C 281504 705100 278371 703430 275295 701828 L 251291 701828 Z M 335711 701828 C 338604 703455 341470 705063 344318 706625 L 368265 706625 C 365281 705077 362245 703456 359194 701828 L 335711 701828 Z M 435860 701828 C 438486 703419 441154 705096 443743 706625 L 466689 706625 C 463952 705104 461087 703425 458286 701828 L 435860 701828 Z M 527847 701828 C 530171 703419 532516 705104 534822 706625 L 556636 706625 C 554161 705127 551586 703414 549068 701828 L 527847 701828 Z M 606887 701828 C 605703 703041 604499 704580 604086 706625 L 632319 706625 633784 704940 633116 703977 C 634609 703544 635972 702809 637160 701828 L 606887 701828 Z M 676559 701828 C 677766 703413 678982 705111 680176 706625 L 695869 706625 C 694581 705081 693285 703462 691974 701828 L 676559 701828 Z M 827442 701828 L 827442 706625 838646 706625 838646 701828 827442 701828 Z M 955378 701828 C 952535 702593 949706 703211 946827 703329 945687 703329 944637 703709 943877 704088 L 942542 704366 C 940452 704840 938378 705211 936383 705496 934453 705817 932492 706182 930540 706625 L 1019393 706625 C 1018410 704959 1016449 703571 1012159 704088 1010734 703709 1009226 703514 1007707 703514 1007137 703514 1006078 703315 1005128 703125 1002944 702651 999917 701904 996688 703421 994694 704370 992695 704177 989751 702755 989656 702755 989475 702572 989380 702477 989535 702270 989706 702038 989862 701828 L 955378 701828 Z M 1061705 701828 C 1057118 702111 1052357 702484 1047496 703884 1045311 704548 1043222 705402 1041133 706255 1040809 706390 1040506 706493 1040187 706625 L 1257143 706625 C 1253517 706811 1251825 706525 1250743 704366 1250092 703065 1249170 702342 1248202 701828 L 1170516 701828 C 1168910 702387 1167124 702278 1165137 701828 L 1061705 701828 Z M 1306670 701828 C 1303611 703450 1300555 705083 1297563 706625 L 1322475 706625 C 1325255 705099 1328132 703415 1330952 701828 L 1306670 701828 Z M 1391182 701828 C 1388135 703408 1384981 705119 1382000 706625 L 1408452 706625 C 1411244 705125 1414172 703388 1417003 701828 L 1391182 701828 Z M 910488 705773 C 909281 705834 908346 706202 907409 706625 L 915237 706625 913104 706070 C 912178 705809 911302 705732 910488 705773 Z M 1264711 706422 C 1263288 706177 1261953 706316 1260909 706459 L 1258683 706625 1265342 706625 C 1265132 706572 1264918 706457 1264711 706422 Z M 269210 711441 C 272302 713058 275402 714696 278429 716238 L 304065 716238 C 300786 714668 297533 713112 294141 711441 L 269210 711441 Z M 352980 711441 C 356103 713113 359072 714646 362125 716238 L 387186 716238 C 383869 714614 380808 713176 377373 711441 L 352980 711441 Z M 452128 711441 C 454981 713078 457814 714684 460605 716238 L 484515 716238 C 481533 714669 478571 713112 475482 711441 L 452128 711441 Z M 542372 711441 C 544956 713078 547525 714689 550070 716238 L 573312 716238 C 570534 714696 567723 713094 564872 711441 L 542372 711441 Z M 597705 711441 C 597252 712362 596944 713346 596944 714423 596009 714786 594782 715348 593717 716238 L 641259 716238 C 639226 714331 637078 712728 634915 711441 L 597705 711441 Z M 684128 711441 C 685445 713047 686782 714717 688079 716238 L 704347 716238 C 702900 714649 701494 713150 700006 711441 L 684128 711441 Z M 826718 711441 C 826199 711539 825679 711626 825160 711756 822976 712325 820978 712900 818983 713089 815469 713374 813289 713937 811675 714886 809775 713843 807585 713365 805590 713460 804356 713460 803226 713751 801992 713941 800187 714320 798953 714413 798003 714034 795439 712991 780532 713655 778063 714793 777419 715114 776603 715608 775800 716238 L 1304389 716238 C 1307339 714710 1310400 713054 1313423 711441 L 1288418 711441 C 1287877 711712 1287268 712061 1286730 712330 L 1284355 712330 C 1282836 712330 1281219 712334 1279699 712145 L 1278753 712145 C 1278537 711843 1278266 711688 1278030 711441 L 923120 711441 922694 712904 922601 711441 826718 711441 Z M 1372169 711441 C 1368877 713057 1365541 714717 1362356 716238 L 1389884 716238 C 1393043 714629 1396095 713131 1399326 711441 L 1372169 711441 Z M 527235 715608 C 525000 715559 522675 715772 520316 716238 L 538847 716238 C 538446 716206 537863 716018 537586 716034 535496 716034 533496 716020 531502 715830 530124 715735 528696 715640 527235 715608 Z M 287890 721053 C 291321 722755 294511 724250 297832 725850 L 324692 725850 C 321128 724245 317804 722803 314045 721053 L 287890 721053 Z M 371604 721053 C 374760 722652 378004 724342 381064 725850 L 407238 725850 C 404101 724410 400519 722617 397221 721053 L 371604 721053 Z M 436769 721053 L 436045 722942 C 432626 722658 429399 723336 426455 723905 424651 724285 422843 724568 421039 724757 L 421039 725850 647900 725850 C 647637 724269 646823 722978 646231 722090 645986 721703 645672 721422 645415 721053 L 509335 721053 508333 721627 510225 722942 C 506192 722576 502348 722265 498669 721053 L 452796 721053 C 452119 721356 451438 721603 450774 721998 450489 722187 450010 722296 449345 722201 446686 722012 444028 721998 441369 721998 L 439755 721998 439180 721998 438401 721053 436769 721053 Z M 692327 721053 C 693769 722674 695223 724336 696630 725850 L 713584 725850 C 712096 724370 710518 722676 708965 721053 L 692327 721053 Z M 762481 721053 C 761284 722022 760378 723137 759717 724091 759242 724754 758873 725323 758493 725702 L 742058 725702 C 740746 725598 739504 725738 738255 725850 L 1300160 725850 C 1302307 724396 1302919 722607 1303072 721535 1303085 721406 1303031 721201 1303035 721053 L 762481 721053 Z M 1352080 721053 C 1348540 722693 1344997 724339 1341636 725850 L 1370815 725850 C 1373908 724357 1377216 722634 1380405 721053 L 1352080 721053 Z M 307831 730665 C 311473 732372 314827 733888 318292 735462 L 346692 735462 C 342991 733905 339464 732434 335414 730665 L 307831 730665 Z M 376186 730665 C 374529 731208 373209 732457 372513 734332 372369 734715 372373 735085 372309 735462 L 657861 735462 C 655170 732323 651956 732576 650219 732906 649839 732906 649467 732999 649087 732999 646143 733094 643183 733474 640239 733758 640714 733474 641100 733101 641575 732721 L 641760 732536 C 643019 732536 644957 732252 646435 730665 L 383160 730665 C 383124 730693 383086 730693 383049 730721 L 382307 730665 376186 730665 Z M 677598 730665 C 674974 732264 672843 733183 670549 733092 669578 733092 666745 733043 664669 735462 L 1265194 735462 C 1267418 734420 1269591 733413 1271927 732332 1276776 732332 1281513 731732 1286229 730665 L 701267 730665 C 702712 732147 704196 733726 705589 735092 L 705311 734999 C 702367 735284 701313 734986 700173 733184 699284 731705 697800 731111 696407 730665 L 677598 730665 Z M 1330711 730665 C 1326941 732304 1323070 734012 1319618 735462 L 1350151 735462 C 1353473 733953 1356980 732296 1360464 730665 L 1330711 730665 Z M 328996 740278 C 332897 741994 336497 743548 340088 745075 L 1284800 745075 1291200 742297 1279106 740278 328996 740278 Z M 1307579 740278 C 1303446 741936 1298947 743789 1295596 745075 L 1328355 745075 C 1332019 743517 1335535 742033 1339522 740278 L 1307579 740278 Z M 401191 740407 L 402155 740407 401951 743537 401191 740407 Z M 401191 740407 L 401858 743537 C 401858 743537 401197 743521 400912 743426 L 401191 740407 Z M 351515 749890 C 351988 750084 352589 750348 353054 750538 355359 751919 357727 753062 359862 754687 L 1305001 754687 C 1308807 753194 1312490 751765 1317058 749890 L 1282741 749890 C 1281245 750420 1278236 751541 1277529 751779 L 1277436 751872 1271167 751872 C 1271167 751872 1271825 751107 1272205 750538 L 1273708 749890 351515 749890 Z M 376186 759502 C 380158 760952 387276 763628 387520 763725 388089 763915 388749 764003 389319 764003 L 1279050 764003 C 1279715 764003 1280280 763915 1280849 763725 1281165 763617 1287474 761299 1292387 759502 L 376186 759502 Z N">
          <draw:equation draw:name="f0" draw:formula="834286*logwidth/1668461"/>
          <draw:equation draw:name="f1" draw:formula="0*logheight/764002"/>
          <draw:equation draw:name="f2" draw:formula="388187*logwidth/1668461"/>
          <draw:equation draw:name="f3" draw:formula="185*logheight/764002"/>
          <draw:equation draw:name="f4" draw:formula="369063*logwidth/1668461"/>
          <draw:equation draw:name="f5" draw:formula="5334*logheight/764002"/>
          <draw:equation draw:name="f6" draw:formula="1298843*logwidth/1668461"/>
          <draw:equation draw:name="f7" draw:formula="5334*logheight/764002"/>
          <draw:equation draw:name="f8" draw:formula="1279143*logwidth/1668461"/>
          <draw:equation draw:name="f9" draw:formula="0*logheight/764002"/>
          <draw:equation draw:name="f10" draw:formula="834286*logwidth/1668461"/>
          <draw:equation draw:name="f11" draw:formula="0*logheight/764002"/>
          <draw:equation draw:name="f12" draw:formula="353370*logwidth/1668461"/>
          <draw:equation draw:name="f13" draw:formula="10149*logheight/764002"/>
          <draw:equation draw:name="f14" draw:formula="338456*logwidth/1668461"/>
          <draw:equation draw:name="f15" draw:formula="14946*logheight/764002"/>
          <draw:equation draw:name="f16" draw:formula="1271445*logwidth/1668461"/>
          <draw:equation draw:name="f17" draw:formula="14946*logheight/764002"/>
          <draw:equation draw:name="f18" draw:formula="1271445*logwidth/1668461"/>
          <draw:equation draw:name="f19" draw:formula="14317*logheight/764002"/>
          <draw:equation draw:name="f20" draw:formula="1271167*logwidth/1668461"/>
          <draw:equation draw:name="f21" draw:formula="13261*logheight/764002"/>
          <draw:equation draw:name="f22" draw:formula="1271816*logwidth/1668461"/>
          <draw:equation draw:name="f23" draw:formula="11187*logheight/764002"/>
          <draw:equation draw:name="f24" draw:formula="1271816*logwidth/1668461"/>
          <draw:equation draw:name="f25" draw:formula="10335*logheight/764002"/>
          <draw:equation draw:name="f26" draw:formula="1277232*logwidth/1668461"/>
          <draw:equation draw:name="f27" draw:formula="10335*logheight/764002"/>
          <draw:equation draw:name="f28" draw:formula="1294242*logwidth/1668461"/>
          <draw:equation draw:name="f29" draw:formula="14946*logheight/764002"/>
          <draw:equation draw:name="f30" draw:formula="1329820*logwidth/1668461"/>
          <draw:equation draw:name="f31" draw:formula="14946*logheight/764002"/>
          <draw:equation draw:name="f32" draw:formula="1315185*logwidth/1668461"/>
          <draw:equation draw:name="f33" draw:formula="10149*logheight/764002"/>
          <draw:equation draw:name="f34" draw:formula="353370*logwidth/1668461"/>
          <draw:equation draw:name="f35" draw:formula="10149*logheight/764002"/>
          <draw:equation draw:name="f36" draw:formula="325100*logwidth/1668461"/>
          <draw:equation draw:name="f37" draw:formula="19762*logheight/764002"/>
          <draw:equation draw:name="f38" draw:formula="311782*logwidth/1668461"/>
          <draw:equation draw:name="f39" draw:formula="24559*logheight/764002"/>
          <draw:equation draw:name="f40" draw:formula="342259*logwidth/1668461"/>
          <draw:equation draw:name="f41" draw:formula="24559*logheight/764002"/>
          <draw:equation draw:name="f42" draw:formula="356950*logwidth/1668461"/>
          <draw:equation draw:name="f43" draw:formula="19762*logheight/764002"/>
          <draw:equation draw:name="f44" draw:formula="325100*logwidth/1668461"/>
          <draw:equation draw:name="f45" draw:formula="19762*logheight/764002"/>
          <draw:equation draw:name="f46" draw:formula="426900*logwidth/1668461"/>
          <draw:equation draw:name="f47" draw:formula="19762*logheight/764002"/>
          <draw:equation draw:name="f48" draw:formula="427123*logwidth/1668461"/>
          <draw:equation draw:name="f49" draw:formula="20577*logheight/764002"/>
          <draw:equation draw:name="f50" draw:formula="428384*logwidth/1668461"/>
          <draw:equation draw:name="f51" draw:formula="19762*logheight/764002"/>
          <draw:equation draw:name="f52" draw:formula="426900*logwidth/1668461"/>
          <draw:equation draw:name="f53" draw:formula="19762*logheight/764002"/>
          <draw:equation draw:name="f54" draw:formula="432280*logwidth/1668461"/>
          <draw:equation draw:name="f55" draw:formula="19762*logheight/764002"/>
          <draw:equation draw:name="f56" draw:formula="421521*logwidth/1668461"/>
          <draw:equation draw:name="f57" draw:formula="24559*logheight/764002"/>
          <draw:equation draw:name="f58" draw:formula="451534*logwidth/1668461"/>
          <draw:equation draw:name="f59" draw:formula="24559*logheight/764002"/>
          <draw:equation draw:name="f60" draw:formula="463795*logwidth/1668461"/>
          <draw:equation draw:name="f61" draw:formula="19762*logheight/764002"/>
          <draw:equation draw:name="f62" draw:formula="432280*logwidth/1668461"/>
          <draw:equation draw:name="f63" draw:formula="19762*logheight/764002"/>
          <draw:equation draw:name="f64" draw:formula="486667*logwidth/1668461"/>
          <draw:equation draw:name="f65" draw:formula="19762*logheight/764002"/>
          <draw:equation draw:name="f66" draw:formula="482976*logwidth/1668461"/>
          <draw:equation draw:name="f67" draw:formula="20484*logheight/764002"/>
          <draw:equation draw:name="f68" draw:formula="479359*logwidth/1668461"/>
          <draw:equation draw:name="f69" draw:formula="21132*logheight/764002"/>
          <draw:equation draw:name="f70" draw:formula="474591*logwidth/1668461"/>
          <draw:equation draw:name="f71" draw:formula="24559*logheight/764002"/>
          <draw:equation draw:name="f72" draw:formula="777005*logwidth/1668461"/>
          <draw:equation draw:name="f73" draw:formula="24559*logheight/764002"/>
          <draw:equation draw:name="f74" draw:formula="779862*logwidth/1668461"/>
          <draw:equation draw:name="f75" draw:formula="24262*logheight/764002"/>
          <draw:equation draw:name="f76" draw:formula="789267*logwidth/1668461"/>
          <draw:equation draw:name="f77" draw:formula="22855*logheight/764002"/>
          <draw:equation draw:name="f78" draw:formula="798467*logwidth/1668461"/>
          <draw:equation draw:name="f79" draw:formula="20003*logheight/764002"/>
          <draw:equation draw:name="f80" draw:formula="797985*logwidth/1668461"/>
          <draw:equation draw:name="f81" draw:formula="19762*logheight/764002"/>
          <draw:equation draw:name="f82" draw:formula="486667*logwidth/1668461"/>
          <draw:equation draw:name="f83" draw:formula="19762*logheight/764002"/>
          <draw:equation draw:name="f84" draw:formula="826032*logwidth/1668461"/>
          <draw:equation draw:name="f85" draw:formula="19762*logheight/764002"/>
          <draw:equation draw:name="f86" draw:formula="827813*logwidth/1668461"/>
          <draw:equation draw:name="f87" draw:formula="20854*logheight/764002"/>
          <draw:equation draw:name="f88" draw:formula="827813*logwidth/1668461"/>
          <draw:equation draw:name="f89" draw:formula="24559*logheight/764002"/>
          <draw:equation draw:name="f90" draw:formula="886596*logwidth/1668461"/>
          <draw:equation draw:name="f91" draw:formula="24559*logheight/764002"/>
          <draw:equation draw:name="f92" draw:formula="887932*logwidth/1668461"/>
          <draw:equation draw:name="f93" draw:formula="19817*logheight/764002"/>
          <draw:equation draw:name="f94" draw:formula="887913*logwidth/1668461"/>
          <draw:equation draw:name="f95" draw:formula="19762*logheight/764002"/>
          <draw:equation draw:name="f96" draw:formula="826032*logwidth/1668461"/>
          <draw:equation draw:name="f97" draw:formula="19762*logheight/764002"/>
          <draw:equation draw:name="f98" draw:formula="922193*logwidth/1668461"/>
          <draw:equation draw:name="f99" draw:formula="19762*logheight/764002"/>
          <draw:equation draw:name="f100" draw:formula="920041*logwidth/1668461"/>
          <draw:equation draw:name="f101" draw:formula="23410*logheight/764002"/>
          <draw:equation draw:name="f102" draw:formula="924215*logwidth/1668461"/>
          <draw:equation draw:name="f103" draw:formula="24559*logheight/764002"/>
          <draw:equation draw:name="f104" draw:formula="950963*logwidth/1668461"/>
          <draw:equation draw:name="f105" draw:formula="24559*logheight/764002"/>
          <draw:equation draw:name="f106" draw:formula="949572*logwidth/1668461"/>
          <draw:equation draw:name="f107" draw:formula="23318*logheight/764002"/>
          <draw:equation draw:name="f108" draw:formula="950333*logwidth/1668461"/>
          <draw:equation draw:name="f109" draw:formula="19910*logheight/764002"/>
          <draw:equation draw:name="f110" draw:formula="950425*logwidth/1668461"/>
          <draw:equation draw:name="f111" draw:formula="19817*logheight/764002"/>
          <draw:equation draw:name="f112" draw:formula="951001*logwidth/1668461"/>
          <draw:equation draw:name="f113" draw:formula="19817*logheight/764002"/>
          <draw:equation draw:name="f114" draw:formula="962965*logwidth/1668461"/>
          <draw:equation draw:name="f115" draw:formula="19817*logheight/764002"/>
          <draw:equation draw:name="f116" draw:formula="963262*logwidth/1668461"/>
          <draw:equation draw:name="f117" draw:formula="19762*logheight/764002"/>
          <draw:equation draw:name="f118" draw:formula="922193*logwidth/1668461"/>
          <draw:equation draw:name="f119" draw:formula="19762*logheight/764002"/>
          <draw:equation draw:name="f120" draw:formula="963484*logwidth/1668461"/>
          <draw:equation draw:name="f121" draw:formula="19762*logheight/764002"/>
          <draw:equation draw:name="f122" draw:formula="966285*logwidth/1668461"/>
          <draw:equation draw:name="f123" draw:formula="23410*logheight/764002"/>
          <draw:equation draw:name="f124" draw:formula="962038*logwidth/1668461"/>
          <draw:equation draw:name="f125" draw:formula="24559*logheight/764002"/>
          <draw:equation draw:name="f126" draw:formula="1008523*logwidth/1668461"/>
          <draw:equation draw:name="f127" draw:formula="24559*logheight/764002"/>
          <draw:equation draw:name="f128" draw:formula="1006649*logwidth/1668461"/>
          <draw:equation draw:name="f129" draw:formula="23707*logheight/764002"/>
          <draw:equation draw:name="f130" draw:formula="1006649*logwidth/1668461"/>
          <draw:equation draw:name="f131" draw:formula="19762*logheight/764002"/>
          <draw:equation draw:name="f132" draw:formula="1002123*logwidth/1668461"/>
          <draw:equation draw:name="f133" draw:formula="19762*logheight/764002"/>
          <draw:equation draw:name="f134" draw:formula="1004757*logwidth/1668461"/>
          <draw:equation draw:name="f135" draw:formula="22744*logheight/764002"/>
          <draw:equation draw:name="f136" draw:formula="1004572*logwidth/1668461"/>
          <draw:equation draw:name="f137" draw:formula="22651*logheight/764002"/>
          <draw:equation draw:name="f138" draw:formula="993906*logwidth/1668461"/>
          <draw:equation draw:name="f139" draw:formula="19762*logheight/764002"/>
          <draw:equation draw:name="f140" draw:formula="993164*logwidth/1668461"/>
          <draw:equation draw:name="f141" draw:formula="19762*logheight/764002"/>
          <draw:equation draw:name="f142" draw:formula="989083*logwidth/1668461"/>
          <draw:equation draw:name="f143" draw:formula="20095*logheight/764002"/>
          <draw:equation draw:name="f144" draw:formula="982535*logwidth/1668461"/>
          <draw:equation draw:name="f145" draw:formula="20762*logheight/764002"/>
          <draw:equation draw:name="f146" draw:formula="977118*logwidth/1668461"/>
          <draw:equation draw:name="f147" draw:formula="21225*logheight/764002"/>
          <draw:equation draw:name="f148" draw:formula="968474*logwidth/1668461"/>
          <draw:equation draw:name="f149" draw:formula="22558*logheight/764002"/>
          <draw:equation draw:name="f150" draw:formula="968474*logwidth/1668461"/>
          <draw:equation draw:name="f151" draw:formula="19762*logheight/764002"/>
          <draw:equation draw:name="f152" draw:formula="963484*logwidth/1668461"/>
          <draw:equation draw:name="f153" draw:formula="19762*logheight/764002"/>
          <draw:equation draw:name="f154" draw:formula="1021637*logwidth/1668461"/>
          <draw:equation draw:name="f155" draw:formula="19762*logheight/764002"/>
          <draw:equation draw:name="f156" draw:formula="1034158*logwidth/1668461"/>
          <draw:equation draw:name="f157" draw:formula="24559*logheight/764002"/>
          <draw:equation draw:name="f158" draw:formula="1126684*logwidth/1668461"/>
          <draw:equation draw:name="f159" draw:formula="24559*logheight/764002"/>
          <draw:equation draw:name="f160" draw:formula="1124606*logwidth/1668461"/>
          <draw:equation draw:name="f161" draw:formula="22855*logheight/764002"/>
          <draw:equation draw:name="f162" draw:formula="1129707*logwidth/1668461"/>
          <draw:equation draw:name="f163" draw:formula="24559*logheight/764002"/>
          <draw:equation draw:name="f164" draw:formula="1162243*logwidth/1668461"/>
          <draw:equation draw:name="f165" draw:formula="24559*logheight/764002"/>
          <draw:equation draw:name="f166" draw:formula="1149963*logwidth/1668461"/>
          <draw:equation draw:name="f167" draw:formula="19762*logheight/764002"/>
          <draw:equation draw:name="f168" draw:formula="1114868*logwidth/1668461"/>
          <draw:equation draw:name="f169" draw:formula="19762*logheight/764002"/>
          <draw:equation draw:name="f170" draw:formula="1119765*logwidth/1668461"/>
          <draw:equation draw:name="f171" draw:formula="21225*logheight/764002"/>
          <draw:equation draw:name="f172" draw:formula="1119672*logwidth/1668461"/>
          <draw:equation draw:name="f173" draw:formula="21225*logheight/764002"/>
          <draw:equation draw:name="f174" draw:formula="1102773*logwidth/1668461"/>
          <draw:equation draw:name="f175" draw:formula="19910*logheight/764002"/>
          <draw:equation draw:name="f176" draw:formula="1098878*logwidth/1668461"/>
          <draw:equation draw:name="f177" draw:formula="19762*logheight/764002"/>
          <draw:equation draw:name="f178" draw:formula="1021637*logwidth/1668461"/>
          <draw:equation draw:name="f179" draw:formula="19762*logheight/764002"/>
          <draw:equation draw:name="f180" draw:formula="1155677*logwidth/1668461"/>
          <draw:equation draw:name="f181" draw:formula="19762*logheight/764002"/>
          <draw:equation draw:name="f182" draw:formula="1157569*logwidth/1668461"/>
          <draw:equation draw:name="f183" draw:formula="21040*logheight/764002"/>
          <draw:equation draw:name="f184" draw:formula="1157847*logwidth/1668461"/>
          <draw:equation draw:name="f185" draw:formula="19762*logheight/764002"/>
          <draw:equation draw:name="f186" draw:formula="1155677*logwidth/1668461"/>
          <draw:equation draw:name="f187" draw:formula="19762*logheight/764002"/>
          <draw:equation draw:name="f188" draw:formula="1195169*logwidth/1668461"/>
          <draw:equation draw:name="f189" draw:formula="19762*logheight/764002"/>
          <draw:equation draw:name="f190" draw:formula="1199454*logwidth/1668461"/>
          <draw:equation draw:name="f191" draw:formula="21892*logheight/764002"/>
          <draw:equation draw:name="f192" draw:formula="1198786*logwidth/1668461"/>
          <draw:equation draw:name="f193" draw:formula="21892*logheight/764002"/>
          <draw:equation draw:name="f194" draw:formula="1198693*logwidth/1668461"/>
          <draw:equation draw:name="f195" draw:formula="21892*logheight/764002"/>
          <draw:equation draw:name="f196" draw:formula="1182741*logwidth/1668461"/>
          <draw:equation draw:name="f197" draw:formula="21984*logheight/764002"/>
          <draw:equation draw:name="f198" draw:formula="1178140*logwidth/1668461"/>
          <draw:equation draw:name="f199" draw:formula="24559*logheight/764002"/>
          <draw:equation draw:name="f200" draw:formula="1218801*logwidth/1668461"/>
          <draw:equation draw:name="f201" draw:formula="24559*logheight/764002"/>
          <draw:equation draw:name="f202" draw:formula="1213032*logwidth/1668461"/>
          <draw:equation draw:name="f203" draw:formula="22744*logheight/764002"/>
          <draw:equation draw:name="f204" draw:formula="1202403*logwidth/1668461"/>
          <draw:equation draw:name="f205" draw:formula="22188*logheight/764002"/>
          <draw:equation draw:name="f206" draw:formula="1199936*logwidth/1668461"/>
          <draw:equation draw:name="f207" draw:formula="21984*logheight/764002"/>
          <draw:equation draw:name="f208" draw:formula="1198990*logwidth/1668461"/>
          <draw:equation draw:name="f209" draw:formula="19762*logheight/764002"/>
          <draw:equation draw:name="f210" draw:formula="1195169*logwidth/1668461"/>
          <draw:equation draw:name="f211" draw:formula="19762*logheight/764002"/>
          <draw:equation draw:name="f212" draw:formula="1205186*logwidth/1668461"/>
          <draw:equation draw:name="f213" draw:formula="19762*logheight/764002"/>
          <draw:equation draw:name="f214" draw:formula="1221583*logwidth/1668461"/>
          <draw:equation draw:name="f215" draw:formula="24559*logheight/764002"/>
          <draw:equation draw:name="f216" draw:formula="1259499*logwidth/1668461"/>
          <draw:equation draw:name="f217" draw:formula="24559*logheight/764002"/>
          <draw:equation draw:name="f218" draw:formula="1246162*logwidth/1668461"/>
          <draw:equation draw:name="f219" draw:formula="19762*logheight/764002"/>
          <draw:equation draw:name="f220" draw:formula="1205186*logwidth/1668461"/>
          <draw:equation draw:name="f221" draw:formula="19762*logheight/764002"/>
          <draw:equation draw:name="f222" draw:formula="1310380*logwidth/1668461"/>
          <draw:equation draw:name="f223" draw:formula="19762*logheight/764002"/>
          <draw:equation draw:name="f224" draw:formula="1324831*logwidth/1668461"/>
          <draw:equation draw:name="f225" draw:formula="24559*logheight/764002"/>
          <draw:equation draw:name="f226" draw:formula="1356791*logwidth/1668461"/>
          <draw:equation draw:name="f227" draw:formula="24559*logheight/764002"/>
          <draw:equation draw:name="f228" draw:formula="1343584*logwidth/1668461"/>
          <draw:equation draw:name="f229" draw:formula="19762*logheight/764002"/>
          <draw:equation draw:name="f230" draw:formula="1310380*logwidth/1668461"/>
          <draw:equation draw:name="f231" draw:formula="19762*logheight/764002"/>
          <draw:equation draw:name="f232" draw:formula="299428*logwidth/1668461"/>
          <draw:equation draw:name="f233" draw:formula="29374*logheight/764002"/>
          <draw:equation draw:name="f234" draw:formula="287649*logwidth/1668461"/>
          <draw:equation draw:name="f235" draw:formula="34171*logheight/764002"/>
          <draw:equation draw:name="f236" draw:formula="315325*logwidth/1668461"/>
          <draw:equation draw:name="f237" draw:formula="34171*logheight/764002"/>
          <draw:equation draw:name="f238" draw:formula="328495*logwidth/1668461"/>
          <draw:equation draw:name="f239" draw:formula="29374*logheight/764002"/>
          <draw:equation draw:name="f240" draw:formula="299428*logwidth/1668461"/>
          <draw:equation draw:name="f241" draw:formula="29374*logheight/764002"/>
          <draw:equation draw:name="f242" draw:formula="410707*logwidth/1668461"/>
          <draw:equation draw:name="f243" draw:formula="29374*logheight/764002"/>
          <draw:equation draw:name="f244" draw:formula="399948*logwidth/1668461"/>
          <draw:equation draw:name="f245" draw:formula="34171*logheight/764002"/>
          <draw:equation draw:name="f246" draw:formula="428514*logwidth/1668461"/>
          <draw:equation draw:name="f247" draw:formula="34171*logheight/764002"/>
          <draw:equation draw:name="f248" draw:formula="439774*logwidth/1668461"/>
          <draw:equation draw:name="f249" draw:formula="29374*logheight/764002"/>
          <draw:equation draw:name="f250" draw:formula="410707*logwidth/1668461"/>
          <draw:equation draw:name="f251" draw:formula="29374*logheight/764002"/>
          <draw:equation draw:name="f252" draw:formula="459677*logwidth/1668461"/>
          <draw:equation draw:name="f253" draw:formula="29374*logheight/764002"/>
          <draw:equation draw:name="f254" draw:formula="454855*logwidth/1668461"/>
          <draw:equation draw:name="f255" draw:formula="31374*logheight/764002"/>
          <draw:equation draw:name="f256" draw:formula="448251*logwidth/1668461"/>
          <draw:equation draw:name="f257" draw:formula="34171*logheight/764002"/>
          <draw:equation draw:name="f258" draw:formula="611191*logwidth/1668461"/>
          <draw:equation draw:name="f259" draw:formula="34171*logheight/764002"/>
          <draw:equation draw:name="f260" draw:formula="611098*logwidth/1668461"/>
          <draw:equation draw:name="f261" draw:formula="34134*logheight/764002"/>
          <draw:equation draw:name="f262" draw:formula="617164*logwidth/1668461"/>
          <draw:equation draw:name="f263" draw:formula="31374*logheight/764002"/>
          <draw:equation draw:name="f264" draw:formula="625808*logwidth/1668461"/>
          <draw:equation draw:name="f265" draw:formula="33467*logheight/764002"/>
          <draw:equation draw:name="f266" draw:formula="645099*logwidth/1668461"/>
          <draw:equation draw:name="f267" draw:formula="33467*logheight/764002"/>
          <draw:equation draw:name="f268" draw:formula="646268*logwidth/1668461"/>
          <draw:equation draw:name="f269" draw:formula="34171*logheight/764002"/>
          <draw:equation draw:name="f270" draw:formula="770253*logwidth/1668461"/>
          <draw:equation draw:name="f271" draw:formula="34171*logheight/764002"/>
          <draw:equation draw:name="f272" draw:formula="767805*logwidth/1668461"/>
          <draw:equation draw:name="f273" draw:formula="31096*logheight/764002"/>
          <draw:equation draw:name="f274" draw:formula="767693*logwidth/1668461"/>
          <draw:equation draw:name="f275" draw:formula="31004*logheight/764002"/>
          <draw:equation draw:name="f276" draw:formula="770828*logwidth/1668461"/>
          <draw:equation draw:name="f277" draw:formula="30337*logheight/764002"/>
          <draw:equation draw:name="f278" draw:formula="775948*logwidth/1668461"/>
          <draw:equation draw:name="f279" draw:formula="29374*logheight/764002"/>
          <draw:equation draw:name="f280" draw:formula="459677*logwidth/1668461"/>
          <draw:equation draw:name="f281" draw:formula="29374*logheight/764002"/>
          <draw:equation draw:name="f282" draw:formula="827813*logwidth/1668461"/>
          <draw:equation draw:name="f283" draw:formula="29374*logheight/764002"/>
          <draw:equation draw:name="f284" draw:formula="827813*logwidth/1668461"/>
          <draw:equation draw:name="f285" draw:formula="34171*logheight/764002"/>
          <draw:equation draw:name="f286" draw:formula="839592*logwidth/1668461"/>
          <draw:equation draw:name="f287" draw:formula="34171*logheight/764002"/>
          <draw:equation draw:name="f288" draw:formula="839592*logwidth/1668461"/>
          <draw:equation draw:name="f289" draw:formula="29374*logheight/764002"/>
          <draw:equation draw:name="f290" draw:formula="827813*logwidth/1668461"/>
          <draw:equation draw:name="f291" draw:formula="29374*logheight/764002"/>
          <draw:equation draw:name="f292" draw:formula="841243*logwidth/1668461"/>
          <draw:equation draw:name="f293" draw:formula="29374*logheight/764002"/>
          <draw:equation draw:name="f294" draw:formula="846436*logwidth/1668461"/>
          <draw:equation draw:name="f295" draw:formula="30615*logheight/764002"/>
          <draw:equation draw:name="f296" draw:formula="849479*logwidth/1668461"/>
          <draw:equation draw:name="f297" draw:formula="31189*logheight/764002"/>
          <draw:equation draw:name="f298" draw:formula="850703*logwidth/1668461"/>
          <draw:equation draw:name="f299" draw:formula="31374*logheight/764002"/>
          <draw:equation draw:name="f300" draw:formula="851946*logwidth/1668461"/>
          <draw:equation draw:name="f301" draw:formula="31004*logheight/764002"/>
          <draw:equation draw:name="f302" draw:formula="853170*logwidth/1668461"/>
          <draw:equation draw:name="f303" draw:formula="32041*logheight/764002"/>
          <draw:equation draw:name="f304" draw:formula="855841*logwidth/1668461"/>
          <draw:equation draw:name="f305" draw:formula="32615*logheight/764002"/>
          <draw:equation draw:name="f306" draw:formula="860200*logwidth/1668461"/>
          <draw:equation draw:name="f307" draw:formula="31282*logheight/764002"/>
          <draw:equation draw:name="f308" draw:formula="867416*logwidth/1668461"/>
          <draw:equation draw:name="f309" draw:formula="30522*logheight/764002"/>
          <draw:equation draw:name="f310" draw:formula="870940*logwidth/1668461"/>
          <draw:equation draw:name="f311" draw:formula="30819*logheight/764002"/>
          <draw:equation draw:name="f312" draw:formula="879028*logwidth/1668461"/>
          <draw:equation draw:name="f313" draw:formula="29374*logheight/764002"/>
          <draw:equation draw:name="f314" draw:formula="841243*logwidth/1668461"/>
          <draw:equation draw:name="f315" draw:formula="29374*logheight/764002"/>
          <draw:equation draw:name="f316" draw:formula="938980*logwidth/1668461"/>
          <draw:equation draw:name="f317" draw:formula="29374*logheight/764002"/>
          <draw:equation draw:name="f318" draw:formula="944490*logwidth/1668461"/>
          <draw:equation draw:name="f319" draw:formula="34171*logheight/764002"/>
          <draw:equation draw:name="f320" draw:formula="980049*logwidth/1668461"/>
          <draw:equation draw:name="f321" draw:formula="34171*logheight/764002"/>
          <draw:equation draw:name="f322" draw:formula="980346*logwidth/1668461"/>
          <draw:equation draw:name="f323" draw:formula="33282*logheight/764002"/>
          <draw:equation draw:name="f324" draw:formula="993739*logwidth/1668461"/>
          <draw:equation draw:name="f325" draw:formula="33282*logheight/764002"/>
          <draw:equation draw:name="f326" draw:formula="994128*logwidth/1668461"/>
          <draw:equation draw:name="f327" draw:formula="33282*logheight/764002"/>
          <draw:equation draw:name="f328" draw:formula="1000101*logwidth/1668461"/>
          <draw:equation draw:name="f329" draw:formula="32134*logheight/764002"/>
          <draw:equation draw:name="f330" draw:formula="999526*logwidth/1668461"/>
          <draw:equation draw:name="f331" draw:formula="32800*logheight/764002"/>
          <draw:equation draw:name="f332" draw:formula="999638*logwidth/1668461"/>
          <draw:equation draw:name="f333" draw:formula="32708*logheight/764002"/>
          <draw:equation draw:name="f334" draw:formula="999638*logwidth/1668461"/>
          <draw:equation draw:name="f335" draw:formula="34171*logheight/764002"/>
          <draw:equation draw:name="f336" draw:formula="1247405*logwidth/1668461"/>
          <draw:equation draw:name="f337" draw:formula="34171*logheight/764002"/>
          <draw:equation draw:name="f338" draw:formula="1239243*logwidth/1668461"/>
          <draw:equation draw:name="f339" draw:formula="32615*logheight/764002"/>
          <draw:equation draw:name="f340" draw:formula="1226814*logwidth/1668461"/>
          <draw:equation draw:name="f341" draw:formula="30337*logheight/764002"/>
          <draw:equation draw:name="f342" draw:formula="1226314*logwidth/1668461"/>
          <draw:equation draw:name="f343" draw:formula="29374*logheight/764002"/>
          <draw:equation draw:name="f344" draw:formula="1177973*logwidth/1668461"/>
          <draw:equation draw:name="f345" draw:formula="29374*logheight/764002"/>
          <draw:equation draw:name="f346" draw:formula="1179216*logwidth/1668461"/>
          <draw:equation draw:name="f347" draw:formula="31189*logheight/764002"/>
          <draw:equation draw:name="f348" draw:formula="1174579*logwidth/1668461"/>
          <draw:equation draw:name="f349" draw:formula="29374*logheight/764002"/>
          <draw:equation draw:name="f350" draw:formula="1028352*logwidth/1668461"/>
          <draw:equation draw:name="f351" draw:formula="29374*logheight/764002"/>
          <draw:equation draw:name="f352" draw:formula="1028222*logwidth/1668461"/>
          <draw:equation draw:name="f353" draw:formula="29485*logheight/764002"/>
          <draw:equation draw:name="f354" draw:formula="1027258*logwidth/1668461"/>
          <draw:equation draw:name="f355" draw:formula="30708*logheight/764002"/>
          <draw:equation draw:name="f356" draw:formula="1025459*logwidth/1668461"/>
          <draw:equation draw:name="f357" draw:formula="30245*logheight/764002"/>
          <draw:equation draw:name="f358" draw:formula="1020988*logwidth/1668461"/>
          <draw:equation draw:name="f359" draw:formula="29374*logheight/764002"/>
          <draw:equation draw:name="f360" draw:formula="938980*logwidth/1668461"/>
          <draw:equation draw:name="f361" draw:formula="29374*logheight/764002"/>
          <draw:equation draw:name="f362" draw:formula="1236163*logwidth/1668461"/>
          <draw:equation draw:name="f363" draw:formula="29374*logheight/764002"/>
          <draw:equation draw:name="f364" draw:formula="1250391*logwidth/1668461"/>
          <draw:equation draw:name="f365" draw:formula="34171*logheight/764002"/>
          <draw:equation draw:name="f366" draw:formula="1284337*logwidth/1668461"/>
          <draw:equation draw:name="f367" draw:formula="34171*logheight/764002"/>
          <draw:equation draw:name="f368" draw:formula="1272335*logwidth/1668461"/>
          <draw:equation draw:name="f369" draw:formula="29374*logheight/764002"/>
          <draw:equation draw:name="f370" draw:formula="1236163*logwidth/1668461"/>
          <draw:equation draw:name="f371" draw:formula="29374*logheight/764002"/>
          <draw:equation draw:name="f372" draw:formula="1339132*logwidth/1668461"/>
          <draw:equation draw:name="f373" draw:formula="29374*logheight/764002"/>
          <draw:equation draw:name="f374" draw:formula="1352061*logwidth/1668461"/>
          <draw:equation draw:name="f375" draw:formula="34171*logheight/764002"/>
          <draw:equation draw:name="f376" draw:formula="1380943*logwidth/1668461"/>
          <draw:equation draw:name="f377" draw:formula="34171*logheight/764002"/>
          <draw:equation draw:name="f378" draw:formula="1368941*logwidth/1668461"/>
          <draw:equation draw:name="f379" draw:formula="29374*logheight/764002"/>
          <draw:equation draw:name="f380" draw:formula="1339132*logwidth/1668461"/>
          <draw:equation draw:name="f381" draw:formula="29374*logheight/764002"/>
          <draw:equation draw:name="f382" draw:formula="363201*logwidth/1668461"/>
          <draw:equation draw:name="f383" draw:formula="33319*logheight/764002"/>
          <draw:equation draw:name="f384" draw:formula="357135*logwidth/1668461"/>
          <draw:equation draw:name="f385" draw:formula="34171*logheight/764002"/>
          <draw:equation draw:name="f386" draw:formula="377262*logwidth/1668461"/>
          <draw:equation draw:name="f387" draw:formula="34171*logheight/764002"/>
          <draw:equation draw:name="f388" draw:formula="363201*logwidth/1668461"/>
          <draw:equation draw:name="f389" draw:formula="33319*logheight/764002"/>
          <draw:equation draw:name="f390" draw:formula="888692*logwidth/1668461"/>
          <draw:equation draw:name="f391" draw:formula="33652*logheight/764002"/>
          <draw:equation draw:name="f392" draw:formula="881829*logwidth/1668461"/>
          <draw:equation draw:name="f393" draw:formula="34171*logheight/764002"/>
          <draw:equation draw:name="f394" draw:formula="893219*logwidth/1668461"/>
          <draw:equation draw:name="f395" draw:formula="34171*logheight/764002"/>
          <draw:equation draw:name="f396" draw:formula="888692*logwidth/1668461"/>
          <draw:equation draw:name="f397" draw:formula="33652*logheight/764002"/>
          <draw:equation draw:name="f398" draw:formula="1321325*logwidth/1668461"/>
          <draw:equation draw:name="f399" draw:formula="33930*logheight/764002"/>
          <draw:equation draw:name="f400" draw:formula="1319099*logwidth/1668461"/>
          <draw:equation draw:name="f401" draw:formula="34171*logheight/764002"/>
          <draw:equation draw:name="f402" draw:formula="1322159*logwidth/1668461"/>
          <draw:equation draw:name="f403" draw:formula="34171*logheight/764002"/>
          <draw:equation draw:name="f404" draw:formula="1321325*logwidth/1668461"/>
          <draw:equation draw:name="f405" draw:formula="33930*logheight/764002"/>
          <draw:equation draw:name="f406" draw:formula="276482*logwidth/1668461"/>
          <draw:equation draw:name="f407" draw:formula="38949*logheight/764002"/>
          <draw:equation draw:name="f408" draw:formula="265760*logwidth/1668461"/>
          <draw:equation draw:name="f409" draw:formula="43765*logheight/764002"/>
          <draw:equation draw:name="f410" draw:formula="310075*logwidth/1668461"/>
          <draw:equation draw:name="f411" draw:formula="43765*logheight/764002"/>
          <draw:equation draw:name="f412" draw:formula="314008*logwidth/1668461"/>
          <draw:equation draw:name="f413" draw:formula="41820*logheight/764002"/>
          <draw:equation draw:name="f414" draw:formula="317662*logwidth/1668461"/>
          <draw:equation draw:name="f415" draw:formula="38949*logheight/764002"/>
          <draw:equation draw:name="f416" draw:formula="276482*logwidth/1668461"/>
          <draw:equation draw:name="f417" draw:formula="38949*logheight/764002"/>
          <draw:equation draw:name="f418" draw:formula="334931*logwidth/1668461"/>
          <draw:equation draw:name="f419" draw:formula="38949*logheight/764002"/>
          <draw:equation draw:name="f420" draw:formula="332149*logwidth/1668461"/>
          <draw:equation draw:name="f421" draw:formula="40394*logheight/764002"/>
          <draw:equation draw:name="f422" draw:formula="316679*logwidth/1668461"/>
          <draw:equation draw:name="f423" draw:formula="43042*logheight/764002"/>
          <draw:equation draw:name="f424" draw:formula="314879*logwidth/1668461"/>
          <draw:equation draw:name="f425" draw:formula="43765*logheight/764002"/>
          <draw:equation draw:name="f426" draw:formula="623656*logwidth/1668461"/>
          <draw:equation draw:name="f427" draw:formula="43765*logheight/764002"/>
          <draw:equation draw:name="f428" draw:formula="622580*logwidth/1668461"/>
          <draw:equation draw:name="f429" draw:formula="41616*logheight/764002"/>
          <draw:equation draw:name="f430" draw:formula="621170*logwidth/1668461"/>
          <draw:equation draw:name="f431" draw:formula="38949*logheight/764002"/>
          <draw:equation draw:name="f432" draw:formula="417885*logwidth/1668461"/>
          <draw:equation draw:name="f433" draw:formula="38949*logheight/764002"/>
          <draw:equation draw:name="f434" draw:formula="417051*logwidth/1668461"/>
          <draw:equation draw:name="f435" draw:formula="39060*logheight/764002"/>
          <draw:equation draw:name="f436" draw:formula="417310*logwidth/1668461"/>
          <draw:equation draw:name="f437" draw:formula="38949*logheight/764002"/>
          <draw:equation draw:name="f438" draw:formula="334931*logwidth/1668461"/>
          <draw:equation draw:name="f439" draw:formula="38949*logheight/764002"/>
          <draw:equation draw:name="f440" draw:formula="644988*logwidth/1668461"/>
          <draw:equation draw:name="f441" draw:formula="38949*logheight/764002"/>
          <draw:equation draw:name="f442" draw:formula="644988*logwidth/1668461"/>
          <draw:equation draw:name="f443" draw:formula="40098*logheight/764002"/>
          <draw:equation draw:name="f444" draw:formula="645563*logwidth/1668461"/>
          <draw:equation draw:name="f445" draw:formula="41153*logheight/764002"/>
          <draw:equation draw:name="f446" draw:formula="647362*logwidth/1668461"/>
          <draw:equation draw:name="f447" draw:formula="42765*logheight/764002"/>
          <draw:equation draw:name="f448" draw:formula="647362*logwidth/1668461"/>
          <draw:equation draw:name="f449" draw:formula="43765*logheight/764002"/>
          <draw:equation draw:name="f450" draw:formula="754560*logwidth/1668461"/>
          <draw:equation draw:name="f451" draw:formula="43765*logheight/764002"/>
          <draw:equation draw:name="f452" draw:formula="755358*logwidth/1668461"/>
          <draw:equation draw:name="f453" draw:formula="38968*logheight/764002"/>
          <draw:equation draw:name="f454" draw:formula="755414*logwidth/1668461"/>
          <draw:equation draw:name="f455" draw:formula="38949*logheight/764002"/>
          <draw:equation draw:name="f456" draw:formula="644988*logwidth/1668461"/>
          <draw:equation draw:name="f457" draw:formula="38949*logheight/764002"/>
          <draw:equation draw:name="f458" draw:formula="827813*logwidth/1668461"/>
          <draw:equation draw:name="f459" draw:formula="38949*logheight/764002"/>
          <draw:equation draw:name="f460" draw:formula="827813*logwidth/1668461"/>
          <draw:equation draw:name="f461" draw:formula="43765*logheight/764002"/>
          <draw:equation draw:name="f462" draw:formula="839592*logwidth/1668461"/>
          <draw:equation draw:name="f463" draw:formula="43765*logheight/764002"/>
          <draw:equation draw:name="f464" draw:formula="839592*logwidth/1668461"/>
          <draw:equation draw:name="f465" draw:formula="38949*logheight/764002"/>
          <draw:equation draw:name="f466" draw:formula="827813*logwidth/1668461"/>
          <draw:equation draw:name="f467" draw:formula="38949*logheight/764002"/>
          <draw:equation draw:name="f468" draw:formula="862018*logwidth/1668461"/>
          <draw:equation draw:name="f469" draw:formula="38949*logheight/764002"/>
          <draw:equation draw:name="f470" draw:formula="859069*logwidth/1668461"/>
          <draw:equation draw:name="f471" draw:formula="40487*logheight/764002"/>
          <draw:equation draw:name="f472" draw:formula="855748*logwidth/1668461"/>
          <draw:equation draw:name="f473" draw:formula="42283*logheight/764002"/>
          <draw:equation draw:name="f474" draw:formula="853615*logwidth/1668461"/>
          <draw:equation draw:name="f475" draw:formula="43765*logheight/764002"/>
          <draw:equation draw:name="f476" draw:formula="952299*logwidth/1668461"/>
          <draw:equation draw:name="f477" draw:formula="43765*logheight/764002"/>
          <draw:equation draw:name="f478" draw:formula="951947*logwidth/1668461"/>
          <draw:equation draw:name="f479" draw:formula="43617*logheight/764002"/>
          <draw:equation draw:name="f480" draw:formula="943692*logwidth/1668461"/>
          <draw:equation draw:name="f481" draw:formula="42376*logheight/764002"/>
          <draw:equation draw:name="f482" draw:formula="934380*logwidth/1668461"/>
          <draw:equation draw:name="f483" draw:formula="40579*logheight/764002"/>
          <draw:equation draw:name="f484" draw:formula="931338*logwidth/1668461"/>
          <draw:equation draw:name="f485" draw:formula="40579*logheight/764002"/>
          <draw:equation draw:name="f486" draw:formula="918910*logwidth/1668461"/>
          <draw:equation draw:name="f487" draw:formula="39153*logheight/764002"/>
          <draw:equation draw:name="f488" draw:formula="919856*logwidth/1668461"/>
          <draw:equation draw:name="f489" draw:formula="39912*logheight/764002"/>
          <draw:equation draw:name="f490" draw:formula="918242*logwidth/1668461"/>
          <draw:equation draw:name="f491" draw:formula="39727*logheight/764002"/>
          <draw:equation draw:name="f492" draw:formula="913994*logwidth/1668461"/>
          <draw:equation draw:name="f493" draw:formula="38949*logheight/764002"/>
          <draw:equation draw:name="f494" draw:formula="862018*logwidth/1668461"/>
          <draw:equation draw:name="f495" draw:formula="38949*logheight/764002"/>
          <draw:equation draw:name="f496" draw:formula="949628*logwidth/1668461"/>
          <draw:equation draw:name="f497" draw:formula="38949*logheight/764002"/>
          <draw:equation draw:name="f498" draw:formula="951390*logwidth/1668461"/>
          <draw:equation draw:name="f499" draw:formula="40579*logheight/764002"/>
          <draw:equation draw:name="f500" draw:formula="954228*logwidth/1668461"/>
          <draw:equation draw:name="f501" draw:formula="43320*logheight/764002"/>
          <draw:equation draw:name="f502" draw:formula="954673*logwidth/1668461"/>
          <draw:equation draw:name="f503" draw:formula="43765*logheight/764002"/>
          <draw:equation draw:name="f504" draw:formula="1345829*logwidth/1668461"/>
          <draw:equation draw:name="f505" draw:formula="43765*logheight/764002"/>
          <draw:equation draw:name="f506" draw:formula="1342490*logwidth/1668461"/>
          <draw:equation draw:name="f507" draw:formula="41913*logheight/764002"/>
          <draw:equation draw:name="f508" draw:formula="1341432*logwidth/1668461"/>
          <draw:equation draw:name="f509" draw:formula="41339*logheight/764002"/>
          <draw:equation draw:name="f510" draw:formula="1336498*logwidth/1668461"/>
          <draw:equation draw:name="f511" draw:formula="39449*logheight/764002"/>
          <draw:equation draw:name="f512" draw:formula="1332696*logwidth/1668461"/>
          <draw:equation draw:name="f513" draw:formula="39542*logheight/764002"/>
          <draw:equation draw:name="f514" draw:formula="1331657*logwidth/1668461"/>
          <draw:equation draw:name="f515" draw:formula="38949*logheight/764002"/>
          <draw:equation draw:name="f516" draw:formula="983184*logwidth/1668461"/>
          <draw:equation draw:name="f517" draw:formula="38949*logheight/764002"/>
          <draw:equation draw:name="f518" draw:formula="980346*logwidth/1668461"/>
          <draw:equation draw:name="f519" draw:formula="40301*logheight/764002"/>
          <draw:equation draw:name="f520" draw:formula="980160*logwidth/1668461"/>
          <draw:equation draw:name="f521" draw:formula="38949*logheight/764002"/>
          <draw:equation draw:name="f522" draw:formula="949628*logwidth/1668461"/>
          <draw:equation draw:name="f523" draw:formula="38949*logheight/764002"/>
          <draw:equation draw:name="f524" draw:formula="1364248*logwidth/1668461"/>
          <draw:equation draw:name="f525" draw:formula="38949*logheight/764002"/>
          <draw:equation draw:name="f526" draw:formula="1376102*logwidth/1668461"/>
          <draw:equation draw:name="f527" draw:formula="43709*logheight/764002"/>
          <draw:equation draw:name="f528" draw:formula="1376102*logwidth/1668461"/>
          <draw:equation draw:name="f529" draw:formula="43765*logheight/764002"/>
          <draw:equation draw:name="f530" draw:formula="1402869*logwidth/1668461"/>
          <draw:equation draw:name="f531" draw:formula="43765*logheight/764002"/>
          <draw:equation draw:name="f532" draw:formula="1391869*logwidth/1668461"/>
          <draw:equation draw:name="f533" draw:formula="38949*logheight/764002"/>
          <draw:equation draw:name="f534" draw:formula="1364248*logwidth/1668461"/>
          <draw:equation draw:name="f535" draw:formula="38949*logheight/764002"/>
          <draw:equation draw:name="f536" draw:formula="255372*logwidth/1668461"/>
          <draw:equation draw:name="f537" draw:formula="48562*logheight/764002"/>
          <draw:equation draw:name="f538" draw:formula="245522*logwidth/1668461"/>
          <draw:equation draw:name="f539" draw:formula="53377*logheight/764002"/>
          <draw:equation draw:name="f540" draw:formula="1422958*logwidth/1668461"/>
          <draw:equation draw:name="f541" draw:formula="53377*logheight/764002"/>
          <draw:equation draw:name="f542" draw:formula="1413089*logwidth/1668461"/>
          <draw:equation draw:name="f543" draw:formula="48562*logheight/764002"/>
          <draw:equation draw:name="f544" draw:formula="255372*logwidth/1668461"/>
          <draw:equation draw:name="f545" draw:formula="48562*logheight/764002"/>
          <draw:equation draw:name="f546" draw:formula="235877*logwidth/1668461"/>
          <draw:equation draw:name="f547" draw:formula="58174*logheight/764002"/>
          <draw:equation draw:name="f548" draw:formula="226695*logwidth/1668461"/>
          <draw:equation draw:name="f549" draw:formula="62989*logheight/764002"/>
          <draw:equation draw:name="f550" draw:formula="249307*logwidth/1668461"/>
          <draw:equation draw:name="f551" draw:formula="62989*logheight/764002"/>
          <draw:equation draw:name="f552" draw:formula="259008*logwidth/1668461"/>
          <draw:equation draw:name="f553" draw:formula="58174*logheight/764002"/>
          <draw:equation draw:name="f554" draw:formula="235877*logwidth/1668461"/>
          <draw:equation draw:name="f555" draw:formula="58174*logheight/764002"/>
          <draw:equation draw:name="f556" draw:formula="259138*logwidth/1668461"/>
          <draw:equation draw:name="f557" draw:formula="58174*logheight/764002"/>
          <draw:equation draw:name="f558" draw:formula="259973*logwidth/1668461"/>
          <draw:equation draw:name="f559" draw:formula="60211*logheight/764002"/>
          <draw:equation draw:name="f560" draw:formula="260065*logwidth/1668461"/>
          <draw:equation draw:name="f561" draw:formula="60026*logheight/764002"/>
          <draw:equation draw:name="f562" draw:formula="262254*logwidth/1668461"/>
          <draw:equation draw:name="f563" draw:formula="62989*logheight/764002"/>
          <draw:equation draw:name="f564" draw:formula="623619*logwidth/1668461"/>
          <draw:equation draw:name="f565" draw:formula="62989*logheight/764002"/>
          <draw:equation draw:name="f566" draw:formula="630927*logwidth/1668461"/>
          <draw:equation draw:name="f567" draw:formula="58174*logheight/764002"/>
          <draw:equation draw:name="f568" draw:formula="259138*logwidth/1668461"/>
          <draw:equation draw:name="f569" draw:formula="58174*logheight/764002"/>
          <draw:equation draw:name="f570" draw:formula="646175*logwidth/1668461"/>
          <draw:equation draw:name="f571" draw:formula="58174*logheight/764002"/>
          <draw:equation draw:name="f572" draw:formula="646602*logwidth/1668461"/>
          <draw:equation draw:name="f573" draw:formula="59063*logheight/764002"/>
          <draw:equation draw:name="f574" draw:formula="646342*logwidth/1668461"/>
          <draw:equation draw:name="f575" draw:formula="62989*logheight/764002"/>
          <draw:equation draw:name="f576" draw:formula="696797*logwidth/1668461"/>
          <draw:equation draw:name="f577" draw:formula="62989*logheight/764002"/>
          <draw:equation draw:name="f578" draw:formula="711952*logwidth/1668461"/>
          <draw:equation draw:name="f579" draw:formula="58507*logheight/764002"/>
          <draw:equation draw:name="f580" draw:formula="712898*logwidth/1668461"/>
          <draw:equation draw:name="f581" draw:formula="58174*logheight/764002"/>
          <draw:equation draw:name="f582" draw:formula="646175*logwidth/1668461"/>
          <draw:equation draw:name="f583" draw:formula="58174*logheight/764002"/>
          <draw:equation draw:name="f584" draw:formula="727979*logwidth/1668461"/>
          <draw:equation draw:name="f585" draw:formula="58174*logheight/764002"/>
          <draw:equation draw:name="f586" draw:formula="727534*logwidth/1668461"/>
          <draw:equation draw:name="f587" draw:formula="62489*logheight/764002"/>
          <draw:equation draw:name="f588" draw:formula="729055*logwidth/1668461"/>
          <draw:equation draw:name="f589" draw:formula="62952*logheight/764002"/>
          <draw:equation draw:name="f590" draw:formula="728999*logwidth/1668461"/>
          <draw:equation draw:name="f591" draw:formula="62989*logheight/764002"/>
          <draw:equation draw:name="f592" draw:formula="775206*logwidth/1668461"/>
          <draw:equation draw:name="f593" draw:formula="62989*logheight/764002"/>
          <draw:equation draw:name="f594" draw:formula="777488*logwidth/1668461"/>
          <draw:equation draw:name="f595" draw:formula="59267*logheight/764002"/>
          <draw:equation draw:name="f596" draw:formula="777376*logwidth/1668461"/>
          <draw:equation draw:name="f597" draw:formula="58174*logheight/764002"/>
          <draw:equation draw:name="f598" draw:formula="727979*logwidth/1668461"/>
          <draw:equation draw:name="f599" draw:formula="58174*logheight/764002"/>
          <draw:equation draw:name="f600" draw:formula="828295*logwidth/1668461"/>
          <draw:equation draw:name="f601" draw:formula="58174*logheight/764002"/>
          <draw:equation draw:name="f602" draw:formula="828295*logwidth/1668461"/>
          <draw:equation draw:name="f603" draw:formula="61526*logheight/764002"/>
          <draw:equation draw:name="f604" draw:formula="826069*logwidth/1668461"/>
          <draw:equation draw:name="f605" draw:formula="62989*logheight/764002"/>
          <draw:equation draw:name="f606" draw:formula="1375230*logwidth/1668461"/>
          <draw:equation draw:name="f607" draw:formula="62989*logheight/764002"/>
          <draw:equation draw:name="f608" draw:formula="1367179*logwidth/1668461"/>
          <draw:equation draw:name="f609" draw:formula="58600*logheight/764002"/>
          <draw:equation draw:name="f610" draw:formula="1365825*logwidth/1668461"/>
          <draw:equation draw:name="f611" draw:formula="58174*logheight/764002"/>
          <draw:equation draw:name="f612" draw:formula="828295*logwidth/1668461"/>
          <draw:equation draw:name="f613" draw:formula="58174*logheight/764002"/>
          <draw:equation draw:name="f614" draw:formula="1408508*logwidth/1668461"/>
          <draw:equation draw:name="f615" draw:formula="58174*logheight/764002"/>
          <draw:equation draw:name="f616" draw:formula="1418432*logwidth/1668461"/>
          <draw:equation draw:name="f617" draw:formula="62989*logheight/764002"/>
          <draw:equation draw:name="f618" draw:formula="1441823*logwidth/1668461"/>
          <draw:equation draw:name="f619" draw:formula="62989*logheight/764002"/>
          <draw:equation draw:name="f620" draw:formula="1432789*logwidth/1668461"/>
          <draw:equation draw:name="f621" draw:formula="58174*logheight/764002"/>
          <draw:equation draw:name="f622" draw:formula="1408508*logwidth/1668461"/>
          <draw:equation draw:name="f623" draw:formula="58174*logheight/764002"/>
          <draw:equation draw:name="f624" draw:formula="217809*logwidth/1668461"/>
          <draw:equation draw:name="f625" draw:formula="67786*logheight/764002"/>
          <draw:equation draw:name="f626" draw:formula="209165*logwidth/1668461"/>
          <draw:equation draw:name="f627" draw:formula="72602*logheight/764002"/>
          <draw:equation draw:name="f628" draw:formula="230553*logwidth/1668461"/>
          <draw:equation draw:name="f629" draw:formula="72602*logheight/764002"/>
          <draw:equation draw:name="f630" draw:formula="239642*logwidth/1668461"/>
          <draw:equation draw:name="f631" draw:formula="67786*logheight/764002"/>
          <draw:equation draw:name="f632" draw:formula="217809*logwidth/1668461"/>
          <draw:equation draw:name="f633" draw:formula="67786*logheight/764002"/>
          <draw:equation draw:name="f634" draw:formula="275499*logwidth/1668461"/>
          <draw:equation draw:name="f635" draw:formula="67786*logheight/764002"/>
          <draw:equation draw:name="f636" draw:formula="277168*logwidth/1668461"/>
          <draw:equation draw:name="f637" draw:formula="69120*logheight/764002"/>
          <draw:equation draw:name="f638" draw:formula="275832*logwidth/1668461"/>
          <draw:equation draw:name="f639" draw:formula="69398*logheight/764002"/>
          <draw:equation draw:name="f640" draw:formula="275350*logwidth/1668461"/>
          <draw:equation draw:name="f641" draw:formula="69398*logheight/764002"/>
          <draw:equation draw:name="f642" draw:formula="274886*logwidth/1668461"/>
          <draw:equation draw:name="f643" draw:formula="69509*logheight/764002"/>
          <draw:equation draw:name="f644" draw:formula="269934*logwidth/1668461"/>
          <draw:equation draw:name="f645" draw:formula="72602*logheight/764002"/>
          <draw:equation draw:name="f646" draw:formula="541574*logwidth/1668461"/>
          <draw:equation draw:name="f647" draw:formula="72602*logheight/764002"/>
          <draw:equation draw:name="f648" draw:formula="542613*logwidth/1668461"/>
          <draw:equation draw:name="f649" draw:formula="71879*logheight/764002"/>
          <draw:equation draw:name="f650" draw:formula="542705*logwidth/1668461"/>
          <draw:equation draw:name="f651" draw:formula="71972*logheight/764002"/>
          <draw:equation draw:name="f652" draw:formula="544319*logwidth/1668461"/>
          <draw:equation draw:name="f653" draw:formula="72435*logheight/764002"/>
          <draw:equation draw:name="f654" draw:formula="544468*logwidth/1668461"/>
          <draw:equation draw:name="f655" draw:formula="72602*logheight/764002"/>
          <draw:equation draw:name="f656" draw:formula="611895*logwidth/1668461"/>
          <draw:equation draw:name="f657" draw:formula="72602*logheight/764002"/>
          <draw:equation draw:name="f658" draw:formula="611858*logwidth/1668461"/>
          <draw:equation draw:name="f659" draw:formula="72435*logheight/764002"/>
          <draw:equation draw:name="f660" draw:formula="617164*logwidth/1668461"/>
          <draw:equation draw:name="f661" draw:formula="67786*logheight/764002"/>
          <draw:equation draw:name="f662" draw:formula="275499*logwidth/1668461"/>
          <draw:equation draw:name="f663" draw:formula="67786*logheight/764002"/>
          <draw:equation draw:name="f664" draw:formula="648345*logwidth/1668461"/>
          <draw:equation draw:name="f665" draw:formula="67786*logheight/764002"/>
          <draw:equation draw:name="f666" draw:formula="648420*logwidth/1668461"/>
          <draw:equation draw:name="f667" draw:formula="67897*logheight/764002"/>
          <draw:equation draw:name="f668" draw:formula="650738*logwidth/1668461"/>
          <draw:equation draw:name="f669" draw:formula="72602*logheight/764002"/>
          <draw:equation draw:name="f670" draw:formula="688264*logwidth/1668461"/>
          <draw:equation draw:name="f671" draw:formula="72602*logheight/764002"/>
          <draw:equation draw:name="f672" draw:formula="692067*logwidth/1668461"/>
          <draw:equation draw:name="f673" draw:formula="67786*logheight/764002"/>
          <draw:equation draw:name="f674" draw:formula="648345*logwidth/1668461"/>
          <draw:equation draw:name="f675" draw:formula="67786*logheight/764002"/>
          <draw:equation draw:name="f676" draw:formula="738014*logwidth/1668461"/>
          <draw:equation draw:name="f677" draw:formula="67786*logheight/764002"/>
          <draw:equation draw:name="f678" draw:formula="754412*logwidth/1668461"/>
          <draw:equation draw:name="f679" draw:formula="70064*logheight/764002"/>
          <draw:equation draw:name="f680" draw:formula="754783*logwidth/1668461"/>
          <draw:equation draw:name="f681" draw:formula="70064*logheight/764002"/>
          <draw:equation draw:name="f682" draw:formula="764039*logwidth/1668461"/>
          <draw:equation draw:name="f683" draw:formula="67786*logheight/764002"/>
          <draw:equation draw:name="f684" draw:formula="738014*logwidth/1668461"/>
          <draw:equation draw:name="f685" draw:formula="67786*logheight/764002"/>
          <draw:equation draw:name="f686" draw:formula="821914*logwidth/1668461"/>
          <draw:equation draw:name="f687" draw:formula="67786*logheight/764002"/>
          <draw:equation draw:name="f688" draw:formula="821821*logwidth/1668461"/>
          <draw:equation draw:name="f689" draw:formula="72602*logheight/764002"/>
          <draw:equation draw:name="f690" draw:formula="1379626*logwidth/1668461"/>
          <draw:equation draw:name="f691" draw:formula="72602*logheight/764002"/>
          <draw:equation draw:name="f692" draw:formula="1382112*logwidth/1668461"/>
          <draw:equation draw:name="f693" draw:formula="67786*logheight/764002"/>
          <draw:equation draw:name="f694" draw:formula="821914*logwidth/1668461"/>
          <draw:equation draw:name="f695" draw:formula="67786*logheight/764002"/>
          <draw:equation draw:name="f696" draw:formula="1428059*logwidth/1668461"/>
          <draw:equation draw:name="f697" draw:formula="67786*logheight/764002"/>
          <draw:equation draw:name="f698" draw:formula="1437056*logwidth/1668461"/>
          <draw:equation draw:name="f699" draw:formula="72602*logheight/764002"/>
          <draw:equation draw:name="f700" draw:formula="1459482*logwidth/1668461"/>
          <draw:equation draw:name="f701" draw:formula="72602*logheight/764002"/>
          <draw:equation draw:name="f702" draw:formula="1450634*logwidth/1668461"/>
          <draw:equation draw:name="f703" draw:formula="67786*logheight/764002"/>
          <draw:equation draw:name="f704" draw:formula="1428059*logwidth/1668461"/>
          <draw:equation draw:name="f705" draw:formula="67786*logheight/764002"/>
          <draw:equation draw:name="f706" draw:formula="201003*logwidth/1668461"/>
          <draw:equation draw:name="f707" draw:formula="77399*logheight/764002"/>
          <draw:equation draw:name="f708" draw:formula="192804*logwidth/1668461"/>
          <draw:equation draw:name="f709" draw:formula="82214*logheight/764002"/>
          <draw:equation draw:name="f710" draw:formula="213024*logwidth/1668461"/>
          <draw:equation draw:name="f711" draw:formula="82214*logheight/764002"/>
          <draw:equation draw:name="f712" draw:formula="221742*logwidth/1668461"/>
          <draw:equation draw:name="f713" draw:formula="77399*logheight/764002"/>
          <draw:equation draw:name="f714" draw:formula="201003*logwidth/1668461"/>
          <draw:equation draw:name="f715" draw:formula="77399*logheight/764002"/>
          <draw:equation draw:name="f716" draw:formula="270323*logwidth/1668461"/>
          <draw:equation draw:name="f717" draw:formula="77399*logheight/764002"/>
          <draw:equation draw:name="f718" draw:formula="276018*logwidth/1668461"/>
          <draw:equation draw:name="f719" draw:formula="80029*logheight/764002"/>
          <draw:equation draw:name="f720" draw:formula="278207*logwidth/1668461"/>
          <draw:equation draw:name="f721" draw:formula="80029*logheight/764002"/>
          <draw:equation draw:name="f722" draw:formula="277075*logwidth/1668461"/>
          <draw:equation draw:name="f723" draw:formula="81455*logheight/764002"/>
          <draw:equation draw:name="f724" draw:formula="276686*logwidth/1668461"/>
          <draw:equation draw:name="f725" draw:formula="82214*logheight/764002"/>
          <draw:equation draw:name="f726" draw:formula="337269*logwidth/1668461"/>
          <draw:equation draw:name="f727" draw:formula="82214*logheight/764002"/>
          <draw:equation draw:name="f728" draw:formula="340700*logwidth/1668461"/>
          <draw:equation draw:name="f729" draw:formula="80603*logheight/764002"/>
          <draw:equation draw:name="f730" draw:formula="341554*logwidth/1668461"/>
          <draw:equation draw:name="f731" draw:formula="79936*logheight/764002"/>
          <draw:equation draw:name="f732" draw:formula="345356*logwidth/1668461"/>
          <draw:equation draw:name="f733" draw:formula="79936*logheight/764002"/>
          <draw:equation draw:name="f734" draw:formula="346488*logwidth/1668461"/>
          <draw:equation draw:name="f735" draw:formula="80788*logheight/764002"/>
          <draw:equation draw:name="f736" draw:formula="352387*logwidth/1668461"/>
          <draw:equation draw:name="f737" draw:formula="82121*logheight/764002"/>
          <draw:equation draw:name="f738" draw:formula="353908*logwidth/1668461"/>
          <draw:equation draw:name="f739" draw:formula="82121*logheight/764002"/>
          <draw:equation draw:name="f740" draw:formula="354409*logwidth/1668461"/>
          <draw:equation draw:name="f741" draw:formula="82214*logheight/764002"/>
          <draw:equation draw:name="f742" draw:formula="527662*logwidth/1668461"/>
          <draw:equation draw:name="f743" draw:formula="82214*logheight/764002"/>
          <draw:equation draw:name="f744" draw:formula="534636*logwidth/1668461"/>
          <draw:equation draw:name="f745" draw:formula="77399*logheight/764002"/>
          <draw:equation draw:name="f746" draw:formula="270323*logwidth/1668461"/>
          <draw:equation draw:name="f747" draw:formula="77399*logheight/764002"/>
          <draw:equation draw:name="f748" draw:formula="552834*logwidth/1668461"/>
          <draw:equation draw:name="f749" draw:formula="77399*logheight/764002"/>
          <draw:equation draw:name="f750" draw:formula="552592*logwidth/1668461"/>
          <draw:equation draw:name="f751" draw:formula="77658*logheight/764002"/>
          <draw:equation draw:name="f752" draw:formula="552017*logwidth/1668461"/>
          <draw:equation draw:name="f753" draw:formula="82214*logheight/764002"/>
          <draw:equation draw:name="f754" draw:formula="614307*logwidth/1668461"/>
          <draw:equation draw:name="f755" draw:formula="82214*logheight/764002"/>
          <draw:equation draw:name="f756" draw:formula="614121*logwidth/1668461"/>
          <draw:equation draw:name="f757" draw:formula="81640*logheight/764002"/>
          <draw:equation draw:name="f758" draw:formula="613268*logwidth/1668461"/>
          <draw:equation draw:name="f759" draw:formula="78880*logheight/764002"/>
          <draw:equation draw:name="f760" draw:formula="612619*logwidth/1668461"/>
          <draw:equation draw:name="f761" draw:formula="77399*logheight/764002"/>
          <draw:equation draw:name="f762" draw:formula="552834*logwidth/1668461"/>
          <draw:equation draw:name="f763" draw:formula="77399*logheight/764002"/>
          <draw:equation draw:name="f764" draw:formula="654022*logwidth/1668461"/>
          <draw:equation draw:name="f765" draw:formula="77399*logheight/764002"/>
          <draw:equation draw:name="f766" draw:formula="663426*logwidth/1668461"/>
          <draw:equation draw:name="f767" draw:formula="80399*logheight/764002"/>
          <draw:equation draw:name="f768" draw:formula="668268*logwidth/1668461"/>
          <draw:equation draw:name="f769" draw:formula="79843*logheight/764002"/>
          <draw:equation draw:name="f770" draw:formula="666728*logwidth/1668461"/>
          <draw:equation draw:name="f771" draw:formula="82214*logheight/764002"/>
          <draw:equation draw:name="f772" draw:formula="681085*logwidth/1668461"/>
          <draw:equation draw:name="f773" draw:formula="82214*logheight/764002"/>
          <draw:equation draw:name="f774" draw:formula="684461*logwidth/1668461"/>
          <draw:equation draw:name="f775" draw:formula="77399*logheight/764002"/>
          <draw:equation draw:name="f776" draw:formula="654022*logwidth/1668461"/>
          <draw:equation draw:name="f777" draw:formula="77399*logheight/764002"/>
          <draw:equation draw:name="f778" draw:formula="791789*logwidth/1668461"/>
          <draw:equation draw:name="f779" draw:formula="77399*logheight/764002"/>
          <draw:equation draw:name="f780" draw:formula="787801*logwidth/1668461"/>
          <draw:equation draw:name="f781" draw:formula="82214*logheight/764002"/>
          <draw:equation draw:name="f782" draw:formula="811378*logwidth/1668461"/>
          <draw:equation draw:name="f783" draw:formula="82214*logheight/764002"/>
          <draw:equation draw:name="f784" draw:formula="811192*logwidth/1668461"/>
          <draw:equation draw:name="f785" draw:formula="81825*logheight/764002"/>
          <draw:equation draw:name="f786" draw:formula="805498*logwidth/1668461"/>
          <draw:equation draw:name="f787" draw:formula="79362*logheight/764002"/>
          <draw:equation draw:name="f788" draw:formula="803142*logwidth/1668461"/>
          <draw:equation draw:name="f789" draw:formula="77399*logheight/764002"/>
          <draw:equation draw:name="f790" draw:formula="791789*logwidth/1668461"/>
          <draw:equation draw:name="f791" draw:formula="77399*logheight/764002"/>
          <draw:equation draw:name="f792" draw:formula="823138*logwidth/1668461"/>
          <draw:equation draw:name="f793" draw:formula="77399*logheight/764002"/>
          <draw:equation draw:name="f794" draw:formula="823546*logwidth/1668461"/>
          <draw:equation draw:name="f795" draw:formula="78121*logheight/764002"/>
          <draw:equation draw:name="f796" draw:formula="823546*logwidth/1668461"/>
          <draw:equation draw:name="f797" draw:formula="81066*logheight/764002"/>
          <draw:equation draw:name="f798" draw:formula="824084*logwidth/1668461"/>
          <draw:equation draw:name="f799" draw:formula="82214*logheight/764002"/>
          <draw:equation draw:name="f800" draw:formula="875819*logwidth/1668461"/>
          <draw:equation draw:name="f801" draw:formula="82214*logheight/764002"/>
          <draw:equation draw:name="f802" draw:formula="876821*logwidth/1668461"/>
          <draw:equation draw:name="f803" draw:formula="79640*logheight/764002"/>
          <draw:equation draw:name="f804" draw:formula="877025*logwidth/1668461"/>
          <draw:equation draw:name="f805" draw:formula="79640*logheight/764002"/>
          <draw:equation draw:name="f806" draw:formula="880160*logwidth/1668461"/>
          <draw:equation draw:name="f807" draw:formula="80214*logheight/764002"/>
          <draw:equation draw:name="f808" draw:formula="880048*logwidth/1668461"/>
          <draw:equation draw:name="f809" draw:formula="80214*logheight/764002"/>
          <draw:equation draw:name="f810" draw:formula="880252*logwidth/1668461"/>
          <draw:equation draw:name="f811" draw:formula="80788*logheight/764002"/>
          <draw:equation draw:name="f812" draw:formula="878453*logwidth/1668461"/>
          <draw:equation draw:name="f813" draw:formula="82214*logheight/764002"/>
          <draw:equation draw:name="f814" draw:formula="1351115*logwidth/1668461"/>
          <draw:equation draw:name="f815" draw:formula="82214*logheight/764002"/>
          <draw:equation draw:name="f816" draw:formula="1347146*logwidth/1668461"/>
          <draw:equation draw:name="f817" draw:formula="80121*logheight/764002"/>
          <draw:equation draw:name="f818" draw:formula="1351041*logwidth/1668461"/>
          <draw:equation draw:name="f819" draw:formula="80121*logheight/764002"/>
          <draw:equation draw:name="f820" draw:formula="1350837*logwidth/1668461"/>
          <draw:equation draw:name="f821" draw:formula="80880*logheight/764002"/>
          <draw:equation draw:name="f822" draw:formula="1354046*logwidth/1668461"/>
          <draw:equation draw:name="f823" draw:formula="82214*logheight/764002"/>
          <draw:equation draw:name="f824" draw:formula="1380832*logwidth/1668461"/>
          <draw:equation draw:name="f825" draw:formula="82214*logheight/764002"/>
          <draw:equation draw:name="f826" draw:formula="1372818*logwidth/1668461"/>
          <draw:equation draw:name="f827" draw:formula="77399*logheight/764002"/>
          <draw:equation draw:name="f828" draw:formula="823138*logwidth/1668461"/>
          <draw:equation draw:name="f829" draw:formula="77399*logheight/764002"/>
          <draw:equation draw:name="f830" draw:formula="1446034*logwidth/1668461"/>
          <draw:equation draw:name="f831" draw:formula="77399*logheight/764002"/>
          <draw:equation draw:name="f832" draw:formula="1454492*logwidth/1668461"/>
          <draw:equation draw:name="f833" draw:formula="82214*logheight/764002"/>
          <draw:equation draw:name="f834" draw:formula="1475509*logwidth/1668461"/>
          <draw:equation draw:name="f835" draw:formula="82214*logheight/764002"/>
          <draw:equation draw:name="f836" draw:formula="1467644*logwidth/1668461"/>
          <draw:equation draw:name="f837" draw:formula="77399*logheight/764002"/>
          <draw:equation draw:name="f838" draw:formula="1446034*logwidth/1668461"/>
          <draw:equation draw:name="f839" draw:formula="77399*logheight/764002"/>
          <draw:equation draw:name="f840" draw:formula="185236*logwidth/1668461"/>
          <draw:equation draw:name="f841" draw:formula="87011*logheight/764002"/>
          <draw:equation draw:name="f842" draw:formula="177761*logwidth/1668461"/>
          <draw:equation draw:name="f843" draw:formula="91826*logheight/764002"/>
          <draw:equation draw:name="f844" draw:formula="196904*logwidth/1668461"/>
          <draw:equation draw:name="f845" draw:formula="91826*logheight/764002"/>
          <draw:equation draw:name="f846" draw:formula="204992*logwidth/1668461"/>
          <draw:equation draw:name="f847" draw:formula="87011*logheight/764002"/>
          <draw:equation draw:name="f848" draw:formula="185236*logwidth/1668461"/>
          <draw:equation draw:name="f849" draw:formula="87011*logheight/764002"/>
          <draw:equation draw:name="f850" draw:formula="269952*logwidth/1668461"/>
          <draw:equation draw:name="f851" draw:formula="87011*logheight/764002"/>
          <draw:equation draw:name="f852" draw:formula="260733*logwidth/1668461"/>
          <draw:equation draw:name="f853" draw:formula="89696*logheight/764002"/>
          <draw:equation draw:name="f854" draw:formula="254167*logwidth/1668461"/>
          <draw:equation draw:name="f855" draw:formula="91826*logheight/764002"/>
          <draw:equation draw:name="f856" draw:formula="315714*logwidth/1668461"/>
          <draw:equation draw:name="f857" draw:formula="91826*logheight/764002"/>
          <draw:equation draw:name="f858" draw:formula="323728*logwidth/1668461"/>
          <draw:equation draw:name="f859" draw:formula="87011*logheight/764002"/>
          <draw:equation draw:name="f860" draw:formula="269952*logwidth/1668461"/>
          <draw:equation draw:name="f861" draw:formula="87011*logheight/764002"/>
          <draw:equation draw:name="f862" draw:formula="360548*logwidth/1668461"/>
          <draw:equation draw:name="f863" draw:formula="87011*logheight/764002"/>
          <draw:equation draw:name="f864" draw:formula="366058*logwidth/1668461"/>
          <draw:equation draw:name="f865" draw:formula="88844*logheight/764002"/>
          <draw:equation draw:name="f866" draw:formula="365483*logwidth/1668461"/>
          <draw:equation draw:name="f867" draw:formula="89789*logheight/764002"/>
          <draw:equation draw:name="f868" draw:formula="364091*logwidth/1668461"/>
          <draw:equation draw:name="f869" draw:formula="91826*logheight/764002"/>
          <draw:equation draw:name="f870" draw:formula="620261*logwidth/1668461"/>
          <draw:equation draw:name="f871" draw:formula="91826*logheight/764002"/>
          <draw:equation draw:name="f872" draw:formula="616496*logwidth/1668461"/>
          <draw:equation draw:name="f873" draw:formula="90271*logheight/764002"/>
          <draw:equation draw:name="f874" draw:formula="615642*logwidth/1668461"/>
          <draw:equation draw:name="f875" draw:formula="89974*logheight/764002"/>
          <draw:equation draw:name="f876" draw:formula="615420*logwidth/1668461"/>
          <draw:equation draw:name="f877" draw:formula="87011*logheight/764002"/>
          <draw:equation draw:name="f878" draw:formula="552629*logwidth/1668461"/>
          <draw:equation draw:name="f879" draw:formula="87011*logheight/764002"/>
          <draw:equation draw:name="f880" draw:formula="543280*logwidth/1668461"/>
          <draw:equation draw:name="f881" draw:formula="91308*logheight/764002"/>
          <draw:equation draw:name="f882" draw:formula="542891*logwidth/1668461"/>
          <draw:equation draw:name="f883" draw:formula="91308*logheight/764002"/>
          <draw:equation draw:name="f884" draw:formula="541388*logwidth/1668461"/>
          <draw:equation draw:name="f885" draw:formula="90734*logheight/764002"/>
          <draw:equation draw:name="f886" draw:formula="533598*logwidth/1668461"/>
          <draw:equation draw:name="f887" draw:formula="89326*logheight/764002"/>
          <draw:equation draw:name="f888" draw:formula="527792*logwidth/1668461"/>
          <draw:equation draw:name="f889" draw:formula="88085*logheight/764002"/>
          <draw:equation draw:name="f890" draw:formula="526215*logwidth/1668461"/>
          <draw:equation draw:name="f891" draw:formula="87011*logheight/764002"/>
          <draw:equation draw:name="f892" draw:formula="360548*logwidth/1668461"/>
          <draw:equation draw:name="f893" draw:formula="87011*logheight/764002"/>
          <draw:equation draw:name="f894" draw:formula="663612*logwidth/1668461"/>
          <draw:equation draw:name="f895" draw:formula="87011*logheight/764002"/>
          <draw:equation draw:name="f896" draw:formula="660477*logwidth/1668461"/>
          <draw:equation draw:name="f897" draw:formula="91826*logheight/764002"/>
          <draw:equation draw:name="f898" draw:formula="674389*logwidth/1668461"/>
          <draw:equation draw:name="f899" draw:formula="91826*logheight/764002"/>
          <draw:equation draw:name="f900" draw:formula="677746*logwidth/1668461"/>
          <draw:equation draw:name="f901" draw:formula="87011*logheight/764002"/>
          <draw:equation draw:name="f902" draw:formula="663612*logwidth/1668461"/>
          <draw:equation draw:name="f903" draw:formula="87011*logheight/764002"/>
          <draw:equation draw:name="f904" draw:formula="786336*logwidth/1668461"/>
          <draw:equation draw:name="f905" draw:formula="87011*logheight/764002"/>
          <draw:equation draw:name="f906" draw:formula="786224*logwidth/1668461"/>
          <draw:equation draw:name="f907" draw:formula="89974*logheight/764002"/>
          <draw:equation draw:name="f908" draw:formula="781828*logwidth/1668461"/>
          <draw:equation draw:name="f909" draw:formula="91826*logheight/764002"/>
          <draw:equation draw:name="f910" draw:formula="811600*logwidth/1668461"/>
          <draw:equation draw:name="f911" draw:formula="91826*logheight/764002"/>
          <draw:equation draw:name="f912" draw:formula="811100*logwidth/1668461"/>
          <draw:equation draw:name="f913" draw:formula="89030*logheight/764002"/>
          <draw:equation draw:name="f914" draw:formula="811656*logwidth/1668461"/>
          <draw:equation draw:name="f915" draw:formula="87011*logheight/764002"/>
          <draw:equation draw:name="f916" draw:formula="786336*logwidth/1668461"/>
          <draw:equation draw:name="f917" draw:formula="87011*logheight/764002"/>
          <draw:equation draw:name="f918" draw:formula="827442*logwidth/1668461"/>
          <draw:equation draw:name="f919" draw:formula="87011*logheight/764002"/>
          <draw:equation draw:name="f920" draw:formula="828295*logwidth/1668461"/>
          <draw:equation draw:name="f921" draw:formula="87807*logheight/764002"/>
          <draw:equation draw:name="f922" draw:formula="828295*logwidth/1668461"/>
          <draw:equation draw:name="f923" draw:formula="91826*logheight/764002"/>
          <draw:equation draw:name="f924" draw:formula="1290644*logwidth/1668461"/>
          <draw:equation draw:name="f925" draw:formula="91826*logheight/764002"/>
          <draw:equation draw:name="f926" draw:formula="1283632*logwidth/1668461"/>
          <draw:equation draw:name="f927" draw:formula="87011*logheight/764002"/>
          <draw:equation draw:name="f928" draw:formula="875578*logwidth/1668461"/>
          <draw:equation draw:name="f929" draw:formula="87011*logheight/764002"/>
          <draw:equation draw:name="f930" draw:formula="875300*logwidth/1668461"/>
          <draw:equation draw:name="f931" draw:formula="91400*logheight/764002"/>
          <draw:equation draw:name="f932" draw:formula="873408*logwidth/1668461"/>
          <draw:equation draw:name="f933" draw:formula="91123*logheight/764002"/>
          <draw:equation draw:name="f934" draw:formula="871516*logwidth/1668461"/>
          <draw:equation draw:name="f935" draw:formula="91123*logheight/764002"/>
          <draw:equation draw:name="f936" draw:formula="871887*logwidth/1668461"/>
          <draw:equation draw:name="f937" draw:formula="88567*logheight/764002"/>
          <draw:equation draw:name="f938" draw:formula="872072*logwidth/1668461"/>
          <draw:equation draw:name="f939" draw:formula="87141*logheight/764002"/>
          <draw:equation draw:name="f940" draw:formula="872109*logwidth/1668461"/>
          <draw:equation draw:name="f941" draw:formula="87011*logheight/764002"/>
          <draw:equation draw:name="f942" draw:formula="827442*logwidth/1668461"/>
          <draw:equation draw:name="f943" draw:formula="87011*logheight/764002"/>
          <draw:equation draw:name="f944" draw:formula="1301439*logwidth/1668461"/>
          <draw:equation draw:name="f945" draw:formula="87011*logheight/764002"/>
          <draw:equation draw:name="f946" draw:formula="1302404*logwidth/1668461"/>
          <draw:equation draw:name="f947" draw:formula="87141*logheight/764002"/>
          <draw:equation draw:name="f948" draw:formula="1303832*logwidth/1668461"/>
          <draw:equation draw:name="f949" draw:formula="87048*logheight/764002"/>
          <draw:equation draw:name="f950" draw:formula="1304074*logwidth/1668461"/>
          <draw:equation draw:name="f951" draw:formula="87011*logheight/764002"/>
          <draw:equation draw:name="f952" draw:formula="1301439*logwidth/1668461"/>
          <draw:equation draw:name="f953" draw:formula="87011*logheight/764002"/>
          <draw:equation draw:name="f954" draw:formula="1318153*logwidth/1668461"/>
          <draw:equation draw:name="f955" draw:formula="87011*logheight/764002"/>
          <draw:equation draw:name="f956" draw:formula="1321399*logwidth/1668461"/>
          <draw:equation draw:name="f957" draw:formula="91826*logheight/764002"/>
          <draw:equation draw:name="f958" draw:formula="1361967*logwidth/1668461"/>
          <draw:equation draw:name="f959" draw:formula="91826*logheight/764002"/>
          <draw:equation draw:name="f960" draw:formula="1362338*logwidth/1668461"/>
          <draw:equation draw:name="f961" draw:formula="91123*logheight/764002"/>
          <draw:equation draw:name="f962" draw:formula="1359574*logwidth/1668461"/>
          <draw:equation draw:name="f963" draw:formula="89233*logheight/764002"/>
          <draw:equation draw:name="f964" draw:formula="1357051*logwidth/1668461"/>
          <draw:equation draw:name="f965" draw:formula="87011*logheight/764002"/>
          <draw:equation draw:name="f966" draw:formula="1318153*logwidth/1668461"/>
          <draw:equation draw:name="f967" draw:formula="87011*logheight/764002"/>
          <draw:equation draw:name="f968" draw:formula="1365306*logwidth/1668461"/>
          <draw:equation draw:name="f969" draw:formula="87011*logheight/764002"/>
          <draw:equation draw:name="f970" draw:formula="1373430*logwidth/1668461"/>
          <draw:equation draw:name="f971" draw:formula="91826*logheight/764002"/>
          <draw:equation draw:name="f972" draw:formula="1396599*logwidth/1668461"/>
          <draw:equation draw:name="f973" draw:formula="91826*logheight/764002"/>
          <draw:equation draw:name="f974" draw:formula="1388808*logwidth/1668461"/>
          <draw:equation draw:name="f975" draw:formula="87011*logheight/764002"/>
          <draw:equation draw:name="f976" draw:formula="1365306*logwidth/1668461"/>
          <draw:equation draw:name="f977" draw:formula="87011*logheight/764002"/>
          <draw:equation draw:name="f978" draw:formula="1462580*logwidth/1668461"/>
          <draw:equation draw:name="f979" draw:formula="87011*logheight/764002"/>
          <draw:equation draw:name="f980" draw:formula="1470723*logwidth/1668461"/>
          <draw:equation draw:name="f981" draw:formula="91826*logheight/764002"/>
          <draw:equation draw:name="f982" draw:formula="1491128*logwidth/1668461"/>
          <draw:equation draw:name="f983" draw:formula="91826*logheight/764002"/>
          <draw:equation draw:name="f984" draw:formula="1483337*logwidth/1668461"/>
          <draw:equation draw:name="f985" draw:formula="87011*logheight/764002"/>
          <draw:equation draw:name="f986" draw:formula="1462580*logwidth/1668461"/>
          <draw:equation draw:name="f987" draw:formula="87011*logheight/764002"/>
          <draw:equation draw:name="f988" draw:formula="170341*logwidth/1668461"/>
          <draw:equation draw:name="f989" draw:formula="96623*logheight/764002"/>
          <draw:equation draw:name="f990" draw:formula="163533*logwidth/1668461"/>
          <draw:equation draw:name="f991" draw:formula="101420*logheight/764002"/>
          <draw:equation draw:name="f992" draw:formula="181879*logwidth/1668461"/>
          <draw:equation draw:name="f993" draw:formula="101420*logheight/764002"/>
          <draw:equation draw:name="f994" draw:formula="189150*logwidth/1668461"/>
          <draw:equation draw:name="f995" draw:formula="96623*logheight/764002"/>
          <draw:equation draw:name="f996" draw:formula="170341*logwidth/1668461"/>
          <draw:equation draw:name="f997" draw:formula="96623*logheight/764002"/>
          <draw:equation draw:name="f998" draw:formula="249047*logwidth/1668461"/>
          <draw:equation draw:name="f999" draw:formula="96623*logheight/764002"/>
          <draw:equation draw:name="f1000" draw:formula="248861*logwidth/1668461"/>
          <draw:equation draw:name="f1001" draw:formula="99938*logheight/764002"/>
          <draw:equation draw:name="f1002" draw:formula="249362*logwidth/1668461"/>
          <draw:equation draw:name="f1003" draw:formula="101420*logheight/764002"/>
          <draw:equation draw:name="f1004" draw:formula="270806*logwidth/1668461"/>
          <draw:equation draw:name="f1005" draw:formula="101420*logheight/764002"/>
          <draw:equation draw:name="f1006" draw:formula="285237*logwidth/1668461"/>
          <draw:equation draw:name="f1007" draw:formula="97753*logheight/764002"/>
          <draw:equation draw:name="f1008" draw:formula="279858*logwidth/1668461"/>
          <draw:equation draw:name="f1009" draw:formula="101420*logheight/764002"/>
          <draw:equation draw:name="f1010" draw:formula="300318*logwidth/1668461"/>
          <draw:equation draw:name="f1011" draw:formula="101420*logheight/764002"/>
          <draw:equation draw:name="f1012" draw:formula="307775*logwidth/1668461"/>
          <draw:equation draw:name="f1013" draw:formula="96623*logheight/764002"/>
          <draw:equation draw:name="f1014" draw:formula="249047*logwidth/1668461"/>
          <draw:equation draw:name="f1015" draw:formula="96623*logheight/764002"/>
          <draw:equation draw:name="f1016" draw:formula="353314*logwidth/1668461"/>
          <draw:equation draw:name="f1017" draw:formula="96623*logheight/764002"/>
          <draw:equation draw:name="f1018" draw:formula="352479*logwidth/1668461"/>
          <draw:equation draw:name="f1019" draw:formula="98420*logheight/764002"/>
          <draw:equation draw:name="f1020" draw:formula="352071*logwidth/1668461"/>
          <draw:equation draw:name="f1021" draw:formula="101420*logheight/764002"/>
          <draw:equation draw:name="f1022" draw:formula="627310*logwidth/1668461"/>
          <draw:equation draw:name="f1023" draw:formula="101420*logheight/764002"/>
          <draw:equation draw:name="f1024" draw:formula="625455*logwidth/1668461"/>
          <draw:equation draw:name="f1025" draw:formula="96623*logheight/764002"/>
          <draw:equation draw:name="f1026" draw:formula="353314*logwidth/1668461"/>
          <draw:equation draw:name="f1027" draw:formula="96623*logheight/764002"/>
          <draw:equation draw:name="f1028" draw:formula="657509*logwidth/1668461"/>
          <draw:equation draw:name="f1029" draw:formula="96623*logheight/764002"/>
          <draw:equation draw:name="f1030" draw:formula="654689*logwidth/1668461"/>
          <draw:equation draw:name="f1031" draw:formula="101420*logheight/764002"/>
          <draw:equation draw:name="f1032" draw:formula="668676*logwidth/1668461"/>
          <draw:equation draw:name="f1033" draw:formula="101420*logheight/764002"/>
          <draw:equation draw:name="f1034" draw:formula="671607*logwidth/1668461"/>
          <draw:equation draw:name="f1035" draw:formula="96623*logheight/764002"/>
          <draw:equation draw:name="f1036" draw:formula="657509*logwidth/1668461"/>
          <draw:equation draw:name="f1037" draw:formula="96623*logheight/764002"/>
          <draw:equation draw:name="f1038" draw:formula="775169*logwidth/1668461"/>
          <draw:equation draw:name="f1039" draw:formula="96623*logheight/764002"/>
          <draw:equation draw:name="f1040" draw:formula="772906*logwidth/1668461"/>
          <draw:equation draw:name="f1041" draw:formula="101420*logheight/764002"/>
          <draw:equation draw:name="f1042" draw:formula="821840*logwidth/1668461"/>
          <draw:equation draw:name="f1043" draw:formula="101420*logheight/764002"/>
          <draw:equation draw:name="f1044" draw:formula="817555*logwidth/1668461"/>
          <draw:equation draw:name="f1045" draw:formula="99457*logheight/764002"/>
          <draw:equation draw:name="f1046" draw:formula="815663*logwidth/1668461"/>
          <draw:equation draw:name="f1047" draw:formula="97753*logheight/764002"/>
          <draw:equation draw:name="f1048" draw:formula="815255*logwidth/1668461"/>
          <draw:equation draw:name="f1049" draw:formula="96623*logheight/764002"/>
          <draw:equation draw:name="f1050" draw:formula="775169*logwidth/1668461"/>
          <draw:equation draw:name="f1051" draw:formula="96623*logheight/764002"/>
          <draw:equation draw:name="f1052" draw:formula="828295*logwidth/1668461"/>
          <draw:equation draw:name="f1053" draw:formula="96623*logheight/764002"/>
          <draw:equation draw:name="f1054" draw:formula="828295*logwidth/1668461"/>
          <draw:equation draw:name="f1055" draw:formula="97753*logheight/764002"/>
          <draw:equation draw:name="f1056" draw:formula="823064*logwidth/1668461"/>
          <draw:equation draw:name="f1057" draw:formula="101420*logheight/764002"/>
          <draw:equation draw:name="f1058" draw:formula="1306337*logwidth/1668461"/>
          <draw:equation draw:name="f1059" draw:formula="101420*logheight/764002"/>
          <draw:equation draw:name="f1060" draw:formula="1300586*logwidth/1668461"/>
          <draw:equation draw:name="f1061" draw:formula="96623*logheight/764002"/>
          <draw:equation draw:name="f1062" draw:formula="828295*logwidth/1668461"/>
          <draw:equation draw:name="f1063" draw:formula="96623*logheight/764002"/>
          <draw:equation draw:name="f1064" draw:formula="1325628*logwidth/1668461"/>
          <draw:equation draw:name="f1065" draw:formula="96623*logheight/764002"/>
          <draw:equation draw:name="f1066" draw:formula="1330637*logwidth/1668461"/>
          <draw:equation draw:name="f1067" draw:formula="101420*logheight/764002"/>
          <draw:equation draw:name="f1068" draw:formula="1362913*logwidth/1668461"/>
          <draw:equation draw:name="f1069" draw:formula="101420*logheight/764002"/>
          <draw:equation draw:name="f1070" draw:formula="1361948*logwidth/1668461"/>
          <draw:equation draw:name="f1071" draw:formula="100124*logheight/764002"/>
          <draw:equation draw:name="f1072" draw:formula="1365658*logwidth/1668461"/>
          <draw:equation draw:name="f1073" draw:formula="98420*logheight/764002"/>
          <draw:equation draw:name="f1074" draw:formula="1364619*logwidth/1668461"/>
          <draw:equation draw:name="f1075" draw:formula="96623*logheight/764002"/>
          <draw:equation draw:name="f1076" draw:formula="1325628*logwidth/1668461"/>
          <draw:equation draw:name="f1077" draw:formula="96623*logheight/764002"/>
          <draw:equation draw:name="f1078" draw:formula="1381481*logwidth/1668461"/>
          <draw:equation draw:name="f1079" draw:formula="96623*logheight/764002"/>
          <draw:equation draw:name="f1080" draw:formula="1388864*logwidth/1668461"/>
          <draw:equation draw:name="f1081" draw:formula="101420*logheight/764002"/>
          <draw:equation draw:name="f1082" draw:formula="1410975*logwidth/1668461"/>
          <draw:equation draw:name="f1083" draw:formula="101420*logheight/764002"/>
          <draw:equation draw:name="f1084" draw:formula="1403870*logwidth/1668461"/>
          <draw:equation draw:name="f1085" draw:formula="96623*logheight/764002"/>
          <draw:equation draw:name="f1086" draw:formula="1381481*logwidth/1668461"/>
          <draw:equation draw:name="f1087" draw:formula="96623*logheight/764002"/>
          <draw:equation draw:name="f1088" draw:formula="1478291*logwidth/1668461"/>
          <draw:equation draw:name="f1089" draw:formula="96623*logheight/764002"/>
          <draw:equation draw:name="f1090" draw:formula="1485581*logwidth/1668461"/>
          <draw:equation draw:name="f1091" draw:formula="101420*logheight/764002"/>
          <draw:equation draw:name="f1092" draw:formula="1505337*logwidth/1668461"/>
          <draw:equation draw:name="f1093" draw:formula="101420*logheight/764002"/>
          <draw:equation draw:name="f1094" draw:formula="1498269*logwidth/1668461"/>
          <draw:equation draw:name="f1095" draw:formula="96623*logheight/764002"/>
          <draw:equation draw:name="f1096" draw:formula="1478291*logwidth/1668461"/>
          <draw:equation draw:name="f1097" draw:formula="96623*logheight/764002"/>
          <draw:equation draw:name="f1098" draw:formula="156744*logwidth/1668461"/>
          <draw:equation draw:name="f1099" draw:formula="106217*logheight/764002"/>
          <draw:equation draw:name="f1100" draw:formula="150178*logwidth/1668461"/>
          <draw:equation draw:name="f1101" draw:formula="110847*logheight/764002"/>
          <draw:equation draw:name="f1102" draw:formula="149936*logwidth/1668461"/>
          <draw:equation draw:name="f1103" draw:formula="111032*logheight/764002"/>
          <draw:equation draw:name="f1104" draw:formula="1520825*logwidth/1668461"/>
          <draw:equation draw:name="f1105" draw:formula="111032*logheight/764002"/>
          <draw:equation draw:name="f1106" draw:formula="1518191*logwidth/1668461"/>
          <draw:equation draw:name="f1107" draw:formula="110273*logheight/764002"/>
          <draw:equation draw:name="f1108" draw:formula="1517709*logwidth/1668461"/>
          <draw:equation draw:name="f1109" draw:formula="110273*logheight/764002"/>
          <draw:equation draw:name="f1110" draw:formula="1512033*logwidth/1668461"/>
          <draw:equation draw:name="f1111" draw:formula="106217*logheight/764002"/>
          <draw:equation draw:name="f1112" draw:formula="1492853*logwidth/1668461"/>
          <draw:equation draw:name="f1113" draw:formula="106217*logheight/764002"/>
          <draw:equation draw:name="f1114" draw:formula="1497583*logwidth/1668461"/>
          <draw:equation draw:name="f1115" draw:formula="109328*logheight/764002"/>
          <draw:equation draw:name="f1116" draw:formula="1422364*logwidth/1668461"/>
          <draw:equation draw:name="f1117" draw:formula="109328*logheight/764002"/>
          <draw:equation draw:name="f1118" draw:formula="1422364*logwidth/1668461"/>
          <draw:equation draw:name="f1119" draw:formula="109421*logheight/764002"/>
          <draw:equation draw:name="f1120" draw:formula="1417801*logwidth/1668461"/>
          <draw:equation draw:name="f1121" draw:formula="106217*logheight/764002"/>
          <draw:equation draw:name="f1122" draw:formula="1396228*logwidth/1668461"/>
          <draw:equation draw:name="f1123" draw:formula="106217*logheight/764002"/>
          <draw:equation draw:name="f1124" draw:formula="1401756*logwidth/1668461"/>
          <draw:equation draw:name="f1125" draw:formula="109810*logheight/764002"/>
          <draw:equation draw:name="f1126" draw:formula="1362356*logwidth/1668461"/>
          <draw:equation draw:name="f1127" draw:formula="109810*logheight/764002"/>
          <draw:equation draw:name="f1128" draw:formula="1362616*logwidth/1668461"/>
          <draw:equation draw:name="f1129" draw:formula="107995*logheight/764002"/>
          <draw:equation draw:name="f1130" draw:formula="1364545*logwidth/1668461"/>
          <draw:equation draw:name="f1131" draw:formula="106217*logheight/764002"/>
          <draw:equation draw:name="f1132" draw:formula="1336554*logwidth/1668461"/>
          <draw:equation draw:name="f1133" draw:formula="106217*logheight/764002"/>
          <draw:equation draw:name="f1134" draw:formula="1341432*logwidth/1668461"/>
          <draw:equation draw:name="f1135" draw:formula="109810*logheight/764002"/>
          <draw:equation draw:name="f1136" draw:formula="1316372*logwidth/1668461"/>
          <draw:equation draw:name="f1137" draw:formula="109810*logheight/764002"/>
          <draw:equation draw:name="f1138" draw:formula="1312068*logwidth/1668461"/>
          <draw:equation draw:name="f1139" draw:formula="106217*logheight/764002"/>
          <draw:equation draw:name="f1140" draw:formula="772609*logwidth/1668461"/>
          <draw:equation draw:name="f1141" draw:formula="106217*logheight/764002"/>
          <draw:equation draw:name="f1142" draw:formula="771700*logwidth/1668461"/>
          <draw:equation draw:name="f1143" draw:formula="107625*logheight/764002"/>
          <draw:equation draw:name="f1144" draw:formula="770643*logwidth/1668461"/>
          <draw:equation draw:name="f1145" draw:formula="110180*logheight/764002"/>
          <draw:equation draw:name="f1146" draw:formula="663333*logwidth/1668461"/>
          <draw:equation draw:name="f1147" draw:formula="110180*logheight/764002"/>
          <draw:equation draw:name="f1148" draw:formula="665745*logwidth/1668461"/>
          <draw:equation draw:name="f1149" draw:formula="106217*logheight/764002"/>
          <draw:equation draw:name="f1150" draw:formula="651870*logwidth/1668461"/>
          <draw:equation draw:name="f1151" draw:formula="106217*logheight/764002"/>
          <draw:equation draw:name="f1152" draw:formula="649551*logwidth/1668461"/>
          <draw:equation draw:name="f1153" draw:formula="110180*logheight/764002"/>
          <draw:equation draw:name="f1154" draw:formula="626661*logwidth/1668461"/>
          <draw:equation draw:name="f1155" draw:formula="110180*logheight/764002"/>
          <draw:equation draw:name="f1156" draw:formula="627236*logwidth/1668461"/>
          <draw:equation draw:name="f1157" draw:formula="107625*logheight/764002"/>
          <draw:equation draw:name="f1158" draw:formula="627403*logwidth/1668461"/>
          <draw:equation draw:name="f1159" draw:formula="106217*logheight/764002"/>
          <draw:equation draw:name="f1160" draw:formula="351997*logwidth/1668461"/>
          <draw:equation draw:name="f1161" draw:formula="106217*logheight/764002"/>
          <draw:equation draw:name="f1162" draw:formula="351997*logwidth/1668461"/>
          <draw:equation draw:name="f1163" draw:formula="107328*logheight/764002"/>
          <draw:equation draw:name="f1164" draw:formula="352387*logwidth/1668461"/>
          <draw:equation draw:name="f1165" draw:formula="109606*logheight/764002"/>
          <draw:equation draw:name="f1166" draw:formula="287611*logwidth/1668461"/>
          <draw:equation draw:name="f1167" draw:formula="109606*logheight/764002"/>
          <draw:equation draw:name="f1168" draw:formula="292880*logwidth/1668461"/>
          <draw:equation draw:name="f1169" draw:formula="106217*logheight/764002"/>
          <draw:equation draw:name="f1170" draw:formula="272846*logwidth/1668461"/>
          <draw:equation draw:name="f1171" draw:formula="106217*logheight/764002"/>
          <draw:equation draw:name="f1172" draw:formula="267578*logwidth/1668461"/>
          <draw:equation draw:name="f1173" draw:formula="109810*logheight/764002"/>
          <draw:equation draw:name="f1174" draw:formula="169172*logwidth/1668461"/>
          <draw:equation draw:name="f1175" draw:formula="109810*logheight/764002"/>
          <draw:equation draw:name="f1176" draw:formula="174626*logwidth/1668461"/>
          <draw:equation draw:name="f1177" draw:formula="106217*logheight/764002"/>
          <draw:equation draw:name="f1178" draw:formula="156744*logwidth/1668461"/>
          <draw:equation draw:name="f1179" draw:formula="106217*logheight/764002"/>
          <draw:equation draw:name="f1180" draw:formula="143759*logwidth/1668461"/>
          <draw:equation draw:name="f1181" draw:formula="115829*logheight/764002"/>
          <draw:equation draw:name="f1182" draw:formula="137601*logwidth/1668461"/>
          <draw:equation draw:name="f1183" draw:formula="120626*logheight/764002"/>
          <draw:equation draw:name="f1184" draw:formula="1530712*logwidth/1668461"/>
          <draw:equation draw:name="f1185" draw:formula="120626*logheight/764002"/>
          <draw:equation draw:name="f1186" draw:formula="1524647*logwidth/1668461"/>
          <draw:equation draw:name="f1187" draw:formula="115829*logheight/764002"/>
          <draw:equation draw:name="f1188" draw:formula="143759*logwidth/1668461"/>
          <draw:equation draw:name="f1189" draw:formula="115829*logheight/764002"/>
          <draw:equation draw:name="f1190" draw:formula="131554*logwidth/1668461"/>
          <draw:equation draw:name="f1191" draw:formula="125442*logheight/764002"/>
          <draw:equation draw:name="f1192" draw:formula="125859*logwidth/1668461"/>
          <draw:equation draw:name="f1193" draw:formula="130239*logheight/764002"/>
          <draw:equation draw:name="f1194" draw:formula="141830*logwidth/1668461"/>
          <draw:equation draw:name="f1195" draw:formula="130239*logheight/764002"/>
          <draw:equation draw:name="f1196" draw:formula="147989*logwidth/1668461"/>
          <draw:equation draw:name="f1197" draw:formula="125442*logheight/764002"/>
          <draw:equation draw:name="f1198" draw:formula="131554*logwidth/1668461"/>
          <draw:equation draw:name="f1199" draw:formula="125442*logheight/764002"/>
          <draw:equation draw:name="f1200" draw:formula="246264*logwidth/1668461"/>
          <draw:equation draw:name="f1201" draw:formula="125442*logheight/764002"/>
          <draw:equation draw:name="f1202" draw:formula="240013*logwidth/1668461"/>
          <draw:equation draw:name="f1203" draw:formula="130239*logheight/764002"/>
          <draw:equation draw:name="f1204" draw:formula="258544*logwidth/1668461"/>
          <draw:equation draw:name="f1205" draw:formula="130239*logheight/764002"/>
          <draw:equation draw:name="f1206" draw:formula="265111*logwidth/1668461"/>
          <draw:equation draw:name="f1207" draw:formula="125442*logheight/764002"/>
          <draw:equation draw:name="f1208" draw:formula="246264*logwidth/1668461"/>
          <draw:equation draw:name="f1209" draw:formula="125442*logheight/764002"/>
          <draw:equation draw:name="f1210" draw:formula="352980*logwidth/1668461"/>
          <draw:equation draw:name="f1211" draw:formula="125442*logheight/764002"/>
          <draw:equation draw:name="f1212" draw:formula="347174*logwidth/1668461"/>
          <draw:equation draw:name="f1213" draw:formula="130239*logheight/764002"/>
          <draw:equation draw:name="f1214" draw:formula="628998*logwidth/1668461"/>
          <draw:equation draw:name="f1215" draw:formula="130239*logheight/764002"/>
          <draw:equation draw:name="f1216" draw:formula="629629*logwidth/1668461"/>
          <draw:equation draw:name="f1217" draw:formula="125442*logheight/764002"/>
          <draw:equation draw:name="f1218" draw:formula="352980*logwidth/1668461"/>
          <draw:equation draw:name="f1219" draw:formula="125442*logheight/764002"/>
          <draw:equation draw:name="f1220" draw:formula="640740*logwidth/1668461"/>
          <draw:equation draw:name="f1221" draw:formula="125442*logheight/764002"/>
          <draw:equation draw:name="f1222" draw:formula="638458*logwidth/1668461"/>
          <draw:equation draw:name="f1223" draw:formula="130239*logheight/764002"/>
          <draw:equation draw:name="f1224" draw:formula="652909*logwidth/1668461"/>
          <draw:equation draw:name="f1225" draw:formula="130239*logheight/764002"/>
          <draw:equation draw:name="f1226" draw:formula="655283*logwidth/1668461"/>
          <draw:equation draw:name="f1227" draw:formula="125442*logheight/764002"/>
          <draw:equation draw:name="f1228" draw:formula="640740*logwidth/1668461"/>
          <draw:equation draw:name="f1229" draw:formula="125442*logheight/764002"/>
          <draw:equation draw:name="f1230" draw:formula="789767*logwidth/1668461"/>
          <draw:equation draw:name="f1231" draw:formula="125442*logheight/764002"/>
          <draw:equation draw:name="f1232" draw:formula="791103*logwidth/1668461"/>
          <draw:equation draw:name="f1233" draw:formula="130239*logheight/764002"/>
          <draw:equation draw:name="f1234" draw:formula="1338817*logwidth/1668461"/>
          <draw:equation draw:name="f1235" draw:formula="130239*logheight/764002"/>
          <draw:equation draw:name="f1236" draw:formula="1333475*logwidth/1668461"/>
          <draw:equation draw:name="f1237" draw:formula="125442*logheight/764002"/>
          <draw:equation draw:name="f1238" draw:formula="789767*logwidth/1668461"/>
          <draw:equation draw:name="f1239" draw:formula="125442*logheight/764002"/>
          <draw:equation draw:name="f1240" draw:formula="1423088*logwidth/1668461"/>
          <draw:equation draw:name="f1241" draw:formula="125442*logheight/764002"/>
          <draw:equation draw:name="f1242" draw:formula="1429339*logwidth/1668461"/>
          <draw:equation draw:name="f1243" draw:formula="130239*logheight/764002"/>
          <draw:equation draw:name="f1244" draw:formula="1448964*logwidth/1668461"/>
          <draw:equation draw:name="f1245" draw:formula="130239*logheight/764002"/>
          <draw:equation draw:name="f1246" draw:formula="1443066*logwidth/1668461"/>
          <draw:equation draw:name="f1247" draw:formula="125442*logheight/764002"/>
          <draw:equation draw:name="f1248" draw:formula="1423088*logwidth/1668461"/>
          <draw:equation draw:name="f1249" draw:formula="125442*logheight/764002"/>
          <draw:equation draw:name="f1250" draw:formula="1519323*logwidth/1668461"/>
          <draw:equation draw:name="f1251" draw:formula="125442*logheight/764002"/>
          <draw:equation draw:name="f1252" draw:formula="1525463*logwidth/1668461"/>
          <draw:equation draw:name="f1253" draw:formula="130239*logheight/764002"/>
          <draw:equation draw:name="f1254" draw:formula="1542510*logwidth/1668461"/>
          <draw:equation draw:name="f1255" draw:formula="130239*logheight/764002"/>
          <draw:equation draw:name="f1256" draw:formula="1536797*logwidth/1668461"/>
          <draw:equation draw:name="f1257" draw:formula="125442*logheight/764002"/>
          <draw:equation draw:name="f1258" draw:formula="1519323*logwidth/1668461"/>
          <draw:equation draw:name="f1259" draw:formula="125442*logheight/764002"/>
          <draw:equation draw:name="f1260" draw:formula="120127*logwidth/1668461"/>
          <draw:equation draw:name="f1261" draw:formula="135054*logheight/764002"/>
          <draw:equation draw:name="f1262" draw:formula="114803*logwidth/1668461"/>
          <draw:equation draw:name="f1263" draw:formula="139851*logheight/764002"/>
          <draw:equation draw:name="f1264" draw:formula="130292*logwidth/1668461"/>
          <draw:equation draw:name="f1265" draw:formula="139851*logheight/764002"/>
          <draw:equation draw:name="f1266" draw:formula="135987*logwidth/1668461"/>
          <draw:equation draw:name="f1267" draw:formula="135054*logheight/764002"/>
          <draw:equation draw:name="f1268" draw:formula="120127*logwidth/1668461"/>
          <draw:equation draw:name="f1269" draw:formula="135054*logheight/764002"/>
          <draw:equation draw:name="f1270" draw:formula="233966*logwidth/1668461"/>
          <draw:equation draw:name="f1271" draw:formula="135054*logheight/764002"/>
          <draw:equation draw:name="f1272" draw:formula="228067*logwidth/1668461"/>
          <draw:equation draw:name="f1273" draw:formula="139851*logheight/764002"/>
          <draw:equation draw:name="f1274" draw:formula="246023*logwidth/1668461"/>
          <draw:equation draw:name="f1275" draw:formula="139851*logheight/764002"/>
          <draw:equation draw:name="f1276" draw:formula="252200*logwidth/1668461"/>
          <draw:equation draw:name="f1277" draw:formula="135054*logheight/764002"/>
          <draw:equation draw:name="f1278" draw:formula="233966*logwidth/1668461"/>
          <draw:equation draw:name="f1279" draw:formula="135054*logheight/764002"/>
          <draw:equation draw:name="f1280" draw:formula="341517*logwidth/1668461"/>
          <draw:equation draw:name="f1281" draw:formula="135054*logheight/764002"/>
          <draw:equation draw:name="f1282" draw:formula="336063*logwidth/1668461"/>
          <draw:equation draw:name="f1283" draw:formula="139851*logheight/764002"/>
          <draw:equation draw:name="f1284" draw:formula="596685*logwidth/1668461"/>
          <draw:equation draw:name="f1285" draw:formula="139851*logheight/764002"/>
          <draw:equation draw:name="f1286" draw:formula="596740*logwidth/1668461"/>
          <draw:equation draw:name="f1287" draw:formula="139758*logheight/764002"/>
          <draw:equation draw:name="f1288" draw:formula="597798*logwidth/1668461"/>
          <draw:equation draw:name="f1289" draw:formula="137295*logheight/764002"/>
          <draw:equation draw:name="f1290" draw:formula="598744*logwidth/1668461"/>
          <draw:equation draw:name="f1291" draw:formula="135054*logheight/764002"/>
          <draw:equation draw:name="f1292" draw:formula="341517*logwidth/1668461"/>
          <draw:equation draw:name="f1293" draw:formula="135054*logheight/764002"/>
          <draw:equation draw:name="f1294" draw:formula="602175*logwidth/1668461"/>
          <draw:equation draw:name="f1295" draw:formula="135054*logheight/764002"/>
          <draw:equation draw:name="f1296" draw:formula="602825*logwidth/1668461"/>
          <draw:equation draw:name="f1297" draw:formula="136073*logheight/764002"/>
          <draw:equation draw:name="f1298" draw:formula="608427*logwidth/1668461"/>
          <draw:equation draw:name="f1299" draw:formula="137110*logheight/764002"/>
          <draw:equation draw:name="f1300" draw:formula="612415*logwidth/1668461"/>
          <draw:equation draw:name="f1301" draw:formula="137499*logheight/764002"/>
          <draw:equation draw:name="f1302" draw:formula="616793*logwidth/1668461"/>
          <draw:equation draw:name="f1303" draw:formula="138147*logheight/764002"/>
          <draw:equation draw:name="f1304" draw:formula="625900*logwidth/1668461"/>
          <draw:equation draw:name="f1305" draw:formula="135684*logheight/764002"/>
          <draw:equation draw:name="f1306" draw:formula="626364*logwidth/1668461"/>
          <draw:equation draw:name="f1307" draw:formula="135054*logheight/764002"/>
          <draw:equation draw:name="f1308" draw:formula="602175*logwidth/1668461"/>
          <draw:equation draw:name="f1309" draw:formula="135054*logheight/764002"/>
          <draw:equation draw:name="f1310" draw:formula="636177*logwidth/1668461"/>
          <draw:equation draw:name="f1311" draw:formula="135054*logheight/764002"/>
          <draw:equation draw:name="f1312" draw:formula="633895*logwidth/1668461"/>
          <draw:equation draw:name="f1313" draw:formula="139851*logheight/764002"/>
          <draw:equation draw:name="f1314" draw:formula="648160*logwidth/1668461"/>
          <draw:equation draw:name="f1315" draw:formula="139851*logheight/764002"/>
          <draw:equation draw:name="f1316" draw:formula="650534*logwidth/1668461"/>
          <draw:equation draw:name="f1317" draw:formula="135054*logheight/764002"/>
          <draw:equation draw:name="f1318" draw:formula="636177*logwidth/1668461"/>
          <draw:equation draw:name="f1319" draw:formula="135054*logheight/764002"/>
          <draw:equation draw:name="f1320" draw:formula="799766*logwidth/1668461"/>
          <draw:equation draw:name="f1321" draw:formula="135054*logheight/764002"/>
          <draw:equation draw:name="f1322" draw:formula="801231*logwidth/1668461"/>
          <draw:equation draw:name="f1323" draw:formula="137591*logheight/764002"/>
          <draw:equation draw:name="f1324" draw:formula="801954*logwidth/1668461"/>
          <draw:equation draw:name="f1325" draw:formula="139851*logheight/764002"/>
          <draw:equation draw:name="f1326" draw:formula="1316057*logwidth/1668461"/>
          <draw:equation draw:name="f1327" draw:formula="139851*logheight/764002"/>
          <draw:equation draw:name="f1328" draw:formula="1316836*logwidth/1668461"/>
          <draw:equation draw:name="f1329" draw:formula="135313*logheight/764002"/>
          <draw:equation draw:name="f1330" draw:formula="1319507*logwidth/1668461"/>
          <draw:equation draw:name="f1331" draw:formula="139017*logheight/764002"/>
          <draw:equation draw:name="f1332" draw:formula="1320212*logwidth/1668461"/>
          <draw:equation draw:name="f1333" draw:formula="139851*logheight/764002"/>
          <draw:equation draw:name="f1334" draw:formula="1349168*logwidth/1668461"/>
          <draw:equation draw:name="f1335" draw:formula="139851*logheight/764002"/>
          <draw:equation draw:name="f1336" draw:formula="1344178*logwidth/1668461"/>
          <draw:equation draw:name="f1337" draw:formula="135054*logheight/764002"/>
          <draw:equation draw:name="f1338" draw:formula="799766*logwidth/1668461"/>
          <draw:equation draw:name="f1339" draw:formula="135054*logheight/764002"/>
          <draw:equation draw:name="f1340" draw:formula="1435312*logwidth/1668461"/>
          <draw:equation draw:name="f1341" draw:formula="135054*logheight/764002"/>
          <draw:equation draw:name="f1342" draw:formula="1441099*logwidth/1668461"/>
          <draw:equation draw:name="f1343" draw:formula="139851*logheight/764002"/>
          <draw:equation draw:name="f1344" draw:formula="1460020*logwidth/1668461"/>
          <draw:equation draw:name="f1345" draw:formula="139851*logheight/764002"/>
          <draw:equation draw:name="f1346" draw:formula="1454548*logwidth/1668461"/>
          <draw:equation draw:name="f1347" draw:formula="135054*logheight/764002"/>
          <draw:equation draw:name="f1348" draw:formula="1435312*logwidth/1668461"/>
          <draw:equation draw:name="f1349" draw:formula="135054*logheight/764002"/>
          <draw:equation draw:name="f1350" draw:formula="1531325*logwidth/1668461"/>
          <draw:equation draw:name="f1351" draw:formula="135054*logheight/764002"/>
          <draw:equation draw:name="f1352" draw:formula="1537038*logwidth/1668461"/>
          <draw:equation draw:name="f1353" draw:formula="139851*logheight/764002"/>
          <draw:equation draw:name="f1354" draw:formula="1553640*logwidth/1668461"/>
          <draw:equation draw:name="f1355" draw:formula="139851*logheight/764002"/>
          <draw:equation draw:name="f1356" draw:formula="1548149*logwidth/1668461"/>
          <draw:equation draw:name="f1357" draw:formula="135054*logheight/764002"/>
          <draw:equation draw:name="f1358" draw:formula="1531325*logwidth/1668461"/>
          <draw:equation draw:name="f1359" draw:formula="135054*logheight/764002"/>
          <draw:equation draw:name="f1360" draw:formula="109535*logwidth/1668461"/>
          <draw:equation draw:name="f1361" draw:formula="144666*logheight/764002"/>
          <draw:equation draw:name="f1362" draw:formula="104341*logwidth/1668461"/>
          <draw:equation draw:name="f1363" draw:formula="149463*logheight/764002"/>
          <draw:equation draw:name="f1364" draw:formula="119459*logwidth/1668461"/>
          <draw:equation draw:name="f1365" draw:formula="149463*logheight/764002"/>
          <draw:equation draw:name="f1366" draw:formula="124727*logwidth/1668461"/>
          <draw:equation draw:name="f1367" draw:formula="144666*logheight/764002"/>
          <draw:equation draw:name="f1368" draw:formula="109535*logwidth/1668461"/>
          <draw:equation draw:name="f1369" draw:formula="144666*logheight/764002"/>
          <draw:equation draw:name="f1370" draw:formula="222243*logwidth/1668461"/>
          <draw:equation draw:name="f1371" draw:formula="144666*logheight/764002"/>
          <draw:equation draw:name="f1372" draw:formula="216715*logwidth/1668461"/>
          <draw:equation draw:name="f1373" draw:formula="149463*logheight/764002"/>
          <draw:equation draw:name="f1374" draw:formula="234133*logwidth/1668461"/>
          <draw:equation draw:name="f1375" draw:formula="149463*logheight/764002"/>
          <draw:equation draw:name="f1376" draw:formula="239920*logwidth/1668461"/>
          <draw:equation draw:name="f1377" draw:formula="144666*logheight/764002"/>
          <draw:equation draw:name="f1378" draw:formula="222243*logwidth/1668461"/>
          <draw:equation draw:name="f1379" draw:formula="144666*logheight/764002"/>
          <draw:equation draw:name="f1380" draw:formula="330609*logwidth/1668461"/>
          <draw:equation draw:name="f1381" draw:formula="144666*logheight/764002"/>
          <draw:equation draw:name="f1382" draw:formula="325490*logwidth/1668461"/>
          <draw:equation draw:name="f1383" draw:formula="149463*logheight/764002"/>
          <draw:equation draw:name="f1384" draw:formula="342277*logwidth/1668461"/>
          <draw:equation draw:name="f1385" draw:formula="149463*logheight/764002"/>
          <draw:equation draw:name="f1386" draw:formula="347582*logwidth/1668461"/>
          <draw:equation draw:name="f1387" draw:formula="144666*logheight/764002"/>
          <draw:equation draw:name="f1388" draw:formula="330609*logwidth/1668461"/>
          <draw:equation draw:name="f1389" draw:formula="144666*logheight/764002"/>
          <draw:equation draw:name="f1390" draw:formula="348436*logwidth/1668461"/>
          <draw:equation draw:name="f1391" draw:formula="144666*logheight/764002"/>
          <draw:equation draw:name="f1392" draw:formula="345152*logwidth/1668461"/>
          <draw:equation draw:name="f1393" draw:formula="149463*logheight/764002"/>
          <draw:equation draw:name="f1394" draw:formula="563166*logwidth/1668461"/>
          <draw:equation draw:name="f1395" draw:formula="149463*logheight/764002"/>
          <draw:equation draw:name="f1396" draw:formula="563221*logwidth/1668461"/>
          <draw:equation draw:name="f1397" draw:formula="149445*logheight/764002"/>
          <draw:equation draw:name="f1398" draw:formula="563240*logwidth/1668461"/>
          <draw:equation draw:name="f1399" draw:formula="149463*logheight/764002"/>
          <draw:equation draw:name="f1400" draw:formula="578988*logwidth/1668461"/>
          <draw:equation draw:name="f1401" draw:formula="149463*logheight/764002"/>
          <draw:equation draw:name="f1402" draw:formula="585351*logwidth/1668461"/>
          <draw:equation draw:name="f1403" draw:formula="146129*logheight/764002"/>
          <draw:equation draw:name="f1404" draw:formula="588337*logwidth/1668461"/>
          <draw:equation draw:name="f1405" draw:formula="144666*logheight/764002"/>
          <draw:equation draw:name="f1406" draw:formula="348436*logwidth/1668461"/>
          <draw:equation draw:name="f1407" draw:formula="144666*logheight/764002"/>
          <draw:equation draw:name="f1408" draw:formula="631725*logwidth/1668461"/>
          <draw:equation draw:name="f1409" draw:formula="144666*logheight/764002"/>
          <draw:equation draw:name="f1410" draw:formula="629777*logwidth/1668461"/>
          <draw:equation draw:name="f1411" draw:formula="149463*logheight/764002"/>
          <draw:equation draw:name="f1412" draw:formula="643875*logwidth/1668461"/>
          <draw:equation draw:name="f1413" draw:formula="149463*logheight/764002"/>
          <draw:equation draw:name="f1414" draw:formula="645897*logwidth/1668461"/>
          <draw:equation draw:name="f1415" draw:formula="144666*logheight/764002"/>
          <draw:equation draw:name="f1416" draw:formula="631725*logwidth/1668461"/>
          <draw:equation draw:name="f1417" draw:formula="144666*logheight/764002"/>
          <draw:equation draw:name="f1418" draw:formula="774612*logwidth/1668461"/>
          <draw:equation draw:name="f1419" draw:formula="144666*logheight/764002"/>
          <draw:equation draw:name="f1420" draw:formula="773407*logwidth/1668461"/>
          <draw:equation draw:name="f1421" draw:formula="145463*logheight/764002"/>
          <draw:equation draw:name="f1422" draw:formula="770995*logwidth/1668461"/>
          <draw:equation draw:name="f1423" draw:formula="149463*logheight/764002"/>
          <draw:equation draw:name="f1424" draw:formula="921915*logwidth/1668461"/>
          <draw:equation draw:name="f1425" draw:formula="149463*logheight/764002"/>
          <draw:equation draw:name="f1426" draw:formula="922694*logwidth/1668461"/>
          <draw:equation draw:name="f1427" draw:formula="146778*logheight/764002"/>
          <draw:equation draw:name="f1428" draw:formula="923454*logwidth/1668461"/>
          <draw:equation draw:name="f1429" draw:formula="144666*logheight/764002"/>
          <draw:equation draw:name="f1430" draw:formula="774612*logwidth/1668461"/>
          <draw:equation draw:name="f1431" draw:formula="144666*logheight/764002"/>
          <draw:equation draw:name="f1432" draw:formula="927591*logwidth/1668461"/>
          <draw:equation draw:name="f1433" draw:formula="144666*logheight/764002"/>
          <draw:equation draw:name="f1434" draw:formula="930485*logwidth/1668461"/>
          <draw:equation draw:name="f1435" draw:formula="147630*logheight/764002"/>
          <draw:equation draw:name="f1436" draw:formula="933045*logwidth/1668461"/>
          <draw:equation draw:name="f1437" draw:formula="148963*logheight/764002"/>
          <draw:equation draw:name="f1438" draw:formula="932043*logwidth/1668461"/>
          <draw:equation draw:name="f1439" draw:formula="149463*logheight/764002"/>
          <draw:equation draw:name="f1440" draw:formula="946382*logwidth/1668461"/>
          <draw:equation draw:name="f1441" draw:formula="149463*logheight/764002"/>
          <draw:equation draw:name="f1442" draw:formula="939314*logwidth/1668461"/>
          <draw:equation draw:name="f1443" draw:formula="148389*logheight/764002"/>
          <draw:equation draw:name="f1444" draw:formula="940650*logwidth/1668461"/>
          <draw:equation draw:name="f1445" draw:formula="147537*logheight/764002"/>
          <draw:equation draw:name="f1446" draw:formula="941893*logwidth/1668461"/>
          <draw:equation draw:name="f1447" draw:formula="146778*logheight/764002"/>
          <draw:equation draw:name="f1448" draw:formula="943877*logwidth/1668461"/>
          <draw:equation draw:name="f1449" draw:formula="146129*logheight/764002"/>
          <draw:equation draw:name="f1450" draw:formula="949925*logwidth/1668461"/>
          <draw:equation draw:name="f1451" draw:formula="149463*logheight/764002"/>
          <draw:equation draw:name="f1452" draw:formula="1314591*logwidth/1668461"/>
          <draw:equation draw:name="f1453" draw:formula="149463*logheight/764002"/>
          <draw:equation draw:name="f1454" draw:formula="1315129*logwidth/1668461"/>
          <draw:equation draw:name="f1455" draw:formula="145463*logheight/764002"/>
          <draw:equation draw:name="f1456" draw:formula="1315296*logwidth/1668461"/>
          <draw:equation draw:name="f1457" draw:formula="144666*logheight/764002"/>
          <draw:equation draw:name="f1458" draw:formula="927591*logwidth/1668461"/>
          <draw:equation draw:name="f1459" draw:formula="144666*logheight/764002"/>
          <draw:equation draw:name="f1460" draw:formula="1323476*logwidth/1668461"/>
          <draw:equation draw:name="f1461" draw:formula="144666*logheight/764002"/>
          <draw:equation draw:name="f1462" draw:formula="1323680*logwidth/1668461"/>
          <draw:equation draw:name="f1463" draw:formula="145463*logheight/764002"/>
          <draw:equation draw:name="f1464" draw:formula="1322753*logwidth/1668461"/>
          <draw:equation draw:name="f1465" draw:formula="149463*logheight/764002"/>
          <draw:equation draw:name="f1466" draw:formula="1358906*logwidth/1668461"/>
          <draw:equation draw:name="f1467" draw:formula="149463*logheight/764002"/>
          <draw:equation draw:name="f1468" draw:formula="1354176*logwidth/1668461"/>
          <draw:equation draw:name="f1469" draw:formula="144666*logheight/764002"/>
          <draw:equation draw:name="f1470" draw:formula="1323476*logwidth/1668461"/>
          <draw:equation draw:name="f1471" draw:formula="144666*logheight/764002"/>
          <draw:equation draw:name="f1472" draw:formula="1446776*logwidth/1668461"/>
          <draw:equation draw:name="f1473" draw:formula="144666*logheight/764002"/>
          <draw:equation draw:name="f1474" draw:formula="1452136*logwidth/1668461"/>
          <draw:equation draw:name="f1475" draw:formula="149463*logheight/764002"/>
          <draw:equation draw:name="f1476" draw:formula="1470389*logwidth/1668461"/>
          <draw:equation draw:name="f1477" draw:formula="149463*logheight/764002"/>
          <draw:equation draw:name="f1478" draw:formula="1465344*logwidth/1668461"/>
          <draw:equation draw:name="f1479" draw:formula="144666*logheight/764002"/>
          <draw:equation draw:name="f1480" draw:formula="1446776*logwidth/1668461"/>
          <draw:equation draw:name="f1481" draw:formula="144666*logheight/764002"/>
          <draw:equation draw:name="f1482" draw:formula="1542584*logwidth/1668461"/>
          <draw:equation draw:name="f1483" draw:formula="144666*logheight/764002"/>
          <draw:equation draw:name="f1484" draw:formula="1547871*logwidth/1668461"/>
          <draw:equation draw:name="f1485" draw:formula="149463*logheight/764002"/>
          <draw:equation draw:name="f1486" draw:formula="1563990*logwidth/1668461"/>
          <draw:equation draw:name="f1487" draw:formula="149463*logheight/764002"/>
          <draw:equation draw:name="f1488" draw:formula="1558834*logwidth/1668461"/>
          <draw:equation draw:name="f1489" draw:formula="144666*logheight/764002"/>
          <draw:equation draw:name="f1490" draw:formula="1542584*logwidth/1668461"/>
          <draw:equation draw:name="f1491" draw:formula="144666*logheight/764002"/>
          <draw:equation draw:name="f1492" draw:formula="99519*logwidth/1668461"/>
          <draw:equation draw:name="f1493" draw:formula="154279*logheight/764002"/>
          <draw:equation draw:name="f1494" draw:formula="94733*logwidth/1668461"/>
          <draw:equation draw:name="f1495" draw:formula="159075*logheight/764002"/>
          <draw:equation draw:name="f1496" draw:formula="109276*logwidth/1668461"/>
          <draw:equation draw:name="f1497" draw:formula="159075*logheight/764002"/>
          <draw:equation draw:name="f1498" draw:formula="114154*logwidth/1668461"/>
          <draw:equation draw:name="f1499" draw:formula="154279*logheight/764002"/>
          <draw:equation draw:name="f1500" draw:formula="99519*logwidth/1668461"/>
          <draw:equation draw:name="f1501" draw:formula="154279*logheight/764002"/>
          <draw:equation draw:name="f1502" draw:formula="211169*logwidth/1668461"/>
          <draw:equation draw:name="f1503" draw:formula="154279*logheight/764002"/>
          <draw:equation draw:name="f1504" draw:formula="205919*logwidth/1668461"/>
          <draw:equation draw:name="f1505" draw:formula="159075*logheight/764002"/>
          <draw:equation draw:name="f1506" draw:formula="222818*logwidth/1668461"/>
          <draw:equation draw:name="f1507" draw:formula="159075*logheight/764002"/>
          <draw:equation draw:name="f1508" draw:formula="228308*logwidth/1668461"/>
          <draw:equation draw:name="f1509" draw:formula="154279*logheight/764002"/>
          <draw:equation draw:name="f1510" draw:formula="211169*logwidth/1668461"/>
          <draw:equation draw:name="f1511" draw:formula="154279*logheight/764002"/>
          <draw:equation draw:name="f1512" draw:formula="320333*logwidth/1668461"/>
          <draw:equation draw:name="f1513" draw:formula="154279*logheight/764002"/>
          <draw:equation draw:name="f1514" draw:formula="315436*logwidth/1668461"/>
          <draw:equation draw:name="f1515" draw:formula="159075*logheight/764002"/>
          <draw:equation draw:name="f1516" draw:formula="331630*logwidth/1668461"/>
          <draw:equation draw:name="f1517" draw:formula="159075*logheight/764002"/>
          <draw:equation draw:name="f1518" draw:formula="336935*logwidth/1668461"/>
          <draw:equation draw:name="f1519" draw:formula="154279*logheight/764002"/>
          <draw:equation draw:name="f1520" draw:formula="320333*logwidth/1668461"/>
          <draw:equation draw:name="f1521" draw:formula="154279*logheight/764002"/>
          <draw:equation draw:name="f1522" draw:formula="342277*logwidth/1668461"/>
          <draw:equation draw:name="f1523" draw:formula="154279*logheight/764002"/>
          <draw:equation draw:name="f1524" draw:formula="339161*logwidth/1668461"/>
          <draw:equation draw:name="f1525" draw:formula="159075*logheight/764002"/>
          <draw:equation draw:name="f1526" draw:formula="556525*logwidth/1668461"/>
          <draw:equation draw:name="f1527" draw:formula="159075*logheight/764002"/>
          <draw:equation draw:name="f1528" draw:formula="557341*logwidth/1668461"/>
          <draw:equation draw:name="f1529" draw:formula="157779*logheight/764002"/>
          <draw:equation draw:name="f1530" draw:formula="557731*logwidth/1668461"/>
          <draw:equation draw:name="f1531" draw:formula="154279*logheight/764002"/>
          <draw:equation draw:name="f1532" draw:formula="342277*logwidth/1668461"/>
          <draw:equation draw:name="f1533" draw:formula="154279*logheight/764002"/>
          <draw:equation draw:name="f1534" draw:formula="627811*logwidth/1668461"/>
          <draw:equation draw:name="f1535" draw:formula="154279*logheight/764002"/>
          <draw:equation draw:name="f1536" draw:formula="625863*logwidth/1668461"/>
          <draw:equation draw:name="f1537" draw:formula="159075*logheight/764002"/>
          <draw:equation draw:name="f1538" draw:formula="639813*logwidth/1668461"/>
          <draw:equation draw:name="f1539" draw:formula="159075*logheight/764002"/>
          <draw:equation draw:name="f1540" draw:formula="641834*logwidth/1668461"/>
          <draw:equation draw:name="f1541" draw:formula="154279*logheight/764002"/>
          <draw:equation draw:name="f1542" draw:formula="627811*logwidth/1668461"/>
          <draw:equation draw:name="f1543" draw:formula="154279*logheight/764002"/>
          <draw:equation draw:name="f1544" draw:formula="772090*logwidth/1668461"/>
          <draw:equation draw:name="f1545" draw:formula="154279*logheight/764002"/>
          <draw:equation draw:name="f1546" draw:formula="772943*logwidth/1668461"/>
          <draw:equation draw:name="f1547" draw:formula="159075*logheight/764002"/>
          <draw:equation draw:name="f1548" draw:formula="827701*logwidth/1668461"/>
          <draw:equation draw:name="f1549" draw:formula="159075*logheight/764002"/>
          <draw:equation draw:name="f1550" draw:formula="827813*logwidth/1668461"/>
          <draw:equation draw:name="f1551" draw:formula="158927*logheight/764002"/>
          <draw:equation draw:name="f1552" draw:formula="827813*logwidth/1668461"/>
          <draw:equation draw:name="f1553" draw:formula="159075*logheight/764002"/>
          <draw:equation draw:name="f1554" draw:formula="1303536*logwidth/1668461"/>
          <draw:equation draw:name="f1555" draw:formula="159075*logheight/764002"/>
          <draw:equation draw:name="f1556" draw:formula="1303647*logwidth/1668461"/>
          <draw:equation draw:name="f1557" draw:formula="157223*logheight/764002"/>
          <draw:equation draw:name="f1558" draw:formula="1307245*logwidth/1668461"/>
          <draw:equation draw:name="f1559" draw:formula="156742*logheight/764002"/>
          <draw:equation draw:name="f1560" draw:formula="1311716*logwidth/1668461"/>
          <draw:equation draw:name="f1561" draw:formula="154279*logheight/764002"/>
          <draw:equation draw:name="f1562" draw:formula="772090*logwidth/1668461"/>
          <draw:equation draw:name="f1563" draw:formula="154279*logheight/764002"/>
          <draw:equation draw:name="f1564" draw:formula="1323829*logwidth/1668461"/>
          <draw:equation draw:name="f1565" draw:formula="154279*logheight/764002"/>
          <draw:equation draw:name="f1566" draw:formula="1327465*logwidth/1668461"/>
          <draw:equation draw:name="f1567" draw:formula="159075*logheight/764002"/>
          <draw:equation draw:name="f1568" draw:formula="1349409*logwidth/1668461"/>
          <draw:equation draw:name="f1569" draw:formula="159075*logheight/764002"/>
          <draw:equation draw:name="f1570" draw:formula="1349798*logwidth/1668461"/>
          <draw:equation draw:name="f1571" draw:formula="156260*logheight/764002"/>
          <draw:equation draw:name="f1572" draw:formula="1352432*logwidth/1668461"/>
          <draw:equation draw:name="f1573" draw:formula="159075*logheight/764002"/>
          <draw:equation draw:name="f1574" draw:formula="1368051*logwidth/1668461"/>
          <draw:equation draw:name="f1575" draw:formula="159075*logheight/764002"/>
          <draw:equation draw:name="f1576" draw:formula="1363544*logwidth/1668461"/>
          <draw:equation draw:name="f1577" draw:formula="154279*logheight/764002"/>
          <draw:equation draw:name="f1578" draw:formula="1323829*logwidth/1668461"/>
          <draw:equation draw:name="f1579" draw:formula="154279*logheight/764002"/>
          <draw:equation draw:name="f1580" draw:formula="1457516*logwidth/1668461"/>
          <draw:equation draw:name="f1581" draw:formula="154279*logheight/764002"/>
          <draw:equation draw:name="f1582" draw:formula="1462487*logwidth/1668461"/>
          <draw:equation draw:name="f1583" draw:formula="159075*logheight/764002"/>
          <draw:equation draw:name="f1584" draw:formula="1480146*logwidth/1668461"/>
          <draw:equation draw:name="f1585" draw:formula="159075*logheight/764002"/>
          <draw:equation draw:name="f1586" draw:formula="1475453*logwidth/1668461"/>
          <draw:equation draw:name="f1587" draw:formula="154279*logheight/764002"/>
          <draw:equation draw:name="f1588" draw:formula="1457516*logwidth/1668461"/>
          <draw:equation draw:name="f1589" draw:formula="154279*logheight/764002"/>
          <draw:equation draw:name="f1590" draw:formula="1553176*logwidth/1668461"/>
          <draw:equation draw:name="f1591" draw:formula="154279*logheight/764002"/>
          <draw:equation draw:name="f1592" draw:formula="1558055*logwidth/1668461"/>
          <draw:equation draw:name="f1593" draw:formula="159075*logheight/764002"/>
          <draw:equation draw:name="f1594" draw:formula="1573636*logwidth/1668461"/>
          <draw:equation draw:name="f1595" draw:formula="159075*logheight/764002"/>
          <draw:equation draw:name="f1596" draw:formula="1568906*logwidth/1668461"/>
          <draw:equation draw:name="f1597" draw:formula="154279*logheight/764002"/>
          <draw:equation draw:name="f1598" draw:formula="1553176*logwidth/1668461"/>
          <draw:equation draw:name="f1599" draw:formula="154279*logheight/764002"/>
          <draw:equation draw:name="f1600" draw:formula="90058*logwidth/1668461"/>
          <draw:equation draw:name="f1601" draw:formula="163872*logheight/764002"/>
          <draw:equation draw:name="f1602" draw:formula="85699*logwidth/1668461"/>
          <draw:equation draw:name="f1603" draw:formula="168669*logheight/764002"/>
          <draw:equation draw:name="f1604" draw:formula="99704*logwidth/1668461"/>
          <draw:equation draw:name="f1605" draw:formula="168669*logheight/764002"/>
          <draw:equation draw:name="f1606" draw:formula="104416*logwidth/1668461"/>
          <draw:equation draw:name="f1607" draw:formula="163872*logheight/764002"/>
          <draw:equation draw:name="f1608" draw:formula="90058*logwidth/1668461"/>
          <draw:equation draw:name="f1609" draw:formula="163872*logheight/764002"/>
          <draw:equation draw:name="f1610" draw:formula="200744*logwidth/1668461"/>
          <draw:equation draw:name="f1611" draw:formula="163872*logheight/764002"/>
          <draw:equation draw:name="f1612" draw:formula="195624*logwidth/1668461"/>
          <draw:equation draw:name="f1613" draw:formula="168669*logheight/764002"/>
          <draw:equation draw:name="f1614" draw:formula="212040*logwidth/1668461"/>
          <draw:equation draw:name="f1615" draw:formula="168669*logheight/764002"/>
          <draw:equation draw:name="f1616" draw:formula="217401*logwidth/1668461"/>
          <draw:equation draw:name="f1617" draw:formula="163872*logheight/764002"/>
          <draw:equation draw:name="f1618" draw:formula="200744*logwidth/1668461"/>
          <draw:equation draw:name="f1619" draw:formula="163872*logheight/764002"/>
          <draw:equation draw:name="f1620" draw:formula="310631*logwidth/1668461"/>
          <draw:equation draw:name="f1621" draw:formula="163872*logheight/764002"/>
          <draw:equation draw:name="f1622" draw:formula="305864*logwidth/1668461"/>
          <draw:equation draw:name="f1623" draw:formula="168669*logheight/764002"/>
          <draw:equation draw:name="f1624" draw:formula="321965*logwidth/1668461"/>
          <draw:equation draw:name="f1625" draw:formula="168669*logheight/764002"/>
          <draw:equation draw:name="f1626" draw:formula="326751*logwidth/1668461"/>
          <draw:equation draw:name="f1627" draw:formula="163872*logheight/764002"/>
          <draw:equation draw:name="f1628" draw:formula="310631*logwidth/1668461"/>
          <draw:equation draw:name="f1629" draw:formula="163872*logheight/764002"/>
          <draw:equation draw:name="f1630" draw:formula="337677*logwidth/1668461"/>
          <draw:equation draw:name="f1631" draw:formula="163872*logheight/764002"/>
          <draw:equation draw:name="f1632" draw:formula="337083*logwidth/1668461"/>
          <draw:equation draw:name="f1633" draw:formula="168669*logheight/764002"/>
          <draw:equation draw:name="f1634" draw:formula="536306*logwidth/1668461"/>
          <draw:equation draw:name="f1635" draw:formula="168669*logheight/764002"/>
          <draw:equation draw:name="f1636" draw:formula="538254*logwidth/1668461"/>
          <draw:equation draw:name="f1637" draw:formula="167076*logheight/764002"/>
          <draw:equation draw:name="f1638" draw:formula="544709*logwidth/1668461"/>
          <draw:equation draw:name="f1639" draw:formula="164613*logheight/764002"/>
          <draw:equation draw:name="f1640" draw:formula="546786*logwidth/1668461"/>
          <draw:equation draw:name="f1641" draw:formula="163872*logheight/764002"/>
          <draw:equation draw:name="f1642" draw:formula="337677*logwidth/1668461"/>
          <draw:equation draw:name="f1643" draw:formula="163872*logheight/764002"/>
          <draw:equation draw:name="f1644" draw:formula="623916*logwidth/1668461"/>
          <draw:equation draw:name="f1645" draw:formula="163872*logheight/764002"/>
          <draw:equation draw:name="f1646" draw:formula="622061*logwidth/1668461"/>
          <draw:equation draw:name="f1647" draw:formula="168669*logheight/764002"/>
          <draw:equation draw:name="f1648" draw:formula="635899*logwidth/1668461"/>
          <draw:equation draw:name="f1649" draw:formula="168669*logheight/764002"/>
          <draw:equation draw:name="f1650" draw:formula="637791*logwidth/1668461"/>
          <draw:equation draw:name="f1651" draw:formula="163872*logheight/764002"/>
          <draw:equation draw:name="f1652" draw:formula="623916*logwidth/1668461"/>
          <draw:equation draw:name="f1653" draw:formula="163872*logheight/764002"/>
          <draw:equation draw:name="f1654" draw:formula="771663*logwidth/1668461"/>
          <draw:equation draw:name="f1655" draw:formula="163872*logheight/764002"/>
          <draw:equation draw:name="f1656" draw:formula="771589*logwidth/1668461"/>
          <draw:equation draw:name="f1657" draw:formula="164039*logheight/764002"/>
          <draw:equation draw:name="f1658" draw:formula="769919*logwidth/1668461"/>
          <draw:equation draw:name="f1659" draw:formula="168669*logheight/764002"/>
          <draw:equation draw:name="f1660" draw:formula="816275*logwidth/1668461"/>
          <draw:equation draw:name="f1661" draw:formula="168669*logheight/764002"/>
          <draw:equation draw:name="f1662" draw:formula="816330*logwidth/1668461"/>
          <draw:equation draw:name="f1663" draw:formula="168595*logheight/764002"/>
          <draw:equation draw:name="f1664" draw:formula="821265*logwidth/1668461"/>
          <draw:equation draw:name="f1665" draw:formula="163946*logheight/764002"/>
          <draw:equation draw:name="f1666" draw:formula="821413*logwidth/1668461"/>
          <draw:equation draw:name="f1667" draw:formula="163872*logheight/764002"/>
          <draw:equation draw:name="f1668" draw:formula="771663*logwidth/1668461"/>
          <draw:equation draw:name="f1669" draw:formula="163872*logheight/764002"/>
          <draw:equation draw:name="f1670" draw:formula="827813*logwidth/1668461"/>
          <draw:equation draw:name="f1671" draw:formula="163872*logheight/764002"/>
          <draw:equation draw:name="f1672" draw:formula="827813*logwidth/1668461"/>
          <draw:equation draw:name="f1673" draw:formula="168669*logheight/764002"/>
          <draw:equation draw:name="f1674" draw:formula="854561*logwidth/1668461"/>
          <draw:equation draw:name="f1675" draw:formula="168669*logheight/764002"/>
          <draw:equation draw:name="f1676" draw:formula="855025*logwidth/1668461"/>
          <draw:equation draw:name="f1677" draw:formula="163872*logheight/764002"/>
          <draw:equation draw:name="f1678" draw:formula="827813*logwidth/1668461"/>
          <draw:equation draw:name="f1679" draw:formula="163872*logheight/764002"/>
          <draw:equation draw:name="f1680" draw:formula="858271*logwidth/1668461"/>
          <draw:equation draw:name="f1681" draw:formula="163872*logheight/764002"/>
          <draw:equation draw:name="f1682" draw:formula="858401*logwidth/1668461"/>
          <draw:equation draw:name="f1683" draw:formula="163946*logheight/764002"/>
          <draw:equation draw:name="f1684" draw:formula="858308*logwidth/1668461"/>
          <draw:equation draw:name="f1685" draw:formula="163946*logheight/764002"/>
          <draw:equation draw:name="f1686" draw:formula="863725*logwidth/1668461"/>
          <draw:equation draw:name="f1687" draw:formula="167558*logheight/764002"/>
          <draw:equation draw:name="f1688" draw:formula="861165*logwidth/1668461"/>
          <draw:equation draw:name="f1689" draw:formula="167558*logheight/764002"/>
          <draw:equation draw:name="f1690" draw:formula="860683*logwidth/1668461"/>
          <draw:equation draw:name="f1691" draw:formula="167558*logheight/764002"/>
          <draw:equation draw:name="f1692" draw:formula="855841*logwidth/1668461"/>
          <draw:equation draw:name="f1693" draw:formula="168317*logheight/764002"/>
          <draw:equation draw:name="f1694" draw:formula="855544*logwidth/1668461"/>
          <draw:equation draw:name="f1695" draw:formula="168669*logheight/764002"/>
          <draw:equation draw:name="f1696" draw:formula="1004256*logwidth/1668461"/>
          <draw:equation draw:name="f1697" draw:formula="168669*logheight/764002"/>
          <draw:equation draw:name="f1698" draw:formula="1004275*logwidth/1668461"/>
          <draw:equation draw:name="f1699" draw:formula="168595*logheight/764002"/>
          <draw:equation draw:name="f1700" draw:formula="1004386*logwidth/1668461"/>
          <draw:equation draw:name="f1701" draw:formula="168595*logheight/764002"/>
          <draw:equation draw:name="f1702" draw:formula="1005796*logwidth/1668461"/>
          <draw:equation draw:name="f1703" draw:formula="168595*logheight/764002"/>
          <draw:equation draw:name="f1704" draw:formula="1005852*logwidth/1668461"/>
          <draw:equation draw:name="f1705" draw:formula="168669*logheight/764002"/>
          <draw:equation draw:name="f1706" draw:formula="1305669*logwidth/1668461"/>
          <draw:equation draw:name="f1707" draw:formula="168669*logheight/764002"/>
          <draw:equation draw:name="f1708" draw:formula="1301922*logwidth/1668461"/>
          <draw:equation draw:name="f1709" draw:formula="165743*logheight/764002"/>
          <draw:equation draw:name="f1710" draw:formula="1302552*logwidth/1668461"/>
          <draw:equation draw:name="f1711" draw:formula="163872*logheight/764002"/>
          <draw:equation draw:name="f1712" draw:formula="858271*logwidth/1668461"/>
          <draw:equation draw:name="f1713" draw:formula="163872*logheight/764002"/>
          <draw:equation draw:name="f1714" draw:formula="1331008*logwidth/1668461"/>
          <draw:equation draw:name="f1715" draw:formula="163872*logheight/764002"/>
          <draw:equation draw:name="f1716" draw:formula="1331471*logwidth/1668461"/>
          <draw:equation draw:name="f1717" draw:formula="164613*logheight/764002"/>
          <draw:equation draw:name="f1718" draw:formula="1334124*logwidth/1668461"/>
          <draw:equation draw:name="f1719" draw:formula="168669*logheight/764002"/>
          <draw:equation draw:name="f1720" draw:formula="1354287*logwidth/1668461"/>
          <draw:equation draw:name="f1721" draw:formula="168669*logheight/764002"/>
          <draw:equation draw:name="f1722" draw:formula="1352506*logwidth/1668461"/>
          <draw:equation draw:name="f1723" draw:formula="163872*logheight/764002"/>
          <draw:equation draw:name="f1724" draw:formula="1331008*logwidth/1668461"/>
          <draw:equation draw:name="f1725" draw:formula="163872*logheight/764002"/>
          <draw:equation draw:name="f1726" draw:formula="1356903*logwidth/1668461"/>
          <draw:equation draw:name="f1727" draw:formula="163872*logheight/764002"/>
          <draw:equation draw:name="f1728" draw:formula="1361392*logwidth/1668461"/>
          <draw:equation draw:name="f1729" draw:formula="168669*logheight/764002"/>
          <draw:equation draw:name="f1730" draw:formula="1376584*logwidth/1668461"/>
          <draw:equation draw:name="f1731" draw:formula="168669*logheight/764002"/>
          <draw:equation draw:name="f1732" draw:formula="1372317*logwidth/1668461"/>
          <draw:equation draw:name="f1733" draw:formula="163872*logheight/764002"/>
          <draw:equation draw:name="f1734" draw:formula="1356903*logwidth/1668461"/>
          <draw:equation draw:name="f1735" draw:formula="163872*logheight/764002"/>
          <draw:equation draw:name="f1736" draw:formula="1467384*logwidth/1668461"/>
          <draw:equation draw:name="f1737" draw:formula="163872*logheight/764002"/>
          <draw:equation draw:name="f1738" draw:formula="1472188*logwidth/1668461"/>
          <draw:equation draw:name="f1739" draw:formula="168669*logheight/764002"/>
          <draw:equation draw:name="f1740" draw:formula="1489328*logwidth/1668461"/>
          <draw:equation draw:name="f1741" draw:formula="168669*logheight/764002"/>
          <draw:equation draw:name="f1742" draw:formula="1484784*logwidth/1668461"/>
          <draw:equation draw:name="f1743" draw:formula="163872*logheight/764002"/>
          <draw:equation draw:name="f1744" draw:formula="1467384*logwidth/1668461"/>
          <draw:equation draw:name="f1745" draw:formula="163872*logheight/764002"/>
          <draw:equation draw:name="f1746" draw:formula="1562896*logwidth/1668461"/>
          <draw:equation draw:name="f1747" draw:formula="163872*logheight/764002"/>
          <draw:equation draw:name="f1748" draw:formula="1567608*logwidth/1668461"/>
          <draw:equation draw:name="f1749" draw:formula="168669*logheight/764002"/>
          <draw:equation draw:name="f1750" draw:formula="1582744*logwidth/1668461"/>
          <draw:equation draw:name="f1751" draw:formula="168669*logheight/764002"/>
          <draw:equation draw:name="f1752" draw:formula="1578366*logwidth/1668461"/>
          <draw:equation draw:name="f1753" draw:formula="163872*logheight/764002"/>
          <draw:equation draw:name="f1754" draw:formula="1562896*logwidth/1668461"/>
          <draw:equation draw:name="f1755" draw:formula="163872*logheight/764002"/>
          <draw:equation draw:name="f1756" draw:formula="81321*logwidth/1668461"/>
          <draw:equation draw:name="f1757" draw:formula="173485*logheight/764002"/>
          <draw:equation draw:name="f1758" draw:formula="77111*logwidth/1668461"/>
          <draw:equation draw:name="f1759" draw:formula="178282*logheight/764002"/>
          <draw:equation draw:name="f1760" draw:formula="90800*logwidth/1668461"/>
          <draw:equation draw:name="f1761" draw:formula="178282*logheight/764002"/>
          <draw:equation draw:name="f1762" draw:formula="95252*logwidth/1668461"/>
          <draw:equation draw:name="f1763" draw:formula="173485*logheight/764002"/>
          <draw:equation draw:name="f1764" draw:formula="81321*logwidth/1668461"/>
          <draw:equation draw:name="f1765" draw:formula="173485*logheight/764002"/>
          <draw:equation draw:name="f1766" draw:formula="190801*logwidth/1668461"/>
          <draw:equation draw:name="f1767" draw:formula="173485*logheight/764002"/>
          <draw:equation draw:name="f1768" draw:formula="186015*logwidth/1668461"/>
          <draw:equation draw:name="f1769" draw:formula="178282*logheight/764002"/>
          <draw:equation draw:name="f1770" draw:formula="201968*logwidth/1668461"/>
          <draw:equation draw:name="f1771" draw:formula="178282*logheight/764002"/>
          <draw:equation draw:name="f1772" draw:formula="206995*logwidth/1668461"/>
          <draw:equation draw:name="f1773" draw:formula="173485*logheight/764002"/>
          <draw:equation draw:name="f1774" draw:formula="190801*logwidth/1668461"/>
          <draw:equation draw:name="f1775" draw:formula="173485*logheight/764002"/>
          <draw:equation draw:name="f1776" draw:formula="301412*logwidth/1668461"/>
          <draw:equation draw:name="f1777" draw:formula="173485*logheight/764002"/>
          <draw:equation draw:name="f1778" draw:formula="296960*logwidth/1668461"/>
          <draw:equation draw:name="f1779" draw:formula="178282*logheight/764002"/>
          <draw:equation draw:name="f1780" draw:formula="312412*logwidth/1668461"/>
          <draw:equation draw:name="f1781" draw:formula="178282*logheight/764002"/>
          <draw:equation draw:name="f1782" draw:formula="317179*logwidth/1668461"/>
          <draw:equation draw:name="f1783" draw:formula="173485*logheight/764002"/>
          <draw:equation draw:name="f1784" draw:formula="301412*logwidth/1668461"/>
          <draw:equation draw:name="f1785" draw:formula="173485*logheight/764002"/>
          <draw:equation draw:name="f1786" draw:formula="336898*logwidth/1668461"/>
          <draw:equation draw:name="f1787" draw:formula="173485*logheight/764002"/>
          <draw:equation draw:name="f1788" draw:formula="336805*logwidth/1668461"/>
          <draw:equation draw:name="f1789" draw:formula="176652*logheight/764002"/>
          <draw:equation draw:name="f1790" draw:formula="336861*logwidth/1668461"/>
          <draw:equation draw:name="f1791" draw:formula="178282*logheight/764002"/>
          <draw:equation draw:name="f1792" draw:formula="528051*logwidth/1668461"/>
          <draw:equation draw:name="f1793" draw:formula="178282*logheight/764002"/>
          <draw:equation draw:name="f1794" draw:formula="528274*logwidth/1668461"/>
          <draw:equation draw:name="f1795" draw:formula="177596*logheight/764002"/>
          <draw:equation draw:name="f1796" draw:formula="531780*logwidth/1668461"/>
          <draw:equation draw:name="f1797" draw:formula="174466*logheight/764002"/>
          <draw:equation draw:name="f1798" draw:formula="532559*logwidth/1668461"/>
          <draw:equation draw:name="f1799" draw:formula="173485*logheight/764002"/>
          <draw:equation draw:name="f1800" draw:formula="336898*logwidth/1668461"/>
          <draw:equation draw:name="f1801" draw:formula="173485*logheight/764002"/>
          <draw:equation draw:name="f1802" draw:formula="620428*logwidth/1668461"/>
          <draw:equation draw:name="f1803" draw:formula="173485*logheight/764002"/>
          <draw:equation draw:name="f1804" draw:formula="618796*logwidth/1668461"/>
          <draw:equation draw:name="f1805" draw:formula="178282*logheight/764002"/>
          <draw:equation draw:name="f1806" draw:formula="632504*logwidth/1668461"/>
          <draw:equation draw:name="f1807" draw:formula="178282*logheight/764002"/>
          <draw:equation draw:name="f1808" draw:formula="634192*logwidth/1668461"/>
          <draw:equation draw:name="f1809" draw:formula="173485*logheight/764002"/>
          <draw:equation draw:name="f1810" draw:formula="620428*logwidth/1668461"/>
          <draw:equation draw:name="f1811" draw:formula="173485*logheight/764002"/>
          <draw:equation draw:name="f1812" draw:formula="770736*logwidth/1668461"/>
          <draw:equation draw:name="f1813" draw:formula="173485*logheight/764002"/>
          <draw:equation draw:name="f1814" draw:formula="771218*logwidth/1668461"/>
          <draw:equation draw:name="f1815" draw:formula="174466*logheight/764002"/>
          <draw:equation draw:name="f1816" draw:formula="772201*logwidth/1668461"/>
          <draw:equation draw:name="f1817" draw:formula="178282*logheight/764002"/>
          <draw:equation draw:name="f1818" draw:formula="877526*logwidth/1668461"/>
          <draw:equation draw:name="f1819" draw:formula="178282*logheight/764002"/>
          <draw:equation draw:name="f1820" draw:formula="879102*logwidth/1668461"/>
          <draw:equation draw:name="f1821" draw:formula="175615*logheight/764002"/>
          <draw:equation draw:name="f1822" draw:formula="881198*logwidth/1668461"/>
          <draw:equation draw:name="f1823" draw:formula="173485*logheight/764002"/>
          <draw:equation draw:name="f1824" draw:formula="827813*logwidth/1668461"/>
          <draw:equation draw:name="f1825" draw:formula="173485*logheight/764002"/>
          <draw:equation draw:name="f1826" draw:formula="827813*logwidth/1668461"/>
          <draw:equation draw:name="f1827" draw:formula="173911*logheight/764002"/>
          <draw:equation draw:name="f1828" draw:formula="822693*logwidth/1668461"/>
          <draw:equation draw:name="f1829" draw:formula="174281*logheight/764002"/>
          <draw:equation draw:name="f1830" draw:formula="816145*logwidth/1668461"/>
          <draw:equation draw:name="f1831" draw:formula="175226*logheight/764002"/>
          <draw:equation draw:name="f1832" draw:formula="815180*logwidth/1668461"/>
          <draw:equation draw:name="f1833" draw:formula="175429*logheight/764002"/>
          <draw:equation draw:name="f1834" draw:formula="815477*logwidth/1668461"/>
          <draw:equation draw:name="f1835" draw:formula="174096*logheight/764002"/>
          <draw:equation draw:name="f1836" draw:formula="815477*logwidth/1668461"/>
          <draw:equation draw:name="f1837" draw:formula="173485*logheight/764002"/>
          <draw:equation draw:name="f1838" draw:formula="770736*logwidth/1668461"/>
          <draw:equation draw:name="f1839" draw:formula="173485*logheight/764002"/>
          <draw:equation draw:name="f1840" draw:formula="884890*logwidth/1668461"/>
          <draw:equation draw:name="f1841" draw:formula="173485*logheight/764002"/>
          <draw:equation draw:name="f1842" draw:formula="887487*logwidth/1668461"/>
          <draw:equation draw:name="f1843" draw:formula="178282*logheight/764002"/>
          <draw:equation draw:name="f1844" draw:formula="1314591*logwidth/1668461"/>
          <draw:equation draw:name="f1845" draw:formula="178282*logheight/764002"/>
          <draw:equation draw:name="f1846" draw:formula="1310807*logwidth/1668461"/>
          <draw:equation draw:name="f1847" draw:formula="173485*logheight/764002"/>
          <draw:equation draw:name="f1848" draw:formula="1010007*logwidth/1668461"/>
          <draw:equation draw:name="f1849" draw:formula="173485*logheight/764002"/>
          <draw:equation draw:name="f1850" draw:formula="1010545*logwidth/1668461"/>
          <draw:equation draw:name="f1851" draw:formula="174188*logheight/764002"/>
          <draw:equation draw:name="f1852" draw:formula="1009413*logwidth/1668461"/>
          <draw:equation draw:name="f1853" draw:formula="173818*logheight/764002"/>
          <draw:equation draw:name="f1854" draw:formula="1008801*logwidth/1668461"/>
          <draw:equation draw:name="f1855" draw:formula="173485*logheight/764002"/>
          <draw:equation draw:name="f1856" draw:formula="884890*logwidth/1668461"/>
          <draw:equation draw:name="f1857" draw:formula="173485*logheight/764002"/>
          <draw:equation draw:name="f1858" draw:formula="1328800*logwidth/1668461"/>
          <draw:equation draw:name="f1859" draw:formula="173485*logheight/764002"/>
          <draw:equation draw:name="f1860" draw:formula="1328800*logwidth/1668461"/>
          <draw:equation draw:name="f1861" draw:formula="174466*logheight/764002"/>
          <draw:equation draw:name="f1862" draw:formula="1329023*logwidth/1668461"/>
          <draw:equation draw:name="f1863" draw:formula="178282*logheight/764002"/>
          <draw:equation draw:name="f1864" draw:formula="1357496*logwidth/1668461"/>
          <draw:equation draw:name="f1865" draw:formula="178282*logheight/764002"/>
          <draw:equation draw:name="f1866" draw:formula="1355363*logwidth/1668461"/>
          <draw:equation draw:name="f1867" draw:formula="173485*logheight/764002"/>
          <draw:equation draw:name="f1868" draw:formula="1328800*logwidth/1668461"/>
          <draw:equation draw:name="f1869" draw:formula="173485*logheight/764002"/>
          <draw:equation draw:name="f1870" draw:formula="1365714*logwidth/1668461"/>
          <draw:equation draw:name="f1871" draw:formula="173485*logheight/764002"/>
          <draw:equation draw:name="f1872" draw:formula="1369721*logwidth/1668461"/>
          <draw:equation draw:name="f1873" draw:formula="178282*logheight/764002"/>
          <draw:equation draw:name="f1874" draw:formula="1384486*logwidth/1668461"/>
          <draw:equation draw:name="f1875" draw:formula="178282*logheight/764002"/>
          <draw:equation draw:name="f1876" draw:formula="1380572*logwidth/1668461"/>
          <draw:equation draw:name="f1877" draw:formula="173485*logheight/764002"/>
          <draw:equation draw:name="f1878" draw:formula="1365714*logwidth/1668461"/>
          <draw:equation draw:name="f1879" draw:formula="173485*logheight/764002"/>
          <draw:equation draw:name="f1880" draw:formula="1476696*logwidth/1668461"/>
          <draw:equation draw:name="f1881" draw:formula="173485*logheight/764002"/>
          <draw:equation draw:name="f1882" draw:formula="1481185*logwidth/1668461"/>
          <draw:equation draw:name="f1883" draw:formula="178282*logheight/764002"/>
          <draw:equation draw:name="f1884" draw:formula="1497843*logwidth/1668461"/>
          <draw:equation draw:name="f1885" draw:formula="178282*logheight/764002"/>
          <draw:equation draw:name="f1886" draw:formula="1493595*logwidth/1668461"/>
          <draw:equation draw:name="f1887" draw:formula="173485*logheight/764002"/>
          <draw:equation draw:name="f1888" draw:formula="1476696*logwidth/1668461"/>
          <draw:equation draw:name="f1889" draw:formula="173485*logheight/764002"/>
          <draw:equation draw:name="f1890" draw:formula="1572041*logwidth/1668461"/>
          <draw:equation draw:name="f1891" draw:formula="173485*logheight/764002"/>
          <draw:equation draw:name="f1892" draw:formula="1576474*logwidth/1668461"/>
          <draw:equation draw:name="f1893" draw:formula="178282*logheight/764002"/>
          <draw:equation draw:name="f1894" draw:formula="1591351*logwidth/1668461"/>
          <draw:equation draw:name="f1895" draw:formula="178282*logheight/764002"/>
          <draw:equation draw:name="f1896" draw:formula="1587048*logwidth/1668461"/>
          <draw:equation draw:name="f1897" draw:formula="173485*logheight/764002"/>
          <draw:equation draw:name="f1898" draw:formula="1572041*logwidth/1668461"/>
          <draw:equation draw:name="f1899" draw:formula="173485*logheight/764002"/>
          <draw:equation draw:name="f1900" draw:formula="73141*logwidth/1668461"/>
          <draw:equation draw:name="f1901" draw:formula="183097*logheight/764002"/>
          <draw:equation draw:name="f1902" draw:formula="69209*logwidth/1668461"/>
          <draw:equation draw:name="f1903" draw:formula="187894*logheight/764002"/>
          <draw:equation draw:name="f1904" draw:formula="82601*logwidth/1668461"/>
          <draw:equation draw:name="f1905" draw:formula="187894*logheight/764002"/>
          <draw:equation draw:name="f1906" draw:formula="86608*logwidth/1668461"/>
          <draw:equation draw:name="f1907" draw:formula="183097*logheight/764002"/>
          <draw:equation draw:name="f1908" draw:formula="73141*logwidth/1668461"/>
          <draw:equation draw:name="f1909" draw:formula="183097*logheight/764002"/>
          <draw:equation draw:name="f1910" draw:formula="181359*logwidth/1668461"/>
          <draw:equation draw:name="f1911" draw:formula="183097*logheight/764002"/>
          <draw:equation draw:name="f1912" draw:formula="176945*logwidth/1668461"/>
          <draw:equation draw:name="f1913" draw:formula="187894*logheight/764002"/>
          <draw:equation draw:name="f1914" draw:formula="192471*logwidth/1668461"/>
          <draw:equation draw:name="f1915" draw:formula="187894*logheight/764002"/>
          <draw:equation draw:name="f1916" draw:formula="197108*logwidth/1668461"/>
          <draw:equation draw:name="f1917" draw:formula="183097*logheight/764002"/>
          <draw:equation draw:name="f1918" draw:formula="181359*logwidth/1668461"/>
          <draw:equation draw:name="f1919" draw:formula="183097*logheight/764002"/>
          <draw:equation draw:name="f1920" draw:formula="292620*logwidth/1668461"/>
          <draw:equation draw:name="f1921" draw:formula="183097*logheight/764002"/>
          <draw:equation draw:name="f1922" draw:formula="288502*logwidth/1668461"/>
          <draw:equation draw:name="f1923" draw:formula="187894*logheight/764002"/>
          <draw:equation draw:name="f1924" draw:formula="303787*logwidth/1668461"/>
          <draw:equation draw:name="f1925" draw:formula="187894*logheight/764002"/>
          <draw:equation draw:name="f1926" draw:formula="308016*logwidth/1668461"/>
          <draw:equation draw:name="f1927" draw:formula="183097*logheight/764002"/>
          <draw:equation draw:name="f1928" draw:formula="292620*logwidth/1668461"/>
          <draw:equation draw:name="f1929" draw:formula="183097*logheight/764002"/>
          <draw:equation draw:name="f1930" draw:formula="336990*logwidth/1668461"/>
          <draw:equation draw:name="f1931" draw:formula="183097*logheight/764002"/>
          <draw:equation draw:name="f1932" draw:formula="336990*logwidth/1668461"/>
          <draw:equation draw:name="f1933" draw:formula="187894*logheight/764002"/>
          <draw:equation draw:name="f1934" draw:formula="524675*logwidth/1668461"/>
          <draw:equation draw:name="f1935" draw:formula="187894*logheight/764002"/>
          <draw:equation draw:name="f1936" draw:formula="526085*logwidth/1668461"/>
          <draw:equation draw:name="f1937" draw:formula="184616*logheight/764002"/>
          <draw:equation draw:name="f1938" draw:formula="526567*logwidth/1668461"/>
          <draw:equation draw:name="f1939" draw:formula="183097*logheight/764002"/>
          <draw:equation draw:name="f1940" draw:formula="336990*logwidth/1668461"/>
          <draw:equation draw:name="f1941" draw:formula="183097*logheight/764002"/>
          <draw:equation draw:name="f1942" draw:formula="617182*logwidth/1668461"/>
          <draw:equation draw:name="f1943" draw:formula="183097*logheight/764002"/>
          <draw:equation draw:name="f1944" draw:formula="615550*logwidth/1668461"/>
          <draw:equation draw:name="f1945" draw:formula="187894*logheight/764002"/>
          <draw:equation draw:name="f1946" draw:formula="629109*logwidth/1668461"/>
          <draw:equation draw:name="f1947" draw:formula="187894*logheight/764002"/>
          <draw:equation draw:name="f1948" draw:formula="630797*logwidth/1668461"/>
          <draw:equation draw:name="f1949" draw:formula="183097*logheight/764002"/>
          <draw:equation draw:name="f1950" draw:formula="617182*logwidth/1668461"/>
          <draw:equation draw:name="f1951" draw:formula="183097*logheight/764002"/>
          <draw:equation draw:name="f1952" draw:formula="771793*logwidth/1668461"/>
          <draw:equation draw:name="f1953" draw:formula="183097*logheight/764002"/>
          <draw:equation draw:name="f1954" draw:formula="772924*logwidth/1668461"/>
          <draw:equation draw:name="f1955" draw:formula="185190*logheight/764002"/>
          <draw:equation draw:name="f1956" draw:formula="778155*logwidth/1668461"/>
          <draw:equation draw:name="f1957" draw:formula="186320*logheight/764002"/>
          <draw:equation draw:name="f1958" draw:formula="780047*logwidth/1668461"/>
          <draw:equation draw:name="f1959" draw:formula="186320*logheight/764002"/>
          <draw:equation draw:name="f1960" draw:formula="782515*logwidth/1668461"/>
          <draw:equation draw:name="f1961" draw:formula="186320*logheight/764002"/>
          <draw:equation draw:name="f1962" draw:formula="781773*logwidth/1668461"/>
          <draw:equation draw:name="f1963" draw:formula="187894*logheight/764002"/>
          <draw:equation draw:name="f1964" draw:formula="859922*logwidth/1668461"/>
          <draw:equation draw:name="f1965" draw:formula="187894*logheight/764002"/>
          <draw:equation draw:name="f1966" draw:formula="859829*logwidth/1668461"/>
          <draw:equation draw:name="f1967" draw:formula="185764*logheight/764002"/>
          <draw:equation draw:name="f1968" draw:formula="859829*logwidth/1668461"/>
          <draw:equation draw:name="f1969" draw:formula="183190*logheight/764002"/>
          <draw:equation draw:name="f1970" draw:formula="865617*logwidth/1668461"/>
          <draw:equation draw:name="f1971" draw:formula="185764*logheight/764002"/>
          <draw:equation draw:name="f1972" draw:formula="867527*logwidth/1668461"/>
          <draw:equation draw:name="f1973" draw:formula="186134*logheight/764002"/>
          <draw:equation draw:name="f1974" draw:formula="868177*logwidth/1668461"/>
          <draw:equation draw:name="f1975" draw:formula="187172*logheight/764002"/>
          <draw:equation draw:name="f1976" draw:formula="868770*logwidth/1668461"/>
          <draw:equation draw:name="f1977" draw:formula="187894*logheight/764002"/>
          <draw:equation draw:name="f1978" draw:formula="874558*logwidth/1668461"/>
          <draw:equation draw:name="f1979" draw:formula="187894*logheight/764002"/>
          <draw:equation draw:name="f1980" draw:formula="875021*logwidth/1668461"/>
          <draw:equation draw:name="f1981" draw:formula="185560*logheight/764002"/>
          <draw:equation draw:name="f1982" draw:formula="875708*logwidth/1668461"/>
          <draw:equation draw:name="f1983" draw:formula="183097*logheight/764002"/>
          <draw:equation draw:name="f1984" draw:formula="771793*logwidth/1668461"/>
          <draw:equation draw:name="f1985" draw:formula="183097*logheight/764002"/>
          <draw:equation draw:name="f1986" draw:formula="889805*logwidth/1668461"/>
          <draw:equation draw:name="f1987" draw:formula="183097*logheight/764002"/>
          <draw:equation draw:name="f1988" draw:formula="896483*logwidth/1668461"/>
          <draw:equation draw:name="f1989" draw:formula="187838*logheight/764002"/>
          <draw:equation draw:name="f1990" draw:formula="896483*logwidth/1668461"/>
          <draw:equation draw:name="f1991" draw:formula="187894*logheight/764002"/>
          <draw:equation draw:name="f1992" draw:formula="919911*logwidth/1668461"/>
          <draw:equation draw:name="f1993" draw:formula="187894*logheight/764002"/>
          <draw:equation draw:name="f1994" draw:formula="919949*logwidth/1668461"/>
          <draw:equation draw:name="f1995" draw:formula="187560*logheight/764002"/>
          <draw:equation draw:name="f1996" draw:formula="921321*logwidth/1668461"/>
          <draw:equation draw:name="f1997" draw:formula="187894*logheight/764002"/>
          <draw:equation draw:name="f1998" draw:formula="1281443*logwidth/1668461"/>
          <draw:equation draw:name="f1999" draw:formula="187894*logheight/764002"/>
          <draw:equation draw:name="f2000" draw:formula="1280460*logwidth/1668461"/>
          <draw:equation draw:name="f2001" draw:formula="186986*logheight/764002"/>
          <draw:equation draw:name="f2002" draw:formula="1283038*logwidth/1668461"/>
          <draw:equation draw:name="f2003" draw:formula="185375*logheight/764002"/>
          <draw:equation draw:name="f2004" draw:formula="1286730*logwidth/1668461"/>
          <draw:equation draw:name="f2005" draw:formula="183579*logheight/764002"/>
          <draw:equation draw:name="f2006" draw:formula="1287397*logwidth/1668461"/>
          <draw:equation draw:name="f2007" draw:formula="183097*logheight/764002"/>
          <draw:equation draw:name="f2008" draw:formula="889805*logwidth/1668461"/>
          <draw:equation draw:name="f2009" draw:formula="183097*logheight/764002"/>
          <draw:equation draw:name="f2010" draw:formula="1289531*logwidth/1668461"/>
          <draw:equation draw:name="f2011" draw:formula="183097*logheight/764002"/>
          <draw:equation draw:name="f2012" draw:formula="1290347*logwidth/1668461"/>
          <draw:equation draw:name="f2013" draw:formula="184060*logheight/764002"/>
          <draw:equation draw:name="f2014" draw:formula="1292814*logwidth/1668461"/>
          <draw:equation draw:name="f2015" draw:formula="187894*logheight/764002"/>
          <draw:equation draw:name="f2016" draw:formula="1360538*logwidth/1668461"/>
          <draw:equation draw:name="f2017" draw:formula="187894*logheight/764002"/>
          <draw:equation draw:name="f2018" draw:formula="1359908*logwidth/1668461"/>
          <draw:equation draw:name="f2019" draw:formula="183097*logheight/764002"/>
          <draw:equation draw:name="f2020" draw:formula="1320805*logwidth/1668461"/>
          <draw:equation draw:name="f2021" draw:formula="183097*logheight/764002"/>
          <draw:equation draw:name="f2022" draw:formula="1318746*logwidth/1668461"/>
          <draw:equation draw:name="f2023" draw:formula="186042*logheight/764002"/>
          <draw:equation draw:name="f2024" draw:formula="1318320*logwidth/1668461"/>
          <draw:equation draw:name="f2025" draw:formula="187023*logheight/764002"/>
          <draw:equation draw:name="f2026" draw:formula="1317299*logwidth/1668461"/>
          <draw:equation draw:name="f2027" draw:formula="183097*logheight/764002"/>
          <draw:equation draw:name="f2028" draw:formula="1289531*logwidth/1668461"/>
          <draw:equation draw:name="f2029" draw:formula="183097*logheight/764002"/>
          <draw:equation draw:name="f2030" draw:formula="1373746*logwidth/1668461"/>
          <draw:equation draw:name="f2031" draw:formula="183097*logheight/764002"/>
          <draw:equation draw:name="f2032" draw:formula="1377752*logwidth/1668461"/>
          <draw:equation draw:name="f2033" draw:formula="187894*logheight/764002"/>
          <draw:equation draw:name="f2034" draw:formula="1391906*logwidth/1668461"/>
          <draw:equation draw:name="f2035" draw:formula="187894*logheight/764002"/>
          <draw:equation draw:name="f2036" draw:formula="1388344*logwidth/1668461"/>
          <draw:equation draw:name="f2037" draw:formula="183097*logheight/764002"/>
          <draw:equation draw:name="f2038" draw:formula="1373746*logwidth/1668461"/>
          <draw:equation draw:name="f2039" draw:formula="183097*logheight/764002"/>
          <draw:equation draw:name="f2040" draw:formula="1485451*logwidth/1668461"/>
          <draw:equation draw:name="f2041" draw:formula="183097*logheight/764002"/>
          <draw:equation draw:name="f2042" draw:formula="1489532*logwidth/1668461"/>
          <draw:equation draw:name="f2043" draw:formula="187894*logheight/764002"/>
          <draw:equation draw:name="f2044" draw:formula="1505763*logwidth/1668461"/>
          <draw:equation draw:name="f2045" draw:formula="187894*logheight/764002"/>
          <draw:equation draw:name="f2046" draw:formula="1501886*logwidth/1668461"/>
          <draw:equation draw:name="f2047" draw:formula="183097*logheight/764002"/>
          <draw:equation draw:name="f2048" draw:formula="1485451*logwidth/1668461"/>
          <draw:equation draw:name="f2049" draw:formula="183097*logheight/764002"/>
          <draw:equation draw:name="f2050" draw:formula="1580666*logwidth/1668461"/>
          <draw:equation draw:name="f2051" draw:formula="183097*logheight/764002"/>
          <draw:equation draw:name="f2052" draw:formula="1584692*logwidth/1668461"/>
          <draw:equation draw:name="f2053" draw:formula="187894*logheight/764002"/>
          <draw:equation draw:name="f2054" draw:formula="1599160*logwidth/1668461"/>
          <draw:equation draw:name="f2055" draw:formula="187894*logheight/764002"/>
          <draw:equation draw:name="f2056" draw:formula="1595284*logwidth/1668461"/>
          <draw:equation draw:name="f2057" draw:formula="183097*logheight/764002"/>
          <draw:equation draw:name="f2058" draw:formula="1580666*logwidth/1668461"/>
          <draw:equation draw:name="f2059" draw:formula="183097*logheight/764002"/>
          <draw:equation draw:name="f2060" draw:formula="65369*logwidth/1668461"/>
          <draw:equation draw:name="f2061" draw:formula="192709*logheight/764002"/>
          <draw:equation draw:name="f2062" draw:formula="61844*logwidth/1668461"/>
          <draw:equation draw:name="f2063" draw:formula="197506*logheight/764002"/>
          <draw:equation draw:name="f2064" draw:formula="74848*logwidth/1668461"/>
          <draw:equation draw:name="f2065" draw:formula="197506*logheight/764002"/>
          <draw:equation draw:name="f2066" draw:formula="78558*logwidth/1668461"/>
          <draw:equation draw:name="f2067" draw:formula="192709*logheight/764002"/>
          <draw:equation draw:name="f2068" draw:formula="65369*logwidth/1668461"/>
          <draw:equation draw:name="f2069" draw:formula="192709*logheight/764002"/>
          <draw:equation draw:name="f2070" draw:formula="172511*logwidth/1668461"/>
          <draw:equation draw:name="f2071" draw:formula="192709*logheight/764002"/>
          <draw:equation draw:name="f2072" draw:formula="168319*logwidth/1668461"/>
          <draw:equation draw:name="f2073" draw:formula="197506*logheight/764002"/>
          <draw:equation draw:name="f2074" draw:formula="183418*logwidth/1668461"/>
          <draw:equation draw:name="f2075" draw:formula="197506*logheight/764002"/>
          <draw:equation draw:name="f2076" draw:formula="187815*logwidth/1668461"/>
          <draw:equation draw:name="f2077" draw:formula="192709*logheight/764002"/>
          <draw:equation draw:name="f2078" draw:formula="172511*logwidth/1668461"/>
          <draw:equation draw:name="f2079" draw:formula="192709*logheight/764002"/>
          <draw:equation draw:name="f2080" draw:formula="284365*logwidth/1668461"/>
          <draw:equation draw:name="f2081" draw:formula="192709*logheight/764002"/>
          <draw:equation draw:name="f2082" draw:formula="280451*logwidth/1668461"/>
          <draw:equation draw:name="f2083" draw:formula="197506*logheight/764002"/>
          <draw:equation draw:name="f2084" draw:formula="295328*logwidth/1668461"/>
          <draw:equation draw:name="f2085" draw:formula="197506*logheight/764002"/>
          <draw:equation draw:name="f2086" draw:formula="299557*logwidth/1668461"/>
          <draw:equation draw:name="f2087" draw:formula="192709*logheight/764002"/>
          <draw:equation draw:name="f2088" draw:formula="284365*logwidth/1668461"/>
          <draw:equation draw:name="f2089" draw:formula="192709*logheight/764002"/>
          <draw:equation draw:name="f2090" draw:formula="337232*logwidth/1668461"/>
          <draw:equation draw:name="f2091" draw:formula="192709*logheight/764002"/>
          <draw:equation draw:name="f2092" draw:formula="340422*logwidth/1668461"/>
          <draw:equation draw:name="f2093" draw:formula="197228*logheight/764002"/>
          <draw:equation draw:name="f2094" draw:formula="341294*logwidth/1668461"/>
          <draw:equation draw:name="f2095" draw:formula="197506*logheight/764002"/>
          <draw:equation draw:name="f2096" draw:formula="513824*logwidth/1668461"/>
          <draw:equation draw:name="f2097" draw:formula="197506*logheight/764002"/>
          <draw:equation draw:name="f2098" draw:formula="515827*logwidth/1668461"/>
          <draw:equation draw:name="f2099" draw:formula="196284*logheight/764002"/>
          <draw:equation draw:name="f2100" draw:formula="521151*logwidth/1668461"/>
          <draw:equation draw:name="f2101" draw:formula="192709*logheight/764002"/>
          <draw:equation draw:name="f2102" draw:formula="337232*logwidth/1668461"/>
          <draw:equation draw:name="f2103" draw:formula="192709*logheight/764002"/>
          <draw:equation draw:name="f2104" draw:formula="613917*logwidth/1668461"/>
          <draw:equation draw:name="f2105" draw:formula="192709*logheight/764002"/>
          <draw:equation draw:name="f2106" draw:formula="612526*logwidth/1668461"/>
          <draw:equation draw:name="f2107" draw:formula="197506*logheight/764002"/>
          <draw:equation draw:name="f2108" draw:formula="625919*logwidth/1668461"/>
          <draw:equation draw:name="f2109" draw:formula="197506*logheight/764002"/>
          <draw:equation draw:name="f2110" draw:formula="627421*logwidth/1668461"/>
          <draw:equation draw:name="f2111" draw:formula="192709*logheight/764002"/>
          <draw:equation draw:name="f2112" draw:formula="613917*logwidth/1668461"/>
          <draw:equation draw:name="f2113" draw:formula="192709*logheight/764002"/>
          <draw:equation draw:name="f2114" draw:formula="776078*logwidth/1668461"/>
          <draw:equation draw:name="f2115" draw:formula="192709*logheight/764002"/>
          <draw:equation draw:name="f2116" draw:formula="771700*logwidth/1668461"/>
          <draw:equation draw:name="f2117" draw:formula="197506*logheight/764002"/>
          <draw:equation draw:name="f2118" draw:formula="873834*logwidth/1668461"/>
          <draw:equation draw:name="f2119" draw:formula="197506*logheight/764002"/>
          <draw:equation draw:name="f2120" draw:formula="872072*logwidth/1668461"/>
          <draw:equation draw:name="f2121" draw:formula="197228*logheight/764002"/>
          <draw:equation draw:name="f2122" draw:formula="861629*logwidth/1668461"/>
          <draw:equation draw:name="f2123" draw:formula="193821*logheight/764002"/>
          <draw:equation draw:name="f2124" draw:formula="861443*logwidth/1668461"/>
          <draw:equation draw:name="f2125" draw:formula="193913*logheight/764002"/>
          <draw:equation draw:name="f2126" draw:formula="859347*logwidth/1668461"/>
          <draw:equation draw:name="f2127" draw:formula="192876*logheight/764002"/>
          <draw:equation draw:name="f2128" draw:formula="859366*logwidth/1668461"/>
          <draw:equation draw:name="f2129" draw:formula="192709*logheight/764002"/>
          <draw:equation draw:name="f2130" draw:formula="776078*logwidth/1668461"/>
          <draw:equation draw:name="f2131" draw:formula="192709*logheight/764002"/>
          <draw:equation draw:name="f2132" draw:formula="872666*logwidth/1668461"/>
          <draw:equation draw:name="f2133" draw:formula="192709*logheight/764002"/>
          <draw:equation draw:name="f2134" draw:formula="873408*logwidth/1668461"/>
          <draw:equation draw:name="f2135" draw:formula="193635*logheight/764002"/>
          <draw:equation draw:name="f2136" draw:formula="873593*logwidth/1668461"/>
          <draw:equation draw:name="f2137" draw:formula="192709*logheight/764002"/>
          <draw:equation draw:name="f2138" draw:formula="872666*logwidth/1668461"/>
          <draw:equation draw:name="f2139" draw:formula="192709*logheight/764002"/>
          <draw:equation draw:name="f2140" draw:formula="898487*logwidth/1668461"/>
          <draw:equation draw:name="f2141" draw:formula="192709*logheight/764002"/>
          <draw:equation draw:name="f2142" draw:formula="900008*logwidth/1668461"/>
          <draw:equation draw:name="f2143" draw:formula="193543*logheight/764002"/>
          <draw:equation draw:name="f2144" draw:formula="914254*logwidth/1668461"/>
          <draw:equation draw:name="f2145" draw:formula="195339*logheight/764002"/>
          <draw:equation draw:name="f2146" draw:formula="918372*logwidth/1668461"/>
          <draw:equation draw:name="f2147" draw:formula="192709*logheight/764002"/>
          <draw:equation draw:name="f2148" draw:formula="898487*logwidth/1668461"/>
          <draw:equation draw:name="f2149" draw:formula="192709*logheight/764002"/>
          <draw:equation draw:name="f2150" draw:formula="931542*logwidth/1668461"/>
          <draw:equation draw:name="f2151" draw:formula="192709*logheight/764002"/>
          <draw:equation draw:name="f2152" draw:formula="934955*logwidth/1668461"/>
          <draw:equation draw:name="f2153" draw:formula="195913*logheight/764002"/>
          <draw:equation draw:name="f2154" draw:formula="941893*logwidth/1668461"/>
          <draw:equation draw:name="f2155" draw:formula="197043*logheight/764002"/>
          <draw:equation draw:name="f2156" draw:formula="943395*logwidth/1668461"/>
          <draw:equation draw:name="f2157" draw:formula="196562*logheight/764002"/>
          <draw:equation draw:name="f2158" draw:formula="943302*logwidth/1668461"/>
          <draw:equation draw:name="f2159" draw:formula="197043*logheight/764002"/>
          <draw:equation draw:name="f2160" draw:formula="943191*logwidth/1668461"/>
          <draw:equation draw:name="f2161" draw:formula="197506*logheight/764002"/>
          <draw:equation draw:name="f2162" draw:formula="1291311*logwidth/1668461"/>
          <draw:equation draw:name="f2163" draw:formula="197506*logheight/764002"/>
          <draw:equation draw:name="f2164" draw:formula="1286451*logwidth/1668461"/>
          <draw:equation draw:name="f2165" draw:formula="192709*logheight/764002"/>
          <draw:equation draw:name="f2166" draw:formula="931542*logwidth/1668461"/>
          <draw:equation draw:name="f2167" draw:formula="192709*logheight/764002"/>
          <draw:equation draw:name="f2168" draw:formula="1295689*logwidth/1668461"/>
          <draw:equation draw:name="f2169" draw:formula="192709*logheight/764002"/>
          <draw:equation draw:name="f2170" draw:formula="1299399*logwidth/1668461"/>
          <draw:equation draw:name="f2171" draw:formula="197506*logheight/764002"/>
          <draw:equation draw:name="f2172" draw:formula="1307283*logwidth/1668461"/>
          <draw:equation draw:name="f2173" draw:formula="197506*logheight/764002"/>
          <draw:equation draw:name="f2174" draw:formula="1310195*logwidth/1668461"/>
          <draw:equation draw:name="f2175" draw:formula="196562*logheight/764002"/>
          <draw:equation draw:name="f2176" draw:formula="1310195*logwidth/1668461"/>
          <draw:equation draw:name="f2177" draw:formula="196654*logheight/764002"/>
          <draw:equation draw:name="f2178" draw:formula="1310176*logwidth/1668461"/>
          <draw:equation draw:name="f2179" draw:formula="197506*logheight/764002"/>
          <draw:equation draw:name="f2180" draw:formula="1345142*logwidth/1668461"/>
          <draw:equation draw:name="f2181" draw:formula="197506*logheight/764002"/>
          <draw:equation draw:name="f2182" draw:formula="1344382*logwidth/1668461"/>
          <draw:equation draw:name="f2183" draw:formula="197228*logheight/764002"/>
          <draw:equation draw:name="f2184" draw:formula="1348129*logwidth/1668461"/>
          <draw:equation draw:name="f2185" draw:formula="197506*logheight/764002"/>
          <draw:equation draw:name="f2186" draw:formula="1348481*logwidth/1668461"/>
          <draw:equation draw:name="f2187" draw:formula="197506*logheight/764002"/>
          <draw:equation draw:name="f2188" draw:formula="1350076*logwidth/1668461"/>
          <draw:equation draw:name="f2189" draw:formula="197228*logheight/764002"/>
          <draw:equation draw:name="f2190" draw:formula="1358869*logwidth/1668461"/>
          <draw:equation draw:name="f2191" draw:formula="192709*logheight/764002"/>
          <draw:equation draw:name="f2192" draw:formula="1295689*logwidth/1668461"/>
          <draw:equation draw:name="f2193" draw:formula="192709*logheight/764002"/>
          <draw:equation draw:name="f2194" draw:formula="1381314*logwidth/1668461"/>
          <draw:equation draw:name="f2195" draw:formula="192709*logheight/764002"/>
          <draw:equation draw:name="f2196" draw:formula="1384857*logwidth/1668461"/>
          <draw:equation draw:name="f2197" draw:formula="197506*logheight/764002"/>
          <draw:equation draw:name="f2198" draw:formula="1398918*logwidth/1668461"/>
          <draw:equation draw:name="f2199" draw:formula="197506*logheight/764002"/>
          <draw:equation draw:name="f2200" draw:formula="1395504*logwidth/1668461"/>
          <draw:equation draw:name="f2201" draw:formula="192709*logheight/764002"/>
          <draw:equation draw:name="f2202" draw:formula="1381314*logwidth/1668461"/>
          <draw:equation draw:name="f2203" draw:formula="192709*logheight/764002"/>
          <draw:equation draw:name="f2204" draw:formula="1493632*logwidth/1668461"/>
          <draw:equation draw:name="f2205" draw:formula="192709*logheight/764002"/>
          <draw:equation draw:name="f2206" draw:formula="1497416*logwidth/1668461"/>
          <draw:equation draw:name="f2207" draw:formula="197506*logheight/764002"/>
          <draw:equation draw:name="f2208" draw:formula="1513257*logwidth/1668461"/>
          <draw:equation draw:name="f2209" draw:formula="197506*logheight/764002"/>
          <draw:equation draw:name="f2210" draw:formula="1509659*logwidth/1668461"/>
          <draw:equation draw:name="f2211" draw:formula="192709*logheight/764002"/>
          <draw:equation draw:name="f2212" draw:formula="1493632*logwidth/1668461"/>
          <draw:equation draw:name="f2213" draw:formula="192709*logheight/764002"/>
          <draw:equation draw:name="f2214" draw:formula="1588736*logwidth/1668461"/>
          <draw:equation draw:name="f2215" draw:formula="192709*logheight/764002"/>
          <draw:equation draw:name="f2216" draw:formula="1592445*logwidth/1668461"/>
          <draw:equation draw:name="f2217" draw:formula="197506*logheight/764002"/>
          <draw:equation draw:name="f2218" draw:formula="1606617*logwidth/1668461"/>
          <draw:equation draw:name="f2219" draw:formula="197506*logheight/764002"/>
          <draw:equation draw:name="f2220" draw:formula="1603056*logwidth/1668461"/>
          <draw:equation draw:name="f2221" draw:formula="192709*logheight/764002"/>
          <draw:equation draw:name="f2222" draw:formula="1588736*logwidth/1668461"/>
          <draw:equation draw:name="f2223" draw:formula="192709*logheight/764002"/>
          <draw:equation draw:name="f2224" draw:formula="898338*logwidth/1668461"/>
          <draw:equation draw:name="f2225" draw:formula="193895*logheight/764002"/>
          <draw:equation draw:name="f2226" draw:formula="890603*logwidth/1668461"/>
          <draw:equation draw:name="f2227" draw:formula="195710*logheight/764002"/>
          <draw:equation draw:name="f2228" draw:formula="888136*logwidth/1668461"/>
          <draw:equation draw:name="f2229" draw:formula="197506*logheight/764002"/>
          <draw:equation draw:name="f2230" draw:formula="906982*logwidth/1668461"/>
          <draw:equation draw:name="f2231" draw:formula="197506*logheight/764002"/>
          <draw:equation draw:name="f2232" draw:formula="905795*logwidth/1668461"/>
          <draw:equation draw:name="f2233" draw:formula="196858*logheight/764002"/>
          <draw:equation draw:name="f2234" draw:formula="898338*logwidth/1668461"/>
          <draw:equation draw:name="f2235" draw:formula="193895*logheight/764002"/>
          <draw:equation draw:name="f2236" draw:formula="58320*logwidth/1668461"/>
          <draw:equation draw:name="f2237" draw:formula="202303*logheight/764002"/>
          <draw:equation draw:name="f2238" draw:formula="54795*logwidth/1668461"/>
          <draw:equation draw:name="f2239" draw:formula="207118*logheight/764002"/>
          <draw:equation draw:name="f2240" draw:formula="67558*logwidth/1668461"/>
          <draw:equation draw:name="f2241" draw:formula="207118*logheight/764002"/>
          <draw:equation draw:name="f2242" draw:formula="71212*logwidth/1668461"/>
          <draw:equation draw:name="f2243" draw:formula="202303*logheight/764002"/>
          <draw:equation draw:name="f2244" draw:formula="58320*logwidth/1668461"/>
          <draw:equation draw:name="f2245" draw:formula="202303*logheight/764002"/>
          <draw:equation draw:name="f2246" draw:formula="164257*logwidth/1668461"/>
          <draw:equation draw:name="f2247" draw:formula="202303*logheight/764002"/>
          <draw:equation draw:name="f2248" draw:formula="160176*logwidth/1668461"/>
          <draw:equation draw:name="f2249" draw:formula="207118*logheight/764002"/>
          <draw:equation draw:name="f2250" draw:formula="174886*logwidth/1668461"/>
          <draw:equation draw:name="f2251" draw:formula="207118*logheight/764002"/>
          <draw:equation draw:name="f2252" draw:formula="179171*logwidth/1668461"/>
          <draw:equation draw:name="f2253" draw:formula="202303*logheight/764002"/>
          <draw:equation draw:name="f2254" draw:formula="164257*logwidth/1668461"/>
          <draw:equation draw:name="f2255" draw:formula="202303*logheight/764002"/>
          <draw:equation draw:name="f2256" draw:formula="276667*logwidth/1668461"/>
          <draw:equation draw:name="f2257" draw:formula="202303*logheight/764002"/>
          <draw:equation draw:name="f2258" draw:formula="272883*logwidth/1668461"/>
          <draw:equation draw:name="f2259" draw:formula="207118*logheight/764002"/>
          <draw:equation draw:name="f2260" draw:formula="287407*logwidth/1668461"/>
          <draw:equation draw:name="f2261" draw:formula="207118*logheight/764002"/>
          <draw:equation draw:name="f2262" draw:formula="291247*logwidth/1668461"/>
          <draw:equation draw:name="f2263" draw:formula="202303*logheight/764002"/>
          <draw:equation draw:name="f2264" draw:formula="276667*logwidth/1668461"/>
          <draw:equation draw:name="f2265" draw:formula="202303*logheight/764002"/>
          <draw:equation draw:name="f2266" draw:formula="345226*logwidth/1668461"/>
          <draw:equation draw:name="f2267" draw:formula="202303*logheight/764002"/>
          <draw:equation draw:name="f2268" draw:formula="345171*logwidth/1668461"/>
          <draw:equation draw:name="f2269" draw:formula="204729*logheight/764002"/>
          <draw:equation draw:name="f2270" draw:formula="345171*logwidth/1668461"/>
          <draw:equation draw:name="f2271" draw:formula="207118*logheight/764002"/>
          <draw:equation draw:name="f2272" draw:formula="500078*logwidth/1668461"/>
          <draw:equation draw:name="f2273" draw:formula="207118*logheight/764002"/>
          <draw:equation draw:name="f2274" draw:formula="505977*logwidth/1668461"/>
          <draw:equation draw:name="f2275" draw:formula="202303*logheight/764002"/>
          <draw:equation draw:name="f2276" draw:formula="345226*logwidth/1668461"/>
          <draw:equation draw:name="f2277" draw:formula="202303*logheight/764002"/>
          <draw:equation draw:name="f2278" draw:formula="611209*logwidth/1668461"/>
          <draw:equation draw:name="f2279" draw:formula="202303*logheight/764002"/>
          <draw:equation draw:name="f2280" draw:formula="609892*logwidth/1668461"/>
          <draw:equation draw:name="f2281" draw:formula="207118*logheight/764002"/>
          <draw:equation draw:name="f2282" draw:formula="623007*logwidth/1668461"/>
          <draw:equation draw:name="f2283" draw:formula="207118*logheight/764002"/>
          <draw:equation draw:name="f2284" draw:formula="624472*logwidth/1668461"/>
          <draw:equation draw:name="f2285" draw:formula="202303*logheight/764002"/>
          <draw:equation draw:name="f2286" draw:formula="611209*logwidth/1668461"/>
          <draw:equation draw:name="f2287" draw:formula="202303*logheight/764002"/>
          <draw:equation draw:name="f2288" draw:formula="769344*logwidth/1668461"/>
          <draw:equation draw:name="f2289" draw:formula="202303*logheight/764002"/>
          <draw:equation draw:name="f2290" draw:formula="767916*logwidth/1668461"/>
          <draw:equation draw:name="f2291" draw:formula="207118*logheight/764002"/>
          <draw:equation draw:name="f2292" draw:formula="1298453*logwidth/1668461"/>
          <draw:equation draw:name="f2293" draw:formula="207118*logheight/764002"/>
          <draw:equation draw:name="f2294" draw:formula="1298138*logwidth/1668461"/>
          <draw:equation draw:name="f2295" draw:formula="206248*logheight/764002"/>
          <draw:equation draw:name="f2296" draw:formula="1295355*logwidth/1668461"/>
          <draw:equation draw:name="f2297" draw:formula="202303*logheight/764002"/>
          <draw:equation draw:name="f2298" draw:formula="942097*logwidth/1668461"/>
          <draw:equation draw:name="f2299" draw:formula="202303*logheight/764002"/>
          <draw:equation draw:name="f2300" draw:formula="941985*logwidth/1668461"/>
          <draw:equation draw:name="f2301" draw:formula="202822*logheight/764002"/>
          <draw:equation draw:name="f2302" draw:formula="941596*logwidth/1668461"/>
          <draw:equation draw:name="f2303" draw:formula="202636*logheight/764002"/>
          <draw:equation draw:name="f2304" draw:formula="940724*logwidth/1668461"/>
          <draw:equation draw:name="f2305" draw:formula="202303*logheight/764002"/>
          <draw:equation draw:name="f2306" draw:formula="927368*logwidth/1668461"/>
          <draw:equation draw:name="f2307" draw:formula="202303*logheight/764002"/>
          <draw:equation draw:name="f2308" draw:formula="926589*logwidth/1668461"/>
          <draw:equation draw:name="f2309" draw:formula="203025*logheight/764002"/>
          <draw:equation draw:name="f2310" draw:formula="924512*logwidth/1668461"/>
          <draw:equation draw:name="f2311" draw:formula="203025*logheight/764002"/>
          <draw:equation draw:name="f2312" draw:formula="922063*logwidth/1668461"/>
          <draw:equation draw:name="f2313" draw:formula="202303*logheight/764002"/>
          <draw:equation draw:name="f2314" draw:formula="884537*logwidth/1668461"/>
          <draw:equation draw:name="f2315" draw:formula="202303*logheight/764002"/>
          <draw:equation draw:name="f2316" draw:formula="883944*logwidth/1668461"/>
          <draw:equation draw:name="f2317" draw:formula="204637*logheight/764002"/>
          <draw:equation draw:name="f2318" draw:formula="882423*logwidth/1668461"/>
          <draw:equation draw:name="f2319" draw:formula="204155*logheight/764002"/>
          <draw:equation draw:name="f2320" draw:formula="878323*logwidth/1668461"/>
          <draw:equation draw:name="f2321" draw:formula="202303*logheight/764002"/>
          <draw:equation draw:name="f2322" draw:formula="769344*logwidth/1668461"/>
          <draw:equation draw:name="f2323" draw:formula="202303*logheight/764002"/>
          <draw:equation draw:name="f2324" draw:formula="1312532*logwidth/1668461"/>
          <draw:equation draw:name="f2325" draw:formula="202303*logheight/764002"/>
          <draw:equation draw:name="f2326" draw:formula="1312569*logwidth/1668461"/>
          <draw:equation draw:name="f2327" draw:formula="202359*logheight/764002"/>
          <draw:equation draw:name="f2328" draw:formula="1316168*logwidth/1668461"/>
          <draw:equation draw:name="f2329" draw:formula="205859*logheight/764002"/>
          <draw:equation draw:name="f2330" draw:formula="1317522*logwidth/1668461"/>
          <draw:equation draw:name="f2331" draw:formula="207118*logheight/764002"/>
          <draw:equation draw:name="f2332" draw:formula="1337574*logwidth/1668461"/>
          <draw:equation draw:name="f2333" draw:formula="207118*logheight/764002"/>
          <draw:equation draw:name="f2334" draw:formula="1340486*logwidth/1668461"/>
          <draw:equation draw:name="f2335" draw:formula="203877*logheight/764002"/>
          <draw:equation draw:name="f2336" draw:formula="1340672*logwidth/1668461"/>
          <draw:equation draw:name="f2337" draw:formula="203674*logheight/764002"/>
          <draw:equation draw:name="f2338" draw:formula="1342397*logwidth/1668461"/>
          <draw:equation draw:name="f2339" draw:formula="203877*logheight/764002"/>
          <draw:equation draw:name="f2340" draw:formula="1346107*logwidth/1668461"/>
          <draw:equation draw:name="f2341" draw:formula="202303*logheight/764002"/>
          <draw:equation draw:name="f2342" draw:formula="1312532*logwidth/1668461"/>
          <draw:equation draw:name="f2343" draw:formula="202303*logheight/764002"/>
          <draw:equation draw:name="f2344" draw:formula="1388400*logwidth/1668461"/>
          <draw:equation draw:name="f2345" draw:formula="202303*logheight/764002"/>
          <draw:equation draw:name="f2346" draw:formula="1391776*logwidth/1668461"/>
          <draw:equation draw:name="f2347" draw:formula="207118*logheight/764002"/>
          <draw:equation draw:name="f2348" draw:formula="1405373*logwidth/1668461"/>
          <draw:equation draw:name="f2349" draw:formula="207118*logheight/764002"/>
          <draw:equation draw:name="f2350" draw:formula="1402145*logwidth/1668461"/>
          <draw:equation draw:name="f2351" draw:formula="202303*logheight/764002"/>
          <draw:equation draw:name="f2352" draw:formula="1388400*logwidth/1668461"/>
          <draw:equation draw:name="f2353" draw:formula="202303*logheight/764002"/>
          <draw:equation draw:name="f2354" draw:formula="1501107*logwidth/1668461"/>
          <draw:equation draw:name="f2355" draw:formula="202303*logheight/764002"/>
          <draw:equation draw:name="f2356" draw:formula="1504780*logwidth/1668461"/>
          <draw:equation draw:name="f2357" draw:formula="207118*logheight/764002"/>
          <draw:equation draw:name="f2358" draw:formula="1520269*logwidth/1668461"/>
          <draw:equation draw:name="f2359" draw:formula="207118*logheight/764002"/>
          <draw:equation draw:name="f2360" draw:formula="1516745*logwidth/1668461"/>
          <draw:equation draw:name="f2361" draw:formula="202303*logheight/764002"/>
          <draw:equation draw:name="f2362" draw:formula="1501107*logwidth/1668461"/>
          <draw:equation draw:name="f2363" draw:formula="202303*logheight/764002"/>
          <draw:equation draw:name="f2364" draw:formula="1596081*logwidth/1668461"/>
          <draw:equation draw:name="f2365" draw:formula="202303*logheight/764002"/>
          <draw:equation draw:name="f2366" draw:formula="1599717*logwidth/1668461"/>
          <draw:equation draw:name="f2367" draw:formula="207118*logheight/764002"/>
          <draw:equation draw:name="f2368" draw:formula="1613573*logwidth/1668461"/>
          <draw:equation draw:name="f2369" draw:formula="207118*logheight/764002"/>
          <draw:equation draw:name="f2370" draw:formula="1610086*logwidth/1668461"/>
          <draw:equation draw:name="f2371" draw:formula="202303*logheight/764002"/>
          <draw:equation draw:name="f2372" draw:formula="1596081*logwidth/1668461"/>
          <draw:equation draw:name="f2373" draw:formula="202303*logheight/764002"/>
          <draw:equation draw:name="f2374" draw:formula="51679*logwidth/1668461"/>
          <draw:equation draw:name="f2375" draw:formula="211915*logheight/764002"/>
          <draw:equation draw:name="f2376" draw:formula="48563*logwidth/1668461"/>
          <draw:equation draw:name="f2377" draw:formula="216731*logheight/764002"/>
          <draw:equation draw:name="f2378" draw:formula="61010*logwidth/1668461"/>
          <draw:equation draw:name="f2379" draw:formula="216731*logheight/764002"/>
          <draw:equation draw:name="f2380" draw:formula="64256*logwidth/1668461"/>
          <draw:equation draw:name="f2381" draw:formula="211915*logheight/764002"/>
          <draw:equation draw:name="f2382" draw:formula="51679*logwidth/1668461"/>
          <draw:equation draw:name="f2383" draw:formula="211915*logheight/764002"/>
          <draw:equation draw:name="f2384" draw:formula="156373*logwidth/1668461"/>
          <draw:equation draw:name="f2385" draw:formula="211915*logheight/764002"/>
          <draw:equation draw:name="f2386" draw:formula="152682*logwidth/1668461"/>
          <draw:equation draw:name="f2387" draw:formula="216731*logheight/764002"/>
          <draw:equation draw:name="f2388" draw:formula="167021*logwidth/1668461"/>
          <draw:equation draw:name="f2389" draw:formula="216731*logheight/764002"/>
          <draw:equation draw:name="f2390" draw:formula="170916*logwidth/1668461"/>
          <draw:equation draw:name="f2391" draw:formula="211915*logheight/764002"/>
          <draw:equation draw:name="f2392" draw:formula="156373*logwidth/1668461"/>
          <draw:equation draw:name="f2393" draw:formula="211915*logheight/764002"/>
          <draw:equation draw:name="f2394" draw:formula="269340*logwidth/1668461"/>
          <draw:equation draw:name="f2395" draw:formula="211915*logheight/764002"/>
          <draw:equation draw:name="f2396" draw:formula="265890*logwidth/1668461"/>
          <draw:equation draw:name="f2397" draw:formula="216731*logheight/764002"/>
          <draw:equation draw:name="f2398" draw:formula="280062*logwidth/1668461"/>
          <draw:equation draw:name="f2399" draw:formula="216731*logheight/764002"/>
          <draw:equation draw:name="f2400" draw:formula="283605*logwidth/1668461"/>
          <draw:equation draw:name="f2401" draw:formula="211915*logheight/764002"/>
          <draw:equation draw:name="f2402" draw:formula="269340*logwidth/1668461"/>
          <draw:equation draw:name="f2403" draw:formula="211915*logheight/764002"/>
          <draw:equation draw:name="f2404" draw:formula="345171*logwidth/1668461"/>
          <draw:equation draw:name="f2405" draw:formula="211915*logheight/764002"/>
          <draw:equation draw:name="f2406" draw:formula="345171*logwidth/1668461"/>
          <draw:equation draw:name="f2407" draw:formula="212027*logheight/764002"/>
          <draw:equation draw:name="f2408" draw:formula="345820*logwidth/1668461"/>
          <draw:equation draw:name="f2409" draw:formula="215157*logheight/764002"/>
          <draw:equation draw:name="f2410" draw:formula="345431*logwidth/1668461"/>
          <draw:equation draw:name="f2411" draw:formula="216731*logheight/764002"/>
          <draw:equation draw:name="f2412" draw:formula="494718*logwidth/1668461"/>
          <draw:equation draw:name="f2413" draw:formula="216731*logheight/764002"/>
          <draw:equation draw:name="f2414" draw:formula="494272*logwidth/1668461"/>
          <draw:equation draw:name="f2415" draw:formula="215157*logheight/764002"/>
          <draw:equation draw:name="f2416" draw:formula="495905*logwidth/1668461"/>
          <draw:equation draw:name="f2417" draw:formula="211915*logheight/764002"/>
          <draw:equation draw:name="f2418" draw:formula="345171*logwidth/1668461"/>
          <draw:equation draw:name="f2419" draw:formula="211915*logheight/764002"/>
          <draw:equation draw:name="f2420" draw:formula="608575*logwidth/1668461"/>
          <draw:equation draw:name="f2421" draw:formula="211915*logheight/764002"/>
          <draw:equation draw:name="f2422" draw:formula="607239*logwidth/1668461"/>
          <draw:equation draw:name="f2423" draw:formula="216731*logheight/764002"/>
          <draw:equation draw:name="f2424" draw:formula="620373*logwidth/1668461"/>
          <draw:equation draw:name="f2425" draw:formula="216731*logheight/764002"/>
          <draw:equation draw:name="f2426" draw:formula="621671*logwidth/1668461"/>
          <draw:equation draw:name="f2427" draw:formula="211915*logheight/764002"/>
          <draw:equation draw:name="f2428" draw:formula="608575*logwidth/1668461"/>
          <draw:equation draw:name="f2429" draw:formula="211915*logheight/764002"/>
          <draw:equation draw:name="f2430" draw:formula="767452*logwidth/1668461"/>
          <draw:equation draw:name="f2431" draw:formula="211915*logheight/764002"/>
          <draw:equation draw:name="f2432" draw:formula="767990*logwidth/1668461"/>
          <draw:equation draw:name="f2433" draw:formula="214212*logheight/764002"/>
          <draw:equation draw:name="f2434" draw:formula="766951*logwidth/1668461"/>
          <draw:equation draw:name="f2435" draw:formula="214879*logheight/764002"/>
          <draw:equation draw:name="f2436" draw:formula="765987*logwidth/1668461"/>
          <draw:equation draw:name="f2437" draw:formula="215731*logheight/764002"/>
          <draw:equation draw:name="f2438" draw:formula="764818*logwidth/1668461"/>
          <draw:equation draw:name="f2439" draw:formula="216731*logheight/764002"/>
          <draw:equation draw:name="f2440" draw:formula="1308433*logwidth/1668461"/>
          <draw:equation draw:name="f2441" draw:formula="216731*logheight/764002"/>
          <draw:equation draw:name="f2442" draw:formula="1300586*logwidth/1668461"/>
          <draw:equation draw:name="f2443" draw:formula="211915*logheight/764002"/>
          <draw:equation draw:name="f2444" draw:formula="767452*logwidth/1668461"/>
          <draw:equation draw:name="f2445" draw:formula="211915*logheight/764002"/>
          <draw:equation draw:name="f2446" draw:formula="1320694*logwidth/1668461"/>
          <draw:equation draw:name="f2447" draw:formula="211915*logheight/764002"/>
          <draw:equation draw:name="f2448" draw:formula="1324719*logwidth/1668461"/>
          <draw:equation draw:name="f2449" draw:formula="215620*logheight/764002"/>
          <draw:equation draw:name="f2450" draw:formula="1327669*logwidth/1668461"/>
          <draw:equation draw:name="f2451" draw:formula="216286*logheight/764002"/>
          <draw:equation draw:name="f2452" draw:formula="1330414*logwidth/1668461"/>
          <draw:equation draw:name="f2453" draw:formula="215620*logheight/764002"/>
          <draw:equation draw:name="f2454" draw:formula="1334328*logwidth/1668461"/>
          <draw:equation draw:name="f2455" draw:formula="211915*logheight/764002"/>
          <draw:equation draw:name="f2456" draw:formula="1320694*logwidth/1668461"/>
          <draw:equation draw:name="f2457" draw:formula="211915*logheight/764002"/>
          <draw:equation draw:name="f2458" draw:formula="1394874*logwidth/1668461"/>
          <draw:equation draw:name="f2459" draw:formula="211915*logheight/764002"/>
          <draw:equation draw:name="f2460" draw:formula="1397972*logwidth/1668461"/>
          <draw:equation draw:name="f2461" draw:formula="216731*logheight/764002"/>
          <draw:equation draw:name="f2462" draw:formula="1411327*logwidth/1668461"/>
          <draw:equation draw:name="f2463" draw:formula="216731*logheight/764002"/>
          <draw:equation draw:name="f2464" draw:formula="1408415*logwidth/1668461"/>
          <draw:equation draw:name="f2465" draw:formula="211915*logheight/764002"/>
          <draw:equation draw:name="f2466" draw:formula="1394874*logwidth/1668461"/>
          <draw:equation draw:name="f2467" draw:formula="211915*logheight/764002"/>
          <draw:equation draw:name="f2468" draw:formula="1508175*logwidth/1668461"/>
          <draw:equation draw:name="f2469" draw:formula="211915*logheight/764002"/>
          <draw:equation draw:name="f2470" draw:formula="1511476*logwidth/1668461"/>
          <draw:equation draw:name="f2471" draw:formula="216731*logheight/764002"/>
          <draw:equation draw:name="f2472" draw:formula="1526632*logwidth/1668461"/>
          <draw:equation draw:name="f2473" draw:formula="216731*logheight/764002"/>
          <draw:equation draw:name="f2474" draw:formula="1523478*logwidth/1668461"/>
          <draw:equation draw:name="f2475" draw:formula="211915*logheight/764002"/>
          <draw:equation draw:name="f2476" draw:formula="1508175*logwidth/1668461"/>
          <draw:equation draw:name="f2477" draw:formula="211915*logheight/764002"/>
          <draw:equation draw:name="f2478" draw:formula="1603037*logwidth/1668461"/>
          <draw:equation draw:name="f2479" draw:formula="211915*logheight/764002"/>
          <draw:equation draw:name="f2480" draw:formula="1606283*logwidth/1668461"/>
          <draw:equation draw:name="f2481" draw:formula="216731*logheight/764002"/>
          <draw:equation draw:name="f2482" draw:formula="1619899*logwidth/1668461"/>
          <draw:equation draw:name="f2483" draw:formula="216731*logheight/764002"/>
          <draw:equation draw:name="f2484" draw:formula="1616820*logwidth/1668461"/>
          <draw:equation draw:name="f2485" draw:formula="211915*logheight/764002"/>
          <draw:equation draw:name="f2486" draw:formula="1603037*logwidth/1668461"/>
          <draw:equation draw:name="f2487" draw:formula="211915*logheight/764002"/>
          <draw:equation draw:name="f2488" draw:formula="45447*logwidth/1668461"/>
          <draw:equation draw:name="f2489" draw:formula="221509*logheight/764002"/>
          <draw:equation draw:name="f2490" draw:formula="42571*logwidth/1668461"/>
          <draw:equation draw:name="f2491" draw:formula="226325*logheight/764002"/>
          <draw:equation draw:name="f2492" draw:formula="1625946*logwidth/1668461"/>
          <draw:equation draw:name="f2493" draw:formula="226325*logheight/764002"/>
          <draw:equation draw:name="f2494" draw:formula="1622941*logwidth/1668461"/>
          <draw:equation draw:name="f2495" draw:formula="221509*logheight/764002"/>
          <draw:equation draw:name="f2496" draw:formula="1609493*logwidth/1668461"/>
          <draw:equation draw:name="f2497" draw:formula="221509*logheight/764002"/>
          <draw:equation draw:name="f2498" draw:formula="1610401*logwidth/1668461"/>
          <draw:equation draw:name="f2499" draw:formula="222843*logheight/764002"/>
          <draw:equation draw:name="f2500" draw:formula="1530620*logwidth/1668461"/>
          <draw:equation draw:name="f2501" draw:formula="222843*logheight/764002"/>
          <draw:equation draw:name="f2502" draw:formula="1529748*logwidth/1668461"/>
          <draw:equation draw:name="f2503" draw:formula="221509*logheight/764002"/>
          <draw:equation draw:name="f2504" draw:formula="1514741*logwidth/1668461"/>
          <draw:equation draw:name="f2505" draw:formula="221509*logheight/764002"/>
          <draw:equation draw:name="f2506" draw:formula="1516095*logwidth/1668461"/>
          <draw:equation draw:name="f2507" draw:formula="223491*logheight/764002"/>
          <draw:equation draw:name="f2508" draw:formula="1415427*logwidth/1668461"/>
          <draw:equation draw:name="f2509" draw:formula="223491*logheight/764002"/>
          <draw:equation draw:name="f2510" draw:formula="1414221*logwidth/1668461"/>
          <draw:equation draw:name="f2511" draw:formula="221509*logheight/764002"/>
          <draw:equation draw:name="f2512" draw:formula="1401051*logwidth/1668461"/>
          <draw:equation draw:name="f2513" draw:formula="221509*logheight/764002"/>
          <draw:equation draw:name="f2514" draw:formula="1402405*logwidth/1668461"/>
          <draw:equation draw:name="f2515" draw:formula="223602*logheight/764002"/>
          <draw:equation draw:name="f2516" draw:formula="1304871*logwidth/1668461"/>
          <draw:equation draw:name="f2517" draw:formula="223602*logheight/764002"/>
          <draw:equation draw:name="f2518" draw:formula="1304296*logwidth/1668461"/>
          <draw:equation draw:name="f2519" draw:formula="223491*logheight/764002"/>
          <draw:equation draw:name="f2520" draw:formula="1304074*logwidth/1668461"/>
          <draw:equation draw:name="f2521" draw:formula="221509*logheight/764002"/>
          <draw:equation draw:name="f2522" draw:formula="757380*logwidth/1668461"/>
          <draw:equation draw:name="f2523" draw:formula="221509*logheight/764002"/>
          <draw:equation draw:name="f2524" draw:formula="754690*logwidth/1668461"/>
          <draw:equation draw:name="f2525" draw:formula="223787*logheight/764002"/>
          <draw:equation draw:name="f2526" draw:formula="753169*logwidth/1668461"/>
          <draw:equation draw:name="f2527" draw:formula="223787*logheight/764002"/>
          <draw:equation draw:name="f2528" draw:formula="753169*logwidth/1668461"/>
          <draw:equation draw:name="f2529" draw:formula="223028*logheight/764002"/>
          <draw:equation draw:name="f2530" draw:formula="752891*logwidth/1668461"/>
          <draw:equation draw:name="f2531" draw:formula="222935*logheight/764002"/>
          <draw:equation draw:name="f2532" draw:formula="752594*logwidth/1668461"/>
          <draw:equation draw:name="f2533" draw:formula="223695*logheight/764002"/>
          <draw:equation draw:name="f2534" draw:formula="618499*logwidth/1668461"/>
          <draw:equation draw:name="f2535" draw:formula="223695*logheight/764002"/>
          <draw:equation draw:name="f2536" draw:formula="619093*logwidth/1668461"/>
          <draw:equation draw:name="f2537" draw:formula="221509*logheight/764002"/>
          <draw:equation draw:name="f2538" draw:formula="605941*logwidth/1668461"/>
          <draw:equation draw:name="f2539" draw:formula="221509*logheight/764002"/>
          <draw:equation draw:name="f2540" draw:formula="605496*logwidth/1668461"/>
          <draw:equation draw:name="f2541" draw:formula="223120*logheight/764002"/>
          <draw:equation draw:name="f2542" draw:formula="498928*logwidth/1668461"/>
          <draw:equation draw:name="f2543" draw:formula="223120*logheight/764002"/>
          <draw:equation draw:name="f2544" draw:formula="496832*logwidth/1668461"/>
          <draw:equation draw:name="f2545" draw:formula="222843*logheight/764002"/>
          <draw:equation draw:name="f2546" draw:formula="496072*logwidth/1668461"/>
          <draw:equation draw:name="f2547" draw:formula="223120*logheight/764002"/>
          <draw:equation draw:name="f2548" draw:formula="495515*logwidth/1668461"/>
          <draw:equation draw:name="f2549" draw:formula="223120*logheight/764002"/>
          <draw:equation draw:name="f2550" draw:formula="495367*logwidth/1668461"/>
          <draw:equation draw:name="f2551" draw:formula="221509*logheight/764002"/>
          <draw:equation draw:name="f2552" draw:formula="469101*logwidth/1668461"/>
          <draw:equation draw:name="f2553" draw:formula="221509*logheight/764002"/>
          <draw:equation draw:name="f2554" draw:formula="472421*logwidth/1668461"/>
          <draw:equation draw:name="f2555" draw:formula="222935*logheight/764002"/>
          <draw:equation draw:name="f2556" draw:formula="474517*logwidth/1668461"/>
          <draw:equation draw:name="f2557" draw:formula="222935*logheight/764002"/>
          <draw:equation draw:name="f2558" draw:formula="474424*logwidth/1668461"/>
          <draw:equation draw:name="f2559" draw:formula="223398*logheight/764002"/>
          <draw:equation draw:name="f2560" draw:formula="474424*logwidth/1668461"/>
          <draw:equation draw:name="f2561" draw:formula="223491*logheight/764002"/>
          <draw:equation draw:name="f2562" draw:formula="460457*logwidth/1668461"/>
          <draw:equation draw:name="f2563" draw:formula="223491*logheight/764002"/>
          <draw:equation draw:name="f2564" draw:formula="462182*logwidth/1668461"/>
          <draw:equation draw:name="f2565" draw:formula="221509*logheight/764002"/>
          <draw:equation draw:name="f2566" draw:formula="346599*logwidth/1668461"/>
          <draw:equation draw:name="f2567" draw:formula="221509*logheight/764002"/>
          <draw:equation draw:name="f2568" draw:formula="344689*logwidth/1668461"/>
          <draw:equation draw:name="f2569" draw:formula="223398*logheight/764002"/>
          <draw:equation draw:name="f2570" draw:formula="275165*logwidth/1668461"/>
          <draw:equation draw:name="f2571" draw:formula="223398*logheight/764002"/>
          <draw:equation draw:name="f2572" draw:formula="276556*logwidth/1668461"/>
          <draw:equation draw:name="f2573" draw:formula="221509*logheight/764002"/>
          <draw:equation draw:name="f2574" draw:formula="262458*logwidth/1668461"/>
          <draw:equation draw:name="f2575" draw:formula="221509*logheight/764002"/>
          <draw:equation draw:name="f2576" draw:formula="261308*logwidth/1668461"/>
          <draw:equation draw:name="f2577" draw:formula="223120*logheight/764002"/>
          <draw:equation draw:name="f2578" draw:formula="161864*logwidth/1668461"/>
          <draw:equation draw:name="f2579" draw:formula="223120*logheight/764002"/>
          <draw:equation draw:name="f2580" draw:formula="163162*logwidth/1668461"/>
          <draw:equation draw:name="f2581" draw:formula="221509*logheight/764002"/>
          <draw:equation draw:name="f2582" draw:formula="148990*logwidth/1668461"/>
          <draw:equation draw:name="f2583" draw:formula="221509*logheight/764002"/>
          <draw:equation draw:name="f2584" draw:formula="147896*logwidth/1668461"/>
          <draw:equation draw:name="f2585" draw:formula="222935*logheight/764002"/>
          <draw:equation draw:name="f2586" draw:formula="56817*logwidth/1668461"/>
          <draw:equation draw:name="f2587" draw:formula="222935*logheight/764002"/>
          <draw:equation draw:name="f2588" draw:formula="57782*logwidth/1668461"/>
          <draw:equation draw:name="f2589" draw:formula="221509*logheight/764002"/>
          <draw:equation draw:name="f2590" draw:formula="45447*logwidth/1668461"/>
          <draw:equation draw:name="f2591" draw:formula="221509*logheight/764002"/>
          <draw:equation draw:name="f2592" draw:formula="441072*logwidth/1668461"/>
          <draw:equation draw:name="f2593" draw:formula="222954*logheight/764002"/>
          <draw:equation draw:name="f2594" draw:formula="444226*logwidth/1668461"/>
          <draw:equation draw:name="f2595" draw:formula="223602*logheight/764002"/>
          <draw:equation draw:name="f2596" draw:formula="438141*logwidth/1668461"/>
          <draw:equation draw:name="f2597" draw:formula="223602*logheight/764002"/>
          <draw:equation draw:name="f2598" draw:formula="441072*logwidth/1668461"/>
          <draw:equation draw:name="f2599" draw:formula="222954*logheight/764002"/>
          <draw:equation draw:name="f2600" draw:formula="39845*logwidth/1668461"/>
          <draw:equation draw:name="f2601" draw:formula="231121*logheight/764002"/>
          <draw:equation draw:name="f2602" draw:formula="37118*logwidth/1668461"/>
          <draw:equation draw:name="f2603" draw:formula="235937*logheight/764002"/>
          <draw:equation draw:name="f2604" draw:formula="49936*logwidth/1668461"/>
          <draw:equation draw:name="f2605" draw:formula="235937*logheight/764002"/>
          <draw:equation draw:name="f2606" draw:formula="50362*logwidth/1668461"/>
          <draw:equation draw:name="f2607" draw:formula="235159*logheight/764002"/>
          <draw:equation draw:name="f2608" draw:formula="140124*logwidth/1668461"/>
          <draw:equation draw:name="f2609" draw:formula="235159*logheight/764002"/>
          <draw:equation draw:name="f2610" draw:formula="139623*logwidth/1668461"/>
          <draw:equation draw:name="f2611" draw:formula="235937*logheight/764002"/>
          <draw:equation draw:name="f2612" draw:formula="153554*logwidth/1668461"/>
          <draw:equation draw:name="f2613" draw:formula="235937*logheight/764002"/>
          <draw:equation draw:name="f2614" draw:formula="154073*logwidth/1668461"/>
          <draw:equation draw:name="f2615" draw:formula="235159*logheight/764002"/>
          <draw:equation draw:name="f2616" draw:formula="254463*logwidth/1668461"/>
          <draw:equation draw:name="f2617" draw:formula="235159*logheight/764002"/>
          <draw:equation draw:name="f2618" draw:formula="254000*logwidth/1668461"/>
          <draw:equation draw:name="f2619" draw:formula="235937*logheight/764002"/>
          <draw:equation draw:name="f2620" draw:formula="267040*logwidth/1668461"/>
          <draw:equation draw:name="f2621" draw:formula="235937*logheight/764002"/>
          <draw:equation draw:name="f2622" draw:formula="267578*logwidth/1668461"/>
          <draw:equation draw:name="f2623" draw:formula="235066*logheight/764002"/>
          <draw:equation draw:name="f2624" draw:formula="346877*logwidth/1668461"/>
          <draw:equation draw:name="f2625" draw:formula="235066*logheight/764002"/>
          <draw:equation draw:name="f2626" draw:formula="346877*logwidth/1668461"/>
          <draw:equation draw:name="f2627" draw:formula="234974*logheight/764002"/>
          <draw:equation draw:name="f2628" draw:formula="347694*logwidth/1668461"/>
          <draw:equation draw:name="f2629" draw:formula="235937*logheight/764002"/>
          <draw:equation draw:name="f2630" draw:formula="425509*logwidth/1668461"/>
          <draw:equation draw:name="f2631" draw:formula="235937*logheight/764002"/>
          <draw:equation draw:name="f2632" draw:formula="425787*logwidth/1668461"/>
          <draw:equation draw:name="f2633" draw:formula="235066*logheight/764002"/>
          <draw:equation draw:name="f2634" draw:formula="474999*logwidth/1668461"/>
          <draw:equation draw:name="f2635" draw:formula="235066*logheight/764002"/>
          <draw:equation draw:name="f2636" draw:formula="475278*logwidth/1668461"/>
          <draw:equation draw:name="f2637" draw:formula="235937*logheight/764002"/>
          <draw:equation draw:name="f2638" draw:formula="506849*logwidth/1668461"/>
          <draw:equation draw:name="f2639" draw:formula="235937*logheight/764002"/>
          <draw:equation draw:name="f2640" draw:formula="507090*logwidth/1668461"/>
          <draw:equation draw:name="f2641" draw:formula="235159*logheight/764002"/>
          <draw:equation draw:name="f2642" draw:formula="603585*logwidth/1668461"/>
          <draw:equation draw:name="f2643" draw:formula="235159*logheight/764002"/>
          <draw:equation draw:name="f2644" draw:formula="603437*logwidth/1668461"/>
          <draw:equation draw:name="f2645" draw:formula="235937*logheight/764002"/>
          <draw:equation draw:name="f2646" draw:formula="614900*logwidth/1668461"/>
          <draw:equation draw:name="f2647" draw:formula="235937*logheight/764002"/>
          <draw:equation draw:name="f2648" draw:formula="615179*logwidth/1668461"/>
          <draw:equation draw:name="f2649" draw:formula="234585*logheight/764002"/>
          <draw:equation draw:name="f2650" draw:formula="746807*logwidth/1668461"/>
          <draw:equation draw:name="f2651" draw:formula="234585*logheight/764002"/>
          <draw:equation draw:name="f2652" draw:formula="746621*logwidth/1668461"/>
          <draw:equation draw:name="f2653" draw:formula="234974*logheight/764002"/>
          <draw:equation draw:name="f2654" draw:formula="746269*logwidth/1668461"/>
          <draw:equation draw:name="f2655" draw:formula="235937*logheight/764002"/>
          <draw:equation draw:name="f2656" draw:formula="1308544*logwidth/1668461"/>
          <draw:equation draw:name="f2657" draw:formula="235937*logheight/764002"/>
          <draw:equation draw:name="f2658" draw:formula="1307153*logwidth/1668461"/>
          <draw:equation draw:name="f2659" draw:formula="234881*logheight/764002"/>
          <draw:equation draw:name="f2660" draw:formula="1306967*logwidth/1668461"/>
          <draw:equation draw:name="f2661" draw:formula="234789*logheight/764002"/>
          <draw:equation draw:name="f2662" draw:formula="1408582*logwidth/1668461"/>
          <draw:equation draw:name="f2663" draw:formula="234789*logheight/764002"/>
          <draw:equation draw:name="f2664" draw:formula="1409175*logwidth/1668461"/>
          <draw:equation draw:name="f2665" draw:formula="235937*logheight/764002"/>
          <draw:equation draw:name="f2666" draw:formula="1422958*logwidth/1668461"/>
          <draw:equation draw:name="f2667" draw:formula="235937*logheight/764002"/>
          <draw:equation draw:name="f2668" draw:formula="1422160*logwidth/1668461"/>
          <draw:equation draw:name="f2669" draw:formula="234307*logheight/764002"/>
          <draw:equation draw:name="f2670" draw:formula="1523793*logwidth/1668461"/>
          <draw:equation draw:name="f2671" draw:formula="234307*logheight/764002"/>
          <draw:equation draw:name="f2672" draw:formula="1524684*logwidth/1668461"/>
          <draw:equation draw:name="f2673" draw:formula="235937*logheight/764002"/>
          <draw:equation draw:name="f2674" draw:formula="1538040*logwidth/1668461"/>
          <draw:equation draw:name="f2675" draw:formula="235937*logheight/764002"/>
          <draw:equation draw:name="f2676" draw:formula="1537186*logwidth/1668461"/>
          <draw:equation draw:name="f2677" draw:formula="234307*logheight/764002"/>
          <draw:equation draw:name="f2678" draw:formula="1617154*logwidth/1668461"/>
          <draw:equation draw:name="f2679" draw:formula="234307*logheight/764002"/>
          <draw:equation draw:name="f2680" draw:formula="1618044*logwidth/1668461"/>
          <draw:equation draw:name="f2681" draw:formula="235937*logheight/764002"/>
          <draw:equation draw:name="f2682" draw:formula="1631307*logwidth/1668461"/>
          <draw:equation draw:name="f2683" draw:formula="235937*logheight/764002"/>
          <draw:equation draw:name="f2684" draw:formula="1628636*logwidth/1668461"/>
          <draw:equation draw:name="f2685" draw:formula="231121*logheight/764002"/>
          <draw:equation draw:name="f2686" draw:formula="39845*logwidth/1668461"/>
          <draw:equation draw:name="f2687" draw:formula="231121*logheight/764002"/>
          <draw:equation draw:name="f2688" draw:formula="34409*logwidth/1668461"/>
          <draw:equation draw:name="f2689" draw:formula="240734*logheight/764002"/>
          <draw:equation draw:name="f2690" draw:formula="32072*logwidth/1668461"/>
          <draw:equation draw:name="f2691" draw:formula="245549*logheight/764002"/>
          <draw:equation draw:name="f2692" draw:formula="44723*logwidth/1668461"/>
          <draw:equation draw:name="f2693" draw:formula="245549*logheight/764002"/>
          <draw:equation draw:name="f2694" draw:formula="47339*logwidth/1668461"/>
          <draw:equation draw:name="f2695" draw:formula="240734*logheight/764002"/>
          <draw:equation draw:name="f2696" draw:formula="34409*logwidth/1668461"/>
          <draw:equation draw:name="f2697" draw:formula="240734*logheight/764002"/>
          <draw:equation draw:name="f2698" draw:formula="136581*logwidth/1668461"/>
          <draw:equation draw:name="f2699" draw:formula="240734*logheight/764002"/>
          <draw:equation draw:name="f2700" draw:formula="133501*logwidth/1668461"/>
          <draw:equation draw:name="f2701" draw:formula="245549*logheight/764002"/>
          <draw:equation draw:name="f2702" draw:formula="147135*logwidth/1668461"/>
          <draw:equation draw:name="f2703" draw:formula="245549*logheight/764002"/>
          <draw:equation draw:name="f2704" draw:formula="150363*logwidth/1668461"/>
          <draw:equation draw:name="f2705" draw:formula="240734*logheight/764002"/>
          <draw:equation draw:name="f2706" draw:formula="136581*logwidth/1668461"/>
          <draw:equation draw:name="f2707" draw:formula="240734*logheight/764002"/>
          <draw:equation draw:name="f2708" draw:formula="251161*logwidth/1668461"/>
          <draw:equation draw:name="f2709" draw:formula="240734*logheight/764002"/>
          <draw:equation draw:name="f2710" draw:formula="248305*logwidth/1668461"/>
          <draw:equation draw:name="f2711" draw:formula="245549*logheight/764002"/>
          <draw:equation draw:name="f2712" draw:formula="261104*logwidth/1668461"/>
          <draw:equation draw:name="f2713" draw:formula="245549*logheight/764002"/>
          <draw:equation draw:name="f2714" draw:formula="264072*logwidth/1668461"/>
          <draw:equation draw:name="f2715" draw:formula="240734*logheight/764002"/>
          <draw:equation draw:name="f2716" draw:formula="251161*logwidth/1668461"/>
          <draw:equation draw:name="f2717" draw:formula="240734*logheight/764002"/>
          <draw:equation draw:name="f2718" draw:formula="350439*logwidth/1668461"/>
          <draw:equation draw:name="f2719" draw:formula="240734*logheight/764002"/>
          <draw:equation draw:name="f2720" draw:formula="350699*logwidth/1668461"/>
          <draw:equation draw:name="f2721" draw:formula="245549*logheight/764002"/>
          <draw:equation draw:name="f2722" draw:formula="421929*logwidth/1668461"/>
          <draw:equation draw:name="f2723" draw:formula="245549*logheight/764002"/>
          <draw:equation draw:name="f2724" draw:formula="422003*logwidth/1668461"/>
          <draw:equation draw:name="f2725" draw:formula="245401*logheight/764002"/>
          <draw:equation draw:name="f2726" draw:formula="423988*logwidth/1668461"/>
          <draw:equation draw:name="f2727" draw:formula="240734*logheight/764002"/>
          <draw:equation draw:name="f2728" draw:formula="350439*logwidth/1668461"/>
          <draw:equation draw:name="f2729" draw:formula="240734*logheight/764002"/>
          <draw:equation draw:name="f2730" draw:formula="476817*logwidth/1668461"/>
          <draw:equation draw:name="f2731" draw:formula="240734*logheight/764002"/>
          <draw:equation draw:name="f2732" draw:formula="476891*logwidth/1668461"/>
          <draw:equation draw:name="f2733" draw:formula="240956*logheight/764002"/>
          <draw:equation draw:name="f2734" draw:formula="477745*logwidth/1668461"/>
          <draw:equation draw:name="f2735" draw:formula="243419*logheight/764002"/>
          <draw:equation draw:name="f2736" draw:formula="479544*logwidth/1668461"/>
          <draw:equation draw:name="f2737" draw:formula="245549*logheight/764002"/>
          <draw:equation draw:name="f2738" draw:formula="502972*logwidth/1668461"/>
          <draw:equation draw:name="f2739" draw:formula="245549*logheight/764002"/>
          <draw:equation draw:name="f2740" draw:formula="503009*logwidth/1668461"/>
          <draw:equation draw:name="f2741" draw:formula="244179*logheight/764002"/>
          <draw:equation draw:name="f2742" draw:formula="507554*logwidth/1668461"/>
          <draw:equation draw:name="f2743" draw:formula="245549*logheight/764002"/>
          <draw:equation draw:name="f2744" draw:formula="507925*logwidth/1668461"/>
          <draw:equation draw:name="f2745" draw:formula="245549*logheight/764002"/>
          <draw:equation draw:name="f2746" draw:formula="504438*logwidth/1668461"/>
          <draw:equation draw:name="f2747" draw:formula="240845*logheight/764002"/>
          <draw:equation draw:name="f2748" draw:formula="504512*logwidth/1668461"/>
          <draw:equation draw:name="f2749" draw:formula="240734*logheight/764002"/>
          <draw:equation draw:name="f2750" draw:formula="476817*logwidth/1668461"/>
          <draw:equation draw:name="f2751" draw:formula="240734*logheight/764002"/>
          <draw:equation draw:name="f2752" draw:formula="602472*logwidth/1668461"/>
          <draw:equation draw:name="f2753" draw:formula="240734*logheight/764002"/>
          <draw:equation draw:name="f2754" draw:formula="601526*logwidth/1668461"/>
          <draw:equation draw:name="f2755" draw:formula="245549*logheight/764002"/>
          <draw:equation draw:name="f2756" draw:formula="612934*logwidth/1668461"/>
          <draw:equation draw:name="f2757" draw:formula="245549*logheight/764002"/>
          <draw:equation draw:name="f2758" draw:formula="613917*logwidth/1668461"/>
          <draw:equation draw:name="f2759" draw:formula="240734*logheight/764002"/>
          <draw:equation draw:name="f2760" draw:formula="602472*logwidth/1668461"/>
          <draw:equation draw:name="f2761" draw:formula="240734*logheight/764002"/>
          <draw:equation draw:name="f2762" draw:formula="744432*logwidth/1668461"/>
          <draw:equation draw:name="f2763" draw:formula="240734*logheight/764002"/>
          <draw:equation draw:name="f2764" draw:formula="744432*logwidth/1668461"/>
          <draw:equation draw:name="f2765" draw:formula="240752*logheight/764002"/>
          <draw:equation draw:name="f2766" draw:formula="741576*logwidth/1668461"/>
          <draw:equation draw:name="f2767" draw:formula="245308*logheight/764002"/>
          <draw:equation draw:name="f2768" draw:formula="741427*logwidth/1668461"/>
          <draw:equation draw:name="f2769" draw:formula="245549*logheight/764002"/>
          <draw:equation draw:name="f2770" draw:formula="1076247*logwidth/1668461"/>
          <draw:equation draw:name="f2771" draw:formula="245549*logheight/764002"/>
          <draw:equation draw:name="f2772" draw:formula="1076934*logwidth/1668461"/>
          <draw:equation draw:name="f2773" draw:formula="245494*logheight/764002"/>
          <draw:equation draw:name="f2774" draw:formula="1077694*logwidth/1668461"/>
          <draw:equation draw:name="f2775" draw:formula="245401*logheight/764002"/>
          <draw:equation draw:name="f2776" draw:formula="1077787*logwidth/1668461"/>
          <draw:equation draw:name="f2777" draw:formula="245549*logheight/764002"/>
          <draw:equation draw:name="f2778" draw:formula="1312328*logwidth/1668461"/>
          <draw:equation draw:name="f2779" draw:formula="245549*logheight/764002"/>
          <draw:equation draw:name="f2780" draw:formula="1312291*logwidth/1668461"/>
          <draw:equation draw:name="f2781" draw:formula="244827*logheight/764002"/>
          <draw:equation draw:name="f2782" draw:formula="1312087*logwidth/1668461"/>
          <draw:equation draw:name="f2783" draw:formula="241808*logheight/764002"/>
          <draw:equation draw:name="f2784" draw:formula="1311827*logwidth/1668461"/>
          <draw:equation draw:name="f2785" draw:formula="240734*logheight/764002"/>
          <draw:equation draw:name="f2786" draw:formula="744432*logwidth/1668461"/>
          <draw:equation draw:name="f2787" draw:formula="240734*logheight/764002"/>
          <draw:equation draw:name="f2788" draw:formula="1411624*logwidth/1668461"/>
          <draw:equation draw:name="f2789" draw:formula="240734*logheight/764002"/>
          <draw:equation draw:name="f2790" draw:formula="1414110*logwidth/1668461"/>
          <draw:equation draw:name="f2791" draw:formula="245549*logheight/764002"/>
          <draw:equation draw:name="f2792" draw:formula="1427651*logwidth/1668461"/>
          <draw:equation draw:name="f2793" draw:formula="245549*logheight/764002"/>
          <draw:equation draw:name="f2794" draw:formula="1425295*logwidth/1668461"/>
          <draw:equation draw:name="f2795" draw:formula="240734*logheight/764002"/>
          <draw:equation draw:name="f2796" draw:formula="1411624*logwidth/1668461"/>
          <draw:equation draw:name="f2797" draw:formula="240734*logheight/764002"/>
          <draw:equation draw:name="f2798" draw:formula="1527336*logwidth/1668461"/>
          <draw:equation draw:name="f2799" draw:formula="240734*logheight/764002"/>
          <draw:equation draw:name="f2800" draw:formula="1529989*logwidth/1668461"/>
          <draw:equation draw:name="f2801" draw:formula="245549*logheight/764002"/>
          <draw:equation draw:name="f2802" draw:formula="1543104*logwidth/1668461"/>
          <draw:equation draw:name="f2803" draw:formula="245549*logheight/764002"/>
          <draw:equation draw:name="f2804" draw:formula="1540562*logwidth/1668461"/>
          <draw:equation draw:name="f2805" draw:formula="240734*logheight/764002"/>
          <draw:equation draw:name="f2806" draw:formula="1527336*logwidth/1668461"/>
          <draw:equation draw:name="f2807" draw:formula="240734*logheight/764002"/>
          <draw:equation draw:name="f2808" draw:formula="1620641*logwidth/1668461"/>
          <draw:equation draw:name="f2809" draw:formula="240734*logheight/764002"/>
          <draw:equation draw:name="f2810" draw:formula="1623256*logwidth/1668461"/>
          <draw:equation draw:name="f2811" draw:formula="245549*logheight/764002"/>
          <draw:equation draw:name="f2812" draw:formula="1636427*logwidth/1668461"/>
          <draw:equation draw:name="f2813" draw:formula="245549*logheight/764002"/>
          <draw:equation draw:name="f2814" draw:formula="1633997*logwidth/1668461"/>
          <draw:equation draw:name="f2815" draw:formula="240734*logheight/764002"/>
          <draw:equation draw:name="f2816" draw:formula="1620641*logwidth/1668461"/>
          <draw:equation draw:name="f2817" draw:formula="240734*logheight/764002"/>
          <draw:equation draw:name="f2818" draw:formula="29754*logwidth/1668461"/>
          <draw:equation draw:name="f2819" draw:formula="250346*logheight/764002"/>
          <draw:equation draw:name="f2820" draw:formula="27416*logwidth/1668461"/>
          <draw:equation draw:name="f2821" draw:formula="255162*logheight/764002"/>
          <draw:equation draw:name="f2822" draw:formula="39919*logwidth/1668461"/>
          <draw:equation draw:name="f2823" draw:formula="255162*logheight/764002"/>
          <draw:equation draw:name="f2824" draw:formula="42182*logwidth/1668461"/>
          <draw:equation draw:name="f2825" draw:formula="250346*logheight/764002"/>
          <draw:equation draw:name="f2826" draw:formula="29754*logwidth/1668461"/>
          <draw:equation draw:name="f2827" draw:formula="250346*logheight/764002"/>
          <draw:equation draw:name="f2828" draw:formula="130496*logwidth/1668461"/>
          <draw:equation draw:name="f2829" draw:formula="250346*logheight/764002"/>
          <draw:equation draw:name="f2830" draw:formula="127770*logwidth/1668461"/>
          <draw:equation draw:name="f2831" draw:formula="255162*logheight/764002"/>
          <draw:equation draw:name="f2832" draw:formula="141144*logwidth/1668461"/>
          <draw:equation draw:name="f2833" draw:formula="255162*logheight/764002"/>
          <draw:equation draw:name="f2834" draw:formula="144000*logwidth/1668461"/>
          <draw:equation draw:name="f2835" draw:formula="250346*logheight/764002"/>
          <draw:equation draw:name="f2836" draw:formula="130496*logwidth/1668461"/>
          <draw:equation draw:name="f2837" draw:formula="250346*logheight/764002"/>
          <draw:equation draw:name="f2838" draw:formula="156392*logwidth/1668461"/>
          <draw:equation draw:name="f2839" draw:formula="250346*logheight/764002"/>
          <draw:equation draw:name="f2840" draw:formula="153498*logwidth/1668461"/>
          <draw:equation draw:name="f2841" draw:formula="251846*logheight/764002"/>
          <draw:equation draw:name="f2842" draw:formula="150753*logwidth/1668461"/>
          <draw:equation draw:name="f2843" draw:formula="255162*logheight/764002"/>
          <draw:equation draw:name="f2844" draw:formula="168449*logwidth/1668461"/>
          <draw:equation draw:name="f2845" draw:formula="255162*logheight/764002"/>
          <draw:equation draw:name="f2846" draw:formula="165184*logwidth/1668461"/>
          <draw:equation draw:name="f2847" draw:formula="252698*logheight/764002"/>
          <draw:equation draw:name="f2848" draw:formula="165184*logwidth/1668461"/>
          <draw:equation draw:name="f2849" draw:formula="251939*logheight/764002"/>
          <draw:equation draw:name="f2850" draw:formula="162903*logwidth/1668461"/>
          <draw:equation draw:name="f2851" draw:formula="250809*logheight/764002"/>
          <draw:equation draw:name="f2852" draw:formula="161530*logwidth/1668461"/>
          <draw:equation draw:name="f2853" draw:formula="250346*logheight/764002"/>
          <draw:equation draw:name="f2854" draw:formula="156392*logwidth/1668461"/>
          <draw:equation draw:name="f2855" draw:formula="250346*logheight/764002"/>
          <draw:equation draw:name="f2856" draw:formula="245504*logwidth/1668461"/>
          <draw:equation draw:name="f2857" draw:formula="250346*logheight/764002"/>
          <draw:equation draw:name="f2858" draw:formula="242981*logwidth/1668461"/>
          <draw:equation draw:name="f2859" draw:formula="255162*logheight/764002"/>
          <draw:equation draw:name="f2860" draw:formula="255558*logwidth/1668461"/>
          <draw:equation draw:name="f2861" draw:formula="255162*logheight/764002"/>
          <draw:equation draw:name="f2862" draw:formula="258192*logwidth/1668461"/>
          <draw:equation draw:name="f2863" draw:formula="250346*logheight/764002"/>
          <draw:equation draw:name="f2864" draw:formula="245504*logwidth/1668461"/>
          <draw:equation draw:name="f2865" draw:formula="250346*logheight/764002"/>
          <draw:equation draw:name="f2866" draw:formula="354668*logwidth/1668461"/>
          <draw:equation draw:name="f2867" draw:formula="250346*logheight/764002"/>
          <draw:equation draw:name="f2868" draw:formula="355707*logwidth/1668461"/>
          <draw:equation draw:name="f2869" draw:formula="252809*logheight/764002"/>
          <draw:equation draw:name="f2870" draw:formula="356097*logwidth/1668461"/>
          <draw:equation draw:name="f2871" draw:formula="255162*logheight/764002"/>
          <draw:equation draw:name="f2872" draw:formula="369712*logwidth/1668461"/>
          <draw:equation draw:name="f2873" draw:formula="255162*logheight/764002"/>
          <draw:equation draw:name="f2874" draw:formula="370992*logwidth/1668461"/>
          <draw:equation draw:name="f2875" draw:formula="252606*logheight/764002"/>
          <draw:equation draw:name="f2876" draw:formula="372160*logwidth/1668461"/>
          <draw:equation draw:name="f2877" draw:formula="255162*logheight/764002"/>
          <draw:equation draw:name="f2878" draw:formula="418349*logwidth/1668461"/>
          <draw:equation draw:name="f2879" draw:formula="255162*logheight/764002"/>
          <draw:equation draw:name="f2880" draw:formula="418386*logwidth/1668461"/>
          <draw:equation draw:name="f2881" draw:formula="254699*logheight/764002"/>
          <draw:equation draw:name="f2882" draw:formula="419777*logwidth/1668461"/>
          <draw:equation draw:name="f2883" draw:formula="250346*logheight/764002"/>
          <draw:equation draw:name="f2884" draw:formula="354668*logwidth/1668461"/>
          <draw:equation draw:name="f2885" draw:formula="250346*logheight/764002"/>
          <draw:equation draw:name="f2886" draw:formula="464148*logwidth/1668461"/>
          <draw:equation draw:name="f2887" draw:formula="250346*logheight/764002"/>
          <draw:equation draw:name="f2888" draw:formula="458082*logwidth/1668461"/>
          <draw:equation draw:name="f2889" draw:formula="255069*logheight/764002"/>
          <draw:equation draw:name="f2890" draw:formula="454669*logwidth/1668461"/>
          <draw:equation draw:name="f2891" draw:formula="254217*logheight/764002"/>
          <draw:equation draw:name="f2892" draw:formula="449067*logwidth/1668461"/>
          <draw:equation draw:name="f2893" draw:formula="254513*logheight/764002"/>
          <draw:equation draw:name="f2894" draw:formula="446878*logwidth/1668461"/>
          <draw:equation draw:name="f2895" draw:formula="254699*logheight/764002"/>
          <draw:equation draw:name="f2896" draw:formula="444726*logwidth/1668461"/>
          <draw:equation draw:name="f2897" draw:formula="255162*logheight/764002"/>
          <draw:equation draw:name="f2898" draw:formula="499874*logwidth/1668461"/>
          <draw:equation draw:name="f2899" draw:formula="255162*logheight/764002"/>
          <draw:equation draw:name="f2900" draw:formula="498928*logwidth/1668461"/>
          <draw:equation draw:name="f2901" draw:formula="254032*logheight/764002"/>
          <draw:equation draw:name="f2902" draw:formula="498446*logwidth/1668461"/>
          <draw:equation draw:name="f2903" draw:formula="253458*logheight/764002"/>
          <draw:equation draw:name="f2904" draw:formula="499782*logwidth/1668461"/>
          <draw:equation draw:name="f2905" draw:formula="252143*logheight/764002"/>
          <draw:equation draw:name="f2906" draw:formula="500449*logwidth/1668461"/>
          <draw:equation draw:name="f2907" draw:formula="251383*logheight/764002"/>
          <draw:equation draw:name="f2908" draw:formula="501451*logwidth/1668461"/>
          <draw:equation draw:name="f2909" draw:formula="250346*logheight/764002"/>
          <draw:equation draw:name="f2910" draw:formula="464148*logwidth/1668461"/>
          <draw:equation draw:name="f2911" draw:formula="250346*logheight/764002"/>
          <draw:equation draw:name="f2912" draw:formula="600562*logwidth/1668461"/>
          <draw:equation draw:name="f2913" draw:formula="250346*logheight/764002"/>
          <draw:equation draw:name="f2914" draw:formula="599597*logwidth/1668461"/>
          <draw:equation draw:name="f2915" draw:formula="255162*logheight/764002"/>
          <draw:equation draw:name="f2916" draw:formula="610949*logwidth/1668461"/>
          <draw:equation draw:name="f2917" draw:formula="255162*logheight/764002"/>
          <draw:equation draw:name="f2918" draw:formula="611951*logwidth/1668461"/>
          <draw:equation draw:name="f2919" draw:formula="250346*logheight/764002"/>
          <draw:equation draw:name="f2920" draw:formula="600562*logwidth/1668461"/>
          <draw:equation draw:name="f2921" draw:formula="250346*logheight/764002"/>
          <draw:equation draw:name="f2922" draw:formula="738459*logwidth/1668461"/>
          <draw:equation draw:name="f2923" draw:formula="250346*logheight/764002"/>
          <draw:equation draw:name="f2924" draw:formula="736419*logwidth/1668461"/>
          <draw:equation draw:name="f2925" draw:formula="255162*logheight/764002"/>
          <draw:equation draw:name="f2926" draw:formula="1067882*logwidth/1668461"/>
          <draw:equation draw:name="f2927" draw:formula="255162*logheight/764002"/>
          <draw:equation draw:name="f2928" draw:formula="1067028*logwidth/1668461"/>
          <draw:equation draw:name="f2929" draw:formula="250346*logheight/764002"/>
          <draw:equation draw:name="f2930" draw:formula="738459*logwidth/1668461"/>
          <draw:equation draw:name="f2931" draw:formula="250346*logheight/764002"/>
          <draw:equation draw:name="f2932" draw:formula="1081460*logwidth/1668461"/>
          <draw:equation draw:name="f2933" draw:formula="250346*logheight/764002"/>
          <draw:equation draw:name="f2934" draw:formula="1085967*logwidth/1668461"/>
          <draw:equation draw:name="f2935" draw:formula="253754*logheight/764002"/>
          <draw:equation draw:name="f2936" draw:formula="1087971*logwidth/1668461"/>
          <draw:equation draw:name="f2937" draw:formula="255162*logheight/764002"/>
          <draw:equation draw:name="f2938" draw:formula="1291441*logwidth/1668461"/>
          <draw:equation draw:name="f2939" draw:formula="255162*logheight/764002"/>
          <draw:equation draw:name="f2940" draw:formula="1291386*logwidth/1668461"/>
          <draw:equation draw:name="f2941" draw:formula="254976*logheight/764002"/>
          <draw:equation draw:name="f2942" draw:formula="1295466*logwidth/1668461"/>
          <draw:equation draw:name="f2943" draw:formula="250902*logheight/764002"/>
          <draw:equation draw:name="f2944" draw:formula="1297025*logwidth/1668461"/>
          <draw:equation draw:name="f2945" draw:formula="255162*logheight/764002"/>
          <draw:equation draw:name="f2946" draw:formula="1312421*logwidth/1668461"/>
          <draw:equation draw:name="f2947" draw:formula="255162*logheight/764002"/>
          <draw:equation draw:name="f2948" draw:formula="1312606*logwidth/1668461"/>
          <draw:equation draw:name="f2949" draw:formula="250346*logheight/764002"/>
          <draw:equation draw:name="f2950" draw:formula="1081460*logwidth/1668461"/>
          <draw:equation draw:name="f2951" draw:formula="250346*logheight/764002"/>
          <draw:equation draw:name="f2952" draw:formula="1416484*logwidth/1668461"/>
          <draw:equation draw:name="f2953" draw:formula="250346*logheight/764002"/>
          <draw:equation draw:name="f2954" draw:formula="1418636*logwidth/1668461"/>
          <draw:equation draw:name="f2955" draw:formula="255162*logheight/764002"/>
          <draw:equation draw:name="f2956" draw:formula="1431954*logwidth/1668461"/>
          <draw:equation draw:name="f2957" draw:formula="255162*logheight/764002"/>
          <draw:equation draw:name="f2958" draw:formula="1429895*logwidth/1668461"/>
          <draw:equation draw:name="f2959" draw:formula="250346*logheight/764002"/>
          <draw:equation draw:name="f2960" draw:formula="1416484*logwidth/1668461"/>
          <draw:equation draw:name="f2961" draw:formula="250346*logheight/764002"/>
          <draw:equation draw:name="f2962" draw:formula="1532512*logwidth/1668461"/>
          <draw:equation draw:name="f2963" draw:formula="250346*logheight/764002"/>
          <draw:equation draw:name="f2964" draw:formula="1534849*logwidth/1668461"/>
          <draw:equation draw:name="f2965" draw:formula="255162*logheight/764002"/>
          <draw:equation draw:name="f2966" draw:formula="1547741*logwidth/1668461"/>
          <draw:equation draw:name="f2967" draw:formula="255162*logheight/764002"/>
          <draw:equation draw:name="f2968" draw:formula="1545515*logwidth/1668461"/>
          <draw:equation draw:name="f2969" draw:formula="250346*logheight/764002"/>
          <draw:equation draw:name="f2970" draw:formula="1532512*logwidth/1668461"/>
          <draw:equation draw:name="f2971" draw:formula="250346*logheight/764002"/>
          <draw:equation draw:name="f2972" draw:formula="1625742*logwidth/1668461"/>
          <draw:equation draw:name="f2973" draw:formula="250346*logheight/764002"/>
          <draw:equation draw:name="f2974" draw:formula="1628005*logwidth/1668461"/>
          <draw:equation draw:name="f2975" draw:formula="255162*logheight/764002"/>
          <draw:equation draw:name="f2976" draw:formula="1641008*logwidth/1668461"/>
          <draw:equation draw:name="f2977" draw:formula="255162*logheight/764002"/>
          <draw:equation draw:name="f2978" draw:formula="1638708*logwidth/1668461"/>
          <draw:equation draw:name="f2979" draw:formula="250346*logheight/764002"/>
          <draw:equation draw:name="f2980" draw:formula="1625742*logwidth/1668461"/>
          <draw:equation draw:name="f2981" draw:formula="250346*logheight/764002"/>
          <draw:equation draw:name="f2982" draw:formula="25209*logwidth/1668461"/>
          <draw:equation draw:name="f2983" draw:formula="259958*logheight/764002"/>
          <draw:equation draw:name="f2984" draw:formula="23261*logwidth/1668461"/>
          <draw:equation draw:name="f2985" draw:formula="264774*logheight/764002"/>
          <draw:equation draw:name="f2986" draw:formula="35393*logwidth/1668461"/>
          <draw:equation draw:name="f2987" draw:formula="264774*logheight/764002"/>
          <draw:equation draw:name="f2988" draw:formula="37637*logwidth/1668461"/>
          <draw:equation draw:name="f2989" draw:formula="259958*logheight/764002"/>
          <draw:equation draw:name="f2990" draw:formula="25209*logwidth/1668461"/>
          <draw:equation draw:name="f2991" draw:formula="259958*logheight/764002"/>
          <draw:equation draw:name="f2992" draw:formula="125061*logwidth/1668461"/>
          <draw:equation draw:name="f2993" draw:formula="259958*logheight/764002"/>
          <draw:equation draw:name="f2994" draw:formula="122353*logwidth/1668461"/>
          <draw:equation draw:name="f2995" draw:formula="264774*logheight/764002"/>
          <draw:equation draw:name="f2996" draw:formula="135449*logwidth/1668461"/>
          <draw:equation draw:name="f2997" draw:formula="264774*logheight/764002"/>
          <draw:equation draw:name="f2998" draw:formula="138306*logwidth/1668461"/>
          <draw:equation draw:name="f2999" draw:formula="259958*logheight/764002"/>
          <draw:equation draw:name="f3000" draw:formula="125061*logwidth/1668461"/>
          <draw:equation draw:name="f3001" draw:formula="259958*logheight/764002"/>
          <draw:equation draw:name="f3002" draw:formula="151550*logwidth/1668461"/>
          <draw:equation draw:name="f3003" draw:formula="259958*logheight/764002"/>
          <draw:equation draw:name="f3004" draw:formula="156169*logwidth/1668461"/>
          <draw:equation draw:name="f3005" draw:formula="263996*logheight/764002"/>
          <draw:equation draw:name="f3006" draw:formula="157134*logwidth/1668461"/>
          <draw:equation draw:name="f3007" draw:formula="264774*logheight/764002"/>
          <draw:equation draw:name="f3008" draw:formula="177149*logwidth/1668461"/>
          <draw:equation draw:name="f3009" draw:formula="264774*logheight/764002"/>
          <draw:equation draw:name="f3010" draw:formula="174218*logwidth/1668461"/>
          <draw:equation draw:name="f3011" draw:formula="259958*logheight/764002"/>
          <draw:equation draw:name="f3012" draw:formula="151550*logwidth/1668461"/>
          <draw:equation draw:name="f3013" draw:formula="259958*logheight/764002"/>
          <draw:equation draw:name="f3014" draw:formula="240458*logwidth/1668461"/>
          <draw:equation draw:name="f3015" draw:formula="259958*logheight/764002"/>
          <draw:equation draw:name="f3016" draw:formula="237936*logwidth/1668461"/>
          <draw:equation draw:name="f3017" draw:formula="264774*logheight/764002"/>
          <draw:equation draw:name="f3018" draw:formula="250308*logwidth/1668461"/>
          <draw:equation draw:name="f3019" draw:formula="264774*logheight/764002"/>
          <draw:equation draw:name="f3020" draw:formula="252924*logwidth/1668461"/>
          <draw:equation draw:name="f3021" draw:formula="259958*logheight/764002"/>
          <draw:equation draw:name="f3022" draw:formula="240458*logwidth/1668461"/>
          <draw:equation draw:name="f3023" draw:formula="259958*logheight/764002"/>
          <draw:equation draw:name="f3024" draw:formula="372439*logwidth/1668461"/>
          <draw:equation draw:name="f3025" draw:formula="259958*logheight/764002"/>
          <draw:equation draw:name="f3026" draw:formula="370992*logwidth/1668461"/>
          <draw:equation draw:name="f3027" draw:formula="262570*logheight/764002"/>
          <draw:equation draw:name="f3028" draw:formula="370046*logwidth/1668461"/>
          <draw:equation draw:name="f3029" draw:formula="264774*logheight/764002"/>
          <draw:equation draw:name="f3030" draw:formula="419072*logwidth/1668461"/>
          <draw:equation draw:name="f3031" draw:formula="264774*logheight/764002"/>
          <draw:equation draw:name="f3032" draw:formula="418182*logwidth/1668461"/>
          <draw:equation draw:name="f3033" draw:formula="259958*logheight/764002"/>
          <draw:equation draw:name="f3034" draw:formula="372439*logwidth/1668461"/>
          <draw:equation draw:name="f3035" draw:formula="259958*logheight/764002"/>
          <draw:equation draw:name="f3036" draw:formula="435878*logwidth/1668461"/>
          <draw:equation draw:name="f3037" draw:formula="259958*logheight/764002"/>
          <draw:equation draw:name="f3038" draw:formula="433504*logwidth/1668461"/>
          <draw:equation draw:name="f3039" draw:formula="264774*logheight/764002"/>
          <draw:equation draw:name="f3040" draw:formula="460902*logwidth/1668461"/>
          <draw:equation draw:name="f3041" draw:formula="264774*logheight/764002"/>
          <draw:equation draw:name="f3042" draw:formula="461124*logwidth/1668461"/>
          <draw:equation draw:name="f3043" draw:formula="263903*logheight/764002"/>
          <draw:equation draw:name="f3044" draw:formula="473478*logwidth/1668461"/>
          <draw:equation draw:name="f3045" draw:formula="261811*logheight/764002"/>
          <draw:equation draw:name="f3046" draw:formula="478320*logwidth/1668461"/>
          <draw:equation draw:name="f3047" draw:formula="263607*logheight/764002"/>
          <draw:equation draw:name="f3048" draw:formula="481362*logwidth/1668461"/>
          <draw:equation draw:name="f3049" draw:formula="264663*logheight/764002"/>
          <draw:equation draw:name="f3050" draw:formula="481547*logwidth/1668461"/>
          <draw:equation draw:name="f3051" draw:formula="264774*logheight/764002"/>
          <draw:equation draw:name="f3052" draw:formula="525213*logwidth/1668461"/>
          <draw:equation draw:name="f3053" draw:formula="264774*logheight/764002"/>
          <draw:equation draw:name="f3054" draw:formula="517070*logwidth/1668461"/>
          <draw:equation draw:name="f3055" draw:formula="263422*logheight/764002"/>
          <draw:equation draw:name="f3056" draw:formula="509094*logwidth/1668461"/>
          <draw:equation draw:name="f3057" draw:formula="261533*logheight/764002"/>
          <draw:equation draw:name="f3058" draw:formula="506756*logwidth/1668461"/>
          <draw:equation draw:name="f3059" draw:formula="259958*logheight/764002"/>
          <draw:equation draw:name="f3060" draw:formula="435878*logwidth/1668461"/>
          <draw:equation draw:name="f3061" draw:formula="259958*logheight/764002"/>
          <draw:equation draw:name="f3062" draw:formula="598651*logwidth/1668461"/>
          <draw:equation draw:name="f3063" draw:formula="259958*logheight/764002"/>
          <draw:equation draw:name="f3064" draw:formula="597909*logwidth/1668461"/>
          <draw:equation draw:name="f3065" draw:formula="264774*logheight/764002"/>
          <draw:equation draw:name="f3066" draw:formula="609150*logwidth/1668461"/>
          <draw:equation draw:name="f3067" draw:formula="264774*logheight/764002"/>
          <draw:equation draw:name="f3068" draw:formula="609966*logwidth/1668461"/>
          <draw:equation draw:name="f3069" draw:formula="259958*logheight/764002"/>
          <draw:equation draw:name="f3070" draw:formula="598651*logwidth/1668461"/>
          <draw:equation draw:name="f3071" draw:formula="259958*logheight/764002"/>
          <draw:equation draw:name="f3072" draw:formula="735621*logwidth/1668461"/>
          <draw:equation draw:name="f3073" draw:formula="259958*logheight/764002"/>
          <draw:equation draw:name="f3074" draw:formula="736326*logwidth/1668461"/>
          <draw:equation draw:name="f3075" draw:formula="264774*logheight/764002"/>
          <draw:equation draw:name="f3076" draw:formula="1069570*logwidth/1668461"/>
          <draw:equation draw:name="f3077" draw:formula="264774*logheight/764002"/>
          <draw:equation draw:name="f3078" draw:formula="1068716*logwidth/1668461"/>
          <draw:equation draw:name="f3079" draw:formula="259958*logheight/764002"/>
          <draw:equation draw:name="f3080" draw:formula="735621*logwidth/1668461"/>
          <draw:equation draw:name="f3081" draw:formula="259958*logheight/764002"/>
          <draw:equation draw:name="f3082" draw:formula="1089455*logwidth/1668461"/>
          <draw:equation draw:name="f3083" draw:formula="259958*logheight/764002"/>
          <draw:equation draw:name="f3084" draw:formula="1090902*logwidth/1668461"/>
          <draw:equation draw:name="f3085" draw:formula="261625*logheight/764002"/>
          <draw:equation draw:name="f3086" draw:formula="1091940*logwidth/1668461"/>
          <draw:equation draw:name="f3087" draw:formula="262662*logheight/764002"/>
          <draw:equation draw:name="f3088" draw:formula="1094055*logwidth/1668461"/>
          <draw:equation draw:name="f3089" draw:formula="264774*logheight/764002"/>
          <draw:equation draw:name="f3090" draw:formula="1175989*logwidth/1668461"/>
          <draw:equation draw:name="f3091" draw:formula="264774*logheight/764002"/>
          <draw:equation draw:name="f3092" draw:formula="1180459*logwidth/1668461"/>
          <draw:equation draw:name="f3093" draw:formula="264181*logheight/764002"/>
          <draw:equation draw:name="f3094" draw:formula="1180830*logwidth/1668461"/>
          <draw:equation draw:name="f3095" draw:formula="264366*logheight/764002"/>
          <draw:equation draw:name="f3096" draw:formula="1182407*logwidth/1668461"/>
          <draw:equation draw:name="f3097" draw:formula="264774*logheight/764002"/>
          <draw:equation draw:name="f3098" draw:formula="1183872*logwidth/1668461"/>
          <draw:equation draw:name="f3099" draw:formula="264774*logheight/764002"/>
          <draw:equation draw:name="f3100" draw:formula="1184262*logwidth/1668461"/>
          <draw:equation draw:name="f3101" draw:formula="264552*logheight/764002"/>
          <draw:equation draw:name="f3102" draw:formula="1184410*logwidth/1668461"/>
          <draw:equation draw:name="f3103" draw:formula="264774*logheight/764002"/>
          <draw:equation draw:name="f3104" draw:formula="1273522*logwidth/1668461"/>
          <draw:equation draw:name="f3105" draw:formula="264774*logheight/764002"/>
          <draw:equation draw:name="f3106" draw:formula="1273337*logwidth/1668461"/>
          <draw:equation draw:name="f3107" draw:formula="264459*logheight/764002"/>
          <draw:equation draw:name="f3108" draw:formula="1278568*logwidth/1668461"/>
          <draw:equation draw:name="f3109" draw:formula="261996*logheight/764002"/>
          <draw:equation draw:name="f3110" draw:formula="1281035*logwidth/1668461"/>
          <draw:equation draw:name="f3111" draw:formula="260866*logheight/764002"/>
          <draw:equation draw:name="f3112" draw:formula="1282315*logwidth/1668461"/>
          <draw:equation draw:name="f3113" draw:formula="264774*logheight/764002"/>
          <draw:equation draw:name="f3114" draw:formula="1294762*logwidth/1668461"/>
          <draw:equation draw:name="f3115" draw:formula="264774*logheight/764002"/>
          <draw:equation draw:name="f3116" draw:formula="1293092*logwidth/1668461"/>
          <draw:equation draw:name="f3117" draw:formula="259958*logheight/764002"/>
          <draw:equation draw:name="f3118" draw:formula="1089455*logwidth/1668461"/>
          <draw:equation draw:name="f3119" draw:formula="259958*logheight/764002"/>
          <draw:equation draw:name="f3120" draw:formula="1300308*logwidth/1668461"/>
          <draw:equation draw:name="f3121" draw:formula="259958*logheight/764002"/>
          <draw:equation draw:name="f3122" draw:formula="1304370*logwidth/1668461"/>
          <draw:equation draw:name="f3123" draw:formula="264774*logheight/764002"/>
          <draw:equation draw:name="f3124" draw:formula="1311586*logwidth/1668461"/>
          <draw:equation draw:name="f3125" draw:formula="264774*logheight/764002"/>
          <draw:equation draw:name="f3126" draw:formula="1311901*logwidth/1668461"/>
          <draw:equation draw:name="f3127" draw:formula="261422*logheight/764002"/>
          <draw:equation draw:name="f3128" draw:formula="1312050*logwidth/1668461"/>
          <draw:equation draw:name="f3129" draw:formula="259958*logheight/764002"/>
          <draw:equation draw:name="f3130" draw:formula="1300308*logwidth/1668461"/>
          <draw:equation draw:name="f3131" draw:formula="259958*logheight/764002"/>
          <draw:equation draw:name="f3132" draw:formula="1420788*logwidth/1668461"/>
          <draw:equation draw:name="f3133" draw:formula="259958*logheight/764002"/>
          <draw:equation draw:name="f3134" draw:formula="1422884*logwidth/1668461"/>
          <draw:equation draw:name="f3135" draw:formula="264774*logheight/764002"/>
          <draw:equation draw:name="f3136" draw:formula="1435980*logwidth/1668461"/>
          <draw:equation draw:name="f3137" draw:formula="264774*logheight/764002"/>
          <draw:equation draw:name="f3138" draw:formula="1434013*logwidth/1668461"/>
          <draw:equation draw:name="f3139" draw:formula="259958*logheight/764002"/>
          <draw:equation draw:name="f3140" draw:formula="1420788*logwidth/1668461"/>
          <draw:equation draw:name="f3141" draw:formula="259958*logheight/764002"/>
          <draw:equation draw:name="f3142" draw:formula="1537168*logwidth/1668461"/>
          <draw:equation draw:name="f3143" draw:formula="259958*logheight/764002"/>
          <draw:equation draw:name="f3144" draw:formula="1539394*logwidth/1668461"/>
          <draw:equation draw:name="f3145" draw:formula="264774*logheight/764002"/>
          <draw:equation draw:name="f3146" draw:formula="1552082*logwidth/1668461"/>
          <draw:equation draw:name="f3147" draw:formula="264774*logheight/764002"/>
          <draw:equation draw:name="f3148" draw:formula="1549948*logwidth/1668461"/>
          <draw:equation draw:name="f3149" draw:formula="259958*logheight/764002"/>
          <draw:equation draw:name="f3150" draw:formula="1537168*logwidth/1668461"/>
          <draw:equation draw:name="f3151" draw:formula="259958*logheight/764002"/>
          <draw:equation draw:name="f3152" draw:formula="1630287*logwidth/1668461"/>
          <draw:equation draw:name="f3153" draw:formula="259958*logheight/764002"/>
          <draw:equation draw:name="f3154" draw:formula="1632457*logwidth/1668461"/>
          <draw:equation draw:name="f3155" draw:formula="264774*logheight/764002"/>
          <draw:equation draw:name="f3156" draw:formula="1645238*logwidth/1668461"/>
          <draw:equation draw:name="f3157" draw:formula="264774*logheight/764002"/>
          <draw:equation draw:name="f3158" draw:formula="1643308*logwidth/1668461"/>
          <draw:equation draw:name="f3159" draw:formula="259958*logheight/764002"/>
          <draw:equation draw:name="f3160" draw:formula="1630287*logwidth/1668461"/>
          <draw:equation draw:name="f3161" draw:formula="259958*logheight/764002"/>
          <draw:equation draw:name="f3162" draw:formula="21295*logwidth/1668461"/>
          <draw:equation draw:name="f3163" draw:formula="269571*logheight/764002"/>
          <draw:equation draw:name="f3164" draw:formula="19347*logwidth/1668461"/>
          <draw:equation draw:name="f3165" draw:formula="274386*logheight/764002"/>
          <draw:equation draw:name="f3166" draw:formula="31497*logwidth/1668461"/>
          <draw:equation draw:name="f3167" draw:formula="274386*logheight/764002"/>
          <draw:equation draw:name="f3168" draw:formula="33463*logwidth/1668461"/>
          <draw:equation draw:name="f3169" draw:formula="269571*logheight/764002"/>
          <draw:equation draw:name="f3170" draw:formula="21295*logwidth/1668461"/>
          <draw:equation draw:name="f3171" draw:formula="269571*logheight/764002"/>
          <draw:equation draw:name="f3172" draw:formula="119997*logwidth/1668461"/>
          <draw:equation draw:name="f3173" draw:formula="269571*logheight/764002"/>
          <draw:equation draw:name="f3174" draw:formula="117642*logwidth/1668461"/>
          <draw:equation draw:name="f3175" draw:formula="274386*logheight/764002"/>
          <draw:equation draw:name="f3176" draw:formula="130496*logwidth/1668461"/>
          <draw:equation draw:name="f3177" draw:formula="274386*logheight/764002"/>
          <draw:equation draw:name="f3178" draw:formula="132982*logwidth/1668461"/>
          <draw:equation draw:name="f3179" draw:formula="269571*logheight/764002"/>
          <draw:equation draw:name="f3180" draw:formula="119997*logwidth/1668461"/>
          <draw:equation draw:name="f3181" draw:formula="269571*logheight/764002"/>
          <draw:equation draw:name="f3182" draw:formula="161437*logwidth/1668461"/>
          <draw:equation draw:name="f3183" draw:formula="269571*logheight/764002"/>
          <draw:equation draw:name="f3184" draw:formula="161010*logwidth/1668461"/>
          <draw:equation draw:name="f3185" draw:formula="271775*logheight/764002"/>
          <draw:equation draw:name="f3186" draw:formula="160899*logwidth/1668461"/>
          <draw:equation draw:name="f3187" draw:formula="274386*logheight/764002"/>
          <draw:equation draw:name="f3188" draw:formula="177594*logwidth/1668461"/>
          <draw:equation draw:name="f3189" draw:formula="274386*logheight/764002"/>
          <draw:equation draw:name="f3190" draw:formula="178484*logwidth/1668461"/>
          <draw:equation draw:name="f3191" draw:formula="270349*logheight/764002"/>
          <draw:equation draw:name="f3192" draw:formula="178354*logwidth/1668461"/>
          <draw:equation draw:name="f3193" draw:formula="269571*logheight/764002"/>
          <draw:equation draw:name="f3194" draw:formula="161437*logwidth/1668461"/>
          <draw:equation draw:name="f3195" draw:formula="269571*logheight/764002"/>
          <draw:equation draw:name="f3196" draw:formula="235747*logwidth/1668461"/>
          <draw:equation draw:name="f3197" draw:formula="269571*logheight/764002"/>
          <draw:equation draw:name="f3198" draw:formula="233539*logwidth/1668461"/>
          <draw:equation draw:name="f3199" draw:formula="274386*logheight/764002"/>
          <draw:equation draw:name="f3200" draw:formula="245708*logwidth/1668461"/>
          <draw:equation draw:name="f3201" draw:formula="274386*logheight/764002"/>
          <draw:equation draw:name="f3202" draw:formula="248027*logwidth/1668461"/>
          <draw:equation draw:name="f3203" draw:formula="269571*logheight/764002"/>
          <draw:equation draw:name="f3204" draw:formula="235747*logwidth/1668461"/>
          <draw:equation draw:name="f3205" draw:formula="269571*logheight/764002"/>
          <draw:equation draw:name="f3206" draw:formula="370380*logwidth/1668461"/>
          <draw:equation draw:name="f3207" draw:formula="269571*logheight/764002"/>
          <draw:equation draw:name="f3208" draw:formula="370435*logwidth/1668461"/>
          <draw:equation draw:name="f3209" draw:formula="269774*logheight/764002"/>
          <draw:equation draw:name="f3210" draw:formula="369118*logwidth/1668461"/>
          <draw:equation draw:name="f3211" draw:formula="274386*logheight/764002"/>
          <draw:equation draw:name="f3212" draw:formula="456023*logwidth/1668461"/>
          <draw:equation draw:name="f3213" draw:formula="274386*logheight/764002"/>
          <draw:equation draw:name="f3214" draw:formula="458435*logwidth/1668461"/>
          <draw:equation draw:name="f3215" draw:formula="269571*logheight/764002"/>
          <draw:equation draw:name="f3216" draw:formula="429423*logwidth/1668461"/>
          <draw:equation draw:name="f3217" draw:formula="269571*logheight/764002"/>
          <draw:equation draw:name="f3218" draw:formula="422949*logwidth/1668461"/>
          <draw:equation draw:name="f3219" draw:formula="271664*logheight/764002"/>
          <draw:equation draw:name="f3220" draw:formula="420668*logwidth/1668461"/>
          <draw:equation draw:name="f3221" draw:formula="270812*logheight/764002"/>
          <draw:equation draw:name="f3222" draw:formula="420389*logwidth/1668461"/>
          <draw:equation draw:name="f3223" draw:formula="269774*logheight/764002"/>
          <draw:equation draw:name="f3224" draw:formula="420334*logwidth/1668461"/>
          <draw:equation draw:name="f3225" draw:formula="269571*logheight/764002"/>
          <draw:equation draw:name="f3226" draw:formula="370380*logwidth/1668461"/>
          <draw:equation draw:name="f3227" draw:formula="269571*logheight/764002"/>
          <draw:equation draw:name="f3228" draw:formula="482178*logwidth/1668461"/>
          <draw:equation draw:name="f3229" draw:formula="269571*logheight/764002"/>
          <draw:equation draw:name="f3230" draw:formula="482030*logwidth/1668461"/>
          <draw:equation draw:name="f3231" draw:formula="269774*logheight/764002"/>
          <draw:equation draw:name="f3232" draw:formula="477652*logwidth/1668461"/>
          <draw:equation draw:name="f3233" draw:formula="274386*logheight/764002"/>
          <draw:equation draw:name="f3234" draw:formula="544839*logwidth/1668461"/>
          <draw:equation draw:name="f3235" draw:formula="274386*logheight/764002"/>
          <draw:equation draw:name="f3236" draw:formula="544319*logwidth/1668461"/>
          <draw:equation draw:name="f3237" draw:formula="273386*logheight/764002"/>
          <draw:equation draw:name="f3238" draw:formula="537957*logwidth/1668461"/>
          <draw:equation draw:name="f3239" draw:formula="270904*logheight/764002"/>
          <draw:equation draw:name="f3240" draw:formula="536343*logwidth/1668461"/>
          <draw:equation draw:name="f3241" draw:formula="270719*logheight/764002"/>
          <draw:equation draw:name="f3242" draw:formula="536566*logwidth/1668461"/>
          <draw:equation draw:name="f3243" draw:formula="269571*logheight/764002"/>
          <draw:equation draw:name="f3244" draw:formula="535731*logwidth/1668461"/>
          <draw:equation draw:name="f3245" draw:formula="269571*logheight/764002"/>
          <draw:equation draw:name="f3246" draw:formula="534358*logwidth/1668461"/>
          <draw:equation draw:name="f3247" draw:formula="270719*logheight/764002"/>
          <draw:equation draw:name="f3248" draw:formula="532744*logwidth/1668461"/>
          <draw:equation draw:name="f3249" draw:formula="271015*logheight/764002"/>
          <draw:equation draw:name="f3250" draw:formula="531594*logwidth/1668461"/>
          <draw:equation draw:name="f3251" draw:formula="269571*logheight/764002"/>
          <draw:equation draw:name="f3252" draw:formula="482178*logwidth/1668461"/>
          <draw:equation draw:name="f3253" draw:formula="269571*logheight/764002"/>
          <draw:equation draw:name="f3254" draw:formula="597167*logwidth/1668461"/>
          <draw:equation draw:name="f3255" draw:formula="269571*logheight/764002"/>
          <draw:equation draw:name="f3256" draw:formula="596407*logwidth/1668461"/>
          <draw:equation draw:name="f3257" draw:formula="274386*logheight/764002"/>
          <draw:equation draw:name="f3258" draw:formula="607629*logwidth/1668461"/>
          <draw:equation draw:name="f3259" draw:formula="274386*logheight/764002"/>
          <draw:equation draw:name="f3260" draw:formula="608390*logwidth/1668461"/>
          <draw:equation draw:name="f3261" draw:formula="269571*logheight/764002"/>
          <draw:equation draw:name="f3262" draw:formula="597167*logwidth/1668461"/>
          <draw:equation draw:name="f3263" draw:formula="269571*logheight/764002"/>
          <draw:equation draw:name="f3264" draw:formula="738014*logwidth/1668461"/>
          <draw:equation draw:name="f3265" draw:formula="269571*logheight/764002"/>
          <draw:equation draw:name="f3266" draw:formula="738200*logwidth/1668461"/>
          <draw:equation draw:name="f3267" draw:formula="274386*logheight/764002"/>
          <draw:equation draw:name="f3268" draw:formula="974744*logwidth/1668461"/>
          <draw:equation draw:name="f3269" draw:formula="274386*logheight/764002"/>
          <draw:equation draw:name="f3270" draw:formula="974076*logwidth/1668461"/>
          <draw:equation draw:name="f3271" draw:formula="273756*logheight/764002"/>
          <draw:equation draw:name="f3272" draw:formula="971609*logwidth/1668461"/>
          <draw:equation draw:name="f3273" draw:formula="270626*logheight/764002"/>
          <draw:equation draw:name="f3274" draw:formula="974076*logwidth/1668461"/>
          <draw:equation draw:name="f3275" draw:formula="272719*logheight/764002"/>
          <draw:equation draw:name="f3276" draw:formula="975393*logwidth/1668461"/>
          <draw:equation draw:name="f3277" draw:formula="274386*logheight/764002"/>
          <draw:equation draw:name="f3278" draw:formula="1056344*logwidth/1668461"/>
          <draw:equation draw:name="f3279" draw:formula="274386*logheight/764002"/>
          <draw:equation draw:name="f3280" draw:formula="1056715*logwidth/1668461"/>
          <draw:equation draw:name="f3281" draw:formula="273182*logheight/764002"/>
          <draw:equation draw:name="f3282" draw:formula="1055954*logwidth/1668461"/>
          <draw:equation draw:name="f3283" draw:formula="271664*logheight/764002"/>
          <draw:equation draw:name="f3284" draw:formula="1056418*logwidth/1668461"/>
          <draw:equation draw:name="f3285" draw:formula="269571*logheight/764002"/>
          <draw:equation draw:name="f3286" draw:formula="738014*logwidth/1668461"/>
          <draw:equation draw:name="f3287" draw:formula="269571*logheight/764002"/>
          <draw:equation draw:name="f3288" draw:formula="1058570*logwidth/1668461"/>
          <draw:equation draw:name="f3289" draw:formula="269571*logheight/764002"/>
          <draw:equation draw:name="f3290" draw:formula="1059293*logwidth/1668461"/>
          <draw:equation draw:name="f3291" draw:formula="274386*logheight/764002"/>
          <draw:equation draw:name="f3292" draw:formula="1071183*logwidth/1668461"/>
          <draw:equation draw:name="f3293" draw:formula="274386*logheight/764002"/>
          <draw:equation draw:name="f3294" draw:formula="1070404*logwidth/1668461"/>
          <draw:equation draw:name="f3295" draw:formula="269571*logheight/764002"/>
          <draw:equation draw:name="f3296" draw:formula="1058570*logwidth/1668461"/>
          <draw:equation draw:name="f3297" draw:formula="269571*logheight/764002"/>
          <draw:equation draw:name="f3298" draw:formula="1100529*logwidth/1668461"/>
          <draw:equation draw:name="f3299" draw:formula="269571*logheight/764002"/>
          <draw:equation draw:name="f3300" draw:formula="1105723*logwidth/1668461"/>
          <draw:equation draw:name="f3301" draw:formula="269774*logheight/764002"/>
          <draw:equation draw:name="f3302" draw:formula="1106780*logwidth/1668461"/>
          <draw:equation draw:name="f3303" draw:formula="274386*logheight/764002"/>
          <draw:equation draw:name="f3304" draw:formula="1168847*logwidth/1668461"/>
          <draw:equation draw:name="f3305" draw:formula="274386*logheight/764002"/>
          <draw:equation draw:name="f3306" draw:formula="1170776*logwidth/1668461"/>
          <draw:equation draw:name="f3307" draw:formula="272627*logheight/764002"/>
          <draw:equation draw:name="f3308" draw:formula="1173559*logwidth/1668461"/>
          <draw:equation draw:name="f3309" draw:formula="269571*logheight/764002"/>
          <draw:equation draw:name="f3310" draw:formula="1100529*logwidth/1668461"/>
          <draw:equation draw:name="f3311" draw:formula="269571*logheight/764002"/>
          <draw:equation draw:name="f3312" draw:formula="1187786*logwidth/1668461"/>
          <draw:equation draw:name="f3313" draw:formula="269571*logheight/764002"/>
          <draw:equation draw:name="f3314" draw:formula="1190624*logwidth/1668461"/>
          <draw:equation draw:name="f3315" draw:formula="272904*logheight/764002"/>
          <draw:equation draw:name="f3316" draw:formula="1191904*logwidth/1668461"/>
          <draw:equation draw:name="f3317" draw:formula="274386*logheight/764002"/>
          <draw:equation draw:name="f3318" draw:formula="1274190*logwidth/1668461"/>
          <draw:equation draw:name="f3319" draw:formula="274386*logheight/764002"/>
          <draw:equation draw:name="f3320" draw:formula="1275062*logwidth/1668461"/>
          <draw:equation draw:name="f3321" draw:formula="269571*logheight/764002"/>
          <draw:equation draw:name="f3322" draw:formula="1187786*logwidth/1668461"/>
          <draw:equation draw:name="f3323" draw:formula="269571*logheight/764002"/>
          <draw:equation draw:name="f3324" draw:formula="1283892*logwidth/1668461"/>
          <draw:equation draw:name="f3325" draw:formula="269571*logheight/764002"/>
          <draw:equation draw:name="f3326" draw:formula="1285487*logwidth/1668461"/>
          <draw:equation draw:name="f3327" draw:formula="274386*logheight/764002"/>
          <draw:equation draw:name="f3328" draw:formula="1297822*logwidth/1668461"/>
          <draw:equation draw:name="f3329" draw:formula="274386*logheight/764002"/>
          <draw:equation draw:name="f3330" draw:formula="1296394*logwidth/1668461"/>
          <draw:equation draw:name="f3331" draw:formula="269571*logheight/764002"/>
          <draw:equation draw:name="f3332" draw:formula="1283892*logwidth/1668461"/>
          <draw:equation draw:name="f3333" draw:formula="269571*logheight/764002"/>
          <draw:equation draw:name="f3334" draw:formula="1310065*logwidth/1668461"/>
          <draw:equation draw:name="f3335" draw:formula="269571*logheight/764002"/>
          <draw:equation draw:name="f3336" draw:formula="1311048*logwidth/1668461"/>
          <draw:equation draw:name="f3337" draw:formula="270349*logheight/764002"/>
          <draw:equation draw:name="f3338" draw:formula="1307245*logwidth/1668461"/>
          <draw:equation draw:name="f3339" draw:formula="271293*logheight/764002"/>
          <draw:equation draw:name="f3340" draw:formula="1307338*logwidth/1668461"/>
          <draw:equation draw:name="f3341" draw:formula="271386*logheight/764002"/>
          <draw:equation draw:name="f3342" draw:formula="1305353*logwidth/1668461"/>
          <draw:equation draw:name="f3343" draw:formula="274386*logheight/764002"/>
          <draw:equation draw:name="f3344" draw:formula="1323235*logwidth/1668461"/>
          <draw:equation draw:name="f3345" draw:formula="274386*logheight/764002"/>
          <draw:equation draw:name="f3346" draw:formula="1320546*logwidth/1668461"/>
          <draw:equation draw:name="f3347" draw:formula="270145*logheight/764002"/>
          <draw:equation draw:name="f3348" draw:formula="1319785*logwidth/1668461"/>
          <draw:equation draw:name="f3349" draw:formula="269571*logheight/764002"/>
          <draw:equation draw:name="f3350" draw:formula="1314220*logwidth/1668461"/>
          <draw:equation draw:name="f3351" draw:formula="269571*logheight/764002"/>
          <draw:equation draw:name="f3352" draw:formula="1313330*logwidth/1668461"/>
          <draw:equation draw:name="f3353" draw:formula="270812*logheight/764002"/>
          <draw:equation draw:name="f3354" draw:formula="1311048*logwidth/1668461"/>
          <draw:equation draw:name="f3355" draw:formula="270626*logheight/764002"/>
          <draw:equation draw:name="f3356" draw:formula="1311141*logwidth/1668461"/>
          <draw:equation draw:name="f3357" draw:formula="269571*logheight/764002"/>
          <draw:equation draw:name="f3358" draw:formula="1310065*logwidth/1668461"/>
          <draw:equation draw:name="f3359" draw:formula="269571*logheight/764002"/>
          <draw:equation draw:name="f3360" draw:formula="1424739*logwidth/1668461"/>
          <draw:equation draw:name="f3361" draw:formula="269571*logheight/764002"/>
          <draw:equation draw:name="f3362" draw:formula="1426594*logwidth/1668461"/>
          <draw:equation draw:name="f3363" draw:formula="274386*logheight/764002"/>
          <draw:equation draw:name="f3364" draw:formula="1439541*logwidth/1668461"/>
          <draw:equation draw:name="f3365" draw:formula="274386*logheight/764002"/>
          <draw:equation draw:name="f3366" draw:formula="1437760*logwidth/1668461"/>
          <draw:equation draw:name="f3367" draw:formula="269571*logheight/764002"/>
          <draw:equation draw:name="f3368" draw:formula="1424739*logwidth/1668461"/>
          <draw:equation draw:name="f3369" draw:formula="269571*logheight/764002"/>
          <draw:equation draw:name="f3370" draw:formula="1541378*logwidth/1668461"/>
          <draw:equation draw:name="f3371" draw:formula="269571*logheight/764002"/>
          <draw:equation draw:name="f3372" draw:formula="1543363*logwidth/1668461"/>
          <draw:equation draw:name="f3373" draw:formula="274386*logheight/764002"/>
          <draw:equation draw:name="f3374" draw:formula="1555884*logwidth/1668461"/>
          <draw:equation draw:name="f3375" draw:formula="274386*logheight/764002"/>
          <draw:equation draw:name="f3376" draw:formula="1553974*logwidth/1668461"/>
          <draw:equation draw:name="f3377" draw:formula="269571*logheight/764002"/>
          <draw:equation draw:name="f3378" draw:formula="1541378*logwidth/1668461"/>
          <draw:equation draw:name="f3379" draw:formula="269571*logheight/764002"/>
          <draw:equation draw:name="f3380" draw:formula="1634405*logwidth/1668461"/>
          <draw:equation draw:name="f3381" draw:formula="269571*logheight/764002"/>
          <draw:equation draw:name="f3382" draw:formula="1636371*logwidth/1668461"/>
          <draw:equation draw:name="f3383" draw:formula="274386*logheight/764002"/>
          <draw:equation draw:name="f3384" draw:formula="1649096*logwidth/1668461"/>
          <draw:equation draw:name="f3385" draw:formula="274386*logheight/764002"/>
          <draw:equation draw:name="f3386" draw:formula="1647167*logwidth/1668461"/>
          <draw:equation draw:name="f3387" draw:formula="269571*logheight/764002"/>
          <draw:equation draw:name="f3388" draw:formula="1634405*logwidth/1668461"/>
          <draw:equation draw:name="f3389" draw:formula="269571*logheight/764002"/>
          <draw:equation draw:name="f3390" draw:formula="17566*logwidth/1668461"/>
          <draw:equation draw:name="f3391" draw:formula="279183*logheight/764002"/>
          <draw:equation draw:name="f3392" draw:formula="15990*logwidth/1668461"/>
          <draw:equation draw:name="f3393" draw:formula="283961*logheight/764002"/>
          <draw:equation draw:name="f3394" draw:formula="27899*logwidth/1668461"/>
          <draw:equation draw:name="f3395" draw:formula="283961*logheight/764002"/>
          <draw:equation draw:name="f3396" draw:formula="29550*logwidth/1668461"/>
          <draw:equation draw:name="f3397" draw:formula="279183*logheight/764002"/>
          <draw:equation draw:name="f3398" draw:formula="17566*logwidth/1668461"/>
          <draw:equation draw:name="f3399" draw:formula="279183*logheight/764002"/>
          <draw:equation draw:name="f3400" draw:formula="115286*logwidth/1668461"/>
          <draw:equation draw:name="f3401" draw:formula="279183*logheight/764002"/>
          <draw:equation draw:name="f3402" draw:formula="113208*logwidth/1668461"/>
          <draw:equation draw:name="f3403" draw:formula="283961*logheight/764002"/>
          <draw:equation draw:name="f3404" draw:formula="125878*logwidth/1668461"/>
          <draw:equation draw:name="f3405" draw:formula="283961*logheight/764002"/>
          <draw:equation draw:name="f3406" draw:formula="128029*logwidth/1668461"/>
          <draw:equation draw:name="f3407" draw:formula="279183*logheight/764002"/>
          <draw:equation draw:name="f3408" draw:formula="115286*logwidth/1668461"/>
          <draw:equation draw:name="f3409" draw:formula="279183*logheight/764002"/>
          <draw:equation draw:name="f3410" draw:formula="164071*logwidth/1668461"/>
          <draw:equation draw:name="f3411" draw:formula="279183*logheight/764002"/>
          <draw:equation draw:name="f3412" draw:formula="167280*logwidth/1668461"/>
          <draw:equation draw:name="f3413" draw:formula="280776*logheight/764002"/>
          <draw:equation draw:name="f3414" draw:formula="169655*logwidth/1668461"/>
          <draw:equation draw:name="f3415" draw:formula="280591*logheight/764002"/>
          <draw:equation draw:name="f3416" draw:formula="170879*logwidth/1668461"/>
          <draw:equation draw:name="f3417" draw:formula="279442*logheight/764002"/>
          <draw:equation draw:name="f3418" draw:formula="171361*logwidth/1668461"/>
          <draw:equation draw:name="f3419" draw:formula="279183*logheight/764002"/>
          <draw:equation draw:name="f3420" draw:formula="164071*logwidth/1668461"/>
          <draw:equation draw:name="f3421" draw:formula="279183*logheight/764002"/>
          <draw:equation draw:name="f3422" draw:formula="231351*logwidth/1668461"/>
          <draw:equation draw:name="f3423" draw:formula="279183*logheight/764002"/>
          <draw:equation draw:name="f3424" draw:formula="229421*logwidth/1668461"/>
          <draw:equation draw:name="f3425" draw:formula="283961*logheight/764002"/>
          <draw:equation draw:name="f3426" draw:formula="241442*logwidth/1668461"/>
          <draw:equation draw:name="f3427" draw:formula="283961*logheight/764002"/>
          <draw:equation draw:name="f3428" draw:formula="243426*logwidth/1668461"/>
          <draw:equation draw:name="f3429" draw:formula="279183*logheight/764002"/>
          <draw:equation draw:name="f3430" draw:formula="231351*logwidth/1668461"/>
          <draw:equation draw:name="f3431" draw:formula="279183*logheight/764002"/>
          <draw:equation draw:name="f3432" draw:formula="367764*logwidth/1668461"/>
          <draw:equation draw:name="f3433" draw:formula="279183*logheight/764002"/>
          <draw:equation draw:name="f3434" draw:formula="366410*logwidth/1668461"/>
          <draw:equation draw:name="f3435" draw:formula="283961*logheight/764002"/>
          <draw:equation draw:name="f3436" draw:formula="377670*logwidth/1668461"/>
          <draw:equation draw:name="f3437" draw:formula="283961*logheight/764002"/>
          <draw:equation draw:name="f3438" draw:formula="378300*logwidth/1668461"/>
          <draw:equation draw:name="f3439" draw:formula="281535*logheight/764002"/>
          <draw:equation draw:name="f3440" draw:formula="378412*logwidth/1668461"/>
          <draw:equation draw:name="f3441" draw:formula="281628*logheight/764002"/>
          <draw:equation draw:name="f3442" draw:formula="380026*logwidth/1668461"/>
          <draw:equation draw:name="f3443" draw:formula="282758*logheight/764002"/>
          <draw:equation draw:name="f3444" draw:formula="381769*logwidth/1668461"/>
          <draw:equation draw:name="f3445" draw:formula="283961*logheight/764002"/>
          <draw:equation draw:name="f3446" draw:formula="452350*logwidth/1668461"/>
          <draw:equation draw:name="f3447" draw:formula="283961*logheight/764002"/>
          <draw:equation draw:name="f3448" draw:formula="454205*logwidth/1668461"/>
          <draw:equation draw:name="f3449" draw:formula="279183*logheight/764002"/>
          <draw:equation draw:name="f3450" draw:formula="367764*logwidth/1668461"/>
          <draw:equation draw:name="f3451" draw:formula="279183*logheight/764002"/>
          <draw:equation draw:name="f3452" draw:formula="480898*logwidth/1668461"/>
          <draw:equation draw:name="f3453" draw:formula="279183*logheight/764002"/>
          <draw:equation draw:name="f3454" draw:formula="483347*logwidth/1668461"/>
          <draw:equation draw:name="f3455" draw:formula="283147*logheight/764002"/>
          <draw:equation draw:name="f3456" draw:formula="484144*logwidth/1668461"/>
          <draw:equation draw:name="f3457" draw:formula="283961*logheight/764002"/>
          <draw:equation draw:name="f3458" draw:formula="522060*logwidth/1668461"/>
          <draw:equation draw:name="f3459" draw:formula="283961*logheight/764002"/>
          <draw:equation draw:name="f3460" draw:formula="523247*logwidth/1668461"/>
          <draw:equation draw:name="f3461" draw:formula="283721*logheight/764002"/>
          <draw:equation draw:name="f3462" draw:formula="523989*logwidth/1668461"/>
          <draw:equation draw:name="f3463" draw:formula="283961*logheight/764002"/>
          <draw:equation draw:name="f3464" draw:formula="543355*logwidth/1668461"/>
          <draw:equation draw:name="f3465" draw:formula="283961*logheight/764002"/>
          <draw:equation draw:name="f3466" draw:formula="545135*logwidth/1668461"/>
          <draw:equation draw:name="f3467" draw:formula="279183*logheight/764002"/>
          <draw:equation draw:name="f3468" draw:formula="480898*logwidth/1668461"/>
          <draw:equation draw:name="f3469" draw:formula="279183*logheight/764002"/>
          <draw:equation draw:name="f3470" draw:formula="595665*logwidth/1668461"/>
          <draw:equation draw:name="f3471" draw:formula="279183*logheight/764002"/>
          <draw:equation draw:name="f3472" draw:formula="594923*logwidth/1668461"/>
          <draw:equation draw:name="f3473" draw:formula="283961*logheight/764002"/>
          <draw:equation draw:name="f3474" draw:formula="606145*logwidth/1668461"/>
          <draw:equation draw:name="f3475" draw:formula="283961*logheight/764002"/>
          <draw:equation draw:name="f3476" draw:formula="606887*logwidth/1668461"/>
          <draw:equation draw:name="f3477" draw:formula="279183*logheight/764002"/>
          <draw:equation draw:name="f3478" draw:formula="595665*logwidth/1668461"/>
          <draw:equation draw:name="f3479" draw:formula="279183*logheight/764002"/>
          <draw:equation draw:name="f3480" draw:formula="737940*logwidth/1668461"/>
          <draw:equation draw:name="f3481" draw:formula="279183*logheight/764002"/>
          <draw:equation draw:name="f3482" draw:formula="737272*logwidth/1668461"/>
          <draw:equation draw:name="f3483" draw:formula="283961*logheight/764002"/>
          <draw:equation draw:name="f3484" draw:formula="979604*logwidth/1668461"/>
          <draw:equation draw:name="f3485" draw:formula="283961*logheight/764002"/>
          <draw:equation draw:name="f3486" draw:formula="979307*logwidth/1668461"/>
          <draw:equation draw:name="f3487" draw:formula="282869*logheight/764002"/>
          <draw:equation draw:name="f3488" draw:formula="979307*logwidth/1668461"/>
          <draw:equation draw:name="f3489" draw:formula="282758*logheight/764002"/>
          <draw:equation draw:name="f3490" draw:formula="980142*logwidth/1668461"/>
          <draw:equation draw:name="f3491" draw:formula="283961*logheight/764002"/>
          <draw:equation draw:name="f3492" draw:formula="1048609*logwidth/1668461"/>
          <draw:equation draw:name="f3493" draw:formula="283961*logheight/764002"/>
          <draw:equation draw:name="f3494" draw:formula="1051669*logwidth/1668461"/>
          <draw:equation draw:name="f3495" draw:formula="280202*logheight/764002"/>
          <draw:equation draw:name="f3496" draw:formula="1052300*logwidth/1668461"/>
          <draw:equation draw:name="f3497" draw:formula="279183*logheight/764002"/>
          <draw:equation draw:name="f3498" draw:formula="737940*logwidth/1668461"/>
          <draw:equation draw:name="f3499" draw:formula="279183*logheight/764002"/>
          <draw:equation draw:name="f3500" draw:formula="1060035*logwidth/1668461"/>
          <draw:equation draw:name="f3501" draw:formula="279183*logheight/764002"/>
          <draw:equation draw:name="f3502" draw:formula="1060759*logwidth/1668461"/>
          <draw:equation draw:name="f3503" draw:formula="283961*logheight/764002"/>
          <draw:equation draw:name="f3504" draw:formula="1072445*logwidth/1668461"/>
          <draw:equation draw:name="f3505" draw:formula="283961*logheight/764002"/>
          <draw:equation draw:name="f3506" draw:formula="1071814*logwidth/1668461"/>
          <draw:equation draw:name="f3507" draw:formula="279183*logheight/764002"/>
          <draw:equation draw:name="f3508" draw:formula="1060035*logwidth/1668461"/>
          <draw:equation draw:name="f3509" draw:formula="279183*logheight/764002"/>
          <draw:equation draw:name="f3510" draw:formula="1108097*logwidth/1668461"/>
          <draw:equation draw:name="f3511" draw:formula="279183*logheight/764002"/>
          <draw:equation draw:name="f3512" draw:formula="1109229*logwidth/1668461"/>
          <draw:equation draw:name="f3513" draw:formula="282869*logheight/764002"/>
          <draw:equation draw:name="f3514" draw:formula="1109562*logwidth/1668461"/>
          <draw:equation draw:name="f3515" draw:formula="283961*logheight/764002"/>
          <draw:equation draw:name="f3516" draw:formula="1161705*logwidth/1668461"/>
          <draw:equation draw:name="f3517" draw:formula="283961*logheight/764002"/>
          <draw:equation draw:name="f3518" draw:formula="1164636*logwidth/1668461"/>
          <draw:equation draw:name="f3519" draw:formula="279183*logheight/764002"/>
          <draw:equation draw:name="f3520" draw:formula="1108097*logwidth/1668461"/>
          <draw:equation draw:name="f3521" draw:formula="279183*logheight/764002"/>
          <draw:equation draw:name="f3522" draw:formula="1195614*logwidth/1668461"/>
          <draw:equation draw:name="f3523" draw:formula="279183*logheight/764002"/>
          <draw:equation draw:name="f3524" draw:formula="1197506*logwidth/1668461"/>
          <draw:equation draw:name="f3525" draw:formula="283961*logheight/764002"/>
          <draw:equation draw:name="f3526" draw:formula="1264934*logwidth/1668461"/>
          <draw:equation draw:name="f3527" draw:formula="283961*logheight/764002"/>
          <draw:equation draw:name="f3528" draw:formula="1264804*logwidth/1668461"/>
          <draw:equation draw:name="f3529" draw:formula="283813*logheight/764002"/>
          <draw:equation draw:name="f3530" draw:formula="1271723*logwidth/1668461"/>
          <draw:equation draw:name="f3531" draw:formula="279350*logheight/764002"/>
          <draw:equation draw:name="f3532" draw:formula="1271816*logwidth/1668461"/>
          <draw:equation draw:name="f3533" draw:formula="279183*logheight/764002"/>
          <draw:equation draw:name="f3534" draw:formula="1195614*logwidth/1668461"/>
          <draw:equation draw:name="f3535" draw:formula="279183*logheight/764002"/>
          <draw:equation draw:name="f3536" draw:formula="1287045*logwidth/1668461"/>
          <draw:equation draw:name="f3537" draw:formula="279183*logheight/764002"/>
          <draw:equation draw:name="f3538" draw:formula="1288325*logwidth/1668461"/>
          <draw:equation draw:name="f3539" draw:formula="283961*logheight/764002"/>
          <draw:equation draw:name="f3540" draw:formula="1300660*logwidth/1668461"/>
          <draw:equation draw:name="f3541" draw:formula="283961*logheight/764002"/>
          <draw:equation draw:name="f3542" draw:formula="1299232*logwidth/1668461"/>
          <draw:equation draw:name="f3543" draw:formula="279183*logheight/764002"/>
          <draw:equation draw:name="f3544" draw:formula="1287045*logwidth/1668461"/>
          <draw:equation draw:name="f3545" draw:formula="279183*logheight/764002"/>
          <draw:equation draw:name="f3546" draw:formula="1301903*logwidth/1668461"/>
          <draw:equation draw:name="f3547" draw:formula="279183*logheight/764002"/>
          <draw:equation draw:name="f3548" draw:formula="1303035*logwidth/1668461"/>
          <draw:equation draw:name="f3549" draw:formula="283961*logheight/764002"/>
          <draw:equation draw:name="f3550" draw:formula="1326500*logwidth/1668461"/>
          <draw:equation draw:name="f3551" draw:formula="283961*logheight/764002"/>
          <draw:equation draw:name="f3552" draw:formula="1326055*logwidth/1668461"/>
          <draw:equation draw:name="f3553" draw:formula="282295*logheight/764002"/>
          <draw:equation draw:name="f3554" draw:formula="1324960*logwidth/1668461"/>
          <draw:equation draw:name="f3555" draw:formula="279183*logheight/764002"/>
          <draw:equation draw:name="f3556" draw:formula="1301903*logwidth/1668461"/>
          <draw:equation draw:name="f3557" draw:formula="279183*logheight/764002"/>
          <draw:equation draw:name="f3558" draw:formula="1428430*logwidth/1668461"/>
          <draw:equation draw:name="f3559" draw:formula="279183*logheight/764002"/>
          <draw:equation draw:name="f3560" draw:formula="1429970*logwidth/1668461"/>
          <draw:equation draw:name="f3561" draw:formula="283961*logheight/764002"/>
          <draw:equation draw:name="f3562" draw:formula="1442750*logwidth/1668461"/>
          <draw:equation draw:name="f3563" draw:formula="283961*logheight/764002"/>
          <draw:equation draw:name="f3564" draw:formula="1441266*logwidth/1668461"/>
          <draw:equation draw:name="f3565" draw:formula="279183*logheight/764002"/>
          <draw:equation draw:name="f3566" draw:formula="1428430*logwidth/1668461"/>
          <draw:equation draw:name="f3567" draw:formula="279183*logheight/764002"/>
          <draw:equation draw:name="f3568" draw:formula="1545311*logwidth/1668461"/>
          <draw:equation draw:name="f3569" draw:formula="279183*logheight/764002"/>
          <draw:equation draw:name="f3570" draw:formula="1546980*logwidth/1668461"/>
          <draw:equation draw:name="f3571" draw:formula="283961*logheight/764002"/>
          <draw:equation draw:name="f3572" draw:formula="1559353*logwidth/1668461"/>
          <draw:equation draw:name="f3573" draw:formula="283961*logheight/764002"/>
          <draw:equation draw:name="f3574" draw:formula="1557758*logwidth/1668461"/>
          <draw:equation draw:name="f3575" draw:formula="279183*logheight/764002"/>
          <draw:equation draw:name="f3576" draw:formula="1545311*logwidth/1668461"/>
          <draw:equation draw:name="f3577" draw:formula="279183*logheight/764002"/>
          <draw:equation draw:name="f3578" draw:formula="1638263*logwidth/1668461"/>
          <draw:equation draw:name="f3579" draw:formula="279183*logheight/764002"/>
          <draw:equation draw:name="f3580" draw:formula="1639895*logwidth/1668461"/>
          <draw:equation draw:name="f3581" draw:formula="283961*logheight/764002"/>
          <draw:equation draw:name="f3582" draw:formula="1652491*logwidth/1668461"/>
          <draw:equation draw:name="f3583" draw:formula="283961*logheight/764002"/>
          <draw:equation draw:name="f3584" draw:formula="1650951*logwidth/1668461"/>
          <draw:equation draw:name="f3585" draw:formula="279183*logheight/764002"/>
          <draw:equation draw:name="f3586" draw:formula="1638263*logwidth/1668461"/>
          <draw:equation draw:name="f3587" draw:formula="279183*logheight/764002"/>
          <draw:equation draw:name="f3588" draw:formula="14394*logwidth/1668461"/>
          <draw:equation draw:name="f3589" draw:formula="288777*logheight/764002"/>
          <draw:equation draw:name="f3590" draw:formula="12818*logwidth/1668461"/>
          <draw:equation draw:name="f3591" draw:formula="293574*logheight/764002"/>
          <draw:equation draw:name="f3592" draw:formula="24634*logwidth/1668461"/>
          <draw:equation draw:name="f3593" draw:formula="293574*logheight/764002"/>
          <draw:equation draw:name="f3594" draw:formula="26266*logwidth/1668461"/>
          <draw:equation draw:name="f3595" draw:formula="288777*logheight/764002"/>
          <draw:equation draw:name="f3596" draw:formula="14394*logwidth/1668461"/>
          <draw:equation draw:name="f3597" draw:formula="288777*logheight/764002"/>
          <draw:equation draw:name="f3598" draw:formula="111186*logwidth/1668461"/>
          <draw:equation draw:name="f3599" draw:formula="288777*logheight/764002"/>
          <draw:equation draw:name="f3600" draw:formula="109183*logwidth/1668461"/>
          <draw:equation draw:name="f3601" draw:formula="293574*logheight/764002"/>
          <draw:equation draw:name="f3602" draw:formula="121667*logwidth/1668461"/>
          <draw:equation draw:name="f3603" draw:formula="293574*logheight/764002"/>
          <draw:equation draw:name="f3604" draw:formula="123763*logwidth/1668461"/>
          <draw:equation draw:name="f3605" draw:formula="288777*logheight/764002"/>
          <draw:equation draw:name="f3606" draw:formula="111186*logwidth/1668461"/>
          <draw:equation draw:name="f3607" draw:formula="288777*logheight/764002"/>
          <draw:equation draw:name="f3608" draw:formula="227548*logwidth/1668461"/>
          <draw:equation draw:name="f3609" draw:formula="288777*logheight/764002"/>
          <draw:equation draw:name="f3610" draw:formula="225674*logwidth/1668461"/>
          <draw:equation draw:name="f3611" draw:formula="293574*logheight/764002"/>
          <draw:equation draw:name="f3612" draw:formula="237509*logwidth/1668461"/>
          <draw:equation draw:name="f3613" draw:formula="293574*logheight/764002"/>
          <draw:equation draw:name="f3614" draw:formula="239475*logwidth/1668461"/>
          <draw:equation draw:name="f3615" draw:formula="288777*logheight/764002"/>
          <draw:equation draw:name="f3616" draw:formula="227548*logwidth/1668461"/>
          <draw:equation draw:name="f3617" draw:formula="288777*logheight/764002"/>
          <draw:equation draw:name="f3618" draw:formula="365037*logwidth/1668461"/>
          <draw:equation draw:name="f3619" draw:formula="288777*logheight/764002"/>
          <draw:equation draw:name="f3620" draw:formula="363795*logwidth/1668461"/>
          <draw:equation draw:name="f3621" draw:formula="293574*logheight/764002"/>
          <draw:equation draw:name="f3622" draw:formula="375184*logwidth/1668461"/>
          <draw:equation draw:name="f3623" draw:formula="293574*logheight/764002"/>
          <draw:equation draw:name="f3624" draw:formula="376427*logwidth/1668461"/>
          <draw:equation draw:name="f3625" draw:formula="288777*logheight/764002"/>
          <draw:equation draw:name="f3626" draw:formula="365037*logwidth/1668461"/>
          <draw:equation draw:name="f3627" draw:formula="288777*logheight/764002"/>
          <draw:equation draw:name="f3628" draw:formula="388855*logwidth/1668461"/>
          <draw:equation draw:name="f3629" draw:formula="288777*logheight/764002"/>
          <draw:equation draw:name="f3630" draw:formula="397425*logwidth/1668461"/>
          <draw:equation draw:name="f3631" draw:formula="293574*logheight/764002"/>
          <draw:equation draw:name="f3632" draw:formula="469435*logwidth/1668461"/>
          <draw:equation draw:name="f3633" draw:formula="293574*logheight/764002"/>
          <draw:equation draw:name="f3634" draw:formula="467580*logwidth/1668461"/>
          <draw:equation draw:name="f3635" draw:formula="289870*logheight/764002"/>
          <draw:equation draw:name="f3636" draw:formula="466337*logwidth/1668461"/>
          <draw:equation draw:name="f3637" draw:formula="288777*logheight/764002"/>
          <draw:equation draw:name="f3638" draw:formula="388855*logwidth/1668461"/>
          <draw:equation draw:name="f3639" draw:formula="288777*logheight/764002"/>
          <draw:equation draw:name="f3640" draw:formula="594292*logwidth/1668461"/>
          <draw:equation draw:name="f3641" draw:formula="288777*logheight/764002"/>
          <draw:equation draw:name="f3642" draw:formula="593754*logwidth/1668461"/>
          <draw:equation draw:name="f3643" draw:formula="293574*logheight/764002"/>
          <draw:equation draw:name="f3644" draw:formula="604791*logwidth/1668461"/>
          <draw:equation draw:name="f3645" draw:formula="293574*logheight/764002"/>
          <draw:equation draw:name="f3646" draw:formula="605385*logwidth/1668461"/>
          <draw:equation draw:name="f3647" draw:formula="288777*logheight/764002"/>
          <draw:equation draw:name="f3648" draw:formula="594292*logwidth/1668461"/>
          <draw:equation draw:name="f3649" draw:formula="288777*logheight/764002"/>
          <draw:equation draw:name="f3650" draw:formula="736085*logwidth/1668461"/>
          <draw:equation draw:name="f3651" draw:formula="288777*logheight/764002"/>
          <draw:equation draw:name="f3652" draw:formula="735028*logwidth/1668461"/>
          <draw:equation draw:name="f3653" draw:formula="292055*logheight/764002"/>
          <draw:equation draw:name="f3654" draw:formula="732245*logwidth/1668461"/>
          <draw:equation draw:name="f3655" draw:formula="293574*logheight/764002"/>
          <draw:equation draw:name="f3656" draw:formula="1034808*logwidth/1668461"/>
          <draw:equation draw:name="f3657" draw:formula="293574*logheight/764002"/>
          <draw:equation draw:name="f3658" draw:formula="1037052*logwidth/1668461"/>
          <draw:equation draw:name="f3659" draw:formula="291777*logheight/764002"/>
          <draw:equation draw:name="f3660" draw:formula="1035809*logwidth/1668461"/>
          <draw:equation draw:name="f3661" draw:formula="291777*logheight/764002"/>
          <draw:equation draw:name="f3662" draw:formula="1036106*logwidth/1668461"/>
          <draw:equation draw:name="f3663" draw:formula="291592*logheight/764002"/>
          <draw:equation draw:name="f3664" draw:formula="1038369*logwidth/1668461"/>
          <draw:equation draw:name="f3665" draw:formula="291018*logheight/764002"/>
          <draw:equation draw:name="f3666" draw:formula="1044138*logwidth/1668461"/>
          <draw:equation draw:name="f3667" draw:formula="288777*logheight/764002"/>
          <draw:equation draw:name="f3668" draw:formula="983444*logwidth/1668461"/>
          <draw:equation draw:name="f3669" draw:formula="288777*logheight/764002"/>
          <draw:equation draw:name="f3670" draw:formula="983666*logwidth/1668461"/>
          <draw:equation draw:name="f3671" draw:formula="289314*logheight/764002"/>
          <draw:equation draw:name="f3672" draw:formula="983388*logwidth/1668461"/>
          <draw:equation draw:name="f3673" draw:formula="290259*logheight/764002"/>
          <draw:equation draw:name="f3674" draw:formula="982182*logwidth/1668461"/>
          <draw:equation draw:name="f3675" draw:formula="288777*logheight/764002"/>
          <draw:equation draw:name="f3676" draw:formula="736085*logwidth/1668461"/>
          <draw:equation draw:name="f3677" draw:formula="288777*logheight/764002"/>
          <draw:equation draw:name="f3678" draw:formula="1061482*logwidth/1668461"/>
          <draw:equation draw:name="f3679" draw:formula="288777*logheight/764002"/>
          <draw:equation draw:name="f3680" draw:formula="1062057*logwidth/1668461"/>
          <draw:equation draw:name="f3681" draw:formula="293574*logheight/764002"/>
          <draw:equation draw:name="f3682" draw:formula="1073706*logwidth/1668461"/>
          <draw:equation draw:name="f3683" draw:formula="293574*logheight/764002"/>
          <draw:equation draw:name="f3684" draw:formula="1073075*logwidth/1668461"/>
          <draw:equation draw:name="f3685" draw:formula="288777*logheight/764002"/>
          <draw:equation draw:name="f3686" draw:formula="1061482*logwidth/1668461"/>
          <draw:equation draw:name="f3687" draw:formula="288777*logheight/764002"/>
          <draw:equation draw:name="f3688" draw:formula="1111046*logwidth/1668461"/>
          <draw:equation draw:name="f3689" draw:formula="288777*logheight/764002"/>
          <draw:equation draw:name="f3690" draw:formula="1111510*logwidth/1668461"/>
          <draw:equation draw:name="f3691" draw:formula="290259*logheight/764002"/>
          <draw:equation draw:name="f3692" draw:formula="1113031*logwidth/1668461"/>
          <draw:equation draw:name="f3693" draw:formula="293574*logheight/764002"/>
          <draw:equation draw:name="f3694" draw:formula="1154286*logwidth/1668461"/>
          <draw:equation draw:name="f3695" draw:formula="293574*logheight/764002"/>
          <draw:equation draw:name="f3696" draw:formula="1156808*logwidth/1668461"/>
          <draw:equation draw:name="f3697" draw:formula="291870*logheight/764002"/>
          <draw:equation draw:name="f3698" draw:formula="1159183*logwidth/1668461"/>
          <draw:equation draw:name="f3699" draw:formula="289110*logheight/764002"/>
          <draw:equation draw:name="f3700" draw:formula="1159350*logwidth/1668461"/>
          <draw:equation draw:name="f3701" draw:formula="288777*logheight/764002"/>
          <draw:equation draw:name="f3702" draw:formula="1111046*logwidth/1668461"/>
          <draw:equation draw:name="f3703" draw:formula="288777*logheight/764002"/>
          <draw:equation draw:name="f3704" draw:formula="1197636*logwidth/1668461"/>
          <draw:equation draw:name="f3705" draw:formula="288777*logheight/764002"/>
          <draw:equation draw:name="f3706" draw:formula="1198953*logwidth/1668461"/>
          <draw:equation draw:name="f3707" draw:formula="293574*logheight/764002"/>
          <draw:equation draw:name="f3708" draw:formula="1271352*logwidth/1668461"/>
          <draw:equation draw:name="f3709" draw:formula="293574*logheight/764002"/>
          <draw:equation draw:name="f3710" draw:formula="1269274*logwidth/1668461"/>
          <draw:equation draw:name="f3711" draw:formula="288777*logheight/764002"/>
          <draw:equation draw:name="f3712" draw:formula="1197636*logwidth/1668461"/>
          <draw:equation draw:name="f3713" draw:formula="288777*logheight/764002"/>
          <draw:equation draw:name="f3714" draw:formula="1289623*logwidth/1668461"/>
          <draw:equation draw:name="f3715" draw:formula="288777*logheight/764002"/>
          <draw:equation draw:name="f3716" draw:formula="1290903*logwidth/1668461"/>
          <draw:equation draw:name="f3717" draw:formula="293574*logheight/764002"/>
          <draw:equation draw:name="f3718" draw:formula="1303053*logwidth/1668461"/>
          <draw:equation draw:name="f3719" draw:formula="293574*logheight/764002"/>
          <draw:equation draw:name="f3720" draw:formula="1301866*logwidth/1668461"/>
          <draw:equation draw:name="f3721" draw:formula="288777*logheight/764002"/>
          <draw:equation draw:name="f3722" draw:formula="1289623*logwidth/1668461"/>
          <draw:equation draw:name="f3723" draw:formula="288777*logheight/764002"/>
          <draw:equation draw:name="f3724" draw:formula="1304185*logwidth/1668461"/>
          <draw:equation draw:name="f3725" draw:formula="288777*logheight/764002"/>
          <draw:equation draw:name="f3726" draw:formula="1305168*logwidth/1668461"/>
          <draw:equation draw:name="f3727" draw:formula="292907*logheight/764002"/>
          <draw:equation draw:name="f3728" draw:formula="1305279*logwidth/1668461"/>
          <draw:equation draw:name="f3729" draw:formula="293574*logheight/764002"/>
          <draw:equation draw:name="f3730" draw:formula="1325350*logwidth/1668461"/>
          <draw:equation draw:name="f3731" draw:formula="293574*logheight/764002"/>
          <draw:equation draw:name="f3732" draw:formula="1325109*logwidth/1668461"/>
          <draw:equation draw:name="f3733" draw:formula="293481*logheight/764002"/>
          <draw:equation draw:name="f3734" draw:formula="1326630*logwidth/1668461"/>
          <draw:equation draw:name="f3735" draw:formula="288777*logheight/764002"/>
          <draw:equation draw:name="f3736" draw:formula="1304185*logwidth/1668461"/>
          <draw:equation draw:name="f3737" draw:formula="288777*logheight/764002"/>
          <draw:equation draw:name="f3738" draw:formula="1431528*logwidth/1668461"/>
          <draw:equation draw:name="f3739" draw:formula="288777*logheight/764002"/>
          <draw:equation draw:name="f3740" draw:formula="1433086*logwidth/1668461"/>
          <draw:equation draw:name="f3741" draw:formula="293574*logheight/764002"/>
          <draw:equation draw:name="f3742" draw:formula="1445737*logwidth/1668461"/>
          <draw:equation draw:name="f3743" draw:formula="293574*logheight/764002"/>
          <draw:equation draw:name="f3744" draw:formula="1444253*logwidth/1668461"/>
          <draw:equation draw:name="f3745" draw:formula="288777*logheight/764002"/>
          <draw:equation draw:name="f3746" draw:formula="1431528*logwidth/1668461"/>
          <draw:equation draw:name="f3747" draw:formula="288777*logheight/764002"/>
          <draw:equation draw:name="f3748" draw:formula="1548668*logwidth/1668461"/>
          <draw:equation draw:name="f3749" draw:formula="288777*logheight/764002"/>
          <draw:equation draw:name="f3750" draw:formula="1550338*logwidth/1668461"/>
          <draw:equation draw:name="f3751" draw:formula="293574*logheight/764002"/>
          <draw:equation draw:name="f3752" draw:formula="1562562*logwidth/1668461"/>
          <draw:equation draw:name="f3753" draw:formula="293574*logheight/764002"/>
          <draw:equation draw:name="f3754" draw:formula="1560967*logwidth/1668461"/>
          <draw:equation draw:name="f3755" draw:formula="288777*logheight/764002"/>
          <draw:equation draw:name="f3756" draw:formula="1548668*logwidth/1668461"/>
          <draw:equation draw:name="f3757" draw:formula="288777*logheight/764002"/>
          <draw:equation draw:name="f3758" draw:formula="1641509*logwidth/1668461"/>
          <draw:equation draw:name="f3759" draw:formula="288777*logheight/764002"/>
          <draw:equation draw:name="f3760" draw:formula="1643142*logwidth/1668461"/>
          <draw:equation draw:name="f3761" draw:formula="293574*logheight/764002"/>
          <draw:equation draw:name="f3762" draw:formula="1655607*logwidth/1668461"/>
          <draw:equation draw:name="f3763" draw:formula="293574*logheight/764002"/>
          <draw:equation draw:name="f3764" draw:formula="1654049*logwidth/1668461"/>
          <draw:equation draw:name="f3765" draw:formula="288777*logheight/764002"/>
          <draw:equation draw:name="f3766" draw:formula="1641509*logwidth/1668461"/>
          <draw:equation draw:name="f3767" draw:formula="288777*logheight/764002"/>
          <draw:equation draw:name="f3768" draw:formula="11389*logwidth/1668461"/>
          <draw:equation draw:name="f3769" draw:formula="298389*logheight/764002"/>
          <draw:equation draw:name="f3770" draw:formula="10165*logwidth/1668461"/>
          <draw:equation draw:name="f3771" draw:formula="303186*logheight/764002"/>
          <draw:equation draw:name="f3772" draw:formula="21889*logwidth/1668461"/>
          <draw:equation draw:name="f3773" draw:formula="303186*logheight/764002"/>
          <draw:equation draw:name="f3774" draw:formula="23187*logwidth/1668461"/>
          <draw:equation draw:name="f3775" draw:formula="298389*logheight/764002"/>
          <draw:equation draw:name="f3776" draw:formula="11389*logwidth/1668461"/>
          <draw:equation draw:name="f3777" draw:formula="298389*logheight/764002"/>
          <draw:equation draw:name="f3778" draw:formula="107346*logwidth/1668461"/>
          <draw:equation draw:name="f3779" draw:formula="298389*logheight/764002"/>
          <draw:equation draw:name="f3780" draw:formula="105696*logwidth/1668461"/>
          <draw:equation draw:name="f3781" draw:formula="303186*logheight/764002"/>
          <draw:equation draw:name="f3782" draw:formula="117994*logwidth/1668461"/>
          <draw:equation draw:name="f3783" draw:formula="303186*logheight/764002"/>
          <draw:equation draw:name="f3784" draw:formula="119738*logwidth/1668461"/>
          <draw:equation draw:name="f3785" draw:formula="298389*logheight/764002"/>
          <draw:equation draw:name="f3786" draw:formula="107346*logwidth/1668461"/>
          <draw:equation draw:name="f3787" draw:formula="298389*logheight/764002"/>
          <draw:equation draw:name="f3788" draw:formula="223968*logwidth/1668461"/>
          <draw:equation draw:name="f3789" draw:formula="298389*logheight/764002"/>
          <draw:equation draw:name="f3790" draw:formula="222428*logwidth/1668461"/>
          <draw:equation draw:name="f3791" draw:formula="303186*logheight/764002"/>
          <draw:equation draw:name="f3792" draw:formula="234152*logwidth/1668461"/>
          <draw:equation draw:name="f3793" draw:formula="303186*logheight/764002"/>
          <draw:equation draw:name="f3794" draw:formula="235747*logwidth/1668461"/>
          <draw:equation draw:name="f3795" draw:formula="298389*logheight/764002"/>
          <draw:equation draw:name="f3796" draw:formula="223968*logwidth/1668461"/>
          <draw:equation draw:name="f3797" draw:formula="298389*logheight/764002"/>
          <draw:equation draw:name="f3798" draw:formula="362756*logwidth/1668461"/>
          <draw:equation draw:name="f3799" draw:formula="298389*logheight/764002"/>
          <draw:equation draw:name="f3800" draw:formula="361717*logwidth/1668461"/>
          <draw:equation draw:name="f3801" draw:formula="303186*logheight/764002"/>
          <draw:equation draw:name="f3802" draw:formula="372847*logwidth/1668461"/>
          <draw:equation draw:name="f3803" draw:formula="303186*logheight/764002"/>
          <draw:equation draw:name="f3804" draw:formula="373941*logwidth/1668461"/>
          <draw:equation draw:name="f3805" draw:formula="298389*logheight/764002"/>
          <draw:equation draw:name="f3806" draw:formula="362756*logwidth/1668461"/>
          <draw:equation draw:name="f3807" draw:formula="298389*logheight/764002"/>
          <draw:equation draw:name="f3808" draw:formula="418813*logwidth/1668461"/>
          <draw:equation draw:name="f3809" draw:formula="298389*logheight/764002"/>
          <draw:equation draw:name="f3810" draw:formula="421762*logwidth/1668461"/>
          <draw:equation draw:name="f3811" draw:formula="303186*logheight/764002"/>
          <draw:equation draw:name="f3812" draw:formula="469026*logwidth/1668461"/>
          <draw:equation draw:name="f3813" draw:formula="303186*logheight/764002"/>
          <draw:equation draw:name="f3814" draw:formula="469286*logwidth/1668461"/>
          <draw:equation draw:name="f3815" draw:formula="302482*logheight/764002"/>
          <draw:equation draw:name="f3816" draw:formula="470640*logwidth/1668461"/>
          <draw:equation draw:name="f3817" draw:formula="298389*logheight/764002"/>
          <draw:equation draw:name="f3818" draw:formula="418813*logwidth/1668461"/>
          <draw:equation draw:name="f3819" draw:formula="298389*logheight/764002"/>
          <draw:equation draw:name="f3820" draw:formula="522449*logwidth/1668461"/>
          <draw:equation draw:name="f3821" draw:formula="298389*logheight/764002"/>
          <draw:equation draw:name="f3822" draw:formula="517830*logwidth/1668461"/>
          <draw:equation draw:name="f3823" draw:formula="303186*logheight/764002"/>
          <draw:equation draw:name="f3824" draw:formula="523340*logwidth/1668461"/>
          <draw:equation draw:name="f3825" draw:formula="303186*logheight/764002"/>
          <draw:equation draw:name="f3826" draw:formula="523340*logwidth/1668461"/>
          <draw:equation draw:name="f3827" draw:formula="298389*logheight/764002"/>
          <draw:equation draw:name="f3828" draw:formula="522449*logwidth/1668461"/>
          <draw:equation draw:name="f3829" draw:formula="298389*logheight/764002"/>
          <draw:equation draw:name="f3830" draw:formula="593216*logwidth/1668461"/>
          <draw:equation draw:name="f3831" draw:formula="298389*logheight/764002"/>
          <draw:equation draw:name="f3832" draw:formula="592678*logwidth/1668461"/>
          <draw:equation draw:name="f3833" draw:formula="303186*logheight/764002"/>
          <draw:equation draw:name="f3834" draw:formula="603752*logwidth/1668461"/>
          <draw:equation draw:name="f3835" draw:formula="303186*logheight/764002"/>
          <draw:equation draw:name="f3836" draw:formula="604272*logwidth/1668461"/>
          <draw:equation draw:name="f3837" draw:formula="298389*logheight/764002"/>
          <draw:equation draw:name="f3838" draw:formula="593216*logwidth/1668461"/>
          <draw:equation draw:name="f3839" draw:formula="298389*logheight/764002"/>
          <draw:equation draw:name="f3840" draw:formula="731318*logwidth/1668461"/>
          <draw:equation draw:name="f3841" draw:formula="298389*logheight/764002"/>
          <draw:equation draw:name="f3842" draw:formula="733507*logwidth/1668461"/>
          <draw:equation draw:name="f3843" draw:formula="301260*logheight/764002"/>
          <draw:equation draw:name="f3844" draw:formula="734935*logwidth/1668461"/>
          <draw:equation draw:name="f3845" draw:formula="303186*logheight/764002"/>
          <draw:equation draw:name="f3846" draw:formula="1021860*logwidth/1668461"/>
          <draw:equation draw:name="f3847" draw:formula="303186*logheight/764002"/>
          <draw:equation draw:name="f3848" draw:formula="1028408*logwidth/1668461"/>
          <draw:equation draw:name="f3849" draw:formula="298593*logheight/764002"/>
          <draw:equation draw:name="f3850" draw:formula="1028593*logwidth/1668461"/>
          <draw:equation draw:name="f3851" draw:formula="298408*logheight/764002"/>
          <draw:equation draw:name="f3852" draw:formula="1028705*logwidth/1668461"/>
          <draw:equation draw:name="f3853" draw:formula="298389*logheight/764002"/>
          <draw:equation draw:name="f3854" draw:formula="731318*logwidth/1668461"/>
          <draw:equation draw:name="f3855" draw:formula="298389*logheight/764002"/>
          <draw:equation draw:name="f3856" draw:formula="1062595*logwidth/1668461"/>
          <draw:equation draw:name="f3857" draw:formula="298389*logheight/764002"/>
          <draw:equation draw:name="f3858" draw:formula="1063151*logwidth/1668461"/>
          <draw:equation draw:name="f3859" draw:formula="303186*logheight/764002"/>
          <draw:equation draw:name="f3860" draw:formula="1074875*logwidth/1668461"/>
          <draw:equation draw:name="f3861" draw:formula="303186*logheight/764002"/>
          <draw:equation draw:name="f3862" draw:formula="1074337*logwidth/1668461"/>
          <draw:equation draw:name="f3863" draw:formula="298389*logheight/764002"/>
          <draw:equation draw:name="f3864" draw:formula="1062595*logwidth/1668461"/>
          <draw:equation draw:name="f3865" draw:formula="298389*logheight/764002"/>
          <draw:equation draw:name="f3866" draw:formula="1116185*logwidth/1668461"/>
          <draw:equation draw:name="f3867" draw:formula="298389*logheight/764002"/>
          <draw:equation draw:name="f3868" draw:formula="1116834*logwidth/1668461"/>
          <draw:equation draw:name="f3869" draw:formula="299834*logheight/764002"/>
          <draw:equation draw:name="f3870" draw:formula="1117780*logwidth/1668461"/>
          <draw:equation draw:name="f3871" draw:formula="303186*logheight/764002"/>
          <draw:equation draw:name="f3872" draw:formula="1153729*logwidth/1668461"/>
          <draw:equation draw:name="f3873" draw:formula="303186*logheight/764002"/>
          <draw:equation draw:name="f3874" draw:formula="1152820*logwidth/1668461"/>
          <draw:equation draw:name="f3875" draw:formula="298704*logheight/764002"/>
          <draw:equation draw:name="f3876" draw:formula="1152746*logwidth/1668461"/>
          <draw:equation draw:name="f3877" draw:formula="298389*logheight/764002"/>
          <draw:equation draw:name="f3878" draw:formula="1116185*logwidth/1668461"/>
          <draw:equation draw:name="f3879" draw:formula="298389*logheight/764002"/>
          <draw:equation draw:name="f3880" draw:formula="1213885*logwidth/1668461"/>
          <draw:equation draw:name="f3881" draw:formula="298389*logheight/764002"/>
          <draw:equation draw:name="f3882" draw:formula="1215425*logwidth/1668461"/>
          <draw:equation draw:name="f3883" draw:formula="303186*logheight/764002"/>
          <draw:equation draw:name="f3884" draw:formula="1275043*logwidth/1668461"/>
          <draw:equation draw:name="f3885" draw:formula="303186*logheight/764002"/>
          <draw:equation draw:name="f3886" draw:formula="1273726*logwidth/1668461"/>
          <draw:equation draw:name="f3887" draw:formula="298389*logheight/764002"/>
          <draw:equation draw:name="f3888" draw:formula="1213885*logwidth/1668461"/>
          <draw:equation draw:name="f3889" draw:formula="298389*logheight/764002"/>
          <draw:equation draw:name="f3890" draw:formula="1292165*logwidth/1668461"/>
          <draw:equation draw:name="f3891" draw:formula="298389*logheight/764002"/>
          <draw:equation draw:name="f3892" draw:formula="1293166*logwidth/1668461"/>
          <draw:equation draw:name="f3893" draw:formula="303186*logheight/764002"/>
          <draw:equation draw:name="f3894" draw:formula="1305279*logwidth/1668461"/>
          <draw:equation draw:name="f3895" draw:formula="303186*logheight/764002"/>
          <draw:equation draw:name="f3896" draw:formula="1304259*logwidth/1668461"/>
          <draw:equation draw:name="f3897" draw:formula="298389*logheight/764002"/>
          <draw:equation draw:name="f3898" draw:formula="1292165*logwidth/1668461"/>
          <draw:equation draw:name="f3899" draw:formula="298389*logheight/764002"/>
          <draw:equation draw:name="f3900" draw:formula="1309471*logwidth/1668461"/>
          <draw:equation draw:name="f3901" draw:formula="298389*logheight/764002"/>
          <draw:equation draw:name="f3902" draw:formula="1309917*logwidth/1668461"/>
          <draw:equation draw:name="f3903" draw:formula="301630*logheight/764002"/>
          <draw:equation draw:name="f3904" draw:formula="1310213*logwidth/1668461"/>
          <draw:equation draw:name="f3905" draw:formula="303186*logheight/764002"/>
          <draw:equation draw:name="f3906" draw:formula="1336814*logwidth/1668461"/>
          <draw:equation draw:name="f3907" draw:formula="303186*logheight/764002"/>
          <draw:equation draw:name="f3908" draw:formula="1336498*logwidth/1668461"/>
          <draw:equation draw:name="f3909" draw:formula="302112*logheight/764002"/>
          <draw:equation draw:name="f3910" draw:formula="1334810*logwidth/1668461"/>
          <draw:equation draw:name="f3911" draw:formula="298389*logheight/764002"/>
          <draw:equation draw:name="f3912" draw:formula="1309471*logwidth/1668461"/>
          <draw:equation draw:name="f3913" draw:formula="298389*logheight/764002"/>
          <draw:equation draw:name="f3914" draw:formula="1434421*logwidth/1668461"/>
          <draw:equation draw:name="f3915" draw:formula="298389*logheight/764002"/>
          <draw:equation draw:name="f3916" draw:formula="1435683*logwidth/1668461"/>
          <draw:equation draw:name="f3917" draw:formula="303186*logheight/764002"/>
          <draw:equation draw:name="f3918" draw:formula="1448222*logwidth/1668461"/>
          <draw:equation draw:name="f3919" draw:formula="303186*logheight/764002"/>
          <draw:equation draw:name="f3920" draw:formula="1447017*logwidth/1668461"/>
          <draw:equation draw:name="f3921" draw:formula="298389*logheight/764002"/>
          <draw:equation draw:name="f3922" draw:formula="1434421*logwidth/1668461"/>
          <draw:equation draw:name="f3923" draw:formula="298389*logheight/764002"/>
          <draw:equation draw:name="f3924" draw:formula="1551766*logwidth/1668461"/>
          <draw:equation draw:name="f3925" draw:formula="298389*logheight/764002"/>
          <draw:equation draw:name="f3926" draw:formula="1553139*logwidth/1668461"/>
          <draw:equation draw:name="f3927" draw:formula="303186*logheight/764002"/>
          <draw:equation draw:name="f3928" draw:formula="1565233*logwidth/1668461"/>
          <draw:equation draw:name="f3929" draw:formula="303186*logheight/764002"/>
          <draw:equation draw:name="f3930" draw:formula="1563935*logwidth/1668461"/>
          <draw:equation draw:name="f3931" draw:formula="298389*logheight/764002"/>
          <draw:equation draw:name="f3932" draw:formula="1551766*logwidth/1668461"/>
          <draw:equation draw:name="f3933" draw:formula="298389*logheight/764002"/>
          <draw:equation draw:name="f3934" draw:formula="1644514*logwidth/1668461"/>
          <draw:equation draw:name="f3935" draw:formula="298389*logheight/764002"/>
          <draw:equation draw:name="f3936" draw:formula="1645831*logwidth/1668461"/>
          <draw:equation draw:name="f3937" draw:formula="303186*logheight/764002"/>
          <draw:equation draw:name="f3938" draw:formula="1658297*logwidth/1668461"/>
          <draw:equation draw:name="f3939" draw:formula="303186*logheight/764002"/>
          <draw:equation draw:name="f3940" draw:formula="1657109*logwidth/1668461"/>
          <draw:equation draw:name="f3941" draw:formula="298389*logheight/764002"/>
          <draw:equation draw:name="f3942" draw:formula="1644514*logwidth/1668461"/>
          <draw:equation draw:name="f3943" draw:formula="298389*logheight/764002"/>
          <draw:equation draw:name="f3944" draw:formula="736270*logwidth/1668461"/>
          <draw:equation draw:name="f3945" draw:formula="298704*logheight/764002"/>
          <draw:equation draw:name="f3946" draw:formula="736641*logwidth/1668461"/>
          <draw:equation draw:name="f3947" draw:formula="299167*logheight/764002"/>
          <draw:equation draw:name="f3948" draw:formula="736270*logwidth/1668461"/>
          <draw:equation draw:name="f3949" draw:formula="299260*logheight/764002"/>
          <draw:equation draw:name="f3950" draw:formula="736270*logwidth/1668461"/>
          <draw:equation draw:name="f3951" draw:formula="298704*logheight/764002"/>
          <draw:equation draw:name="f3952" draw:formula="8959*logwidth/1668461"/>
          <draw:equation draw:name="f3953" draw:formula="308001*logheight/764002"/>
          <draw:equation draw:name="f3954" draw:formula="7735*logwidth/1668461"/>
          <draw:equation draw:name="f3955" draw:formula="312798*logheight/764002"/>
          <draw:equation draw:name="f3956" draw:formula="19310*logwidth/1668461"/>
          <draw:equation draw:name="f3957" draw:formula="312798*logheight/764002"/>
          <draw:equation draw:name="f3958" draw:formula="20571*logwidth/1668461"/>
          <draw:equation draw:name="f3959" draw:formula="308001*logheight/764002"/>
          <draw:equation draw:name="f3960" draw:formula="8959*logwidth/1668461"/>
          <draw:equation draw:name="f3961" draw:formula="308001*logheight/764002"/>
          <draw:equation draw:name="f3962" draw:formula="104026*logwidth/1668461"/>
          <draw:equation draw:name="f3963" draw:formula="308001*logheight/764002"/>
          <draw:equation draw:name="f3964" draw:formula="102394*logwidth/1668461"/>
          <draw:equation draw:name="f3965" draw:formula="312798*logheight/764002"/>
          <draw:equation draw:name="f3966" draw:formula="114544*logwidth/1668461"/>
          <draw:equation draw:name="f3967" draw:formula="312798*logheight/764002"/>
          <draw:equation draw:name="f3968" draw:formula="116250*logwidth/1668461"/>
          <draw:equation draw:name="f3969" draw:formula="308001*logheight/764002"/>
          <draw:equation draw:name="f3970" draw:formula="104026*logwidth/1668461"/>
          <draw:equation draw:name="f3971" draw:formula="308001*logheight/764002"/>
          <draw:equation draw:name="f3972" draw:formula="220889*logwidth/1668461"/>
          <draw:equation draw:name="f3973" draw:formula="308001*logheight/764002"/>
          <draw:equation draw:name="f3974" draw:formula="219386*logwidth/1668461"/>
          <draw:equation draw:name="f3975" draw:formula="312798*logheight/764002"/>
          <draw:equation draw:name="f3976" draw:formula="230980*logwidth/1668461"/>
          <draw:equation draw:name="f3977" draw:formula="312798*logheight/764002"/>
          <draw:equation draw:name="f3978" draw:formula="232519*logwidth/1668461"/>
          <draw:equation draw:name="f3979" draw:formula="308001*logheight/764002"/>
          <draw:equation draw:name="f3980" draw:formula="220889*logwidth/1668461"/>
          <draw:equation draw:name="f3981" draw:formula="308001*logheight/764002"/>
          <draw:equation draw:name="f3982" draw:formula="360697*logwidth/1668461"/>
          <draw:equation draw:name="f3983" draw:formula="308001*logheight/764002"/>
          <draw:equation draw:name="f3984" draw:formula="359658*logwidth/1668461"/>
          <draw:equation draw:name="f3985" draw:formula="312798*logheight/764002"/>
          <draw:equation draw:name="f3986" draw:formula="370936*logwidth/1668461"/>
          <draw:equation draw:name="f3987" draw:formula="312798*logheight/764002"/>
          <draw:equation draw:name="f3988" draw:formula="371901*logwidth/1668461"/>
          <draw:equation draw:name="f3989" draw:formula="308001*logheight/764002"/>
          <draw:equation draw:name="f3990" draw:formula="360697*logwidth/1668461"/>
          <draw:equation draw:name="f3991" draw:formula="308001*logheight/764002"/>
          <draw:equation draw:name="f3992" draw:formula="429757*logwidth/1668461"/>
          <draw:equation draw:name="f3993" draw:formula="308001*logheight/764002"/>
          <draw:equation draw:name="f3994" draw:formula="431408*logwidth/1668461"/>
          <draw:equation draw:name="f3995" draw:formula="308187*logheight/764002"/>
          <draw:equation draw:name="f3996" draw:formula="432873*logwidth/1668461"/>
          <draw:equation draw:name="f3997" draw:formula="308001*logheight/764002"/>
          <draw:equation draw:name="f3998" draw:formula="429757*logwidth/1668461"/>
          <draw:equation draw:name="f3999" draw:formula="308001*logheight/764002"/>
          <draw:equation draw:name="f4000" draw:formula="433040*logwidth/1668461"/>
          <draw:equation draw:name="f4001" draw:formula="308001*logheight/764002"/>
          <draw:equation draw:name="f4002" draw:formula="437659*logwidth/1668461"/>
          <draw:equation draw:name="f4003" draw:formula="311409*logheight/764002"/>
          <draw:equation draw:name="f4004" draw:formula="439625*logwidth/1668461"/>
          <draw:equation draw:name="f4005" draw:formula="312798*logheight/764002"/>
          <draw:equation draw:name="f4006" draw:formula="467097*logwidth/1668461"/>
          <draw:equation draw:name="f4007" draw:formula="312798*logheight/764002"/>
          <draw:equation draw:name="f4008" draw:formula="467580*logwidth/1668461"/>
          <draw:equation draw:name="f4009" draw:formula="309224*logheight/764002"/>
          <draw:equation draw:name="f4010" draw:formula="467765*logwidth/1668461"/>
          <draw:equation draw:name="f4011" draw:formula="308001*logheight/764002"/>
          <draw:equation draw:name="f4012" draw:formula="433040*logwidth/1668461"/>
          <draw:equation draw:name="f4013" draw:formula="308001*logheight/764002"/>
          <draw:equation draw:name="f4014" draw:formula="504308*logwidth/1668461"/>
          <draw:equation draw:name="f4015" draw:formula="308001*logheight/764002"/>
          <draw:equation draw:name="f4016" draw:formula="501488*logwidth/1668461"/>
          <draw:equation draw:name="f4017" draw:formula="310168*logheight/764002"/>
          <draw:equation draw:name="f4018" draw:formula="499967*logwidth/1668461"/>
          <draw:equation draw:name="f4019" draw:formula="310168*logheight/764002"/>
          <draw:equation draw:name="f4020" draw:formula="499967*logwidth/1668461"/>
          <draw:equation draw:name="f4021" draw:formula="309039*logheight/764002"/>
          <draw:equation draw:name="f4022" draw:formula="494087*logwidth/1668461"/>
          <draw:equation draw:name="f4023" draw:formula="312446*logheight/764002"/>
          <draw:equation draw:name="f4024" draw:formula="493586*logwidth/1668461"/>
          <draw:equation draw:name="f4025" draw:formula="312798*logheight/764002"/>
          <draw:equation draw:name="f4026" draw:formula="527643*logwidth/1668461"/>
          <draw:equation draw:name="f4027" draw:formula="312798*logheight/764002"/>
          <draw:equation draw:name="f4028" draw:formula="525900*logwidth/1668461"/>
          <draw:equation draw:name="f4029" draw:formula="311113*logheight/764002"/>
          <draw:equation draw:name="f4030" draw:formula="523562*logwidth/1668461"/>
          <draw:equation draw:name="f4031" draw:formula="308001*logheight/764002"/>
          <draw:equation draw:name="f4032" draw:formula="504308*logwidth/1668461"/>
          <draw:equation draw:name="f4033" draw:formula="308001*logheight/764002"/>
          <draw:equation draw:name="f4034" draw:formula="592140*logwidth/1668461"/>
          <draw:equation draw:name="f4035" draw:formula="308001*logheight/764002"/>
          <draw:equation draw:name="f4036" draw:formula="591602*logwidth/1668461"/>
          <draw:equation draw:name="f4037" draw:formula="312798*logheight/764002"/>
          <draw:equation draw:name="f4038" draw:formula="602713*logwidth/1668461"/>
          <draw:equation draw:name="f4039" draw:formula="312798*logheight/764002"/>
          <draw:equation draw:name="f4040" draw:formula="603233*logwidth/1668461"/>
          <draw:equation draw:name="f4041" draw:formula="308001*logheight/764002"/>
          <draw:equation draw:name="f4042" draw:formula="592140*logwidth/1668461"/>
          <draw:equation draw:name="f4043" draw:formula="308001*logheight/764002"/>
          <draw:equation draw:name="f4044" draw:formula="735176*logwidth/1668461"/>
          <draw:equation draw:name="f4045" draw:formula="308001*logheight/764002"/>
          <draw:equation draw:name="f4046" draw:formula="736196*logwidth/1668461"/>
          <draw:equation draw:name="f4047" draw:formula="312798*logheight/764002"/>
          <draw:equation draw:name="f4048" draw:formula="1002847*logwidth/1668461"/>
          <draw:equation draw:name="f4049" draw:formula="312798*logheight/764002"/>
          <draw:equation draw:name="f4050" draw:formula="1013309*logwidth/1668461"/>
          <draw:equation draw:name="f4051" draw:formula="308001*logheight/764002"/>
          <draw:equation draw:name="f4052" draw:formula="735176*logwidth/1668461"/>
          <draw:equation draw:name="f4053" draw:formula="308001*logheight/764002"/>
          <draw:equation draw:name="f4054" draw:formula="1018577*logwidth/1668461"/>
          <draw:equation draw:name="f4055" draw:formula="308001*logheight/764002"/>
          <draw:equation draw:name="f4056" draw:formula="1007410*logwidth/1668461"/>
          <draw:equation draw:name="f4057" draw:formula="311872*logheight/764002"/>
          <draw:equation draw:name="f4058" draw:formula="1004034*logwidth/1668461"/>
          <draw:equation draw:name="f4059" draw:formula="312798*logheight/764002"/>
          <draw:equation draw:name="f4060" draw:formula="1032211*logwidth/1668461"/>
          <draw:equation draw:name="f4061" draw:formula="312798*logheight/764002"/>
          <draw:equation draw:name="f4062" draw:formula="1030486*logwidth/1668461"/>
          <draw:equation draw:name="f4063" draw:formula="308001*logheight/764002"/>
          <draw:equation draw:name="f4064" draw:formula="1018577*logwidth/1668461"/>
          <draw:equation draw:name="f4065" draw:formula="308001*logheight/764002"/>
          <draw:equation draw:name="f4066" draw:formula="1063708*logwidth/1668461"/>
          <draw:equation draw:name="f4067" draw:formula="308001*logheight/764002"/>
          <draw:equation draw:name="f4068" draw:formula="1064246*logwidth/1668461"/>
          <draw:equation draw:name="f4069" draw:formula="312798*logheight/764002"/>
          <draw:equation draw:name="f4070" draw:formula="1075728*logwidth/1668461"/>
          <draw:equation draw:name="f4071" draw:formula="312798*logheight/764002"/>
          <draw:equation draw:name="f4072" draw:formula="1075301*logwidth/1668461"/>
          <draw:equation draw:name="f4073" draw:formula="308001*logheight/764002"/>
          <draw:equation draw:name="f4074" draw:formula="1063708*logwidth/1668461"/>
          <draw:equation draw:name="f4075" draw:formula="308001*logheight/764002"/>
          <draw:equation draw:name="f4076" draw:formula="1119227*logwidth/1668461"/>
          <draw:equation draw:name="f4077" draw:formula="308001*logheight/764002"/>
          <draw:equation draw:name="f4078" draw:formula="1121267*logwidth/1668461"/>
          <draw:equation draw:name="f4079" draw:formula="312798*logheight/764002"/>
          <draw:equation draw:name="f4080" draw:formula="1153377*logwidth/1668461"/>
          <draw:equation draw:name="f4081" draw:formula="312798*logheight/764002"/>
          <draw:equation draw:name="f4082" draw:formula="1153766*logwidth/1668461"/>
          <draw:equation draw:name="f4083" draw:formula="309224*logheight/764002"/>
          <draw:equation draw:name="f4084" draw:formula="1153785*logwidth/1668461"/>
          <draw:equation draw:name="f4085" draw:formula="308001*logheight/764002"/>
          <draw:equation draw:name="f4086" draw:formula="1119227*logwidth/1668461"/>
          <draw:equation draw:name="f4087" draw:formula="308001*logheight/764002"/>
          <draw:equation draw:name="f4088" draw:formula="1217707*logwidth/1668461"/>
          <draw:equation draw:name="f4089" draw:formula="308001*logheight/764002"/>
          <draw:equation draw:name="f4090" draw:formula="1219135*logwidth/1668461"/>
          <draw:equation draw:name="f4091" draw:formula="312798*logheight/764002"/>
          <draw:equation draw:name="f4092" draw:formula="1276268*logwidth/1668461"/>
          <draw:equation draw:name="f4093" draw:formula="312798*logheight/764002"/>
          <draw:equation draw:name="f4094" draw:formula="1276286*logwidth/1668461"/>
          <draw:equation draw:name="f4095" draw:formula="312632*logheight/764002"/>
          <draw:equation draw:name="f4096" draw:formula="1275748*logwidth/1668461"/>
          <draw:equation draw:name="f4097" draw:formula="308001*logheight/764002"/>
          <draw:equation draw:name="f4098" draw:formula="1217707*logwidth/1668461"/>
          <draw:equation draw:name="f4099" draw:formula="308001*logheight/764002"/>
          <draw:equation draw:name="f4100" draw:formula="1294168*logwidth/1668461"/>
          <draw:equation draw:name="f4101" draw:formula="308001*logheight/764002"/>
          <draw:equation draw:name="f4102" draw:formula="1295170*logwidth/1668461"/>
          <draw:equation draw:name="f4103" draw:formula="312798*logheight/764002"/>
          <draw:equation draw:name="f4104" draw:formula="1307190*logwidth/1668461"/>
          <draw:equation draw:name="f4105" draw:formula="312798*logheight/764002"/>
          <draw:equation draw:name="f4106" draw:formula="1306225*logwidth/1668461"/>
          <draw:equation draw:name="f4107" draw:formula="308001*logheight/764002"/>
          <draw:equation draw:name="f4108" draw:formula="1294168*logwidth/1668461"/>
          <draw:equation draw:name="f4109" draw:formula="308001*logheight/764002"/>
          <draw:equation draw:name="f4110" draw:formula="1310102*logwidth/1668461"/>
          <draw:equation draw:name="f4111" draw:formula="308001*logheight/764002"/>
          <draw:equation draw:name="f4112" draw:formula="1308581*logwidth/1668461"/>
          <draw:equation draw:name="f4113" draw:formula="312798*logheight/764002"/>
          <draw:equation draw:name="f4114" draw:formula="1345606*logwidth/1668461"/>
          <draw:equation draw:name="f4115" draw:formula="312798*logheight/764002"/>
          <draw:equation draw:name="f4116" draw:formula="1342397*logwidth/1668461"/>
          <draw:equation draw:name="f4117" draw:formula="308001*logheight/764002"/>
          <draw:equation draw:name="f4118" draw:formula="1310102*logwidth/1668461"/>
          <draw:equation draw:name="f4119" draw:formula="308001*logheight/764002"/>
          <draw:equation draw:name="f4120" draw:formula="1436963*logwidth/1668461"/>
          <draw:equation draw:name="f4121" draw:formula="308001*logheight/764002"/>
          <draw:equation draw:name="f4122" draw:formula="1438131*logwidth/1668461"/>
          <draw:equation draw:name="f4123" draw:formula="312798*logheight/764002"/>
          <draw:equation draw:name="f4124" draw:formula="1450541*logwidth/1668461"/>
          <draw:equation draw:name="f4125" draw:formula="312798*logheight/764002"/>
          <draw:equation draw:name="f4126" draw:formula="1449447*logwidth/1668461"/>
          <draw:equation draw:name="f4127" draw:formula="308001*logheight/764002"/>
          <draw:equation draw:name="f4128" draw:formula="1436963*logwidth/1668461"/>
          <draw:equation draw:name="f4129" draw:formula="308001*logheight/764002"/>
          <draw:equation draw:name="f4130" draw:formula="1554512*logwidth/1668461"/>
          <draw:equation draw:name="f4131" draw:formula="308001*logheight/764002"/>
          <draw:equation draw:name="f4132" draw:formula="1555736*logwidth/1668461"/>
          <draw:equation draw:name="f4133" draw:formula="312798*logheight/764002"/>
          <draw:equation draw:name="f4134" draw:formula="1567719*logwidth/1668461"/>
          <draw:equation draw:name="f4135" draw:formula="312798*logheight/764002"/>
          <draw:equation draw:name="f4136" draw:formula="1566550*logwidth/1668461"/>
          <draw:equation draw:name="f4137" draw:formula="308001*logheight/764002"/>
          <draw:equation draw:name="f4138" draw:formula="1554512*logwidth/1668461"/>
          <draw:equation draw:name="f4139" draw:formula="308001*logheight/764002"/>
          <draw:equation draw:name="f4140" draw:formula="1647148*logwidth/1668461"/>
          <draw:equation draw:name="f4141" draw:formula="308001*logheight/764002"/>
          <draw:equation draw:name="f4142" draw:formula="1648335*logwidth/1668461"/>
          <draw:equation draw:name="f4143" draw:formula="312798*logheight/764002"/>
          <draw:equation draw:name="f4144" draw:formula="1660708*logwidth/1668461"/>
          <draw:equation draw:name="f4145" draw:formula="312798*logheight/764002"/>
          <draw:equation draw:name="f4146" draw:formula="1659502*logwidth/1668461"/>
          <draw:equation draw:name="f4147" draw:formula="308001*logheight/764002"/>
          <draw:equation draw:name="f4148" draw:formula="1647148*logwidth/1668461"/>
          <draw:equation draw:name="f4149" draw:formula="308001*logheight/764002"/>
          <draw:equation draw:name="f4150" draw:formula="554985*logwidth/1668461"/>
          <draw:equation draw:name="f4151" draw:formula="312595*logheight/764002"/>
          <draw:equation draw:name="f4152" draw:formula="553965*logwidth/1668461"/>
          <draw:equation draw:name="f4153" draw:formula="312798*logheight/764002"/>
          <draw:equation draw:name="f4154" draw:formula="557193*logwidth/1668461"/>
          <draw:equation draw:name="f4155" draw:formula="312798*logheight/764002"/>
          <draw:equation draw:name="f4156" draw:formula="554985*logwidth/1668461"/>
          <draw:equation draw:name="f4157" draw:formula="312595*logheight/764002"/>
          <draw:equation draw:name="f4158" draw:formula="6604*logwidth/1668461"/>
          <draw:equation draw:name="f4159" draw:formula="317614*logheight/764002"/>
          <draw:equation draw:name="f4160" draw:formula="5732*logwidth/1668461"/>
          <draw:equation draw:name="f4161" draw:formula="322411*logheight/764002"/>
          <draw:equation draw:name="f4162" draw:formula="17288*logwidth/1668461"/>
          <draw:equation draw:name="f4163" draw:formula="322411*logheight/764002"/>
          <draw:equation draw:name="f4164" draw:formula="18290*logwidth/1668461"/>
          <draw:equation draw:name="f4165" draw:formula="317614*logheight/764002"/>
          <draw:equation draw:name="f4166" draw:formula="6604*logwidth/1668461"/>
          <draw:equation draw:name="f4167" draw:formula="317614*logheight/764002"/>
          <draw:equation draw:name="f4168" draw:formula="101095*logwidth/1668461"/>
          <draw:equation draw:name="f4169" draw:formula="317614*logheight/764002"/>
          <draw:equation draw:name="f4170" draw:formula="99797*logwidth/1668461"/>
          <draw:equation draw:name="f4171" draw:formula="322411*logheight/764002"/>
          <draw:equation draw:name="f4172" draw:formula="111817*logwidth/1668461"/>
          <draw:equation draw:name="f4173" draw:formula="322411*logheight/764002"/>
          <draw:equation draw:name="f4174" draw:formula="113190*logwidth/1668461"/>
          <draw:equation draw:name="f4175" draw:formula="317614*logheight/764002"/>
          <draw:equation draw:name="f4176" draw:formula="101095*logwidth/1668461"/>
          <draw:equation draw:name="f4177" draw:formula="317614*logheight/764002"/>
          <draw:equation draw:name="f4178" draw:formula="218180*logwidth/1668461"/>
          <draw:equation draw:name="f4179" draw:formula="317614*logheight/764002"/>
          <draw:equation draw:name="f4180" draw:formula="216975*logwidth/1668461"/>
          <draw:equation draw:name="f4181" draw:formula="322411*logheight/764002"/>
          <draw:equation draw:name="f4182" draw:formula="228438*logwidth/1668461"/>
          <draw:equation draw:name="f4183" draw:formula="322411*logheight/764002"/>
          <draw:equation draw:name="f4184" draw:formula="229700*logwidth/1668461"/>
          <draw:equation draw:name="f4185" draw:formula="317614*logheight/764002"/>
          <draw:equation draw:name="f4186" draw:formula="218180*logwidth/1668461"/>
          <draw:equation draw:name="f4187" draw:formula="317614*logheight/764002"/>
          <draw:equation draw:name="f4188" draw:formula="358805*logwidth/1668461"/>
          <draw:equation draw:name="f4189" draw:formula="317614*logheight/764002"/>
          <draw:equation draw:name="f4190" draw:formula="358100*logwidth/1668461"/>
          <draw:equation draw:name="f4191" draw:formula="322411*logheight/764002"/>
          <draw:equation draw:name="f4192" draw:formula="369137*logwidth/1668461"/>
          <draw:equation draw:name="f4193" draw:formula="322411*logheight/764002"/>
          <draw:equation draw:name="f4194" draw:formula="369990*logwidth/1668461"/>
          <draw:equation draw:name="f4195" draw:formula="317614*logheight/764002"/>
          <draw:equation draw:name="f4196" draw:formula="358805*logwidth/1668461"/>
          <draw:equation draw:name="f4197" draw:formula="317614*logheight/764002"/>
          <draw:equation draw:name="f4198" draw:formula="442352*logwidth/1668461"/>
          <draw:equation draw:name="f4199" draw:formula="317614*logheight/764002"/>
          <draw:equation draw:name="f4200" draw:formula="442519*logwidth/1668461"/>
          <draw:equation draw:name="f4201" draw:formula="318318*logheight/764002"/>
          <draw:equation draw:name="f4202" draw:formula="443094*logwidth/1668461"/>
          <draw:equation draw:name="f4203" draw:formula="322411*logheight/764002"/>
          <draw:equation draw:name="f4204" draw:formula="468841*logwidth/1668461"/>
          <draw:equation draw:name="f4205" draw:formula="322411*logheight/764002"/>
          <draw:equation draw:name="f4206" draw:formula="466188*logwidth/1668461"/>
          <draw:equation draw:name="f4207" draw:formula="317614*logheight/764002"/>
          <draw:equation draw:name="f4208" draw:formula="442352*logwidth/1668461"/>
          <draw:equation draw:name="f4209" draw:formula="317614*logheight/764002"/>
          <draw:equation draw:name="f4210" draw:formula="488856*logwidth/1668461"/>
          <draw:equation draw:name="f4211" draw:formula="317614*logheight/764002"/>
          <draw:equation draw:name="f4212" draw:formula="487335*logwidth/1668461"/>
          <draw:equation draw:name="f4213" draw:formula="322114*logheight/764002"/>
          <draw:equation draw:name="f4214" draw:formula="487168*logwidth/1668461"/>
          <draw:equation draw:name="f4215" draw:formula="322411*logheight/764002"/>
          <draw:equation draw:name="f4216" draw:formula="561849*logwidth/1668461"/>
          <draw:equation draw:name="f4217" draw:formula="322411*logheight/764002"/>
          <draw:equation draw:name="f4218" draw:formula="562535*logwidth/1668461"/>
          <draw:equation draw:name="f4219" draw:formula="317614*logheight/764002"/>
          <draw:equation draw:name="f4220" draw:formula="488856*logwidth/1668461"/>
          <draw:equation draw:name="f4221" draw:formula="317614*logheight/764002"/>
          <draw:equation draw:name="f4222" draw:formula="591213*logwidth/1668461"/>
          <draw:equation draw:name="f4223" draw:formula="317614*logheight/764002"/>
          <draw:equation draw:name="f4224" draw:formula="590860*logwidth/1668461"/>
          <draw:equation draw:name="f4225" draw:formula="322411*logheight/764002"/>
          <draw:equation draw:name="f4226" draw:formula="601730*logwidth/1668461"/>
          <draw:equation draw:name="f4227" draw:formula="322411*logheight/764002"/>
          <draw:equation draw:name="f4228" draw:formula="602194*logwidth/1668461"/>
          <draw:equation draw:name="f4229" draw:formula="317614*logheight/764002"/>
          <draw:equation draw:name="f4230" draw:formula="591213*logwidth/1668461"/>
          <draw:equation draw:name="f4231" draw:formula="317614*logheight/764002"/>
          <draw:equation draw:name="f4232" draw:formula="738960*logwidth/1668461"/>
          <draw:equation draw:name="f4233" draw:formula="317614*logheight/764002"/>
          <draw:equation draw:name="f4234" draw:formula="744822*logwidth/1668461"/>
          <draw:equation draw:name="f4235" draw:formula="322411*logheight/764002"/>
          <draw:equation draw:name="f4236" draw:formula="1031728*logwidth/1668461"/>
          <draw:equation draw:name="f4237" draw:formula="322411*logheight/764002"/>
          <draw:equation draw:name="f4238" draw:formula="1032118*logwidth/1668461"/>
          <draw:equation draw:name="f4239" draw:formula="317614*logheight/764002"/>
          <draw:equation draw:name="f4240" draw:formula="738960*logwidth/1668461"/>
          <draw:equation draw:name="f4241" draw:formula="317614*logheight/764002"/>
          <draw:equation draw:name="f4242" draw:formula="1064635*logwidth/1668461"/>
          <draw:equation draw:name="f4243" draw:formula="317614*logheight/764002"/>
          <draw:equation draw:name="f4244" draw:formula="1065006*logwidth/1668461"/>
          <draw:equation draw:name="f4245" draw:formula="322411*logheight/764002"/>
          <draw:equation draw:name="f4246" draw:formula="1076563*logwidth/1668461"/>
          <draw:equation draw:name="f4247" draw:formula="322411*logheight/764002"/>
          <draw:equation draw:name="f4248" draw:formula="1076155*logwidth/1668461"/>
          <draw:equation draw:name="f4249" draw:formula="317614*logheight/764002"/>
          <draw:equation draw:name="f4250" draw:formula="1064635*logwidth/1668461"/>
          <draw:equation draw:name="f4251" draw:formula="317614*logheight/764002"/>
          <draw:equation draw:name="f4252" draw:formula="1124254*logwidth/1668461"/>
          <draw:equation draw:name="f4253" draw:formula="317614*logheight/764002"/>
          <draw:equation draw:name="f4254" draw:formula="1125571*logwidth/1668461"/>
          <draw:equation draw:name="f4255" draw:formula="322411*logheight/764002"/>
          <draw:equation draw:name="f4256" draw:formula="1156029*logwidth/1668461"/>
          <draw:equation draw:name="f4257" draw:formula="322411*logheight/764002"/>
          <draw:equation draw:name="f4258" draw:formula="1153636*logwidth/1668461"/>
          <draw:equation draw:name="f4259" draw:formula="317614*logheight/764002"/>
          <draw:equation draw:name="f4260" draw:formula="1124254*logwidth/1668461"/>
          <draw:equation draw:name="f4261" draw:formula="317614*logheight/764002"/>
          <draw:equation draw:name="f4262" draw:formula="1219803*logwidth/1668461"/>
          <draw:equation draw:name="f4263" draw:formula="317614*logheight/764002"/>
          <draw:equation draw:name="f4264" draw:formula="1220062*logwidth/1668461"/>
          <draw:equation draw:name="f4265" draw:formula="322411*logheight/764002"/>
          <draw:equation draw:name="f4266" draw:formula="1235644*logwidth/1668461"/>
          <draw:equation draw:name="f4267" draw:formula="322411*logheight/764002"/>
          <draw:equation draw:name="f4268" draw:formula="1235644*logwidth/1668461"/>
          <draw:equation draw:name="f4269" draw:formula="321744*logheight/764002"/>
          <draw:equation draw:name="f4270" draw:formula="1235644*logwidth/1668461"/>
          <draw:equation draw:name="f4271" draw:formula="320799*logheight/764002"/>
          <draw:equation draw:name="f4272" draw:formula="1236219*logwidth/1668461"/>
          <draw:equation draw:name="f4273" draw:formula="317614*logheight/764002"/>
          <draw:equation draw:name="f4274" draw:formula="1219803*logwidth/1668461"/>
          <draw:equation draw:name="f4275" draw:formula="317614*logheight/764002"/>
          <draw:equation draw:name="f4276" draw:formula="1238130*logwidth/1668461"/>
          <draw:equation draw:name="f4277" draw:formula="317614*logheight/764002"/>
          <draw:equation draw:name="f4278" draw:formula="1240764*logwidth/1668461"/>
          <draw:equation draw:name="f4279" draw:formula="321559*logheight/764002"/>
          <draw:equation draw:name="f4280" draw:formula="1241784*logwidth/1668461"/>
          <draw:equation draw:name="f4281" draw:formula="322411*logheight/764002"/>
          <draw:equation draw:name="f4282" draw:formula="1270684*logwidth/1668461"/>
          <draw:equation draw:name="f4283" draw:formula="322411*logheight/764002"/>
          <draw:equation draw:name="f4284" draw:formula="1274190*logwidth/1668461"/>
          <draw:equation draw:name="f4285" draw:formula="318799*logheight/764002"/>
          <draw:equation draw:name="f4286" draw:formula="1274969*logwidth/1668461"/>
          <draw:equation draw:name="f4287" draw:formula="317614*logheight/764002"/>
          <draw:equation draw:name="f4288" draw:formula="1238130*logwidth/1668461"/>
          <draw:equation draw:name="f4289" draw:formula="317614*logheight/764002"/>
          <draw:equation draw:name="f4290" draw:formula="1296171*logwidth/1668461"/>
          <draw:equation draw:name="f4291" draw:formula="317614*logheight/764002"/>
          <draw:equation draw:name="f4292" draw:formula="1296895*logwidth/1668461"/>
          <draw:equation draw:name="f4293" draw:formula="322411*logheight/764002"/>
          <draw:equation draw:name="f4294" draw:formula="1347238*logwidth/1668461"/>
          <draw:equation draw:name="f4295" draw:formula="322411*logheight/764002"/>
          <draw:equation draw:name="f4296" draw:formula="1347034*logwidth/1668461"/>
          <draw:equation draw:name="f4297" draw:formula="322207*logheight/764002"/>
          <draw:equation draw:name="f4298" draw:formula="1347609*logwidth/1668461"/>
          <draw:equation draw:name="f4299" draw:formula="317614*logheight/764002"/>
          <draw:equation draw:name="f4300" draw:formula="1296171*logwidth/1668461"/>
          <draw:equation draw:name="f4301" draw:formula="317614*logheight/764002"/>
          <draw:equation draw:name="f4302" draw:formula="1439115*logwidth/1668461"/>
          <draw:equation draw:name="f4303" draw:formula="317614*logheight/764002"/>
          <draw:equation draw:name="f4304" draw:formula="1440098*logwidth/1668461"/>
          <draw:equation draw:name="f4305" draw:formula="322411*logheight/764002"/>
          <draw:equation draw:name="f4306" draw:formula="1452433*logwidth/1668461"/>
          <draw:equation draw:name="f4307" draw:formula="322411*logheight/764002"/>
          <draw:equation draw:name="f4308" draw:formula="1451487*logwidth/1668461"/>
          <draw:equation draw:name="f4309" draw:formula="317614*logheight/764002"/>
          <draw:equation draw:name="f4310" draw:formula="1439115*logwidth/1668461"/>
          <draw:equation draw:name="f4311" draw:formula="317614*logheight/764002"/>
          <draw:equation draw:name="f4312" draw:formula="1556793*logwidth/1668461"/>
          <draw:equation draw:name="f4313" draw:formula="317614*logheight/764002"/>
          <draw:equation draw:name="f4314" draw:formula="1557850*logwidth/1668461"/>
          <draw:equation draw:name="f4315" draw:formula="322411*logheight/764002"/>
          <draw:equation draw:name="f4316" draw:formula="1569759*logwidth/1668461"/>
          <draw:equation draw:name="f4317" draw:formula="322411*logheight/764002"/>
          <draw:equation draw:name="f4318" draw:formula="1568739*logwidth/1668461"/>
          <draw:equation draw:name="f4319" draw:formula="317614*logheight/764002"/>
          <draw:equation draw:name="f4320" draw:formula="1556793*logwidth/1668461"/>
          <draw:equation draw:name="f4321" draw:formula="317614*logheight/764002"/>
          <draw:equation draw:name="f4322" draw:formula="1649356*logwidth/1668461"/>
          <draw:equation draw:name="f4323" draw:formula="317614*logheight/764002"/>
          <draw:equation draw:name="f4324" draw:formula="1650376*logwidth/1668461"/>
          <draw:equation draw:name="f4325" draw:formula="322411*logheight/764002"/>
          <draw:equation draw:name="f4326" draw:formula="1662748*logwidth/1668461"/>
          <draw:equation draw:name="f4327" draw:formula="322411*logheight/764002"/>
          <draw:equation draw:name="f4328" draw:formula="1661895*logwidth/1668461"/>
          <draw:equation draw:name="f4329" draw:formula="317614*logheight/764002"/>
          <draw:equation draw:name="f4330" draw:formula="1649356*logwidth/1668461"/>
          <draw:equation draw:name="f4331" draw:formula="317614*logheight/764002"/>
          <draw:equation draw:name="f4332" draw:formula="478950*logwidth/1668461"/>
          <draw:equation draw:name="f4333" draw:formula="319947*logheight/764002"/>
          <draw:equation draw:name="f4334" draw:formula="471030*logwidth/1668461"/>
          <draw:equation draw:name="f4335" draw:formula="322411*logheight/764002"/>
          <draw:equation draw:name="f4336" draw:formula="485424*logwidth/1668461"/>
          <draw:equation draw:name="f4337" draw:formula="322411*logheight/764002"/>
          <draw:equation draw:name="f4338" draw:formula="485146*logwidth/1668461"/>
          <draw:equation draw:name="f4339" draw:formula="322207*logheight/764002"/>
          <draw:equation draw:name="f4340" draw:formula="478950*logwidth/1668461"/>
          <draw:equation draw:name="f4341" draw:formula="319947*logheight/764002"/>
          <draw:equation draw:name="f4342" draw:formula="4879*logwidth/1668461"/>
          <draw:equation draw:name="f4343" draw:formula="327226*logheight/764002"/>
          <draw:equation draw:name="f4344" draw:formula="4025*logwidth/1668461"/>
          <draw:equation draw:name="f4345" draw:formula="332023*logheight/764002"/>
          <draw:equation draw:name="f4346" draw:formula="15470*logwidth/1668461"/>
          <draw:equation draw:name="f4347" draw:formula="332023*logheight/764002"/>
          <draw:equation draw:name="f4348" draw:formula="16268*logwidth/1668461"/>
          <draw:equation draw:name="f4349" draw:formula="327226*logheight/764002"/>
          <draw:equation draw:name="f4350" draw:formula="4879*logwidth/1668461"/>
          <draw:equation draw:name="f4351" draw:formula="327226*logheight/764002"/>
          <draw:equation draw:name="f4352" draw:formula="98480*logwidth/1668461"/>
          <draw:equation draw:name="f4353" draw:formula="327226*logheight/764002"/>
          <draw:equation draw:name="f4354" draw:formula="97404*logwidth/1668461"/>
          <draw:equation draw:name="f4355" draw:formula="332023*logheight/764002"/>
          <draw:equation draw:name="f4356" draw:formula="109313*logwidth/1668461"/>
          <draw:equation draw:name="f4357" draw:formula="332023*logheight/764002"/>
          <draw:equation draw:name="f4358" draw:formula="110444*logwidth/1668461"/>
          <draw:equation draw:name="f4359" draw:formula="327226*logheight/764002"/>
          <draw:equation draw:name="f4360" draw:formula="98480*logwidth/1668461"/>
          <draw:equation draw:name="f4361" draw:formula="327226*logheight/764002"/>
          <draw:equation draw:name="f4362" draw:formula="215750*logwidth/1668461"/>
          <draw:equation draw:name="f4363" draw:formula="327226*logheight/764002"/>
          <draw:equation draw:name="f4364" draw:formula="214749*logwidth/1668461"/>
          <draw:equation draw:name="f4365" draw:formula="332023*logheight/764002"/>
          <draw:equation draw:name="f4366" draw:formula="226138*logwidth/1668461"/>
          <draw:equation draw:name="f4367" draw:formula="332023*logheight/764002"/>
          <draw:equation draw:name="f4368" draw:formula="227158*logwidth/1668461"/>
          <draw:equation draw:name="f4369" draw:formula="327226*logheight/764002"/>
          <draw:equation draw:name="f4370" draw:formula="215750*logwidth/1668461"/>
          <draw:equation draw:name="f4371" draw:formula="327226*logheight/764002"/>
          <draw:equation draw:name="f4372" draw:formula="357376*logwidth/1668461"/>
          <draw:equation draw:name="f4373" draw:formula="327226*logheight/764002"/>
          <draw:equation draw:name="f4374" draw:formula="356672*logwidth/1668461"/>
          <draw:equation draw:name="f4375" draw:formula="332023*logheight/764002"/>
          <draw:equation draw:name="f4376" draw:formula="367801*logwidth/1668461"/>
          <draw:equation draw:name="f4377" draw:formula="332023*logheight/764002"/>
          <draw:equation draw:name="f4378" draw:formula="368469*logwidth/1668461"/>
          <draw:equation draw:name="f4379" draw:formula="327226*logheight/764002"/>
          <draw:equation draw:name="f4380" draw:formula="357376*logwidth/1668461"/>
          <draw:equation draw:name="f4381" draw:formula="327226*logheight/764002"/>
          <draw:equation draw:name="f4382" draw:formula="445023*logwidth/1668461"/>
          <draw:equation draw:name="f4383" draw:formula="327226*logheight/764002"/>
          <draw:equation draw:name="f4384" draw:formula="451534*logwidth/1668461"/>
          <draw:equation draw:name="f4385" draw:formula="331690*logheight/764002"/>
          <draw:equation draw:name="f4386" draw:formula="451683*logwidth/1668461"/>
          <draw:equation draw:name="f4387" draw:formula="332023*logheight/764002"/>
          <draw:equation draw:name="f4388" draw:formula="567785*logwidth/1668461"/>
          <draw:equation draw:name="f4389" draw:formula="332023*logheight/764002"/>
          <draw:equation draw:name="f4390" draw:formula="564742*logwidth/1668461"/>
          <draw:equation draw:name="f4391" draw:formula="328949*logheight/764002"/>
          <draw:equation draw:name="f4392" draw:formula="562331*logwidth/1668461"/>
          <draw:equation draw:name="f4393" draw:formula="327226*logheight/764002"/>
          <draw:equation draw:name="f4394" draw:formula="445023*logwidth/1668461"/>
          <draw:equation draw:name="f4395" draw:formula="327226*logheight/764002"/>
          <draw:equation draw:name="f4396" draw:formula="590526*logwidth/1668461"/>
          <draw:equation draw:name="f4397" draw:formula="327226*logheight/764002"/>
          <draw:equation draw:name="f4398" draw:formula="590174*logwidth/1668461"/>
          <draw:equation draw:name="f4399" draw:formula="332023*logheight/764002"/>
          <draw:equation draw:name="f4400" draw:formula="601137*logwidth/1668461"/>
          <draw:equation draw:name="f4401" draw:formula="332023*logheight/764002"/>
          <draw:equation draw:name="f4402" draw:formula="601433*logwidth/1668461"/>
          <draw:equation draw:name="f4403" draw:formula="327226*logheight/764002"/>
          <draw:equation draw:name="f4404" draw:formula="590526*logwidth/1668461"/>
          <draw:equation draw:name="f4405" draw:formula="327226*logheight/764002"/>
          <draw:equation draw:name="f4406" draw:formula="746974*logwidth/1668461"/>
          <draw:equation draw:name="f4407" draw:formula="327226*logheight/764002"/>
          <draw:equation draw:name="f4408" draw:formula="748049*logwidth/1668461"/>
          <draw:equation draw:name="f4409" draw:formula="329134*logheight/764002"/>
          <draw:equation draw:name="f4410" draw:formula="749571*logwidth/1668461"/>
          <draw:equation draw:name="f4411" draw:formula="332023*logheight/764002"/>
          <draw:equation draw:name="f4412" draw:formula="1029762*logwidth/1668461"/>
          <draw:equation draw:name="f4413" draw:formula="332023*logheight/764002"/>
          <draw:equation draw:name="f4414" draw:formula="1030912*logwidth/1668461"/>
          <draw:equation draw:name="f4415" draw:formula="327226*logheight/764002"/>
          <draw:equation draw:name="f4416" draw:formula="746974*logwidth/1668461"/>
          <draw:equation draw:name="f4417" draw:formula="327226*logheight/764002"/>
          <draw:equation draw:name="f4418" draw:formula="1065396*logwidth/1668461"/>
          <draw:equation draw:name="f4419" draw:formula="327226*logheight/764002"/>
          <draw:equation draw:name="f4420" draw:formula="1065767*logwidth/1668461"/>
          <draw:equation draw:name="f4421" draw:formula="332023*logheight/764002"/>
          <draw:equation draw:name="f4422" draw:formula="1077397*logwidth/1668461"/>
          <draw:equation draw:name="f4423" draw:formula="332023*logheight/764002"/>
          <draw:equation draw:name="f4424" draw:formula="1076989*logwidth/1668461"/>
          <draw:equation draw:name="f4425" draw:formula="327226*logheight/764002"/>
          <draw:equation draw:name="f4426" draw:formula="1065396*logwidth/1668461"/>
          <draw:equation draw:name="f4427" draw:formula="327226*logheight/764002"/>
          <draw:equation draw:name="f4428" draw:formula="1127314*logwidth/1668461"/>
          <draw:equation draw:name="f4429" draw:formula="327226*logheight/764002"/>
          <draw:equation draw:name="f4430" draw:formula="1129837*logwidth/1668461"/>
          <draw:equation draw:name="f4431" draw:formula="332023*logheight/764002"/>
          <draw:equation draw:name="f4432" draw:formula="1162076*logwidth/1668461"/>
          <draw:equation draw:name="f4433" draw:formula="332023*logheight/764002"/>
          <draw:equation draw:name="f4434" draw:formula="1159813*logwidth/1668461"/>
          <draw:equation draw:name="f4435" draw:formula="327226*logheight/764002"/>
          <draw:equation draw:name="f4436" draw:formula="1127314*logwidth/1668461"/>
          <draw:equation draw:name="f4437" draw:formula="327226*logheight/764002"/>
          <draw:equation draw:name="f4438" draw:formula="1219951*logwidth/1668461"/>
          <draw:equation draw:name="f4439" draw:formula="327226*logheight/764002"/>
          <draw:equation draw:name="f4440" draw:formula="1219784*logwidth/1668461"/>
          <draw:equation draw:name="f4441" draw:formula="330375*logheight/764002"/>
          <draw:equation draw:name="f4442" draw:formula="1219766*logwidth/1668461"/>
          <draw:equation draw:name="f4443" draw:formula="332023*logheight/764002"/>
          <draw:equation draw:name="f4444" draw:formula="1240986*logwidth/1668461"/>
          <draw:equation draw:name="f4445" draw:formula="332023*logheight/764002"/>
          <draw:equation draw:name="f4446" draw:formula="1239521*logwidth/1668461"/>
          <draw:equation draw:name="f4447" draw:formula="327226*logheight/764002"/>
          <draw:equation draw:name="f4448" draw:formula="1219951*logwidth/1668461"/>
          <draw:equation draw:name="f4449" draw:formula="327226*logheight/764002"/>
          <draw:equation draw:name="f4450" draw:formula="1246922*logwidth/1668461"/>
          <draw:equation draw:name="f4451" draw:formula="327226*logheight/764002"/>
          <draw:equation draw:name="f4452" draw:formula="1248684*logwidth/1668461"/>
          <draw:equation draw:name="f4453" draw:formula="332023*logheight/764002"/>
          <draw:equation draw:name="f4454" draw:formula="1262430*logwidth/1668461"/>
          <draw:equation draw:name="f4455" draw:formula="332023*logheight/764002"/>
          <draw:equation draw:name="f4456" draw:formula="1265565*logwidth/1668461"/>
          <draw:equation draw:name="f4457" draw:formula="328374*logheight/764002"/>
          <draw:equation draw:name="f4458" draw:formula="1266529*logwidth/1668461"/>
          <draw:equation draw:name="f4459" draw:formula="327226*logheight/764002"/>
          <draw:equation draw:name="f4460" draw:formula="1246922*logwidth/1668461"/>
          <draw:equation draw:name="f4461" draw:formula="327226*logheight/764002"/>
          <draw:equation draw:name="f4462" draw:formula="1297600*logwidth/1668461"/>
          <draw:equation draw:name="f4463" draw:formula="327226*logheight/764002"/>
          <draw:equation draw:name="f4464" draw:formula="1298305*logwidth/1668461"/>
          <draw:equation draw:name="f4465" draw:formula="332023*logheight/764002"/>
          <draw:equation draw:name="f4466" draw:formula="1314906*logwidth/1668461"/>
          <draw:equation draw:name="f4467" draw:formula="332023*logheight/764002"/>
          <draw:equation draw:name="f4468" draw:formula="1318097*logwidth/1668461"/>
          <draw:equation draw:name="f4469" draw:formula="327226*logheight/764002"/>
          <draw:equation draw:name="f4470" draw:formula="1297600*logwidth/1668461"/>
          <draw:equation draw:name="f4471" draw:formula="327226*logheight/764002"/>
          <draw:equation draw:name="f4472" draw:formula="1321250*logwidth/1668461"/>
          <draw:equation draw:name="f4473" draw:formula="327226*logheight/764002"/>
          <draw:equation draw:name="f4474" draw:formula="1323588*logwidth/1668461"/>
          <draw:equation draw:name="f4475" draw:formula="330745*logheight/764002"/>
          <draw:equation draw:name="f4476" draw:formula="1322901*logwidth/1668461"/>
          <draw:equation draw:name="f4477" draw:formula="332023*logheight/764002"/>
          <draw:equation draw:name="f4478" draw:formula="1351282*logwidth/1668461"/>
          <draw:equation draw:name="f4479" draw:formula="332023*logheight/764002"/>
          <draw:equation draw:name="f4480" draw:formula="1349761*logwidth/1668461"/>
          <draw:equation draw:name="f4481" draw:formula="327226*logheight/764002"/>
          <draw:equation draw:name="f4482" draw:formula="1321250*logwidth/1668461"/>
          <draw:equation draw:name="f4483" draw:formula="327226*logheight/764002"/>
          <draw:equation draw:name="f4484" draw:formula="1441081*logwidth/1668461"/>
          <draw:equation draw:name="f4485" draw:formula="327226*logheight/764002"/>
          <draw:equation draw:name="f4486" draw:formula="1441841*logwidth/1668461"/>
          <draw:equation draw:name="f4487" draw:formula="332023*logheight/764002"/>
          <draw:equation draw:name="f4488" draw:formula="1454066*logwidth/1668461"/>
          <draw:equation draw:name="f4489" draw:formula="332023*logheight/764002"/>
          <draw:equation draw:name="f4490" draw:formula="1453379*logwidth/1668461"/>
          <draw:equation draw:name="f4491" draw:formula="327226*logheight/764002"/>
          <draw:equation draw:name="f4492" draw:formula="1441081*logwidth/1668461"/>
          <draw:equation draw:name="f4493" draw:formula="327226*logheight/764002"/>
          <draw:equation draw:name="f4494" draw:formula="1558908*logwidth/1668461"/>
          <draw:equation draw:name="f4495" draw:formula="327226*logheight/764002"/>
          <draw:equation draw:name="f4496" draw:formula="1559687*logwidth/1668461"/>
          <draw:equation draw:name="f4497" draw:formula="332023*logheight/764002"/>
          <draw:equation draw:name="f4498" draw:formula="1571522*logwidth/1668461"/>
          <draw:equation draw:name="f4499" draw:formula="332023*logheight/764002"/>
          <draw:equation draw:name="f4500" draw:formula="1570761*logwidth/1668461"/>
          <draw:equation draw:name="f4501" draw:formula="327226*logheight/764002"/>
          <draw:equation draw:name="f4502" draw:formula="1558908*logwidth/1668461"/>
          <draw:equation draw:name="f4503" draw:formula="327226*logheight/764002"/>
          <draw:equation draw:name="f4504" draw:formula="1651378*logwidth/1668461"/>
          <draw:equation draw:name="f4505" draw:formula="327226*logheight/764002"/>
          <draw:equation draw:name="f4506" draw:formula="1652138*logwidth/1668461"/>
          <draw:equation draw:name="f4507" draw:formula="332023*logheight/764002"/>
          <draw:equation draw:name="f4508" draw:formula="1664436*logwidth/1668461"/>
          <draw:equation draw:name="f4509" draw:formula="332023*logheight/764002"/>
          <draw:equation draw:name="f4510" draw:formula="1663583*logwidth/1668461"/>
          <draw:equation draw:name="f4511" draw:formula="327226*logheight/764002"/>
          <draw:equation draw:name="f4512" draw:formula="1651378*logwidth/1668461"/>
          <draw:equation draw:name="f4513" draw:formula="327226*logheight/764002"/>
          <draw:equation draw:name="f4514" draw:formula="3153*logwidth/1668461"/>
          <draw:equation draw:name="f4515" draw:formula="336838*logheight/764002"/>
          <draw:equation draw:name="f4516" draw:formula="2597*logwidth/1668461"/>
          <draw:equation draw:name="f4517" draw:formula="341635*logheight/764002"/>
          <draw:equation draw:name="f4518" draw:formula="14042*logwidth/1668461"/>
          <draw:equation draw:name="f4519" draw:formula="341635*logheight/764002"/>
          <draw:equation draw:name="f4520" draw:formula="14747*logwidth/1668461"/>
          <draw:equation draw:name="f4521" draw:formula="336838*logheight/764002"/>
          <draw:equation draw:name="f4522" draw:formula="3153*logwidth/1668461"/>
          <draw:equation draw:name="f4523" draw:formula="336838*logheight/764002"/>
          <draw:equation draw:name="f4524" draw:formula="96458*logwidth/1668461"/>
          <draw:equation draw:name="f4525" draw:formula="336838*logheight/764002"/>
          <draw:equation draw:name="f4526" draw:formula="95512*logwidth/1668461"/>
          <draw:equation draw:name="f4527" draw:formula="341635*logheight/764002"/>
          <draw:equation draw:name="f4528" draw:formula="107328*logwidth/1668461"/>
          <draw:equation draw:name="f4529" draw:formula="341635*logheight/764002"/>
          <draw:equation draw:name="f4530" draw:formula="108330*logwidth/1668461"/>
          <draw:equation draw:name="f4531" draw:formula="336838*logheight/764002"/>
          <draw:equation draw:name="f4532" draw:formula="96458*logwidth/1668461"/>
          <draw:equation draw:name="f4533" draw:formula="336838*logheight/764002"/>
          <draw:equation draw:name="f4534" draw:formula="213877*logwidth/1668461"/>
          <draw:equation draw:name="f4535" draw:formula="336838*logheight/764002"/>
          <draw:equation draw:name="f4536" draw:formula="212986*logwidth/1668461"/>
          <draw:equation draw:name="f4537" draw:formula="341635*logheight/764002"/>
          <draw:equation draw:name="f4538" draw:formula="224302*logwidth/1668461"/>
          <draw:equation draw:name="f4539" draw:formula="341635*logheight/764002"/>
          <draw:equation draw:name="f4540" draw:formula="225211*logwidth/1668461"/>
          <draw:equation draw:name="f4541" draw:formula="336838*logheight/764002"/>
          <draw:equation draw:name="f4542" draw:formula="213877*logwidth/1668461"/>
          <draw:equation draw:name="f4543" draw:formula="336838*logheight/764002"/>
          <draw:equation draw:name="f4544" draw:formula="355948*logwidth/1668461"/>
          <draw:equation draw:name="f4545" draw:formula="336838*logheight/764002"/>
          <draw:equation draw:name="f4546" draw:formula="355429*logwidth/1668461"/>
          <draw:equation draw:name="f4547" draw:formula="341635*logheight/764002"/>
          <draw:equation draw:name="f4548" draw:formula="366447*logwidth/1668461"/>
          <draw:equation draw:name="f4549" draw:formula="341635*logheight/764002"/>
          <draw:equation draw:name="f4550" draw:formula="367115*logwidth/1668461"/>
          <draw:equation draw:name="f4551" draw:formula="336838*logheight/764002"/>
          <draw:equation draw:name="f4552" draw:formula="355948*logwidth/1668461"/>
          <draw:equation draw:name="f4553" draw:formula="336838*logheight/764002"/>
          <draw:equation draw:name="f4554" draw:formula="454391*logwidth/1668461"/>
          <draw:equation draw:name="f4555" draw:formula="336838*logheight/764002"/>
          <draw:equation draw:name="f4556" draw:formula="455337*logwidth/1668461"/>
          <draw:equation draw:name="f4557" draw:formula="337950*logheight/764002"/>
          <draw:equation draw:name="f4558" draw:formula="457674*logwidth/1668461"/>
          <draw:equation draw:name="f4559" draw:formula="341635*logheight/764002"/>
          <draw:equation draw:name="f4560" draw:formula="585240*logwidth/1668461"/>
          <draw:equation draw:name="f4561" draw:formula="341635*logheight/764002"/>
          <draw:equation draw:name="f4562" draw:formula="574815*logwidth/1668461"/>
          <draw:equation draw:name="f4563" draw:formula="340413*logheight/764002"/>
          <draw:equation draw:name="f4564" draw:formula="572348*logwidth/1668461"/>
          <draw:equation draw:name="f4565" draw:formula="339283*logheight/764002"/>
          <draw:equation draw:name="f4566" draw:formula="570864*logwidth/1668461"/>
          <draw:equation draw:name="f4567" draw:formula="336838*logheight/764002"/>
          <draw:equation draw:name="f4568" draw:formula="454391*logwidth/1668461"/>
          <draw:equation draw:name="f4569" draw:formula="336838*logheight/764002"/>
          <draw:equation draw:name="f4570" draw:formula="589840*logwidth/1668461"/>
          <draw:equation draw:name="f4571" draw:formula="336838*logheight/764002"/>
          <draw:equation draw:name="f4572" draw:formula="589488*logwidth/1668461"/>
          <draw:equation draw:name="f4573" draw:formula="341635*logheight/764002"/>
          <draw:equation draw:name="f4574" draw:formula="600562*logwidth/1668461"/>
          <draw:equation draw:name="f4575" draw:formula="341635*logheight/764002"/>
          <draw:equation draw:name="f4576" draw:formula="600858*logwidth/1668461"/>
          <draw:equation draw:name="f4577" draw:formula="336838*logheight/764002"/>
          <draw:equation draw:name="f4578" draw:formula="589840*logwidth/1668461"/>
          <draw:equation draw:name="f4579" draw:formula="336838*logheight/764002"/>
          <draw:equation draw:name="f4580" draw:formula="751092*logwidth/1668461"/>
          <draw:equation draw:name="f4581" draw:formula="336838*logheight/764002"/>
          <draw:equation draw:name="f4582" draw:formula="753689*logwidth/1668461"/>
          <draw:equation draw:name="f4583" draw:formula="341635*logheight/764002"/>
          <draw:equation draw:name="f4584" draw:formula="1026794*logwidth/1668461"/>
          <draw:equation draw:name="f4585" draw:formula="341635*logheight/764002"/>
          <draw:equation draw:name="f4586" draw:formula="1028408*logwidth/1668461"/>
          <draw:equation draw:name="f4587" draw:formula="336838*logheight/764002"/>
          <draw:equation draw:name="f4588" draw:formula="751092*logwidth/1668461"/>
          <draw:equation draw:name="f4589" draw:formula="336838*logheight/764002"/>
          <draw:equation draw:name="f4590" draw:formula="1066156*logwidth/1668461"/>
          <draw:equation draw:name="f4591" draw:formula="336838*logheight/764002"/>
          <draw:equation draw:name="f4592" draw:formula="1066379*logwidth/1668461"/>
          <draw:equation draw:name="f4593" draw:formula="341635*logheight/764002"/>
          <draw:equation draw:name="f4594" draw:formula="1077843*logwidth/1668461"/>
          <draw:equation draw:name="f4595" draw:formula="341635*logheight/764002"/>
          <draw:equation draw:name="f4596" draw:formula="1077620*logwidth/1668461"/>
          <draw:equation draw:name="f4597" draw:formula="336838*logheight/764002"/>
          <draw:equation draw:name="f4598" draw:formula="1066156*logwidth/1668461"/>
          <draw:equation draw:name="f4599" draw:formula="336838*logheight/764002"/>
          <draw:equation draw:name="f4600" draw:formula="1133046*logwidth/1668461"/>
          <draw:equation draw:name="f4601" draw:formula="336838*logheight/764002"/>
          <draw:equation draw:name="f4602" draw:formula="1134308*logwidth/1668461"/>
          <draw:equation draw:name="f4603" draw:formula="338616*logheight/764002"/>
          <draw:equation draw:name="f4604" draw:formula="1142748*logwidth/1668461"/>
          <draw:equation draw:name="f4605" draw:formula="339765*logheight/764002"/>
          <draw:equation draw:name="f4606" draw:formula="1143249*logwidth/1668461"/>
          <draw:equation draw:name="f4607" draw:formula="341635*logheight/764002"/>
          <draw:equation draw:name="f4608" draw:formula="1162855*logwidth/1668461"/>
          <draw:equation draw:name="f4609" draw:formula="341635*logheight/764002"/>
          <draw:equation draw:name="f4610" draw:formula="1163171*logwidth/1668461"/>
          <draw:equation draw:name="f4611" draw:formula="340320*logheight/764002"/>
          <draw:equation draw:name="f4612" draw:formula="1163060*logwidth/1668461"/>
          <draw:equation draw:name="f4613" draw:formula="336838*logheight/764002"/>
          <draw:equation draw:name="f4614" draw:formula="1133046*logwidth/1668461"/>
          <draw:equation draw:name="f4615" draw:formula="336838*logheight/764002"/>
          <draw:equation draw:name="f4616" draw:formula="1220545*logwidth/1668461"/>
          <draw:equation draw:name="f4617" draw:formula="336838*logheight/764002"/>
          <draw:equation draw:name="f4618" draw:formula="1222066*logwidth/1668461"/>
          <draw:equation draw:name="f4619" draw:formula="340987*logheight/764002"/>
          <draw:equation draw:name="f4620" draw:formula="1222325*logwidth/1668461"/>
          <draw:equation draw:name="f4621" draw:formula="341635*logheight/764002"/>
          <draw:equation draw:name="f4622" draw:formula="1249983*logwidth/1668461"/>
          <draw:equation draw:name="f4623" draw:formula="341635*logheight/764002"/>
          <draw:equation draw:name="f4624" draw:formula="1244437*logwidth/1668461"/>
          <draw:equation draw:name="f4625" draw:formula="336838*logheight/764002"/>
          <draw:equation draw:name="f4626" draw:formula="1220545*logwidth/1668461"/>
          <draw:equation draw:name="f4627" draw:formula="336838*logheight/764002"/>
          <draw:equation draw:name="f4628" draw:formula="1248573*logwidth/1668461"/>
          <draw:equation draw:name="f4629" draw:formula="336838*logheight/764002"/>
          <draw:equation draw:name="f4630" draw:formula="1248462*logwidth/1668461"/>
          <draw:equation draw:name="f4631" draw:formula="339857*logheight/764002"/>
          <draw:equation draw:name="f4632" draw:formula="1251782*logwidth/1668461"/>
          <draw:equation draw:name="f4633" draw:formula="337764*logheight/764002"/>
          <draw:equation draw:name="f4634" draw:formula="1252283*logwidth/1668461"/>
          <draw:equation draw:name="f4635" draw:formula="341635*logheight/764002"/>
          <draw:equation draw:name="f4636" draw:formula="1253730*logwidth/1668461"/>
          <draw:equation draw:name="f4637" draw:formula="341635*logheight/764002"/>
          <draw:equation draw:name="f4638" draw:formula="1258052*logwidth/1668461"/>
          <draw:equation draw:name="f4639" draw:formula="337098*logheight/764002"/>
          <draw:equation draw:name="f4640" draw:formula="1258275*logwidth/1668461"/>
          <draw:equation draw:name="f4641" draw:formula="336838*logheight/764002"/>
          <draw:equation draw:name="f4642" draw:formula="1248573*logwidth/1668461"/>
          <draw:equation draw:name="f4643" draw:formula="336838*logheight/764002"/>
          <draw:equation draw:name="f4644" draw:formula="1299028*logwidth/1668461"/>
          <draw:equation draw:name="f4645" draw:formula="336838*logheight/764002"/>
          <draw:equation draw:name="f4646" draw:formula="1299269*logwidth/1668461"/>
          <draw:equation draw:name="f4647" draw:formula="338524*logheight/764002"/>
          <draw:equation draw:name="f4648" draw:formula="1298601*logwidth/1668461"/>
          <draw:equation draw:name="f4649" draw:formula="339561*logheight/764002"/>
          <draw:equation draw:name="f4650" draw:formula="1298694*logwidth/1668461"/>
          <draw:equation draw:name="f4651" draw:formula="339468*logheight/764002"/>
          <draw:equation draw:name="f4652" draw:formula="1297748*logwidth/1668461"/>
          <draw:equation draw:name="f4653" draw:formula="341635*logheight/764002"/>
          <draw:equation draw:name="f4654" draw:formula="1315315*logwidth/1668461"/>
          <draw:equation draw:name="f4655" draw:formula="341635*logheight/764002"/>
          <draw:equation draw:name="f4656" draw:formula="1313608*logwidth/1668461"/>
          <draw:equation draw:name="f4657" draw:formula="339654*logheight/764002"/>
          <draw:equation draw:name="f4658" draw:formula="1311716*logwidth/1668461"/>
          <draw:equation draw:name="f4659" draw:formula="337394*logheight/764002"/>
          <draw:equation draw:name="f4660" draw:formula="1310937*logwidth/1668461"/>
          <draw:equation draw:name="f4661" draw:formula="336838*logheight/764002"/>
          <draw:equation draw:name="f4662" draw:formula="1299028*logwidth/1668461"/>
          <draw:equation draw:name="f4663" draw:formula="336838*logheight/764002"/>
          <draw:equation draw:name="f4664" draw:formula="1321121*logwidth/1668461"/>
          <draw:equation draw:name="f4665" draw:formula="336838*logheight/764002"/>
          <draw:equation draw:name="f4666" draw:formula="1321417*logwidth/1668461"/>
          <draw:equation draw:name="f4667" draw:formula="341635*logheight/764002"/>
          <draw:equation draw:name="f4668" draw:formula="1352173*logwidth/1668461"/>
          <draw:equation draw:name="f4669" draw:formula="341635*logheight/764002"/>
          <draw:equation draw:name="f4670" draw:formula="1352154*logwidth/1668461"/>
          <draw:equation draw:name="f4671" draw:formula="336838*logheight/764002"/>
          <draw:equation draw:name="f4672" draw:formula="1321121*logwidth/1668461"/>
          <draw:equation draw:name="f4673" draw:formula="336838*logheight/764002"/>
          <draw:equation draw:name="f4674" draw:formula="1442546*logwidth/1668461"/>
          <draw:equation draw:name="f4675" draw:formula="336838*logheight/764002"/>
          <draw:equation draw:name="f4676" draw:formula="1443233*logwidth/1668461"/>
          <draw:equation draw:name="f4677" draw:formula="341635*logheight/764002"/>
          <draw:equation draw:name="f4678" draw:formula="1455438*logwidth/1668461"/>
          <draw:equation draw:name="f4679" draw:formula="341635*logheight/764002"/>
          <draw:equation draw:name="f4680" draw:formula="1454752*logwidth/1668461"/>
          <draw:equation draw:name="f4681" draw:formula="336838*logheight/764002"/>
          <draw:equation draw:name="f4682" draw:formula="1442546*logwidth/1668461"/>
          <draw:equation draw:name="f4683" draw:formula="336838*logheight/764002"/>
          <draw:equation draw:name="f4684" draw:formula="1560447*logwidth/1668461"/>
          <draw:equation draw:name="f4685" draw:formula="336838*logheight/764002"/>
          <draw:equation draw:name="f4686" draw:formula="1561208*logwidth/1668461"/>
          <draw:equation draw:name="f4687" draw:formula="341635*logheight/764002"/>
          <draw:equation draw:name="f4688" draw:formula="1572987*logwidth/1668461"/>
          <draw:equation draw:name="f4689" draw:formula="341635*logheight/764002"/>
          <draw:equation draw:name="f4690" draw:formula="1572245*logwidth/1668461"/>
          <draw:equation draw:name="f4691" draw:formula="336838*logheight/764002"/>
          <draw:equation draw:name="f4692" draw:formula="1560447*logwidth/1668461"/>
          <draw:equation draw:name="f4693" draw:formula="336838*logheight/764002"/>
          <draw:equation draw:name="f4694" draw:formula="1652843*logwidth/1668461"/>
          <draw:equation draw:name="f4695" draw:formula="336838*logheight/764002"/>
          <draw:equation draw:name="f4696" draw:formula="1653566*logwidth/1668461"/>
          <draw:equation draw:name="f4697" draw:formula="341635*logheight/764002"/>
          <draw:equation draw:name="f4698" draw:formula="1665883*logwidth/1668461"/>
          <draw:equation draw:name="f4699" draw:formula="341635*logheight/764002"/>
          <draw:equation draw:name="f4700" draw:formula="1665271*logwidth/1668461"/>
          <draw:equation draw:name="f4701" draw:formula="336838*logheight/764002"/>
          <draw:equation draw:name="f4702" draw:formula="1652843*logwidth/1668461"/>
          <draw:equation draw:name="f4703" draw:formula="336838*logheight/764002"/>
          <draw:equation draw:name="f4704" draw:formula="2096*logwidth/1668461"/>
          <draw:equation draw:name="f4705" draw:formula="346451*logheight/764002"/>
          <draw:equation draw:name="f4706" draw:formula="1577*logwidth/1668461"/>
          <draw:equation draw:name="f4707" draw:formula="351229*logheight/764002"/>
          <draw:equation draw:name="f4708" draw:formula="12929*logwidth/1668461"/>
          <draw:equation draw:name="f4709" draw:formula="351229*logheight/764002"/>
          <draw:equation draw:name="f4710" draw:formula="13337*logwidth/1668461"/>
          <draw:equation draw:name="f4711" draw:formula="346451*logheight/764002"/>
          <draw:equation draw:name="f4712" draw:formula="2096*logwidth/1668461"/>
          <draw:equation draw:name="f4713" draw:formula="346451*logheight/764002"/>
          <draw:equation draw:name="f4714" draw:formula="94584*logwidth/1668461"/>
          <draw:equation draw:name="f4715" draw:formula="346451*logheight/764002"/>
          <draw:equation draw:name="f4716" draw:formula="93991*logwidth/1668461"/>
          <draw:equation draw:name="f4717" draw:formula="351229*logheight/764002"/>
          <draw:equation draw:name="f4718" draw:formula="105751*logwidth/1668461"/>
          <draw:equation draw:name="f4719" draw:formula="351229*logheight/764002"/>
          <draw:equation draw:name="f4720" draw:formula="106363*logwidth/1668461"/>
          <draw:equation draw:name="f4721" draw:formula="346451*logheight/764002"/>
          <draw:equation draw:name="f4722" draw:formula="94584*logwidth/1668461"/>
          <draw:equation draw:name="f4723" draw:formula="346451*logheight/764002"/>
          <draw:equation draw:name="f4724" draw:formula="212115*logwidth/1668461"/>
          <draw:equation draw:name="f4725" draw:formula="346451*logheight/764002"/>
          <draw:equation draw:name="f4726" draw:formula="211577*logwidth/1668461"/>
          <draw:equation draw:name="f4727" draw:formula="351229*logheight/764002"/>
          <draw:equation draw:name="f4728" draw:formula="222818*logwidth/1668461"/>
          <draw:equation draw:name="f4729" draw:formula="351229*logheight/764002"/>
          <draw:equation draw:name="f4730" draw:formula="223393*logwidth/1668461"/>
          <draw:equation draw:name="f4731" draw:formula="346451*logheight/764002"/>
          <draw:equation draw:name="f4732" draw:formula="212115*logwidth/1668461"/>
          <draw:equation draw:name="f4733" draw:formula="346451*logheight/764002"/>
          <draw:equation draw:name="f4734" draw:formula="355039*logwidth/1668461"/>
          <draw:equation draw:name="f4735" draw:formula="346451*logheight/764002"/>
          <draw:equation draw:name="f4736" draw:formula="354650*logwidth/1668461"/>
          <draw:equation draw:name="f4737" draw:formula="351229*logheight/764002"/>
          <draw:equation draw:name="f4738" draw:formula="365687*logwidth/1668461"/>
          <draw:equation draw:name="f4739" draw:formula="351229*logheight/764002"/>
          <draw:equation draw:name="f4740" draw:formula="366076*logwidth/1668461"/>
          <draw:equation draw:name="f4741" draw:formula="346451*logheight/764002"/>
          <draw:equation draw:name="f4742" draw:formula="355039*logwidth/1668461"/>
          <draw:equation draw:name="f4743" draw:formula="346451*logheight/764002"/>
          <draw:equation draw:name="f4744" draw:formula="458156*logwidth/1668461"/>
          <draw:equation draw:name="f4745" draw:formula="346451*logheight/764002"/>
          <draw:equation draw:name="f4746" draw:formula="458602*logwidth/1668461"/>
          <draw:equation draw:name="f4747" draw:formula="351229*logheight/764002"/>
          <draw:equation draw:name="f4748" draw:formula="461199*logwidth/1668461"/>
          <draw:equation draw:name="f4749" draw:formula="351229*logheight/764002"/>
          <draw:equation draw:name="f4750" draw:formula="463462*logwidth/1668461"/>
          <draw:equation draw:name="f4751" draw:formula="346451*logheight/764002"/>
          <draw:equation draw:name="f4752" draw:formula="458156*logwidth/1668461"/>
          <draw:equation draw:name="f4753" draw:formula="346451*logheight/764002"/>
          <draw:equation draw:name="f4754" draw:formula="476929*logwidth/1668461"/>
          <draw:equation draw:name="f4755" draw:formula="346451*logheight/764002"/>
          <draw:equation draw:name="f4756" draw:formula="476799*logwidth/1668461"/>
          <draw:equation draw:name="f4757" draw:formula="349525*logheight/764002"/>
          <draw:equation draw:name="f4758" draw:formula="476799*logwidth/1668461"/>
          <draw:equation draw:name="f4759" draw:formula="351229*logheight/764002"/>
          <draw:equation draw:name="f4760" draw:formula="599987*logwidth/1668461"/>
          <draw:equation draw:name="f4761" draw:formula="351229*logheight/764002"/>
          <draw:equation draw:name="f4762" draw:formula="600265*logwidth/1668461"/>
          <draw:equation draw:name="f4763" draw:formula="346451*logheight/764002"/>
          <draw:equation draw:name="f4764" draw:formula="476929*logwidth/1668461"/>
          <draw:equation draw:name="f4765" draw:formula="346451*logheight/764002"/>
          <draw:equation draw:name="f4766" draw:formula="758808*logwidth/1668461"/>
          <draw:equation draw:name="f4767" draw:formula="346451*logheight/764002"/>
          <draw:equation draw:name="f4768" draw:formula="764002*logwidth/1668461"/>
          <draw:equation draw:name="f4769" draw:formula="351229*logheight/764002"/>
          <draw:equation draw:name="f4770" draw:formula="820059*logwidth/1668461"/>
          <draw:equation draw:name="f4771" draw:formula="351229*logheight/764002"/>
          <draw:equation draw:name="f4772" draw:formula="825550*logwidth/1668461"/>
          <draw:equation draw:name="f4773" draw:formula="350099*logheight/764002"/>
          <draw:equation draw:name="f4774" draw:formula="827553*logwidth/1668461"/>
          <draw:equation draw:name="f4775" draw:formula="351229*logheight/764002"/>
          <draw:equation draw:name="f4776" draw:formula="1022973*logwidth/1668461"/>
          <draw:equation draw:name="f4777" draw:formula="351229*logheight/764002"/>
          <draw:equation draw:name="f4778" draw:formula="1024995*logwidth/1668461"/>
          <draw:equation draw:name="f4779" draw:formula="346451*logheight/764002"/>
          <draw:equation draw:name="f4780" draw:formula="758808*logwidth/1668461"/>
          <draw:equation draw:name="f4781" draw:formula="346451*logheight/764002"/>
          <draw:equation draw:name="f4782" draw:formula="1066602*logwidth/1668461"/>
          <draw:equation draw:name="f4783" draw:formula="346451*logheight/764002"/>
          <draw:equation draw:name="f4784" draw:formula="1066806*logwidth/1668461"/>
          <draw:equation draw:name="f4785" draw:formula="351229*logheight/764002"/>
          <draw:equation draw:name="f4786" draw:formula="1078288*logwidth/1668461"/>
          <draw:equation draw:name="f4787" draw:formula="351229*logheight/764002"/>
          <draw:equation draw:name="f4788" draw:formula="1078065*logwidth/1668461"/>
          <draw:equation draw:name="f4789" draw:formula="346451*logheight/764002"/>
          <draw:equation draw:name="f4790" draw:formula="1066602*logwidth/1668461"/>
          <draw:equation draw:name="f4791" draw:formula="346451*logheight/764002"/>
          <draw:equation draw:name="f4792" draw:formula="1145011*logwidth/1668461"/>
          <draw:equation draw:name="f4793" draw:formula="346451*logheight/764002"/>
          <draw:equation draw:name="f4794" draw:formula="1146087*logwidth/1668461"/>
          <draw:equation draw:name="f4795" draw:formula="348673*logheight/764002"/>
          <draw:equation draw:name="f4796" draw:formula="1148201*logwidth/1668461"/>
          <draw:equation draw:name="f4797" draw:formula="351229*logheight/764002"/>
          <draw:equation draw:name="f4798" draw:formula="1154786*logwidth/1668461"/>
          <draw:equation draw:name="f4799" draw:formula="351229*logheight/764002"/>
          <draw:equation draw:name="f4800" draw:formula="1160982*logwidth/1668461"/>
          <draw:equation draw:name="f4801" draw:formula="346451*logheight/764002"/>
          <draw:equation draw:name="f4802" draw:formula="1145011*logwidth/1668461"/>
          <draw:equation draw:name="f4803" draw:formula="346451*logheight/764002"/>
          <draw:equation draw:name="f4804" draw:formula="1208803*logwidth/1668461"/>
          <draw:equation draw:name="f4805" draw:formula="346451*logheight/764002"/>
          <draw:equation draw:name="f4806" draw:formula="1208673*logwidth/1668461"/>
          <draw:equation draw:name="f4807" draw:formula="349340*logheight/764002"/>
          <draw:equation draw:name="f4808" draw:formula="1209118*logwidth/1668461"/>
          <draw:equation draw:name="f4809" draw:formula="351229*logheight/764002"/>
          <draw:equation draw:name="f4810" draw:formula="1255270*logwidth/1668461"/>
          <draw:equation draw:name="f4811" draw:formula="351229*logheight/764002"/>
          <draw:equation draw:name="f4812" draw:formula="1253396*logwidth/1668461"/>
          <draw:equation draw:name="f4813" draw:formula="346451*logheight/764002"/>
          <draw:equation draw:name="f4814" draw:formula="1208803*logwidth/1668461"/>
          <draw:equation draw:name="f4815" draw:formula="346451*logheight/764002"/>
          <draw:equation draw:name="f4816" draw:formula="1293741*logwidth/1668461"/>
          <draw:equation draw:name="f4817" draw:formula="346451*logheight/764002"/>
          <draw:equation draw:name="f4818" draw:formula="1289939*logwidth/1668461"/>
          <draw:equation draw:name="f4819" draw:formula="351229*logheight/764002"/>
          <draw:equation draw:name="f4820" draw:formula="1322345*logwidth/1668461"/>
          <draw:equation draw:name="f4821" draw:formula="351229*logheight/764002"/>
          <draw:equation draw:name="f4822" draw:formula="1322438*logwidth/1668461"/>
          <draw:equation draw:name="f4823" draw:formula="348766*logheight/764002"/>
          <draw:equation draw:name="f4824" draw:formula="1321492*logwidth/1668461"/>
          <draw:equation draw:name="f4825" draw:formula="346451*logheight/764002"/>
          <draw:equation draw:name="f4826" draw:formula="1293741*logwidth/1668461"/>
          <draw:equation draw:name="f4827" draw:formula="346451*logheight/764002"/>
          <draw:equation draw:name="f4828" draw:formula="1323847*logwidth/1668461"/>
          <draw:equation draw:name="f4829" draw:formula="346451*logheight/764002"/>
          <draw:equation draw:name="f4830" draw:formula="1324348*logwidth/1668461"/>
          <draw:equation draw:name="f4831" draw:formula="347247*logheight/764002"/>
          <draw:equation draw:name="f4832" draw:formula="1327094*logwidth/1668461"/>
          <draw:equation draw:name="f4833" draw:formula="350470*logheight/764002"/>
          <draw:equation draw:name="f4834" draw:formula="1330803*logwidth/1668461"/>
          <draw:equation draw:name="f4835" draw:formula="346673*logheight/764002"/>
          <draw:equation draw:name="f4836" draw:formula="1335144*logwidth/1668461"/>
          <draw:equation draw:name="f4837" draw:formula="351229*logheight/764002"/>
          <draw:equation draw:name="f4838" draw:formula="1349984*logwidth/1668461"/>
          <draw:equation draw:name="f4839" draw:formula="351229*logheight/764002"/>
          <draw:equation draw:name="f4840" draw:formula="1350930*logwidth/1668461"/>
          <draw:equation draw:name="f4841" draw:formula="348581*logheight/764002"/>
          <draw:equation draw:name="f4842" draw:formula="1351394*logwidth/1668461"/>
          <draw:equation draw:name="f4843" draw:formula="346451*logheight/764002"/>
          <draw:equation draw:name="f4844" draw:formula="1323847*logwidth/1668461"/>
          <draw:equation draw:name="f4845" draw:formula="346451*logheight/764002"/>
          <draw:equation draw:name="f4846" draw:formula="1443900*logwidth/1668461"/>
          <draw:equation draw:name="f4847" draw:formula="346451*logheight/764002"/>
          <draw:equation draw:name="f4848" draw:formula="1444327*logwidth/1668461"/>
          <draw:equation draw:name="f4849" draw:formula="351229*logheight/764002"/>
          <draw:equation draw:name="f4850" draw:formula="1456458*logwidth/1668461"/>
          <draw:equation draw:name="f4851" draw:formula="351229*logheight/764002"/>
          <draw:equation draw:name="f4852" draw:formula="1456032*logwidth/1668461"/>
          <draw:equation draw:name="f4853" draw:formula="346451*logheight/764002"/>
          <draw:equation draw:name="f4854" draw:formula="1443900*logwidth/1668461"/>
          <draw:equation draw:name="f4855" draw:formula="346451*logheight/764002"/>
          <draw:equation draw:name="f4856" draw:formula="1561876*logwidth/1668461"/>
          <draw:equation draw:name="f4857" draw:formula="346451*logheight/764002"/>
          <draw:equation draw:name="f4858" draw:formula="1562339*logwidth/1668461"/>
          <draw:equation draw:name="f4859" draw:formula="351229*logheight/764002"/>
          <draw:equation draw:name="f4860" draw:formula="1574081*logwidth/1668461"/>
          <draw:equation draw:name="f4861" draw:formula="351229*logheight/764002"/>
          <draw:equation draw:name="f4862" draw:formula="1573636*logwidth/1668461"/>
          <draw:equation draw:name="f4863" draw:formula="346451*logheight/764002"/>
          <draw:equation draw:name="f4864" draw:formula="1561876*logwidth/1668461"/>
          <draw:equation draw:name="f4865" draw:formula="346451*logheight/764002"/>
          <draw:equation draw:name="f4866" draw:formula="1654197*logwidth/1668461"/>
          <draw:equation draw:name="f4867" draw:formula="346451*logheight/764002"/>
          <draw:equation draw:name="f4868" draw:formula="1654624*logwidth/1668461"/>
          <draw:equation draw:name="f4869" draw:formula="351229*logheight/764002"/>
          <draw:equation draw:name="f4870" draw:formula="1666885*logwidth/1668461"/>
          <draw:equation draw:name="f4871" draw:formula="351229*logheight/764002"/>
          <draw:equation draw:name="f4872" draw:formula="1666384*logwidth/1668461"/>
          <draw:equation draw:name="f4873" draw:formula="346451*logheight/764002"/>
          <draw:equation draw:name="f4874" draw:formula="1654197*logwidth/1668461"/>
          <draw:equation draw:name="f4875" draw:formula="346451*logheight/764002"/>
          <draw:equation draw:name="f4876" draw:formula="1076*logwidth/1668461"/>
          <draw:equation draw:name="f4877" draw:formula="356045*logheight/764002"/>
          <draw:equation draw:name="f4878" draw:formula="668*logwidth/1668461"/>
          <draw:equation draw:name="f4879" draw:formula="360841*logheight/764002"/>
          <draw:equation draw:name="f4880" draw:formula="12094*logwidth/1668461"/>
          <draw:equation draw:name="f4881" draw:formula="360841*logheight/764002"/>
          <draw:equation draw:name="f4882" draw:formula="12502*logwidth/1668461"/>
          <draw:equation draw:name="f4883" draw:formula="356045*logheight/764002"/>
          <draw:equation draw:name="f4884" draw:formula="1076*logwidth/1668461"/>
          <draw:equation draw:name="f4885" draw:formula="356045*logheight/764002"/>
          <draw:equation draw:name="f4886" draw:formula="93397*logwidth/1668461"/>
          <draw:equation draw:name="f4887" draw:formula="356045*logheight/764002"/>
          <draw:equation draw:name="f4888" draw:formula="92822*logwidth/1668461"/>
          <draw:equation draw:name="f4889" draw:formula="360841*logheight/764002"/>
          <draw:equation draw:name="f4890" draw:formula="104508*logwidth/1668461"/>
          <draw:equation draw:name="f4891" draw:formula="360841*logheight/764002"/>
          <draw:equation draw:name="f4892" draw:formula="105121*logwidth/1668461"/>
          <draw:equation draw:name="f4893" draw:formula="356045*logheight/764002"/>
          <draw:equation draw:name="f4894" draw:formula="93397*logwidth/1668461"/>
          <draw:equation draw:name="f4895" draw:formula="356045*logheight/764002"/>
          <draw:equation draw:name="f4896" draw:formula="211020*logwidth/1668461"/>
          <draw:equation draw:name="f4897" draw:formula="356045*logheight/764002"/>
          <draw:equation draw:name="f4898" draw:formula="210464*logwidth/1668461"/>
          <draw:equation draw:name="f4899" draw:formula="360841*logheight/764002"/>
          <draw:equation draw:name="f4900" draw:formula="221668*logwidth/1668461"/>
          <draw:equation draw:name="f4901" draw:formula="360841*logheight/764002"/>
          <draw:equation draw:name="f4902" draw:formula="222243*logwidth/1668461"/>
          <draw:equation draw:name="f4903" draw:formula="356045*logheight/764002"/>
          <draw:equation draw:name="f4904" draw:formula="211020*logwidth/1668461"/>
          <draw:equation draw:name="f4905" draw:formula="356045*logheight/764002"/>
          <draw:equation draw:name="f4906" draw:formula="354242*logwidth/1668461"/>
          <draw:equation draw:name="f4907" draw:formula="356045*logheight/764002"/>
          <draw:equation draw:name="f4908" draw:formula="353852*logwidth/1668461"/>
          <draw:equation draw:name="f4909" draw:formula="360841*logheight/764002"/>
          <draw:equation draw:name="f4910" draw:formula="364908*logwidth/1668461"/>
          <draw:equation draw:name="f4911" draw:formula="360841*logheight/764002"/>
          <draw:equation draw:name="f4912" draw:formula="365297*logwidth/1668461"/>
          <draw:equation draw:name="f4913" draw:formula="356045*logheight/764002"/>
          <draw:equation draw:name="f4914" draw:formula="354242*logwidth/1668461"/>
          <draw:equation draw:name="f4915" draw:formula="356045*logheight/764002"/>
          <draw:equation draw:name="f4916" draw:formula="476836*logwidth/1668461"/>
          <draw:equation draw:name="f4917" draw:formula="356045*logheight/764002"/>
          <draw:equation draw:name="f4918" draw:formula="476613*logwidth/1668461"/>
          <draw:equation draw:name="f4919" draw:formula="358063*logheight/764002"/>
          <draw:equation draw:name="f4920" draw:formula="474072*logwidth/1668461"/>
          <draw:equation draw:name="f4921" draw:formula="360841*logheight/764002"/>
          <draw:equation draw:name="f4922" draw:formula="601767*logwidth/1668461"/>
          <draw:equation draw:name="f4923" draw:formula="360841*logheight/764002"/>
          <draw:equation draw:name="f4924" draw:formula="600246*logwidth/1668461"/>
          <draw:equation draw:name="f4925" draw:formula="356045*logheight/764002"/>
          <draw:equation draw:name="f4926" draw:formula="476836*logwidth/1668461"/>
          <draw:equation draw:name="f4927" draw:formula="356045*logheight/764002"/>
          <draw:equation draw:name="f4928" draw:formula="768918*logwidth/1668461"/>
          <draw:equation draw:name="f4929" draw:formula="356045*logheight/764002"/>
          <draw:equation draw:name="f4930" draw:formula="769122*logwidth/1668461"/>
          <draw:equation draw:name="f4931" draw:formula="356248*logheight/764002"/>
          <draw:equation draw:name="f4932" draw:formula="776801*logwidth/1668461"/>
          <draw:equation draw:name="f4933" draw:formula="360841*logheight/764002"/>
          <draw:equation draw:name="f4934" draw:formula="781346*logwidth/1668461"/>
          <draw:equation draw:name="f4935" draw:formula="360841*logheight/764002"/>
          <draw:equation draw:name="f4936" draw:formula="783943*logwidth/1668461"/>
          <draw:equation draw:name="f4937" draw:formula="359675*logheight/764002"/>
          <draw:equation draw:name="f4938" draw:formula="800934*logwidth/1668461"/>
          <draw:equation draw:name="f4939" draw:formula="358341*logheight/764002"/>
          <draw:equation draw:name="f4940" draw:formula="810154*logwidth/1668461"/>
          <draw:equation draw:name="f4941" draw:formula="356730*logheight/764002"/>
          <draw:equation draw:name="f4942" draw:formula="811007*logwidth/1668461"/>
          <draw:equation draw:name="f4943" draw:formula="356045*logheight/764002"/>
          <draw:equation draw:name="f4944" draw:formula="768918*logwidth/1668461"/>
          <draw:equation draw:name="f4945" draw:formula="356045*logheight/764002"/>
          <draw:equation draw:name="f4946" draw:formula="827924*logwidth/1668461"/>
          <draw:equation draw:name="f4947" draw:formula="356045*logheight/764002"/>
          <draw:equation draw:name="f4948" draw:formula="827924*logwidth/1668461"/>
          <draw:equation draw:name="f4949" draw:formula="360841*logheight/764002"/>
          <draw:equation draw:name="f4950" draw:formula="843673*logwidth/1668461"/>
          <draw:equation draw:name="f4951" draw:formula="360841*logheight/764002"/>
          <draw:equation draw:name="f4952" draw:formula="844433*logwidth/1668461"/>
          <draw:equation draw:name="f4953" draw:formula="360712*logheight/764002"/>
          <draw:equation draw:name="f4954" draw:formula="844637*logwidth/1668461"/>
          <draw:equation draw:name="f4955" draw:formula="360712*logheight/764002"/>
          <draw:equation draw:name="f4956" draw:formula="844730*logwidth/1668461"/>
          <draw:equation draw:name="f4957" draw:formula="360841*logheight/764002"/>
          <draw:equation draw:name="f4958" draw:formula="1017742*logwidth/1668461"/>
          <draw:equation draw:name="f4959" draw:formula="360841*logheight/764002"/>
          <draw:equation draw:name="f4960" draw:formula="1020580*logwidth/1668461"/>
          <draw:equation draw:name="f4961" draw:formula="356045*logheight/764002"/>
          <draw:equation draw:name="f4962" draw:formula="827924*logwidth/1668461"/>
          <draw:equation draw:name="f4963" draw:formula="356045*logheight/764002"/>
          <draw:equation draw:name="f4964" draw:formula="1067028*logwidth/1668461"/>
          <draw:equation draw:name="f4965" draw:formula="356045*logheight/764002"/>
          <draw:equation draw:name="f4966" draw:formula="1067232*logwidth/1668461"/>
          <draw:equation draw:name="f4967" draw:formula="360841*logheight/764002"/>
          <draw:equation draw:name="f4968" draw:formula="1078733*logwidth/1668461"/>
          <draw:equation draw:name="f4969" draw:formula="360841*logheight/764002"/>
          <draw:equation draw:name="f4970" draw:formula="1078510*logwidth/1668461"/>
          <draw:equation draw:name="f4971" draw:formula="356045*logheight/764002"/>
          <draw:equation draw:name="f4972" draw:formula="1067028*logwidth/1668461"/>
          <draw:equation draw:name="f4973" draw:formula="356045*logheight/764002"/>
          <draw:equation draw:name="f4974" draw:formula="1211214*logwidth/1668461"/>
          <draw:equation draw:name="f4975" draw:formula="356045*logheight/764002"/>
          <draw:equation draw:name="f4976" draw:formula="1214553*logwidth/1668461"/>
          <draw:equation draw:name="f4977" draw:formula="360434*logheight/764002"/>
          <draw:equation draw:name="f4978" draw:formula="1214887*logwidth/1668461"/>
          <draw:equation draw:name="f4979" draw:formula="360841*logheight/764002"/>
          <draw:equation draw:name="f4980" draw:formula="1257032*logwidth/1668461"/>
          <draw:equation draw:name="f4981" draw:formula="360841*logheight/764002"/>
          <draw:equation draw:name="f4982" draw:formula="1255993*logwidth/1668461"/>
          <draw:equation draw:name="f4983" draw:formula="356045*logheight/764002"/>
          <draw:equation draw:name="f4984" draw:formula="1211214*logwidth/1668461"/>
          <draw:equation draw:name="f4985" draw:formula="356045*logheight/764002"/>
          <draw:equation draw:name="f4986" draw:formula="1286952*logwidth/1668461"/>
          <draw:equation draw:name="f4987" draw:formula="356045*logheight/764002"/>
          <draw:equation draw:name="f4988" draw:formula="1286822*logwidth/1668461"/>
          <draw:equation draw:name="f4989" draw:formula="356248*logheight/764002"/>
          <draw:equation draw:name="f4990" draw:formula="1285784*logwidth/1668461"/>
          <draw:equation draw:name="f4991" draw:formula="356730*logheight/764002"/>
          <draw:equation draw:name="f4992" draw:formula="1278790*logwidth/1668461"/>
          <draw:equation draw:name="f4993" draw:formula="360841*logheight/764002"/>
          <draw:equation draw:name="f4994" draw:formula="1316539*logwidth/1668461"/>
          <draw:equation draw:name="f4995" draw:formula="360841*logheight/764002"/>
          <draw:equation draw:name="f4996" draw:formula="1317411*logwidth/1668461"/>
          <draw:equation draw:name="f4997" draw:formula="359582*logheight/764002"/>
          <draw:equation draw:name="f4998" draw:formula="1320564*logwidth/1668461"/>
          <draw:equation draw:name="f4999" draw:formula="356045*logheight/764002"/>
          <draw:equation draw:name="f5000" draw:formula="1286952*logwidth/1668461"/>
          <draw:equation draw:name="f5001" draw:formula="356045*logheight/764002"/>
          <draw:equation draw:name="f5002" draw:formula="1444754*logwidth/1668461"/>
          <draw:equation draw:name="f5003" draw:formula="356045*logheight/764002"/>
          <draw:equation draw:name="f5004" draw:formula="1445199*logwidth/1668461"/>
          <draw:equation draw:name="f5005" draw:formula="360841*logheight/764002"/>
          <draw:equation draw:name="f5006" draw:formula="1457293*logwidth/1668461"/>
          <draw:equation draw:name="f5007" draw:formula="360841*logheight/764002"/>
          <draw:equation draw:name="f5008" draw:formula="1456885*logwidth/1668461"/>
          <draw:equation draw:name="f5009" draw:formula="356045*logheight/764002"/>
          <draw:equation draw:name="f5010" draw:formula="1444754*logwidth/1668461"/>
          <draw:equation draw:name="f5011" draw:formula="356045*logheight/764002"/>
          <draw:equation draw:name="f5012" draw:formula="1562803*logwidth/1668461"/>
          <draw:equation draw:name="f5013" draw:formula="356045*logheight/764002"/>
          <draw:equation draw:name="f5014" draw:formula="1563267*logwidth/1668461"/>
          <draw:equation draw:name="f5015" draw:formula="360841*logheight/764002"/>
          <draw:equation draw:name="f5016" draw:formula="1574972*logwidth/1668461"/>
          <draw:equation draw:name="f5017" draw:formula="360841*logheight/764002"/>
          <draw:equation draw:name="f5018" draw:formula="1574527*logwidth/1668461"/>
          <draw:equation draw:name="f5019" draw:formula="356045*logheight/764002"/>
          <draw:equation draw:name="f5020" draw:formula="1562803*logwidth/1668461"/>
          <draw:equation draw:name="f5021" draw:formula="356045*logheight/764002"/>
          <draw:equation draw:name="f5022" draw:formula="1655050*logwidth/1668461"/>
          <draw:equation draw:name="f5023" draw:formula="356045*logheight/764002"/>
          <draw:equation draw:name="f5024" draw:formula="1655477*logwidth/1668461"/>
          <draw:equation draw:name="f5025" draw:formula="360841*logheight/764002"/>
          <draw:equation draw:name="f5026" draw:formula="1667812*logwidth/1668461"/>
          <draw:equation draw:name="f5027" draw:formula="360841*logheight/764002"/>
          <draw:equation draw:name="f5028" draw:formula="1667386*logwidth/1668461"/>
          <draw:equation draw:name="f5029" draw:formula="356045*logheight/764002"/>
          <draw:equation draw:name="f5030" draw:formula="1655050*logwidth/1668461"/>
          <draw:equation draw:name="f5031" draw:formula="356045*logheight/764002"/>
          <draw:equation draw:name="f5032" draw:formula="1353026*logwidth/1668461"/>
          <draw:equation draw:name="f5033" draw:formula="358619*logheight/764002"/>
          <draw:equation draw:name="f5034" draw:formula="1351375*logwidth/1668461"/>
          <draw:equation draw:name="f5035" draw:formula="360841*logheight/764002"/>
          <draw:equation draw:name="f5036" draw:formula="1357571*logwidth/1668461"/>
          <draw:equation draw:name="f5037" draw:formula="360841*logheight/764002"/>
          <draw:equation draw:name="f5038" draw:formula="1353026*logwidth/1668461"/>
          <draw:equation draw:name="f5039" draw:formula="358619*logheight/764002"/>
          <draw:equation draw:name="f5040" draw:formula="501*logwidth/1668461"/>
          <draw:equation draw:name="f5041" draw:formula="365638*logheight/764002"/>
          <draw:equation draw:name="f5042" draw:formula="334*logwidth/1668461"/>
          <draw:equation draw:name="f5043" draw:formula="370454*logheight/764002"/>
          <draw:equation draw:name="f5044" draw:formula="1668146*logwidth/1668461"/>
          <draw:equation draw:name="f5045" draw:formula="370454*logheight/764002"/>
          <draw:equation draw:name="f5046" draw:formula="1667979*logwidth/1668461"/>
          <draw:equation draw:name="f5047" draw:formula="365638*logheight/764002"/>
          <draw:equation draw:name="f5048" draw:formula="501*logwidth/1668461"/>
          <draw:equation draw:name="f5049" draw:formula="365638*logheight/764002"/>
          <draw:equation draw:name="f5050" draw:formula="167*logwidth/1668461"/>
          <draw:equation draw:name="f5051" draw:formula="375251*logheight/764002"/>
          <draw:equation draw:name="f5052" draw:formula="0*logwidth/1668461"/>
          <draw:equation draw:name="f5053" draw:formula="379955*logheight/764002"/>
          <draw:equation draw:name="f5054" draw:formula="11000*logwidth/1668461"/>
          <draw:equation draw:name="f5055" draw:formula="379955*logheight/764002"/>
          <draw:equation draw:name="f5056" draw:formula="11204*logwidth/1668461"/>
          <draw:equation draw:name="f5057" draw:formula="375251*logheight/764002"/>
          <draw:equation draw:name="f5058" draw:formula="167*logwidth/1668461"/>
          <draw:equation draw:name="f5059" draw:formula="375251*logheight/764002"/>
          <draw:equation draw:name="f5060" draw:formula="91839*logwidth/1668461"/>
          <draw:equation draw:name="f5061" draw:formula="375251*logheight/764002"/>
          <draw:equation draw:name="f5062" draw:formula="91598*logwidth/1668461"/>
          <draw:equation draw:name="f5063" draw:formula="379955*logheight/764002"/>
          <draw:equation draw:name="f5064" draw:formula="103414*logwidth/1668461"/>
          <draw:equation draw:name="f5065" draw:formula="379955*logheight/764002"/>
          <draw:equation draw:name="f5066" draw:formula="103637*logwidth/1668461"/>
          <draw:equation draw:name="f5067" draw:formula="375417*logheight/764002"/>
          <draw:equation draw:name="f5068" draw:formula="209629*logwidth/1668461"/>
          <draw:equation draw:name="f5069" draw:formula="375417*logheight/764002"/>
          <draw:equation draw:name="f5070" draw:formula="209443*logwidth/1668461"/>
          <draw:equation draw:name="f5071" draw:formula="379955*logheight/764002"/>
          <draw:equation draw:name="f5072" draw:formula="221000*logwidth/1668461"/>
          <draw:equation draw:name="f5073" draw:formula="379955*logheight/764002"/>
          <draw:equation draw:name="f5074" draw:formula="221222*logwidth/1668461"/>
          <draw:equation draw:name="f5075" draw:formula="375417*logheight/764002"/>
          <draw:equation draw:name="f5076" draw:formula="353518*logwidth/1668461"/>
          <draw:equation draw:name="f5077" draw:formula="375417*logheight/764002"/>
          <draw:equation draw:name="f5078" draw:formula="353388*logwidth/1668461"/>
          <draw:equation draw:name="f5079" draw:formula="379955*logheight/764002"/>
          <draw:equation draw:name="f5080" draw:formula="364963*logwidth/1668461"/>
          <draw:equation draw:name="f5081" draw:formula="379955*logheight/764002"/>
          <draw:equation draw:name="f5082" draw:formula="365112*logwidth/1668461"/>
          <draw:equation draw:name="f5083" draw:formula="375417*logheight/764002"/>
          <draw:equation draw:name="f5084" draw:formula="365204*logwidth/1668461"/>
          <draw:equation draw:name="f5085" draw:formula="375417*logheight/764002"/>
          <draw:equation draw:name="f5086" draw:formula="465502*logwidth/1668461"/>
          <draw:equation draw:name="f5087" draw:formula="375417*logheight/764002"/>
          <draw:equation draw:name="f5088" draw:formula="465595*logwidth/1668461"/>
          <draw:equation draw:name="f5089" draw:formula="378918*logheight/764002"/>
          <draw:equation draw:name="f5090" draw:formula="465112*logwidth/1668461"/>
          <draw:equation draw:name="f5091" draw:formula="379492*logheight/764002"/>
          <draw:equation draw:name="f5092" draw:formula="464871*logwidth/1668461"/>
          <draw:equation draw:name="f5093" draw:formula="379955*logheight/764002"/>
          <draw:equation draw:name="f5094" draw:formula="618759*logwidth/1668461"/>
          <draw:equation draw:name="f5095" draw:formula="379955*logheight/764002"/>
          <draw:equation draw:name="f5096" draw:formula="609762*logwidth/1668461"/>
          <draw:equation draw:name="f5097" draw:formula="376936*logheight/764002"/>
          <draw:equation draw:name="f5098" draw:formula="610040*logwidth/1668461"/>
          <draw:equation draw:name="f5099" draw:formula="376454*logheight/764002"/>
          <draw:equation draw:name="f5100" draw:formula="605626*logwidth/1668461"/>
          <draw:equation draw:name="f5101" draw:formula="375251*logheight/764002"/>
          <draw:equation draw:name="f5102" draw:formula="91839*logwidth/1668461"/>
          <draw:equation draw:name="f5103" draw:formula="375251*logheight/764002"/>
          <draw:equation draw:name="f5104" draw:formula="827813*logwidth/1668461"/>
          <draw:equation draw:name="f5105" draw:formula="375251*logheight/764002"/>
          <draw:equation draw:name="f5106" draw:formula="827813*logwidth/1668461"/>
          <draw:equation draw:name="f5107" draw:formula="379955*logheight/764002"/>
          <draw:equation draw:name="f5108" draw:formula="839221*logwidth/1668461"/>
          <draw:equation draw:name="f5109" draw:formula="379955*logheight/764002"/>
          <draw:equation draw:name="f5110" draw:formula="839221*logwidth/1668461"/>
          <draw:equation draw:name="f5111" draw:formula="375251*logheight/764002"/>
          <draw:equation draw:name="f5112" draw:formula="827813*logwidth/1668461"/>
          <draw:equation draw:name="f5113" draw:formula="375251*logheight/764002"/>
          <draw:equation draw:name="f5114" draw:formula="844730*logwidth/1668461"/>
          <draw:equation draw:name="f5115" draw:formula="375251*logheight/764002"/>
          <draw:equation draw:name="f5116" draw:formula="844730*logwidth/1668461"/>
          <draw:equation draw:name="f5117" draw:formula="376269*logheight/764002"/>
          <draw:equation draw:name="f5118" draw:formula="844915*logwidth/1668461"/>
          <draw:equation draw:name="f5119" draw:formula="379103*logheight/764002"/>
          <draw:equation draw:name="f5120" draw:formula="843988*logwidth/1668461"/>
          <draw:equation draw:name="f5121" draw:formula="379955*logheight/764002"/>
          <draw:equation draw:name="f5122" draw:formula="1000955*logwidth/1668461"/>
          <draw:equation draw:name="f5123" draw:formula="379955*logheight/764002"/>
          <draw:equation draw:name="f5124" draw:formula="1001344*logwidth/1668461"/>
          <draw:equation draw:name="f5125" draw:formula="379492*logheight/764002"/>
          <draw:equation draw:name="f5126" draw:formula="1002105*logwidth/1668461"/>
          <draw:equation draw:name="f5127" draw:formula="378733*logheight/764002"/>
          <draw:equation draw:name="f5128" draw:formula="1004757*logwidth/1668461"/>
          <draw:equation draw:name="f5129" draw:formula="375510*logheight/764002"/>
          <draw:equation draw:name="f5130" draw:formula="1005258*logwidth/1668461"/>
          <draw:equation draw:name="f5131" draw:formula="375251*logheight/764002"/>
          <draw:equation draw:name="f5132" draw:formula="844730*logwidth/1668461"/>
          <draw:equation draw:name="f5133" draw:formula="375251*logheight/764002"/>
          <draw:equation draw:name="f5134" draw:formula="1067158*logwidth/1668461"/>
          <draw:equation draw:name="f5135" draw:formula="375251*logheight/764002"/>
          <draw:equation draw:name="f5136" draw:formula="1067251*logwidth/1668461"/>
          <draw:equation draw:name="f5137" draw:formula="379955*logheight/764002"/>
          <draw:equation draw:name="f5138" draw:formula="1078937*logwidth/1668461"/>
          <draw:equation draw:name="f5139" draw:formula="379955*logheight/764002"/>
          <draw:equation draw:name="f5140" draw:formula="1078844*logwidth/1668461"/>
          <draw:equation draw:name="f5141" draw:formula="375251*logheight/764002"/>
          <draw:equation draw:name="f5142" draw:formula="1067158*logwidth/1668461"/>
          <draw:equation draw:name="f5143" draw:formula="375251*logheight/764002"/>
          <draw:equation draw:name="f5144" draw:formula="1224978*logwidth/1668461"/>
          <draw:equation draw:name="f5145" draw:formula="375251*logheight/764002"/>
          <draw:equation draw:name="f5146" draw:formula="1226425*logwidth/1668461"/>
          <draw:equation draw:name="f5147" draw:formula="378640*logheight/764002"/>
          <draw:equation draw:name="f5148" draw:formula="1225089*logwidth/1668461"/>
          <draw:equation draw:name="f5149" draw:formula="379010*logheight/764002"/>
          <draw:equation draw:name="f5150" draw:formula="1225868*logwidth/1668461"/>
          <draw:equation draw:name="f5151" draw:formula="379955*logheight/764002"/>
          <draw:equation draw:name="f5152" draw:formula="1259091*logwidth/1668461"/>
          <draw:equation draw:name="f5153" draw:formula="379955*logheight/764002"/>
          <draw:equation draw:name="f5154" draw:formula="1260055*logwidth/1668461"/>
          <draw:equation draw:name="f5155" draw:formula="377973*logheight/764002"/>
          <draw:equation draw:name="f5156" draw:formula="1258905*logwidth/1668461"/>
          <draw:equation draw:name="f5157" draw:formula="376732*logheight/764002"/>
          <draw:equation draw:name="f5158" draw:formula="1260018*logwidth/1668461"/>
          <draw:equation draw:name="f5159" draw:formula="375251*logheight/764002"/>
          <draw:equation draw:name="f5160" draw:formula="1224978*logwidth/1668461"/>
          <draw:equation draw:name="f5161" draw:formula="375251*logheight/764002"/>
          <draw:equation draw:name="f5162" draw:formula="1268755*logwidth/1668461"/>
          <draw:equation draw:name="f5163" draw:formula="375251*logheight/764002"/>
          <draw:equation draw:name="f5164" draw:formula="1268588*logwidth/1668461"/>
          <draw:equation draw:name="f5165" draw:formula="375417*logheight/764002"/>
          <draw:equation draw:name="f5166" draw:formula="1269070*logwidth/1668461"/>
          <draw:equation draw:name="f5167" draw:formula="379955*logheight/764002"/>
          <draw:equation draw:name="f5168" draw:formula="1344716*logwidth/1668461"/>
          <draw:equation draw:name="f5169" draw:formula="379955*logheight/764002"/>
          <draw:equation draw:name="f5170" draw:formula="1346478*logwidth/1668461"/>
          <draw:equation draw:name="f5171" draw:formula="377584*logheight/764002"/>
          <draw:equation draw:name="f5172" draw:formula="1347424*logwidth/1668461"/>
          <draw:equation draw:name="f5173" draw:formula="379955*logheight/764002"/>
          <draw:equation draw:name="f5174" draw:formula="1383818*logwidth/1668461"/>
          <draw:equation draw:name="f5175" draw:formula="379955*logheight/764002"/>
          <draw:equation draw:name="f5176" draw:formula="1373059*logwidth/1668461"/>
          <draw:equation draw:name="f5177" draw:formula="377029*logheight/764002"/>
          <draw:equation draw:name="f5178" draw:formula="1364230*logwidth/1668461"/>
          <draw:equation draw:name="f5179" draw:formula="379010*logheight/764002"/>
          <draw:equation draw:name="f5180" draw:formula="1363098*logwidth/1668461"/>
          <draw:equation draw:name="f5181" draw:formula="379399*logheight/764002"/>
          <draw:equation draw:name="f5182" draw:formula="1363562*logwidth/1668461"/>
          <draw:equation draw:name="f5183" draw:formula="376454*logheight/764002"/>
          <draw:equation draw:name="f5184" draw:formula="1363562*logwidth/1668461"/>
          <draw:equation draw:name="f5185" draw:formula="375325*logheight/764002"/>
          <draw:equation draw:name="f5186" draw:formula="1445904*logwidth/1668461"/>
          <draw:equation draw:name="f5187" draw:formula="375325*logheight/764002"/>
          <draw:equation draw:name="f5188" draw:formula="1446089*logwidth/1668461"/>
          <draw:equation draw:name="f5189" draw:formula="379955*logheight/764002"/>
          <draw:equation draw:name="f5190" draw:formula="1458721*logwidth/1668461"/>
          <draw:equation draw:name="f5191" draw:formula="379955*logheight/764002"/>
          <draw:equation draw:name="f5192" draw:formula="1458536*logwidth/1668461"/>
          <draw:equation draw:name="f5193" draw:formula="375417*logheight/764002"/>
          <draw:equation draw:name="f5194" draw:formula="1564621*logwidth/1668461"/>
          <draw:equation draw:name="f5195" draw:formula="375417*logheight/764002"/>
          <draw:equation draw:name="f5196" draw:formula="1564807*logwidth/1668461"/>
          <draw:equation draw:name="f5197" draw:formula="379955*logheight/764002"/>
          <draw:equation draw:name="f5198" draw:formula="1575955*logwidth/1668461"/>
          <draw:equation draw:name="f5199" draw:formula="379955*logheight/764002"/>
          <draw:equation draw:name="f5200" draw:formula="1575751*logwidth/1668461"/>
          <draw:equation draw:name="f5201" draw:formula="375251*logheight/764002"/>
          <draw:equation draw:name="f5202" draw:formula="1268755*logwidth/1668461"/>
          <draw:equation draw:name="f5203" draw:formula="375251*logheight/764002"/>
          <draw:equation draw:name="f5204" draw:formula="1656219*logwidth/1668461"/>
          <draw:equation draw:name="f5205" draw:formula="375251*logheight/764002"/>
          <draw:equation draw:name="f5206" draw:formula="1656404*logwidth/1668461"/>
          <draw:equation draw:name="f5207" draw:formula="379955*logheight/764002"/>
          <draw:equation draw:name="f5208" draw:formula="1668462*logwidth/1668461"/>
          <draw:equation draw:name="f5209" draw:formula="379955*logheight/764002"/>
          <draw:equation draw:name="f5210" draw:formula="1668313*logwidth/1668461"/>
          <draw:equation draw:name="f5211" draw:formula="375251*logheight/764002"/>
          <draw:equation draw:name="f5212" draw:formula="1656219*logwidth/1668461"/>
          <draw:equation draw:name="f5213" draw:formula="375251*logheight/764002"/>
          <draw:equation draw:name="f5214" draw:formula="37*logwidth/1668461"/>
          <draw:equation draw:name="f5215" draw:formula="384863*logheight/764002"/>
          <draw:equation draw:name="f5216" draw:formula="223*logwidth/1668461"/>
          <draw:equation draw:name="f5217" draw:formula="389549*logheight/764002"/>
          <draw:equation draw:name="f5218" draw:formula="11260*logwidth/1668461"/>
          <draw:equation draw:name="f5219" draw:formula="389549*logheight/764002"/>
          <draw:equation draw:name="f5220" draw:formula="11074*logwidth/1668461"/>
          <draw:equation draw:name="f5221" draw:formula="384863*logheight/764002"/>
          <draw:equation draw:name="f5222" draw:formula="37*logwidth/1668461"/>
          <draw:equation draw:name="f5223" draw:formula="384863*logheight/764002"/>
          <draw:equation draw:name="f5224" draw:formula="91412*logwidth/1668461"/>
          <draw:equation draw:name="f5225" draw:formula="384863*logheight/764002"/>
          <draw:equation draw:name="f5226" draw:formula="91579*logwidth/1668461"/>
          <draw:equation draw:name="f5227" draw:formula="389549*logheight/764002"/>
          <draw:equation draw:name="f5228" draw:formula="103340*logwidth/1668461"/>
          <draw:equation draw:name="f5229" draw:formula="389549*logheight/764002"/>
          <draw:equation draw:name="f5230" draw:formula="103173*logwidth/1668461"/>
          <draw:equation draw:name="f5231" draw:formula="384900*logheight/764002"/>
          <draw:equation draw:name="f5232" draw:formula="103173*logwidth/1668461"/>
          <draw:equation draw:name="f5233" draw:formula="384863*logheight/764002"/>
          <draw:equation draw:name="f5234" draw:formula="91412*logwidth/1668461"/>
          <draw:equation draw:name="f5235" draw:formula="384863*logheight/764002"/>
          <draw:equation draw:name="f5236" draw:formula="209258*logwidth/1668461"/>
          <draw:equation draw:name="f5237" draw:formula="384863*logheight/764002"/>
          <draw:equation draw:name="f5238" draw:formula="209258*logwidth/1668461"/>
          <draw:equation draw:name="f5239" draw:formula="384900*logheight/764002"/>
          <draw:equation draw:name="f5240" draw:formula="209406*logwidth/1668461"/>
          <draw:equation draw:name="f5241" draw:formula="389549*logheight/764002"/>
          <draw:equation draw:name="f5242" draw:formula="220889*logwidth/1668461"/>
          <draw:equation draw:name="f5243" draw:formula="389549*logheight/764002"/>
          <draw:equation draw:name="f5244" draw:formula="220740*logwidth/1668461"/>
          <draw:equation draw:name="f5245" draw:formula="384900*logheight/764002"/>
          <draw:equation draw:name="f5246" draw:formula="220740*logwidth/1668461"/>
          <draw:equation draw:name="f5247" draw:formula="384863*logheight/764002"/>
          <draw:equation draw:name="f5248" draw:formula="209258*logwidth/1668461"/>
          <draw:equation draw:name="f5249" draw:formula="384863*logheight/764002"/>
          <draw:equation draw:name="f5250" draw:formula="353240*logwidth/1668461"/>
          <draw:equation draw:name="f5251" draw:formula="384863*logheight/764002"/>
          <draw:equation draw:name="f5252" draw:formula="353240*logwidth/1668461"/>
          <draw:equation draw:name="f5253" draw:formula="384900*logheight/764002"/>
          <draw:equation draw:name="f5254" draw:formula="353333*logwidth/1668461"/>
          <draw:equation draw:name="f5255" draw:formula="389549*logheight/764002"/>
          <draw:equation draw:name="f5256" draw:formula="364908*logwidth/1668461"/>
          <draw:equation draw:name="f5257" draw:formula="389549*logheight/764002"/>
          <draw:equation draw:name="f5258" draw:formula="364815*logwidth/1668461"/>
          <draw:equation draw:name="f5259" draw:formula="384900*logheight/764002"/>
          <draw:equation draw:name="f5260" draw:formula="364815*logwidth/1668461"/>
          <draw:equation draw:name="f5261" draw:formula="384863*logheight/764002"/>
          <draw:equation draw:name="f5262" draw:formula="353240*logwidth/1668461"/>
          <draw:equation draw:name="f5263" draw:formula="384863*logheight/764002"/>
          <draw:equation draw:name="f5264" draw:formula="462831*logwidth/1668461"/>
          <draw:equation draw:name="f5265" draw:formula="384863*logheight/764002"/>
          <draw:equation draw:name="f5266" draw:formula="462404*logwidth/1668461"/>
          <draw:equation draw:name="f5267" draw:formula="389549*logheight/764002"/>
          <draw:equation draw:name="f5268" draw:formula="638681*logwidth/1668461"/>
          <draw:equation draw:name="f5269" draw:formula="389549*logheight/764002"/>
          <draw:equation draw:name="f5270" draw:formula="633988*logwidth/1668461"/>
          <draw:equation draw:name="f5271" draw:formula="388493*logheight/764002"/>
          <draw:equation draw:name="f5272" draw:formula="627514*logwidth/1668461"/>
          <draw:equation draw:name="f5273" draw:formula="386974*logheight/764002"/>
          <draw:equation draw:name="f5274" draw:formula="627514*logwidth/1668461"/>
          <draw:equation draw:name="f5275" draw:formula="386882*logheight/764002"/>
          <draw:equation draw:name="f5276" draw:formula="626160*logwidth/1668461"/>
          <draw:equation draw:name="f5277" draw:formula="384863*logheight/764002"/>
          <draw:equation draw:name="f5278" draw:formula="462831*logwidth/1668461"/>
          <draw:equation draw:name="f5279" draw:formula="384863*logheight/764002"/>
          <draw:equation draw:name="f5280" draw:formula="827813*logwidth/1668461"/>
          <draw:equation draw:name="f5281" draw:formula="384863*logheight/764002"/>
          <draw:equation draw:name="f5282" draw:formula="827813*logwidth/1668461"/>
          <draw:equation draw:name="f5283" draw:formula="389549*logheight/764002"/>
          <draw:equation draw:name="f5284" draw:formula="839221*logwidth/1668461"/>
          <draw:equation draw:name="f5285" draw:formula="389549*logheight/764002"/>
          <draw:equation draw:name="f5286" draw:formula="839221*logwidth/1668461"/>
          <draw:equation draw:name="f5287" draw:formula="384863*logheight/764002"/>
          <draw:equation draw:name="f5288" draw:formula="827813*logwidth/1668461"/>
          <draw:equation draw:name="f5289" draw:formula="384863*logheight/764002"/>
          <draw:equation draw:name="f5290" draw:formula="842578*logwidth/1668461"/>
          <draw:equation draw:name="f5291" draw:formula="384863*logheight/764002"/>
          <draw:equation draw:name="f5292" draw:formula="843394*logwidth/1668461"/>
          <draw:equation draw:name="f5293" draw:formula="389160*logheight/764002"/>
          <draw:equation draw:name="f5294" draw:formula="843580*logwidth/1668461"/>
          <draw:equation draw:name="f5295" draw:formula="389549*logheight/764002"/>
          <draw:equation draw:name="f5296" draw:formula="994017*logwidth/1668461"/>
          <draw:equation draw:name="f5297" draw:formula="389549*logheight/764002"/>
          <draw:equation draw:name="f5298" draw:formula="996206*logwidth/1668461"/>
          <draw:equation draw:name="f5299" draw:formula="386215*logheight/764002"/>
          <draw:equation draw:name="f5300" draw:formula="997170*logwidth/1668461"/>
          <draw:equation draw:name="f5301" draw:formula="384863*logheight/764002"/>
          <draw:equation draw:name="f5302" draw:formula="842578*logwidth/1668461"/>
          <draw:equation draw:name="f5303" draw:formula="384863*logheight/764002"/>
          <draw:equation draw:name="f5304" draw:formula="1067344*logwidth/1668461"/>
          <draw:equation draw:name="f5305" draw:formula="384863*logheight/764002"/>
          <draw:equation draw:name="f5306" draw:formula="1067251*logwidth/1668461"/>
          <draw:equation draw:name="f5307" draw:formula="389549*logheight/764002"/>
          <draw:equation draw:name="f5308" draw:formula="1078919*logwidth/1668461"/>
          <draw:equation draw:name="f5309" draw:formula="389549*logheight/764002"/>
          <draw:equation draw:name="f5310" draw:formula="1079011*logwidth/1668461"/>
          <draw:equation draw:name="f5311" draw:formula="384863*logheight/764002"/>
          <draw:equation draw:name="f5312" draw:formula="1067344*logwidth/1668461"/>
          <draw:equation draw:name="f5313" draw:formula="384863*logheight/764002"/>
          <draw:equation draw:name="f5314" draw:formula="1229597*logwidth/1668461"/>
          <draw:equation draw:name="f5315" draw:formula="384863*logheight/764002"/>
          <draw:equation draw:name="f5316" draw:formula="1232175*logwidth/1668461"/>
          <draw:equation draw:name="f5317" draw:formula="389549*logheight/764002"/>
          <draw:equation draw:name="f5318" draw:formula="1264600*logwidth/1668461"/>
          <draw:equation draw:name="f5319" draw:formula="389549*logheight/764002"/>
          <draw:equation draw:name="f5320" draw:formula="1261465*logwidth/1668461"/>
          <draw:equation draw:name="f5321" draw:formula="387548*logheight/764002"/>
          <draw:equation draw:name="f5322" draw:formula="1260927*logwidth/1668461"/>
          <draw:equation draw:name="f5323" draw:formula="384863*logheight/764002"/>
          <draw:equation draw:name="f5324" draw:formula="1229597*logwidth/1668461"/>
          <draw:equation draw:name="f5325" draw:formula="384863*logheight/764002"/>
          <draw:equation draw:name="f5326" draw:formula="1269423*logwidth/1668461"/>
          <draw:equation draw:name="f5327" draw:formula="384863*logheight/764002"/>
          <draw:equation draw:name="f5328" draw:formula="1269738*logwidth/1668461"/>
          <draw:equation draw:name="f5329" draw:formula="386122*logheight/764002"/>
          <draw:equation draw:name="f5330" draw:formula="1271575*logwidth/1668461"/>
          <draw:equation draw:name="f5331" draw:formula="389549*logheight/764002"/>
          <draw:equation draw:name="f5332" draw:formula="1339615*logwidth/1668461"/>
          <draw:equation draw:name="f5333" draw:formula="389549*logheight/764002"/>
          <draw:equation draw:name="f5334" draw:formula="1340579*logwidth/1668461"/>
          <draw:equation draw:name="f5335" draw:formula="386882*logheight/764002"/>
          <draw:equation draw:name="f5336" draw:formula="1340783*logwidth/1668461"/>
          <draw:equation draw:name="f5337" draw:formula="385178*logheight/764002"/>
          <draw:equation draw:name="f5338" draw:formula="1340820*logwidth/1668461"/>
          <draw:equation draw:name="f5339" draw:formula="384863*logheight/764002"/>
          <draw:equation draw:name="f5340" draw:formula="1269423*logwidth/1668461"/>
          <draw:equation draw:name="f5341" draw:formula="384863*logheight/764002"/>
          <draw:equation draw:name="f5342" draw:formula="1348184*logwidth/1668461"/>
          <draw:equation draw:name="f5343" draw:formula="384863*logheight/764002"/>
          <draw:equation draw:name="f5344" draw:formula="1351282*logwidth/1668461"/>
          <draw:equation draw:name="f5345" draw:formula="389549*logheight/764002"/>
          <draw:equation draw:name="f5346" draw:formula="1359444*logwidth/1668461"/>
          <draw:equation draw:name="f5347" draw:formula="389549*logheight/764002"/>
          <draw:equation draw:name="f5348" draw:formula="1360538*logwidth/1668461"/>
          <draw:equation draw:name="f5349" draw:formula="388882*logheight/764002"/>
          <draw:equation draw:name="f5350" draw:formula="1360947*logwidth/1668461"/>
          <draw:equation draw:name="f5351" draw:formula="389549*logheight/764002"/>
          <draw:equation draw:name="f5352" draw:formula="1412552*logwidth/1668461"/>
          <draw:equation draw:name="f5353" draw:formula="389549*logheight/764002"/>
          <draw:equation draw:name="f5354" draw:formula="1403165*logwidth/1668461"/>
          <draw:equation draw:name="f5355" draw:formula="385178*logheight/764002"/>
          <draw:equation draw:name="f5356" draw:formula="1402201*logwidth/1668461"/>
          <draw:equation draw:name="f5357" draw:formula="384863*logheight/764002"/>
          <draw:equation draw:name="f5358" draw:formula="1391479*logwidth/1668461"/>
          <draw:equation draw:name="f5359" draw:formula="384863*logheight/764002"/>
          <draw:equation draw:name="f5360" draw:formula="1388270*logwidth/1668461"/>
          <draw:equation draw:name="f5361" draw:formula="386215*logheight/764002"/>
          <draw:equation draw:name="f5362" draw:formula="1387027*logwidth/1668461"/>
          <draw:equation draw:name="f5363" draw:formula="387067*logheight/764002"/>
          <draw:equation draw:name="f5364" draw:formula="1386359*logwidth/1668461"/>
          <draw:equation draw:name="f5365" draw:formula="384863*logheight/764002"/>
          <draw:equation draw:name="f5366" draw:formula="1348184*logwidth/1668461"/>
          <draw:equation draw:name="f5367" draw:formula="384863*logheight/764002"/>
          <draw:equation draw:name="f5368" draw:formula="1446015*logwidth/1668461"/>
          <draw:equation draw:name="f5369" draw:formula="384863*logheight/764002"/>
          <draw:equation draw:name="f5370" draw:formula="1445774*logwidth/1668461"/>
          <draw:equation draw:name="f5371" draw:formula="389549*logheight/764002"/>
          <draw:equation draw:name="f5372" draw:formula="1458703*logwidth/1668461"/>
          <draw:equation draw:name="f5373" draw:formula="389549*logheight/764002"/>
          <draw:equation draw:name="f5374" draw:formula="1458926*logwidth/1668461"/>
          <draw:equation draw:name="f5375" draw:formula="384900*logheight/764002"/>
          <draw:equation draw:name="f5376" draw:formula="1458926*logwidth/1668461"/>
          <draw:equation draw:name="f5377" draw:formula="384863*logheight/764002"/>
          <draw:equation draw:name="f5378" draw:formula="1446015*logwidth/1668461"/>
          <draw:equation draw:name="f5379" draw:formula="384863*logheight/764002"/>
          <draw:equation draw:name="f5380" draw:formula="1565011*logwidth/1668461"/>
          <draw:equation draw:name="f5381" draw:formula="384863*logheight/764002"/>
          <draw:equation draw:name="f5382" draw:formula="1565011*logwidth/1668461"/>
          <draw:equation draw:name="f5383" draw:formula="384900*logheight/764002"/>
          <draw:equation draw:name="f5384" draw:formula="1564918*logwidth/1668461"/>
          <draw:equation draw:name="f5385" draw:formula="384993*logheight/764002"/>
          <draw:equation draw:name="f5386" draw:formula="1564807*logwidth/1668461"/>
          <draw:equation draw:name="f5387" draw:formula="389549*logheight/764002"/>
          <draw:equation draw:name="f5388" draw:formula="1575899*logwidth/1668461"/>
          <draw:equation draw:name="f5389" draw:formula="389549*logheight/764002"/>
          <draw:equation draw:name="f5390" draw:formula="1576103*logwidth/1668461"/>
          <draw:equation draw:name="f5391" draw:formula="384863*logheight/764002"/>
          <draw:equation draw:name="f5392" draw:formula="1565011*logwidth/1668461"/>
          <draw:equation draw:name="f5393" draw:formula="384863*logheight/764002"/>
          <draw:equation draw:name="f5394" draw:formula="1656330*logwidth/1668461"/>
          <draw:equation draw:name="f5395" draw:formula="384863*logheight/764002"/>
          <draw:equation draw:name="f5396" draw:formula="1656163*logwidth/1668461"/>
          <draw:equation draw:name="f5397" draw:formula="389549*logheight/764002"/>
          <draw:equation draw:name="f5398" draw:formula="1668350*logwidth/1668461"/>
          <draw:equation draw:name="f5399" draw:formula="389549*logheight/764002"/>
          <draw:equation draw:name="f5400" draw:formula="1668462*logwidth/1668461"/>
          <draw:equation draw:name="f5401" draw:formula="384863*logheight/764002"/>
          <draw:equation draw:name="f5402" draw:formula="1656330*logwidth/1668461"/>
          <draw:equation draw:name="f5403" draw:formula="384863*logheight/764002"/>
          <draw:equation draw:name="f5404" draw:formula="408*logwidth/1668461"/>
          <draw:equation draw:name="f5405" draw:formula="394364*logheight/764002"/>
          <draw:equation draw:name="f5406" draw:formula="594*logwidth/1668461"/>
          <draw:equation draw:name="f5407" draw:formula="399161*logheight/764002"/>
          <draw:equation draw:name="f5408" draw:formula="11686*logwidth/1668461"/>
          <draw:equation draw:name="f5409" draw:formula="399161*logheight/764002"/>
          <draw:equation draw:name="f5410" draw:formula="11427*logwidth/1668461"/>
          <draw:equation draw:name="f5411" draw:formula="394364*logheight/764002"/>
          <draw:equation draw:name="f5412" draw:formula="408*logwidth/1668461"/>
          <draw:equation draw:name="f5413" draw:formula="394364*logheight/764002"/>
          <draw:equation draw:name="f5414" draw:formula="91728*logwidth/1668461"/>
          <draw:equation draw:name="f5415" draw:formula="394364*logheight/764002"/>
          <draw:equation draw:name="f5416" draw:formula="91895*logwidth/1668461"/>
          <draw:equation draw:name="f5417" draw:formula="399161*logheight/764002"/>
          <draw:equation draw:name="f5418" draw:formula="103655*logwidth/1668461"/>
          <draw:equation draw:name="f5419" draw:formula="399161*logheight/764002"/>
          <draw:equation draw:name="f5420" draw:formula="103507*logwidth/1668461"/>
          <draw:equation draw:name="f5421" draw:formula="394364*logheight/764002"/>
          <draw:equation draw:name="f5422" draw:formula="91728*logwidth/1668461"/>
          <draw:equation draw:name="f5423" draw:formula="394364*logheight/764002"/>
          <draw:equation draw:name="f5424" draw:formula="209555*logwidth/1668461"/>
          <draw:equation draw:name="f5425" draw:formula="394364*logheight/764002"/>
          <draw:equation draw:name="f5426" draw:formula="209703*logwidth/1668461"/>
          <draw:equation draw:name="f5427" draw:formula="399161*logheight/764002"/>
          <draw:equation draw:name="f5428" draw:formula="221204*logwidth/1668461"/>
          <draw:equation draw:name="f5429" draw:formula="399161*logheight/764002"/>
          <draw:equation draw:name="f5430" draw:formula="221056*logwidth/1668461"/>
          <draw:equation draw:name="f5431" draw:formula="394364*logheight/764002"/>
          <draw:equation draw:name="f5432" draw:formula="209555*logwidth/1668461"/>
          <draw:equation draw:name="f5433" draw:formula="394364*logheight/764002"/>
          <draw:equation draw:name="f5434" draw:formula="353425*logwidth/1668461"/>
          <draw:equation draw:name="f5435" draw:formula="394364*logheight/764002"/>
          <draw:equation draw:name="f5436" draw:formula="353537*logwidth/1668461"/>
          <draw:equation draw:name="f5437" draw:formula="399161*logheight/764002"/>
          <draw:equation draw:name="f5438" draw:formula="365112*logwidth/1668461"/>
          <draw:equation draw:name="f5439" draw:formula="399161*logheight/764002"/>
          <draw:equation draw:name="f5440" draw:formula="365000*logwidth/1668461"/>
          <draw:equation draw:name="f5441" draw:formula="394364*logheight/764002"/>
          <draw:equation draw:name="f5442" draw:formula="353425*logwidth/1668461"/>
          <draw:equation draw:name="f5443" draw:formula="394364*logheight/764002"/>
          <draw:equation draw:name="f5444" draw:formula="463258*logwidth/1668461"/>
          <draw:equation draw:name="f5445" draw:formula="394364*logheight/764002"/>
          <draw:equation draw:name="f5446" draw:formula="464352*logwidth/1668461"/>
          <draw:equation draw:name="f5447" draw:formula="397216*logheight/764002"/>
          <draw:equation draw:name="f5448" draw:formula="462942*logwidth/1668461"/>
          <draw:equation draw:name="f5449" draw:formula="399161*logheight/764002"/>
          <draw:equation draw:name="f5450" draw:formula="655394*logwidth/1668461"/>
          <draw:equation draw:name="f5451" draw:formula="399161*logheight/764002"/>
          <draw:equation draw:name="f5452" draw:formula="655060*logwidth/1668461"/>
          <draw:equation draw:name="f5453" draw:formula="398828*logheight/764002"/>
          <draw:equation draw:name="f5454" draw:formula="653447*logwidth/1668461"/>
          <draw:equation draw:name="f5455" draw:formula="397124*logheight/764002"/>
          <draw:equation draw:name="f5456" draw:formula="650757*logwidth/1668461"/>
          <draw:equation draw:name="f5457" draw:formula="394364*logheight/764002"/>
          <draw:equation draw:name="f5458" draw:formula="463258*logwidth/1668461"/>
          <draw:equation draw:name="f5459" draw:formula="394364*logheight/764002"/>
          <draw:equation draw:name="f5460" draw:formula="827813*logwidth/1668461"/>
          <draw:equation draw:name="f5461" draw:formula="394364*logheight/764002"/>
          <draw:equation draw:name="f5462" draw:formula="827813*logwidth/1668461"/>
          <draw:equation draw:name="f5463" draw:formula="399161*logheight/764002"/>
          <draw:equation draw:name="f5464" draw:formula="839221*logwidth/1668461"/>
          <draw:equation draw:name="f5465" draw:formula="399161*logheight/764002"/>
          <draw:equation draw:name="f5466" draw:formula="839221*logwidth/1668461"/>
          <draw:equation draw:name="f5467" draw:formula="394364*logheight/764002"/>
          <draw:equation draw:name="f5468" draw:formula="827813*logwidth/1668461"/>
          <draw:equation draw:name="f5469" draw:formula="394364*logheight/764002"/>
          <draw:equation draw:name="f5470" draw:formula="845843*logwidth/1668461"/>
          <draw:equation draw:name="f5471" draw:formula="394364*logheight/764002"/>
          <draw:equation draw:name="f5472" draw:formula="848718*logwidth/1668461"/>
          <draw:equation draw:name="f5473" draw:formula="399161*logheight/764002"/>
          <draw:equation draw:name="f5474" draw:formula="987951*logwidth/1668461"/>
          <draw:equation draw:name="f5475" draw:formula="399161*logheight/764002"/>
          <draw:equation draw:name="f5476" draw:formula="990956*logwidth/1668461"/>
          <draw:equation draw:name="f5477" draw:formula="394364*logheight/764002"/>
          <draw:equation draw:name="f5478" draw:formula="845843*logwidth/1668461"/>
          <draw:equation draw:name="f5479" draw:formula="394364*logheight/764002"/>
          <draw:equation draw:name="f5480" draw:formula="1067140*logwidth/1668461"/>
          <draw:equation draw:name="f5481" draw:formula="394364*logheight/764002"/>
          <draw:equation draw:name="f5482" draw:formula="1067047*logwidth/1668461"/>
          <draw:equation draw:name="f5483" draw:formula="399161*logheight/764002"/>
          <draw:equation draw:name="f5484" draw:formula="1078733*logwidth/1668461"/>
          <draw:equation draw:name="f5485" draw:formula="399161*logheight/764002"/>
          <draw:equation draw:name="f5486" draw:formula="1078826*logwidth/1668461"/>
          <draw:equation draw:name="f5487" draw:formula="394364*logheight/764002"/>
          <draw:equation draw:name="f5488" draw:formula="1067140*logwidth/1668461"/>
          <draw:equation draw:name="f5489" draw:formula="394364*logheight/764002"/>
          <draw:equation draw:name="f5490" draw:formula="1234271*logwidth/1668461"/>
          <draw:equation draw:name="f5491" draw:formula="394364*logheight/764002"/>
          <draw:equation draw:name="f5492" draw:formula="1236442*logwidth/1668461"/>
          <draw:equation draw:name="f5493" draw:formula="399161*logheight/764002"/>
          <draw:equation draw:name="f5494" draw:formula="1268217*logwidth/1668461"/>
          <draw:equation draw:name="f5495" draw:formula="399161*logheight/764002"/>
          <draw:equation draw:name="f5496" draw:formula="1267586*logwidth/1668461"/>
          <draw:equation draw:name="f5497" draw:formula="394364*logheight/764002"/>
          <draw:equation draw:name="f5498" draw:formula="1234271*logwidth/1668461"/>
          <draw:equation draw:name="f5499" draw:formula="394364*logheight/764002"/>
          <draw:equation draw:name="f5500" draw:formula="1273151*logwidth/1668461"/>
          <draw:equation draw:name="f5501" draw:formula="394364*logheight/764002"/>
          <draw:equation draw:name="f5502" draw:formula="1274468*logwidth/1668461"/>
          <draw:equation draw:name="f5503" draw:formula="399161*logheight/764002"/>
          <draw:equation draw:name="f5504" draw:formula="1336925*logwidth/1668461"/>
          <draw:equation draw:name="f5505" draw:formula="399161*logheight/764002"/>
          <draw:equation draw:name="f5506" draw:formula="1336684*logwidth/1668461"/>
          <draw:equation draw:name="f5507" draw:formula="398642*logheight/764002"/>
          <draw:equation draw:name="f5508" draw:formula="1335960*logwidth/1668461"/>
          <draw:equation draw:name="f5509" draw:formula="394364*logheight/764002"/>
          <draw:equation draw:name="f5510" draw:formula="1273151*logwidth/1668461"/>
          <draw:equation draw:name="f5511" draw:formula="394364*logheight/764002"/>
          <draw:equation draw:name="f5512" draw:formula="1339707*logwidth/1668461"/>
          <draw:equation draw:name="f5513" draw:formula="394364*logheight/764002"/>
          <draw:equation draw:name="f5514" draw:formula="1339169*logwidth/1668461"/>
          <draw:equation draw:name="f5515" draw:formula="395327*logheight/764002"/>
          <draw:equation draw:name="f5516" draw:formula="1339169*logwidth/1668461"/>
          <draw:equation draw:name="f5517" draw:formula="396939*logheight/764002"/>
          <draw:equation draw:name="f5518" draw:formula="1339633*logwidth/1668461"/>
          <draw:equation draw:name="f5519" draw:formula="399161*logheight/764002"/>
          <draw:equation draw:name="f5520" draw:formula="1430433*logwidth/1668461"/>
          <draw:equation draw:name="f5521" draw:formula="399161*logheight/764002"/>
          <draw:equation draw:name="f5522" draw:formula="1424349*logwidth/1668461"/>
          <draw:equation draw:name="f5523" draw:formula="395049*logheight/764002"/>
          <draw:equation draw:name="f5524" draw:formula="1422884*logwidth/1668461"/>
          <draw:equation draw:name="f5525" draw:formula="394364*logheight/764002"/>
          <draw:equation draw:name="f5526" draw:formula="1339707*logwidth/1668461"/>
          <draw:equation draw:name="f5527" draw:formula="394364*logheight/764002"/>
          <draw:equation draw:name="f5528" draw:formula="1443956*logwidth/1668461"/>
          <draw:equation draw:name="f5529" draw:formula="394364*logheight/764002"/>
          <draw:equation draw:name="f5530" draw:formula="1443919*logwidth/1668461"/>
          <draw:equation draw:name="f5531" draw:formula="396661*logheight/764002"/>
          <draw:equation draw:name="f5532" draw:formula="1445310*logwidth/1668461"/>
          <draw:equation draw:name="f5533" draw:formula="399161*logheight/764002"/>
          <draw:equation draw:name="f5534" draw:formula="1465659*logwidth/1668461"/>
          <draw:equation draw:name="f5535" draw:formula="399161*logheight/764002"/>
          <draw:equation draw:name="f5536" draw:formula="1464435*logwidth/1668461"/>
          <draw:equation draw:name="f5537" draw:formula="396753*logheight/764002"/>
          <draw:equation draw:name="f5538" draw:formula="1462376*logwidth/1668461"/>
          <draw:equation draw:name="f5539" draw:formula="394364*logheight/764002"/>
          <draw:equation draw:name="f5540" draw:formula="1443956*logwidth/1668461"/>
          <draw:equation draw:name="f5541" draw:formula="394364*logheight/764002"/>
          <draw:equation draw:name="f5542" draw:formula="1564695*logwidth/1668461"/>
          <draw:equation draw:name="f5543" draw:formula="394364*logheight/764002"/>
          <draw:equation draw:name="f5544" draw:formula="1564436*logwidth/1668461"/>
          <draw:equation draw:name="f5545" draw:formula="399161*logheight/764002"/>
          <draw:equation draw:name="f5546" draw:formula="1575491*logwidth/1668461"/>
          <draw:equation draw:name="f5547" draw:formula="399161*logheight/764002"/>
          <draw:equation draw:name="f5548" draw:formula="1575695*logwidth/1668461"/>
          <draw:equation draw:name="f5549" draw:formula="394364*logheight/764002"/>
          <draw:equation draw:name="f5550" draw:formula="1564695*logwidth/1668461"/>
          <draw:equation draw:name="f5551" draw:formula="394364*logheight/764002"/>
          <draw:equation draw:name="f5552" draw:formula="1655978*logwidth/1668461"/>
          <draw:equation draw:name="f5553" draw:formula="394364*logheight/764002"/>
          <draw:equation draw:name="f5554" draw:formula="1655718*logwidth/1668461"/>
          <draw:equation draw:name="f5555" draw:formula="399161*logheight/764002"/>
          <draw:equation draw:name="f5556" draw:formula="1667868*logwidth/1668461"/>
          <draw:equation draw:name="f5557" draw:formula="399161*logheight/764002"/>
          <draw:equation draw:name="f5558" draw:formula="1668202*logwidth/1668461"/>
          <draw:equation draw:name="f5559" draw:formula="394364*logheight/764002"/>
          <draw:equation draw:name="f5560" draw:formula="1655978*logwidth/1668461"/>
          <draw:equation draw:name="f5561" draw:formula="394364*logheight/764002"/>
          <draw:equation draw:name="f5562" draw:formula="1002*logwidth/1668461"/>
          <draw:equation draw:name="f5563" draw:formula="403976*logheight/764002"/>
          <draw:equation draw:name="f5564" draw:formula="1577*logwidth/1668461"/>
          <draw:equation draw:name="f5565" draw:formula="408773*logheight/764002"/>
          <draw:equation draw:name="f5566" draw:formula="12725*logwidth/1668461"/>
          <draw:equation draw:name="f5567" draw:formula="408773*logheight/764002"/>
          <draw:equation draw:name="f5568" draw:formula="12206*logwidth/1668461"/>
          <draw:equation draw:name="f5569" draw:formula="403976*logheight/764002"/>
          <draw:equation draw:name="f5570" draw:formula="1002*logwidth/1668461"/>
          <draw:equation draw:name="f5571" draw:formula="403976*logheight/764002"/>
          <draw:equation draw:name="f5572" draw:formula="92303*logwidth/1668461"/>
          <draw:equation draw:name="f5573" draw:formula="403976*logheight/764002"/>
          <draw:equation draw:name="f5574" draw:formula="92767*logwidth/1668461"/>
          <draw:equation draw:name="f5575" draw:formula="408773*logheight/764002"/>
          <draw:equation draw:name="f5576" draw:formula="104527*logwidth/1668461"/>
          <draw:equation draw:name="f5577" draw:formula="408773*logheight/764002"/>
          <draw:equation draw:name="f5578" draw:formula="104026*logwidth/1668461"/>
          <draw:equation draw:name="f5579" draw:formula="403976*logheight/764002"/>
          <draw:equation draw:name="f5580" draw:formula="92303*logwidth/1668461"/>
          <draw:equation draw:name="f5581" draw:formula="403976*logheight/764002"/>
          <draw:equation draw:name="f5582" draw:formula="210037*logwidth/1668461"/>
          <draw:equation draw:name="f5583" draw:formula="403976*logheight/764002"/>
          <draw:equation draw:name="f5584" draw:formula="210482*logwidth/1668461"/>
          <draw:equation draw:name="f5585" draw:formula="408773*logheight/764002"/>
          <draw:equation draw:name="f5586" draw:formula="222020*logwidth/1668461"/>
          <draw:equation draw:name="f5587" draw:formula="408773*logheight/764002"/>
          <draw:equation draw:name="f5588" draw:formula="221556*logwidth/1668461"/>
          <draw:equation draw:name="f5589" draw:formula="403976*logheight/764002"/>
          <draw:equation draw:name="f5590" draw:formula="210037*logwidth/1668461"/>
          <draw:equation draw:name="f5591" draw:formula="403976*logheight/764002"/>
          <draw:equation draw:name="f5592" draw:formula="353722*logwidth/1668461"/>
          <draw:equation draw:name="f5593" draw:formula="403976*logheight/764002"/>
          <draw:equation draw:name="f5594" draw:formula="354019*logwidth/1668461"/>
          <draw:equation draw:name="f5595" draw:formula="408773*logheight/764002"/>
          <draw:equation draw:name="f5596" draw:formula="365612*logwidth/1668461"/>
          <draw:equation draw:name="f5597" draw:formula="408773*logheight/764002"/>
          <draw:equation draw:name="f5598" draw:formula="365316*logwidth/1668461"/>
          <draw:equation draw:name="f5599" draw:formula="403976*logheight/764002"/>
          <draw:equation draw:name="f5600" draw:formula="353722*logwidth/1668461"/>
          <draw:equation draw:name="f5601" draw:formula="403976*logheight/764002"/>
          <draw:equation draw:name="f5602" draw:formula="461143*logwidth/1668461"/>
          <draw:equation draw:name="f5603" draw:formula="403976*logheight/764002"/>
          <draw:equation draw:name="f5604" draw:formula="461403*logwidth/1668461"/>
          <draw:equation draw:name="f5605" draw:formula="408773*logheight/764002"/>
          <draw:equation draw:name="f5606" draw:formula="667952*logwidth/1668461"/>
          <draw:equation draw:name="f5607" draw:formula="408773*logheight/764002"/>
          <draw:equation draw:name="f5608" draw:formula="667693*logwidth/1668461"/>
          <draw:equation draw:name="f5609" draw:formula="407847*logheight/764002"/>
          <draw:equation draw:name="f5610" draw:formula="664966*logwidth/1668461"/>
          <draw:equation draw:name="f5611" draw:formula="403976*logheight/764002"/>
          <draw:equation draw:name="f5612" draw:formula="461143*logwidth/1668461"/>
          <draw:equation draw:name="f5613" draw:formula="403976*logheight/764002"/>
          <draw:equation draw:name="f5614" draw:formula="827813*logwidth/1668461"/>
          <draw:equation draw:name="f5615" draw:formula="403976*logheight/764002"/>
          <draw:equation draw:name="f5616" draw:formula="827813*logwidth/1668461"/>
          <draw:equation draw:name="f5617" draw:formula="408773*logheight/764002"/>
          <draw:equation draw:name="f5618" draw:formula="839221*logwidth/1668461"/>
          <draw:equation draw:name="f5619" draw:formula="408773*logheight/764002"/>
          <draw:equation draw:name="f5620" draw:formula="839221*logwidth/1668461"/>
          <draw:equation draw:name="f5621" draw:formula="403976*logheight/764002"/>
          <draw:equation draw:name="f5622" draw:formula="827813*logwidth/1668461"/>
          <draw:equation draw:name="f5623" draw:formula="403976*logheight/764002"/>
          <draw:equation draw:name="f5624" draw:formula="852113*logwidth/1668461"/>
          <draw:equation draw:name="f5625" draw:formula="403976*logheight/764002"/>
          <draw:equation draw:name="f5626" draw:formula="854988*logwidth/1668461"/>
          <draw:equation draw:name="f5627" draw:formula="408773*logheight/764002"/>
          <draw:equation draw:name="f5628" draw:formula="983073*logwidth/1668461"/>
          <draw:equation draw:name="f5629" draw:formula="408773*logheight/764002"/>
          <draw:equation draw:name="f5630" draw:formula="985225*logwidth/1668461"/>
          <draw:equation draw:name="f5631" draw:formula="403976*logheight/764002"/>
          <draw:equation draw:name="f5632" draw:formula="852113*logwidth/1668461"/>
          <draw:equation draw:name="f5633" draw:formula="403976*logheight/764002"/>
          <draw:equation draw:name="f5634" draw:formula="1066954*logwidth/1668461"/>
          <draw:equation draw:name="f5635" draw:formula="403976*logheight/764002"/>
          <draw:equation draw:name="f5636" draw:formula="1066843*logwidth/1668461"/>
          <draw:equation draw:name="f5637" draw:formula="408773*logheight/764002"/>
          <draw:equation draw:name="f5638" draw:formula="1078548*logwidth/1668461"/>
          <draw:equation draw:name="f5639" draw:formula="408773*logheight/764002"/>
          <draw:equation draw:name="f5640" draw:formula="1078640*logwidth/1668461"/>
          <draw:equation draw:name="f5641" draw:formula="403976*logheight/764002"/>
          <draw:equation draw:name="f5642" draw:formula="1066954*logwidth/1668461"/>
          <draw:equation draw:name="f5643" draw:formula="403976*logheight/764002"/>
          <draw:equation draw:name="f5644" draw:formula="1239595*logwidth/1668461"/>
          <draw:equation draw:name="f5645" draw:formula="403976*logheight/764002"/>
          <draw:equation draw:name="f5646" draw:formula="1243435*logwidth/1668461"/>
          <draw:equation draw:name="f5647" draw:formula="408773*logheight/764002"/>
          <draw:equation draw:name="f5648" draw:formula="1269979*logwidth/1668461"/>
          <draw:equation draw:name="f5649" draw:formula="408773*logheight/764002"/>
          <draw:equation draw:name="f5650" draw:formula="1266882*logwidth/1668461"/>
          <draw:equation draw:name="f5651" draw:formula="406995*logheight/764002"/>
          <draw:equation draw:name="f5652" draw:formula="1267382*logwidth/1668461"/>
          <draw:equation draw:name="f5653" draw:formula="403976*logheight/764002"/>
          <draw:equation draw:name="f5654" draw:formula="1239595*logwidth/1668461"/>
          <draw:equation draw:name="f5655" draw:formula="403976*logheight/764002"/>
          <draw:equation draw:name="f5656" draw:formula="1283224*logwidth/1668461"/>
          <draw:equation draw:name="f5657" draw:formula="403976*logheight/764002"/>
          <draw:equation draw:name="f5658" draw:formula="1283799*logwidth/1668461"/>
          <draw:equation draw:name="f5659" draw:formula="404143*logheight/764002"/>
          <draw:equation draw:name="f5660" draw:formula="1292814*logwidth/1668461"/>
          <draw:equation draw:name="f5661" draw:formula="404717*logheight/764002"/>
          <draw:equation draw:name="f5662" draw:formula="1293185*logwidth/1668461"/>
          <draw:equation draw:name="f5663" draw:formula="404995*logheight/764002"/>
          <draw:equation draw:name="f5664" draw:formula="1295819*logwidth/1668461"/>
          <draw:equation draw:name="f5665" draw:formula="408773*logheight/764002"/>
          <draw:equation draw:name="f5666" draw:formula="1339077*logwidth/1668461"/>
          <draw:equation draw:name="f5667" draw:formula="408773*logheight/764002"/>
          <draw:equation draw:name="f5668" draw:formula="1339262*logwidth/1668461"/>
          <draw:equation draw:name="f5669" draw:formula="407755*logheight/764002"/>
          <draw:equation draw:name="f5670" draw:formula="1338854*logwidth/1668461"/>
          <draw:equation draw:name="f5671" draw:formula="403976*logheight/764002"/>
          <draw:equation draw:name="f5672" draw:formula="1283224*logwidth/1668461"/>
          <draw:equation draw:name="f5673" draw:formula="403976*logheight/764002"/>
          <draw:equation draw:name="f5674" draw:formula="1342137*logwidth/1668461"/>
          <draw:equation draw:name="f5675" draw:formula="403976*logheight/764002"/>
          <draw:equation draw:name="f5676" draw:formula="1343343*logwidth/1668461"/>
          <draw:equation draw:name="f5677" draw:formula="405088*logheight/764002"/>
          <draw:equation draw:name="f5678" draw:formula="1352933*logwidth/1668461"/>
          <draw:equation draw:name="f5679" draw:formula="405847*logheight/764002"/>
          <draw:equation draw:name="f5680" draw:formula="1361763*logwidth/1668461"/>
          <draw:equation draw:name="f5681" draw:formula="405940*logheight/764002"/>
          <draw:equation draw:name="f5682" draw:formula="1365473*logwidth/1668461"/>
          <draw:equation draw:name="f5683" draw:formula="408310*logheight/764002"/>
          <draw:equation draw:name="f5684" draw:formula="1366178*logwidth/1668461"/>
          <draw:equation draw:name="f5685" draw:formula="408773*logheight/764002"/>
          <draw:equation draw:name="f5686" draw:formula="1474025*logwidth/1668461"/>
          <draw:equation draw:name="f5687" draw:formula="408773*logheight/764002"/>
          <draw:equation draw:name="f5688" draw:formula="1473172*logwidth/1668461"/>
          <draw:equation draw:name="f5689" draw:formula="404902*logheight/764002"/>
          <draw:equation draw:name="f5690" draw:formula="1473172*logwidth/1668461"/>
          <draw:equation draw:name="f5691" draw:formula="403976*logheight/764002"/>
          <draw:equation draw:name="f5692" draw:formula="1442880*logwidth/1668461"/>
          <draw:equation draw:name="f5693" draw:formula="403976*logheight/764002"/>
          <draw:equation draw:name="f5694" draw:formula="1442491*logwidth/1668461"/>
          <draw:equation draw:name="f5695" draw:formula="404532*logheight/764002"/>
          <draw:equation draw:name="f5696" draw:formula="1440302*logwidth/1668461"/>
          <draw:equation draw:name="f5697" draw:formula="404328*logheight/764002"/>
          <draw:equation draw:name="f5698" draw:formula="1435089*logwidth/1668461"/>
          <draw:equation draw:name="f5699" draw:formula="406032*logheight/764002"/>
          <draw:equation draw:name="f5700" draw:formula="1433958*logwidth/1668461"/>
          <draw:equation draw:name="f5701" draw:formula="403976*logheight/764002"/>
          <draw:equation draw:name="f5702" draw:formula="1342137*logwidth/1668461"/>
          <draw:equation draw:name="f5703" draw:formula="403976*logheight/764002"/>
          <draw:equation draw:name="f5704" draw:formula="1564083*logwidth/1668461"/>
          <draw:equation draw:name="f5705" draw:formula="403976*logheight/764002"/>
          <draw:equation draw:name="f5706" draw:formula="1563675*logwidth/1668461"/>
          <draw:equation draw:name="f5707" draw:formula="408773*logheight/764002"/>
          <draw:equation draw:name="f5708" draw:formula="1574712*logwidth/1668461"/>
          <draw:equation draw:name="f5709" draw:formula="408773*logheight/764002"/>
          <draw:equation draw:name="f5710" draw:formula="1575287*logwidth/1668461"/>
          <draw:equation draw:name="f5711" draw:formula="403976*logheight/764002"/>
          <draw:equation draw:name="f5712" draw:formula="1564083*logwidth/1668461"/>
          <draw:equation draw:name="f5713" draw:formula="403976*logheight/764002"/>
          <draw:equation draw:name="f5714" draw:formula="1655199*logwidth/1668461"/>
          <draw:equation draw:name="f5715" draw:formula="403976*logheight/764002"/>
          <draw:equation draw:name="f5716" draw:formula="1654679*logwidth/1668461"/>
          <draw:equation draw:name="f5717" draw:formula="408773*logheight/764002"/>
          <draw:equation draw:name="f5718" draw:formula="1667015*logwidth/1668461"/>
          <draw:equation draw:name="f5719" draw:formula="408773*logheight/764002"/>
          <draw:equation draw:name="f5720" draw:formula="1667534*logwidth/1668461"/>
          <draw:equation draw:name="f5721" draw:formula="403976*logheight/764002"/>
          <draw:equation draw:name="f5722" draw:formula="1655199*logwidth/1668461"/>
          <draw:equation draw:name="f5723" draw:formula="403976*logheight/764002"/>
          <draw:equation draw:name="f5724" draw:formula="2152*logwidth/1668461"/>
          <draw:equation draw:name="f5725" draw:formula="413589*logheight/764002"/>
          <draw:equation draw:name="f5726" draw:formula="2708*logwidth/1668461"/>
          <draw:equation draw:name="f5727" draw:formula="418386*logheight/764002"/>
          <draw:equation draw:name="f5728" draw:formula="14061*logwidth/1668461"/>
          <draw:equation draw:name="f5729" draw:formula="418386*logheight/764002"/>
          <draw:equation draw:name="f5730" draw:formula="13244*logwidth/1668461"/>
          <draw:equation draw:name="f5731" draw:formula="413589*logheight/764002"/>
          <draw:equation draw:name="f5732" draw:formula="2152*logwidth/1668461"/>
          <draw:equation draw:name="f5733" draw:formula="413589*logheight/764002"/>
          <draw:equation draw:name="f5734" draw:formula="93249*logwidth/1668461"/>
          <draw:equation draw:name="f5735" draw:formula="413589*logheight/764002"/>
          <draw:equation draw:name="f5736" draw:formula="93879*logwidth/1668461"/>
          <draw:equation draw:name="f5737" draw:formula="418386*logheight/764002"/>
          <draw:equation draw:name="f5738" draw:formula="105640*logwidth/1668461"/>
          <draw:equation draw:name="f5739" draw:formula="418386*logheight/764002"/>
          <draw:equation draw:name="f5740" draw:formula="105028*logwidth/1668461"/>
          <draw:equation draw:name="f5741" draw:formula="413589*logheight/764002"/>
          <draw:equation draw:name="f5742" draw:formula="93249*logwidth/1668461"/>
          <draw:equation draw:name="f5743" draw:formula="413589*logheight/764002"/>
          <draw:equation draw:name="f5744" draw:formula="210927*logwidth/1668461"/>
          <draw:equation draw:name="f5745" draw:formula="413589*logheight/764002"/>
          <draw:equation draw:name="f5746" draw:formula="211465*logwidth/1668461"/>
          <draw:equation draw:name="f5747" draw:formula="418386*logheight/764002"/>
          <draw:equation draw:name="f5748" draw:formula="223040*logwidth/1668461"/>
          <draw:equation draw:name="f5749" draw:formula="418386*logheight/764002"/>
          <draw:equation draw:name="f5750" draw:formula="222484*logwidth/1668461"/>
          <draw:equation draw:name="f5751" draw:formula="413589*logheight/764002"/>
          <draw:equation draw:name="f5752" draw:formula="210927*logwidth/1668461"/>
          <draw:equation draw:name="f5753" draw:formula="413589*logheight/764002"/>
          <draw:equation draw:name="f5754" draw:formula="354297*logwidth/1668461"/>
          <draw:equation draw:name="f5755" draw:formula="413589*logheight/764002"/>
          <draw:equation draw:name="f5756" draw:formula="354631*logwidth/1668461"/>
          <draw:equation draw:name="f5757" draw:formula="418386*logheight/764002"/>
          <draw:equation draw:name="f5758" draw:formula="366262*logwidth/1668461"/>
          <draw:equation draw:name="f5759" draw:formula="418386*logheight/764002"/>
          <draw:equation draw:name="f5760" draw:formula="365909*logwidth/1668461"/>
          <draw:equation draw:name="f5761" draw:formula="413589*logheight/764002"/>
          <draw:equation draw:name="f5762" draw:formula="354297*logwidth/1668461"/>
          <draw:equation draw:name="f5763" draw:formula="413589*logheight/764002"/>
          <draw:equation draw:name="f5764" draw:formula="461736*logwidth/1668461"/>
          <draw:equation draw:name="f5765" draw:formula="413589*logheight/764002"/>
          <draw:equation draw:name="f5766" draw:formula="461699*logwidth/1668461"/>
          <draw:equation draw:name="f5767" draw:formula="414107*logheight/764002"/>
          <draw:equation draw:name="f5768" draw:formula="462701*logwidth/1668461"/>
          <draw:equation draw:name="f5769" draw:formula="418386*logheight/764002"/>
          <draw:equation draw:name="f5770" draw:formula="670160*logwidth/1668461"/>
          <draw:equation draw:name="f5771" draw:formula="418386*logheight/764002"/>
          <draw:equation draw:name="f5772" draw:formula="669362*logwidth/1668461"/>
          <draw:equation draw:name="f5773" draw:formula="413589*logheight/764002"/>
          <draw:equation draw:name="f5774" draw:formula="461736*logwidth/1668461"/>
          <draw:equation draw:name="f5775" draw:formula="413589*logheight/764002"/>
          <draw:equation draw:name="f5776" draw:formula="827813*logwidth/1668461"/>
          <draw:equation draw:name="f5777" draw:formula="413589*logheight/764002"/>
          <draw:equation draw:name="f5778" draw:formula="827813*logwidth/1668461"/>
          <draw:equation draw:name="f5779" draw:formula="418386*logheight/764002"/>
          <draw:equation draw:name="f5780" draw:formula="839221*logwidth/1668461"/>
          <draw:equation draw:name="f5781" draw:formula="418386*logheight/764002"/>
          <draw:equation draw:name="f5782" draw:formula="839221*logwidth/1668461"/>
          <draw:equation draw:name="f5783" draw:formula="413589*logheight/764002"/>
          <draw:equation draw:name="f5784" draw:formula="827813*logwidth/1668461"/>
          <draw:equation draw:name="f5785" draw:formula="413589*logheight/764002"/>
          <draw:equation draw:name="f5786" draw:formula="856787*logwidth/1668461"/>
          <draw:equation draw:name="f5787" draw:formula="413589*logheight/764002"/>
          <draw:equation draw:name="f5788" draw:formula="858234*logwidth/1668461"/>
          <draw:equation draw:name="f5789" draw:formula="418386*logheight/764002"/>
          <draw:equation draw:name="f5790" draw:formula="983963*logwidth/1668461"/>
          <draw:equation draw:name="f5791" draw:formula="418386*logheight/764002"/>
          <draw:equation draw:name="f5792" draw:formula="981385*logwidth/1668461"/>
          <draw:equation draw:name="f5793" draw:formula="413718*logheight/764002"/>
          <draw:equation draw:name="f5794" draw:formula="981422*logwidth/1668461"/>
          <draw:equation draw:name="f5795" draw:formula="413589*logheight/764002"/>
          <draw:equation draw:name="f5796" draw:formula="856787*logwidth/1668461"/>
          <draw:equation draw:name="f5797" draw:formula="413589*logheight/764002"/>
          <draw:equation draw:name="f5798" draw:formula="1066750*logwidth/1668461"/>
          <draw:equation draw:name="f5799" draw:formula="413589*logheight/764002"/>
          <draw:equation draw:name="f5800" draw:formula="1066602*logwidth/1668461"/>
          <draw:equation draw:name="f5801" draw:formula="418386*logheight/764002"/>
          <draw:equation draw:name="f5802" draw:formula="1078288*logwidth/1668461"/>
          <draw:equation draw:name="f5803" draw:formula="418386*logheight/764002"/>
          <draw:equation draw:name="f5804" draw:formula="1078436*logwidth/1668461"/>
          <draw:equation draw:name="f5805" draw:formula="413589*logheight/764002"/>
          <draw:equation draw:name="f5806" draw:formula="1066750*logwidth/1668461"/>
          <draw:equation draw:name="f5807" draw:formula="413589*logheight/764002"/>
          <draw:equation draw:name="f5808" draw:formula="1247442*logwidth/1668461"/>
          <draw:equation draw:name="f5809" draw:formula="413589*logheight/764002"/>
          <draw:equation draw:name="f5810" draw:formula="1248647*logwidth/1668461"/>
          <draw:equation draw:name="f5811" draw:formula="415052*logheight/764002"/>
          <draw:equation draw:name="f5812" draw:formula="1252227*logwidth/1668461"/>
          <draw:equation draw:name="f5813" draw:formula="418386*logheight/764002"/>
          <draw:equation draw:name="f5814" draw:formula="1297952*logwidth/1668461"/>
          <draw:equation draw:name="f5815" draw:formula="418386*logheight/764002"/>
          <draw:equation draw:name="f5816" draw:formula="1294428*logwidth/1668461"/>
          <draw:equation draw:name="f5817" draw:formula="417126*logheight/764002"/>
          <draw:equation draw:name="f5818" draw:formula="1291219*logwidth/1668461"/>
          <draw:equation draw:name="f5819" draw:formula="413589*logheight/764002"/>
          <draw:equation draw:name="f5820" draw:formula="1247442*logwidth/1668461"/>
          <draw:equation draw:name="f5821" draw:formula="413589*logheight/764002"/>
          <draw:equation draw:name="f5822" draw:formula="1301495*logwidth/1668461"/>
          <draw:equation draw:name="f5823" draw:formula="413589*logheight/764002"/>
          <draw:equation draw:name="f5824" draw:formula="1300957*logwidth/1668461"/>
          <draw:equation draw:name="f5825" draw:formula="418386*logheight/764002"/>
          <draw:equation draw:name="f5826" draw:formula="1311493*logwidth/1668461"/>
          <draw:equation draw:name="f5827" draw:formula="418386*logheight/764002"/>
          <draw:equation draw:name="f5828" draw:formula="1311994*logwidth/1668461"/>
          <draw:equation draw:name="f5829" draw:formula="413904*logheight/764002"/>
          <draw:equation draw:name="f5830" draw:formula="1316465*logwidth/1668461"/>
          <draw:equation draw:name="f5831" draw:formula="417034*logheight/764002"/>
          <draw:equation draw:name="f5832" draw:formula="1317893*logwidth/1668461"/>
          <draw:equation draw:name="f5833" draw:formula="417237*logheight/764002"/>
          <draw:equation draw:name="f5834" draw:formula="1319878*logwidth/1668461"/>
          <draw:equation draw:name="f5835" draw:formula="416571*logheight/764002"/>
          <draw:equation draw:name="f5836" draw:formula="1324812*logwidth/1668461"/>
          <draw:equation draw:name="f5837" draw:formula="415811*logheight/764002"/>
          <draw:equation draw:name="f5838" draw:formula="1325572*logwidth/1668461"/>
          <draw:equation draw:name="f5839" draw:formula="415237*logheight/764002"/>
          <draw:equation draw:name="f5840" draw:formula="1329950*logwidth/1668461"/>
          <draw:equation draw:name="f5841" draw:formula="417700*logheight/764002"/>
          <draw:equation draw:name="f5842" draw:formula="1332417*logwidth/1668461"/>
          <draw:equation draw:name="f5843" draw:formula="417126*logheight/764002"/>
          <draw:equation draw:name="f5844" draw:formula="1337259*logwidth/1668461"/>
          <draw:equation draw:name="f5845" draw:formula="413589*logheight/764002"/>
          <draw:equation draw:name="f5846" draw:formula="1301495*logwidth/1668461"/>
          <draw:equation draw:name="f5847" draw:formula="413589*logheight/764002"/>
          <draw:equation draw:name="f5848" draw:formula="1373041*logwidth/1668461"/>
          <draw:equation draw:name="f5849" draw:formula="413589*logheight/764002"/>
          <draw:equation draw:name="f5850" draw:formula="1372707*logwidth/1668461"/>
          <draw:equation draw:name="f5851" draw:formula="418386*logheight/764002"/>
          <draw:equation draw:name="f5852" draw:formula="1385247*logwidth/1668461"/>
          <draw:equation draw:name="f5853" draw:formula="418386*logheight/764002"/>
          <draw:equation draw:name="f5854" draw:formula="1386304*logwidth/1668461"/>
          <draw:equation draw:name="f5855" draw:formula="413589*logheight/764002"/>
          <draw:equation draw:name="f5856" draw:formula="1373041*logwidth/1668461"/>
          <draw:equation draw:name="f5857" draw:formula="413589*logheight/764002"/>
          <draw:equation draw:name="f5858" draw:formula="1389439*logwidth/1668461"/>
          <draw:equation draw:name="f5859" draw:formula="413589*logheight/764002"/>
          <draw:equation draw:name="f5860" draw:formula="1390737*logwidth/1668461"/>
          <draw:equation draw:name="f5861" draw:formula="414756*logheight/764002"/>
          <draw:equation draw:name="f5862" draw:formula="1389717*logwidth/1668461"/>
          <draw:equation draw:name="f5863" draw:formula="418386*logheight/764002"/>
          <draw:equation draw:name="f5864" draw:formula="1456403*logwidth/1668461"/>
          <draw:equation draw:name="f5865" draw:formula="418386*logheight/764002"/>
          <draw:equation draw:name="f5866" draw:formula="1456458*logwidth/1668461"/>
          <draw:equation draw:name="f5867" draw:formula="417997*logheight/764002"/>
          <draw:equation draw:name="f5868" draw:formula="1460354*logwidth/1668461"/>
          <draw:equation draw:name="f5869" draw:formula="414756*logheight/764002"/>
          <draw:equation draw:name="f5870" draw:formula="1461300*logwidth/1668461"/>
          <draw:equation draw:name="f5871" draw:formula="414015*logheight/764002"/>
          <draw:equation draw:name="f5872" draw:formula="1461578*logwidth/1668461"/>
          <draw:equation draw:name="f5873" draw:formula="415237*logheight/764002"/>
          <draw:equation draw:name="f5874" draw:formula="1462060*logwidth/1668461"/>
          <draw:equation draw:name="f5875" draw:formula="417034*logheight/764002"/>
          <draw:equation draw:name="f5876" draw:formula="1462487*logwidth/1668461"/>
          <draw:equation draw:name="f5877" draw:formula="418386*logheight/764002"/>
          <draw:equation draw:name="f5878" draw:formula="1486861*logwidth/1668461"/>
          <draw:equation draw:name="f5879" draw:formula="418386*logheight/764002"/>
          <draw:equation draw:name="f5880" draw:formula="1486843*logwidth/1668461"/>
          <draw:equation draw:name="f5881" draw:formula="418367*logheight/764002"/>
          <draw:equation draw:name="f5882" draw:formula="1480962*logwidth/1668461"/>
          <draw:equation draw:name="f5883" draw:formula="414663*logheight/764002"/>
          <draw:equation draw:name="f5884" draw:formula="1478792*logwidth/1668461"/>
          <draw:equation draw:name="f5885" draw:formula="413589*logheight/764002"/>
          <draw:equation draw:name="f5886" draw:formula="1389439*logwidth/1668461"/>
          <draw:equation draw:name="f5887" draw:formula="413589*logheight/764002"/>
          <draw:equation draw:name="f5888" draw:formula="1563081*logwidth/1668461"/>
          <draw:equation draw:name="f5889" draw:formula="413589*logheight/764002"/>
          <draw:equation draw:name="f5890" draw:formula="1562488*logwidth/1668461"/>
          <draw:equation draw:name="f5891" draw:formula="418386*logheight/764002"/>
          <draw:equation draw:name="f5892" draw:formula="1573506*logwidth/1668461"/>
          <draw:equation draw:name="f5893" draw:formula="418386*logheight/764002"/>
          <draw:equation draw:name="f5894" draw:formula="1574100*logwidth/1668461"/>
          <draw:equation draw:name="f5895" draw:formula="413589*logheight/764002"/>
          <draw:equation draw:name="f5896" draw:formula="1563081*logwidth/1668461"/>
          <draw:equation draw:name="f5897" draw:formula="413589*logheight/764002"/>
          <draw:equation draw:name="f5898" draw:formula="1654141*logwidth/1668461"/>
          <draw:equation draw:name="f5899" draw:formula="413589*logheight/764002"/>
          <draw:equation draw:name="f5900" draw:formula="1653344*logwidth/1668461"/>
          <draw:equation draw:name="f5901" draw:formula="418386*logheight/764002"/>
          <draw:equation draw:name="f5902" draw:formula="1665772*logwidth/1668461"/>
          <draw:equation draw:name="f5903" draw:formula="418386*logheight/764002"/>
          <draw:equation draw:name="f5904" draw:formula="1666440*logwidth/1668461"/>
          <draw:equation draw:name="f5905" draw:formula="413589*logheight/764002"/>
          <draw:equation draw:name="f5906" draw:formula="1654141*logwidth/1668461"/>
          <draw:equation draw:name="f5907" draw:formula="413589*logheight/764002"/>
          <draw:equation draw:name="f5908" draw:formula="3562*logwidth/1668461"/>
          <draw:equation draw:name="f5909" draw:formula="423201*logheight/764002"/>
          <draw:equation draw:name="f5910" draw:formula="4489*logwidth/1668461"/>
          <draw:equation draw:name="f5911" draw:formula="427998*logheight/764002"/>
          <draw:equation draw:name="f5912" draw:formula="15804*logwidth/1668461"/>
          <draw:equation draw:name="f5913" draw:formula="427998*logheight/764002"/>
          <draw:equation draw:name="f5914" draw:formula="14932*logwidth/1668461"/>
          <draw:equation draw:name="f5915" draw:formula="423201*logheight/764002"/>
          <draw:equation draw:name="f5916" draw:formula="3562*logwidth/1668461"/>
          <draw:equation draw:name="f5917" draw:formula="423201*logheight/764002"/>
          <draw:equation draw:name="f5918" draw:formula="94677*logwidth/1668461"/>
          <draw:equation draw:name="f5919" draw:formula="423201*logheight/764002"/>
          <draw:equation draw:name="f5920" draw:formula="95475*logwidth/1668461"/>
          <draw:equation draw:name="f5921" draw:formula="427998*logheight/764002"/>
          <draw:equation draw:name="f5922" draw:formula="107291*logwidth/1668461"/>
          <draw:equation draw:name="f5923" draw:formula="427998*logheight/764002"/>
          <draw:equation draw:name="f5924" draw:formula="106456*logwidth/1668461"/>
          <draw:equation draw:name="f5925" draw:formula="423201*logheight/764002"/>
          <draw:equation draw:name="f5926" draw:formula="94677*logwidth/1668461"/>
          <draw:equation draw:name="f5927" draw:formula="423201*logheight/764002"/>
          <draw:equation draw:name="f5928" draw:formula="212226*logwidth/1668461"/>
          <draw:equation draw:name="f5929" draw:formula="423201*logheight/764002"/>
          <draw:equation draw:name="f5930" draw:formula="212968*logwidth/1668461"/>
          <draw:equation draw:name="f5931" draw:formula="427998*logheight/764002"/>
          <draw:equation draw:name="f5932" draw:formula="224617*logwidth/1668461"/>
          <draw:equation draw:name="f5933" draw:formula="427998*logheight/764002"/>
          <draw:equation draw:name="f5934" draw:formula="223819*logwidth/1668461"/>
          <draw:equation draw:name="f5935" draw:formula="423201*logheight/764002"/>
          <draw:equation draw:name="f5936" draw:formula="212226*logwidth/1668461"/>
          <draw:equation draw:name="f5937" draw:formula="423201*logheight/764002"/>
          <draw:equation draw:name="f5938" draw:formula="355113*logwidth/1668461"/>
          <draw:equation draw:name="f5939" draw:formula="423201*logheight/764002"/>
          <draw:equation draw:name="f5940" draw:formula="355596*logwidth/1668461"/>
          <draw:equation draw:name="f5941" draw:formula="427998*logheight/764002"/>
          <draw:equation draw:name="f5942" draw:formula="367263*logwidth/1668461"/>
          <draw:equation draw:name="f5943" draw:formula="427998*logheight/764002"/>
          <draw:equation draw:name="f5944" draw:formula="366763*logwidth/1668461"/>
          <draw:equation draw:name="f5945" draw:formula="423201*logheight/764002"/>
          <draw:equation draw:name="f5946" draw:formula="355113*logwidth/1668461"/>
          <draw:equation draw:name="f5947" draw:formula="423201*logheight/764002"/>
          <draw:equation draw:name="f5948" draw:formula="468210*logwidth/1668461"/>
          <draw:equation draw:name="f5949" draw:formula="423201*logheight/764002"/>
          <draw:equation draw:name="f5950" draw:formula="471327*logwidth/1668461"/>
          <draw:equation draw:name="f5951" draw:formula="427998*logheight/764002"/>
          <draw:equation draw:name="f5952" draw:formula="670086*logwidth/1668461"/>
          <draw:equation draw:name="f5953" draw:formula="427998*logheight/764002"/>
          <draw:equation draw:name="f5954" draw:formula="670623*logwidth/1668461"/>
          <draw:equation draw:name="f5955" draw:formula="423201*logheight/764002"/>
          <draw:equation draw:name="f5956" draw:formula="468210*logwidth/1668461"/>
          <draw:equation draw:name="f5957" draw:formula="423201*logheight/764002"/>
          <draw:equation draw:name="f5958" draw:formula="827813*logwidth/1668461"/>
          <draw:equation draw:name="f5959" draw:formula="423201*logheight/764002"/>
          <draw:equation draw:name="f5960" draw:formula="827813*logwidth/1668461"/>
          <draw:equation draw:name="f5961" draw:formula="427998*logheight/764002"/>
          <draw:equation draw:name="f5962" draw:formula="839221*logwidth/1668461"/>
          <draw:equation draw:name="f5963" draw:formula="427998*logheight/764002"/>
          <draw:equation draw:name="f5964" draw:formula="839221*logwidth/1668461"/>
          <draw:equation draw:name="f5965" draw:formula="423201*logheight/764002"/>
          <draw:equation draw:name="f5966" draw:formula="827813*logwidth/1668461"/>
          <draw:equation draw:name="f5967" draw:formula="423201*logheight/764002"/>
          <draw:equation draw:name="f5968" draw:formula="859607*logwidth/1668461"/>
          <draw:equation draw:name="f5969" draw:formula="423201*logheight/764002"/>
          <draw:equation draw:name="f5970" draw:formula="860497*logwidth/1668461"/>
          <draw:equation draw:name="f5971" draw:formula="426424*logheight/764002"/>
          <draw:equation draw:name="f5972" draw:formula="860089*logwidth/1668461"/>
          <draw:equation draw:name="f5973" draw:formula="427998*logheight/764002"/>
          <draw:equation draw:name="f5974" draw:formula="983073*logwidth/1668461"/>
          <draw:equation draw:name="f5975" draw:formula="427998*logheight/764002"/>
          <draw:equation draw:name="f5976" draw:formula="983295*logwidth/1668461"/>
          <draw:equation draw:name="f5977" draw:formula="423201*logheight/764002"/>
          <draw:equation draw:name="f5978" draw:formula="859607*logwidth/1668461"/>
          <draw:equation draw:name="f5979" draw:formula="423201*logheight/764002"/>
          <draw:equation draw:name="f5980" draw:formula="1066305*logwidth/1668461"/>
          <draw:equation draw:name="f5981" draw:formula="423201*logheight/764002"/>
          <draw:equation draw:name="f5982" draw:formula="1065989*logwidth/1668461"/>
          <draw:equation draw:name="f5983" draw:formula="427998*logheight/764002"/>
          <draw:equation draw:name="f5984" draw:formula="1077713*logwidth/1668461"/>
          <draw:equation draw:name="f5985" draw:formula="427998*logheight/764002"/>
          <draw:equation draw:name="f5986" draw:formula="1077991*logwidth/1668461"/>
          <draw:equation draw:name="f5987" draw:formula="423201*logheight/764002"/>
          <draw:equation draw:name="f5988" draw:formula="1066305*logwidth/1668461"/>
          <draw:equation draw:name="f5989" draw:formula="423201*logheight/764002"/>
          <draw:equation draw:name="f5990" draw:formula="1254750*logwidth/1668461"/>
          <draw:equation draw:name="f5991" draw:formula="423201*logheight/764002"/>
          <draw:equation draw:name="f5992" draw:formula="1261001*logwidth/1668461"/>
          <draw:equation draw:name="f5993" draw:formula="427368*logheight/764002"/>
          <draw:equation draw:name="f5994" draw:formula="1263135*logwidth/1668461"/>
          <draw:equation draw:name="f5995" draw:formula="427998*logheight/764002"/>
          <draw:equation draw:name="f5996" draw:formula="1356754*logwidth/1668461"/>
          <draw:equation draw:name="f5997" draw:formula="427998*logheight/764002"/>
          <draw:equation draw:name="f5998" draw:formula="1358721*logwidth/1668461"/>
          <draw:equation draw:name="f5999" draw:formula="426238*logheight/764002"/>
          <draw:equation draw:name="f6000" draw:formula="1355215*logwidth/1668461"/>
          <draw:equation draw:name="f6001" draw:formula="423386*logheight/764002"/>
          <draw:equation draw:name="f6002" draw:formula="1354918*logwidth/1668461"/>
          <draw:equation draw:name="f6003" draw:formula="423201*logheight/764002"/>
          <draw:equation draw:name="f6004" draw:formula="1336313*logwidth/1668461"/>
          <draw:equation draw:name="f6005" draw:formula="423201*logheight/764002"/>
          <draw:equation draw:name="f6006" draw:formula="1335163*logwidth/1668461"/>
          <draw:equation draw:name="f6007" draw:formula="423868*logheight/764002"/>
          <draw:equation draw:name="f6008" draw:formula="1334884*logwidth/1668461"/>
          <draw:equation draw:name="f6009" draw:formula="423497*logheight/764002"/>
          <draw:equation draw:name="f6010" draw:formula="1334847*logwidth/1668461"/>
          <draw:equation draw:name="f6011" draw:formula="423201*logheight/764002"/>
          <draw:equation draw:name="f6012" draw:formula="1254750*logwidth/1668461"/>
          <draw:equation draw:name="f6013" draw:formula="423201*logheight/764002"/>
          <draw:equation draw:name="f6014" draw:formula="1372855*logwidth/1668461"/>
          <draw:equation draw:name="f6015" draw:formula="423201*logheight/764002"/>
          <draw:equation draw:name="f6016" draw:formula="1372874*logwidth/1668461"/>
          <draw:equation draw:name="f6017" draw:formula="423868*logheight/764002"/>
          <draw:equation draw:name="f6018" draw:formula="1373115*logwidth/1668461"/>
          <draw:equation draw:name="f6019" draw:formula="427998*logheight/764002"/>
          <draw:equation draw:name="f6020" draw:formula="1379366*logwidth/1668461"/>
          <draw:equation draw:name="f6021" draw:formula="427998*logheight/764002"/>
          <draw:equation draw:name="f6022" draw:formula="1379719*logwidth/1668461"/>
          <draw:equation draw:name="f6023" draw:formula="427572*logheight/764002"/>
          <draw:equation draw:name="f6024" draw:formula="1382891*logwidth/1668461"/>
          <draw:equation draw:name="f6025" draw:formula="423201*logheight/764002"/>
          <draw:equation draw:name="f6026" draw:formula="1372855*logwidth/1668461"/>
          <draw:equation draw:name="f6027" draw:formula="423201*logheight/764002"/>
          <draw:equation draw:name="f6028" draw:formula="1387101*logwidth/1668461"/>
          <draw:equation draw:name="f6029" draw:formula="423201*logheight/764002"/>
          <draw:equation draw:name="f6030" draw:formula="1386267*logwidth/1668461"/>
          <draw:equation draw:name="f6031" draw:formula="424720*logheight/764002"/>
          <draw:equation draw:name="f6032" draw:formula="1384597*logwidth/1668461"/>
          <draw:equation draw:name="f6033" draw:formula="427998*logheight/764002"/>
          <draw:equation draw:name="f6034" draw:formula="1454826*logwidth/1668461"/>
          <draw:equation draw:name="f6035" draw:formula="427998*logheight/764002"/>
          <draw:equation draw:name="f6036" draw:formula="1455605*logwidth/1668461"/>
          <draw:equation draw:name="f6037" draw:formula="423201*logheight/764002"/>
          <draw:equation draw:name="f6038" draw:formula="1443121*logwidth/1668461"/>
          <draw:equation draw:name="f6039" draw:formula="423201*logheight/764002"/>
          <draw:equation draw:name="f6040" draw:formula="1443066*logwidth/1668461"/>
          <draw:equation draw:name="f6041" draw:formula="423683*logheight/764002"/>
          <draw:equation draw:name="f6042" draw:formula="1442862*logwidth/1668461"/>
          <draw:equation draw:name="f6043" draw:formula="423201*logheight/764002"/>
          <draw:equation draw:name="f6044" draw:formula="1387101*logwidth/1668461"/>
          <draw:equation draw:name="f6045" draw:formula="423201*logheight/764002"/>
          <draw:equation draw:name="f6046" draw:formula="1465622*logwidth/1668461"/>
          <draw:equation draw:name="f6047" draw:formula="423201*logheight/764002"/>
          <draw:equation draw:name="f6048" draw:formula="1471372*logwidth/1668461"/>
          <draw:equation draw:name="f6049" draw:formula="424998*logheight/764002"/>
          <draw:equation draw:name="f6050" draw:formula="1472597*logwidth/1668461"/>
          <draw:equation draw:name="f6051" draw:formula="425961*logheight/764002"/>
          <draw:equation draw:name="f6052" draw:formula="1476974*logwidth/1668461"/>
          <draw:equation draw:name="f6053" draw:formula="427942*logheight/764002"/>
          <draw:equation draw:name="f6054" draw:formula="1477160*logwidth/1668461"/>
          <draw:equation draw:name="f6055" draw:formula="427998*logheight/764002"/>
          <draw:equation draw:name="f6056" draw:formula="1498380*logwidth/1668461"/>
          <draw:equation draw:name="f6057" draw:formula="427998*logheight/764002"/>
          <draw:equation draw:name="f6058" draw:formula="1498047*logwidth/1668461"/>
          <draw:equation draw:name="f6059" draw:formula="426516*logheight/764002"/>
          <draw:equation draw:name="f6060" draw:formula="1497119*logwidth/1668461"/>
          <draw:equation draw:name="f6061" draw:formula="423201*logheight/764002"/>
          <draw:equation draw:name="f6062" draw:formula="1465622*logwidth/1668461"/>
          <draw:equation draw:name="f6063" draw:formula="423201*logheight/764002"/>
          <draw:equation draw:name="f6064" draw:formula="1561690*logwidth/1668461"/>
          <draw:equation draw:name="f6065" draw:formula="423201*logheight/764002"/>
          <draw:equation draw:name="f6066" draw:formula="1560856*logwidth/1668461"/>
          <draw:equation draw:name="f6067" draw:formula="427998*logheight/764002"/>
          <draw:equation draw:name="f6068" draw:formula="1571948*logwidth/1668461"/>
          <draw:equation draw:name="f6069" draw:formula="427998*logheight/764002"/>
          <draw:equation draw:name="f6070" draw:formula="1572894*logwidth/1668461"/>
          <draw:equation draw:name="f6071" draw:formula="423201*logheight/764002"/>
          <draw:equation draw:name="f6072" draw:formula="1561690*logwidth/1668461"/>
          <draw:equation draw:name="f6073" draw:formula="423201*logheight/764002"/>
          <draw:equation draw:name="f6074" draw:formula="1652472*logwidth/1668461"/>
          <draw:equation draw:name="f6075" draw:formula="423201*logheight/764002"/>
          <draw:equation draw:name="f6076" draw:formula="1651600*logwidth/1668461"/>
          <draw:equation draw:name="f6077" draw:formula="427998*logheight/764002"/>
          <draw:equation draw:name="f6078" draw:formula="1664140*logwidth/1668461"/>
          <draw:equation draw:name="f6079" draw:formula="427998*logheight/764002"/>
          <draw:equation draw:name="f6080" draw:formula="1664974*logwidth/1668461"/>
          <draw:equation draw:name="f6081" draw:formula="423201*logheight/764002"/>
          <draw:equation draw:name="f6082" draw:formula="1652472*logwidth/1668461"/>
          <draw:equation draw:name="f6083" draw:formula="423201*logheight/764002"/>
          <draw:equation draw:name="f6084" draw:formula="5435*logwidth/1668461"/>
          <draw:equation draw:name="f6085" draw:formula="432813*logheight/764002"/>
          <draw:equation draw:name="f6086" draw:formula="6363*logwidth/1668461"/>
          <draw:equation draw:name="f6087" draw:formula="437610*logheight/764002"/>
          <draw:equation draw:name="f6088" draw:formula="18067*logwidth/1668461"/>
          <draw:equation draw:name="f6089" draw:formula="437610*logheight/764002"/>
          <draw:equation draw:name="f6090" draw:formula="16862*logwidth/1668461"/>
          <draw:equation draw:name="f6091" draw:formula="432813*logheight/764002"/>
          <draw:equation draw:name="f6092" draw:formula="5435*logwidth/1668461"/>
          <draw:equation draw:name="f6093" draw:formula="432813*logheight/764002"/>
          <draw:equation draw:name="f6094" draw:formula="96365*logwidth/1668461"/>
          <draw:equation draw:name="f6095" draw:formula="432813*logheight/764002"/>
          <draw:equation draw:name="f6096" draw:formula="97478*logwidth/1668461"/>
          <draw:equation draw:name="f6097" draw:formula="437610*logheight/764002"/>
          <draw:equation draw:name="f6098" draw:formula="109313*logwidth/1668461"/>
          <draw:equation draw:name="f6099" draw:formula="437610*logheight/764002"/>
          <draw:equation draw:name="f6100" draw:formula="108163*logwidth/1668461"/>
          <draw:equation draw:name="f6101" draw:formula="432813*logheight/764002"/>
          <draw:equation draw:name="f6102" draw:formula="96365*logwidth/1668461"/>
          <draw:equation draw:name="f6103" draw:formula="432813*logheight/764002"/>
          <draw:equation draw:name="f6104" draw:formula="213747*logwidth/1668461"/>
          <draw:equation draw:name="f6105" draw:formula="432813*logheight/764002"/>
          <draw:equation draw:name="f6106" draw:formula="214786*logwidth/1668461"/>
          <draw:equation draw:name="f6107" draw:formula="437610*logheight/764002"/>
          <draw:equation draw:name="f6108" draw:formula="226509*logwidth/1668461"/>
          <draw:equation draw:name="f6109" draw:formula="437610*logheight/764002"/>
          <draw:equation draw:name="f6110" draw:formula="225415*logwidth/1668461"/>
          <draw:equation draw:name="f6111" draw:formula="432813*logheight/764002"/>
          <draw:equation draw:name="f6112" draw:formula="213747*logwidth/1668461"/>
          <draw:equation draw:name="f6113" draw:formula="432813*logheight/764002"/>
          <draw:equation draw:name="f6114" draw:formula="356078*logwidth/1668461"/>
          <draw:equation draw:name="f6115" draw:formula="432813*logheight/764002"/>
          <draw:equation draw:name="f6116" draw:formula="356764*logwidth/1668461"/>
          <draw:equation draw:name="f6117" draw:formula="437610*logheight/764002"/>
          <draw:equation draw:name="f6118" draw:formula="368451*logwidth/1668461"/>
          <draw:equation draw:name="f6119" draw:formula="437610*logheight/764002"/>
          <draw:equation draw:name="f6120" draw:formula="367746*logwidth/1668461"/>
          <draw:equation draw:name="f6121" draw:formula="432813*logheight/764002"/>
          <draw:equation draw:name="f6122" draw:formula="356078*logwidth/1668461"/>
          <draw:equation draw:name="f6123" draw:formula="432813*logheight/764002"/>
          <draw:equation draw:name="f6124" draw:formula="473534*logwidth/1668461"/>
          <draw:equation draw:name="f6125" draw:formula="432813*logheight/764002"/>
          <draw:equation draw:name="f6126" draw:formula="474035*logwidth/1668461"/>
          <draw:equation draw:name="f6127" draw:formula="434017*logheight/764002"/>
          <draw:equation draw:name="f6128" draw:formula="475092*logwidth/1668461"/>
          <draw:equation draw:name="f6129" draw:formula="436573*logheight/764002"/>
          <draw:equation draw:name="f6130" draw:formula="475612*logwidth/1668461"/>
          <draw:equation draw:name="f6131" draw:formula="437610*logheight/764002"/>
          <draw:equation draw:name="f6132" draw:formula="665819*logwidth/1668461"/>
          <draw:equation draw:name="f6133" draw:formula="437610*logheight/764002"/>
          <draw:equation draw:name="f6134" draw:formula="668564*logwidth/1668461"/>
          <draw:equation draw:name="f6135" draw:formula="432813*logheight/764002"/>
          <draw:equation draw:name="f6136" draw:formula="473534*logwidth/1668461"/>
          <draw:equation draw:name="f6137" draw:formula="432813*logheight/764002"/>
          <draw:equation draw:name="f6138" draw:formula="827813*logwidth/1668461"/>
          <draw:equation draw:name="f6139" draw:formula="432813*logheight/764002"/>
          <draw:equation draw:name="f6140" draw:formula="827813*logwidth/1668461"/>
          <draw:equation draw:name="f6141" draw:formula="437610*logheight/764002"/>
          <draw:equation draw:name="f6142" draw:formula="839221*logwidth/1668461"/>
          <draw:equation draw:name="f6143" draw:formula="437610*logheight/764002"/>
          <draw:equation draw:name="f6144" draw:formula="839221*logwidth/1668461"/>
          <draw:equation draw:name="f6145" draw:formula="432813*logheight/764002"/>
          <draw:equation draw:name="f6146" draw:formula="827813*logwidth/1668461"/>
          <draw:equation draw:name="f6147" draw:formula="432813*logheight/764002"/>
          <draw:equation draw:name="f6148" draw:formula="859699*logwidth/1668461"/>
          <draw:equation draw:name="f6149" draw:formula="432813*logheight/764002"/>
          <draw:equation draw:name="f6150" draw:formula="861091*logwidth/1668461"/>
          <draw:equation draw:name="f6151" draw:formula="437610*logheight/764002"/>
          <draw:equation draw:name="f6152" draw:formula="986838*logwidth/1668461"/>
          <draw:equation draw:name="f6153" draw:formula="437610*logheight/764002"/>
          <draw:equation draw:name="f6154" draw:formula="985484*logwidth/1668461"/>
          <draw:equation draw:name="f6155" draw:formula="434017*logheight/764002"/>
          <draw:equation draw:name="f6156" draw:formula="984891*logwidth/1668461"/>
          <draw:equation draw:name="f6157" draw:formula="432813*logheight/764002"/>
          <draw:equation draw:name="f6158" draw:formula="859699*logwidth/1668461"/>
          <draw:equation draw:name="f6159" draw:formula="432813*logheight/764002"/>
          <draw:equation draw:name="f6160" draw:formula="1065693*logwidth/1668461"/>
          <draw:equation draw:name="f6161" draw:formula="432813*logheight/764002"/>
          <draw:equation draw:name="f6162" draw:formula="1065396*logwidth/1668461"/>
          <draw:equation draw:name="f6163" draw:formula="437610*logheight/764002"/>
          <draw:equation draw:name="f6164" draw:formula="1077138*logwidth/1668461"/>
          <draw:equation draw:name="f6165" draw:formula="437610*logheight/764002"/>
          <draw:equation draw:name="f6166" draw:formula="1077416*logwidth/1668461"/>
          <draw:equation draw:name="f6167" draw:formula="432813*logheight/764002"/>
          <draw:equation draw:name="f6168" draw:formula="1065693*logwidth/1668461"/>
          <draw:equation draw:name="f6169" draw:formula="432813*logheight/764002"/>
          <draw:equation draw:name="f6170" draw:formula="1284300*logwidth/1668461"/>
          <draw:equation draw:name="f6171" draw:formula="432813*logheight/764002"/>
          <draw:equation draw:name="f6172" draw:formula="1296988*logwidth/1668461"/>
          <draw:equation draw:name="f6173" draw:formula="433925*logheight/764002"/>
          <draw:equation draw:name="f6174" draw:formula="1297377*logwidth/1668461"/>
          <draw:equation draw:name="f6175" draw:formula="434480*logheight/764002"/>
          <draw:equation draw:name="f6176" draw:formula="1297655*logwidth/1668461"/>
          <draw:equation draw:name="f6177" draw:formula="434684*logheight/764002"/>
          <draw:equation draw:name="f6178" draw:formula="1297080*logwidth/1668461"/>
          <draw:equation draw:name="f6179" draw:formula="437610*logheight/764002"/>
          <draw:equation draw:name="f6180" draw:formula="1343046*logwidth/1668461"/>
          <draw:equation draw:name="f6181" draw:formula="437610*logheight/764002"/>
          <draw:equation draw:name="f6182" draw:formula="1350466*logwidth/1668461"/>
          <draw:equation draw:name="f6183" draw:formula="433258*logheight/764002"/>
          <draw:equation draw:name="f6184" draw:formula="1351023*logwidth/1668461"/>
          <draw:equation draw:name="f6185" draw:formula="432813*logheight/764002"/>
          <draw:equation draw:name="f6186" draw:formula="1284300*logwidth/1668461"/>
          <draw:equation draw:name="f6187" draw:formula="432813*logheight/764002"/>
          <draw:equation draw:name="f6188" draw:formula="1373412*logwidth/1668461"/>
          <draw:equation draw:name="f6189" draw:formula="432813*logheight/764002"/>
          <draw:equation draw:name="f6190" draw:formula="1373542*logwidth/1668461"/>
          <draw:equation draw:name="f6191" draw:formula="434962*logheight/764002"/>
          <draw:equation draw:name="f6192" draw:formula="1375341*logwidth/1668461"/>
          <draw:equation draw:name="f6193" draw:formula="432813*logheight/764002"/>
          <draw:equation draw:name="f6194" draw:formula="1373412*logwidth/1668461"/>
          <draw:equation draw:name="f6195" draw:formula="432813*logheight/764002"/>
          <draw:equation draw:name="f6196" draw:formula="1388882*logwidth/1668461"/>
          <draw:equation draw:name="f6197" draw:formula="432813*logheight/764002"/>
          <draw:equation draw:name="f6198" draw:formula="1390533*logwidth/1668461"/>
          <draw:equation draw:name="f6199" draw:formula="432869*logheight/764002"/>
          <draw:equation draw:name="f6200" draw:formula="1395950*logwidth/1668461"/>
          <draw:equation draw:name="f6201" draw:formula="432813*logheight/764002"/>
          <draw:equation draw:name="f6202" draw:formula="1388882*logwidth/1668461"/>
          <draw:equation draw:name="f6203" draw:formula="432813*logheight/764002"/>
          <draw:equation draw:name="f6204" draw:formula="1400513*logwidth/1668461"/>
          <draw:equation draw:name="f6205" draw:formula="432813*logheight/764002"/>
          <draw:equation draw:name="f6206" draw:formula="1405929*logwidth/1668461"/>
          <draw:equation draw:name="f6207" draw:formula="436388*logheight/764002"/>
          <draw:equation draw:name="f6208" draw:formula="1405187*logwidth/1668461"/>
          <draw:equation draw:name="f6209" draw:formula="437610*logheight/764002"/>
          <draw:equation draw:name="f6210" draw:formula="1416818*logwidth/1668461"/>
          <draw:equation draw:name="f6211" draw:formula="437610*logheight/764002"/>
          <draw:equation draw:name="f6212" draw:formula="1416651*logwidth/1668461"/>
          <draw:equation draw:name="f6213" draw:formula="436962*logheight/764002"/>
          <draw:equation draw:name="f6214" draw:formula="1419322*logwidth/1668461"/>
          <draw:equation draw:name="f6215" draw:formula="435906*logheight/764002"/>
          <draw:equation draw:name="f6216" draw:formula="1422160*logwidth/1668461"/>
          <draw:equation draw:name="f6217" draw:formula="432813*logheight/764002"/>
          <draw:equation draw:name="f6218" draw:formula="1400513*logwidth/1668461"/>
          <draw:equation draw:name="f6219" draw:formula="432813*logheight/764002"/>
          <draw:equation draw:name="f6220" draw:formula="1424423*logwidth/1668461"/>
          <draw:equation draw:name="f6221" draw:formula="432813*logheight/764002"/>
          <draw:equation draw:name="f6222" draw:formula="1427132*logwidth/1668461"/>
          <draw:equation draw:name="f6223" draw:formula="437610*logheight/764002"/>
          <draw:equation draw:name="f6224" draw:formula="1453305*logwidth/1668461"/>
          <draw:equation draw:name="f6225" draw:formula="437610*logheight/764002"/>
          <draw:equation draw:name="f6226" draw:formula="1453324*logwidth/1668461"/>
          <draw:equation draw:name="f6227" draw:formula="437147*logheight/764002"/>
          <draw:equation draw:name="f6228" draw:formula="1454028*logwidth/1668461"/>
          <draw:equation draw:name="f6229" draw:formula="432813*logheight/764002"/>
          <draw:equation draw:name="f6230" draw:formula="1424423*logwidth/1668461"/>
          <draw:equation draw:name="f6231" draw:formula="432813*logheight/764002"/>
          <draw:equation draw:name="f6232" draw:formula="1479349*logwidth/1668461"/>
          <draw:equation draw:name="f6233" draw:formula="432813*logheight/764002"/>
          <draw:equation draw:name="f6234" draw:formula="1479961*logwidth/1668461"/>
          <draw:equation draw:name="f6235" draw:formula="437610*logheight/764002"/>
          <draw:equation draw:name="f6236" draw:formula="1501256*logwidth/1668461"/>
          <draw:equation draw:name="f6237" draw:formula="437610*logheight/764002"/>
          <draw:equation draw:name="f6238" draw:formula="1499104*logwidth/1668461"/>
          <draw:equation draw:name="f6239" draw:formula="435351*logheight/764002"/>
          <draw:equation draw:name="f6240" draw:formula="1499215*logwidth/1668461"/>
          <draw:equation draw:name="f6241" draw:formula="432813*logheight/764002"/>
          <draw:equation draw:name="f6242" draw:formula="1479349*logwidth/1668461"/>
          <draw:equation draw:name="f6243" draw:formula="432813*logheight/764002"/>
          <draw:equation draw:name="f6244" draw:formula="1559872*logwidth/1668461"/>
          <draw:equation draw:name="f6245" draw:formula="432813*logheight/764002"/>
          <draw:equation draw:name="f6246" draw:formula="1558815*logwidth/1668461"/>
          <draw:equation draw:name="f6247" draw:formula="437610*logheight/764002"/>
          <draw:equation draw:name="f6248" draw:formula="1569945*logwidth/1668461"/>
          <draw:equation draw:name="f6249" draw:formula="437610*logheight/764002"/>
          <draw:equation draw:name="f6250" draw:formula="1570946*logwidth/1668461"/>
          <draw:equation draw:name="f6251" draw:formula="432813*logheight/764002"/>
          <draw:equation draw:name="f6252" draw:formula="1559872*logwidth/1668461"/>
          <draw:equation draw:name="f6253" draw:formula="432813*logheight/764002"/>
          <draw:equation draw:name="f6254" draw:formula="1650561*logwidth/1668461"/>
          <draw:equation draw:name="f6255" draw:formula="432813*logheight/764002"/>
          <draw:equation draw:name="f6256" draw:formula="1649337*logwidth/1668461"/>
          <draw:equation draw:name="f6257" draw:formula="437610*logheight/764002"/>
          <draw:equation draw:name="f6258" draw:formula="1662081*logwidth/1668461"/>
          <draw:equation draw:name="f6259" draw:formula="437610*logheight/764002"/>
          <draw:equation draw:name="f6260" draw:formula="1663119*logwidth/1668461"/>
          <draw:equation draw:name="f6261" draw:formula="432813*logheight/764002"/>
          <draw:equation draw:name="f6262" draw:formula="1650561*logwidth/1668461"/>
          <draw:equation draw:name="f6263" draw:formula="432813*logheight/764002"/>
          <draw:equation draw:name="f6264" draw:formula="1016629*logwidth/1668461"/>
          <draw:equation draw:name="f6265" draw:formula="435721*logheight/764002"/>
          <draw:equation draw:name="f6266" draw:formula="1015702*logwidth/1668461"/>
          <draw:equation draw:name="f6267" draw:formula="437610*logheight/764002"/>
          <draw:equation draw:name="f6268" draw:formula="1018169*logwidth/1668461"/>
          <draw:equation draw:name="f6269" draw:formula="437610*logheight/764002"/>
          <draw:equation draw:name="f6270" draw:formula="1016629*logwidth/1668461"/>
          <draw:equation draw:name="f6271" draw:formula="435721*logheight/764002"/>
          <draw:equation draw:name="f6272" draw:formula="1366530*logwidth/1668461"/>
          <draw:equation draw:name="f6273" draw:formula="436073*logheight/764002"/>
          <draw:equation draw:name="f6274" draw:formula="1361392*logwidth/1668461"/>
          <draw:equation draw:name="f6275" draw:formula="437610*logheight/764002"/>
          <draw:equation draw:name="f6276" draw:formula="1373041*logwidth/1668461"/>
          <draw:equation draw:name="f6277" draw:formula="437610*logheight/764002"/>
          <draw:equation draw:name="f6278" draw:formula="1366530*logwidth/1668461"/>
          <draw:equation draw:name="f6279" draw:formula="436073*logheight/764002"/>
          <draw:equation draw:name="f6280" draw:formula="7680*logwidth/1668461"/>
          <draw:equation draw:name="f6281" draw:formula="442407*logheight/764002"/>
          <draw:equation draw:name="f6282" draw:formula="8997*logwidth/1668461"/>
          <draw:equation draw:name="f6283" draw:formula="447223*logheight/764002"/>
          <draw:equation draw:name="f6284" draw:formula="20590*logwidth/1668461"/>
          <draw:equation draw:name="f6285" draw:formula="447223*logheight/764002"/>
          <draw:equation draw:name="f6286" draw:formula="19273*logwidth/1668461"/>
          <draw:equation draw:name="f6287" draw:formula="442407*logheight/764002"/>
          <draw:equation draw:name="f6288" draw:formula="7680*logwidth/1668461"/>
          <draw:equation draw:name="f6289" draw:formula="442407*logheight/764002"/>
          <draw:equation draw:name="f6290" draw:formula="98591*logwidth/1668461"/>
          <draw:equation draw:name="f6291" draw:formula="442407*logheight/764002"/>
          <draw:equation draw:name="f6292" draw:formula="99741*logwidth/1668461"/>
          <draw:equation draw:name="f6293" draw:formula="447223*logheight/764002"/>
          <draw:equation draw:name="f6294" draw:formula="111631*logwidth/1668461"/>
          <draw:equation draw:name="f6295" draw:formula="447223*logheight/764002"/>
          <draw:equation draw:name="f6296" draw:formula="110481*logwidth/1668461"/>
          <draw:equation draw:name="f6297" draw:formula="442407*logheight/764002"/>
          <draw:equation draw:name="f6298" draw:formula="98591*logwidth/1668461"/>
          <draw:equation draw:name="f6299" draw:formula="442407*logheight/764002"/>
          <draw:equation draw:name="f6300" draw:formula="215806*logwidth/1668461"/>
          <draw:equation draw:name="f6301" draw:formula="442407*logheight/764002"/>
          <draw:equation draw:name="f6302" draw:formula="216845*logwidth/1668461"/>
          <draw:equation draw:name="f6303" draw:formula="447223*logheight/764002"/>
          <draw:equation draw:name="f6304" draw:formula="228679*logwidth/1668461"/>
          <draw:equation draw:name="f6305" draw:formula="447223*logheight/764002"/>
          <draw:equation draw:name="f6306" draw:formula="227585*logwidth/1668461"/>
          <draw:equation draw:name="f6307" draw:formula="442407*logheight/764002"/>
          <draw:equation draw:name="f6308" draw:formula="215806*logwidth/1668461"/>
          <draw:equation draw:name="f6309" draw:formula="442407*logheight/764002"/>
          <draw:equation draw:name="f6310" draw:formula="357432*logwidth/1668461"/>
          <draw:equation draw:name="f6311" draw:formula="442407*logheight/764002"/>
          <draw:equation draw:name="f6312" draw:formula="358118*logwidth/1668461"/>
          <draw:equation draw:name="f6313" draw:formula="447223*logheight/764002"/>
          <draw:equation draw:name="f6314" draw:formula="369879*logwidth/1668461"/>
          <draw:equation draw:name="f6315" draw:formula="447223*logheight/764002"/>
          <draw:equation draw:name="f6316" draw:formula="369155*logwidth/1668461"/>
          <draw:equation draw:name="f6317" draw:formula="442407*logheight/764002"/>
          <draw:equation draw:name="f6318" draw:formula="357432*logwidth/1668461"/>
          <draw:equation draw:name="f6319" draw:formula="442407*logheight/764002"/>
          <draw:equation draw:name="f6320" draw:formula="477986*logwidth/1668461"/>
          <draw:equation draw:name="f6321" draw:formula="442407*logheight/764002"/>
          <draw:equation draw:name="f6322" draw:formula="480119*logwidth/1668461"/>
          <draw:equation draw:name="f6323" draw:formula="446723*logheight/764002"/>
          <draw:equation draw:name="f6324" draw:formula="480379*logwidth/1668461"/>
          <draw:equation draw:name="f6325" draw:formula="447223*logheight/764002"/>
          <draw:equation draw:name="f6326" draw:formula="660328*logwidth/1668461"/>
          <draw:equation draw:name="f6327" draw:formula="447223*logheight/764002"/>
          <draw:equation draw:name="f6328" draw:formula="662740*logwidth/1668461"/>
          <draw:equation draw:name="f6329" draw:formula="442407*logheight/764002"/>
          <draw:equation draw:name="f6330" draw:formula="477986*logwidth/1668461"/>
          <draw:equation draw:name="f6331" draw:formula="442407*logheight/764002"/>
          <draw:equation draw:name="f6332" draw:formula="827813*logwidth/1668461"/>
          <draw:equation draw:name="f6333" draw:formula="442407*logheight/764002"/>
          <draw:equation draw:name="f6334" draw:formula="827813*logwidth/1668461"/>
          <draw:equation draw:name="f6335" draw:formula="447223*logheight/764002"/>
          <draw:equation draw:name="f6336" draw:formula="839221*logwidth/1668461"/>
          <draw:equation draw:name="f6337" draw:formula="447223*logheight/764002"/>
          <draw:equation draw:name="f6338" draw:formula="839221*logwidth/1668461"/>
          <draw:equation draw:name="f6339" draw:formula="442407*logheight/764002"/>
          <draw:equation draw:name="f6340" draw:formula="827813*logwidth/1668461"/>
          <draw:equation draw:name="f6341" draw:formula="442407*logheight/764002"/>
          <draw:equation draw:name="f6342" draw:formula="862760*logwidth/1668461"/>
          <draw:equation draw:name="f6343" draw:formula="442407*logheight/764002"/>
          <draw:equation draw:name="f6344" draw:formula="861443*logwidth/1668461"/>
          <draw:equation draw:name="f6345" draw:formula="446908*logheight/764002"/>
          <draw:equation draw:name="f6346" draw:formula="861239*logwidth/1668461"/>
          <draw:equation draw:name="f6347" draw:formula="447223*logheight/764002"/>
          <draw:equation draw:name="f6348" draw:formula="987284*logwidth/1668461"/>
          <draw:equation draw:name="f6349" draw:formula="447223*logheight/764002"/>
          <draw:equation draw:name="f6350" draw:formula="987284*logwidth/1668461"/>
          <draw:equation draw:name="f6351" draw:formula="442407*logheight/764002"/>
          <draw:equation draw:name="f6352" draw:formula="862760*logwidth/1668461"/>
          <draw:equation draw:name="f6353" draw:formula="442407*logheight/764002"/>
          <draw:equation draw:name="f6354" draw:formula="1013197*logwidth/1668461"/>
          <draw:equation draw:name="f6355" draw:formula="442407*logheight/764002"/>
          <draw:equation draw:name="f6356" draw:formula="1012641*logwidth/1668461"/>
          <draw:equation draw:name="f6357" draw:formula="443315*logheight/764002"/>
          <draw:equation draw:name="f6358" draw:formula="1010600*logwidth/1668461"/>
          <draw:equation draw:name="f6359" draw:formula="447223*logheight/764002"/>
          <draw:equation draw:name="f6360" draw:formula="1024420*logwidth/1668461"/>
          <draw:equation draw:name="f6361" draw:formula="447223*logheight/764002"/>
          <draw:equation draw:name="f6362" draw:formula="1021786*logwidth/1668461"/>
          <draw:equation draw:name="f6363" draw:formula="442407*logheight/764002"/>
          <draw:equation draw:name="f6364" draw:formula="1013197*logwidth/1668461"/>
          <draw:equation draw:name="f6365" draw:formula="442407*logheight/764002"/>
          <draw:equation draw:name="f6366" draw:formula="1065081*logwidth/1668461"/>
          <draw:equation draw:name="f6367" draw:formula="442407*logheight/764002"/>
          <draw:equation draw:name="f6368" draw:formula="1064784*logwidth/1668461"/>
          <draw:equation draw:name="f6369" draw:formula="447223*logheight/764002"/>
          <draw:equation draw:name="f6370" draw:formula="1076563*logwidth/1668461"/>
          <draw:equation draw:name="f6371" draw:formula="447223*logheight/764002"/>
          <draw:equation draw:name="f6372" draw:formula="1076841*logwidth/1668461"/>
          <draw:equation draw:name="f6373" draw:formula="442407*logheight/764002"/>
          <draw:equation draw:name="f6374" draw:formula="1065081*logwidth/1668461"/>
          <draw:equation draw:name="f6375" draw:formula="442407*logheight/764002"/>
          <draw:equation draw:name="f6376" draw:formula="1296153*logwidth/1668461"/>
          <draw:equation draw:name="f6377" draw:formula="442407*logheight/764002"/>
          <draw:equation draw:name="f6378" draw:formula="1295207*logwidth/1668461"/>
          <draw:equation draw:name="f6379" draw:formula="447223*logheight/764002"/>
          <draw:equation draw:name="f6380" draw:formula="1306745*logwidth/1668461"/>
          <draw:equation draw:name="f6381" draw:formula="447223*logheight/764002"/>
          <draw:equation draw:name="f6382" draw:formula="1307709*logwidth/1668461"/>
          <draw:equation draw:name="f6383" draw:formula="442407*logheight/764002"/>
          <draw:equation draw:name="f6384" draw:formula="1296153*logwidth/1668461"/>
          <draw:equation draw:name="f6385" draw:formula="442407*logheight/764002"/>
          <draw:equation draw:name="f6386" draw:formula="1315444*logwidth/1668461"/>
          <draw:equation draw:name="f6387" draw:formula="442407*logheight/764002"/>
          <draw:equation draw:name="f6388" draw:formula="1317800*logwidth/1668461"/>
          <draw:equation draw:name="f6389" draw:formula="442833*logheight/764002"/>
          <draw:equation draw:name="f6390" draw:formula="1320026*logwidth/1668461"/>
          <draw:equation draw:name="f6391" draw:formula="442407*logheight/764002"/>
          <draw:equation draw:name="f6392" draw:formula="1315444*logwidth/1668461"/>
          <draw:equation draw:name="f6393" draw:formula="442407*logheight/764002"/>
          <draw:equation draw:name="f6394" draw:formula="1327687*logwidth/1668461"/>
          <draw:equation draw:name="f6395" draw:formula="442407*logheight/764002"/>
          <draw:equation draw:name="f6396" draw:formula="1331935*logwidth/1668461"/>
          <draw:equation draw:name="f6397" draw:formula="444074*logheight/764002"/>
          <draw:equation draw:name="f6398" draw:formula="1336461*logwidth/1668461"/>
          <draw:equation draw:name="f6399" draw:formula="442407*logheight/764002"/>
          <draw:equation draw:name="f6400" draw:formula="1327687*logwidth/1668461"/>
          <draw:equation draw:name="f6401" draw:formula="442407*logheight/764002"/>
          <draw:equation draw:name="f6402" draw:formula="1355270*logwidth/1668461"/>
          <draw:equation draw:name="f6403" draw:formula="442407*logheight/764002"/>
          <draw:equation draw:name="f6404" draw:formula="1357014*logwidth/1668461"/>
          <draw:equation draw:name="f6405" draw:formula="443870*logheight/764002"/>
          <draw:equation draw:name="f6406" draw:formula="1353415*logwidth/1668461"/>
          <draw:equation draw:name="f6407" draw:formula="447223*logheight/764002"/>
          <draw:equation draw:name="f6408" draw:formula="1391850*logwidth/1668461"/>
          <draw:equation draw:name="f6409" draw:formula="447223*logheight/764002"/>
          <draw:equation draw:name="f6410" draw:formula="1390255*logwidth/1668461"/>
          <draw:equation draw:name="f6411" draw:formula="443018*logheight/764002"/>
          <draw:equation draw:name="f6412" draw:formula="1389736*logwidth/1668461"/>
          <draw:equation draw:name="f6413" draw:formula="442407*logheight/764002"/>
          <draw:equation draw:name="f6414" draw:formula="1355270*logwidth/1668461"/>
          <draw:equation draw:name="f6415" draw:formula="442407*logheight/764002"/>
          <draw:equation draw:name="f6416" draw:formula="1402312*logwidth/1668461"/>
          <draw:equation draw:name="f6417" draw:formula="442407*logheight/764002"/>
          <draw:equation draw:name="f6418" draw:formula="1400309*logwidth/1668461"/>
          <draw:equation draw:name="f6419" draw:formula="447223*logheight/764002"/>
          <draw:equation draw:name="f6420" draw:formula="1418784*logwidth/1668461"/>
          <draw:equation draw:name="f6421" draw:formula="447223*logheight/764002"/>
          <draw:equation draw:name="f6422" draw:formula="1418042*logwidth/1668461"/>
          <draw:equation draw:name="f6423" draw:formula="442407*logheight/764002"/>
          <draw:equation draw:name="f6424" draw:formula="1402312*logwidth/1668461"/>
          <draw:equation draw:name="f6425" draw:formula="442407*logheight/764002"/>
          <draw:equation draw:name="f6426" draw:formula="1432196*logwidth/1668461"/>
          <draw:equation draw:name="f6427" draw:formula="442407*logheight/764002"/>
          <draw:equation draw:name="f6428" draw:formula="1438224*logwidth/1668461"/>
          <draw:equation draw:name="f6429" draw:formula="443870*logheight/764002"/>
          <draw:equation draw:name="f6430" draw:formula="1438892*logwidth/1668461"/>
          <draw:equation draw:name="f6431" draw:formula="444167*logheight/764002"/>
          <draw:equation draw:name="f6432" draw:formula="1438020*logwidth/1668461"/>
          <draw:equation draw:name="f6433" draw:formula="447223*logheight/764002"/>
          <draw:equation draw:name="f6434" draw:formula="1450968*logwidth/1668461"/>
          <draw:equation draw:name="f6435" draw:formula="447223*logheight/764002"/>
          <draw:equation draw:name="f6436" draw:formula="1452081*logwidth/1668461"/>
          <draw:equation draw:name="f6437" draw:formula="442741*logheight/764002"/>
          <draw:equation draw:name="f6438" draw:formula="1452229*logwidth/1668461"/>
          <draw:equation draw:name="f6439" draw:formula="442407*logheight/764002"/>
          <draw:equation draw:name="f6440" draw:formula="1432196*logwidth/1668461"/>
          <draw:equation draw:name="f6441" draw:formula="442407*logheight/764002"/>
          <draw:equation draw:name="f6442" draw:formula="1486824*logwidth/1668461"/>
          <draw:equation draw:name="f6443" draw:formula="442407*logheight/764002"/>
          <draw:equation draw:name="f6444" draw:formula="1494633*logwidth/1668461"/>
          <draw:equation draw:name="f6445" draw:formula="447000*logheight/764002"/>
          <draw:equation draw:name="f6446" draw:formula="1495579*logwidth/1668461"/>
          <draw:equation draw:name="f6447" draw:formula="447000*logheight/764002"/>
          <draw:equation draw:name="f6448" draw:formula="1497490*logwidth/1668461"/>
          <draw:equation draw:name="f6449" draw:formula="447204*logheight/764002"/>
          <draw:equation draw:name="f6450" draw:formula="1500625*logwidth/1668461"/>
          <draw:equation draw:name="f6451" draw:formula="446241*logheight/764002"/>
          <draw:equation draw:name="f6452" draw:formula="1502424*logwidth/1668461"/>
          <draw:equation draw:name="f6453" draw:formula="444352*logheight/764002"/>
          <draw:equation draw:name="f6454" draw:formula="1502424*logwidth/1668461"/>
          <draw:equation draw:name="f6455" draw:formula="442648*logheight/764002"/>
          <draw:equation draw:name="f6456" draw:formula="1502424*logwidth/1668461"/>
          <draw:equation draw:name="f6457" draw:formula="442407*logheight/764002"/>
          <draw:equation draw:name="f6458" draw:formula="1486824*logwidth/1668461"/>
          <draw:equation draw:name="f6459" draw:formula="442407*logheight/764002"/>
          <draw:equation draw:name="f6460" draw:formula="1557665*logwidth/1668461"/>
          <draw:equation draw:name="f6461" draw:formula="442407*logheight/764002"/>
          <draw:equation draw:name="f6462" draw:formula="1556367*logwidth/1668461"/>
          <draw:equation draw:name="f6463" draw:formula="447223*logheight/764002"/>
          <draw:equation draw:name="f6464" draw:formula="1567589*logwidth/1668461"/>
          <draw:equation draw:name="f6465" draw:formula="447223*logheight/764002"/>
          <draw:equation draw:name="f6466" draw:formula="1568943*logwidth/1668461"/>
          <draw:equation draw:name="f6467" draw:formula="442407*logheight/764002"/>
          <draw:equation draw:name="f6468" draw:formula="1557665*logwidth/1668461"/>
          <draw:equation draw:name="f6469" draw:formula="442407*logheight/764002"/>
          <draw:equation draw:name="f6470" draw:formula="1648131*logwidth/1668461"/>
          <draw:equation draw:name="f6471" draw:formula="442407*logheight/764002"/>
          <draw:equation draw:name="f6472" draw:formula="1646833*logwidth/1668461"/>
          <draw:equation draw:name="f6473" draw:formula="447223*logheight/764002"/>
          <draw:equation draw:name="f6474" draw:formula="1659595*logwidth/1668461"/>
          <draw:equation draw:name="f6475" draw:formula="447223*logheight/764002"/>
          <draw:equation draw:name="f6476" draw:formula="1660856*logwidth/1668461"/>
          <draw:equation draw:name="f6477" draw:formula="442407*logheight/764002"/>
          <draw:equation draw:name="f6478" draw:formula="1648131*logwidth/1668461"/>
          <draw:equation draw:name="f6479" draw:formula="442407*logheight/764002"/>
          <draw:equation draw:name="f6480" draw:formula="10295*logwidth/1668461"/>
          <draw:equation draw:name="f6481" draw:formula="452001*logheight/764002"/>
          <draw:equation draw:name="f6482" draw:formula="11742*logwidth/1668461"/>
          <draw:equation draw:name="f6483" draw:formula="456816*logheight/764002"/>
          <draw:equation draw:name="f6484" draw:formula="23725*logwidth/1668461"/>
          <draw:equation draw:name="f6485" draw:formula="456816*logheight/764002"/>
          <draw:equation draw:name="f6486" draw:formula="22148*logwidth/1668461"/>
          <draw:equation draw:name="f6487" draw:formula="452001*logheight/764002"/>
          <draw:equation draw:name="f6488" draw:formula="10295*logwidth/1668461"/>
          <draw:equation draw:name="f6489" draw:formula="452001*logheight/764002"/>
          <draw:equation draw:name="f6490" draw:formula="101169*logwidth/1668461"/>
          <draw:equation draw:name="f6491" draw:formula="452001*logheight/764002"/>
          <draw:equation draw:name="f6492" draw:formula="102598*logwidth/1668461"/>
          <draw:equation draw:name="f6493" draw:formula="456816*logheight/764002"/>
          <draw:equation draw:name="f6494" draw:formula="114599*logwidth/1668461"/>
          <draw:equation draw:name="f6495" draw:formula="456816*logheight/764002"/>
          <draw:equation draw:name="f6496" draw:formula="113115*logwidth/1668461"/>
          <draw:equation draw:name="f6497" draw:formula="452001*logheight/764002"/>
          <draw:equation draw:name="f6498" draw:formula="101169*logwidth/1668461"/>
          <draw:equation draw:name="f6499" draw:formula="452001*logheight/764002"/>
          <draw:equation draw:name="f6500" draw:formula="218162*logwidth/1668461"/>
          <draw:equation draw:name="f6501" draw:formula="452001*logheight/764002"/>
          <draw:equation draw:name="f6502" draw:formula="219497*logwidth/1668461"/>
          <draw:equation draw:name="f6503" draw:formula="456816*logheight/764002"/>
          <draw:equation draw:name="f6504" draw:formula="231443*logwidth/1668461"/>
          <draw:equation draw:name="f6505" draw:formula="456816*logheight/764002"/>
          <draw:equation draw:name="f6506" draw:formula="230052*logwidth/1668461"/>
          <draw:equation draw:name="f6507" draw:formula="452001*logheight/764002"/>
          <draw:equation draw:name="f6508" draw:formula="218162*logwidth/1668461"/>
          <draw:equation draw:name="f6509" draw:formula="452001*logheight/764002"/>
          <draw:equation draw:name="f6510" draw:formula="358972*logwidth/1668461"/>
          <draw:equation draw:name="f6511" draw:formula="452001*logheight/764002"/>
          <draw:equation draw:name="f6512" draw:formula="359844*logwidth/1668461"/>
          <draw:equation draw:name="f6513" draw:formula="456816*logheight/764002"/>
          <draw:equation draw:name="f6514" draw:formula="371660*logwidth/1668461"/>
          <draw:equation draw:name="f6515" draw:formula="456816*logheight/764002"/>
          <draw:equation draw:name="f6516" draw:formula="370751*logwidth/1668461"/>
          <draw:equation draw:name="f6517" draw:formula="452001*logheight/764002"/>
          <draw:equation draw:name="f6518" draw:formula="358972*logwidth/1668461"/>
          <draw:equation draw:name="f6519" draw:formula="452001*logheight/764002"/>
          <draw:equation draw:name="f6520" draw:formula="482809*logwidth/1668461"/>
          <draw:equation draw:name="f6521" draw:formula="452001*logheight/764002"/>
          <draw:equation draw:name="f6522" draw:formula="484979*logwidth/1668461"/>
          <draw:equation draw:name="f6523" draw:formula="456816*logheight/764002"/>
          <draw:equation draw:name="f6524" draw:formula="654968*logwidth/1668461"/>
          <draw:equation draw:name="f6525" draw:formula="456816*logheight/764002"/>
          <draw:equation draw:name="f6526" draw:formula="657917*logwidth/1668461"/>
          <draw:equation draw:name="f6527" draw:formula="452001*logheight/764002"/>
          <draw:equation draw:name="f6528" draw:formula="482809*logwidth/1668461"/>
          <draw:equation draw:name="f6529" draw:formula="452001*logheight/764002"/>
          <draw:equation draw:name="f6530" draw:formula="827813*logwidth/1668461"/>
          <draw:equation draw:name="f6531" draw:formula="452001*logheight/764002"/>
          <draw:equation draw:name="f6532" draw:formula="827813*logwidth/1668461"/>
          <draw:equation draw:name="f6533" draw:formula="456816*logheight/764002"/>
          <draw:equation draw:name="f6534" draw:formula="839221*logwidth/1668461"/>
          <draw:equation draw:name="f6535" draw:formula="456816*logheight/764002"/>
          <draw:equation draw:name="f6536" draw:formula="839221*logwidth/1668461"/>
          <draw:equation draw:name="f6537" draw:formula="452001*logheight/764002"/>
          <draw:equation draw:name="f6538" draw:formula="827813*logwidth/1668461"/>
          <draw:equation draw:name="f6539" draw:formula="452001*logheight/764002"/>
          <draw:equation draw:name="f6540" draw:formula="858531*logwidth/1668461"/>
          <draw:equation draw:name="f6541" draw:formula="452001*logheight/764002"/>
          <draw:equation draw:name="f6542" draw:formula="856917*logwidth/1668461"/>
          <draw:equation draw:name="f6543" draw:formula="456816*logheight/764002"/>
          <draw:equation draw:name="f6544" draw:formula="987284*logwidth/1668461"/>
          <draw:equation draw:name="f6545" draw:formula="456816*logheight/764002"/>
          <draw:equation draw:name="f6546" draw:formula="987284*logwidth/1668461"/>
          <draw:equation draw:name="f6547" draw:formula="452001*logheight/764002"/>
          <draw:equation draw:name="f6548" draw:formula="858531*logwidth/1668461"/>
          <draw:equation draw:name="f6549" draw:formula="452001*logheight/764002"/>
          <draw:equation draw:name="f6550" draw:formula="1005332*logwidth/1668461"/>
          <draw:equation draw:name="f6551" draw:formula="452001*logheight/764002"/>
          <draw:equation draw:name="f6552" draw:formula="1005035*logwidth/1668461"/>
          <draw:equation draw:name="f6553" draw:formula="455631*logheight/764002"/>
          <draw:equation draw:name="f6554" draw:formula="1005017*logwidth/1668461"/>
          <draw:equation draw:name="f6555" draw:formula="456816*logheight/764002"/>
          <draw:equation draw:name="f6556" draw:formula="1026776*logwidth/1668461"/>
          <draw:equation draw:name="f6557" draw:formula="456816*logheight/764002"/>
          <draw:equation draw:name="f6558" draw:formula="1025978*logwidth/1668461"/>
          <draw:equation draw:name="f6559" draw:formula="452001*logheight/764002"/>
          <draw:equation draw:name="f6560" draw:formula="1005332*logwidth/1668461"/>
          <draw:equation draw:name="f6561" draw:formula="452001*logheight/764002"/>
          <draw:equation draw:name="f6562" draw:formula="1064301*logwidth/1668461"/>
          <draw:equation draw:name="f6563" draw:formula="452001*logheight/764002"/>
          <draw:equation draw:name="f6564" draw:formula="1063782*logwidth/1668461"/>
          <draw:equation draw:name="f6565" draw:formula="456816*logheight/764002"/>
          <draw:equation draw:name="f6566" draw:formula="1075580*logwidth/1668461"/>
          <draw:equation draw:name="f6567" draw:formula="456816*logheight/764002"/>
          <draw:equation draw:name="f6568" draw:formula="1076080*logwidth/1668461"/>
          <draw:equation draw:name="f6569" draw:formula="452001*logheight/764002"/>
          <draw:equation draw:name="f6570" draw:formula="1064301*logwidth/1668461"/>
          <draw:equation draw:name="f6571" draw:formula="452001*logheight/764002"/>
          <draw:equation draw:name="f6572" draw:formula="1294075*logwidth/1668461"/>
          <draw:equation draw:name="f6573" draw:formula="452001*logheight/764002"/>
          <draw:equation draw:name="f6574" draw:formula="1292925*logwidth/1668461"/>
          <draw:equation draw:name="f6575" draw:formula="456816*logheight/764002"/>
          <draw:equation draw:name="f6576" draw:formula="1304556*logwidth/1668461"/>
          <draw:equation draw:name="f6577" draw:formula="456816*logheight/764002"/>
          <draw:equation draw:name="f6578" draw:formula="1305724*logwidth/1668461"/>
          <draw:equation draw:name="f6579" draw:formula="452001*logheight/764002"/>
          <draw:equation draw:name="f6580" draw:formula="1294075*logwidth/1668461"/>
          <draw:equation draw:name="f6581" draw:formula="452001*logheight/764002"/>
          <draw:equation draw:name="f6582" draw:formula="1338186*logwidth/1668461"/>
          <draw:equation draw:name="f6583" draw:formula="452001*logheight/764002"/>
          <draw:equation draw:name="f6584" draw:formula="1330488*logwidth/1668461"/>
          <draw:equation draw:name="f6585" draw:formula="456816*logheight/764002"/>
          <draw:equation draw:name="f6586" draw:formula="1388122*logwidth/1668461"/>
          <draw:equation draw:name="f6587" draw:formula="456816*logheight/764002"/>
          <draw:equation draw:name="f6588" draw:formula="1391294*logwidth/1668461"/>
          <draw:equation draw:name="f6589" draw:formula="452038*logheight/764002"/>
          <draw:equation draw:name="f6590" draw:formula="1391312*logwidth/1668461"/>
          <draw:equation draw:name="f6591" draw:formula="452001*logheight/764002"/>
          <draw:equation draw:name="f6592" draw:formula="1350243*logwidth/1668461"/>
          <draw:equation draw:name="f6593" draw:formula="452001*logheight/764002"/>
          <draw:equation draw:name="f6594" draw:formula="1349038*logwidth/1668461"/>
          <draw:equation draw:name="f6595" draw:formula="453927*logheight/764002"/>
          <draw:equation draw:name="f6596" draw:formula="1348463*logwidth/1668461"/>
          <draw:equation draw:name="f6597" draw:formula="453260*logheight/764002"/>
          <draw:equation draw:name="f6598" draw:formula="1347034*logwidth/1668461"/>
          <draw:equation draw:name="f6599" draw:formula="452001*logheight/764002"/>
          <draw:equation draw:name="f6600" draw:formula="1338186*logwidth/1668461"/>
          <draw:equation draw:name="f6601" draw:formula="452001*logheight/764002"/>
          <draw:equation draw:name="f6602" draw:formula="1398806*logwidth/1668461"/>
          <draw:equation draw:name="f6603" draw:formula="452001*logheight/764002"/>
          <draw:equation draw:name="f6604" draw:formula="1397582*logwidth/1668461"/>
          <draw:equation draw:name="f6605" draw:formula="456816*logheight/764002"/>
          <draw:equation draw:name="f6606" draw:formula="1421771*logwidth/1668461"/>
          <draw:equation draw:name="f6607" draw:formula="456816*logheight/764002"/>
          <draw:equation draw:name="f6608" draw:formula="1420454*logwidth/1668461"/>
          <draw:equation draw:name="f6609" draw:formula="455057*logheight/764002"/>
          <draw:equation draw:name="f6610" draw:formula="1419137*logwidth/1668461"/>
          <draw:equation draw:name="f6611" draw:formula="452408*logheight/764002"/>
          <draw:equation draw:name="f6612" draw:formula="1419100*logwidth/1668461"/>
          <draw:equation draw:name="f6613" draw:formula="452001*logheight/764002"/>
          <draw:equation draw:name="f6614" draw:formula="1398806*logwidth/1668461"/>
          <draw:equation draw:name="f6615" draw:formula="452001*logheight/764002"/>
          <draw:equation draw:name="f6616" draw:formula="1436647*logwidth/1668461"/>
          <draw:equation draw:name="f6617" draw:formula="452001*logheight/764002"/>
          <draw:equation draw:name="f6618" draw:formula="1435275*logwidth/1668461"/>
          <draw:equation draw:name="f6619" draw:formula="456816*logheight/764002"/>
          <draw:equation draw:name="f6620" draw:formula="1448501*logwidth/1668461"/>
          <draw:equation draw:name="f6621" draw:formula="456816*logheight/764002"/>
          <draw:equation draw:name="f6622" draw:formula="1449781*logwidth/1668461"/>
          <draw:equation draw:name="f6623" draw:formula="452001*logheight/764002"/>
          <draw:equation draw:name="f6624" draw:formula="1436647*logwidth/1668461"/>
          <draw:equation draw:name="f6625" draw:formula="452001*logheight/764002"/>
          <draw:equation draw:name="f6626" draw:formula="1504910*logwidth/1668461"/>
          <draw:equation draw:name="f6627" draw:formula="452001*logheight/764002"/>
          <draw:equation draw:name="f6628" draw:formula="1503185*logwidth/1668461"/>
          <draw:equation draw:name="f6629" draw:formula="456576*logheight/764002"/>
          <draw:equation draw:name="f6630" draw:formula="1503092*logwidth/1668461"/>
          <draw:equation draw:name="f6631" draw:formula="456816*logheight/764002"/>
          <draw:equation draw:name="f6632" draw:formula="1512534*logwidth/1668461"/>
          <draw:equation draw:name="f6633" draw:formula="456816*logheight/764002"/>
          <draw:equation draw:name="f6634" draw:formula="1511254*logwidth/1668461"/>
          <draw:equation draw:name="f6635" draw:formula="455446*logheight/764002"/>
          <draw:equation draw:name="f6636" draw:formula="1510215*logwidth/1668461"/>
          <draw:equation draw:name="f6637" draw:formula="454501*logheight/764002"/>
          <draw:equation draw:name="f6638" draw:formula="1508156*logwidth/1668461"/>
          <draw:equation draw:name="f6639" draw:formula="452001*logheight/764002"/>
          <draw:equation draw:name="f6640" draw:formula="1504910*logwidth/1668461"/>
          <draw:equation draw:name="f6641" draw:formula="452001*logheight/764002"/>
          <draw:equation draw:name="f6642" draw:formula="1555049*logwidth/1668461"/>
          <draw:equation draw:name="f6643" draw:formula="452001*logheight/764002"/>
          <draw:equation draw:name="f6644" draw:formula="1553510*logwidth/1668461"/>
          <draw:equation draw:name="f6645" draw:formula="456816*logheight/764002"/>
          <draw:equation draw:name="f6646" draw:formula="1564825*logwidth/1668461"/>
          <draw:equation draw:name="f6647" draw:formula="456816*logheight/764002"/>
          <draw:equation draw:name="f6648" draw:formula="1566216*logwidth/1668461"/>
          <draw:equation draw:name="f6649" draw:formula="452001*logheight/764002"/>
          <draw:equation draw:name="f6650" draw:formula="1555049*logwidth/1668461"/>
          <draw:equation draw:name="f6651" draw:formula="452001*logheight/764002"/>
          <draw:equation draw:name="f6652" draw:formula="1645275*logwidth/1668461"/>
          <draw:equation draw:name="f6653" draw:formula="452001*logheight/764002"/>
          <draw:equation draw:name="f6654" draw:formula="1643698*logwidth/1668461"/>
          <draw:equation draw:name="f6655" draw:formula="456816*logheight/764002"/>
          <draw:equation draw:name="f6656" draw:formula="1656720*logwidth/1668461"/>
          <draw:equation draw:name="f6657" draw:formula="456816*logheight/764002"/>
          <draw:equation draw:name="f6658" draw:formula="1658204*logwidth/1668461"/>
          <draw:equation draw:name="f6659" draw:formula="452001*logheight/764002"/>
          <draw:equation draw:name="f6660" draw:formula="1645275*logwidth/1668461"/>
          <draw:equation draw:name="f6661" draw:formula="452001*logheight/764002"/>
          <draw:equation draw:name="f6662" draw:formula="13430*logwidth/1668461"/>
          <draw:equation draw:name="f6663" draw:formula="461613*logheight/764002"/>
          <draw:equation draw:name="f6664" draw:formula="15118*logwidth/1668461"/>
          <draw:equation draw:name="f6665" draw:formula="466429*logheight/764002"/>
          <draw:equation draw:name="f6666" draw:formula="27231*logwidth/1668461"/>
          <draw:equation draw:name="f6667" draw:formula="466429*logheight/764002"/>
          <draw:equation draw:name="f6668" draw:formula="25320*logwidth/1668461"/>
          <draw:equation draw:name="f6669" draw:formula="461613*logheight/764002"/>
          <draw:equation draw:name="f6670" draw:formula="13430*logwidth/1668461"/>
          <draw:equation draw:name="f6671" draw:formula="461613*logheight/764002"/>
          <draw:equation draw:name="f6672" draw:formula="104045*logwidth/1668461"/>
          <draw:equation draw:name="f6673" draw:formula="461613*logheight/764002"/>
          <draw:equation draw:name="f6674" draw:formula="105788*logwidth/1668461"/>
          <draw:equation draw:name="f6675" draw:formula="466429*logheight/764002"/>
          <draw:equation draw:name="f6676" draw:formula="117883*logwidth/1668461"/>
          <draw:equation draw:name="f6677" draw:formula="466429*logheight/764002"/>
          <draw:equation draw:name="f6678" draw:formula="116083*logwidth/1668461"/>
          <draw:equation draw:name="f6679" draw:formula="461613*logheight/764002"/>
          <draw:equation draw:name="f6680" draw:formula="104045*logwidth/1668461"/>
          <draw:equation draw:name="f6681" draw:formula="461613*logheight/764002"/>
          <draw:equation draw:name="f6682" draw:formula="220833*logwidth/1668461"/>
          <draw:equation draw:name="f6683" draw:formula="461613*logheight/764002"/>
          <draw:equation draw:name="f6684" draw:formula="222428*logwidth/1668461"/>
          <draw:equation draw:name="f6685" draw:formula="466429*logheight/764002"/>
          <draw:equation draw:name="f6686" draw:formula="234504*logwidth/1668461"/>
          <draw:equation draw:name="f6687" draw:formula="466429*logheight/764002"/>
          <draw:equation draw:name="f6688" draw:formula="232853*logwidth/1668461"/>
          <draw:equation draw:name="f6689" draw:formula="461613*logheight/764002"/>
          <draw:equation draw:name="f6690" draw:formula="220833*logwidth/1668461"/>
          <draw:equation draw:name="f6691" draw:formula="461613*logheight/764002"/>
          <draw:equation draw:name="f6692" draw:formula="360734*logwidth/1668461"/>
          <draw:equation draw:name="f6693" draw:formula="461613*logheight/764002"/>
          <draw:equation draw:name="f6694" draw:formula="361773*logwidth/1668461"/>
          <draw:equation draw:name="f6695" draw:formula="466429*logheight/764002"/>
          <draw:equation draw:name="f6696" draw:formula="373663*logwidth/1668461"/>
          <draw:equation draw:name="f6697" draw:formula="466429*logheight/764002"/>
          <draw:equation draw:name="f6698" draw:formula="372587*logwidth/1668461"/>
          <draw:equation draw:name="f6699" draw:formula="461613*logheight/764002"/>
          <draw:equation draw:name="f6700" draw:formula="360734*logwidth/1668461"/>
          <draw:equation draw:name="f6701" draw:formula="461613*logheight/764002"/>
          <draw:equation draw:name="f6702" draw:formula="486890*logwidth/1668461"/>
          <draw:equation draw:name="f6703" draw:formula="461613*logheight/764002"/>
          <draw:equation draw:name="f6704" draw:formula="486964*logwidth/1668461"/>
          <draw:equation draw:name="f6705" draw:formula="461798*logheight/764002"/>
          <draw:equation draw:name="f6706" draw:formula="490340*logwidth/1668461"/>
          <draw:equation draw:name="f6707" draw:formula="466429*logheight/764002"/>
          <draw:equation draw:name="f6708" draw:formula="655339*logwidth/1668461"/>
          <draw:equation draw:name="f6709" draw:formula="466429*logheight/764002"/>
          <draw:equation draw:name="f6710" draw:formula="654300*logwidth/1668461"/>
          <draw:equation draw:name="f6711" draw:formula="463132*logheight/764002"/>
          <draw:equation draw:name="f6712" draw:formula="654615*logwidth/1668461"/>
          <draw:equation draw:name="f6713" draw:formula="461613*logheight/764002"/>
          <draw:equation draw:name="f6714" draw:formula="486890*logwidth/1668461"/>
          <draw:equation draw:name="f6715" draw:formula="461613*logheight/764002"/>
          <draw:equation draw:name="f6716" draw:formula="827813*logwidth/1668461"/>
          <draw:equation draw:name="f6717" draw:formula="461613*logheight/764002"/>
          <draw:equation draw:name="f6718" draw:formula="827813*logwidth/1668461"/>
          <draw:equation draw:name="f6719" draw:formula="466429*logheight/764002"/>
          <draw:equation draw:name="f6720" draw:formula="839221*logwidth/1668461"/>
          <draw:equation draw:name="f6721" draw:formula="466429*logheight/764002"/>
          <draw:equation draw:name="f6722" draw:formula="839221*logwidth/1668461"/>
          <draw:equation draw:name="f6723" draw:formula="461613*logheight/764002"/>
          <draw:equation draw:name="f6724" draw:formula="827813*logwidth/1668461"/>
          <draw:equation draw:name="f6725" draw:formula="461613*logheight/764002"/>
          <draw:equation draw:name="f6726" draw:formula="856305*logwidth/1668461"/>
          <draw:equation draw:name="f6727" draw:formula="461613*logheight/764002"/>
          <draw:equation draw:name="f6728" draw:formula="856509*logwidth/1668461"/>
          <draw:equation draw:name="f6729" draw:formula="463132*logheight/764002"/>
          <draw:equation draw:name="f6730" draw:formula="854821*logwidth/1668461"/>
          <draw:equation draw:name="f6731" draw:formula="466429*logheight/764002"/>
          <draw:equation draw:name="f6732" draw:formula="985892*logwidth/1668461"/>
          <draw:equation draw:name="f6733" draw:formula="466429*logheight/764002"/>
          <draw:equation draw:name="f6734" draw:formula="986041*logwidth/1668461"/>
          <draw:equation draw:name="f6735" draw:formula="464928*logheight/764002"/>
          <draw:equation draw:name="f6736" draw:formula="987209*logwidth/1668461"/>
          <draw:equation draw:name="f6737" draw:formula="461613*logheight/764002"/>
          <draw:equation draw:name="f6738" draw:formula="856305*logwidth/1668461"/>
          <draw:equation draw:name="f6739" draw:formula="461613*logheight/764002"/>
          <draw:equation draw:name="f6740" draw:formula="1001474*logwidth/1668461"/>
          <draw:equation draw:name="f6741" draw:formula="461613*logheight/764002"/>
          <draw:equation draw:name="f6742" draw:formula="997263*logwidth/1668461"/>
          <draw:equation draw:name="f6743" draw:formula="464354*logheight/764002"/>
          <draw:equation draw:name="f6744" draw:formula="996781*logwidth/1668461"/>
          <draw:equation draw:name="f6745" draw:formula="464262*logheight/764002"/>
          <draw:equation draw:name="f6746" draw:formula="991235*logwidth/1668461"/>
          <draw:equation draw:name="f6747" draw:formula="466429*logheight/764002"/>
          <draw:equation draw:name="f6748" draw:formula="1027703*logwidth/1668461"/>
          <draw:equation draw:name="f6749" draw:formula="466429*logheight/764002"/>
          <draw:equation draw:name="f6750" draw:formula="1026887*logwidth/1668461"/>
          <draw:equation draw:name="f6751" draw:formula="462836*logheight/764002"/>
          <draw:equation draw:name="f6752" draw:formula="1026609*logwidth/1668461"/>
          <draw:equation draw:name="f6753" draw:formula="462650*logheight/764002"/>
          <draw:equation draw:name="f6754" draw:formula="1026831*logwidth/1668461"/>
          <draw:equation draw:name="f6755" draw:formula="461613*logheight/764002"/>
          <draw:equation draw:name="f6756" draw:formula="1001474*logwidth/1668461"/>
          <draw:equation draw:name="f6757" draw:formula="461613*logheight/764002"/>
          <draw:equation draw:name="f6758" draw:formula="1063263*logwidth/1668461"/>
          <draw:equation draw:name="f6759" draw:formula="461613*logheight/764002"/>
          <draw:equation draw:name="f6760" draw:formula="1062743*logwidth/1668461"/>
          <draw:equation draw:name="f6761" draw:formula="466429*logheight/764002"/>
          <draw:equation draw:name="f6762" draw:formula="1074596*logwidth/1668461"/>
          <draw:equation draw:name="f6763" draw:formula="466429*logheight/764002"/>
          <draw:equation draw:name="f6764" draw:formula="1075079*logwidth/1668461"/>
          <draw:equation draw:name="f6765" draw:formula="461613*logheight/764002"/>
          <draw:equation draw:name="f6766" draw:formula="1063263*logwidth/1668461"/>
          <draw:equation draw:name="f6767" draw:formula="461613*logheight/764002"/>
          <draw:equation draw:name="f6768" draw:formula="1291682*logwidth/1668461"/>
          <draw:equation draw:name="f6769" draw:formula="461613*logheight/764002"/>
          <draw:equation draw:name="f6770" draw:formula="1290328*logwidth/1668461"/>
          <draw:equation draw:name="f6771" draw:formula="466429*logheight/764002"/>
          <draw:equation draw:name="f6772" draw:formula="1302089*logwidth/1668461"/>
          <draw:equation draw:name="f6773" draw:formula="466429*logheight/764002"/>
          <draw:equation draw:name="f6774" draw:formula="1303387*logwidth/1668461"/>
          <draw:equation draw:name="f6775" draw:formula="461613*logheight/764002"/>
          <draw:equation draw:name="f6776" draw:formula="1291682*logwidth/1668461"/>
          <draw:equation draw:name="f6777" draw:formula="461613*logheight/764002"/>
          <draw:equation draw:name="f6778" draw:formula="1326519*logwidth/1668461"/>
          <draw:equation draw:name="f6779" draw:formula="461613*logheight/764002"/>
          <draw:equation draw:name="f6780" draw:formula="1319507*logwidth/1668461"/>
          <draw:equation draw:name="f6781" draw:formula="465966*logheight/764002"/>
          <draw:equation draw:name="f6782" draw:formula="1319006*logwidth/1668461"/>
          <draw:equation draw:name="f6783" draw:formula="466429*logheight/764002"/>
          <draw:equation draw:name="f6784" draw:formula="1388938*logwidth/1668461"/>
          <draw:equation draw:name="f6785" draw:formula="466429*logheight/764002"/>
          <draw:equation draw:name="f6786" draw:formula="1384467*logwidth/1668461"/>
          <draw:equation draw:name="f6787" draw:formula="462373*logheight/764002"/>
          <draw:equation draw:name="f6788" draw:formula="1384931*logwidth/1668461"/>
          <draw:equation draw:name="f6789" draw:formula="461613*logheight/764002"/>
          <draw:equation draw:name="f6790" draw:formula="1326519*logwidth/1668461"/>
          <draw:equation draw:name="f6791" draw:formula="461613*logheight/764002"/>
          <draw:equation draw:name="f6792" draw:formula="1396803*logwidth/1668461"/>
          <draw:equation draw:name="f6793" draw:formula="461613*logheight/764002"/>
          <draw:equation draw:name="f6794" draw:formula="1396803*logwidth/1668461"/>
          <draw:equation draw:name="f6795" draw:formula="462836*logheight/764002"/>
          <draw:equation draw:name="f6796" draw:formula="1394391*logwidth/1668461"/>
          <draw:equation draw:name="f6797" draw:formula="466429*logheight/764002"/>
          <draw:equation draw:name="f6798" draw:formula="1423607*logwidth/1668461"/>
          <draw:equation draw:name="f6799" draw:formula="466429*logheight/764002"/>
          <draw:equation draw:name="f6800" draw:formula="1423125*logwidth/1668461"/>
          <draw:equation draw:name="f6801" draw:formula="464169*logheight/764002"/>
          <draw:equation draw:name="f6802" draw:formula="1423403*logwidth/1668461"/>
          <draw:equation draw:name="f6803" draw:formula="461613*logheight/764002"/>
          <draw:equation draw:name="f6804" draw:formula="1396803*logwidth/1668461"/>
          <draw:equation draw:name="f6805" draw:formula="461613*logheight/764002"/>
          <draw:equation draw:name="f6806" draw:formula="1433902*logwidth/1668461"/>
          <draw:equation draw:name="f6807" draw:formula="461613*logheight/764002"/>
          <draw:equation draw:name="f6808" draw:formula="1432400*logwidth/1668461"/>
          <draw:equation draw:name="f6809" draw:formula="466429*logheight/764002"/>
          <draw:equation draw:name="f6810" draw:formula="1445663*logwidth/1668461"/>
          <draw:equation draw:name="f6811" draw:formula="466429*logheight/764002"/>
          <draw:equation draw:name="f6812" draw:formula="1447091*logwidth/1668461"/>
          <draw:equation draw:name="f6813" draw:formula="461613*logheight/764002"/>
          <draw:equation draw:name="f6814" draw:formula="1433902*logwidth/1668461"/>
          <draw:equation draw:name="f6815" draw:formula="461613*logheight/764002"/>
          <draw:equation draw:name="f6816" draw:formula="1502257*logwidth/1668461"/>
          <draw:equation draw:name="f6817" draw:formula="461613*logheight/764002"/>
          <draw:equation draw:name="f6818" draw:formula="1502239*logwidth/1668461"/>
          <draw:equation draw:name="f6819" draw:formula="462280*logheight/764002"/>
          <draw:equation draw:name="f6820" draw:formula="1502332*logwidth/1668461"/>
          <draw:equation draw:name="f6821" draw:formula="462373*logheight/764002"/>
          <draw:equation draw:name="f6822" draw:formula="1501126*logwidth/1668461"/>
          <draw:equation draw:name="f6823" draw:formula="466429*logheight/764002"/>
          <draw:equation draw:name="f6824" draw:formula="1515557*logwidth/1668461"/>
          <draw:equation draw:name="f6825" draw:formula="466429*logheight/764002"/>
          <draw:equation draw:name="f6826" draw:formula="1514482*logwidth/1668461"/>
          <draw:equation draw:name="f6827" draw:formula="462076*logheight/764002"/>
          <draw:equation draw:name="f6828" draw:formula="1514444*logwidth/1668461"/>
          <draw:equation draw:name="f6829" draw:formula="461613*logheight/764002"/>
          <draw:equation draw:name="f6830" draw:formula="1502257*logwidth/1668461"/>
          <draw:equation draw:name="f6831" draw:formula="461613*logheight/764002"/>
          <draw:equation draw:name="f6832" draw:formula="1551970*logwidth/1668461"/>
          <draw:equation draw:name="f6833" draw:formula="461613*logheight/764002"/>
          <draw:equation draw:name="f6834" draw:formula="1550208*logwidth/1668461"/>
          <draw:equation draw:name="f6835" draw:formula="466429*logheight/764002"/>
          <draw:equation draw:name="f6836" draw:formula="1568646*logwidth/1668461"/>
          <draw:equation draw:name="f6837" draw:formula="466429*logheight/764002"/>
          <draw:equation draw:name="f6838" draw:formula="1568813*logwidth/1668461"/>
          <draw:equation draw:name="f6839" draw:formula="465503*logheight/764002"/>
          <draw:equation draw:name="f6840" draw:formula="1569258*logwidth/1668461"/>
          <draw:equation draw:name="f6841" draw:formula="461613*logheight/764002"/>
          <draw:equation draw:name="f6842" draw:formula="1551970*logwidth/1668461"/>
          <draw:equation draw:name="f6843" draw:formula="461613*logheight/764002"/>
          <draw:equation draw:name="f6844" draw:formula="1642140*logwidth/1668461"/>
          <draw:equation draw:name="f6845" draw:formula="461613*logheight/764002"/>
          <draw:equation draw:name="f6846" draw:formula="1640211*logwidth/1668461"/>
          <draw:equation draw:name="f6847" draw:formula="466429*logheight/764002"/>
          <draw:equation draw:name="f6848" draw:formula="1653437*logwidth/1668461"/>
          <draw:equation draw:name="f6849" draw:formula="466429*logheight/764002"/>
          <draw:equation draw:name="f6850" draw:formula="1655143*logwidth/1668461"/>
          <draw:equation draw:name="f6851" draw:formula="461613*logheight/764002"/>
          <draw:equation draw:name="f6852" draw:formula="1642140*logwidth/1668461"/>
          <draw:equation draw:name="f6853" draw:formula="461613*logheight/764002"/>
          <draw:equation draw:name="f6854" draw:formula="64144*logwidth/1668461"/>
          <draw:equation draw:name="f6855" draw:formula="462743*logheight/764002"/>
          <draw:equation draw:name="f6856" draw:formula="59489*logwidth/1668461"/>
          <draw:equation draw:name="f6857" draw:formula="464447*logheight/764002"/>
          <draw:equation draw:name="f6858" draw:formula="57967*logwidth/1668461"/>
          <draw:equation draw:name="f6859" draw:formula="464540*logheight/764002"/>
          <draw:equation draw:name="f6860" draw:formula="55946*logwidth/1668461"/>
          <draw:equation draw:name="f6861" draw:formula="466429*logheight/764002"/>
          <draw:equation draw:name="f6862" draw:formula="68374*logwidth/1668461"/>
          <draw:equation draw:name="f6863" draw:formula="466429*logheight/764002"/>
          <draw:equation draw:name="f6864" draw:formula="64144*logwidth/1668461"/>
          <draw:equation draw:name="f6865" draw:formula="462743*logheight/764002"/>
          <draw:equation draw:name="f6866" draw:formula="16806*logwidth/1668461"/>
          <draw:equation draw:name="f6867" draw:formula="471226*logheight/764002"/>
          <draw:equation draw:name="f6868" draw:formula="18791*logwidth/1668461"/>
          <draw:equation draw:name="f6869" draw:formula="476041*logheight/764002"/>
          <draw:equation draw:name="f6870" draw:formula="31033*logwidth/1668461"/>
          <draw:equation draw:name="f6871" draw:formula="476041*logheight/764002"/>
          <draw:equation draw:name="f6872" draw:formula="29123*logwidth/1668461"/>
          <draw:equation draw:name="f6873" draw:formula="471226*logheight/764002"/>
          <draw:equation draw:name="f6874" draw:formula="16806*logwidth/1668461"/>
          <draw:equation draw:name="f6875" draw:formula="471226*logheight/764002"/>
          <draw:equation draw:name="f6876" draw:formula="55890*logwidth/1668461"/>
          <draw:equation draw:name="f6877" draw:formula="471226*logheight/764002"/>
          <draw:equation draw:name="f6878" draw:formula="56261*logwidth/1668461"/>
          <draw:equation draw:name="f6879" draw:formula="472318*logheight/764002"/>
          <draw:equation draw:name="f6880" draw:formula="56150*logwidth/1668461"/>
          <draw:equation draw:name="f6881" draw:formula="472133*logheight/764002"/>
          <draw:equation draw:name="f6882" draw:formula="57634*logwidth/1668461"/>
          <draw:equation draw:name="f6883" draw:formula="476041*logheight/764002"/>
          <draw:equation draw:name="f6884" draw:formula="66296*logwidth/1668461"/>
          <draw:equation draw:name="f6885" draw:formula="476041*logheight/764002"/>
          <draw:equation draw:name="f6886" draw:formula="66519*logwidth/1668461"/>
          <draw:equation draw:name="f6887" draw:formula="475171*logheight/764002"/>
          <draw:equation draw:name="f6888" draw:formula="67558*logwidth/1668461"/>
          <draw:equation draw:name="f6889" draw:formula="474022*logheight/764002"/>
          <draw:equation draw:name="f6890" draw:formula="68782*logwidth/1668461"/>
          <draw:equation draw:name="f6891" draw:formula="471226*logheight/764002"/>
          <draw:equation draw:name="f6892" draw:formula="55890*logwidth/1668461"/>
          <draw:equation draw:name="f6893" draw:formula="471226*logheight/764002"/>
          <draw:equation draw:name="f6894" draw:formula="107532*logwidth/1668461"/>
          <draw:equation draw:name="f6895" draw:formula="471226*logheight/764002"/>
          <draw:equation draw:name="f6896" draw:formula="109294*logwidth/1668461"/>
          <draw:equation draw:name="f6897" draw:formula="476041*logheight/764002"/>
          <draw:equation draw:name="f6898" draw:formula="121518*logwidth/1668461"/>
          <draw:equation draw:name="f6899" draw:formula="476041*logheight/764002"/>
          <draw:equation draw:name="f6900" draw:formula="119701*logwidth/1668461"/>
          <draw:equation draw:name="f6901" draw:formula="471226*logheight/764002"/>
          <draw:equation draw:name="f6902" draw:formula="107532*logwidth/1668461"/>
          <draw:equation draw:name="f6903" draw:formula="471226*logheight/764002"/>
          <draw:equation draw:name="f6904" draw:formula="224061*logwidth/1668461"/>
          <draw:equation draw:name="f6905" draw:formula="471226*logheight/764002"/>
          <draw:equation draw:name="f6906" draw:formula="225674*logwidth/1668461"/>
          <draw:equation draw:name="f6907" draw:formula="476041*logheight/764002"/>
          <draw:equation draw:name="f6908" draw:formula="237899*logwidth/1668461"/>
          <draw:equation draw:name="f6909" draw:formula="476041*logheight/764002"/>
          <draw:equation draw:name="f6910" draw:formula="236192*logwidth/1668461"/>
          <draw:equation draw:name="f6911" draw:formula="471226*logheight/764002"/>
          <draw:equation draw:name="f6912" draw:formula="224061*logwidth/1668461"/>
          <draw:equation draw:name="f6913" draw:formula="471226*logheight/764002"/>
          <draw:equation draw:name="f6914" draw:formula="362867*logwidth/1668461"/>
          <draw:equation draw:name="f6915" draw:formula="471226*logheight/764002"/>
          <draw:equation draw:name="f6916" draw:formula="363943*logwidth/1668461"/>
          <draw:equation draw:name="f6917" draw:formula="476041*logheight/764002"/>
          <draw:equation draw:name="f6918" draw:formula="375889*logwidth/1668461"/>
          <draw:equation draw:name="f6919" draw:formula="476041*logheight/764002"/>
          <draw:equation draw:name="f6920" draw:formula="374776*logwidth/1668461"/>
          <draw:equation draw:name="f6921" draw:formula="471226*logheight/764002"/>
          <draw:equation draw:name="f6922" draw:formula="362867*logwidth/1668461"/>
          <draw:equation draw:name="f6923" draw:formula="471226*logheight/764002"/>
          <draw:equation draw:name="f6924" draw:formula="496313*logwidth/1668461"/>
          <draw:equation draw:name="f6925" draw:formula="471226*logheight/764002"/>
          <draw:equation draw:name="f6926" draw:formula="499207*logwidth/1668461"/>
          <draw:equation draw:name="f6927" draw:formula="474411*logheight/764002"/>
          <draw:equation draw:name="f6928" draw:formula="500635*logwidth/1668461"/>
          <draw:equation draw:name="f6929" draw:formula="475263*logheight/764002"/>
          <draw:equation draw:name="f6930" draw:formula="501933*logwidth/1668461"/>
          <draw:equation draw:name="f6931" draw:formula="476041*logheight/764002"/>
          <draw:equation draw:name="f6932" draw:formula="654764*logwidth/1668461"/>
          <draw:equation draw:name="f6933" draw:formula="476041*logheight/764002"/>
          <draw:equation draw:name="f6934" draw:formula="654875*logwidth/1668461"/>
          <draw:equation draw:name="f6935" draw:formula="474893*logheight/764002"/>
          <draw:equation draw:name="f6936" draw:formula="655190*logwidth/1668461"/>
          <draw:equation draw:name="f6937" draw:formula="471226*logheight/764002"/>
          <draw:equation draw:name="f6938" draw:formula="496313*logwidth/1668461"/>
          <draw:equation draw:name="f6939" draw:formula="471226*logheight/764002"/>
          <draw:equation draw:name="f6940" draw:formula="827813*logwidth/1668461"/>
          <draw:equation draw:name="f6941" draw:formula="471226*logheight/764002"/>
          <draw:equation draw:name="f6942" draw:formula="827813*logwidth/1668461"/>
          <draw:equation draw:name="f6943" draw:formula="476041*logheight/764002"/>
          <draw:equation draw:name="f6944" draw:formula="839221*logwidth/1668461"/>
          <draw:equation draw:name="f6945" draw:formula="476041*logheight/764002"/>
          <draw:equation draw:name="f6946" draw:formula="839221*logwidth/1668461"/>
          <draw:equation draw:name="f6947" draw:formula="471226*logheight/764002"/>
          <draw:equation draw:name="f6948" draw:formula="827813*logwidth/1668461"/>
          <draw:equation draw:name="f6949" draw:formula="471226*logheight/764002"/>
          <draw:equation draw:name="f6950" draw:formula="854060*logwidth/1668461"/>
          <draw:equation draw:name="f6951" draw:formula="471226*logheight/764002"/>
          <draw:equation draw:name="f6952" draw:formula="853931*logwidth/1668461"/>
          <draw:equation draw:name="f6953" draw:formula="475930*logheight/764002"/>
          <draw:equation draw:name="f6954" draw:formula="853949*logwidth/1668461"/>
          <draw:equation draw:name="f6955" draw:formula="476041*logheight/764002"/>
          <draw:equation draw:name="f6956" draw:formula="980754*logwidth/1668461"/>
          <draw:equation draw:name="f6957" draw:formula="476041*logheight/764002"/>
          <draw:equation draw:name="f6958" draw:formula="984149*logwidth/1668461"/>
          <draw:equation draw:name="f6959" draw:formula="471226*logheight/764002"/>
          <draw:equation draw:name="f6960" draw:formula="854060*logwidth/1668461"/>
          <draw:equation draw:name="f6961" draw:formula="471226*logheight/764002"/>
          <draw:equation draw:name="f6962" draw:formula="989157*logwidth/1668461"/>
          <draw:equation draw:name="f6963" draw:formula="471226*logheight/764002"/>
          <draw:equation draw:name="f6964" draw:formula="987784*logwidth/1668461"/>
          <draw:equation draw:name="f6965" draw:formula="476041*logheight/764002"/>
          <draw:equation draw:name="f6966" draw:formula="1023900*logwidth/1668461"/>
          <draw:equation draw:name="f6967" draw:formula="476041*logheight/764002"/>
          <draw:equation draw:name="f6968" draw:formula="1026034*logwidth/1668461"/>
          <draw:equation draw:name="f6969" draw:formula="471226*logheight/764002"/>
          <draw:equation draw:name="f6970" draw:formula="989157*logwidth/1668461"/>
          <draw:equation draw:name="f6971" draw:formula="471226*logheight/764002"/>
          <draw:equation draw:name="f6972" draw:formula="1062242*logwidth/1668461"/>
          <draw:equation draw:name="f6973" draw:formula="471226*logheight/764002"/>
          <draw:equation draw:name="f6974" draw:formula="1061723*logwidth/1668461"/>
          <draw:equation draw:name="f6975" draw:formula="476041*logheight/764002"/>
          <draw:equation draw:name="f6976" draw:formula="1073613*logwidth/1668461"/>
          <draw:equation draw:name="f6977" draw:formula="476041*logheight/764002"/>
          <draw:equation draw:name="f6978" draw:formula="1074096*logwidth/1668461"/>
          <draw:equation draw:name="f6979" draw:formula="471226*logheight/764002"/>
          <draw:equation draw:name="f6980" draw:formula="1062242*logwidth/1668461"/>
          <draw:equation draw:name="f6981" draw:formula="471226*logheight/764002"/>
          <draw:equation draw:name="f6982" draw:formula="1288956*logwidth/1668461"/>
          <draw:equation draw:name="f6983" draw:formula="471226*logheight/764002"/>
          <draw:equation draw:name="f6984" draw:formula="1287416*logwidth/1668461"/>
          <draw:equation draw:name="f6985" draw:formula="476041*logheight/764002"/>
          <draw:equation draw:name="f6986" draw:formula="1299306*logwidth/1668461"/>
          <draw:equation draw:name="f6987" draw:formula="476041*logheight/764002"/>
          <draw:equation draw:name="f6988" draw:formula="1300716*logwidth/1668461"/>
          <draw:equation draw:name="f6989" draw:formula="471226*logheight/764002"/>
          <draw:equation draw:name="f6990" draw:formula="1288956*logwidth/1668461"/>
          <draw:equation draw:name="f6991" draw:formula="471226*logheight/764002"/>
          <draw:equation draw:name="f6992" draw:formula="1314981*logwidth/1668461"/>
          <draw:equation draw:name="f6993" draw:formula="471226*logheight/764002"/>
          <draw:equation draw:name="f6994" draw:formula="1312662*logwidth/1668461"/>
          <draw:equation draw:name="f6995" draw:formula="475356*logheight/764002"/>
          <draw:equation draw:name="f6996" draw:formula="1312291*logwidth/1668461"/>
          <draw:equation draw:name="f6997" draw:formula="476041*logheight/764002"/>
          <draw:equation draw:name="f6998" draw:formula="1423718*logwidth/1668461"/>
          <draw:equation draw:name="f6999" draw:formula="476041*logheight/764002"/>
          <draw:equation draw:name="f7000" draw:formula="1423589*logwidth/1668461"/>
          <draw:equation draw:name="f7001" draw:formula="473744*logheight/764002"/>
          <draw:equation draw:name="f7002" draw:formula="1423403*logwidth/1668461"/>
          <draw:equation draw:name="f7003" draw:formula="471226*logheight/764002"/>
          <draw:equation draw:name="f7004" draw:formula="1314981*logwidth/1668461"/>
          <draw:equation draw:name="f7005" draw:formula="471226*logheight/764002"/>
          <draw:equation draw:name="f7006" draw:formula="1430619*logwidth/1668461"/>
          <draw:equation draw:name="f7007" draw:formula="471226*logheight/764002"/>
          <draw:equation draw:name="f7008" draw:formula="1428820*logwidth/1668461"/>
          <draw:equation draw:name="f7009" draw:formula="476041*logheight/764002"/>
          <draw:equation draw:name="f7010" draw:formula="1442361*logwidth/1668461"/>
          <draw:equation draw:name="f7011" draw:formula="476041*logheight/764002"/>
          <draw:equation draw:name="f7012" draw:formula="1444049*logwidth/1668461"/>
          <draw:equation draw:name="f7013" draw:formula="471226*logheight/764002"/>
          <draw:equation draw:name="f7014" draw:formula="1430619*logwidth/1668461"/>
          <draw:equation draw:name="f7015" draw:formula="471226*logheight/764002"/>
          <draw:equation draw:name="f7016" draw:formula="1502072*logwidth/1668461"/>
          <draw:equation draw:name="f7017" draw:formula="471226*logheight/764002"/>
          <draw:equation draw:name="f7018" draw:formula="1502999*logwidth/1668461"/>
          <draw:equation draw:name="f7019" draw:formula="474133*logheight/764002"/>
          <draw:equation draw:name="f7020" draw:formula="1503482*logwidth/1668461"/>
          <draw:equation draw:name="f7021" draw:formula="476041*logheight/764002"/>
          <draw:equation draw:name="f7022" draw:formula="1513851*logwidth/1668461"/>
          <draw:equation draw:name="f7023" draw:formula="476041*logheight/764002"/>
          <draw:equation draw:name="f7024" draw:formula="1515057*logwidth/1668461"/>
          <draw:equation draw:name="f7025" draw:formula="472615*logheight/764002"/>
          <draw:equation draw:name="f7026" draw:formula="1515539*logwidth/1668461"/>
          <draw:equation draw:name="f7027" draw:formula="471226*logheight/764002"/>
          <draw:equation draw:name="f7028" draw:formula="1502072*logwidth/1668461"/>
          <draw:equation draw:name="f7029" draw:formula="471226*logheight/764002"/>
          <draw:equation draw:name="f7030" draw:formula="1548446*logwidth/1668461"/>
          <draw:equation draw:name="f7031" draw:formula="471226*logheight/764002"/>
          <draw:equation draw:name="f7032" draw:formula="1548297*logwidth/1668461"/>
          <draw:equation draw:name="f7033" draw:formula="471652*logheight/764002"/>
          <draw:equation draw:name="f7034" draw:formula="1542640*logwidth/1668461"/>
          <draw:equation draw:name="f7035" draw:formula="476041*logheight/764002"/>
          <draw:equation draw:name="f7036" draw:formula="1564714*logwidth/1668461"/>
          <draw:equation draw:name="f7037" draw:formula="476041*logheight/764002"/>
          <draw:equation draw:name="f7038" draw:formula="1567737*logwidth/1668461"/>
          <draw:equation draw:name="f7039" draw:formula="471226*logheight/764002"/>
          <draw:equation draw:name="f7040" draw:formula="1548446*logwidth/1668461"/>
          <draw:equation draw:name="f7041" draw:formula="471226*logheight/764002"/>
          <draw:equation draw:name="f7042" draw:formula="1638300*logwidth/1668461"/>
          <draw:equation draw:name="f7043" draw:formula="471226*logheight/764002"/>
          <draw:equation draw:name="f7044" draw:formula="1636389*logwidth/1668461"/>
          <draw:equation draw:name="f7045" draw:formula="476041*logheight/764002"/>
          <draw:equation draw:name="f7046" draw:formula="1649597*logwidth/1668461"/>
          <draw:equation draw:name="f7047" draw:formula="476041*logheight/764002"/>
          <draw:equation draw:name="f7048" draw:formula="1651656*logwidth/1668461"/>
          <draw:equation draw:name="f7049" draw:formula="471226*logheight/764002"/>
          <draw:equation draw:name="f7050" draw:formula="1638300*logwidth/1668461"/>
          <draw:equation draw:name="f7051" draw:formula="471226*logheight/764002"/>
          <draw:equation draw:name="f7052" draw:formula="20868*logwidth/1668461"/>
          <draw:equation draw:name="f7053" draw:formula="480838*logheight/764002"/>
          <draw:equation draw:name="f7054" draw:formula="22927*logwidth/1668461"/>
          <draw:equation draw:name="f7055" draw:formula="485653*logheight/764002"/>
          <draw:equation draw:name="f7056" draw:formula="35522*logwidth/1668461"/>
          <draw:equation draw:name="f7057" draw:formula="485653*logheight/764002"/>
          <draw:equation draw:name="f7058" draw:formula="33278*logwidth/1668461"/>
          <draw:equation draw:name="f7059" draw:formula="480838*logheight/764002"/>
          <draw:equation draw:name="f7060" draw:formula="20868*logwidth/1668461"/>
          <draw:equation draw:name="f7061" draw:formula="480838*logheight/764002"/>
          <draw:equation draw:name="f7062" draw:formula="60472*logwidth/1668461"/>
          <draw:equation draw:name="f7063" draw:formula="480838*logheight/764002"/>
          <draw:equation draw:name="f7064" draw:formula="62994*logwidth/1668461"/>
          <draw:equation draw:name="f7065" draw:formula="484561*logheight/764002"/>
          <draw:equation draw:name="f7066" draw:formula="64590*logwidth/1668461"/>
          <draw:equation draw:name="f7067" draw:formula="480838*logheight/764002"/>
          <draw:equation draw:name="f7068" draw:formula="60472*logwidth/1668461"/>
          <draw:equation draw:name="f7069" draw:formula="480838*logheight/764002"/>
          <draw:equation draw:name="f7070" draw:formula="111353*logwidth/1668461"/>
          <draw:equation draw:name="f7071" draw:formula="480838*logheight/764002"/>
          <draw:equation draw:name="f7072" draw:formula="113412*logwidth/1668461"/>
          <draw:equation draw:name="f7073" draw:formula="485653*logheight/764002"/>
          <draw:equation draw:name="f7074" draw:formula="125785*logwidth/1668461"/>
          <draw:equation draw:name="f7075" draw:formula="485653*logheight/764002"/>
          <draw:equation draw:name="f7076" draw:formula="123633*logwidth/1668461"/>
          <draw:equation draw:name="f7077" draw:formula="480838*logheight/764002"/>
          <draw:equation draw:name="f7078" draw:formula="111353*logwidth/1668461"/>
          <draw:equation draw:name="f7079" draw:formula="480838*logheight/764002"/>
          <draw:equation draw:name="f7080" draw:formula="227566*logwidth/1668461"/>
          <draw:equation draw:name="f7081" draw:formula="480838*logheight/764002"/>
          <draw:equation draw:name="f7082" draw:formula="229477*logwidth/1668461"/>
          <draw:equation draw:name="f7083" draw:formula="485653*logheight/764002"/>
          <draw:equation draw:name="f7084" draw:formula="241850*logwidth/1668461"/>
          <draw:equation draw:name="f7085" draw:formula="485653*logheight/764002"/>
          <draw:equation draw:name="f7086" draw:formula="239846*logwidth/1668461"/>
          <draw:equation draw:name="f7087" draw:formula="480838*logheight/764002"/>
          <draw:equation draw:name="f7088" draw:formula="227566*logwidth/1668461"/>
          <draw:equation draw:name="f7089" draw:formula="480838*logheight/764002"/>
          <draw:equation draw:name="f7090" draw:formula="365204*logwidth/1668461"/>
          <draw:equation draw:name="f7091" draw:formula="480838*logheight/764002"/>
          <draw:equation draw:name="f7092" draw:formula="366484*logwidth/1668461"/>
          <draw:equation draw:name="f7093" draw:formula="485653*logheight/764002"/>
          <draw:equation draw:name="f7094" draw:formula="378542*logwidth/1668461"/>
          <draw:equation draw:name="f7095" draw:formula="485653*logheight/764002"/>
          <draw:equation draw:name="f7096" draw:formula="377187*logwidth/1668461"/>
          <draw:equation draw:name="f7097" draw:formula="480838*logheight/764002"/>
          <draw:equation draw:name="f7098" draw:formula="365204*logwidth/1668461"/>
          <draw:equation draw:name="f7099" draw:formula="480838*logheight/764002"/>
          <draw:equation draw:name="f7100" draw:formula="508723*logwidth/1668461"/>
          <draw:equation draw:name="f7101" draw:formula="480838*logheight/764002"/>
          <draw:equation draw:name="f7102" draw:formula="509186*logwidth/1668461"/>
          <draw:equation draw:name="f7103" draw:formula="481245*logheight/764002"/>
          <draw:equation draw:name="f7104" draw:formula="513750*logwidth/1668461"/>
          <draw:equation draw:name="f7105" draw:formula="485653*logheight/764002"/>
          <draw:equation draw:name="f7106" draw:formula="653780*logwidth/1668461"/>
          <draw:equation draw:name="f7107" draw:formula="485653*logheight/764002"/>
          <draw:equation draw:name="f7108" draw:formula="654263*logwidth/1668461"/>
          <draw:equation draw:name="f7109" draw:formula="480838*logheight/764002"/>
          <draw:equation draw:name="f7110" draw:formula="508723*logwidth/1668461"/>
          <draw:equation draw:name="f7111" draw:formula="480838*logheight/764002"/>
          <draw:equation draw:name="f7112" draw:formula="827813*logwidth/1668461"/>
          <draw:equation draw:name="f7113" draw:formula="480838*logheight/764002"/>
          <draw:equation draw:name="f7114" draw:formula="827813*logwidth/1668461"/>
          <draw:equation draw:name="f7115" draw:formula="485653*logheight/764002"/>
          <draw:equation draw:name="f7116" draw:formula="839221*logwidth/1668461"/>
          <draw:equation draw:name="f7117" draw:formula="485653*logheight/764002"/>
          <draw:equation draw:name="f7118" draw:formula="839221*logwidth/1668461"/>
          <draw:equation draw:name="f7119" draw:formula="480838*logheight/764002"/>
          <draw:equation draw:name="f7120" draw:formula="827813*logwidth/1668461"/>
          <draw:equation draw:name="f7121" draw:formula="480838*logheight/764002"/>
          <draw:equation draw:name="f7122" draw:formula="854635*logwidth/1668461"/>
          <draw:equation draw:name="f7123" draw:formula="480838*logheight/764002"/>
          <draw:equation draw:name="f7124" draw:formula="855990*logwidth/1668461"/>
          <draw:equation draw:name="f7125" draw:formula="485653*logheight/764002"/>
          <draw:equation draw:name="f7126" draw:formula="967584*logwidth/1668461"/>
          <draw:equation draw:name="f7127" draw:formula="485653*logheight/764002"/>
          <draw:equation draw:name="f7128" draw:formula="974076*logwidth/1668461"/>
          <draw:equation draw:name="f7129" draw:formula="480838*logheight/764002"/>
          <draw:equation draw:name="f7130" draw:formula="854635*logwidth/1668461"/>
          <draw:equation draw:name="f7131" draw:formula="480838*logheight/764002"/>
          <draw:equation draw:name="f7132" draw:formula="987024*logwidth/1668461"/>
          <draw:equation draw:name="f7133" draw:formula="480838*logheight/764002"/>
          <draw:equation draw:name="f7134" draw:formula="987692*logwidth/1668461"/>
          <draw:equation draw:name="f7135" draw:formula="485653*logheight/764002"/>
          <draw:equation draw:name="f7136" draw:formula="1020283*logwidth/1668461"/>
          <draw:equation draw:name="f7137" draw:formula="485653*logheight/764002"/>
          <draw:equation draw:name="f7138" draw:formula="1021953*logwidth/1668461"/>
          <draw:equation draw:name="f7139" draw:formula="480838*logheight/764002"/>
          <draw:equation draw:name="f7140" draw:formula="987024*logwidth/1668461"/>
          <draw:equation draw:name="f7141" draw:formula="480838*logheight/764002"/>
          <draw:equation draw:name="f7142" draw:formula="1061018*logwidth/1668461"/>
          <draw:equation draw:name="f7143" draw:formula="480838*logheight/764002"/>
          <draw:equation draw:name="f7144" draw:formula="1060276*logwidth/1668461"/>
          <draw:equation draw:name="f7145" draw:formula="485653*logheight/764002"/>
          <draw:equation draw:name="f7146" draw:formula="1072222*logwidth/1668461"/>
          <draw:equation draw:name="f7147" draw:formula="485653*logheight/764002"/>
          <draw:equation draw:name="f7148" draw:formula="1072927*logwidth/1668461"/>
          <draw:equation draw:name="f7149" draw:formula="480838*logheight/764002"/>
          <draw:equation draw:name="f7150" draw:formula="1061018*logwidth/1668461"/>
          <draw:equation draw:name="f7151" draw:formula="480838*logheight/764002"/>
          <draw:equation draw:name="f7152" draw:formula="1284392*logwidth/1668461"/>
          <draw:equation draw:name="f7153" draw:formula="480838*logheight/764002"/>
          <draw:equation draw:name="f7154" draw:formula="1281629*logwidth/1668461"/>
          <draw:equation draw:name="f7155" draw:formula="485653*logheight/764002"/>
          <draw:equation draw:name="f7156" draw:formula="1296153*logwidth/1668461"/>
          <draw:equation draw:name="f7157" draw:formula="485653*logheight/764002"/>
          <draw:equation draw:name="f7158" draw:formula="1297730*logwidth/1668461"/>
          <draw:equation draw:name="f7159" draw:formula="480838*logheight/764002"/>
          <draw:equation draw:name="f7160" draw:formula="1285876*logwidth/1668461"/>
          <draw:equation draw:name="f7161" draw:formula="480838*logheight/764002"/>
          <draw:equation draw:name="f7162" draw:formula="1285413*logwidth/1668461"/>
          <draw:equation draw:name="f7163" draw:formula="482283*logheight/764002"/>
          <draw:equation draw:name="f7164" draw:formula="1285116*logwidth/1668461"/>
          <draw:equation draw:name="f7165" draw:formula="480838*logheight/764002"/>
          <draw:equation draw:name="f7166" draw:formula="1284392*logwidth/1668461"/>
          <draw:equation draw:name="f7167" draw:formula="480838*logheight/764002"/>
          <draw:equation draw:name="f7168" draw:formula="1309286*logwidth/1668461"/>
          <draw:equation draw:name="f7169" draw:formula="480838*logheight/764002"/>
          <draw:equation draw:name="f7170" draw:formula="1308859*logwidth/1668461"/>
          <draw:equation draw:name="f7171" draw:formula="481431*logheight/764002"/>
          <draw:equation draw:name="f7172" draw:formula="1306874*logwidth/1668461"/>
          <draw:equation draw:name="f7173" draw:formula="482949*logheight/764002"/>
          <draw:equation draw:name="f7174" draw:formula="1304964*logwidth/1668461"/>
          <draw:equation draw:name="f7175" draw:formula="484375*logheight/764002"/>
          <draw:equation draw:name="f7176" draw:formula="1298898*logwidth/1668461"/>
          <draw:equation draw:name="f7177" draw:formula="485653*logheight/764002"/>
          <draw:equation draw:name="f7178" draw:formula="1438706*logwidth/1668461"/>
          <draw:equation draw:name="f7179" draw:formula="485653*logheight/764002"/>
          <draw:equation draw:name="f7180" draw:formula="1440617*logwidth/1668461"/>
          <draw:equation draw:name="f7181" draw:formula="480838*logheight/764002"/>
          <draw:equation draw:name="f7182" draw:formula="1427020*logwidth/1668461"/>
          <draw:equation draw:name="f7183" draw:formula="480838*logheight/764002"/>
          <draw:equation draw:name="f7184" draw:formula="1425332*logwidth/1668461"/>
          <draw:equation draw:name="f7185" draw:formula="485338*logheight/764002"/>
          <draw:equation draw:name="f7186" draw:formula="1423978*logwidth/1668461"/>
          <draw:equation draw:name="f7187" draw:formula="483709*logheight/764002"/>
          <draw:equation draw:name="f7188" draw:formula="1423125*logwidth/1668461"/>
          <draw:equation draw:name="f7189" draw:formula="483042*logheight/764002"/>
          <draw:equation draw:name="f7190" draw:formula="1423459*logwidth/1668461"/>
          <draw:equation draw:name="f7191" draw:formula="480838*logheight/764002"/>
          <draw:equation draw:name="f7192" draw:formula="1309286*logwidth/1668461"/>
          <draw:equation draw:name="f7193" draw:formula="480838*logheight/764002"/>
          <draw:equation draw:name="f7194" draw:formula="1541156*logwidth/1668461"/>
          <draw:equation draw:name="f7195" draw:formula="480838*logheight/764002"/>
          <draw:equation draw:name="f7196" draw:formula="1542306*logwidth/1668461"/>
          <draw:equation draw:name="f7197" draw:formula="485598*logheight/764002"/>
          <draw:equation draw:name="f7198" draw:formula="1542287*logwidth/1668461"/>
          <draw:equation draw:name="f7199" draw:formula="485653*logheight/764002"/>
          <draw:equation draw:name="f7200" draw:formula="1555309*logwidth/1668461"/>
          <draw:equation draw:name="f7201" draw:formula="485653*logheight/764002"/>
          <draw:equation draw:name="f7202" draw:formula="1555420*logwidth/1668461"/>
          <draw:equation draw:name="f7203" draw:formula="485598*logheight/764002"/>
          <draw:equation draw:name="f7204" draw:formula="1558648*logwidth/1668461"/>
          <draw:equation draw:name="f7205" draw:formula="481338*logheight/764002"/>
          <draw:equation draw:name="f7206" draw:formula="1559242*logwidth/1668461"/>
          <draw:equation draw:name="f7207" draw:formula="480838*logheight/764002"/>
          <draw:equation draw:name="f7208" draw:formula="1541156*logwidth/1668461"/>
          <draw:equation draw:name="f7209" draw:formula="480838*logheight/764002"/>
          <draw:equation draw:name="f7210" draw:formula="1634164*logwidth/1668461"/>
          <draw:equation draw:name="f7211" draw:formula="480838*logheight/764002"/>
          <draw:equation draw:name="f7212" draw:formula="1631900*logwidth/1668461"/>
          <draw:equation draw:name="f7213" draw:formula="485653*logheight/764002"/>
          <draw:equation draw:name="f7214" draw:formula="1645479*logwidth/1668461"/>
          <draw:equation draw:name="f7215" draw:formula="485653*logheight/764002"/>
          <draw:equation draw:name="f7216" draw:formula="1647538*logwidth/1668461"/>
          <draw:equation draw:name="f7217" draw:formula="480838*logheight/764002"/>
          <draw:equation draw:name="f7218" draw:formula="1634164*logwidth/1668461"/>
          <draw:equation draw:name="f7219" draw:formula="480838*logheight/764002"/>
          <draw:equation draw:name="f7220" draw:formula="25116*logwidth/1668461"/>
          <draw:equation draw:name="f7221" draw:formula="490450*logheight/764002"/>
          <draw:equation draw:name="f7222" draw:formula="27546*logwidth/1668461"/>
          <draw:equation draw:name="f7223" draw:formula="495266*logheight/764002"/>
          <draw:equation draw:name="f7224" draw:formula="40364*logwidth/1668461"/>
          <draw:equation draw:name="f7225" draw:formula="495266*logheight/764002"/>
          <draw:equation draw:name="f7226" draw:formula="37767*logwidth/1668461"/>
          <draw:equation draw:name="f7227" draw:formula="490450*logheight/764002"/>
          <draw:equation draw:name="f7228" draw:formula="25116*logwidth/1668461"/>
          <draw:equation draw:name="f7229" draw:formula="490450*logheight/764002"/>
          <draw:equation draw:name="f7230" draw:formula="115508*logwidth/1668461"/>
          <draw:equation draw:name="f7231" draw:formula="490450*logheight/764002"/>
          <draw:equation draw:name="f7232" draw:formula="117864*logwidth/1668461"/>
          <draw:equation draw:name="f7233" draw:formula="495266*logheight/764002"/>
          <draw:equation draw:name="f7234" draw:formula="130404*logwidth/1668461"/>
          <draw:equation draw:name="f7235" draw:formula="495266*logheight/764002"/>
          <draw:equation draw:name="f7236" draw:formula="127937*logwidth/1668461"/>
          <draw:equation draw:name="f7237" draw:formula="490450*logheight/764002"/>
          <draw:equation draw:name="f7238" draw:formula="115508*logwidth/1668461"/>
          <draw:equation draw:name="f7239" draw:formula="490450*logheight/764002"/>
          <draw:equation draw:name="f7240" draw:formula="231388*logwidth/1668461"/>
          <draw:equation draw:name="f7241" draw:formula="490450*logheight/764002"/>
          <draw:equation draw:name="f7242" draw:formula="233576*logwidth/1668461"/>
          <draw:equation draw:name="f7243" draw:formula="495266*logheight/764002"/>
          <draw:equation draw:name="f7244" draw:formula="246135*logwidth/1668461"/>
          <draw:equation draw:name="f7245" draw:formula="495266*logheight/764002"/>
          <draw:equation draw:name="f7246" draw:formula="243853*logwidth/1668461"/>
          <draw:equation draw:name="f7247" draw:formula="490450*logheight/764002"/>
          <draw:equation draw:name="f7248" draw:formula="231388*logwidth/1668461"/>
          <draw:equation draw:name="f7249" draw:formula="490450*logheight/764002"/>
          <draw:equation draw:name="f7250" draw:formula="367764*logwidth/1668461"/>
          <draw:equation draw:name="f7251" draw:formula="490450*logheight/764002"/>
          <draw:equation draw:name="f7252" draw:formula="369267*logwidth/1668461"/>
          <draw:equation draw:name="f7253" draw:formula="495266*logheight/764002"/>
          <draw:equation draw:name="f7254" draw:formula="381417*logwidth/1668461"/>
          <draw:equation draw:name="f7255" draw:formula="495266*logheight/764002"/>
          <draw:equation draw:name="f7256" draw:formula="379877*logwidth/1668461"/>
          <draw:equation draw:name="f7257" draw:formula="490450*logheight/764002"/>
          <draw:equation draw:name="f7258" draw:formula="367764*logwidth/1668461"/>
          <draw:equation draw:name="f7259" draw:formula="490450*logheight/764002"/>
          <draw:equation draw:name="f7260" draw:formula="515957*logwidth/1668461"/>
          <draw:equation draw:name="f7261" draw:formula="490450*logheight/764002"/>
          <draw:equation draw:name="f7262" draw:formula="516013*logwidth/1668461"/>
          <draw:equation draw:name="f7263" draw:formula="490617*logheight/764002"/>
          <draw:equation draw:name="f7264" draw:formula="516662*logwidth/1668461"/>
          <draw:equation draw:name="f7265" draw:formula="495266*logheight/764002"/>
          <draw:equation draw:name="f7266" draw:formula="650868*logwidth/1668461"/>
          <draw:equation draw:name="f7267" draw:formula="495266*logheight/764002"/>
          <draw:equation draw:name="f7268" draw:formula="652667*logwidth/1668461"/>
          <draw:equation draw:name="f7269" draw:formula="490450*logheight/764002"/>
          <draw:equation draw:name="f7270" draw:formula="515957*logwidth/1668461"/>
          <draw:equation draw:name="f7271" draw:formula="490450*logheight/764002"/>
          <draw:equation draw:name="f7272" draw:formula="827813*logwidth/1668461"/>
          <draw:equation draw:name="f7273" draw:formula="490450*logheight/764002"/>
          <draw:equation draw:name="f7274" draw:formula="827813*logwidth/1668461"/>
          <draw:equation draw:name="f7275" draw:formula="495266*logheight/764002"/>
          <draw:equation draw:name="f7276" draw:formula="839221*logwidth/1668461"/>
          <draw:equation draw:name="f7277" draw:formula="495266*logheight/764002"/>
          <draw:equation draw:name="f7278" draw:formula="839221*logwidth/1668461"/>
          <draw:equation draw:name="f7279" draw:formula="490450*logheight/764002"/>
          <draw:equation draw:name="f7280" draw:formula="827813*logwidth/1668461"/>
          <draw:equation draw:name="f7281" draw:formula="490450*logheight/764002"/>
          <draw:equation draw:name="f7282" draw:formula="857900*logwidth/1668461"/>
          <draw:equation draw:name="f7283" draw:formula="490450*logheight/764002"/>
          <draw:equation draw:name="f7284" draw:formula="859440*logwidth/1668461"/>
          <draw:equation draw:name="f7285" draw:formula="494321*logheight/764002"/>
          <draw:equation draw:name="f7286" draw:formula="859829*logwidth/1668461"/>
          <draw:equation draw:name="f7287" draw:formula="495266*logheight/764002"/>
          <draw:equation draw:name="f7288" draw:formula="960813*logwidth/1668461"/>
          <draw:equation draw:name="f7289" draw:formula="495266*logheight/764002"/>
          <draw:equation draw:name="f7290" draw:formula="960776*logwidth/1668461"/>
          <draw:equation draw:name="f7291" draw:formula="495173*logheight/764002"/>
          <draw:equation draw:name="f7292" draw:formula="959923*logwidth/1668461"/>
          <draw:equation draw:name="f7293" draw:formula="493951*logheight/764002"/>
          <draw:equation draw:name="f7294" draw:formula="963095*logwidth/1668461"/>
          <draw:equation draw:name="f7295" draw:formula="490450*logheight/764002"/>
          <draw:equation draw:name="f7296" draw:formula="857900*logwidth/1668461"/>
          <draw:equation draw:name="f7297" draw:formula="490450*logheight/764002"/>
          <draw:equation draw:name="f7298" draw:formula="987525*logwidth/1668461"/>
          <draw:equation draw:name="f7299" draw:formula="490450*logheight/764002"/>
          <draw:equation draw:name="f7300" draw:formula="986041*logwidth/1668461"/>
          <draw:equation draw:name="f7301" draw:formula="492802*logheight/764002"/>
          <draw:equation draw:name="f7302" draw:formula="984297*logwidth/1668461"/>
          <draw:equation draw:name="f7303" draw:formula="495266*logheight/764002"/>
          <draw:equation draw:name="f7304" draw:formula="1016870*logwidth/1668461"/>
          <draw:equation draw:name="f7305" draw:formula="495266*logheight/764002"/>
          <draw:equation draw:name="f7306" draw:formula="1018595*logwidth/1668461"/>
          <draw:equation draw:name="f7307" draw:formula="490450*logheight/764002"/>
          <draw:equation draw:name="f7308" draw:formula="987525*logwidth/1668461"/>
          <draw:equation draw:name="f7309" draw:formula="490450*logheight/764002"/>
          <draw:equation draw:name="f7310" draw:formula="1059553*logwidth/1668461"/>
          <draw:equation draw:name="f7311" draw:formula="490450*logheight/764002"/>
          <draw:equation draw:name="f7312" draw:formula="1058811*logwidth/1668461"/>
          <draw:equation draw:name="f7313" draw:formula="495266*logheight/764002"/>
          <draw:equation draw:name="f7314" draw:formula="1070831*logwidth/1668461"/>
          <draw:equation draw:name="f7315" draw:formula="495266*logheight/764002"/>
          <draw:equation draw:name="f7316" draw:formula="1071536*logwidth/1668461"/>
          <draw:equation draw:name="f7317" draw:formula="490450*logheight/764002"/>
          <draw:equation draw:name="f7318" draw:formula="1059553*logwidth/1668461"/>
          <draw:equation draw:name="f7319" draw:formula="490450*logheight/764002"/>
          <draw:equation draw:name="f7320" draw:formula="1278698*logwidth/1668461"/>
          <draw:equation draw:name="f7321" draw:formula="490450*logheight/764002"/>
          <draw:equation draw:name="f7322" draw:formula="1275915*logwidth/1668461"/>
          <draw:equation draw:name="f7323" draw:formula="494414*logheight/764002"/>
          <draw:equation draw:name="f7324" draw:formula="1275340*logwidth/1668461"/>
          <draw:equation draw:name="f7325" draw:formula="495266*logheight/764002"/>
          <draw:equation draw:name="f7326" draw:formula="1437297*logwidth/1668461"/>
          <draw:equation draw:name="f7327" draw:formula="495266*logheight/764002"/>
          <draw:equation draw:name="f7328" draw:formula="1438206*logwidth/1668461"/>
          <draw:equation draw:name="f7329" draw:formula="490450*logheight/764002"/>
          <draw:equation draw:name="f7330" draw:formula="1437241*logwidth/1668461"/>
          <draw:equation draw:name="f7331" draw:formula="490450*logheight/764002"/>
          <draw:equation draw:name="f7332" draw:formula="1436518*logwidth/1668461"/>
          <draw:equation draw:name="f7333" draw:formula="491098*logheight/764002"/>
          <draw:equation draw:name="f7334" draw:formula="1436777*logwidth/1668461"/>
          <draw:equation draw:name="f7335" draw:formula="490450*logheight/764002"/>
          <draw:equation draw:name="f7336" draw:formula="1278698*logwidth/1668461"/>
          <draw:equation draw:name="f7337" draw:formula="490450*logheight/764002"/>
          <draw:equation draw:name="f7338" draw:formula="1482298*logwidth/1668461"/>
          <draw:equation draw:name="f7339" draw:formula="490450*logheight/764002"/>
          <draw:equation draw:name="f7340" draw:formula="1482094*logwidth/1668461"/>
          <draw:equation draw:name="f7341" draw:formula="493376*logheight/764002"/>
          <draw:equation draw:name="f7342" draw:formula="1482483*logwidth/1668461"/>
          <draw:equation draw:name="f7343" draw:formula="495266*logheight/764002"/>
          <draw:equation draw:name="f7344" draw:formula="1499308*logwidth/1668461"/>
          <draw:equation draw:name="f7345" draw:formula="495266*logheight/764002"/>
          <draw:equation draw:name="f7346" draw:formula="1498529*logwidth/1668461"/>
          <draw:equation draw:name="f7347" draw:formula="493858*logheight/764002"/>
          <draw:equation draw:name="f7348" draw:formula="1496155*logwidth/1668461"/>
          <draw:equation draw:name="f7349" draw:formula="490450*logheight/764002"/>
          <draw:equation draw:name="f7350" draw:formula="1482298*logwidth/1668461"/>
          <draw:equation draw:name="f7351" draw:formula="490450*logheight/764002"/>
          <draw:equation draw:name="f7352" draw:formula="1539894*logwidth/1668461"/>
          <draw:equation draw:name="f7353" draw:formula="490450*logheight/764002"/>
          <draw:equation draw:name="f7354" draw:formula="1537483*logwidth/1668461"/>
          <draw:equation draw:name="f7355" draw:formula="495266*logheight/764002"/>
          <draw:equation draw:name="f7356" draw:formula="1549652*logwidth/1668461"/>
          <draw:equation draw:name="f7357" draw:formula="495266*logheight/764002"/>
          <draw:equation draw:name="f7358" draw:formula="1551989*logwidth/1668461"/>
          <draw:equation draw:name="f7359" draw:formula="490450*logheight/764002"/>
          <draw:equation draw:name="f7360" draw:formula="1539894*logwidth/1668461"/>
          <draw:equation draw:name="f7361" draw:formula="490450*logheight/764002"/>
          <draw:equation draw:name="f7362" draw:formula="1629656*logwidth/1668461"/>
          <draw:equation draw:name="f7363" draw:formula="490450*logheight/764002"/>
          <draw:equation draw:name="f7364" draw:formula="1627096*logwidth/1668461"/>
          <draw:equation draw:name="f7365" draw:formula="495266*logheight/764002"/>
          <draw:equation draw:name="f7366" draw:formula="1640916*logwidth/1668461"/>
          <draw:equation draw:name="f7367" draw:formula="495266*logheight/764002"/>
          <draw:equation draw:name="f7368" draw:formula="1643420*logwidth/1668461"/>
          <draw:equation draw:name="f7369" draw:formula="490450*logheight/764002"/>
          <draw:equation draw:name="f7370" draw:formula="1629656*logwidth/1668461"/>
          <draw:equation draw:name="f7371" draw:formula="490450*logheight/764002"/>
          <draw:equation draw:name="f7372" draw:formula="29995*logwidth/1668461"/>
          <draw:equation draw:name="f7373" draw:formula="500063*logheight/764002"/>
          <draw:equation draw:name="f7374" draw:formula="32425*logwidth/1668461"/>
          <draw:equation draw:name="f7375" draw:formula="504878*logheight/764002"/>
          <draw:equation draw:name="f7376" draw:formula="1621272*logwidth/1668461"/>
          <draw:equation draw:name="f7377" draw:formula="504878*logheight/764002"/>
          <draw:equation draw:name="f7378" draw:formula="1617710*logwidth/1668461"/>
          <draw:equation draw:name="f7379" draw:formula="503526*logheight/764002"/>
          <draw:equation draw:name="f7380" draw:formula="1545626*logwidth/1668461"/>
          <draw:equation draw:name="f7381" draw:formula="503526*logheight/764002"/>
          <draw:equation draw:name="f7382" draw:formula="1547314*logwidth/1668461"/>
          <draw:equation draw:name="f7383" draw:formula="500063*logheight/764002"/>
          <draw:equation draw:name="f7384" draw:formula="1535090*logwidth/1668461"/>
          <draw:equation draw:name="f7385" draw:formula="500063*logheight/764002"/>
          <draw:equation draw:name="f7386" draw:formula="1532994*logwidth/1668461"/>
          <draw:equation draw:name="f7387" draw:formula="504285*logheight/764002"/>
          <draw:equation draw:name="f7388" draw:formula="1501367*logwidth/1668461"/>
          <draw:equation draw:name="f7389" draw:formula="504285*logheight/764002"/>
          <draw:equation draw:name="f7390" draw:formula="1501423*logwidth/1668461"/>
          <draw:equation draw:name="f7391" draw:formula="500063*logheight/764002"/>
          <draw:equation draw:name="f7392" draw:formula="1483782*logwidth/1668461"/>
          <draw:equation draw:name="f7393" draw:formula="500063*logheight/764002"/>
          <draw:equation draw:name="f7394" draw:formula="1485989*logwidth/1668461"/>
          <draw:equation draw:name="f7395" draw:formula="504378*logheight/764002"/>
          <draw:equation draw:name="f7396" draw:formula="1435460*logwidth/1668461"/>
          <draw:equation draw:name="f7397" draw:formula="504378*logheight/764002"/>
          <draw:equation draw:name="f7398" draw:formula="1435943*logwidth/1668461"/>
          <draw:equation draw:name="f7399" draw:formula="502378*logheight/764002"/>
          <draw:equation draw:name="f7400" draw:formula="1436388*logwidth/1668461"/>
          <draw:equation draw:name="f7401" draw:formula="500063*logheight/764002"/>
          <draw:equation draw:name="f7402" draw:formula="1272354*logwidth/1668461"/>
          <draw:equation draw:name="f7403" draw:formula="500063*logheight/764002"/>
          <draw:equation draw:name="f7404" draw:formula="1270684*logwidth/1668461"/>
          <draw:equation draw:name="f7405" draw:formula="503619*logheight/764002"/>
          <draw:equation draw:name="f7406" draw:formula="1069625*logwidth/1668461"/>
          <draw:equation draw:name="f7407" draw:formula="503619*logheight/764002"/>
          <draw:equation draw:name="f7408" draw:formula="1070145*logwidth/1668461"/>
          <draw:equation draw:name="f7409" draw:formula="500063*logheight/764002"/>
          <draw:equation draw:name="f7410" draw:formula="1058069*logwidth/1668461"/>
          <draw:equation draw:name="f7411" draw:formula="500063*logheight/764002"/>
          <draw:equation draw:name="f7412" draw:formula="1057475*logwidth/1668461"/>
          <draw:equation draw:name="f7413" draw:formula="503989*logheight/764002"/>
          <draw:equation draw:name="f7414" draw:formula="1013772*logwidth/1668461"/>
          <draw:equation draw:name="f7415" draw:formula="503989*logheight/764002"/>
          <draw:equation draw:name="f7416" draw:formula="1013884*logwidth/1668461"/>
          <draw:equation draw:name="f7417" draw:formula="503619*logheight/764002"/>
          <draw:equation draw:name="f7418" draw:formula="1014922*logwidth/1668461"/>
          <draw:equation draw:name="f7419" draw:formula="500766*logheight/764002"/>
          <draw:equation draw:name="f7420" draw:formula="1015164*logwidth/1668461"/>
          <draw:equation draw:name="f7421" draw:formula="500063*logheight/764002"/>
          <draw:equation draw:name="f7422" draw:formula="982665*logwidth/1668461"/>
          <draw:equation draw:name="f7423" draw:formula="500063*logheight/764002"/>
          <draw:equation draw:name="f7424" draw:formula="982053*logwidth/1668461"/>
          <draw:equation draw:name="f7425" draw:formula="503896*logheight/764002"/>
          <draw:equation draw:name="f7426" draw:formula="962965*logwidth/1668461"/>
          <draw:equation draw:name="f7427" draw:formula="503896*logheight/764002"/>
          <draw:equation draw:name="f7428" draw:formula="962575*logwidth/1668461"/>
          <draw:equation draw:name="f7429" draw:formula="500063*logheight/764002"/>
          <draw:equation draw:name="f7430" draw:formula="861796*logwidth/1668461"/>
          <draw:equation draw:name="f7431" draw:formula="500063*logheight/764002"/>
          <draw:equation draw:name="f7432" draw:formula="862389*logwidth/1668461"/>
          <draw:equation draw:name="f7433" draw:formula="501526*logheight/764002"/>
          <draw:equation draw:name="f7434" draw:formula="862964*logwidth/1668461"/>
          <draw:equation draw:name="f7435" draw:formula="503526*logheight/764002"/>
          <draw:equation draw:name="f7436" draw:formula="839221*logwidth/1668461"/>
          <draw:equation draw:name="f7437" draw:formula="503526*logheight/764002"/>
          <draw:equation draw:name="f7438" draw:formula="839221*logwidth/1668461"/>
          <draw:equation draw:name="f7439" draw:formula="500063*logheight/764002"/>
          <draw:equation draw:name="f7440" draw:formula="827813*logwidth/1668461"/>
          <draw:equation draw:name="f7441" draw:formula="500063*logheight/764002"/>
          <draw:equation draw:name="f7442" draw:formula="827813*logwidth/1668461"/>
          <draw:equation draw:name="f7443" draw:formula="503619*logheight/764002"/>
          <draw:equation draw:name="f7444" draw:formula="649273*logwidth/1668461"/>
          <draw:equation draw:name="f7445" draw:formula="503619*logheight/764002"/>
          <draw:equation draw:name="f7446" draw:formula="650015*logwidth/1668461"/>
          <draw:equation draw:name="f7447" draw:formula="500063*logheight/764002"/>
          <draw:equation draw:name="f7448" draw:formula="517348*logwidth/1668461"/>
          <draw:equation draw:name="f7449" draw:formula="500063*logheight/764002"/>
          <draw:equation draw:name="f7450" draw:formula="517923*logwidth/1668461"/>
          <draw:equation draw:name="f7451" draw:formula="504193*logheight/764002"/>
          <draw:equation draw:name="f7452" draw:formula="384292*logwidth/1668461"/>
          <draw:equation draw:name="f7453" draw:formula="504193*logheight/764002"/>
          <draw:equation draw:name="f7454" draw:formula="382956*logwidth/1668461"/>
          <draw:equation draw:name="f7455" draw:formula="500063*logheight/764002"/>
          <draw:equation draw:name="f7456" draw:formula="370751*logwidth/1668461"/>
          <draw:equation draw:name="f7457" draw:formula="500063*logheight/764002"/>
          <draw:equation draw:name="f7458" draw:formula="372049*logwidth/1668461"/>
          <draw:equation draw:name="f7459" draw:formula="504193*logheight/764002"/>
          <draw:equation draw:name="f7460" draw:formula="250382*logwidth/1668461"/>
          <draw:equation draw:name="f7461" draw:formula="504193*logheight/764002"/>
          <draw:equation draw:name="f7462" draw:formula="248416*logwidth/1668461"/>
          <draw:equation draw:name="f7463" draw:formula="500063*logheight/764002"/>
          <draw:equation draw:name="f7464" draw:formula="235765*logwidth/1668461"/>
          <draw:equation draw:name="f7465" draw:formula="500063*logheight/764002"/>
          <draw:equation draw:name="f7466" draw:formula="237657*logwidth/1668461"/>
          <draw:equation draw:name="f7467" draw:formula="504193*logheight/764002"/>
          <draw:equation draw:name="f7468" draw:formula="134985*logwidth/1668461"/>
          <draw:equation draw:name="f7469" draw:formula="504193*logheight/764002"/>
          <draw:equation draw:name="f7470" draw:formula="132871*logwidth/1668461"/>
          <draw:equation draw:name="f7471" draw:formula="500063*logheight/764002"/>
          <draw:equation draw:name="f7472" draw:formula="120220*logwidth/1668461"/>
          <draw:equation draw:name="f7473" draw:formula="500063*logheight/764002"/>
          <draw:equation draw:name="f7474" draw:formula="121871*logwidth/1668461"/>
          <draw:equation draw:name="f7475" draw:formula="503433*logheight/764002"/>
          <draw:equation draw:name="f7476" draw:formula="48841*logwidth/1668461"/>
          <draw:equation draw:name="f7477" draw:formula="503433*logheight/764002"/>
          <draw:equation draw:name="f7478" draw:formula="45428*logwidth/1668461"/>
          <draw:equation draw:name="f7479" draw:formula="504656*logheight/764002"/>
          <draw:equation draw:name="f7480" draw:formula="42942*logwidth/1668461"/>
          <draw:equation draw:name="f7481" draw:formula="500063*logheight/764002"/>
          <draw:equation draw:name="f7482" draw:formula="29995*logwidth/1668461"/>
          <draw:equation draw:name="f7483" draw:formula="500063*logheight/764002"/>
          <draw:equation draw:name="f7484" draw:formula="1624499*logwidth/1668461"/>
          <draw:equation draw:name="f7485" draw:formula="500063*logheight/764002"/>
          <draw:equation draw:name="f7486" draw:formula="1621902*logwidth/1668461"/>
          <draw:equation draw:name="f7487" draw:formula="504878*logheight/764002"/>
          <draw:equation draw:name="f7488" draw:formula="1635870*logwidth/1668461"/>
          <draw:equation draw:name="f7489" draw:formula="504878*logheight/764002"/>
          <draw:equation draw:name="f7490" draw:formula="1638393*logwidth/1668461"/>
          <draw:equation draw:name="f7491" draw:formula="500063*logheight/764002"/>
          <draw:equation draw:name="f7492" draw:formula="1624499*logwidth/1668461"/>
          <draw:equation draw:name="f7493" draw:formula="500063*logheight/764002"/>
          <draw:equation draw:name="f7494" draw:formula="35207*logwidth/1668461"/>
          <draw:equation draw:name="f7495" draw:formula="509675*logheight/764002"/>
          <draw:equation draw:name="f7496" draw:formula="38027*logwidth/1668461"/>
          <draw:equation draw:name="f7497" draw:formula="514490*logheight/764002"/>
          <draw:equation draw:name="f7498" draw:formula="1630435*logwidth/1668461"/>
          <draw:equation draw:name="f7499" draw:formula="514490*logheight/764002"/>
          <draw:equation draw:name="f7500" draw:formula="1633366*logwidth/1668461"/>
          <draw:equation draw:name="f7501" draw:formula="509675*logheight/764002"/>
          <draw:equation draw:name="f7502" draw:formula="35207*logwidth/1668461"/>
          <draw:equation draw:name="f7503" draw:formula="509675*logheight/764002"/>
          <draw:equation draw:name="f7504" draw:formula="40809*logwidth/1668461"/>
          <draw:equation draw:name="f7505" draw:formula="519269*logheight/764002"/>
          <draw:equation draw:name="f7506" draw:formula="43870*logwidth/1668461"/>
          <draw:equation draw:name="f7507" draw:formula="524066*logheight/764002"/>
          <draw:equation draw:name="f7508" draw:formula="57893*logwidth/1668461"/>
          <draw:equation draw:name="f7509" draw:formula="524066*logheight/764002"/>
          <draw:equation draw:name="f7510" draw:formula="54703*logwidth/1668461"/>
          <draw:equation draw:name="f7511" draw:formula="519269*logheight/764002"/>
          <draw:equation draw:name="f7512" draw:formula="40809*logwidth/1668461"/>
          <draw:equation draw:name="f7513" draw:formula="519269*logheight/764002"/>
          <draw:equation draw:name="f7514" draw:formula="130775*logwidth/1668461"/>
          <draw:equation draw:name="f7515" draw:formula="519269*logheight/764002"/>
          <draw:equation draw:name="f7516" draw:formula="133705*logwidth/1668461"/>
          <draw:equation draw:name="f7517" draw:formula="524066*logheight/764002"/>
          <draw:equation draw:name="f7518" draw:formula="146857*logwidth/1668461"/>
          <draw:equation draw:name="f7519" draw:formula="524066*logheight/764002"/>
          <draw:equation draw:name="f7520" draw:formula="143759*logwidth/1668461"/>
          <draw:equation draw:name="f7521" draw:formula="519269*logheight/764002"/>
          <draw:equation draw:name="f7522" draw:formula="130775*logwidth/1668461"/>
          <draw:equation draw:name="f7523" draw:formula="519269*logheight/764002"/>
          <draw:equation draw:name="f7524" draw:formula="245263*logwidth/1668461"/>
          <draw:equation draw:name="f7525" draw:formula="519269*logheight/764002"/>
          <draw:equation draw:name="f7526" draw:formula="247990*logwidth/1668461"/>
          <draw:equation draw:name="f7527" draw:formula="524066*logheight/764002"/>
          <draw:equation draw:name="f7528" draw:formula="261197*logwidth/1668461"/>
          <draw:equation draw:name="f7529" draw:formula="524066*logheight/764002"/>
          <draw:equation draw:name="f7530" draw:formula="258340*logwidth/1668461"/>
          <draw:equation draw:name="f7531" draw:formula="519269*logheight/764002"/>
          <draw:equation draw:name="f7532" draw:formula="245263*logwidth/1668461"/>
          <draw:equation draw:name="f7533" draw:formula="519269*logheight/764002"/>
          <draw:equation draw:name="f7534" draw:formula="377354*logwidth/1668461"/>
          <draw:equation draw:name="f7535" draw:formula="519269*logheight/764002"/>
          <draw:equation draw:name="f7536" draw:formula="379265*logwidth/1668461"/>
          <draw:equation draw:name="f7537" draw:formula="524066*logheight/764002"/>
          <draw:equation draw:name="f7538" draw:formula="391767*logwidth/1668461"/>
          <draw:equation draw:name="f7539" draw:formula="524066*logheight/764002"/>
          <draw:equation draw:name="f7540" draw:formula="389783*logwidth/1668461"/>
          <draw:equation draw:name="f7541" draw:formula="519269*logheight/764002"/>
          <draw:equation draw:name="f7542" draw:formula="377354*logwidth/1668461"/>
          <draw:equation draw:name="f7543" draw:formula="519269*logheight/764002"/>
          <draw:equation draw:name="f7544" draw:formula="518776*logwidth/1668461"/>
          <draw:equation draw:name="f7545" draw:formula="519269*logheight/764002"/>
          <draw:equation draw:name="f7546" draw:formula="519110*logwidth/1668461"/>
          <draw:equation draw:name="f7547" draw:formula="524066*logheight/764002"/>
          <draw:equation draw:name="f7548" draw:formula="621764*logwidth/1668461"/>
          <draw:equation draw:name="f7549" draw:formula="524066*logheight/764002"/>
          <draw:equation draw:name="f7550" draw:formula="624862*logwidth/1668461"/>
          <draw:equation draw:name="f7551" draw:formula="519361*logheight/764002"/>
          <draw:equation draw:name="f7552" draw:formula="625029*logwidth/1668461"/>
          <draw:equation draw:name="f7553" draw:formula="519269*logheight/764002"/>
          <draw:equation draw:name="f7554" draw:formula="518776*logwidth/1668461"/>
          <draw:equation draw:name="f7555" draw:formula="519269*logheight/764002"/>
          <draw:equation draw:name="f7556" draw:formula="827627*logwidth/1668461"/>
          <draw:equation draw:name="f7557" draw:formula="519269*logheight/764002"/>
          <draw:equation draw:name="f7558" draw:formula="827627*logwidth/1668461"/>
          <draw:equation draw:name="f7559" draw:formula="524066*logheight/764002"/>
          <draw:equation draw:name="f7560" draw:formula="838738*logwidth/1668461"/>
          <draw:equation draw:name="f7561" draw:formula="524066*logheight/764002"/>
          <draw:equation draw:name="f7562" draw:formula="838738*logwidth/1668461"/>
          <draw:equation draw:name="f7563" draw:formula="519269*logheight/764002"/>
          <draw:equation draw:name="f7564" draw:formula="827627*logwidth/1668461"/>
          <draw:equation draw:name="f7565" draw:formula="519269*logheight/764002"/>
          <draw:equation draw:name="f7566" draw:formula="864689*logwidth/1668461"/>
          <draw:equation draw:name="f7567" draw:formula="519269*logheight/764002"/>
          <draw:equation draw:name="f7568" draw:formula="865580*logwidth/1668461"/>
          <draw:equation draw:name="f7569" draw:formula="524066*logheight/764002"/>
          <draw:equation draw:name="f7570" draw:formula="950370*logwidth/1668461"/>
          <draw:equation draw:name="f7571" draw:formula="524066*logheight/764002"/>
          <draw:equation draw:name="f7572" draw:formula="952429*logwidth/1668461"/>
          <draw:equation draw:name="f7573" draw:formula="522584*logheight/764002"/>
          <draw:equation draw:name="f7574" draw:formula="956547*logwidth/1668461"/>
          <draw:equation draw:name="f7575" draw:formula="519269*logheight/764002"/>
          <draw:equation draw:name="f7576" draw:formula="864689*logwidth/1668461"/>
          <draw:equation draw:name="f7577" draw:formula="519269*logheight/764002"/>
          <draw:equation draw:name="f7578" draw:formula="983295*logwidth/1668461"/>
          <draw:equation draw:name="f7579" draw:formula="519269*logheight/764002"/>
          <draw:equation draw:name="f7580" draw:formula="983666*logwidth/1668461"/>
          <draw:equation draw:name="f7581" draw:formula="520398*logheight/764002"/>
          <draw:equation draw:name="f7582" draw:formula="987488*logwidth/1668461"/>
          <draw:equation draw:name="f7583" draw:formula="524066*logheight/764002"/>
          <draw:equation draw:name="f7584" draw:formula="1002068*logwidth/1668461"/>
          <draw:equation draw:name="f7585" draw:formula="524066*logheight/764002"/>
          <draw:equation draw:name="f7586" draw:formula="1007484*logwidth/1668461"/>
          <draw:equation draw:name="f7587" draw:formula="519269*logheight/764002"/>
          <draw:equation draw:name="f7588" draw:formula="983295*logwidth/1668461"/>
          <draw:equation draw:name="f7589" draw:formula="519269*logheight/764002"/>
          <draw:equation draw:name="f7590" draw:formula="1054192*logwidth/1668461"/>
          <draw:equation draw:name="f7591" draw:formula="519269*logheight/764002"/>
          <draw:equation draw:name="f7592" draw:formula="1053135*logwidth/1668461"/>
          <draw:equation draw:name="f7593" draw:formula="524066*logheight/764002"/>
          <draw:equation draw:name="f7594" draw:formula="1065730*logwidth/1668461"/>
          <draw:equation draw:name="f7595" draw:formula="524066*logheight/764002"/>
          <draw:equation draw:name="f7596" draw:formula="1066750*logwidth/1668461"/>
          <draw:equation draw:name="f7597" draw:formula="519269*logheight/764002"/>
          <draw:equation draw:name="f7598" draw:formula="1054192*logwidth/1668461"/>
          <draw:equation draw:name="f7599" draw:formula="519269*logheight/764002"/>
          <draw:equation draw:name="f7600" draw:formula="1262393*logwidth/1668461"/>
          <draw:equation draw:name="f7601" draw:formula="519269*logheight/764002"/>
          <draw:equation draw:name="f7602" draw:formula="1262708*logwidth/1668461"/>
          <draw:equation draw:name="f7603" draw:formula="523251*logheight/764002"/>
          <draw:equation draw:name="f7604" draw:formula="1262801*logwidth/1668461"/>
          <draw:equation draw:name="f7605" draw:formula="524066*logheight/764002"/>
          <draw:equation draw:name="f7606" draw:formula="1436221*logwidth/1668461"/>
          <draw:equation draw:name="f7607" draw:formula="524066*logheight/764002"/>
          <draw:equation draw:name="f7608" draw:formula="1436722*logwidth/1668461"/>
          <draw:equation draw:name="f7609" draw:formula="519269*logheight/764002"/>
          <draw:equation draw:name="f7610" draw:formula="1262393*logwidth/1668461"/>
          <draw:equation draw:name="f7611" draw:formula="519269*logheight/764002"/>
          <draw:equation draw:name="f7612" draw:formula="1523144*logwidth/1668461"/>
          <draw:equation draw:name="f7613" draw:formula="519269*logheight/764002"/>
          <draw:equation draw:name="f7614" draw:formula="1520084*logwidth/1668461"/>
          <draw:equation draw:name="f7615" draw:formula="524066*logheight/764002"/>
          <draw:equation draw:name="f7616" draw:formula="1533717*logwidth/1668461"/>
          <draw:equation draw:name="f7617" draw:formula="524066*logheight/764002"/>
          <draw:equation draw:name="f7618" draw:formula="1536685*logwidth/1668461"/>
          <draw:equation draw:name="f7619" draw:formula="519269*logheight/764002"/>
          <draw:equation draw:name="f7620" draw:formula="1523144*logwidth/1668461"/>
          <draw:equation draw:name="f7621" draw:formula="519269*logheight/764002"/>
          <draw:equation draw:name="f7622" draw:formula="1612850*logwidth/1668461"/>
          <draw:equation draw:name="f7623" draw:formula="519269*logheight/764002"/>
          <draw:equation draw:name="f7624" draw:formula="1609641*logwidth/1668461"/>
          <draw:equation draw:name="f7625" draw:formula="524066*logheight/764002"/>
          <draw:equation draw:name="f7626" draw:formula="1624518*logwidth/1668461"/>
          <draw:equation draw:name="f7627" draw:formula="524066*logheight/764002"/>
          <draw:equation draw:name="f7628" draw:formula="1627486*logwidth/1668461"/>
          <draw:equation draw:name="f7629" draw:formula="519269*logheight/764002"/>
          <draw:equation draw:name="f7630" draw:formula="1612850*logwidth/1668461"/>
          <draw:equation draw:name="f7631" draw:formula="519269*logheight/764002"/>
          <draw:equation draw:name="f7632" draw:formula="47060*logwidth/1668461"/>
          <draw:equation draw:name="f7633" draw:formula="528881*logheight/764002"/>
          <draw:equation draw:name="f7634" draw:formula="50251*logwidth/1668461"/>
          <draw:equation draw:name="f7635" draw:formula="533678*logheight/764002"/>
          <draw:equation draw:name="f7636" draw:formula="64608*logwidth/1668461"/>
          <draw:equation draw:name="f7637" draw:formula="533678*logheight/764002"/>
          <draw:equation draw:name="f7638" draw:formula="61102*logwidth/1668461"/>
          <draw:equation draw:name="f7639" draw:formula="528881*logheight/764002"/>
          <draw:equation draw:name="f7640" draw:formula="47060*logwidth/1668461"/>
          <draw:equation draw:name="f7641" draw:formula="528881*logheight/764002"/>
          <draw:equation draw:name="f7642" draw:formula="136673*logwidth/1668461"/>
          <draw:equation draw:name="f7643" draw:formula="528881*logheight/764002"/>
          <draw:equation draw:name="f7644" draw:formula="139920*logwidth/1668461"/>
          <draw:equation draw:name="f7645" draw:formula="533678*logheight/764002"/>
          <draw:equation draw:name="f7646" draw:formula="153349*logwidth/1668461"/>
          <draw:equation draw:name="f7647" draw:formula="533678*logheight/764002"/>
          <draw:equation draw:name="f7648" draw:formula="149955*logwidth/1668461"/>
          <draw:equation draw:name="f7649" draw:formula="528881*logheight/764002"/>
          <draw:equation draw:name="f7650" draw:formula="136673*logwidth/1668461"/>
          <draw:equation draw:name="f7651" draw:formula="528881*logheight/764002"/>
          <draw:equation draw:name="f7652" draw:formula="250735*logwidth/1668461"/>
          <draw:equation draw:name="f7653" draw:formula="528881*logheight/764002"/>
          <draw:equation draw:name="f7654" draw:formula="253777*logwidth/1668461"/>
          <draw:equation draw:name="f7655" draw:formula="533678*logheight/764002"/>
          <draw:equation draw:name="f7656" draw:formula="267188*logwidth/1668461"/>
          <draw:equation draw:name="f7657" draw:formula="533678*logheight/764002"/>
          <draw:equation draw:name="f7658" draw:formula="264072*logwidth/1668461"/>
          <draw:equation draw:name="f7659" draw:formula="528881*logheight/764002"/>
          <draw:equation draw:name="f7660" draw:formula="250735*logwidth/1668461"/>
          <draw:equation draw:name="f7661" draw:formula="528881*logheight/764002"/>
          <draw:equation draw:name="f7662" draw:formula="381176*logwidth/1668461"/>
          <draw:equation draw:name="f7663" draw:formula="528881*logheight/764002"/>
          <draw:equation draw:name="f7664" draw:formula="383290*logwidth/1668461"/>
          <draw:equation draw:name="f7665" draw:formula="533678*logheight/764002"/>
          <draw:equation draw:name="f7666" draw:formula="395978*logwidth/1668461"/>
          <draw:equation draw:name="f7667" draw:formula="533678*logheight/764002"/>
          <draw:equation draw:name="f7668" draw:formula="393752*logwidth/1668461"/>
          <draw:equation draw:name="f7669" draw:formula="528881*logheight/764002"/>
          <draw:equation draw:name="f7670" draw:formula="381176*logwidth/1668461"/>
          <draw:equation draw:name="f7671" draw:formula="528881*logheight/764002"/>
          <draw:equation draw:name="f7672" draw:formula="519333*logwidth/1668461"/>
          <draw:equation draw:name="f7673" draw:formula="528881*logheight/764002"/>
          <draw:equation draw:name="f7674" draw:formula="519444*logwidth/1668461"/>
          <draw:equation draw:name="f7675" draw:formula="533678*logheight/764002"/>
          <draw:equation draw:name="f7676" draw:formula="622747*logwidth/1668461"/>
          <draw:equation draw:name="f7677" draw:formula="533678*logheight/764002"/>
          <draw:equation draw:name="f7678" draw:formula="622395*logwidth/1668461"/>
          <draw:equation draw:name="f7679" draw:formula="528881*logheight/764002"/>
          <draw:equation draw:name="f7680" draw:formula="519333*logwidth/1668461"/>
          <draw:equation draw:name="f7681" draw:formula="528881*logheight/764002"/>
          <draw:equation draw:name="f7682" draw:formula="827627*logwidth/1668461"/>
          <draw:equation draw:name="f7683" draw:formula="528881*logheight/764002"/>
          <draw:equation draw:name="f7684" draw:formula="827627*logwidth/1668461"/>
          <draw:equation draw:name="f7685" draw:formula="533678*logheight/764002"/>
          <draw:equation draw:name="f7686" draw:formula="838738*logwidth/1668461"/>
          <draw:equation draw:name="f7687" draw:formula="533678*logheight/764002"/>
          <draw:equation draw:name="f7688" draw:formula="838738*logwidth/1668461"/>
          <draw:equation draw:name="f7689" draw:formula="528881*logheight/764002"/>
          <draw:equation draw:name="f7690" draw:formula="827627*logwidth/1668461"/>
          <draw:equation draw:name="f7691" draw:formula="528881*logheight/764002"/>
          <draw:equation draw:name="f7692" draw:formula="866693*logwidth/1668461"/>
          <draw:equation draw:name="f7693" draw:formula="528881*logheight/764002"/>
          <draw:equation draw:name="f7694" draw:formula="867045*logwidth/1668461"/>
          <draw:equation draw:name="f7695" draw:formula="530363*logheight/764002"/>
          <draw:equation draw:name="f7696" draw:formula="868251*logwidth/1668461"/>
          <draw:equation draw:name="f7697" draw:formula="533678*logheight/764002"/>
          <draw:equation draw:name="f7698" draw:formula="947773*logwidth/1668461"/>
          <draw:equation draw:name="f7699" draw:formula="533678*logheight/764002"/>
          <draw:equation draw:name="f7700" draw:formula="948849*logwidth/1668461"/>
          <draw:equation draw:name="f7701" draw:formula="528881*logheight/764002"/>
          <draw:equation draw:name="f7702" draw:formula="866693*logwidth/1668461"/>
          <draw:equation draw:name="f7703" draw:formula="528881*logheight/764002"/>
          <draw:equation draw:name="f7704" draw:formula="1052059*logwidth/1668461"/>
          <draw:equation draw:name="f7705" draw:formula="528881*logheight/764002"/>
          <draw:equation draw:name="f7706" draw:formula="1050983*logwidth/1668461"/>
          <draw:equation draw:name="f7707" draw:formula="533678*logheight/764002"/>
          <draw:equation draw:name="f7708" draw:formula="1063671*logwidth/1668461"/>
          <draw:equation draw:name="f7709" draw:formula="533678*logheight/764002"/>
          <draw:equation draw:name="f7710" draw:formula="1064710*logwidth/1668461"/>
          <draw:equation draw:name="f7711" draw:formula="528881*logheight/764002"/>
          <draw:equation draw:name="f7712" draw:formula="1052059*logwidth/1668461"/>
          <draw:equation draw:name="f7713" draw:formula="528881*logheight/764002"/>
          <draw:equation draw:name="f7714" draw:formula="1262801*logwidth/1668461"/>
          <draw:equation draw:name="f7715" draw:formula="528881*logheight/764002"/>
          <draw:equation draw:name="f7716" draw:formula="1262708*logwidth/1668461"/>
          <draw:equation draw:name="f7717" draw:formula="533400*logheight/764002"/>
          <draw:equation draw:name="f7718" draw:formula="1262541*logwidth/1668461"/>
          <draw:equation draw:name="f7719" draw:formula="533678*logheight/764002"/>
          <draw:equation draw:name="f7720" draw:formula="1433012*logwidth/1668461"/>
          <draw:equation draw:name="f7721" draw:formula="533678*logheight/764002"/>
          <draw:equation draw:name="f7722" draw:formula="1433568*logwidth/1668461"/>
          <draw:equation draw:name="f7723" draw:formula="531881*logheight/764002"/>
          <draw:equation draw:name="f7724" draw:formula="1434588*logwidth/1668461"/>
          <draw:equation draw:name="f7725" draw:formula="528881*logheight/764002"/>
          <draw:equation draw:name="f7726" draw:formula="1262801*logwidth/1668461"/>
          <draw:equation draw:name="f7727" draw:formula="528881*logheight/764002"/>
          <draw:equation draw:name="f7728" draw:formula="1516949*logwidth/1668461"/>
          <draw:equation draw:name="f7729" draw:formula="528881*logheight/764002"/>
          <draw:equation draw:name="f7730" draw:formula="1513573*logwidth/1668461"/>
          <draw:equation draw:name="f7731" draw:formula="533678*logheight/764002"/>
          <draw:equation draw:name="f7732" draw:formula="1527596*logwidth/1668461"/>
          <draw:equation draw:name="f7733" draw:formula="533678*logheight/764002"/>
          <draw:equation draw:name="f7734" draw:formula="1530731*logwidth/1668461"/>
          <draw:equation draw:name="f7735" draw:formula="528881*logheight/764002"/>
          <draw:equation draw:name="f7736" draw:formula="1516949*logwidth/1668461"/>
          <draw:equation draw:name="f7737" draw:formula="528881*logheight/764002"/>
          <draw:equation draw:name="f7738" draw:formula="1606432*logwidth/1668461"/>
          <draw:equation draw:name="f7739" draw:formula="528881*logheight/764002"/>
          <draw:equation draw:name="f7740" draw:formula="1602926*logwidth/1668461"/>
          <draw:equation draw:name="f7741" draw:formula="533678*logheight/764002"/>
          <draw:equation draw:name="f7742" draw:formula="1618137*logwidth/1668461"/>
          <draw:equation draw:name="f7743" draw:formula="533678*logheight/764002"/>
          <draw:equation draw:name="f7744" draw:formula="1621550*logwidth/1668461"/>
          <draw:equation draw:name="f7745" draw:formula="528881*logheight/764002"/>
          <draw:equation draw:name="f7746" draw:formula="1606432*logwidth/1668461"/>
          <draw:equation draw:name="f7747" draw:formula="528881*logheight/764002"/>
          <draw:equation draw:name="f7748" draw:formula="53627*logwidth/1668461"/>
          <draw:equation draw:name="f7749" draw:formula="538493*logheight/764002"/>
          <draw:equation draw:name="f7750" draw:formula="57170*logwidth/1668461"/>
          <draw:equation draw:name="f7751" draw:formula="543290*logheight/764002"/>
          <draw:equation draw:name="f7752" draw:formula="71731*logwidth/1668461"/>
          <draw:equation draw:name="f7753" draw:formula="543290*logheight/764002"/>
          <draw:equation draw:name="f7754" draw:formula="68170*logwidth/1668461"/>
          <draw:equation draw:name="f7755" draw:formula="538493*logheight/764002"/>
          <draw:equation draw:name="f7756" draw:formula="53627*logwidth/1668461"/>
          <draw:equation draw:name="f7757" draw:formula="538493*logheight/764002"/>
          <draw:equation draw:name="f7758" draw:formula="143221*logwidth/1668461"/>
          <draw:equation draw:name="f7759" draw:formula="538493*logheight/764002"/>
          <draw:equation draw:name="f7760" draw:formula="146523*logwidth/1668461"/>
          <draw:equation draw:name="f7761" draw:formula="543290*logheight/764002"/>
          <draw:equation draw:name="f7762" draw:formula="160250*logwidth/1668461"/>
          <draw:equation draw:name="f7763" draw:formula="543290*logheight/764002"/>
          <draw:equation draw:name="f7764" draw:formula="156800*logwidth/1668461"/>
          <draw:equation draw:name="f7765" draw:formula="538493*logheight/764002"/>
          <draw:equation draw:name="f7766" draw:formula="143221*logwidth/1668461"/>
          <draw:equation draw:name="f7767" draw:formula="538493*logheight/764002"/>
          <draw:equation draw:name="f7768" draw:formula="256838*logwidth/1668461"/>
          <draw:equation draw:name="f7769" draw:formula="538493*logheight/764002"/>
          <draw:equation draw:name="f7770" draw:formula="259898*logwidth/1668461"/>
          <draw:equation draw:name="f7771" draw:formula="543290*logheight/764002"/>
          <draw:equation draw:name="f7772" draw:formula="273588*logwidth/1668461"/>
          <draw:equation draw:name="f7773" draw:formula="543290*logheight/764002"/>
          <draw:equation draw:name="f7774" draw:formula="270397*logwidth/1668461"/>
          <draw:equation draw:name="f7775" draw:formula="538493*logheight/764002"/>
          <draw:equation draw:name="f7776" draw:formula="256838*logwidth/1668461"/>
          <draw:equation draw:name="f7777" draw:formula="538493*logheight/764002"/>
          <draw:equation draw:name="f7778" draw:formula="385461*logwidth/1668461"/>
          <draw:equation draw:name="f7779" draw:formula="538493*logheight/764002"/>
          <draw:equation draw:name="f7780" draw:formula="387631*logwidth/1668461"/>
          <draw:equation draw:name="f7781" draw:formula="543290*logheight/764002"/>
          <draw:equation draw:name="f7782" draw:formula="400486*logwidth/1668461"/>
          <draw:equation draw:name="f7783" draw:formula="543290*logheight/764002"/>
          <draw:equation draw:name="f7784" draw:formula="398241*logwidth/1668461"/>
          <draw:equation draw:name="f7785" draw:formula="538493*logheight/764002"/>
          <draw:equation draw:name="f7786" draw:formula="385461*logwidth/1668461"/>
          <draw:equation draw:name="f7787" draw:formula="538493*logheight/764002"/>
          <draw:equation draw:name="f7788" draw:formula="519685*logwidth/1668461"/>
          <draw:equation draw:name="f7789" draw:formula="538493*logheight/764002"/>
          <draw:equation draw:name="f7790" draw:formula="520631*logwidth/1668461"/>
          <draw:equation draw:name="f7791" draw:formula="543290*logheight/764002"/>
          <draw:equation draw:name="f7792" draw:formula="619612*logwidth/1668461"/>
          <draw:equation draw:name="f7793" draw:formula="543290*logheight/764002"/>
          <draw:equation draw:name="f7794" draw:formula="621801*logwidth/1668461"/>
          <draw:equation draw:name="f7795" draw:formula="538493*logheight/764002"/>
          <draw:equation draw:name="f7796" draw:formula="519685*logwidth/1668461"/>
          <draw:equation draw:name="f7797" draw:formula="538493*logheight/764002"/>
          <draw:equation draw:name="f7798" draw:formula="827627*logwidth/1668461"/>
          <draw:equation draw:name="f7799" draw:formula="538493*logheight/764002"/>
          <draw:equation draw:name="f7800" draw:formula="827627*logwidth/1668461"/>
          <draw:equation draw:name="f7801" draw:formula="543290*logheight/764002"/>
          <draw:equation draw:name="f7802" draw:formula="838738*logwidth/1668461"/>
          <draw:equation draw:name="f7803" draw:formula="543290*logheight/764002"/>
          <draw:equation draw:name="f7804" draw:formula="838738*logwidth/1668461"/>
          <draw:equation draw:name="f7805" draw:formula="538493*logheight/764002"/>
          <draw:equation draw:name="f7806" draw:formula="827627*logwidth/1668461"/>
          <draw:equation draw:name="f7807" draw:formula="538493*logheight/764002"/>
          <draw:equation draw:name="f7808" draw:formula="870013*logwidth/1668461"/>
          <draw:equation draw:name="f7809" draw:formula="538493*logheight/764002"/>
          <draw:equation draw:name="f7810" draw:formula="871126*logwidth/1668461"/>
          <draw:equation draw:name="f7811" draw:formula="541457*logheight/764002"/>
          <draw:equation draw:name="f7812" draw:formula="871812*logwidth/1668461"/>
          <draw:equation draw:name="f7813" draw:formula="543290*logheight/764002"/>
          <draw:equation draw:name="f7814" draw:formula="942894*logwidth/1668461"/>
          <draw:equation draw:name="f7815" draw:formula="543290*logheight/764002"/>
          <draw:equation draw:name="f7816" draw:formula="945974*logwidth/1668461"/>
          <draw:equation draw:name="f7817" draw:formula="538493*logheight/764002"/>
          <draw:equation draw:name="f7818" draw:formula="870013*logwidth/1668461"/>
          <draw:equation draw:name="f7819" draw:formula="538493*logheight/764002"/>
          <draw:equation draw:name="f7820" draw:formula="1049907*logwidth/1668461"/>
          <draw:equation draw:name="f7821" draw:formula="538493*logheight/764002"/>
          <draw:equation draw:name="f7822" draw:formula="1048850*logwidth/1668461"/>
          <draw:equation draw:name="f7823" draw:formula="543290*logheight/764002"/>
          <draw:equation draw:name="f7824" draw:formula="1061630*logwidth/1668461"/>
          <draw:equation draw:name="f7825" draw:formula="543290*logheight/764002"/>
          <draw:equation draw:name="f7826" draw:formula="1062651*logwidth/1668461"/>
          <draw:equation draw:name="f7827" draw:formula="538493*logheight/764002"/>
          <draw:equation draw:name="f7828" draw:formula="1049907*logwidth/1668461"/>
          <draw:equation draw:name="f7829" draw:formula="538493*logheight/764002"/>
          <draw:equation draw:name="f7830" draw:formula="1259666*logwidth/1668461"/>
          <draw:equation draw:name="f7831" draw:formula="538493*logheight/764002"/>
          <draw:equation draw:name="f7832" draw:formula="1256809*logwidth/1668461"/>
          <draw:equation draw:name="f7833" draw:formula="543290*logheight/764002"/>
          <draw:equation draw:name="f7834" draw:formula="1428782*logwidth/1668461"/>
          <draw:equation draw:name="f7835" draw:formula="543290*logheight/764002"/>
          <draw:equation draw:name="f7836" draw:formula="1431416*logwidth/1668461"/>
          <draw:equation draw:name="f7837" draw:formula="538493*logheight/764002"/>
          <draw:equation draw:name="f7838" draw:formula="1259666*logwidth/1668461"/>
          <draw:equation draw:name="f7839" draw:formula="538493*logheight/764002"/>
          <draw:equation draw:name="f7840" draw:formula="1510178*logwidth/1668461"/>
          <draw:equation draw:name="f7841" draw:formula="538493*logheight/764002"/>
          <draw:equation draw:name="f7842" draw:formula="1506617*logwidth/1668461"/>
          <draw:equation draw:name="f7843" draw:formula="543290*logheight/764002"/>
          <draw:equation draw:name="f7844" draw:formula="1520881*logwidth/1668461"/>
          <draw:equation draw:name="f7845" draw:formula="543290*logheight/764002"/>
          <draw:equation draw:name="f7846" draw:formula="1524239*logwidth/1668461"/>
          <draw:equation draw:name="f7847" draw:formula="538493*logheight/764002"/>
          <draw:equation draw:name="f7848" draw:formula="1510178*logwidth/1668461"/>
          <draw:equation draw:name="f7849" draw:formula="538493*logheight/764002"/>
          <draw:equation draw:name="f7850" draw:formula="1599364*logwidth/1668461"/>
          <draw:equation draw:name="f7851" draw:formula="538493*logheight/764002"/>
          <draw:equation draw:name="f7852" draw:formula="1595803*logwidth/1668461"/>
          <draw:equation draw:name="f7853" draw:formula="543290*logheight/764002"/>
          <draw:equation draw:name="f7854" draw:formula="1611292*logwidth/1668461"/>
          <draw:equation draw:name="f7855" draw:formula="543290*logheight/764002"/>
          <draw:equation draw:name="f7856" draw:formula="1614705*logwidth/1668461"/>
          <draw:equation draw:name="f7857" draw:formula="538493*logheight/764002"/>
          <draw:equation draw:name="f7858" draw:formula="1599364*logwidth/1668461"/>
          <draw:equation draw:name="f7859" draw:formula="538493*logheight/764002"/>
          <draw:equation draw:name="f7860" draw:formula="60750*logwidth/1668461"/>
          <draw:equation draw:name="f7861" draw:formula="548106*logheight/764002"/>
          <draw:equation draw:name="f7862" draw:formula="64460*logwidth/1668461"/>
          <draw:equation draw:name="f7863" draw:formula="552902*logheight/764002"/>
          <draw:equation draw:name="f7864" draw:formula="79578*logwidth/1668461"/>
          <draw:equation draw:name="f7865" draw:formula="552902*logheight/764002"/>
          <draw:equation draw:name="f7866" draw:formula="75645*logwidth/1668461"/>
          <draw:equation draw:name="f7867" draw:formula="548106*logheight/764002"/>
          <draw:equation draw:name="f7868" draw:formula="60750*logwidth/1668461"/>
          <draw:equation draw:name="f7869" draw:formula="548106*logheight/764002"/>
          <draw:equation draw:name="f7870" draw:formula="150159*logwidth/1668461"/>
          <draw:equation draw:name="f7871" draw:formula="548106*logheight/764002"/>
          <draw:equation draw:name="f7872" draw:formula="153776*logwidth/1668461"/>
          <draw:equation draw:name="f7873" draw:formula="552902*logheight/764002"/>
          <draw:equation draw:name="f7874" draw:formula="167855*logwidth/1668461"/>
          <draw:equation draw:name="f7875" draw:formula="552902*logheight/764002"/>
          <draw:equation draw:name="f7876" draw:formula="164053*logwidth/1668461"/>
          <draw:equation draw:name="f7877" draw:formula="548106*logheight/764002"/>
          <draw:equation draw:name="f7878" draw:formula="150159*logwidth/1668461"/>
          <draw:equation draw:name="f7879" draw:formula="548106*logheight/764002"/>
          <draw:equation draw:name="f7880" draw:formula="263293*logwidth/1668461"/>
          <draw:equation draw:name="f7881" draw:formula="548106*logheight/764002"/>
          <draw:equation draw:name="f7882" draw:formula="266650*logwidth/1668461"/>
          <draw:equation draw:name="f7883" draw:formula="552902*logheight/764002"/>
          <draw:equation draw:name="f7884" draw:formula="280581*logwidth/1668461"/>
          <draw:equation draw:name="f7885" draw:formula="552902*logheight/764002"/>
          <draw:equation draw:name="f7886" draw:formula="277057*logwidth/1668461"/>
          <draw:equation draw:name="f7887" draw:formula="548106*logheight/764002"/>
          <draw:equation draw:name="f7888" draw:formula="263293*logwidth/1668461"/>
          <draw:equation draw:name="f7889" draw:formula="548106*logheight/764002"/>
          <draw:equation draw:name="f7890" draw:formula="390005*logwidth/1668461"/>
          <draw:equation draw:name="f7891" draw:formula="548106*logheight/764002"/>
          <draw:equation draw:name="f7892" draw:formula="392417*logwidth/1668461"/>
          <draw:equation draw:name="f7893" draw:formula="552902*logheight/764002"/>
          <draw:equation draw:name="f7894" draw:formula="405531*logwidth/1668461"/>
          <draw:equation draw:name="f7895" draw:formula="552902*logheight/764002"/>
          <draw:equation draw:name="f7896" draw:formula="403008*logwidth/1668461"/>
          <draw:equation draw:name="f7897" draw:formula="548106*logheight/764002"/>
          <draw:equation draw:name="f7898" draw:formula="390005*logwidth/1668461"/>
          <draw:equation draw:name="f7899" draw:formula="548106*logheight/764002"/>
          <draw:equation draw:name="f7900" draw:formula="521411*logwidth/1668461"/>
          <draw:equation draw:name="f7901" draw:formula="548106*logheight/764002"/>
          <draw:equation draw:name="f7902" draw:formula="521911*logwidth/1668461"/>
          <draw:equation draw:name="f7903" draw:formula="551513*logheight/764002"/>
          <draw:equation draw:name="f7904" draw:formula="522449*logwidth/1668461"/>
          <draw:equation draw:name="f7905" draw:formula="552902*logheight/764002"/>
          <draw:equation draw:name="f7906" draw:formula="619779*logwidth/1668461"/>
          <draw:equation draw:name="f7907" draw:formula="552902*logheight/764002"/>
          <draw:equation draw:name="f7908" draw:formula="618443*logwidth/1668461"/>
          <draw:equation draw:name="f7909" draw:formula="548106*logheight/764002"/>
          <draw:equation draw:name="f7910" draw:formula="521411*logwidth/1668461"/>
          <draw:equation draw:name="f7911" draw:formula="548106*logheight/764002"/>
          <draw:equation draw:name="f7912" draw:formula="827627*logwidth/1668461"/>
          <draw:equation draw:name="f7913" draw:formula="548106*logheight/764002"/>
          <draw:equation draw:name="f7914" draw:formula="827627*logwidth/1668461"/>
          <draw:equation draw:name="f7915" draw:formula="552902*logheight/764002"/>
          <draw:equation draw:name="f7916" draw:formula="838738*logwidth/1668461"/>
          <draw:equation draw:name="f7917" draw:formula="552902*logheight/764002"/>
          <draw:equation draw:name="f7918" draw:formula="838738*logwidth/1668461"/>
          <draw:equation draw:name="f7919" draw:formula="548106*logheight/764002"/>
          <draw:equation draw:name="f7920" draw:formula="827627*logwidth/1668461"/>
          <draw:equation draw:name="f7921" draw:formula="548106*logheight/764002"/>
          <draw:equation draw:name="f7922" draw:formula="873853*logwidth/1668461"/>
          <draw:equation draw:name="f7923" draw:formula="548106*logheight/764002"/>
          <draw:equation draw:name="f7924" draw:formula="873983*logwidth/1668461"/>
          <draw:equation draw:name="f7925" draw:formula="548846*logheight/764002"/>
          <draw:equation draw:name="f7926" draw:formula="875133*logwidth/1668461"/>
          <draw:equation draw:name="f7927" draw:formula="552902*logheight/764002"/>
          <draw:equation draw:name="f7928" draw:formula="935475*logwidth/1668461"/>
          <draw:equation draw:name="f7929" draw:formula="552902*logheight/764002"/>
          <draw:equation draw:name="f7930" draw:formula="936662*logwidth/1668461"/>
          <draw:equation draw:name="f7931" draw:formula="551217*logheight/764002"/>
          <draw:equation draw:name="f7932" draw:formula="937329*logwidth/1668461"/>
          <draw:equation draw:name="f7933" draw:formula="550180*logheight/764002"/>
          <draw:equation draw:name="f7934" draw:formula="938238*logwidth/1668461"/>
          <draw:equation draw:name="f7935" draw:formula="548106*logheight/764002"/>
          <draw:equation draw:name="f7936" draw:formula="873853*logwidth/1668461"/>
          <draw:equation draw:name="f7937" draw:formula="548106*logheight/764002"/>
          <draw:equation draw:name="f7938" draw:formula="1047551*logwidth/1668461"/>
          <draw:equation draw:name="f7939" draw:formula="548106*logheight/764002"/>
          <draw:equation draw:name="f7940" draw:formula="1046234*logwidth/1668461"/>
          <draw:equation draw:name="f7941" draw:formula="552902*logheight/764002"/>
          <draw:equation draw:name="f7942" draw:formula="1059089*logwidth/1668461"/>
          <draw:equation draw:name="f7943" draw:formula="552902*logheight/764002"/>
          <draw:equation draw:name="f7944" draw:formula="1060369*logwidth/1668461"/>
          <draw:equation draw:name="f7945" draw:formula="548106*logheight/764002"/>
          <draw:equation draw:name="f7946" draw:formula="1047551*logwidth/1668461"/>
          <draw:equation draw:name="f7947" draw:formula="548106*logheight/764002"/>
          <draw:equation draw:name="f7948" draw:formula="1253934*logwidth/1668461"/>
          <draw:equation draw:name="f7949" draw:formula="548106*logheight/764002"/>
          <draw:equation draw:name="f7950" draw:formula="1251059*logwidth/1668461"/>
          <draw:equation draw:name="f7951" draw:formula="552902*logheight/764002"/>
          <draw:equation draw:name="f7952" draw:formula="1422160*logwidth/1668461"/>
          <draw:equation draw:name="f7953" draw:formula="552902*logheight/764002"/>
          <draw:equation draw:name="f7954" draw:formula="1424683*logwidth/1668461"/>
          <draw:equation draw:name="f7955" draw:formula="548106*logheight/764002"/>
          <draw:equation draw:name="f7956" draw:formula="1253934*logwidth/1668461"/>
          <draw:equation draw:name="f7957" draw:formula="548106*logheight/764002"/>
          <draw:equation draw:name="f7958" draw:formula="1502907*logwidth/1668461"/>
          <draw:equation draw:name="f7959" draw:formula="548106*logheight/764002"/>
          <draw:equation draw:name="f7960" draw:formula="1499178*logwidth/1668461"/>
          <draw:equation draw:name="f7961" draw:formula="552902*logheight/764002"/>
          <draw:equation draw:name="f7962" draw:formula="1513702*logwidth/1668461"/>
          <draw:equation draw:name="f7963" draw:formula="552902*logheight/764002"/>
          <draw:equation draw:name="f7964" draw:formula="1517449*logwidth/1668461"/>
          <draw:equation draw:name="f7965" draw:formula="548106*logheight/764002"/>
          <draw:equation draw:name="f7966" draw:formula="1502907*logwidth/1668461"/>
          <draw:equation draw:name="f7967" draw:formula="548106*logheight/764002"/>
          <draw:equation draw:name="f7968" draw:formula="1591889*logwidth/1668461"/>
          <draw:equation draw:name="f7969" draw:formula="548106*logheight/764002"/>
          <draw:equation draw:name="f7970" draw:formula="1587956*logwidth/1668461"/>
          <draw:equation draw:name="f7971" draw:formula="552902*logheight/764002"/>
          <draw:equation draw:name="f7972" draw:formula="1603909*logwidth/1668461"/>
          <draw:equation draw:name="f7973" draw:formula="552902*logheight/764002"/>
          <draw:equation draw:name="f7974" draw:formula="1607767*logwidth/1668461"/>
          <draw:equation draw:name="f7975" draw:formula="548106*logheight/764002"/>
          <draw:equation draw:name="f7976" draw:formula="1591889*logwidth/1668461"/>
          <draw:equation draw:name="f7977" draw:formula="548106*logheight/764002"/>
          <draw:equation draw:name="f7978" draw:formula="68392*logwidth/1668461"/>
          <draw:equation draw:name="f7979" draw:formula="557718*logheight/764002"/>
          <draw:equation draw:name="f7980" draw:formula="72325*logwidth/1668461"/>
          <draw:equation draw:name="f7981" draw:formula="562515*logheight/764002"/>
          <draw:equation draw:name="f7982" draw:formula="87832*logwidth/1668461"/>
          <draw:equation draw:name="f7983" draw:formula="562515*logheight/764002"/>
          <draw:equation draw:name="f7984" draw:formula="83529*logwidth/1668461"/>
          <draw:equation draw:name="f7985" draw:formula="557718*logheight/764002"/>
          <draw:equation draw:name="f7986" draw:formula="68392*logwidth/1668461"/>
          <draw:equation draw:name="f7987" draw:formula="557718*logheight/764002"/>
          <draw:equation draw:name="f7988" draw:formula="157505*logwidth/1668461"/>
          <draw:equation draw:name="f7989" draw:formula="557718*logheight/764002"/>
          <draw:equation draw:name="f7990" draw:formula="161456*logwidth/1668461"/>
          <draw:equation draw:name="f7991" draw:formula="562515*logheight/764002"/>
          <draw:equation draw:name="f7992" draw:formula="175887*logwidth/1668461"/>
          <draw:equation draw:name="f7993" draw:formula="562515*logheight/764002"/>
          <draw:equation draw:name="f7994" draw:formula="171732*logwidth/1668461"/>
          <draw:equation draw:name="f7995" draw:formula="557718*logheight/764002"/>
          <draw:equation draw:name="f7996" draw:formula="157505*logwidth/1668461"/>
          <draw:equation draw:name="f7997" draw:formula="557718*logheight/764002"/>
          <draw:equation draw:name="f7998" draw:formula="270119*logwidth/1668461"/>
          <draw:equation draw:name="f7999" draw:formula="557718*logheight/764002"/>
          <draw:equation draw:name="f8000" draw:formula="273792*logwidth/1668461"/>
          <draw:equation draw:name="f8001" draw:formula="562515*logheight/764002"/>
          <draw:equation draw:name="f8002" draw:formula="287945*logwidth/1668461"/>
          <draw:equation draw:name="f8003" draw:formula="562515*logheight/764002"/>
          <draw:equation draw:name="f8004" draw:formula="284124*logwidth/1668461"/>
          <draw:equation draw:name="f8005" draw:formula="557718*logheight/764002"/>
          <draw:equation draw:name="f8006" draw:formula="270119*logwidth/1668461"/>
          <draw:equation draw:name="f8007" draw:formula="557718*logheight/764002"/>
          <draw:equation draw:name="f8008" draw:formula="394847*logwidth/1668461"/>
          <draw:equation draw:name="f8009" draw:formula="557718*logheight/764002"/>
          <draw:equation draw:name="f8010" draw:formula="397518*logwidth/1668461"/>
          <draw:equation draw:name="f8011" draw:formula="562515*logheight/764002"/>
          <draw:equation draw:name="f8012" draw:formula="410892*logwidth/1668461"/>
          <draw:equation draw:name="f8013" draw:formula="562515*logheight/764002"/>
          <draw:equation draw:name="f8014" draw:formula="408091*logwidth/1668461"/>
          <draw:equation draw:name="f8015" draw:formula="557718*logheight/764002"/>
          <draw:equation draw:name="f8016" draw:formula="394847*logwidth/1668461"/>
          <draw:equation draw:name="f8017" draw:formula="557718*logheight/764002"/>
          <draw:equation draw:name="f8018" draw:formula="524063*logwidth/1668461"/>
          <draw:equation draw:name="f8019" draw:formula="557718*logheight/764002"/>
          <draw:equation draw:name="f8020" draw:formula="524694*logwidth/1668461"/>
          <draw:equation draw:name="f8021" draw:formula="562515*logheight/764002"/>
          <draw:equation draw:name="f8022" draw:formula="622469*logwidth/1668461"/>
          <draw:equation draw:name="f8023" draw:formula="562515*logheight/764002"/>
          <draw:equation draw:name="f8024" draw:formula="621133*logwidth/1668461"/>
          <draw:equation draw:name="f8025" draw:formula="557718*logheight/764002"/>
          <draw:equation draw:name="f8026" draw:formula="524063*logwidth/1668461"/>
          <draw:equation draw:name="f8027" draw:formula="557718*logheight/764002"/>
          <draw:equation draw:name="f8028" draw:formula="827627*logwidth/1668461"/>
          <draw:equation draw:name="f8029" draw:formula="557718*logheight/764002"/>
          <draw:equation draw:name="f8030" draw:formula="827627*logwidth/1668461"/>
          <draw:equation draw:name="f8031" draw:formula="562515*logheight/764002"/>
          <draw:equation draw:name="f8032" draw:formula="838738*logwidth/1668461"/>
          <draw:equation draw:name="f8033" draw:formula="562515*logheight/764002"/>
          <draw:equation draw:name="f8034" draw:formula="838738*logwidth/1668461"/>
          <draw:equation draw:name="f8035" draw:formula="557718*logheight/764002"/>
          <draw:equation draw:name="f8036" draw:formula="827627*logwidth/1668461"/>
          <draw:equation draw:name="f8037" draw:formula="557718*logheight/764002"/>
          <draw:equation draw:name="f8038" draw:formula="875392*logwidth/1668461"/>
          <draw:equation draw:name="f8039" draw:formula="557718*logheight/764002"/>
          <draw:equation draw:name="f8040" draw:formula="875411*logwidth/1668461"/>
          <draw:equation draw:name="f8041" draw:formula="558422*logheight/764002"/>
          <draw:equation draw:name="f8042" draw:formula="875411*logwidth/1668461"/>
          <draw:equation draw:name="f8043" draw:formula="562515*logheight/764002"/>
          <draw:equation draw:name="f8044" draw:formula="926738*logwidth/1668461"/>
          <draw:equation draw:name="f8045" draw:formula="562515*logheight/764002"/>
          <draw:equation draw:name="f8046" draw:formula="930670*logwidth/1668461"/>
          <draw:equation draw:name="f8047" draw:formula="557718*logheight/764002"/>
          <draw:equation draw:name="f8048" draw:formula="875392*logwidth/1668461"/>
          <draw:equation draw:name="f8049" draw:formula="557718*logheight/764002"/>
          <draw:equation draw:name="f8050" draw:formula="1044880*logwidth/1668461"/>
          <draw:equation draw:name="f8051" draw:formula="557718*logheight/764002"/>
          <draw:equation draw:name="f8052" draw:formula="1043563*logwidth/1668461"/>
          <draw:equation draw:name="f8053" draw:formula="562515*logheight/764002"/>
          <draw:equation draw:name="f8054" draw:formula="1056511*logwidth/1668461"/>
          <draw:equation draw:name="f8055" draw:formula="562515*logheight/764002"/>
          <draw:equation draw:name="f8056" draw:formula="1057791*logwidth/1668461"/>
          <draw:equation draw:name="f8057" draw:formula="557718*logheight/764002"/>
          <draw:equation draw:name="f8058" draw:formula="1044880*logwidth/1668461"/>
          <draw:equation draw:name="f8059" draw:formula="557718*logheight/764002"/>
          <draw:equation draw:name="f8060" draw:formula="1248035*logwidth/1668461"/>
          <draw:equation draw:name="f8061" draw:formula="557718*logheight/764002"/>
          <draw:equation draw:name="f8062" draw:formula="1244715*logwidth/1668461"/>
          <draw:equation draw:name="f8063" draw:formula="562515*logheight/764002"/>
          <draw:equation draw:name="f8064" draw:formula="1310900*logwidth/1668461"/>
          <draw:equation draw:name="f8065" draw:formula="562515*logheight/764002"/>
          <draw:equation draw:name="f8066" draw:formula="1314554*logwidth/1668461"/>
          <draw:equation draw:name="f8067" draw:formula="561644*logheight/764002"/>
          <draw:equation draw:name="f8068" draw:formula="1323773*logwidth/1668461"/>
          <draw:equation draw:name="f8069" draw:formula="559274*logheight/764002"/>
          <draw:equation draw:name="f8070" draw:formula="1326314*logwidth/1668461"/>
          <draw:equation draw:name="f8071" draw:formula="558959*logheight/764002"/>
          <draw:equation draw:name="f8072" draw:formula="1330989*logwidth/1668461"/>
          <draw:equation draw:name="f8073" draw:formula="562515*logheight/764002"/>
          <draw:equation draw:name="f8074" draw:formula="1413498*logwidth/1668461"/>
          <draw:equation draw:name="f8075" draw:formula="562515*logheight/764002"/>
          <draw:equation draw:name="f8076" draw:formula="1418599*logwidth/1668461"/>
          <draw:equation draw:name="f8077" draw:formula="557718*logheight/764002"/>
          <draw:equation draw:name="f8078" draw:formula="1248035*logwidth/1668461"/>
          <draw:equation draw:name="f8079" draw:formula="557718*logheight/764002"/>
          <draw:equation draw:name="f8080" draw:formula="1495134*logwidth/1668461"/>
          <draw:equation draw:name="f8081" draw:formula="557718*logheight/764002"/>
          <draw:equation draw:name="f8082" draw:formula="1491128*logwidth/1668461"/>
          <draw:equation draw:name="f8083" draw:formula="562515*logheight/764002"/>
          <draw:equation draw:name="f8084" draw:formula="1506190*logwidth/1668461"/>
          <draw:equation draw:name="f8085" draw:formula="562515*logheight/764002"/>
          <draw:equation draw:name="f8086" draw:formula="1509937*logwidth/1668461"/>
          <draw:equation draw:name="f8087" draw:formula="557718*logheight/764002"/>
          <draw:equation draw:name="f8088" draw:formula="1495134*logwidth/1668461"/>
          <draw:equation draw:name="f8089" draw:formula="557718*logheight/764002"/>
          <draw:equation draw:name="f8090" draw:formula="1583987*logwidth/1668461"/>
          <draw:equation draw:name="f8091" draw:formula="557718*logheight/764002"/>
          <draw:equation draw:name="f8092" draw:formula="1579702*logwidth/1668461"/>
          <draw:equation draw:name="f8093" draw:formula="562515*logheight/764002"/>
          <draw:equation draw:name="f8094" draw:formula="1596137*logwidth/1668461"/>
          <draw:equation draw:name="f8095" draw:formula="562515*logheight/764002"/>
          <draw:equation draw:name="f8096" draw:formula="1600014*logwidth/1668461"/>
          <draw:equation draw:name="f8097" draw:formula="557718*logheight/764002"/>
          <draw:equation draw:name="f8098" draw:formula="1583987*logwidth/1668461"/>
          <draw:equation draw:name="f8099" draw:formula="557718*logheight/764002"/>
          <draw:equation draw:name="f8100" draw:formula="1486713*logwidth/1668461"/>
          <draw:equation draw:name="f8101" draw:formula="561052*logheight/764002"/>
          <draw:equation draw:name="f8102" draw:formula="1483244*logwidth/1668461"/>
          <draw:equation draw:name="f8103" draw:formula="561089*logheight/764002"/>
          <draw:equation draw:name="f8104" draw:formula="1479089*logwidth/1668461"/>
          <draw:equation draw:name="f8105" draw:formula="562515*logheight/764002"/>
          <draw:equation draw:name="f8106" draw:formula="1488902*logwidth/1668461"/>
          <draw:equation draw:name="f8107" draw:formula="562515*logheight/764002"/>
          <draw:equation draw:name="f8108" draw:formula="1488549*logwidth/1668461"/>
          <draw:equation draw:name="f8109" draw:formula="561941*logheight/764002"/>
          <draw:equation draw:name="f8110" draw:formula="1486713*logwidth/1668461"/>
          <draw:equation draw:name="f8111" draw:formula="561052*logheight/764002"/>
          <draw:equation draw:name="f8112" draw:formula="76443*logwidth/1668461"/>
          <draw:equation draw:name="f8113" draw:formula="567330*logheight/764002"/>
          <draw:equation draw:name="f8114" draw:formula="80728*logwidth/1668461"/>
          <draw:equation draw:name="f8115" draw:formula="572127*logheight/764002"/>
          <draw:equation draw:name="f8116" draw:formula="96569*logwidth/1668461"/>
          <draw:equation draw:name="f8117" draw:formula="572127*logheight/764002"/>
          <draw:equation draw:name="f8118" draw:formula="92154*logwidth/1668461"/>
          <draw:equation draw:name="f8119" draw:formula="567330*logheight/764002"/>
          <draw:equation draw:name="f8120" draw:formula="76443*logwidth/1668461"/>
          <draw:equation draw:name="f8121" draw:formula="567330*logheight/764002"/>
          <draw:equation draw:name="f8122" draw:formula="165444*logwidth/1668461"/>
          <draw:equation draw:name="f8123" draw:formula="567330*logheight/764002"/>
          <draw:equation draw:name="f8124" draw:formula="169599*logwidth/1668461"/>
          <draw:equation draw:name="f8125" draw:formula="572127*logheight/764002"/>
          <draw:equation draw:name="f8126" draw:formula="184364*logwidth/1668461"/>
          <draw:equation draw:name="f8127" draw:formula="572127*logheight/764002"/>
          <draw:equation draw:name="f8128" draw:formula="180024*logwidth/1668461"/>
          <draw:equation draw:name="f8129" draw:formula="567330*logheight/764002"/>
          <draw:equation draw:name="f8130" draw:formula="165444*logwidth/1668461"/>
          <draw:equation draw:name="f8131" draw:formula="567330*logheight/764002"/>
          <draw:equation draw:name="f8132" draw:formula="277483*logwidth/1668461"/>
          <draw:equation draw:name="f8133" draw:formula="567330*logheight/764002"/>
          <draw:equation draw:name="f8134" draw:formula="281342*logwidth/1668461"/>
          <draw:equation draw:name="f8135" draw:formula="572127*logheight/764002"/>
          <draw:equation draw:name="f8136" draw:formula="295755*logwidth/1668461"/>
          <draw:equation draw:name="f8137" draw:formula="572127*logheight/764002"/>
          <draw:equation draw:name="f8138" draw:formula="291804*logwidth/1668461"/>
          <draw:equation draw:name="f8139" draw:formula="567330*logheight/764002"/>
          <draw:equation draw:name="f8140" draw:formula="277483*logwidth/1668461"/>
          <draw:equation draw:name="f8141" draw:formula="567330*logheight/764002"/>
          <draw:equation draw:name="f8142" draw:formula="400189*logwidth/1668461"/>
          <draw:equation draw:name="f8143" draw:formula="567330*logheight/764002"/>
          <draw:equation draw:name="f8144" draw:formula="402953*logwidth/1668461"/>
          <draw:equation draw:name="f8145" draw:formula="572127*logheight/764002"/>
          <draw:equation draw:name="f8146" draw:formula="416605*logwidth/1668461"/>
          <draw:equation draw:name="f8147" draw:formula="572127*logheight/764002"/>
          <draw:equation draw:name="f8148" draw:formula="413693*logwidth/1668461"/>
          <draw:equation draw:name="f8149" draw:formula="567330*logheight/764002"/>
          <draw:equation draw:name="f8150" draw:formula="400189*logwidth/1668461"/>
          <draw:equation draw:name="f8151" draw:formula="567330*logheight/764002"/>
          <draw:equation draw:name="f8152" draw:formula="524675*logwidth/1668461"/>
          <draw:equation draw:name="f8153" draw:formula="567330*logheight/764002"/>
          <draw:equation draw:name="f8154" draw:formula="524657*logwidth/1668461"/>
          <draw:equation draw:name="f8155" draw:formula="569238*logheight/764002"/>
          <draw:equation draw:name="f8156" draw:formula="524620*logwidth/1668461"/>
          <draw:equation draw:name="f8157" draw:formula="572127*logheight/764002"/>
          <draw:equation draw:name="f8158" draw:formula="605236*logwidth/1668461"/>
          <draw:equation draw:name="f8159" draw:formula="572127*logheight/764002"/>
          <draw:equation draw:name="f8160" draw:formula="608464*logwidth/1668461"/>
          <draw:equation draw:name="f8161" draw:formula="567330*logheight/764002"/>
          <draw:equation draw:name="f8162" draw:formula="524675*logwidth/1668461"/>
          <draw:equation draw:name="f8163" draw:formula="567330*logheight/764002"/>
          <draw:equation draw:name="f8164" draw:formula="611228*logwidth/1668461"/>
          <draw:equation draw:name="f8165" draw:formula="567330*logheight/764002"/>
          <draw:equation draw:name="f8166" draw:formula="612749*logwidth/1668461"/>
          <draw:equation draw:name="f8167" draw:formula="572127*logheight/764002"/>
          <draw:equation draw:name="f8168" draw:formula="625418*logwidth/1668461"/>
          <draw:equation draw:name="f8169" draw:formula="572127*logheight/764002"/>
          <draw:equation draw:name="f8170" draw:formula="623878*logwidth/1668461"/>
          <draw:equation draw:name="f8171" draw:formula="567330*logheight/764002"/>
          <draw:equation draw:name="f8172" draw:formula="611228*logwidth/1668461"/>
          <draw:equation draw:name="f8173" draw:formula="567330*logheight/764002"/>
          <draw:equation draw:name="f8174" draw:formula="827627*logwidth/1668461"/>
          <draw:equation draw:name="f8175" draw:formula="567330*logheight/764002"/>
          <draw:equation draw:name="f8176" draw:formula="827627*logwidth/1668461"/>
          <draw:equation draw:name="f8177" draw:formula="572127*logheight/764002"/>
          <draw:equation draw:name="f8178" draw:formula="838738*logwidth/1668461"/>
          <draw:equation draw:name="f8179" draw:formula="572127*logheight/764002"/>
          <draw:equation draw:name="f8180" draw:formula="838738*logwidth/1668461"/>
          <draw:equation draw:name="f8181" draw:formula="567330*logheight/764002"/>
          <draw:equation draw:name="f8182" draw:formula="827627*logwidth/1668461"/>
          <draw:equation draw:name="f8183" draw:formula="567330*logheight/764002"/>
          <draw:equation draw:name="f8184" draw:formula="876134*logwidth/1668461"/>
          <draw:equation draw:name="f8185" draw:formula="567330*logheight/764002"/>
          <draw:equation draw:name="f8186" draw:formula="877804*logwidth/1668461"/>
          <draw:equation draw:name="f8187" draw:formula="572127*logheight/764002"/>
          <draw:equation draw:name="f8188" draw:formula="896520*logwidth/1668461"/>
          <draw:equation draw:name="f8189" draw:formula="572127*logheight/764002"/>
          <draw:equation draw:name="f8190" draw:formula="902660*logwidth/1668461"/>
          <draw:equation draw:name="f8191" draw:formula="570664*logheight/764002"/>
          <draw:equation draw:name="f8192" draw:formula="919800*logwidth/1668461"/>
          <draw:equation draw:name="f8193" draw:formula="567330*logheight/764002"/>
          <draw:equation draw:name="f8194" draw:formula="876134*logwidth/1668461"/>
          <draw:equation draw:name="f8195" draw:formula="567330*logheight/764002"/>
          <draw:equation draw:name="f8196" draw:formula="1042209*logwidth/1668461"/>
          <draw:equation draw:name="f8197" draw:formula="567330*logheight/764002"/>
          <draw:equation draw:name="f8198" draw:formula="1040818*logwidth/1668461"/>
          <draw:equation draw:name="f8199" draw:formula="572127*logheight/764002"/>
          <draw:equation draw:name="f8200" draw:formula="1053840*logwidth/1668461"/>
          <draw:equation draw:name="f8201" draw:formula="572127*logheight/764002"/>
          <draw:equation draw:name="f8202" draw:formula="1055231*logwidth/1668461"/>
          <draw:equation draw:name="f8203" draw:formula="567330*logheight/764002"/>
          <draw:equation draw:name="f8204" draw:formula="1042209*logwidth/1668461"/>
          <draw:equation draw:name="f8205" draw:formula="567330*logheight/764002"/>
          <draw:equation draw:name="f8206" draw:formula="1241376*logwidth/1668461"/>
          <draw:equation draw:name="f8207" draw:formula="567330*logheight/764002"/>
          <draw:equation draw:name="f8208" draw:formula="1238056*logwidth/1668461"/>
          <draw:equation draw:name="f8209" draw:formula="572127*logheight/764002"/>
          <draw:equation draw:name="f8210" draw:formula="1252469*logwidth/1668461"/>
          <draw:equation draw:name="f8211" draw:formula="572127*logheight/764002"/>
          <draw:equation draw:name="f8212" draw:formula="1253971*logwidth/1668461"/>
          <draw:equation draw:name="f8213" draw:formula="569997*logheight/764002"/>
          <draw:equation draw:name="f8214" draw:formula="1255752*logwidth/1668461"/>
          <draw:equation draw:name="f8215" draw:formula="572127*logheight/764002"/>
          <draw:equation draw:name="f8216" draw:formula="1278382*logwidth/1668461"/>
          <draw:equation draw:name="f8217" draw:formula="572127*logheight/764002"/>
          <draw:equation draw:name="f8218" draw:formula="1279236*logwidth/1668461"/>
          <draw:equation draw:name="f8219" draw:formula="571423*logheight/764002"/>
          <draw:equation draw:name="f8220" draw:formula="1281888*logwidth/1668461"/>
          <draw:equation draw:name="f8221" draw:formula="571423*logheight/764002"/>
          <draw:equation draw:name="f8222" draw:formula="1284745*logwidth/1668461"/>
          <draw:equation draw:name="f8223" draw:formula="571220*logheight/764002"/>
          <draw:equation draw:name="f8224" draw:formula="1300141*logwidth/1668461"/>
          <draw:equation draw:name="f8225" draw:formula="567330*logheight/764002"/>
          <draw:equation draw:name="f8226" draw:formula="1241376*logwidth/1668461"/>
          <draw:equation draw:name="f8227" draw:formula="567330*logheight/764002"/>
          <draw:equation draw:name="f8228" draw:formula="1330507*logwidth/1668461"/>
          <draw:equation draw:name="f8229" draw:formula="567330*logheight/764002"/>
          <draw:equation draw:name="f8230" draw:formula="1331657*logwidth/1668461"/>
          <draw:equation draw:name="f8231" draw:formula="570849*logheight/764002"/>
          <draw:equation draw:name="f8232" draw:formula="1331842*logwidth/1668461"/>
          <draw:equation draw:name="f8233" draw:formula="571034*logheight/764002"/>
          <draw:equation draw:name="f8234" draw:formula="1330488*logwidth/1668461"/>
          <draw:equation draw:name="f8235" draw:formula="572127*logheight/764002"/>
          <draw:equation draw:name="f8236" draw:formula="1402553*logwidth/1668461"/>
          <draw:equation draw:name="f8237" draw:formula="572127*logheight/764002"/>
          <draw:equation draw:name="f8238" draw:formula="1407654*logwidth/1668461"/>
          <draw:equation draw:name="f8239" draw:formula="567330*logheight/764002"/>
          <draw:equation draw:name="f8240" draw:formula="1330507*logwidth/1668461"/>
          <draw:equation draw:name="f8241" draw:formula="567330*logheight/764002"/>
          <draw:equation draw:name="f8242" draw:formula="1476177*logwidth/1668461"/>
          <draw:equation draw:name="f8243" draw:formula="567330*logheight/764002"/>
          <draw:equation draw:name="f8244" draw:formula="1476010*logwidth/1668461"/>
          <draw:equation draw:name="f8245" draw:formula="568108*logheight/764002"/>
          <draw:equation draw:name="f8246" draw:formula="1475490*logwidth/1668461"/>
          <draw:equation draw:name="f8247" draw:formula="572127*logheight/764002"/>
          <draw:equation draw:name="f8248" draw:formula="1497917*logwidth/1668461"/>
          <draw:equation draw:name="f8249" draw:formula="572127*logheight/764002"/>
          <draw:equation draw:name="f8250" draw:formula="1502053*logwidth/1668461"/>
          <draw:equation draw:name="f8251" draw:formula="567330*logheight/764002"/>
          <draw:equation draw:name="f8252" draw:formula="1476177*logwidth/1668461"/>
          <draw:equation draw:name="f8253" draw:formula="567330*logheight/764002"/>
          <draw:equation draw:name="f8254" draw:formula="1575398*logwidth/1668461"/>
          <draw:equation draw:name="f8255" draw:formula="567330*logheight/764002"/>
          <draw:equation draw:name="f8256" draw:formula="1570965*logwidth/1668461"/>
          <draw:equation draw:name="f8257" draw:formula="572127*logheight/764002"/>
          <draw:equation draw:name="f8258" draw:formula="1587678*logwidth/1668461"/>
          <draw:equation draw:name="f8259" draw:formula="572127*logheight/764002"/>
          <draw:equation draw:name="f8260" draw:formula="1592000*logwidth/1668461"/>
          <draw:equation draw:name="f8261" draw:formula="567330*logheight/764002"/>
          <draw:equation draw:name="f8262" draw:formula="1575398*logwidth/1668461"/>
          <draw:equation draw:name="f8263" draw:formula="567330*logheight/764002"/>
          <draw:equation draw:name="f8264" draw:formula="85013*logwidth/1668461"/>
          <draw:equation draw:name="f8265" draw:formula="576924*logheight/764002"/>
          <draw:equation draw:name="f8266" draw:formula="89539*logwidth/1668461"/>
          <draw:equation draw:name="f8267" draw:formula="581721*logheight/764002"/>
          <draw:equation draw:name="f8268" draw:formula="105900*logwidth/1668461"/>
          <draw:equation draw:name="f8269" draw:formula="581721*logheight/764002"/>
          <draw:equation draw:name="f8270" draw:formula="101225*logwidth/1668461"/>
          <draw:equation draw:name="f8271" draw:formula="576924*logheight/764002"/>
          <draw:equation draw:name="f8272" draw:formula="85013*logwidth/1668461"/>
          <draw:equation draw:name="f8273" draw:formula="576924*logheight/764002"/>
          <draw:equation draw:name="f8274" draw:formula="173884*logwidth/1668461"/>
          <draw:equation draw:name="f8275" draw:formula="576924*logheight/764002"/>
          <draw:equation draw:name="f8276" draw:formula="178187*logwidth/1668461"/>
          <draw:equation draw:name="f8277" draw:formula="581721*logheight/764002"/>
          <draw:equation draw:name="f8278" draw:formula="193324*logwidth/1668461"/>
          <draw:equation draw:name="f8279" draw:formula="581721*logheight/764002"/>
          <draw:equation draw:name="f8280" draw:formula="188835*logwidth/1668461"/>
          <draw:equation draw:name="f8281" draw:formula="576924*logheight/764002"/>
          <draw:equation draw:name="f8282" draw:formula="173884*logwidth/1668461"/>
          <draw:equation draw:name="f8283" draw:formula="576924*logheight/764002"/>
          <draw:equation draw:name="f8284" draw:formula="285311*logwidth/1668461"/>
          <draw:equation draw:name="f8285" draw:formula="576924*logheight/764002"/>
          <draw:equation draw:name="f8286" draw:formula="289299*logwidth/1668461"/>
          <draw:equation draw:name="f8287" draw:formula="581721*logheight/764002"/>
          <draw:equation draw:name="f8288" draw:formula="304065*logwidth/1668461"/>
          <draw:equation draw:name="f8289" draw:formula="581721*logheight/764002"/>
          <draw:equation draw:name="f8290" draw:formula="299910*logwidth/1668461"/>
          <draw:equation draw:name="f8291" draw:formula="576924*logheight/764002"/>
          <draw:equation draw:name="f8292" draw:formula="285311*logwidth/1668461"/>
          <draw:equation draw:name="f8293" draw:formula="576924*logheight/764002"/>
          <draw:equation draw:name="f8294" draw:formula="405902*logwidth/1668461"/>
          <draw:equation draw:name="f8295" draw:formula="576924*logheight/764002"/>
          <draw:equation draw:name="f8296" draw:formula="408833*logwidth/1668461"/>
          <draw:equation draw:name="f8297" draw:formula="581721*logheight/764002"/>
          <draw:equation draw:name="f8298" draw:formula="422782*logwidth/1668461"/>
          <draw:equation draw:name="f8299" draw:formula="581721*logheight/764002"/>
          <draw:equation draw:name="f8300" draw:formula="419685*logwidth/1668461"/>
          <draw:equation draw:name="f8301" draw:formula="576924*logheight/764002"/>
          <draw:equation draw:name="f8302" draw:formula="405902*logwidth/1668461"/>
          <draw:equation draw:name="f8303" draw:formula="576924*logheight/764002"/>
          <draw:equation draw:name="f8304" draw:formula="523878*logwidth/1668461"/>
          <draw:equation draw:name="f8305" draw:formula="576924*logheight/764002"/>
          <draw:equation draw:name="f8306" draw:formula="523136*logwidth/1668461"/>
          <draw:equation draw:name="f8307" draw:formula="577961*logheight/764002"/>
          <draw:equation draw:name="f8308" draw:formula="523099*logwidth/1668461"/>
          <draw:equation draw:name="f8309" draw:formula="581721*logheight/764002"/>
          <draw:equation draw:name="f8310" draw:formula="599412*logwidth/1668461"/>
          <draw:equation draw:name="f8311" draw:formula="581721*logheight/764002"/>
          <draw:equation draw:name="f8312" draw:formula="599282*logwidth/1668461"/>
          <draw:equation draw:name="f8313" draw:formula="576924*logheight/764002"/>
          <draw:equation draw:name="f8314" draw:formula="523878*logwidth/1668461"/>
          <draw:equation draw:name="f8315" draw:formula="576924*logheight/764002"/>
          <draw:equation draw:name="f8316" draw:formula="614270*logwidth/1668461"/>
          <draw:equation draw:name="f8317" draw:formula="576924*logheight/764002"/>
          <draw:equation draw:name="f8318" draw:formula="615772*logwidth/1668461"/>
          <draw:equation draw:name="f8319" draw:formula="581721*logheight/764002"/>
          <draw:equation draw:name="f8320" draw:formula="628479*logwidth/1668461"/>
          <draw:equation draw:name="f8321" draw:formula="581721*logheight/764002"/>
          <draw:equation draw:name="f8322" draw:formula="626958*logwidth/1668461"/>
          <draw:equation draw:name="f8323" draw:formula="576924*logheight/764002"/>
          <draw:equation draw:name="f8324" draw:formula="614270*logwidth/1668461"/>
          <draw:equation draw:name="f8325" draw:formula="576924*logheight/764002"/>
          <draw:equation draw:name="f8326" draw:formula="827627*logwidth/1668461"/>
          <draw:equation draw:name="f8327" draw:formula="576924*logheight/764002"/>
          <draw:equation draw:name="f8328" draw:formula="827627*logwidth/1668461"/>
          <draw:equation draw:name="f8329" draw:formula="581721*logheight/764002"/>
          <draw:equation draw:name="f8330" draw:formula="838738*logwidth/1668461"/>
          <draw:equation draw:name="f8331" draw:formula="581721*logheight/764002"/>
          <draw:equation draw:name="f8332" draw:formula="838738*logwidth/1668461"/>
          <draw:equation draw:name="f8333" draw:formula="576924*logheight/764002"/>
          <draw:equation draw:name="f8334" draw:formula="827627*logwidth/1668461"/>
          <draw:equation draw:name="f8335" draw:formula="576924*logheight/764002"/>
          <draw:equation draw:name="f8336" draw:formula="1039204*logwidth/1668461"/>
          <draw:equation draw:name="f8337" draw:formula="576924*logheight/764002"/>
          <draw:equation draw:name="f8338" draw:formula="1037590*logwidth/1668461"/>
          <draw:equation draw:name="f8339" draw:formula="581721*logheight/764002"/>
          <draw:equation draw:name="f8340" draw:formula="1050723*logwidth/1668461"/>
          <draw:equation draw:name="f8341" draw:formula="581721*logheight/764002"/>
          <draw:equation draw:name="f8342" draw:formula="1052281*logwidth/1668461"/>
          <draw:equation draw:name="f8343" draw:formula="576924*logheight/764002"/>
          <draw:equation draw:name="f8344" draw:formula="1039204*logwidth/1668461"/>
          <draw:equation draw:name="f8345" draw:formula="576924*logheight/764002"/>
          <draw:equation draw:name="f8346" draw:formula="1234717*logwidth/1668461"/>
          <draw:equation draw:name="f8347" draw:formula="576924*logheight/764002"/>
          <draw:equation draw:name="f8348" draw:formula="1231007*logwidth/1668461"/>
          <draw:equation draw:name="f8349" draw:formula="581721*logheight/764002"/>
          <draw:equation draw:name="f8350" draw:formula="1245661*logwidth/1668461"/>
          <draw:equation draw:name="f8351" draw:formula="581721*logheight/764002"/>
          <draw:equation draw:name="f8352" draw:formula="1249074*logwidth/1668461"/>
          <draw:equation draw:name="f8353" draw:formula="576924*logheight/764002"/>
          <draw:equation draw:name="f8354" draw:formula="1234717*logwidth/1668461"/>
          <draw:equation draw:name="f8355" draw:formula="576924*logheight/764002"/>
          <draw:equation draw:name="f8356" draw:formula="1263079*logwidth/1668461"/>
          <draw:equation draw:name="f8357" draw:formula="576924*logheight/764002"/>
          <draw:equation draw:name="f8358" draw:formula="1265843*logwidth/1668461"/>
          <draw:equation draw:name="f8359" draw:formula="577294*logheight/764002"/>
          <draw:equation draw:name="f8360" draw:formula="1268866*logwidth/1668461"/>
          <draw:equation draw:name="f8361" draw:formula="576924*logheight/764002"/>
          <draw:equation draw:name="f8362" draw:formula="1263079*logwidth/1668461"/>
          <draw:equation draw:name="f8363" draw:formula="576924*logheight/764002"/>
          <draw:equation draw:name="f8364" draw:formula="1329004*logwidth/1668461"/>
          <draw:equation draw:name="f8365" draw:formula="576924*logheight/764002"/>
          <draw:equation draw:name="f8366" draw:formula="1329004*logwidth/1668461"/>
          <draw:equation draw:name="f8367" draw:formula="577017*logheight/764002"/>
          <draw:equation draw:name="f8368" draw:formula="1329857*logwidth/1668461"/>
          <draw:equation draw:name="f8369" draw:formula="580999*logheight/764002"/>
          <draw:equation draw:name="f8370" draw:formula="1333846*logwidth/1668461"/>
          <draw:equation draw:name="f8371" draw:formula="579850*logheight/764002"/>
          <draw:equation draw:name="f8372" draw:formula="1341544*logwidth/1668461"/>
          <draw:equation draw:name="f8373" draw:formula="579295*logheight/764002"/>
          <draw:equation draw:name="f8374" draw:formula="1341061*logwidth/1668461"/>
          <draw:equation draw:name="f8375" draw:formula="581721*logheight/764002"/>
          <draw:equation draw:name="f8376" draw:formula="1393854*logwidth/1668461"/>
          <draw:equation draw:name="f8377" draw:formula="581721*logheight/764002"/>
          <draw:equation draw:name="f8378" draw:formula="1398101*logwidth/1668461"/>
          <draw:equation draw:name="f8379" draw:formula="576924*logheight/764002"/>
          <draw:equation draw:name="f8380" draw:formula="1329004*logwidth/1668461"/>
          <draw:equation draw:name="f8381" draw:formula="576924*logheight/764002"/>
          <draw:equation draw:name="f8382" draw:formula="1474952*logwidth/1668461"/>
          <draw:equation draw:name="f8383" draw:formula="576924*logheight/764002"/>
          <draw:equation draw:name="f8384" draw:formula="1472337*logwidth/1668461"/>
          <draw:equation draw:name="f8385" draw:formula="581721*logheight/764002"/>
          <draw:equation draw:name="f8386" draw:formula="1501831*logwidth/1668461"/>
          <draw:equation draw:name="f8387" draw:formula="581721*logheight/764002"/>
          <draw:equation draw:name="f8388" draw:formula="1499475*logwidth/1668461"/>
          <draw:equation draw:name="f8389" draw:formula="580147*logheight/764002"/>
          <draw:equation draw:name="f8390" draw:formula="1493205*logwidth/1668461"/>
          <draw:equation draw:name="f8391" draw:formula="577591*logheight/764002"/>
          <draw:equation draw:name="f8392" draw:formula="1493780*logwidth/1668461"/>
          <draw:equation draw:name="f8393" draw:formula="576924*logheight/764002"/>
          <draw:equation draw:name="f8394" draw:formula="1474952*logwidth/1668461"/>
          <draw:equation draw:name="f8395" draw:formula="576924*logheight/764002"/>
          <draw:equation draw:name="f8396" draw:formula="1566328*logwidth/1668461"/>
          <draw:equation draw:name="f8397" draw:formula="576924*logheight/764002"/>
          <draw:equation draw:name="f8398" draw:formula="1561690*logwidth/1668461"/>
          <draw:equation draw:name="f8399" draw:formula="581721*logheight/764002"/>
          <draw:equation draw:name="f8400" draw:formula="1578997*logwidth/1668461"/>
          <draw:equation draw:name="f8401" draw:formula="581721*logheight/764002"/>
          <draw:equation draw:name="f8402" draw:formula="1583356*logwidth/1668461"/>
          <draw:equation draw:name="f8403" draw:formula="576924*logheight/764002"/>
          <draw:equation draw:name="f8404" draw:formula="1566328*logwidth/1668461"/>
          <draw:equation draw:name="f8405" draw:formula="576924*logheight/764002"/>
          <draw:equation draw:name="f8406" draw:formula="94213*logwidth/1668461"/>
          <draw:equation draw:name="f8407" draw:formula="586536*logheight/764002"/>
          <draw:equation draw:name="f8408" draw:formula="98869*logwidth/1668461"/>
          <draw:equation draw:name="f8409" draw:formula="591333*logheight/764002"/>
          <draw:equation draw:name="f8410" draw:formula="115824*logwidth/1668461"/>
          <draw:equation draw:name="f8411" draw:formula="591333*logheight/764002"/>
          <draw:equation draw:name="f8412" draw:formula="110815*logwidth/1668461"/>
          <draw:equation draw:name="f8413" draw:formula="586536*logheight/764002"/>
          <draw:equation draw:name="f8414" draw:formula="94213*logwidth/1668461"/>
          <draw:equation draw:name="f8415" draw:formula="586536*logheight/764002"/>
          <draw:equation draw:name="f8416" draw:formula="182825*logwidth/1668461"/>
          <draw:equation draw:name="f8417" draw:formula="586536*logheight/764002"/>
          <draw:equation draw:name="f8418" draw:formula="187444*logwidth/1668461"/>
          <draw:equation draw:name="f8419" draw:formula="591333*logheight/764002"/>
          <draw:equation draw:name="f8420" draw:formula="203007*logwidth/1668461"/>
          <draw:equation draw:name="f8421" draw:formula="591333*logheight/764002"/>
          <draw:equation draw:name="f8422" draw:formula="198165*logwidth/1668461"/>
          <draw:equation draw:name="f8423" draw:formula="586536*logheight/764002"/>
          <draw:equation draw:name="f8424" draw:formula="182825*logwidth/1668461"/>
          <draw:equation draw:name="f8425" draw:formula="586536*logheight/764002"/>
          <draw:equation draw:name="f8426" draw:formula="293603*logwidth/1668461"/>
          <draw:equation draw:name="f8427" draw:formula="586536*logheight/764002"/>
          <draw:equation draw:name="f8428" draw:formula="297906*logwidth/1668461"/>
          <draw:equation draw:name="f8429" draw:formula="591333*logheight/764002"/>
          <draw:equation draw:name="f8430" draw:formula="312969*logwidth/1668461"/>
          <draw:equation draw:name="f8431" draw:formula="591333*logheight/764002"/>
          <draw:equation draw:name="f8432" draw:formula="308480*logwidth/1668461"/>
          <draw:equation draw:name="f8433" draw:formula="586536*logheight/764002"/>
          <draw:equation draw:name="f8434" draw:formula="293603*logwidth/1668461"/>
          <draw:equation draw:name="f8435" draw:formula="586536*logheight/764002"/>
          <draw:equation draw:name="f8436" draw:formula="411986*logwidth/1668461"/>
          <draw:equation draw:name="f8437" draw:formula="586536*logheight/764002"/>
          <draw:equation draw:name="f8438" draw:formula="415214*logwidth/1668461"/>
          <draw:equation draw:name="f8439" draw:formula="591333*logheight/764002"/>
          <draw:equation draw:name="f8440" draw:formula="429460*logwidth/1668461"/>
          <draw:equation draw:name="f8441" draw:formula="591333*logheight/764002"/>
          <draw:equation draw:name="f8442" draw:formula="426103*logwidth/1668461"/>
          <draw:equation draw:name="f8443" draw:formula="586536*logheight/764002"/>
          <draw:equation draw:name="f8444" draw:formula="411986*logwidth/1668461"/>
          <draw:equation draw:name="f8445" draw:formula="586536*logheight/764002"/>
          <draw:equation draw:name="f8446" draw:formula="525102*logwidth/1668461"/>
          <draw:equation draw:name="f8447" draw:formula="586536*logheight/764002"/>
          <draw:equation draw:name="f8448" draw:formula="525417*logwidth/1668461"/>
          <draw:equation draw:name="f8449" draw:formula="587259*logheight/764002"/>
          <draw:equation draw:name="f8450" draw:formula="527124*logwidth/1668461"/>
          <draw:equation draw:name="f8451" draw:formula="591333*logheight/764002"/>
          <draw:equation draw:name="f8452" draw:formula="594663*logwidth/1668461"/>
          <draw:equation draw:name="f8453" draw:formula="591333*logheight/764002"/>
          <draw:equation draw:name="f8454" draw:formula="597223*logwidth/1668461"/>
          <draw:equation draw:name="f8455" draw:formula="587814*logheight/764002"/>
          <draw:equation draw:name="f8456" draw:formula="597761*logwidth/1668461"/>
          <draw:equation draw:name="f8457" draw:formula="586536*logheight/764002"/>
          <draw:equation draw:name="f8458" draw:formula="525102*logwidth/1668461"/>
          <draw:equation draw:name="f8459" draw:formula="586536*logheight/764002"/>
          <draw:equation draw:name="f8460" draw:formula="617293*logwidth/1668461"/>
          <draw:equation draw:name="f8461" draw:formula="586536*logheight/764002"/>
          <draw:equation draw:name="f8462" draw:formula="618814*logwidth/1668461"/>
          <draw:equation draw:name="f8463" draw:formula="591333*logheight/764002"/>
          <draw:equation draw:name="f8464" draw:formula="631892*logwidth/1668461"/>
          <draw:equation draw:name="f8465" draw:formula="591333*logheight/764002"/>
          <draw:equation draw:name="f8466" draw:formula="630148*logwidth/1668461"/>
          <draw:equation draw:name="f8467" draw:formula="586536*logheight/764002"/>
          <draw:equation draw:name="f8468" draw:formula="617293*logwidth/1668461"/>
          <draw:equation draw:name="f8469" draw:formula="586536*logheight/764002"/>
          <draw:equation draw:name="f8470" draw:formula="827627*logwidth/1668461"/>
          <draw:equation draw:name="f8471" draw:formula="586536*logheight/764002"/>
          <draw:equation draw:name="f8472" draw:formula="827627*logwidth/1668461"/>
          <draw:equation draw:name="f8473" draw:formula="591333*logheight/764002"/>
          <draw:equation draw:name="f8474" draw:formula="838738*logwidth/1668461"/>
          <draw:equation draw:name="f8475" draw:formula="591333*logheight/764002"/>
          <draw:equation draw:name="f8476" draw:formula="838738*logwidth/1668461"/>
          <draw:equation draw:name="f8477" draw:formula="586536*logheight/764002"/>
          <draw:equation draw:name="f8478" draw:formula="827627*logwidth/1668461"/>
          <draw:equation draw:name="f8479" draw:formula="586536*logheight/764002"/>
          <draw:equation draw:name="f8480" draw:formula="1035958*logwidth/1668461"/>
          <draw:equation draw:name="f8481" draw:formula="586536*logheight/764002"/>
          <draw:equation draw:name="f8482" draw:formula="1034344*logwidth/1668461"/>
          <draw:equation draw:name="f8483" draw:formula="591333*logheight/764002"/>
          <draw:equation draw:name="f8484" draw:formula="1047625*logwidth/1668461"/>
          <draw:equation draw:name="f8485" draw:formula="591333*logheight/764002"/>
          <draw:equation draw:name="f8486" draw:formula="1049165*logwidth/1668461"/>
          <draw:equation draw:name="f8487" draw:formula="586536*logheight/764002"/>
          <draw:equation draw:name="f8488" draw:formula="1035958*logwidth/1668461"/>
          <draw:equation draw:name="f8489" draw:formula="586536*logheight/764002"/>
          <draw:equation draw:name="f8490" draw:formula="1227204*logwidth/1668461"/>
          <draw:equation draw:name="f8491" draw:formula="586536*logheight/764002"/>
          <draw:equation draw:name="f8492" draw:formula="1223420*logwidth/1668461"/>
          <draw:equation draw:name="f8493" draw:formula="591333*logheight/764002"/>
          <draw:equation draw:name="f8494" draw:formula="1238389*logwidth/1668461"/>
          <draw:equation draw:name="f8495" draw:formula="591333*logheight/764002"/>
          <draw:equation draw:name="f8496" draw:formula="1242044*logwidth/1668461"/>
          <draw:equation draw:name="f8497" draw:formula="586536*logheight/764002"/>
          <draw:equation draw:name="f8498" draw:formula="1227204*logwidth/1668461"/>
          <draw:equation draw:name="f8499" draw:formula="586536*logheight/764002"/>
          <draw:equation draw:name="f8500" draw:formula="1340746*logwidth/1668461"/>
          <draw:equation draw:name="f8501" draw:formula="586536*logheight/764002"/>
          <draw:equation draw:name="f8502" draw:formula="1345142*logwidth/1668461"/>
          <draw:equation draw:name="f8503" draw:formula="591333*logheight/764002"/>
          <draw:equation draw:name="f8504" draw:formula="1377252*logwidth/1668461"/>
          <draw:equation draw:name="f8505" draw:formula="591333*logheight/764002"/>
          <draw:equation draw:name="f8506" draw:formula="1381796*logwidth/1668461"/>
          <draw:equation draw:name="f8507" draw:formula="590092*logheight/764002"/>
          <draw:equation draw:name="f8508" draw:formula="1389290*logwidth/1668461"/>
          <draw:equation draw:name="f8509" draw:formula="586536*logheight/764002"/>
          <draw:equation draw:name="f8510" draw:formula="1340746*logwidth/1668461"/>
          <draw:equation draw:name="f8511" draw:formula="586536*logheight/764002"/>
          <draw:equation draw:name="f8512" draw:formula="1466123*logwidth/1668461"/>
          <draw:equation draw:name="f8513" draw:formula="586536*logheight/764002"/>
          <draw:equation draw:name="f8514" draw:formula="1466049*logwidth/1668461"/>
          <draw:equation draw:name="f8515" draw:formula="586592*logheight/764002"/>
          <draw:equation draw:name="f8516" draw:formula="1459501*logwidth/1668461"/>
          <draw:equation draw:name="f8517" draw:formula="590944*logheight/764002"/>
          <draw:equation draw:name="f8518" draw:formula="1458684*logwidth/1668461"/>
          <draw:equation draw:name="f8519" draw:formula="591333*logheight/764002"/>
          <draw:equation draw:name="f8520" draw:formula="1494374*logwidth/1668461"/>
          <draw:equation draw:name="f8521" draw:formula="591333*logheight/764002"/>
          <draw:equation draw:name="f8522" draw:formula="1495969*logwidth/1668461"/>
          <draw:equation draw:name="f8523" draw:formula="589814*logheight/764002"/>
          <draw:equation draw:name="f8524" draw:formula="1499327*logwidth/1668461"/>
          <draw:equation draw:name="f8525" draw:formula="586536*logheight/764002"/>
          <draw:equation draw:name="f8526" draw:formula="1466123*logwidth/1668461"/>
          <draw:equation draw:name="f8527" draw:formula="586536*logheight/764002"/>
          <draw:equation draw:name="f8528" draw:formula="1556738*logwidth/1668461"/>
          <draw:equation draw:name="f8529" draw:formula="586536*logheight/764002"/>
          <draw:equation draw:name="f8530" draw:formula="1551729*logwidth/1668461"/>
          <draw:equation draw:name="f8531" draw:formula="591333*logheight/764002"/>
          <draw:equation draw:name="f8532" draw:formula="1569444*logwidth/1668461"/>
          <draw:equation draw:name="f8533" draw:formula="591333*logheight/764002"/>
          <draw:equation draw:name="f8534" draw:formula="1574211*logwidth/1668461"/>
          <draw:equation draw:name="f8535" draw:formula="586536*logheight/764002"/>
          <draw:equation draw:name="f8536" draw:formula="1556738*logwidth/1668461"/>
          <draw:equation draw:name="f8537" draw:formula="586536*logheight/764002"/>
          <draw:equation draw:name="f8538" draw:formula="103878*logwidth/1668461"/>
          <draw:equation draw:name="f8539" draw:formula="596149*logheight/764002"/>
          <draw:equation draw:name="f8540" draw:formula="108905*logwidth/1668461"/>
          <draw:equation draw:name="f8541" draw:formula="600946*logheight/764002"/>
          <draw:equation draw:name="f8542" draw:formula="126304*logwidth/1668461"/>
          <draw:equation draw:name="f8543" draw:formula="600946*logheight/764002"/>
          <draw:equation draw:name="f8544" draw:formula="120906*logwidth/1668461"/>
          <draw:equation draw:name="f8545" draw:formula="596149*logheight/764002"/>
          <draw:equation draw:name="f8546" draw:formula="103878*logwidth/1668461"/>
          <draw:equation draw:name="f8547" draw:formula="596149*logheight/764002"/>
          <draw:equation draw:name="f8548" draw:formula="192248*logwidth/1668461"/>
          <draw:equation draw:name="f8549" draw:formula="596149*logheight/764002"/>
          <draw:equation draw:name="f8550" draw:formula="197219*logwidth/1668461"/>
          <draw:equation draw:name="f8551" draw:formula="600946*logheight/764002"/>
          <draw:equation draw:name="f8552" draw:formula="213209*logwidth/1668461"/>
          <draw:equation draw:name="f8553" draw:formula="600946*logheight/764002"/>
          <draw:equation draw:name="f8554" draw:formula="208015*logwidth/1668461"/>
          <draw:equation draw:name="f8555" draw:formula="596149*logheight/764002"/>
          <draw:equation draw:name="f8556" draw:formula="192248*logwidth/1668461"/>
          <draw:equation draw:name="f8557" draw:formula="596149*logheight/764002"/>
          <draw:equation draw:name="f8558" draw:formula="302377*logwidth/1668461"/>
          <draw:equation draw:name="f8559" draw:formula="596149*logheight/764002"/>
          <draw:equation draw:name="f8560" draw:formula="306996*logwidth/1668461"/>
          <draw:equation draw:name="f8561" draw:formula="600946*logheight/764002"/>
          <draw:equation draw:name="f8562" draw:formula="322336*logwidth/1668461"/>
          <draw:equation draw:name="f8563" draw:formula="600946*logheight/764002"/>
          <draw:equation draw:name="f8564" draw:formula="317550*logwidth/1668461"/>
          <draw:equation draw:name="f8565" draw:formula="596149*logheight/764002"/>
          <draw:equation draw:name="f8566" draw:formula="302377*logwidth/1668461"/>
          <draw:equation draw:name="f8567" draw:formula="596149*logheight/764002"/>
          <draw:equation draw:name="f8568" draw:formula="418497*logwidth/1668461"/>
          <draw:equation draw:name="f8569" draw:formula="596149*logheight/764002"/>
          <draw:equation draw:name="f8570" draw:formula="421985*logwidth/1668461"/>
          <draw:equation draw:name="f8571" draw:formula="600946*logheight/764002"/>
          <draw:equation draw:name="f8572" draw:formula="436620*logwidth/1668461"/>
          <draw:equation draw:name="f8573" draw:formula="600946*logheight/764002"/>
          <draw:equation draw:name="f8574" draw:formula="432948*logwidth/1668461"/>
          <draw:equation draw:name="f8575" draw:formula="596149*logheight/764002"/>
          <draw:equation draw:name="f8576" draw:formula="418497*logwidth/1668461"/>
          <draw:equation draw:name="f8577" draw:formula="596149*logheight/764002"/>
          <draw:equation draw:name="f8578" draw:formula="527996*logwidth/1668461"/>
          <draw:equation draw:name="f8579" draw:formula="596149*logheight/764002"/>
          <draw:equation draw:name="f8580" draw:formula="528701*logwidth/1668461"/>
          <draw:equation draw:name="f8581" draw:formula="600946*logheight/764002"/>
          <draw:equation draw:name="f8582" draw:formula="583960*logwidth/1668461"/>
          <draw:equation draw:name="f8583" draw:formula="600946*logheight/764002"/>
          <draw:equation draw:name="f8584" draw:formula="584498*logwidth/1668461"/>
          <draw:equation draw:name="f8585" draw:formula="599668*logheight/764002"/>
          <draw:equation draw:name="f8586" draw:formula="584108*logwidth/1668461"/>
          <draw:equation draw:name="f8587" draw:formula="596149*logheight/764002"/>
          <draw:equation draw:name="f8588" draw:formula="527996*logwidth/1668461"/>
          <draw:equation draw:name="f8589" draw:formula="596149*logheight/764002"/>
          <draw:equation draw:name="f8590" draw:formula="620651*logwidth/1668461"/>
          <draw:equation draw:name="f8591" draw:formula="596149*logheight/764002"/>
          <draw:equation draw:name="f8592" draw:formula="622469*logwidth/1668461"/>
          <draw:equation draw:name="f8593" draw:formula="600946*logheight/764002"/>
          <draw:equation draw:name="f8594" draw:formula="635398*logwidth/1668461"/>
          <draw:equation draw:name="f8595" draw:formula="600946*logheight/764002"/>
          <draw:equation draw:name="f8596" draw:formula="633636*logwidth/1668461"/>
          <draw:equation draw:name="f8597" draw:formula="596149*logheight/764002"/>
          <draw:equation draw:name="f8598" draw:formula="620651*logwidth/1668461"/>
          <draw:equation draw:name="f8599" draw:formula="596149*logheight/764002"/>
          <draw:equation draw:name="f8600" draw:formula="827627*logwidth/1668461"/>
          <draw:equation draw:name="f8601" draw:formula="596149*logheight/764002"/>
          <draw:equation draw:name="f8602" draw:formula="827627*logwidth/1668461"/>
          <draw:equation draw:name="f8603" draw:formula="600946*logheight/764002"/>
          <draw:equation draw:name="f8604" draw:formula="838738*logwidth/1668461"/>
          <draw:equation draw:name="f8605" draw:formula="600946*logheight/764002"/>
          <draw:equation draw:name="f8606" draw:formula="838738*logwidth/1668461"/>
          <draw:equation draw:name="f8607" draw:formula="596149*logheight/764002"/>
          <draw:equation draw:name="f8608" draw:formula="827627*logwidth/1668461"/>
          <draw:equation draw:name="f8609" draw:formula="596149*logheight/764002"/>
          <draw:equation draw:name="f8610" draw:formula="1032674*logwidth/1668461"/>
          <draw:equation draw:name="f8611" draw:formula="596149*logheight/764002"/>
          <draw:equation draw:name="f8612" draw:formula="1030764*logwidth/1668461"/>
          <draw:equation draw:name="f8613" draw:formula="600946*logheight/764002"/>
          <draw:equation draw:name="f8614" draw:formula="1044119*logwidth/1668461"/>
          <draw:equation draw:name="f8615" draw:formula="600946*logheight/764002"/>
          <draw:equation draw:name="f8616" draw:formula="1045974*logwidth/1668461"/>
          <draw:equation draw:name="f8617" draw:formula="596149*logheight/764002"/>
          <draw:equation draw:name="f8618" draw:formula="1032674*logwidth/1668461"/>
          <draw:equation draw:name="f8619" draw:formula="596149*logheight/764002"/>
          <draw:equation draw:name="f8620" draw:formula="1219617*logwidth/1668461"/>
          <draw:equation draw:name="f8621" draw:formula="596149*logheight/764002"/>
          <draw:equation draw:name="f8622" draw:formula="1215536*logwidth/1668461"/>
          <draw:equation draw:name="f8623" draw:formula="600946*logheight/764002"/>
          <draw:equation draw:name="f8624" draw:formula="1230747*logwidth/1668461"/>
          <draw:equation draw:name="f8625" draw:formula="600946*logheight/764002"/>
          <draw:equation draw:name="f8626" draw:formula="1234661*logwidth/1668461"/>
          <draw:equation draw:name="f8627" draw:formula="596149*logheight/764002"/>
          <draw:equation draw:name="f8628" draw:formula="1219617*logwidth/1668461"/>
          <draw:equation draw:name="f8629" draw:formula="596149*logheight/764002"/>
          <draw:equation draw:name="f8630" draw:formula="1348296*logwidth/1668461"/>
          <draw:equation draw:name="f8631" draw:formula="596149*logheight/764002"/>
          <draw:equation draw:name="f8632" draw:formula="1347609*logwidth/1668461"/>
          <draw:equation draw:name="f8633" draw:formula="597204*logheight/764002"/>
          <draw:equation draw:name="f8634" draw:formula="1346942*logwidth/1668461"/>
          <draw:equation draw:name="f8635" draw:formula="598630*logheight/764002"/>
          <draw:equation draw:name="f8636" draw:formula="1344512*logwidth/1668461"/>
          <draw:equation draw:name="f8637" draw:formula="600946*logheight/764002"/>
          <draw:equation draw:name="f8638" draw:formula="1373004*logwidth/1668461"/>
          <draw:equation draw:name="f8639" draw:formula="600946*logheight/764002"/>
          <draw:equation draw:name="f8640" draw:formula="1373913*logwidth/1668461"/>
          <draw:equation draw:name="f8641" draw:formula="599205*logheight/764002"/>
          <draw:equation draw:name="f8642" draw:formula="1375174*logwidth/1668461"/>
          <draw:equation draw:name="f8643" draw:formula="596149*logheight/764002"/>
          <draw:equation draw:name="f8644" draw:formula="1348296*logwidth/1668461"/>
          <draw:equation draw:name="f8645" draw:formula="596149*logheight/764002"/>
          <draw:equation draw:name="f8646" draw:formula="1450318*logwidth/1668461"/>
          <draw:equation draw:name="f8647" draw:formula="596149*logheight/764002"/>
          <draw:equation draw:name="f8648" draw:formula="1443381*logwidth/1668461"/>
          <draw:equation draw:name="f8649" draw:formula="600946*logheight/764002"/>
          <draw:equation draw:name="f8650" draw:formula="1480220*logwidth/1668461"/>
          <draw:equation draw:name="f8651" draw:formula="600946*logheight/764002"/>
          <draw:equation draw:name="f8652" draw:formula="1482854*logwidth/1668461"/>
          <draw:equation draw:name="f8653" draw:formula="599112*logheight/764002"/>
          <draw:equation draw:name="f8654" draw:formula="1484561*logwidth/1668461"/>
          <draw:equation draw:name="f8655" draw:formula="597204*logheight/764002"/>
          <draw:equation draw:name="f8656" draw:formula="1487956*logwidth/1668461"/>
          <draw:equation draw:name="f8657" draw:formula="596149*logheight/764002"/>
          <draw:equation draw:name="f8658" draw:formula="1450318*logwidth/1668461"/>
          <draw:equation draw:name="f8659" draw:formula="596149*logheight/764002"/>
          <draw:equation draw:name="f8660" draw:formula="1546628*logwidth/1668461"/>
          <draw:equation draw:name="f8661" draw:formula="596149*logheight/764002"/>
          <draw:equation draw:name="f8662" draw:formula="1541249*logwidth/1668461"/>
          <draw:equation draw:name="f8663" draw:formula="600946*logheight/764002"/>
          <draw:equation draw:name="f8664" draw:formula="1559538*logwidth/1668461"/>
          <draw:equation draw:name="f8665" draw:formula="600946*logheight/764002"/>
          <draw:equation draw:name="f8666" draw:formula="1564658*logwidth/1668461"/>
          <draw:equation draw:name="f8667" draw:formula="596149*logheight/764002"/>
          <draw:equation draw:name="f8668" draw:formula="1546628*logwidth/1668461"/>
          <draw:equation draw:name="f8669" draw:formula="596149*logheight/764002"/>
          <draw:equation draw:name="f8670" draw:formula="114024*logwidth/1668461"/>
          <draw:equation draw:name="f8671" draw:formula="605742*logheight/764002"/>
          <draw:equation draw:name="f8672" draw:formula="119441*logwidth/1668461"/>
          <draw:equation draw:name="f8673" draw:formula="610558*logheight/764002"/>
          <draw:equation draw:name="f8674" draw:formula="137360*logwidth/1668461"/>
          <draw:equation draw:name="f8675" draw:formula="610558*logheight/764002"/>
          <draw:equation draw:name="f8676" draw:formula="131702*logwidth/1668461"/>
          <draw:equation draw:name="f8677" draw:formula="605742*logheight/764002"/>
          <draw:equation draw:name="f8678" draw:formula="114024*logwidth/1668461"/>
          <draw:equation draw:name="f8679" draw:formula="605742*logheight/764002"/>
          <draw:equation draw:name="f8680" draw:formula="202209*logwidth/1668461"/>
          <draw:equation draw:name="f8681" draw:formula="605742*logheight/764002"/>
          <draw:equation draw:name="f8682" draw:formula="207533*logwidth/1668461"/>
          <draw:equation draw:name="f8683" draw:formula="610558*logheight/764002"/>
          <draw:equation draw:name="f8684" draw:formula="223986*logwidth/1668461"/>
          <draw:equation draw:name="f8685" draw:formula="610558*logheight/764002"/>
          <draw:equation draw:name="f8686" draw:formula="218421*logwidth/1668461"/>
          <draw:equation draw:name="f8687" draw:formula="605742*logheight/764002"/>
          <draw:equation draw:name="f8688" draw:formula="202209*logwidth/1668461"/>
          <draw:equation draw:name="f8689" draw:formula="605742*logheight/764002"/>
          <draw:equation draw:name="f8690" draw:formula="311633*logwidth/1668461"/>
          <draw:equation draw:name="f8691" draw:formula="605742*logheight/764002"/>
          <draw:equation draw:name="f8692" draw:formula="316586*logwidth/1668461"/>
          <draw:equation draw:name="f8693" draw:formula="610558*logheight/764002"/>
          <draw:equation draw:name="f8694" draw:formula="332242*logwidth/1668461"/>
          <draw:equation draw:name="f8695" draw:formula="610558*logheight/764002"/>
          <draw:equation draw:name="f8696" draw:formula="327141*logwidth/1668461"/>
          <draw:equation draw:name="f8697" draw:formula="605742*logheight/764002"/>
          <draw:equation draw:name="f8698" draw:formula="311633*logwidth/1668461"/>
          <draw:equation draw:name="f8699" draw:formula="605742*logheight/764002"/>
          <draw:equation draw:name="f8700" draw:formula="425491*logwidth/1668461"/>
          <draw:equation draw:name="f8701" draw:formula="605742*logheight/764002"/>
          <draw:equation draw:name="f8702" draw:formula="429238*logwidth/1668461"/>
          <draw:equation draw:name="f8703" draw:formula="610558*logheight/764002"/>
          <draw:equation draw:name="f8704" draw:formula="444244*logwidth/1668461"/>
          <draw:equation draw:name="f8705" draw:formula="610558*logheight/764002"/>
          <draw:equation draw:name="f8706" draw:formula="440275*logwidth/1668461"/>
          <draw:equation draw:name="f8707" draw:formula="605742*logheight/764002"/>
          <draw:equation draw:name="f8708" draw:formula="425491*logwidth/1668461"/>
          <draw:equation draw:name="f8709" draw:formula="605742*logheight/764002"/>
          <draw:equation draw:name="f8710" draw:formula="529702*logwidth/1668461"/>
          <draw:equation draw:name="f8711" draw:formula="605742*logheight/764002"/>
          <draw:equation draw:name="f8712" draw:formula="531297*logwidth/1668461"/>
          <draw:equation draw:name="f8713" draw:formula="610558*logheight/764002"/>
          <draw:equation draw:name="f8714" draw:formula="582123*logwidth/1668461"/>
          <draw:equation draw:name="f8715" draw:formula="610558*logheight/764002"/>
          <draw:equation draw:name="f8716" draw:formula="582977*logwidth/1668461"/>
          <draw:equation draw:name="f8717" draw:formula="608872*logheight/764002"/>
          <draw:equation draw:name="f8718" draw:formula="582457*logwidth/1668461"/>
          <draw:equation draw:name="f8719" draw:formula="605742*logheight/764002"/>
          <draw:equation draw:name="f8720" draw:formula="529702*logwidth/1668461"/>
          <draw:equation draw:name="f8721" draw:formula="605742*logheight/764002"/>
          <draw:equation draw:name="f8722" draw:formula="624305*logwidth/1668461"/>
          <draw:equation draw:name="f8723" draw:formula="605742*logheight/764002"/>
          <draw:equation draw:name="f8724" draw:formula="626142*logwidth/1668461"/>
          <draw:equation draw:name="f8725" draw:formula="610558*logheight/764002"/>
          <draw:equation draw:name="f8726" draw:formula="639312*logwidth/1668461"/>
          <draw:equation draw:name="f8727" draw:formula="610558*logheight/764002"/>
          <draw:equation draw:name="f8728" draw:formula="637345*logwidth/1668461"/>
          <draw:equation draw:name="f8729" draw:formula="605742*logheight/764002"/>
          <draw:equation draw:name="f8730" draw:formula="624305*logwidth/1668461"/>
          <draw:equation draw:name="f8731" draw:formula="605742*logheight/764002"/>
          <draw:equation draw:name="f8732" draw:formula="827627*logwidth/1668461"/>
          <draw:equation draw:name="f8733" draw:formula="605742*logheight/764002"/>
          <draw:equation draw:name="f8734" draw:formula="827627*logwidth/1668461"/>
          <draw:equation draw:name="f8735" draw:formula="610558*logheight/764002"/>
          <draw:equation draw:name="f8736" draw:formula="838738*logwidth/1668461"/>
          <draw:equation draw:name="f8737" draw:formula="610558*logheight/764002"/>
          <draw:equation draw:name="f8738" draw:formula="838738*logwidth/1668461"/>
          <draw:equation draw:name="f8739" draw:formula="605742*logheight/764002"/>
          <draw:equation draw:name="f8740" draw:formula="827627*logwidth/1668461"/>
          <draw:equation draw:name="f8741" draw:formula="605742*logheight/764002"/>
          <draw:equation draw:name="f8742" draw:formula="1028853*logwidth/1668461"/>
          <draw:equation draw:name="f8743" draw:formula="605742*logheight/764002"/>
          <draw:equation draw:name="f8744" draw:formula="1026943*logwidth/1668461"/>
          <draw:equation draw:name="f8745" draw:formula="610558*logheight/764002"/>
          <draw:equation draw:name="f8746" draw:formula="1040428*logwidth/1668461"/>
          <draw:equation draw:name="f8747" draw:formula="610558*logheight/764002"/>
          <draw:equation draw:name="f8748" draw:formula="1042283*logwidth/1668461"/>
          <draw:equation draw:name="f8749" draw:formula="605742*logheight/764002"/>
          <draw:equation draw:name="f8750" draw:formula="1028853*logwidth/1668461"/>
          <draw:equation draw:name="f8751" draw:formula="605742*logheight/764002"/>
          <draw:equation draw:name="f8752" draw:formula="1211288*logwidth/1668461"/>
          <draw:equation draw:name="f8753" draw:formula="605742*logheight/764002"/>
          <draw:equation draw:name="f8754" draw:formula="1207003*logwidth/1668461"/>
          <draw:equation draw:name="f8755" draw:formula="610558*logheight/764002"/>
          <draw:equation draw:name="f8756" draw:formula="1222678*logwidth/1668461"/>
          <draw:equation draw:name="f8757" draw:formula="610558*logheight/764002"/>
          <draw:equation draw:name="f8758" draw:formula="1226833*logwidth/1668461"/>
          <draw:equation draw:name="f8759" draw:formula="605742*logheight/764002"/>
          <draw:equation draw:name="f8760" draw:formula="1211288*logwidth/1668461"/>
          <draw:equation draw:name="f8761" draw:formula="605742*logheight/764002"/>
          <draw:equation draw:name="f8762" draw:formula="1339503*logwidth/1668461"/>
          <draw:equation draw:name="f8763" draw:formula="605742*logheight/764002"/>
          <draw:equation draw:name="f8764" draw:formula="1334458*logwidth/1668461"/>
          <draw:equation draw:name="f8765" draw:formula="610558*logheight/764002"/>
          <draw:equation draw:name="f8766" draw:formula="1365677*logwidth/1668461"/>
          <draw:equation draw:name="f8767" draw:formula="610558*logheight/764002"/>
          <draw:equation draw:name="f8768" draw:formula="1370054*logwidth/1668461"/>
          <draw:equation draw:name="f8769" draw:formula="605742*logheight/764002"/>
          <draw:equation draw:name="f8770" draw:formula="1339503*logwidth/1668461"/>
          <draw:equation draw:name="f8771" draw:formula="605742*logheight/764002"/>
          <draw:equation draw:name="f8772" draw:formula="1434755*logwidth/1668461"/>
          <draw:equation draw:name="f8773" draw:formula="605742*logheight/764002"/>
          <draw:equation draw:name="f8774" draw:formula="1427484*logwidth/1668461"/>
          <draw:equation draw:name="f8775" draw:formula="608687*logheight/764002"/>
          <draw:equation draw:name="f8776" draw:formula="1423199*logwidth/1668461"/>
          <draw:equation draw:name="f8777" draw:formula="610558*logheight/764002"/>
          <draw:equation draw:name="f8778" draw:formula="1462320*logwidth/1668461"/>
          <draw:equation draw:name="f8779" draw:formula="610558*logheight/764002"/>
          <draw:equation draw:name="f8780" draw:formula="1473320*logwidth/1668461"/>
          <draw:equation draw:name="f8781" draw:formula="605742*logheight/764002"/>
          <draw:equation draw:name="f8782" draw:formula="1434755*logwidth/1668461"/>
          <draw:equation draw:name="f8783" draw:formula="605742*logheight/764002"/>
          <draw:equation draw:name="f8784" draw:formula="1535869*logwidth/1668461"/>
          <draw:equation draw:name="f8785" draw:formula="605742*logheight/764002"/>
          <draw:equation draw:name="f8786" draw:formula="1530212*logwidth/1668461"/>
          <draw:equation draw:name="f8787" draw:formula="610558*logheight/764002"/>
          <draw:equation draw:name="f8788" draw:formula="1549058*logwidth/1668461"/>
          <draw:equation draw:name="f8789" draw:formula="610558*logheight/764002"/>
          <draw:equation draw:name="f8790" draw:formula="1554308*logwidth/1668461"/>
          <draw:equation draw:name="f8791" draw:formula="605742*logheight/764002"/>
          <draw:equation draw:name="f8792" draw:formula="1535869*logwidth/1668461"/>
          <draw:equation draw:name="f8793" draw:formula="605742*logheight/764002"/>
          <draw:equation draw:name="f8794" draw:formula="124839*logwidth/1668461"/>
          <draw:equation draw:name="f8795" draw:formula="615355*logheight/764002"/>
          <draw:equation draw:name="f8796" draw:formula="130496*logwidth/1668461"/>
          <draw:equation draw:name="f8797" draw:formula="620170*logheight/764002"/>
          <draw:equation draw:name="f8798" draw:formula="1537891*logwidth/1668461"/>
          <draw:equation draw:name="f8799" draw:formula="620170*logheight/764002"/>
          <draw:equation draw:name="f8800" draw:formula="1543586*logwidth/1668461"/>
          <draw:equation draw:name="f8801" draw:formula="615355*logheight/764002"/>
          <draw:equation draw:name="f8802" draw:formula="1524498*logwidth/1668461"/>
          <draw:equation draw:name="f8803" draw:formula="615355*logheight/764002"/>
          <draw:equation draw:name="f8804" draw:formula="1521030*logwidth/1668461"/>
          <draw:equation draw:name="f8805" draw:formula="618262*logheight/764002"/>
          <draw:equation draw:name="f8806" draw:formula="1517616*logwidth/1668461"/>
          <draw:equation draw:name="f8807" draw:formula="617022*logheight/764002"/>
          <draw:equation draw:name="f8808" draw:formula="1452934*logwidth/1668461"/>
          <draw:equation draw:name="f8809" draw:formula="617022*logheight/764002"/>
          <draw:equation draw:name="f8810" draw:formula="1454845*logwidth/1668461"/>
          <draw:equation draw:name="f8811" draw:formula="615355*logheight/764002"/>
          <draw:equation draw:name="f8812" draw:formula="1415037*logwidth/1668461"/>
          <draw:equation draw:name="f8813" draw:formula="615355*logheight/764002"/>
          <draw:equation draw:name="f8814" draw:formula="1414481*logwidth/1668461"/>
          <draw:equation draw:name="f8815" draw:formula="615707*logheight/764002"/>
          <draw:equation draw:name="f8816" draw:formula="1413052*logwidth/1668461"/>
          <draw:equation draw:name="f8817" draw:formula="616744*logheight/764002"/>
          <draw:equation draw:name="f8818" draw:formula="1412570*logwidth/1668461"/>
          <draw:equation draw:name="f8819" draw:formula="616929*logheight/764002"/>
          <draw:equation draw:name="f8820" draw:formula="1358721*logwidth/1668461"/>
          <draw:equation draw:name="f8821" draw:formula="616929*logheight/764002"/>
          <draw:equation draw:name="f8822" draw:formula="1359296*logwidth/1668461"/>
          <draw:equation draw:name="f8823" draw:formula="616651*logheight/764002"/>
          <draw:equation draw:name="f8824" draw:formula="1360705*logwidth/1668461"/>
          <draw:equation draw:name="f8825" draw:formula="615355*logheight/764002"/>
          <draw:equation draw:name="f8826" draw:formula="1329431*logwidth/1668461"/>
          <draw:equation draw:name="f8827" draw:formula="615355*logheight/764002"/>
          <draw:equation draw:name="f8828" draw:formula="1327094*logwidth/1668461"/>
          <draw:equation draw:name="f8829" draw:formula="617596*logheight/764002"/>
          <draw:equation draw:name="f8830" draw:formula="1216557*logwidth/1668461"/>
          <draw:equation draw:name="f8831" draw:formula="617596*logheight/764002"/>
          <draw:equation draw:name="f8832" draw:formula="1218504*logwidth/1668461"/>
          <draw:equation draw:name="f8833" draw:formula="615355*logheight/764002"/>
          <draw:equation draw:name="f8834" draw:formula="1202737*logwidth/1668461"/>
          <draw:equation draw:name="f8835" draw:formula="615355*logheight/764002"/>
          <draw:equation draw:name="f8836" draw:formula="1201160*logwidth/1668461"/>
          <draw:equation draw:name="f8837" draw:formula="617133*logheight/764002"/>
          <draw:equation draw:name="f8838" draw:formula="1037998*logwidth/1668461"/>
          <draw:equation draw:name="f8839" draw:formula="617133*logheight/764002"/>
          <draw:equation draw:name="f8840" draw:formula="1037905*logwidth/1668461"/>
          <draw:equation draw:name="f8841" draw:formula="617133*logheight/764002"/>
          <draw:equation draw:name="f8842" draw:formula="1038592*logwidth/1668461"/>
          <draw:equation draw:name="f8843" draw:formula="615355*logheight/764002"/>
          <draw:equation draw:name="f8844" draw:formula="1025032*logwidth/1668461"/>
          <draw:equation draw:name="f8845" draw:formula="615355*logheight/764002"/>
          <draw:equation draw:name="f8846" draw:formula="1024327*logwidth/1668461"/>
          <draw:equation draw:name="f8847" draw:formula="617133*logheight/764002"/>
          <draw:equation draw:name="f8848" draw:formula="838460*logwidth/1668461"/>
          <draw:equation draw:name="f8849" draw:formula="617133*logheight/764002"/>
          <draw:equation draw:name="f8850" draw:formula="838738*logwidth/1668461"/>
          <draw:equation draw:name="f8851" draw:formula="617022*logheight/764002"/>
          <draw:equation draw:name="f8852" draw:formula="838738*logwidth/1668461"/>
          <draw:equation draw:name="f8853" draw:formula="615355*logheight/764002"/>
          <draw:equation draw:name="f8854" draw:formula="827627*logwidth/1668461"/>
          <draw:equation draw:name="f8855" draw:formula="615355*logheight/764002"/>
          <draw:equation draw:name="f8856" draw:formula="827627*logwidth/1668461"/>
          <draw:equation draw:name="f8857" draw:formula="617022*logheight/764002"/>
          <draw:equation draw:name="f8858" draw:formula="641964*logwidth/1668461"/>
          <draw:equation draw:name="f8859" draw:formula="617022*logheight/764002"/>
          <draw:equation draw:name="f8860" draw:formula="641278*logwidth/1668461"/>
          <draw:equation draw:name="f8861" draw:formula="615355*logheight/764002"/>
          <draw:equation draw:name="f8862" draw:formula="627978*logwidth/1668461"/>
          <draw:equation draw:name="f8863" draw:formula="615355*logheight/764002"/>
          <draw:equation draw:name="f8864" draw:formula="628572*logwidth/1668461"/>
          <draw:equation draw:name="f8865" draw:formula="616929*logheight/764002"/>
          <draw:equation draw:name="f8866" draw:formula="578692*logwidth/1668461"/>
          <draw:equation draw:name="f8867" draw:formula="616929*logheight/764002"/>
          <draw:equation draw:name="f8868" draw:formula="578525*logwidth/1668461"/>
          <draw:equation draw:name="f8869" draw:formula="615355*logheight/764002"/>
          <draw:equation draw:name="f8870" draw:formula="532874*logwidth/1668461"/>
          <draw:equation draw:name="f8871" draw:formula="615355*logheight/764002"/>
          <draw:equation draw:name="f8872" draw:formula="533394*logwidth/1668461"/>
          <draw:equation draw:name="f8873" draw:formula="616929*logheight/764002"/>
          <draw:equation draw:name="f8874" draw:formula="449531*logwidth/1668461"/>
          <draw:equation draw:name="f8875" draw:formula="616929*logheight/764002"/>
          <draw:equation draw:name="f8876" draw:formula="448232*logwidth/1668461"/>
          <draw:equation draw:name="f8877" draw:formula="615355*logheight/764002"/>
          <draw:equation draw:name="f8878" draw:formula="433022*logwidth/1668461"/>
          <draw:equation draw:name="f8879" draw:formula="615355*logheight/764002"/>
          <draw:equation draw:name="f8880" draw:formula="434636*logwidth/1668461"/>
          <draw:equation draw:name="f8881" draw:formula="617411*logheight/764002"/>
          <draw:equation draw:name="f8882" draw:formula="339569*logwidth/1668461"/>
          <draw:equation draw:name="f8883" draw:formula="617411*logheight/764002"/>
          <draw:equation draw:name="f8884" draw:formula="337361*logwidth/1668461"/>
          <draw:equation draw:name="f8885" draw:formula="615355*logheight/764002"/>
          <draw:equation draw:name="f8886" draw:formula="321520*logwidth/1668461"/>
          <draw:equation draw:name="f8887" draw:formula="615355*logheight/764002"/>
          <draw:equation draw:name="f8888" draw:formula="323227*logwidth/1668461"/>
          <draw:equation draw:name="f8889" draw:formula="617022*logheight/764002"/>
          <draw:equation draw:name="f8890" draw:formula="231480*logwidth/1668461"/>
          <draw:equation draw:name="f8891" draw:formula="617022*logheight/764002"/>
          <draw:equation draw:name="f8892" draw:formula="229551*logwidth/1668461"/>
          <draw:equation draw:name="f8893" draw:formula="615355*logheight/764002"/>
          <draw:equation draw:name="f8894" draw:formula="212838*logwidth/1668461"/>
          <draw:equation draw:name="f8895" draw:formula="615355*logheight/764002"/>
          <draw:equation draw:name="f8896" draw:formula="214582*logwidth/1668461"/>
          <draw:equation draw:name="f8897" draw:formula="616929*logheight/764002"/>
          <draw:equation draw:name="f8898" draw:formula="151884*logwidth/1668461"/>
          <draw:equation draw:name="f8899" draw:formula="616929*logheight/764002"/>
          <draw:equation draw:name="f8900" draw:formula="147525*logwidth/1668461"/>
          <draw:equation draw:name="f8901" draw:formula="619022*logheight/764002"/>
          <draw:equation draw:name="f8902" draw:formula="143110*logwidth/1668461"/>
          <draw:equation draw:name="f8903" draw:formula="615355*logheight/764002"/>
          <draw:equation draw:name="f8904" draw:formula="124839*logwidth/1668461"/>
          <draw:equation draw:name="f8905" draw:formula="615355*logheight/764002"/>
          <draw:equation draw:name="f8906" draw:formula="1343621*logwidth/1668461"/>
          <draw:equation draw:name="f8907" draw:formula="617318*logheight/764002"/>
          <draw:equation draw:name="f8908" draw:formula="1343918*logwidth/1668461"/>
          <draw:equation draw:name="f8909" draw:formula="617596*logheight/764002"/>
          <draw:equation draw:name="f8910" draw:formula="1343343*logwidth/1668461"/>
          <draw:equation draw:name="f8911" draw:formula="617596*logheight/764002"/>
          <draw:equation draw:name="f8912" draw:formula="1343621*logwidth/1668461"/>
          <draw:equation draw:name="f8913" draw:formula="617318*logheight/764002"/>
          <draw:equation draw:name="f8914" draw:formula="136247*logwidth/1668461"/>
          <draw:equation draw:name="f8915" draw:formula="624967*logheight/764002"/>
          <draw:equation draw:name="f8916" draw:formula="142108*logwidth/1668461"/>
          <draw:equation draw:name="f8917" draw:formula="629782*logheight/764002"/>
          <draw:equation draw:name="f8918" draw:formula="160324*logwidth/1668461"/>
          <draw:equation draw:name="f8919" draw:formula="629782*logheight/764002"/>
          <draw:equation draw:name="f8920" draw:formula="159489*logwidth/1668461"/>
          <draw:equation draw:name="f8921" draw:formula="629171*logheight/764002"/>
          <draw:equation draw:name="f8922" draw:formula="159489*logwidth/1668461"/>
          <draw:equation draw:name="f8923" draw:formula="629079*logheight/764002"/>
          <draw:equation draw:name="f8924" draw:formula="228160*logwidth/1668461"/>
          <draw:equation draw:name="f8925" draw:formula="629079*logheight/764002"/>
          <draw:equation draw:name="f8926" draw:formula="229050*logwidth/1668461"/>
          <draw:equation draw:name="f8927" draw:formula="629782*logheight/764002"/>
          <draw:equation draw:name="f8928" draw:formula="247322*logwidth/1668461"/>
          <draw:equation draw:name="f8929" draw:formula="629782*logheight/764002"/>
          <draw:equation draw:name="f8930" draw:formula="245634*logwidth/1668461"/>
          <draw:equation draw:name="f8931" draw:formula="628505*logheight/764002"/>
          <draw:equation draw:name="f8932" draw:formula="335673*logwidth/1668461"/>
          <draw:equation draw:name="f8933" draw:formula="628505*logheight/764002"/>
          <draw:equation draw:name="f8934" draw:formula="337176*logwidth/1668461"/>
          <draw:equation draw:name="f8935" draw:formula="629782*logheight/764002"/>
          <draw:equation draw:name="f8936" draw:formula="353685*logwidth/1668461"/>
          <draw:equation draw:name="f8937" draw:formula="629782*logheight/764002"/>
          <draw:equation draw:name="f8938" draw:formula="352572*logwidth/1668461"/>
          <draw:equation draw:name="f8939" draw:formula="628875*logheight/764002"/>
          <draw:equation draw:name="f8940" draw:formula="444318*logwidth/1668461"/>
          <draw:equation draw:name="f8941" draw:formula="628875*logheight/764002"/>
          <draw:equation draw:name="f8942" draw:formula="445153*logwidth/1668461"/>
          <draw:equation draw:name="f8943" draw:formula="629782*logheight/764002"/>
          <draw:equation draw:name="f8944" draw:formula="461124*logwidth/1668461"/>
          <draw:equation draw:name="f8945" draw:formula="629782*logheight/764002"/>
          <draw:equation draw:name="f8946" draw:formula="459789*logwidth/1668461"/>
          <draw:equation draw:name="f8947" draw:formula="628412*logheight/764002"/>
          <draw:equation draw:name="f8948" draw:formula="532355*logwidth/1668461"/>
          <draw:equation draw:name="f8949" draw:formula="628412*logheight/764002"/>
          <draw:equation draw:name="f8950" draw:formula="532819*logwidth/1668461"/>
          <draw:equation draw:name="f8951" draw:formula="629782*logheight/764002"/>
          <draw:equation draw:name="f8952" draw:formula="582439*logwidth/1668461"/>
          <draw:equation draw:name="f8953" draw:formula="629782*logheight/764002"/>
          <draw:equation draw:name="f8954" draw:formula="582402*logwidth/1668461"/>
          <draw:equation draw:name="f8955" draw:formula="629449*logheight/764002"/>
          <draw:equation draw:name="f8956" draw:formula="581845*logwidth/1668461"/>
          <draw:equation draw:name="f8957" draw:formula="628412*logheight/764002"/>
          <draw:equation draw:name="f8958" draw:formula="633413*logwidth/1668461"/>
          <draw:equation draw:name="f8959" draw:formula="628412*logheight/764002"/>
          <draw:equation draw:name="f8960" draw:formula="634062*logwidth/1668461"/>
          <draw:equation draw:name="f8961" draw:formula="629782*logheight/764002"/>
          <draw:equation draw:name="f8962" draw:formula="647529*logwidth/1668461"/>
          <draw:equation draw:name="f8963" draw:formula="629782*logheight/764002"/>
          <draw:equation draw:name="f8964" draw:formula="646899*logwidth/1668461"/>
          <draw:equation draw:name="f8965" draw:formula="628505*logheight/764002"/>
          <draw:equation draw:name="f8966" draw:formula="827442*logwidth/1668461"/>
          <draw:equation draw:name="f8967" draw:formula="628505*logheight/764002"/>
          <draw:equation draw:name="f8968" draw:formula="827442*logwidth/1668461"/>
          <draw:equation draw:name="f8969" draw:formula="629782*logheight/764002"/>
          <draw:equation draw:name="f8970" draw:formula="839684*logwidth/1668461"/>
          <draw:equation draw:name="f8971" draw:formula="629782*logheight/764002"/>
          <draw:equation draw:name="f8972" draw:formula="839684*logwidth/1668461"/>
          <draw:equation draw:name="f8973" draw:formula="629079*logheight/764002"/>
          <draw:equation draw:name="f8974" draw:formula="1020432*logwidth/1668461"/>
          <draw:equation draw:name="f8975" draw:formula="629079*logheight/764002"/>
          <draw:equation draw:name="f8976" draw:formula="1020098*logwidth/1668461"/>
          <draw:equation draw:name="f8977" draw:formula="629782*logheight/764002"/>
          <draw:equation draw:name="f8978" draw:formula="1032507*logwidth/1668461"/>
          <draw:equation draw:name="f8979" draw:formula="629782*logheight/764002"/>
          <draw:equation draw:name="f8980" draw:formula="1033064*logwidth/1668461"/>
          <draw:equation draw:name="f8981" draw:formula="628597*logheight/764002"/>
          <draw:equation draw:name="f8982" draw:formula="1190049*logwidth/1668461"/>
          <draw:equation draw:name="f8983" draw:formula="628597*logheight/764002"/>
          <draw:equation draw:name="f8984" draw:formula="1188825*logwidth/1668461"/>
          <draw:equation draw:name="f8985" draw:formula="629782*logheight/764002"/>
          <draw:equation draw:name="f8986" draw:formula="1205297*logwidth/1668461"/>
          <draw:equation draw:name="f8987" draw:formula="629782*logheight/764002"/>
          <draw:equation draw:name="f8988" draw:formula="1206002*logwidth/1668461"/>
          <draw:equation draw:name="f8989" draw:formula="629079*logheight/764002"/>
          <draw:equation draw:name="f8990" draw:formula="1314090*logwidth/1668461"/>
          <draw:equation draw:name="f8991" draw:formula="629079*logheight/764002"/>
          <draw:equation draw:name="f8992" draw:formula="1313237*logwidth/1668461"/>
          <draw:equation draw:name="f8993" draw:formula="629782*logheight/764002"/>
          <draw:equation draw:name="f8994" draw:formula="1329672*logwidth/1668461"/>
          <draw:equation draw:name="f8995" draw:formula="629782*logheight/764002"/>
          <draw:equation draw:name="f8996" draw:formula="1331286*logwidth/1668461"/>
          <draw:equation draw:name="f8997" draw:formula="628412*logheight/764002"/>
          <draw:equation draw:name="f8998" draw:formula="1406597*logwidth/1668461"/>
          <draw:equation draw:name="f8999" draw:formula="628412*logheight/764002"/>
          <draw:equation draw:name="f9000" draw:formula="1408211*logwidth/1668461"/>
          <draw:equation draw:name="f9001" draw:formula="629264*logheight/764002"/>
          <draw:equation draw:name="f9002" draw:formula="1409454*logwidth/1668461"/>
          <draw:equation draw:name="f9003" draw:formula="629782*logheight/764002"/>
          <draw:equation draw:name="f9004" draw:formula="1439152*logwidth/1668461"/>
          <draw:equation draw:name="f9005" draw:formula="629782*logheight/764002"/>
          <draw:equation draw:name="f9006" draw:formula="1439931*logwidth/1668461"/>
          <draw:equation draw:name="f9007" draw:formula="629171*logheight/764002"/>
          <draw:equation draw:name="f9008" draw:formula="1508601*logwidth/1668461"/>
          <draw:equation draw:name="f9009" draw:formula="629171*logheight/764002"/>
          <draw:equation draw:name="f9010" draw:formula="1507767*logwidth/1668461"/>
          <draw:equation draw:name="f9011" draw:formula="629782*logheight/764002"/>
          <draw:equation draw:name="f9012" draw:formula="1526279*logwidth/1668461"/>
          <draw:equation draw:name="f9013" draw:formula="629782*logheight/764002"/>
          <draw:equation draw:name="f9014" draw:formula="1532233*logwidth/1668461"/>
          <draw:equation draw:name="f9015" draw:formula="624967*logheight/764002"/>
          <draw:equation draw:name="f9016" draw:formula="136247*logwidth/1668461"/>
          <draw:equation draw:name="f9017" draw:formula="624967*logheight/764002"/>
          <draw:equation draw:name="f9018" draw:formula="1055565*logwidth/1668461"/>
          <draw:equation draw:name="f9019" draw:formula="629079*logheight/764002"/>
          <draw:equation draw:name="f9020" draw:formula="1053339*logwidth/1668461"/>
          <draw:equation draw:name="f9021" draw:formula="629782*logheight/764002"/>
          <draw:equation draw:name="f9022" draw:formula="1058644*logwidth/1668461"/>
          <draw:equation draw:name="f9023" draw:formula="629782*logheight/764002"/>
          <draw:equation draw:name="f9024" draw:formula="1055565*logwidth/1668461"/>
          <draw:equation draw:name="f9025" draw:formula="629079*logheight/764002"/>
          <draw:equation draw:name="f9026" draw:formula="148248*logwidth/1668461"/>
          <draw:equation draw:name="f9027" draw:formula="634579*logheight/764002"/>
          <draw:equation draw:name="f9028" draw:formula="154370*logwidth/1668461"/>
          <draw:equation draw:name="f9029" draw:formula="639376*logheight/764002"/>
          <draw:equation draw:name="f9030" draw:formula="173402*logwidth/1668461"/>
          <draw:equation draw:name="f9031" draw:formula="639376*logheight/764002"/>
          <draw:equation draw:name="f9032" draw:formula="166854*logwidth/1668461"/>
          <draw:equation draw:name="f9033" draw:formula="634579*logheight/764002"/>
          <draw:equation draw:name="f9034" draw:formula="148248*logwidth/1668461"/>
          <draw:equation draw:name="f9035" draw:formula="634579*logheight/764002"/>
          <draw:equation draw:name="f9036" draw:formula="235098*logwidth/1668461"/>
          <draw:equation draw:name="f9037" draw:formula="634579*logheight/764002"/>
          <draw:equation draw:name="f9038" draw:formula="241145*logwidth/1668461"/>
          <draw:equation draw:name="f9039" draw:formula="639376*logheight/764002"/>
          <draw:equation draw:name="f9040" draw:formula="260047*logwidth/1668461"/>
          <draw:equation draw:name="f9041" draw:formula="639376*logheight/764002"/>
          <draw:equation draw:name="f9042" draw:formula="253684*logwidth/1668461"/>
          <draw:equation draw:name="f9043" draw:formula="634579*logheight/764002"/>
          <draw:equation draw:name="f9044" draw:formula="235098*logwidth/1668461"/>
          <draw:equation draw:name="f9045" draw:formula="634579*logheight/764002"/>
          <draw:equation draw:name="f9046" draw:formula="342796*logwidth/1668461"/>
          <draw:equation draw:name="f9047" draw:formula="634579*logheight/764002"/>
          <draw:equation draw:name="f9048" draw:formula="348417*logwidth/1668461"/>
          <draw:equation draw:name="f9049" draw:formula="639376*logheight/764002"/>
          <draw:equation draw:name="f9050" draw:formula="365408*logwidth/1668461"/>
          <draw:equation draw:name="f9051" draw:formula="639376*logheight/764002"/>
          <draw:equation draw:name="f9052" draw:formula="359547*logwidth/1668461"/>
          <draw:equation draw:name="f9053" draw:formula="634579*logheight/764002"/>
          <draw:equation draw:name="f9054" draw:formula="342796*logwidth/1668461"/>
          <draw:equation draw:name="f9055" draw:formula="634579*logheight/764002"/>
          <draw:equation draw:name="f9056" draw:formula="449624*logwidth/1668461"/>
          <draw:equation draw:name="f9057" draw:formula="634579*logheight/764002"/>
          <draw:equation draw:name="f9058" draw:formula="454075*logwidth/1668461"/>
          <draw:equation draw:name="f9059" draw:formula="639376*logheight/764002"/>
          <draw:equation draw:name="f9060" draw:formula="470510*logwidth/1668461"/>
          <draw:equation draw:name="f9061" draw:formula="639376*logheight/764002"/>
          <draw:equation draw:name="f9062" draw:formula="465817*logwidth/1668461"/>
          <draw:equation draw:name="f9063" draw:formula="634579*logheight/764002"/>
          <draw:equation draw:name="f9064" draw:formula="449624*logwidth/1668461"/>
          <draw:equation draw:name="f9065" draw:formula="634579*logheight/764002"/>
          <draw:equation draw:name="f9066" draw:formula="536862*logwidth/1668461"/>
          <draw:equation draw:name="f9067" draw:formula="634579*logheight/764002"/>
          <draw:equation draw:name="f9068" draw:formula="538179*logwidth/1668461"/>
          <draw:equation draw:name="f9069" draw:formula="639376*logheight/764002"/>
          <draw:equation draw:name="f9070" draw:formula="579397*logwidth/1668461"/>
          <draw:equation draw:name="f9071" draw:formula="639376*logheight/764002"/>
          <draw:equation draw:name="f9072" draw:formula="579934*logwidth/1668461"/>
          <draw:equation draw:name="f9073" draw:formula="638358*logheight/764002"/>
          <draw:equation draw:name="f9074" draw:formula="582179*logwidth/1668461"/>
          <draw:equation draw:name="f9075" draw:formula="634579*logheight/764002"/>
          <draw:equation draw:name="f9076" draw:formula="536862*logwidth/1668461"/>
          <draw:equation draw:name="f9077" draw:formula="634579*logheight/764002"/>
          <draw:equation draw:name="f9078" draw:formula="636344*logwidth/1668461"/>
          <draw:equation draw:name="f9079" draw:formula="634579*logheight/764002"/>
          <draw:equation draw:name="f9080" draw:formula="638607*logwidth/1668461"/>
          <draw:equation draw:name="f9081" draw:formula="639376*logheight/764002"/>
          <draw:equation draw:name="f9082" draw:formula="652241*logwidth/1668461"/>
          <draw:equation draw:name="f9083" draw:formula="639376*logheight/764002"/>
          <draw:equation draw:name="f9084" draw:formula="649885*logwidth/1668461"/>
          <draw:equation draw:name="f9085" draw:formula="634579*logheight/764002"/>
          <draw:equation draw:name="f9086" draw:formula="636344*logwidth/1668461"/>
          <draw:equation draw:name="f9087" draw:formula="634579*logheight/764002"/>
          <draw:equation draw:name="f9088" draw:formula="827442*logwidth/1668461"/>
          <draw:equation draw:name="f9089" draw:formula="634579*logheight/764002"/>
          <draw:equation draw:name="f9090" draw:formula="827442*logwidth/1668461"/>
          <draw:equation draw:name="f9091" draw:formula="639376*logheight/764002"/>
          <draw:equation draw:name="f9092" draw:formula="839684*logwidth/1668461"/>
          <draw:equation draw:name="f9093" draw:formula="639376*logheight/764002"/>
          <draw:equation draw:name="f9094" draw:formula="839684*logwidth/1668461"/>
          <draw:equation draw:name="f9095" draw:formula="634579*logheight/764002"/>
          <draw:equation draw:name="f9096" draw:formula="827442*logwidth/1668461"/>
          <draw:equation draw:name="f9097" draw:formula="634579*logheight/764002"/>
          <draw:equation draw:name="f9098" draw:formula="1017761*logwidth/1668461"/>
          <draw:equation draw:name="f9099" draw:formula="634579*logheight/764002"/>
          <draw:equation draw:name="f9100" draw:formula="1015442*logwidth/1668461"/>
          <draw:equation draw:name="f9101" draw:formula="639376*logheight/764002"/>
          <draw:equation draw:name="f9102" draw:formula="1027944*logwidth/1668461"/>
          <draw:equation draw:name="f9103" draw:formula="639376*logheight/764002"/>
          <draw:equation draw:name="f9104" draw:formula="1030226*logwidth/1668461"/>
          <draw:equation draw:name="f9105" draw:formula="634579*logheight/764002"/>
          <draw:equation draw:name="f9106" draw:formula="1017761*logwidth/1668461"/>
          <draw:equation draw:name="f9107" draw:formula="634579*logheight/764002"/>
          <draw:equation draw:name="f9108" draw:formula="1049369*logwidth/1668461"/>
          <draw:equation draw:name="f9109" draw:formula="634579*logheight/764002"/>
          <draw:equation draw:name="f9110" draw:formula="1048442*logwidth/1668461"/>
          <draw:equation draw:name="f9111" draw:formula="636283*logheight/764002"/>
          <draw:equation draw:name="f9112" draw:formula="1047774*logwidth/1668461"/>
          <draw:equation draw:name="f9113" draw:formula="637598*logheight/764002"/>
          <draw:equation draw:name="f9114" draw:formula="1046995*logwidth/1668461"/>
          <draw:equation draw:name="f9115" draw:formula="639376*logheight/764002"/>
          <draw:equation draw:name="f9116" draw:formula="1066694*logwidth/1668461"/>
          <draw:equation draw:name="f9117" draw:formula="639376*logheight/764002"/>
          <draw:equation draw:name="f9118" draw:formula="1067158*logwidth/1668461"/>
          <draw:equation draw:name="f9119" draw:formula="637320*logheight/764002"/>
          <draw:equation draw:name="f9120" draw:formula="1066806*logwidth/1668461"/>
          <draw:equation draw:name="f9121" draw:formula="634579*logheight/764002"/>
          <draw:equation draw:name="f9122" draw:formula="1049369*logwidth/1668461"/>
          <draw:equation draw:name="f9123" draw:formula="634579*logheight/764002"/>
          <draw:equation draw:name="f9124" draw:formula="1183835*logwidth/1668461"/>
          <draw:equation draw:name="f9125" draw:formula="634579*logheight/764002"/>
          <draw:equation draw:name="f9126" draw:formula="1178845*logwidth/1668461"/>
          <draw:equation draw:name="f9127" draw:formula="639376*logheight/764002"/>
          <draw:equation draw:name="f9128" draw:formula="1195725*logwidth/1668461"/>
          <draw:equation draw:name="f9129" draw:formula="639376*logheight/764002"/>
          <draw:equation draw:name="f9130" draw:formula="1200511*logwidth/1668461"/>
          <draw:equation draw:name="f9131" draw:formula="634579*logheight/764002"/>
          <draw:equation draw:name="f9132" draw:formula="1183835*logwidth/1668461"/>
          <draw:equation draw:name="f9133" draw:formula="634579*logheight/764002"/>
          <draw:equation draw:name="f9134" draw:formula="1307375*logwidth/1668461"/>
          <draw:equation draw:name="f9135" draw:formula="634579*logheight/764002"/>
          <draw:equation draw:name="f9136" draw:formula="1301514*logwidth/1668461"/>
          <draw:equation draw:name="f9137" draw:formula="639376*logheight/764002"/>
          <draw:equation draw:name="f9138" draw:formula="1318431*logwidth/1668461"/>
          <draw:equation draw:name="f9139" draw:formula="639376*logheight/764002"/>
          <draw:equation draw:name="f9140" draw:formula="1324051*logwidth/1668461"/>
          <draw:equation draw:name="f9141" draw:formula="634579*logheight/764002"/>
          <draw:equation draw:name="f9142" draw:formula="1307375*logwidth/1668461"/>
          <draw:equation draw:name="f9143" draw:formula="634579*logheight/764002"/>
          <draw:equation draw:name="f9144" draw:formula="1413164*logwidth/1668461"/>
          <draw:equation draw:name="f9145" draw:formula="634579*logheight/764002"/>
          <draw:equation draw:name="f9146" draw:formula="1406708*logwidth/1668461"/>
          <draw:equation draw:name="f9147" draw:formula="639376*logheight/764002"/>
          <draw:equation draw:name="f9148" draw:formula="1427039*logwidth/1668461"/>
          <draw:equation draw:name="f9149" draw:formula="639376*logheight/764002"/>
          <draw:equation draw:name="f9150" draw:formula="1433104*logwidth/1668461"/>
          <draw:equation draw:name="f9151" draw:formula="634579*logheight/764002"/>
          <draw:equation draw:name="f9152" draw:formula="1413164*logwidth/1668461"/>
          <draw:equation draw:name="f9153" draw:formula="634579*logheight/764002"/>
          <draw:equation draw:name="f9154" draw:formula="1501256*logwidth/1668461"/>
          <draw:equation draw:name="f9155" draw:formula="634579*logheight/764002"/>
          <draw:equation draw:name="f9156" draw:formula="1494745*logwidth/1668461"/>
          <draw:equation draw:name="f9157" draw:formula="639376*logheight/764002"/>
          <draw:equation draw:name="f9158" draw:formula="1514036*logwidth/1668461"/>
          <draw:equation draw:name="f9159" draw:formula="639376*logheight/764002"/>
          <draw:equation draw:name="f9160" draw:formula="1520158*logwidth/1668461"/>
          <draw:equation draw:name="f9161" draw:formula="634579*logheight/764002"/>
          <draw:equation draw:name="f9162" draw:formula="1501256*logwidth/1668461"/>
          <draw:equation draw:name="f9163" draw:formula="634579*logheight/764002"/>
          <draw:equation draw:name="f9164" draw:formula="160825*logwidth/1668461"/>
          <draw:equation draw:name="f9165" draw:formula="644173*logheight/764002"/>
          <draw:equation draw:name="f9166" draw:formula="167336*logwidth/1668461"/>
          <draw:equation draw:name="f9167" draw:formula="648988*logheight/764002"/>
          <draw:equation draw:name="f9168" draw:formula="186998*logwidth/1668461"/>
          <draw:equation draw:name="f9169" draw:formula="648988*logheight/764002"/>
          <draw:equation draw:name="f9170" draw:formula="179931*logwidth/1668461"/>
          <draw:equation draw:name="f9171" draw:formula="644173*logheight/764002"/>
          <draw:equation draw:name="f9172" draw:formula="160825*logwidth/1668461"/>
          <draw:equation draw:name="f9173" draw:formula="644173*logheight/764002"/>
          <draw:equation draw:name="f9174" draw:formula="247229*logwidth/1668461"/>
          <draw:equation draw:name="f9175" draw:formula="644173*logheight/764002"/>
          <draw:equation draw:name="f9176" draw:formula="253796*logwidth/1668461"/>
          <draw:equation draw:name="f9177" draw:formula="648988*logheight/764002"/>
          <draw:equation draw:name="f9178" draw:formula="273365*logwidth/1668461"/>
          <draw:equation draw:name="f9179" draw:formula="648988*logheight/764002"/>
          <draw:equation draw:name="f9180" draw:formula="266465*logwidth/1668461"/>
          <draw:equation draw:name="f9181" draw:formula="644173*logheight/764002"/>
          <draw:equation draw:name="f9182" draw:formula="247229*logwidth/1668461"/>
          <draw:equation draw:name="f9183" draw:formula="644173*logheight/764002"/>
          <draw:equation draw:name="f9184" draw:formula="354130*logwidth/1668461"/>
          <draw:equation draw:name="f9185" draw:formula="644173*logheight/764002"/>
          <draw:equation draw:name="f9186" draw:formula="360233*logwidth/1668461"/>
          <draw:equation draw:name="f9187" draw:formula="648988*logheight/764002"/>
          <draw:equation draw:name="f9188" draw:formula="377633*logwidth/1668461"/>
          <draw:equation draw:name="f9189" draw:formula="648988*logheight/764002"/>
          <draw:equation draw:name="f9190" draw:formula="371252*logwidth/1668461"/>
          <draw:equation draw:name="f9191" draw:formula="644173*logheight/764002"/>
          <draw:equation draw:name="f9192" draw:formula="354130*logwidth/1668461"/>
          <draw:equation draw:name="f9193" draw:formula="644173*logheight/764002"/>
          <draw:equation draw:name="f9194" draw:formula="458546*logwidth/1668461"/>
          <draw:equation draw:name="f9195" draw:formula="644173*logheight/764002"/>
          <draw:equation draw:name="f9196" draw:formula="463480*logwidth/1668461"/>
          <draw:equation draw:name="f9197" draw:formula="648988*logheight/764002"/>
          <draw:equation draw:name="f9198" draw:formula="480453*logwidth/1668461"/>
          <draw:equation draw:name="f9199" draw:formula="648988*logheight/764002"/>
          <draw:equation draw:name="f9200" draw:formula="475241*logwidth/1668461"/>
          <draw:equation draw:name="f9201" draw:formula="644173*logheight/764002"/>
          <draw:equation draw:name="f9202" draw:formula="458546*logwidth/1668461"/>
          <draw:equation draw:name="f9203" draw:formula="644173*logheight/764002"/>
          <draw:equation draw:name="f9204" draw:formula="540869*logwidth/1668461"/>
          <draw:equation draw:name="f9205" draw:formula="644173*logheight/764002"/>
          <draw:equation draw:name="f9206" draw:formula="543002*logwidth/1668461"/>
          <draw:equation draw:name="f9207" draw:formula="647562*logheight/764002"/>
          <draw:equation draw:name="f9208" draw:formula="543911*logwidth/1668461"/>
          <draw:equation draw:name="f9209" draw:formula="648988*logheight/764002"/>
          <draw:equation draw:name="f9210" draw:formula="583477*logwidth/1668461"/>
          <draw:equation draw:name="f9211" draw:formula="648988*logheight/764002"/>
          <draw:equation draw:name="f9212" draw:formula="579563*logwidth/1668461"/>
          <draw:equation draw:name="f9213" draw:formula="646136*logheight/764002"/>
          <draw:equation draw:name="f9214" draw:formula="578042*logwidth/1668461"/>
          <draw:equation draw:name="f9215" draw:formula="645099*logheight/764002"/>
          <draw:equation draw:name="f9216" draw:formula="578246*logwidth/1668461"/>
          <draw:equation draw:name="f9217" draw:formula="644173*logheight/764002"/>
          <draw:equation draw:name="f9218" draw:formula="540869*logwidth/1668461"/>
          <draw:equation draw:name="f9219" draw:formula="644173*logheight/764002"/>
          <draw:equation draw:name="f9220" draw:formula="597482*logwidth/1668461"/>
          <draw:equation draw:name="f9221" draw:formula="644173*logheight/764002"/>
          <draw:equation draw:name="f9222" draw:formula="596462*logwidth/1668461"/>
          <draw:equation draw:name="f9223" draw:formula="645007*logheight/764002"/>
          <draw:equation draw:name="f9224" draw:formula="595331*logwidth/1668461"/>
          <draw:equation draw:name="f9225" draw:formula="646044*logheight/764002"/>
          <draw:equation draw:name="f9226" draw:formula="593661*logwidth/1668461"/>
          <draw:equation draw:name="f9227" draw:formula="648988*logheight/764002"/>
          <draw:equation draw:name="f9228" draw:formula="618110*logwidth/1668461"/>
          <draw:equation draw:name="f9229" draw:formula="648988*logheight/764002"/>
          <draw:equation draw:name="f9230" draw:formula="616347*logwidth/1668461"/>
          <draw:equation draw:name="f9231" draw:formula="644173*logheight/764002"/>
          <draw:equation draw:name="f9232" draw:formula="597482*logwidth/1668461"/>
          <draw:equation draw:name="f9233" draw:formula="644173*logheight/764002"/>
          <draw:equation draw:name="f9234" draw:formula="640926*logwidth/1668461"/>
          <draw:equation draw:name="f9235" draw:formula="644173*logheight/764002"/>
          <draw:equation draw:name="f9236" draw:formula="643448*logwidth/1668461"/>
          <draw:equation draw:name="f9237" draw:formula="648988*logheight/764002"/>
          <draw:equation draw:name="f9238" draw:formula="657249*logwidth/1668461"/>
          <draw:equation draw:name="f9239" draw:formula="648988*logheight/764002"/>
          <draw:equation draw:name="f9240" draw:formula="654615*logwidth/1668461"/>
          <draw:equation draw:name="f9241" draw:formula="644173*logheight/764002"/>
          <draw:equation draw:name="f9242" draw:formula="640926*logwidth/1668461"/>
          <draw:equation draw:name="f9243" draw:formula="644173*logheight/764002"/>
          <draw:equation draw:name="f9244" draw:formula="827442*logwidth/1668461"/>
          <draw:equation draw:name="f9245" draw:formula="644173*logheight/764002"/>
          <draw:equation draw:name="f9246" draw:formula="827442*logwidth/1668461"/>
          <draw:equation draw:name="f9247" draw:formula="648988*logheight/764002"/>
          <draw:equation draw:name="f9248" draw:formula="839684*logwidth/1668461"/>
          <draw:equation draw:name="f9249" draw:formula="648988*logheight/764002"/>
          <draw:equation draw:name="f9250" draw:formula="839684*logwidth/1668461"/>
          <draw:equation draw:name="f9251" draw:formula="644173*logheight/764002"/>
          <draw:equation draw:name="f9252" draw:formula="827442*logwidth/1668461"/>
          <draw:equation draw:name="f9253" draw:formula="644173*logheight/764002"/>
          <draw:equation draw:name="f9254" draw:formula="1013012*logwidth/1668461"/>
          <draw:equation draw:name="f9255" draw:formula="644173*logheight/764002"/>
          <draw:equation draw:name="f9256" draw:formula="1010471*logwidth/1668461"/>
          <draw:equation draw:name="f9257" draw:formula="648988*logheight/764002"/>
          <draw:equation draw:name="f9258" draw:formula="1023103*logwidth/1668461"/>
          <draw:equation draw:name="f9259" draw:formula="648988*logheight/764002"/>
          <draw:equation draw:name="f9260" draw:formula="1025644*logwidth/1668461"/>
          <draw:equation draw:name="f9261" draw:formula="644173*logheight/764002"/>
          <draw:equation draw:name="f9262" draw:formula="1013012*logwidth/1668461"/>
          <draw:equation draw:name="f9263" draw:formula="644173*logheight/764002"/>
          <draw:equation draw:name="f9264" draw:formula="1047125*logwidth/1668461"/>
          <draw:equation draw:name="f9265" draw:formula="644173*logheight/764002"/>
          <draw:equation draw:name="f9266" draw:formula="1047496*logwidth/1668461"/>
          <draw:equation draw:name="f9267" draw:formula="644914*logheight/764002"/>
          <draw:equation draw:name="f9268" draw:formula="1052059*logwidth/1668461"/>
          <draw:equation draw:name="f9269" draw:formula="646896*logheight/764002"/>
          <draw:equation draw:name="f9270" draw:formula="1054044*logwidth/1668461"/>
          <draw:equation draw:name="f9271" draw:formula="646710*logheight/764002"/>
          <draw:equation draw:name="f9272" draw:formula="1061742*logwidth/1668461"/>
          <draw:equation draw:name="f9273" draw:formula="645007*logheight/764002"/>
          <draw:equation draw:name="f9274" draw:formula="1063133*logwidth/1668461"/>
          <draw:equation draw:name="f9275" draw:formula="644173*logheight/764002"/>
          <draw:equation draw:name="f9276" draw:formula="1047125*logwidth/1668461"/>
          <draw:equation draw:name="f9277" draw:formula="644173*logheight/764002"/>
          <draw:equation draw:name="f9278" draw:formula="1173818*logwidth/1668461"/>
          <draw:equation draw:name="f9279" draw:formula="644173*logheight/764002"/>
          <draw:equation draw:name="f9280" draw:formula="1168420*logwidth/1668461"/>
          <draw:equation draw:name="f9281" draw:formula="648988*logheight/764002"/>
          <draw:equation draw:name="f9282" draw:formula="1185764*logwidth/1668461"/>
          <draw:equation draw:name="f9283" draw:formula="648988*logheight/764002"/>
          <draw:equation draw:name="f9284" draw:formula="1190921*logwidth/1668461"/>
          <draw:equation draw:name="f9285" draw:formula="644173*logheight/764002"/>
          <draw:equation draw:name="f9286" draw:formula="1173818*logwidth/1668461"/>
          <draw:equation draw:name="f9287" draw:formula="644173*logheight/764002"/>
          <draw:equation draw:name="f9288" draw:formula="1295652*logwidth/1668461"/>
          <draw:equation draw:name="f9289" draw:formula="644173*logheight/764002"/>
          <draw:equation draw:name="f9290" draw:formula="1289308*logwidth/1668461"/>
          <draw:equation draw:name="f9291" draw:formula="648988*logheight/764002"/>
          <draw:equation draw:name="f9292" draw:formula="1306615*logwidth/1668461"/>
          <draw:equation draw:name="f9293" draw:formula="648988*logheight/764002"/>
          <draw:equation draw:name="f9294" draw:formula="1312718*logwidth/1668461"/>
          <draw:equation draw:name="f9295" draw:formula="644173*logheight/764002"/>
          <draw:equation draw:name="f9296" draw:formula="1295652*logwidth/1668461"/>
          <draw:equation draw:name="f9297" draw:formula="644173*logheight/764002"/>
          <draw:equation draw:name="f9298" draw:formula="1400235*logwidth/1668461"/>
          <draw:equation draw:name="f9299" draw:formula="644173*logheight/764002"/>
          <draw:equation draw:name="f9300" draw:formula="1393427*logwidth/1668461"/>
          <draw:equation draw:name="f9301" draw:formula="648988*logheight/764002"/>
          <draw:equation draw:name="f9302" draw:formula="1414406*logwidth/1668461"/>
          <draw:equation draw:name="f9303" draw:formula="648988*logheight/764002"/>
          <draw:equation draw:name="f9304" draw:formula="1420954*logwidth/1668461"/>
          <draw:equation draw:name="f9305" draw:formula="644173*logheight/764002"/>
          <draw:equation draw:name="f9306" draw:formula="1400235*logwidth/1668461"/>
          <draw:equation draw:name="f9307" draw:formula="644173*logheight/764002"/>
          <draw:equation draw:name="f9308" draw:formula="1488234*logwidth/1668461"/>
          <draw:equation draw:name="f9309" draw:formula="644173*logheight/764002"/>
          <draw:equation draw:name="f9310" draw:formula="1481204*logwidth/1668461"/>
          <draw:equation draw:name="f9311" draw:formula="648988*logheight/764002"/>
          <draw:equation draw:name="f9312" draw:formula="1501052*logwidth/1668461"/>
          <draw:equation draw:name="f9313" draw:formula="648988*logheight/764002"/>
          <draw:equation draw:name="f9314" draw:formula="1507618*logwidth/1668461"/>
          <draw:equation draw:name="f9315" draw:formula="644173*logheight/764002"/>
          <draw:equation draw:name="f9316" draw:formula="1488234*logwidth/1668461"/>
          <draw:equation draw:name="f9317" draw:formula="644173*logheight/764002"/>
          <draw:equation draw:name="f9318" draw:formula="174162*logwidth/1668461"/>
          <draw:equation draw:name="f9319" draw:formula="653785*logheight/764002"/>
          <draw:equation draw:name="f9320" draw:formula="181230*logwidth/1668461"/>
          <draw:equation draw:name="f9321" draw:formula="658601*logheight/764002"/>
          <draw:equation draw:name="f9322" draw:formula="201170*logwidth/1668461"/>
          <draw:equation draw:name="f9323" draw:formula="658601*logheight/764002"/>
          <draw:equation draw:name="f9324" draw:formula="194084*logwidth/1668461"/>
          <draw:equation draw:name="f9325" draw:formula="653785*logheight/764002"/>
          <draw:equation draw:name="f9326" draw:formula="174162*logwidth/1668461"/>
          <draw:equation draw:name="f9327" draw:formula="653785*logheight/764002"/>
          <draw:equation draw:name="f9328" draw:formula="260344*logwidth/1668461"/>
          <draw:equation draw:name="f9329" draw:formula="653785*logheight/764002"/>
          <draw:equation draw:name="f9330" draw:formula="266984*logwidth/1668461"/>
          <draw:equation draw:name="f9331" draw:formula="658601*logheight/764002"/>
          <draw:equation draw:name="f9332" draw:formula="287240*logwidth/1668461"/>
          <draw:equation draw:name="f9333" draw:formula="658601*logheight/764002"/>
          <draw:equation draw:name="f9334" draw:formula="280229*logwidth/1668461"/>
          <draw:equation draw:name="f9335" draw:formula="653785*logheight/764002"/>
          <draw:equation draw:name="f9336" draw:formula="260344*logwidth/1668461"/>
          <draw:equation draw:name="f9337" draw:formula="653785*logheight/764002"/>
          <draw:equation draw:name="f9338" draw:formula="366299*logwidth/1668461"/>
          <draw:equation draw:name="f9339" draw:formula="653785*logheight/764002"/>
          <draw:equation draw:name="f9340" draw:formula="372513*logwidth/1668461"/>
          <draw:equation draw:name="f9341" draw:formula="658601*logheight/764002"/>
          <draw:equation draw:name="f9342" draw:formula="390395*logwidth/1668461"/>
          <draw:equation draw:name="f9343" draw:formula="658601*logheight/764002"/>
          <draw:equation draw:name="f9344" draw:formula="383995*logwidth/1668461"/>
          <draw:equation draw:name="f9345" draw:formula="653785*logheight/764002"/>
          <draw:equation draw:name="f9346" draw:formula="366299*logwidth/1668461"/>
          <draw:equation draw:name="f9347" draw:formula="653785*logheight/764002"/>
          <draw:equation draw:name="f9348" draw:formula="468396*logwidth/1668461"/>
          <draw:equation draw:name="f9349" draw:formula="653785*logheight/764002"/>
          <draw:equation draw:name="f9350" draw:formula="473386*logwidth/1668461"/>
          <draw:equation draw:name="f9351" draw:formula="658601*logheight/764002"/>
          <draw:equation draw:name="f9352" draw:formula="490915*logwidth/1668461"/>
          <draw:equation draw:name="f9353" draw:formula="658601*logheight/764002"/>
          <draw:equation draw:name="f9354" draw:formula="485628*logwidth/1668461"/>
          <draw:equation draw:name="f9355" draw:formula="653785*logheight/764002"/>
          <draw:equation draw:name="f9356" draw:formula="468396*logwidth/1668461"/>
          <draw:equation draw:name="f9357" draw:formula="653785*logheight/764002"/>
          <draw:equation draw:name="f9358" draw:formula="547102*logwidth/1668461"/>
          <draw:equation draw:name="f9359" draw:formula="653785*logheight/764002"/>
          <draw:equation draw:name="f9360" draw:formula="551535*logwidth/1668461"/>
          <draw:equation draw:name="f9361" draw:formula="657138*logheight/764002"/>
          <draw:equation draw:name="f9362" draw:formula="552481*logwidth/1668461"/>
          <draw:equation draw:name="f9363" draw:formula="658601*logheight/764002"/>
          <draw:equation draw:name="f9364" draw:formula="597816*logwidth/1668461"/>
          <draw:equation draw:name="f9365" draw:formula="658601*logheight/764002"/>
          <draw:equation draw:name="f9366" draw:formula="597612*logwidth/1668461"/>
          <draw:equation draw:name="f9367" draw:formula="658082*logheight/764002"/>
          <draw:equation draw:name="f9368" draw:formula="592567*logwidth/1668461"/>
          <draw:equation draw:name="f9369" draw:formula="655619*logheight/764002"/>
          <draw:equation draw:name="f9370" draw:formula="589339*logwidth/1668461"/>
          <draw:equation draw:name="f9371" draw:formula="654860*logheight/764002"/>
          <draw:equation draw:name="f9372" draw:formula="590100*logwidth/1668461"/>
          <draw:equation draw:name="f9373" draw:formula="653822*logheight/764002"/>
          <draw:equation draw:name="f9374" draw:formula="590044*logwidth/1668461"/>
          <draw:equation draw:name="f9375" draw:formula="653785*logheight/764002"/>
          <draw:equation draw:name="f9376" draw:formula="547102*logwidth/1668461"/>
          <draw:equation draw:name="f9377" draw:formula="653785*logheight/764002"/>
          <draw:equation draw:name="f9378" draw:formula="596091*logwidth/1668461"/>
          <draw:equation draw:name="f9379" draw:formula="653785*logheight/764002"/>
          <draw:equation draw:name="f9380" draw:formula="596648*logwidth/1668461"/>
          <draw:equation draw:name="f9381" draw:formula="654193*logheight/764002"/>
          <draw:equation draw:name="f9382" draw:formula="597408*logwidth/1668461"/>
          <draw:equation draw:name="f9383" draw:formula="654952*logheight/764002"/>
          <draw:equation draw:name="f9384" draw:formula="602825*logwidth/1668461"/>
          <draw:equation draw:name="f9385" draw:formula="657897*logheight/764002"/>
          <draw:equation draw:name="f9386" draw:formula="606145*logwidth/1668461"/>
          <draw:equation draw:name="f9387" draw:formula="656860*logheight/764002"/>
          <draw:equation draw:name="f9388" draw:formula="606052*logwidth/1668461"/>
          <draw:equation draw:name="f9389" draw:formula="656953*logheight/764002"/>
          <draw:equation draw:name="f9390" draw:formula="606238*logwidth/1668461"/>
          <draw:equation draw:name="f9391" draw:formula="656953*logheight/764002"/>
          <draw:equation draw:name="f9392" draw:formula="613936*logwidth/1668461"/>
          <draw:equation draw:name="f9393" draw:formula="655526*logheight/764002"/>
          <draw:equation draw:name="f9394" draw:formula="616106*logwidth/1668461"/>
          <draw:equation draw:name="f9395" draw:formula="653785*logheight/764002"/>
          <draw:equation draw:name="f9396" draw:formula="596091*logwidth/1668461"/>
          <draw:equation draw:name="f9397" draw:formula="653785*logheight/764002"/>
          <draw:equation draw:name="f9398" draw:formula="645971*logwidth/1668461"/>
          <draw:equation draw:name="f9399" draw:formula="653785*logheight/764002"/>
          <draw:equation draw:name="f9400" draw:formula="648549*logwidth/1668461"/>
          <draw:equation draw:name="f9401" draw:formula="658601*logheight/764002"/>
          <draw:equation draw:name="f9402" draw:formula="662536*logwidth/1668461"/>
          <draw:equation draw:name="f9403" draw:formula="658601*logheight/764002"/>
          <draw:equation draw:name="f9404" draw:formula="659865*logwidth/1668461"/>
          <draw:equation draw:name="f9405" draw:formula="653785*logheight/764002"/>
          <draw:equation draw:name="f9406" draw:formula="645971*logwidth/1668461"/>
          <draw:equation draw:name="f9407" draw:formula="653785*logheight/764002"/>
          <draw:equation draw:name="f9408" draw:formula="827442*logwidth/1668461"/>
          <draw:equation draw:name="f9409" draw:formula="653785*logheight/764002"/>
          <draw:equation draw:name="f9410" draw:formula="827442*logwidth/1668461"/>
          <draw:equation draw:name="f9411" draw:formula="658601*logheight/764002"/>
          <draw:equation draw:name="f9412" draw:formula="839684*logwidth/1668461"/>
          <draw:equation draw:name="f9413" draw:formula="658601*logheight/764002"/>
          <draw:equation draw:name="f9414" draw:formula="839684*logwidth/1668461"/>
          <draw:equation draw:name="f9415" draw:formula="653785*logheight/764002"/>
          <draw:equation draw:name="f9416" draw:formula="827442*logwidth/1668461"/>
          <draw:equation draw:name="f9417" draw:formula="653785*logheight/764002"/>
          <draw:equation draw:name="f9418" draw:formula="1007911*logwidth/1668461"/>
          <draw:equation draw:name="f9419" draw:formula="653785*logheight/764002"/>
          <draw:equation draw:name="f9420" draw:formula="1005054*logwidth/1668461"/>
          <draw:equation draw:name="f9421" draw:formula="658601*logheight/764002"/>
          <draw:equation draw:name="f9422" draw:formula="1018020*logwidth/1668461"/>
          <draw:equation draw:name="f9423" draw:formula="658601*logheight/764002"/>
          <draw:equation draw:name="f9424" draw:formula="1020580*logwidth/1668461"/>
          <draw:equation draw:name="f9425" draw:formula="653785*logheight/764002"/>
          <draw:equation draw:name="f9426" draw:formula="1007911*logwidth/1668461"/>
          <draw:equation draw:name="f9427" draw:formula="653785*logheight/764002"/>
          <draw:equation draw:name="f9428" draw:formula="1163041*logwidth/1668461"/>
          <draw:equation draw:name="f9429" draw:formula="653785*logheight/764002"/>
          <draw:equation draw:name="f9430" draw:formula="1157550*logwidth/1668461"/>
          <draw:equation draw:name="f9431" draw:formula="658601*logheight/764002"/>
          <draw:equation draw:name="f9432" draw:formula="1175414*logwidth/1668461"/>
          <draw:equation draw:name="f9433" draw:formula="658601*logheight/764002"/>
          <draw:equation draw:name="f9434" draw:formula="1180626*logwidth/1668461"/>
          <draw:equation draw:name="f9435" draw:formula="653785*logheight/764002"/>
          <draw:equation draw:name="f9436" draw:formula="1163041*logwidth/1668461"/>
          <draw:equation draw:name="f9437" draw:formula="653785*logheight/764002"/>
          <draw:equation draw:name="f9438" draw:formula="1282927*logwidth/1668461"/>
          <draw:equation draw:name="f9439" draw:formula="653785*logheight/764002"/>
          <draw:equation draw:name="f9440" draw:formula="1276509*logwidth/1668461"/>
          <draw:equation draw:name="f9441" draw:formula="658601*logheight/764002"/>
          <draw:equation draw:name="f9442" draw:formula="1294316*logwidth/1668461"/>
          <draw:equation draw:name="f9443" draw:formula="658601*logheight/764002"/>
          <draw:equation draw:name="f9444" draw:formula="1300549*logwidth/1668461"/>
          <draw:equation draw:name="f9445" draw:formula="653785*logheight/764002"/>
          <draw:equation draw:name="f9446" draw:formula="1282927*logwidth/1668461"/>
          <draw:equation draw:name="f9447" draw:formula="653785*logheight/764002"/>
          <draw:equation draw:name="f9448" draw:formula="1386471*logwidth/1668461"/>
          <draw:equation draw:name="f9449" draw:formula="653785*logheight/764002"/>
          <draw:equation draw:name="f9450" draw:formula="1379496*logwidth/1668461"/>
          <draw:equation draw:name="f9451" draw:formula="658601*logheight/764002"/>
          <draw:equation draw:name="f9452" draw:formula="1401255*logwidth/1668461"/>
          <draw:equation draw:name="f9453" draw:formula="658601*logheight/764002"/>
          <draw:equation draw:name="f9454" draw:formula="1407858*logwidth/1668461"/>
          <draw:equation draw:name="f9455" draw:formula="653785*logheight/764002"/>
          <draw:equation draw:name="f9456" draw:formula="1386471*logwidth/1668461"/>
          <draw:equation draw:name="f9457" draw:formula="653785*logheight/764002"/>
          <draw:equation draw:name="f9458" draw:formula="1474136*logwidth/1668461"/>
          <draw:equation draw:name="f9459" draw:formula="653785*logheight/764002"/>
          <draw:equation draw:name="f9460" draw:formula="1467050*logwidth/1668461"/>
          <draw:equation draw:name="f9461" draw:formula="658601*logheight/764002"/>
          <draw:equation draw:name="f9462" draw:formula="1487473*logwidth/1668461"/>
          <draw:equation draw:name="f9463" draw:formula="658601*logheight/764002"/>
          <draw:equation draw:name="f9464" draw:formula="1494485*logwidth/1668461"/>
          <draw:equation draw:name="f9465" draw:formula="653785*logheight/764002"/>
          <draw:equation draw:name="f9466" draw:formula="1474136*logwidth/1668461"/>
          <draw:equation draw:name="f9467" draw:formula="653785*logheight/764002"/>
          <draw:equation draw:name="f9468" draw:formula="188278*logwidth/1668461"/>
          <draw:equation draw:name="f9469" draw:formula="663398*logheight/764002"/>
          <draw:equation draw:name="f9470" draw:formula="195364*logwidth/1668461"/>
          <draw:equation draw:name="f9471" draw:formula="668213*logheight/764002"/>
          <draw:equation draw:name="f9472" draw:formula="216362*logwidth/1668461"/>
          <draw:equation draw:name="f9473" draw:formula="668213*logheight/764002"/>
          <draw:equation draw:name="f9474" draw:formula="208739*logwidth/1668461"/>
          <draw:equation draw:name="f9475" draw:formula="663398*logheight/764002"/>
          <draw:equation draw:name="f9476" draw:formula="188278*logwidth/1668461"/>
          <draw:equation draw:name="f9477" draw:formula="663398*logheight/764002"/>
          <draw:equation draw:name="f9478" draw:formula="274015*logwidth/1668461"/>
          <draw:equation draw:name="f9479" draw:formula="663398*logheight/764002"/>
          <draw:equation draw:name="f9480" draw:formula="281045*logwidth/1668461"/>
          <draw:equation draw:name="f9481" draw:formula="668213*logheight/764002"/>
          <draw:equation draw:name="f9482" draw:formula="302006*logwidth/1668461"/>
          <draw:equation draw:name="f9483" draw:formula="668213*logheight/764002"/>
          <draw:equation draw:name="f9484" draw:formula="294605*logwidth/1668461"/>
          <draw:equation draw:name="f9485" draw:formula="663398*logheight/764002"/>
          <draw:equation draw:name="f9486" draw:formula="274015*logwidth/1668461"/>
          <draw:equation draw:name="f9487" draw:formula="663398*logheight/764002"/>
          <draw:equation draw:name="f9488" draw:formula="379024*logwidth/1668461"/>
          <draw:equation draw:name="f9489" draw:formula="663398*logheight/764002"/>
          <draw:equation draw:name="f9490" draw:formula="385572*logwidth/1668461"/>
          <draw:equation draw:name="f9491" draw:formula="668213*logheight/764002"/>
          <draw:equation draw:name="f9492" draw:formula="404140*logwidth/1668461"/>
          <draw:equation draw:name="f9493" draw:formula="668213*logheight/764002"/>
          <draw:equation draw:name="f9494" draw:formula="397258*logwidth/1668461"/>
          <draw:equation draw:name="f9495" draw:formula="663398*logheight/764002"/>
          <draw:equation draw:name="f9496" draw:formula="379024*logwidth/1668461"/>
          <draw:equation draw:name="f9497" draw:formula="663398*logheight/764002"/>
          <draw:equation draw:name="f9498" draw:formula="478765*logwidth/1668461"/>
          <draw:equation draw:name="f9499" draw:formula="663398*logheight/764002"/>
          <draw:equation draw:name="f9500" draw:formula="484181*logwidth/1668461"/>
          <draw:equation draw:name="f9501" draw:formula="668213*logheight/764002"/>
          <draw:equation draw:name="f9502" draw:formula="502342*logwidth/1668461"/>
          <draw:equation draw:name="f9503" draw:formula="668213*logheight/764002"/>
          <draw:equation draw:name="f9504" draw:formula="496628*logwidth/1668461"/>
          <draw:equation draw:name="f9505" draw:formula="663398*logheight/764002"/>
          <draw:equation draw:name="f9506" draw:formula="478765*logwidth/1668461"/>
          <draw:equation draw:name="f9507" draw:formula="663398*logheight/764002"/>
          <draw:equation draw:name="f9508" draw:formula="558677*logwidth/1668461"/>
          <draw:equation draw:name="f9509" draw:formula="663398*logheight/764002"/>
          <draw:equation draw:name="f9510" draw:formula="568526*logwidth/1668461"/>
          <draw:equation draw:name="f9511" draw:formula="668213*logheight/764002"/>
          <draw:equation draw:name="f9512" draw:formula="595813*logwidth/1668461"/>
          <draw:equation draw:name="f9513" draw:formula="668213*logheight/764002"/>
          <draw:equation draw:name="f9514" draw:formula="598039*logwidth/1668461"/>
          <draw:equation draw:name="f9515" draw:formula="663398*logheight/764002"/>
          <draw:equation draw:name="f9516" draw:formula="558677*logwidth/1668461"/>
          <draw:equation draw:name="f9517" draw:formula="663398*logheight/764002"/>
          <draw:equation draw:name="f9518" draw:formula="651313*logwidth/1668461"/>
          <draw:equation draw:name="f9519" draw:formula="663398*logheight/764002"/>
          <draw:equation draw:name="f9520" draw:formula="654077*logwidth/1668461"/>
          <draw:equation draw:name="f9521" draw:formula="668213*logheight/764002"/>
          <draw:equation draw:name="f9522" draw:formula="668323*logwidth/1668461"/>
          <draw:equation draw:name="f9523" draw:formula="668213*logheight/764002"/>
          <draw:equation draw:name="f9524" draw:formula="665411*logwidth/1668461"/>
          <draw:equation draw:name="f9525" draw:formula="663398*logheight/764002"/>
          <draw:equation draw:name="f9526" draw:formula="651313*logwidth/1668461"/>
          <draw:equation draw:name="f9527" draw:formula="663398*logheight/764002"/>
          <draw:equation draw:name="f9528" draw:formula="827442*logwidth/1668461"/>
          <draw:equation draw:name="f9529" draw:formula="663398*logheight/764002"/>
          <draw:equation draw:name="f9530" draw:formula="827442*logwidth/1668461"/>
          <draw:equation draw:name="f9531" draw:formula="668213*logheight/764002"/>
          <draw:equation draw:name="f9532" draw:formula="839684*logwidth/1668461"/>
          <draw:equation draw:name="f9533" draw:formula="668213*logheight/764002"/>
          <draw:equation draw:name="f9534" draw:formula="839684*logwidth/1668461"/>
          <draw:equation draw:name="f9535" draw:formula="663398*logheight/764002"/>
          <draw:equation draw:name="f9536" draw:formula="827442*logwidth/1668461"/>
          <draw:equation draw:name="f9537" draw:formula="663398*logheight/764002"/>
          <draw:equation draw:name="f9538" draw:formula="1002197*logwidth/1668461"/>
          <draw:equation draw:name="f9539" draw:formula="663398*logheight/764002"/>
          <draw:equation draw:name="f9540" draw:formula="999322*logwidth/1668461"/>
          <draw:equation draw:name="f9541" draw:formula="668213*logheight/764002"/>
          <draw:equation draw:name="f9542" draw:formula="1012474*logwidth/1668461"/>
          <draw:equation draw:name="f9543" draw:formula="668213*logheight/764002"/>
          <draw:equation draw:name="f9544" draw:formula="1015256*logwidth/1668461"/>
          <draw:equation draw:name="f9545" draw:formula="663398*logheight/764002"/>
          <draw:equation draw:name="f9546" draw:formula="1002197*logwidth/1668461"/>
          <draw:equation draw:name="f9547" draw:formula="663398*logheight/764002"/>
          <draw:equation draw:name="f9548" draw:formula="1151781*logwidth/1668461"/>
          <draw:equation draw:name="f9549" draw:formula="663398*logheight/764002"/>
          <draw:equation draw:name="f9550" draw:formula="1145975*logwidth/1668461"/>
          <draw:equation draw:name="f9551" draw:formula="668213*logheight/764002"/>
          <draw:equation draw:name="f9552" draw:formula="1164339*logwidth/1668461"/>
          <draw:equation draw:name="f9553" draw:formula="668213*logheight/764002"/>
          <draw:equation draw:name="f9554" draw:formula="1169886*logwidth/1668461"/>
          <draw:equation draw:name="f9555" draw:formula="663398*logheight/764002"/>
          <draw:equation draw:name="f9556" draw:formula="1151781*logwidth/1668461"/>
          <draw:equation draw:name="f9557" draw:formula="663398*logheight/764002"/>
          <draw:equation draw:name="f9558" draw:formula="1269664*logwidth/1668461"/>
          <draw:equation draw:name="f9559" draw:formula="663398*logheight/764002"/>
          <draw:equation draw:name="f9560" draw:formula="1262745*logwidth/1668461"/>
          <draw:equation draw:name="f9561" draw:formula="668213*logheight/764002"/>
          <draw:equation draw:name="f9562" draw:formula="1281276*logwidth/1668461"/>
          <draw:equation draw:name="f9563" draw:formula="668213*logheight/764002"/>
          <draw:equation draw:name="f9564" draw:formula="1287824*logwidth/1668461"/>
          <draw:equation draw:name="f9565" draw:formula="663398*logheight/764002"/>
          <draw:equation draw:name="f9566" draw:formula="1269664*logwidth/1668461"/>
          <draw:equation draw:name="f9567" draw:formula="663398*logheight/764002"/>
          <draw:equation draw:name="f9568" draw:formula="1372113*logwidth/1668461"/>
          <draw:equation draw:name="f9569" draw:formula="663398*logheight/764002"/>
          <draw:equation draw:name="f9570" draw:formula="1364656*logwidth/1668461"/>
          <draw:equation draw:name="f9571" draw:formula="668213*logheight/764002"/>
          <draw:equation draw:name="f9572" draw:formula="1387231*logwidth/1668461"/>
          <draw:equation draw:name="f9573" draw:formula="668213*logheight/764002"/>
          <draw:equation draw:name="f9574" draw:formula="1394243*logwidth/1668461"/>
          <draw:equation draw:name="f9575" draw:formula="663398*logheight/764002"/>
          <draw:equation draw:name="f9576" draw:formula="1372113*logwidth/1668461"/>
          <draw:equation draw:name="f9577" draw:formula="663398*logheight/764002"/>
          <draw:equation draw:name="f9578" draw:formula="1459538*logwidth/1668461"/>
          <draw:equation draw:name="f9579" draw:formula="663398*logheight/764002"/>
          <draw:equation draw:name="f9580" draw:formula="1451895*logwidth/1668461"/>
          <draw:equation draw:name="f9581" draw:formula="668213*logheight/764002"/>
          <draw:equation draw:name="f9582" draw:formula="1473246*logwidth/1668461"/>
          <draw:equation draw:name="f9583" draw:formula="668213*logheight/764002"/>
          <draw:equation draw:name="f9584" draw:formula="1480462*logwidth/1668461"/>
          <draw:equation draw:name="f9585" draw:formula="663398*logheight/764002"/>
          <draw:equation draw:name="f9586" draw:formula="1459538*logwidth/1668461"/>
          <draw:equation draw:name="f9587" draw:formula="663398*logheight/764002"/>
          <draw:equation draw:name="f9588" draw:formula="202691*logwidth/1668461"/>
          <draw:equation draw:name="f9589" draw:formula="673010*logheight/764002"/>
          <draw:equation draw:name="f9590" draw:formula="210482*logwidth/1668461"/>
          <draw:equation draw:name="f9591" draw:formula="677825*logheight/764002"/>
          <draw:equation draw:name="f9592" draw:formula="232185*logwidth/1668461"/>
          <draw:equation draw:name="f9593" draw:formula="677825*logheight/764002"/>
          <draw:equation draw:name="f9594" draw:formula="224042*logwidth/1668461"/>
          <draw:equation draw:name="f9595" draw:formula="673010*logheight/764002"/>
          <draw:equation draw:name="f9596" draw:formula="202691*logwidth/1668461"/>
          <draw:equation draw:name="f9597" draw:formula="673010*logheight/764002"/>
          <draw:equation draw:name="f9598" draw:formula="288261*logwidth/1668461"/>
          <draw:equation draw:name="f9599" draw:formula="673010*logheight/764002"/>
          <draw:equation draw:name="f9600" draw:formula="295773*logwidth/1668461"/>
          <draw:equation draw:name="f9601" draw:formula="677825*logheight/764002"/>
          <draw:equation draw:name="f9602" draw:formula="317532*logwidth/1668461"/>
          <draw:equation draw:name="f9603" draw:formula="677825*logheight/764002"/>
          <draw:equation draw:name="f9604" draw:formula="309630*logwidth/1668461"/>
          <draw:equation draw:name="f9605" draw:formula="673010*logheight/764002"/>
          <draw:equation draw:name="f9606" draw:formula="288261*logwidth/1668461"/>
          <draw:equation draw:name="f9607" draw:formula="673010*logheight/764002"/>
          <draw:equation draw:name="f9608" draw:formula="392324*logwidth/1668461"/>
          <draw:equation draw:name="f9609" draw:formula="673010*logheight/764002"/>
          <draw:equation draw:name="f9610" draw:formula="399280*logwidth/1668461"/>
          <draw:equation draw:name="f9611" draw:formula="677825*logheight/764002"/>
          <draw:equation draw:name="f9612" draw:formula="418553*logwidth/1668461"/>
          <draw:equation draw:name="f9613" draw:formula="677825*logheight/764002"/>
          <draw:equation draw:name="f9614" draw:formula="411189*logwidth/1668461"/>
          <draw:equation draw:name="f9615" draw:formula="673010*logheight/764002"/>
          <draw:equation draw:name="f9616" draw:formula="392324*logwidth/1668461"/>
          <draw:equation draw:name="f9617" draw:formula="673010*logheight/764002"/>
          <draw:equation draw:name="f9618" draw:formula="489765*logwidth/1668461"/>
          <draw:equation draw:name="f9619" draw:formula="673010*logheight/764002"/>
          <draw:equation draw:name="f9620" draw:formula="495664*logwidth/1668461"/>
          <draw:equation draw:name="f9621" draw:formula="677825*logheight/764002"/>
          <draw:equation draw:name="f9622" draw:formula="514584*logwidth/1668461"/>
          <draw:equation draw:name="f9623" draw:formula="677825*logheight/764002"/>
          <draw:equation draw:name="f9624" draw:formula="508314*logwidth/1668461"/>
          <draw:equation draw:name="f9625" draw:formula="673010*logheight/764002"/>
          <draw:equation draw:name="f9626" draw:formula="489765*logwidth/1668461"/>
          <draw:equation draw:name="f9627" draw:formula="673010*logheight/764002"/>
          <draw:equation draw:name="f9628" draw:formula="656971*logwidth/1668461"/>
          <draw:equation draw:name="f9629" draw:formula="673010*logheight/764002"/>
          <draw:equation draw:name="f9630" draw:formula="660013*logwidth/1668461"/>
          <draw:equation draw:name="f9631" draw:formula="677825*logheight/764002"/>
          <draw:equation draw:name="f9632" draw:formula="674500*logwidth/1668461"/>
          <draw:equation draw:name="f9633" draw:formula="677825*logheight/764002"/>
          <draw:equation draw:name="f9634" draw:formula="671328*logwidth/1668461"/>
          <draw:equation draw:name="f9635" draw:formula="673010*logheight/764002"/>
          <draw:equation draw:name="f9636" draw:formula="656971*logwidth/1668461"/>
          <draw:equation draw:name="f9637" draw:formula="673010*logheight/764002"/>
          <draw:equation draw:name="f9638" draw:formula="827442*logwidth/1668461"/>
          <draw:equation draw:name="f9639" draw:formula="673010*logheight/764002"/>
          <draw:equation draw:name="f9640" draw:formula="827442*logwidth/1668461"/>
          <draw:equation draw:name="f9641" draw:formula="677825*logheight/764002"/>
          <draw:equation draw:name="f9642" draw:formula="839684*logwidth/1668461"/>
          <draw:equation draw:name="f9643" draw:formula="677825*logheight/764002"/>
          <draw:equation draw:name="f9644" draw:formula="839684*logwidth/1668461"/>
          <draw:equation draw:name="f9645" draw:formula="673010*logheight/764002"/>
          <draw:equation draw:name="f9646" draw:formula="827442*logwidth/1668461"/>
          <draw:equation draw:name="f9647" draw:formula="673010*logheight/764002"/>
          <draw:equation draw:name="f9648" draw:formula="996447*logwidth/1668461"/>
          <draw:equation draw:name="f9649" draw:formula="673010*logheight/764002"/>
          <draw:equation draw:name="f9650" draw:formula="995167*logwidth/1668461"/>
          <draw:equation draw:name="f9651" draw:formula="675158*logheight/764002"/>
          <draw:equation draw:name="f9652" draw:formula="993312*logwidth/1668461"/>
          <draw:equation draw:name="f9653" draw:formula="677825*logheight/764002"/>
          <draw:equation draw:name="f9654" draw:formula="1006575*logwidth/1668461"/>
          <draw:equation draw:name="f9655" draw:formula="677825*logheight/764002"/>
          <draw:equation draw:name="f9656" draw:formula="1009599*logwidth/1668461"/>
          <draw:equation draw:name="f9657" draw:formula="673010*logheight/764002"/>
          <draw:equation draw:name="f9658" draw:formula="996447*logwidth/1668461"/>
          <draw:equation draw:name="f9659" draw:formula="673010*logheight/764002"/>
          <draw:equation draw:name="f9660" draw:formula="1140002*logwidth/1668461"/>
          <draw:equation draw:name="f9661" draw:formula="673010*logheight/764002"/>
          <draw:equation draw:name="f9662" draw:formula="1133825*logwidth/1668461"/>
          <draw:equation draw:name="f9663" draw:formula="677825*logheight/764002"/>
          <draw:equation draw:name="f9664" draw:formula="1152727*logwidth/1668461"/>
          <draw:equation draw:name="f9665" draw:formula="677825*logheight/764002"/>
          <draw:equation draw:name="f9666" draw:formula="1158663*logwidth/1668461"/>
          <draw:equation draw:name="f9667" draw:formula="673010*logheight/764002"/>
          <draw:equation draw:name="f9668" draw:formula="1140002*logwidth/1668461"/>
          <draw:equation draw:name="f9669" draw:formula="673010*logheight/764002"/>
          <draw:equation draw:name="f9670" draw:formula="1255733*logwidth/1668461"/>
          <draw:equation draw:name="f9671" draw:formula="673010*logheight/764002"/>
          <draw:equation draw:name="f9672" draw:formula="1248369*logwidth/1668461"/>
          <draw:equation draw:name="f9673" draw:formula="677825*logheight/764002"/>
          <draw:equation draw:name="f9674" draw:formula="1267512*logwidth/1668461"/>
          <draw:equation draw:name="f9675" draw:formula="677825*logheight/764002"/>
          <draw:equation draw:name="f9676" draw:formula="1274524*logwidth/1668461"/>
          <draw:equation draw:name="f9677" draw:formula="673010*logheight/764002"/>
          <draw:equation draw:name="f9678" draw:formula="1255733*logwidth/1668461"/>
          <draw:equation draw:name="f9679" draw:formula="673010*logheight/764002"/>
          <draw:equation draw:name="f9680" draw:formula="1357051*logwidth/1668461"/>
          <draw:equation draw:name="f9681" draw:formula="673010*logheight/764002"/>
          <draw:equation draw:name="f9682" draw:formula="1349112*logwidth/1668461"/>
          <draw:equation draw:name="f9683" draw:formula="677825*logheight/764002"/>
          <draw:equation draw:name="f9684" draw:formula="1372484*logwidth/1668461"/>
          <draw:equation draw:name="f9685" draw:formula="677825*logheight/764002"/>
          <draw:equation draw:name="f9686" draw:formula="1380034*logwidth/1668461"/>
          <draw:equation draw:name="f9687" draw:formula="673010*logheight/764002"/>
          <draw:equation draw:name="f9688" draw:formula="1357051*logwidth/1668461"/>
          <draw:equation draw:name="f9689" draw:formula="673010*logheight/764002"/>
          <draw:equation draw:name="f9690" draw:formula="1444271*logwidth/1668461"/>
          <draw:equation draw:name="f9691" draw:formula="673010*logheight/764002"/>
          <draw:equation draw:name="f9692" draw:formula="1436091*logwidth/1668461"/>
          <draw:equation draw:name="f9693" draw:formula="677825*logheight/764002"/>
          <draw:equation draw:name="f9694" draw:formula="1458295*logwidth/1668461"/>
          <draw:equation draw:name="f9695" draw:formula="677825*logheight/764002"/>
          <draw:equation draw:name="f9696" draw:formula="1465789*logwidth/1668461"/>
          <draw:equation draw:name="f9697" draw:formula="673010*logheight/764002"/>
          <draw:equation draw:name="f9698" draw:formula="1444271*logwidth/1668461"/>
          <draw:equation draw:name="f9699" draw:formula="673010*logheight/764002"/>
          <draw:equation draw:name="f9700" draw:formula="218255*logwidth/1668461"/>
          <draw:equation draw:name="f9701" draw:formula="682622*logheight/764002"/>
          <draw:equation draw:name="f9702" draw:formula="226027*logwidth/1668461"/>
          <draw:equation draw:name="f9703" draw:formula="687419*logheight/764002"/>
          <draw:equation draw:name="f9704" draw:formula="1442509*logwidth/1668461"/>
          <draw:equation draw:name="f9705" draw:formula="687419*logheight/764002"/>
          <draw:equation draw:name="f9706" draw:formula="1450411*logwidth/1668461"/>
          <draw:equation draw:name="f9707" draw:formula="682622*logheight/764002"/>
          <draw:equation draw:name="f9708" draw:formula="1427929*logwidth/1668461"/>
          <draw:equation draw:name="f9709" draw:formula="682622*logheight/764002"/>
          <draw:equation draw:name="f9710" draw:formula="1423681*logwidth/1668461"/>
          <draw:equation draw:name="f9711" draw:formula="685123*logheight/764002"/>
          <draw:equation draw:name="f9712" draw:formula="1419508*logwidth/1668461"/>
          <draw:equation draw:name="f9713" draw:formula="683400*logheight/764002"/>
          <draw:equation draw:name="f9714" draw:formula="1363766*logwidth/1668461"/>
          <draw:equation draw:name="f9715" draw:formula="683400*logheight/764002"/>
          <draw:equation draw:name="f9716" draw:formula="1364990*logwidth/1668461"/>
          <draw:equation draw:name="f9717" draw:formula="682622*logheight/764002"/>
          <draw:equation draw:name="f9718" draw:formula="1241042*logwidth/1668461"/>
          <draw:equation draw:name="f9719" draw:formula="682622*logheight/764002"/>
          <draw:equation draw:name="f9720" draw:formula="1240003*logwidth/1668461"/>
          <draw:equation draw:name="f9721" draw:formula="683308*logheight/764002"/>
          <draw:equation draw:name="f9722" draw:formula="1145975*logwidth/1668461"/>
          <draw:equation draw:name="f9723" draw:formula="683308*logheight/764002"/>
          <draw:equation draw:name="f9724" draw:formula="1146829*logwidth/1668461"/>
          <draw:equation draw:name="f9725" draw:formula="682622*logheight/764002"/>
          <draw:equation draw:name="f9726" draw:formula="1127648*logwidth/1668461"/>
          <draw:equation draw:name="f9727" draw:formula="682622*logheight/764002"/>
          <draw:equation draw:name="f9728" draw:formula="1127370*logwidth/1668461"/>
          <draw:equation draw:name="f9729" draw:formula="682845*logheight/764002"/>
          <draw:equation draw:name="f9730" draw:formula="1003422*logwidth/1668461"/>
          <draw:equation draw:name="f9731" draw:formula="682845*logheight/764002"/>
          <draw:equation draw:name="f9732" draw:formula="1003570*logwidth/1668461"/>
          <draw:equation draw:name="f9733" draw:formula="682622*logheight/764002"/>
          <draw:equation draw:name="f9734" draw:formula="989955*logwidth/1668461"/>
          <draw:equation draw:name="f9735" draw:formula="682622*logheight/764002"/>
          <draw:equation draw:name="f9736" draw:formula="989472*logwidth/1668461"/>
          <draw:equation draw:name="f9737" draw:formula="683308*logheight/764002"/>
          <draw:equation draw:name="f9738" draw:formula="839684*logwidth/1668461"/>
          <draw:equation draw:name="f9739" draw:formula="683308*logheight/764002"/>
          <draw:equation draw:name="f9740" draw:formula="839684*logwidth/1668461"/>
          <draw:equation draw:name="f9741" draw:formula="682622*logheight/764002"/>
          <draw:equation draw:name="f9742" draw:formula="827442*logwidth/1668461"/>
          <draw:equation draw:name="f9743" draw:formula="682622*logheight/764002"/>
          <draw:equation draw:name="f9744" draw:formula="827442*logwidth/1668461"/>
          <draw:equation draw:name="f9745" draw:formula="682752*logheight/764002"/>
          <draw:equation draw:name="f9746" draw:formula="677765*logwidth/1668461"/>
          <draw:equation draw:name="f9747" draw:formula="682752*logheight/764002"/>
          <draw:equation draw:name="f9748" draw:formula="677672*logwidth/1668461"/>
          <draw:equation draw:name="f9749" draw:formula="682622*logheight/764002"/>
          <draw:equation draw:name="f9750" draw:formula="663018*logwidth/1668461"/>
          <draw:equation draw:name="f9751" draw:formula="682622*logheight/764002"/>
          <draw:equation draw:name="f9752" draw:formula="663037*logwidth/1668461"/>
          <draw:equation draw:name="f9753" draw:formula="682641*logheight/764002"/>
          <draw:equation draw:name="f9754" draw:formula="520873*logwidth/1668461"/>
          <draw:equation draw:name="f9755" draw:formula="682641*logheight/764002"/>
          <draw:equation draw:name="f9756" draw:formula="520854*logwidth/1668461"/>
          <draw:equation draw:name="f9757" draw:formula="682622*logheight/764002"/>
          <draw:equation draw:name="f9758" draw:formula="501544*logwidth/1668461"/>
          <draw:equation draw:name="f9759" draw:formula="682622*logheight/764002"/>
          <draw:equation draw:name="f9760" draw:formula="502156*logwidth/1668461"/>
          <draw:equation draw:name="f9761" draw:formula="683122*logheight/764002"/>
          <draw:equation draw:name="f9762" draw:formula="426659*logwidth/1668461"/>
          <draw:equation draw:name="f9763" draw:formula="683122*logheight/764002"/>
          <draw:equation draw:name="f9764" draw:formula="425899*logwidth/1668461"/>
          <draw:equation draw:name="f9765" draw:formula="682622*logheight/764002"/>
          <draw:equation draw:name="f9766" draw:formula="406236*logwidth/1668461"/>
          <draw:equation draw:name="f9767" draw:formula="682622*logheight/764002"/>
          <draw:equation draw:name="f9768" draw:formula="406422*logwidth/1668461"/>
          <draw:equation draw:name="f9769" draw:formula="682752*logheight/764002"/>
          <draw:equation draw:name="f9770" draw:formula="325601*logwidth/1668461"/>
          <draw:equation draw:name="f9771" draw:formula="682752*logheight/764002"/>
          <draw:equation draw:name="f9772" draw:formula="325397*logwidth/1668461"/>
          <draw:equation draw:name="f9773" draw:formula="682622*logheight/764002"/>
          <draw:equation draw:name="f9774" draw:formula="303249*logwidth/1668461"/>
          <draw:equation draw:name="f9775" draw:formula="682622*logheight/764002"/>
          <draw:equation draw:name="f9776" draw:formula="304325*logwidth/1668461"/>
          <draw:equation draw:name="f9777" draw:formula="683308*logheight/764002"/>
          <draw:equation draw:name="f9778" draw:formula="246005*logwidth/1668461"/>
          <draw:equation draw:name="f9779" draw:formula="683308*logheight/764002"/>
          <draw:equation draw:name="f9780" draw:formula="243074*logwidth/1668461"/>
          <draw:equation draw:name="f9781" draw:formula="684271*logheight/764002"/>
          <draw:equation draw:name="f9782" draw:formula="240291*logwidth/1668461"/>
          <draw:equation draw:name="f9783" draw:formula="682622*logheight/764002"/>
          <draw:equation draw:name="f9784" draw:formula="218255*logwidth/1668461"/>
          <draw:equation draw:name="f9785" draw:formula="682622*logheight/764002"/>
          <draw:equation draw:name="f9786" draw:formula="234263*logwidth/1668461"/>
          <draw:equation draw:name="f9787" draw:formula="692235*logheight/764002"/>
          <draw:equation draw:name="f9788" draw:formula="242777*logwidth/1668461"/>
          <draw:equation draw:name="f9789" draw:formula="697032*logheight/764002"/>
          <draw:equation draw:name="f9790" draw:formula="266075*logwidth/1668461"/>
          <draw:equation draw:name="f9791" draw:formula="697032*logheight/764002"/>
          <draw:equation draw:name="f9792" draw:formula="261957*logwidth/1668461"/>
          <draw:equation draw:name="f9793" draw:formula="694883*logheight/764002"/>
          <draw:equation draw:name="f9794" draw:formula="323227*logwidth/1668461"/>
          <draw:equation draw:name="f9795" draw:formula="694883*logheight/764002"/>
          <draw:equation draw:name="f9796" draw:formula="327085*logwidth/1668461"/>
          <draw:equation draw:name="f9797" draw:formula="697032*logheight/764002"/>
          <draw:equation draw:name="f9798" draw:formula="350124*logwidth/1668461"/>
          <draw:equation draw:name="f9799" draw:formula="697032*logheight/764002"/>
          <draw:equation draw:name="f9800" draw:formula="345542*logwidth/1668461"/>
          <draw:equation draw:name="f9801" draw:formula="694605*logheight/764002"/>
          <draw:equation draw:name="f9802" draw:formula="423988*logwidth/1668461"/>
          <draw:equation draw:name="f9803" draw:formula="694605*logheight/764002"/>
          <draw:equation draw:name="f9804" draw:formula="427976*logwidth/1668461"/>
          <draw:equation draw:name="f9805" draw:formula="697032*logheight/764002"/>
          <draw:equation draw:name="f9806" draw:formula="449902*logwidth/1668461"/>
          <draw:equation draw:name="f9807" draw:formula="697032*logheight/764002"/>
          <draw:equation draw:name="f9808" draw:formula="445450*logwidth/1668461"/>
          <draw:equation draw:name="f9809" draw:formula="694494*logheight/764002"/>
          <draw:equation draw:name="f9810" draw:formula="517645*logwidth/1668461"/>
          <draw:equation draw:name="f9811" draw:formula="694494*logheight/764002"/>
          <draw:equation draw:name="f9812" draw:formula="517348*logwidth/1668461"/>
          <draw:equation draw:name="f9813" draw:formula="694605*logheight/764002"/>
          <draw:equation draw:name="f9814" draw:formula="520873*logwidth/1668461"/>
          <draw:equation draw:name="f9815" draw:formula="697032*logheight/764002"/>
          <draw:equation draw:name="f9816" draw:formula="541500*logwidth/1668461"/>
          <draw:equation draw:name="f9817" draw:formula="697032*logheight/764002"/>
          <draw:equation draw:name="f9818" draw:formula="537196*logwidth/1668461"/>
          <draw:equation draw:name="f9819" draw:formula="694309*logheight/764002"/>
          <draw:equation draw:name="f9820" draw:formula="615939*logwidth/1668461"/>
          <draw:equation draw:name="f9821" draw:formula="694309*logheight/764002"/>
          <draw:equation draw:name="f9822" draw:formula="612062*logwidth/1668461"/>
          <draw:equation draw:name="f9823" draw:formula="697032*logheight/764002"/>
          <draw:equation draw:name="f9824" draw:formula="640517*logwidth/1668461"/>
          <draw:equation draw:name="f9825" draw:formula="697032*logheight/764002"/>
          <draw:equation draw:name="f9826" draw:formula="640722*logwidth/1668461"/>
          <draw:equation draw:name="f9827" draw:formula="694216*logheight/764002"/>
          <draw:equation draw:name="f9828" draw:formula="670827*logwidth/1668461"/>
          <draw:equation draw:name="f9829" draw:formula="694216*logheight/764002"/>
          <draw:equation draw:name="f9830" draw:formula="672942*logwidth/1668461"/>
          <draw:equation draw:name="f9831" draw:formula="697032*logheight/764002"/>
          <draw:equation draw:name="f9832" draw:formula="688208*logwidth/1668461"/>
          <draw:equation draw:name="f9833" draw:formula="697032*logheight/764002"/>
          <draw:equation draw:name="f9834" draw:formula="685927*logwidth/1668461"/>
          <draw:equation draw:name="f9835" draw:formula="694124*logheight/764002"/>
          <draw:equation draw:name="f9836" draw:formula="827349*logwidth/1668461"/>
          <draw:equation draw:name="f9837" draw:formula="694124*logheight/764002"/>
          <draw:equation draw:name="f9838" draw:formula="827442*logwidth/1668461"/>
          <draw:equation draw:name="f9839" draw:formula="694216*logheight/764002"/>
          <draw:equation draw:name="f9840" draw:formula="827442*logwidth/1668461"/>
          <draw:equation draw:name="f9841" draw:formula="697032*logheight/764002"/>
          <draw:equation draw:name="f9842" draw:formula="838646*logwidth/1668461"/>
          <draw:equation draw:name="f9843" draw:formula="697032*logheight/764002"/>
          <draw:equation draw:name="f9844" draw:formula="838646*logwidth/1668461"/>
          <draw:equation draw:name="f9845" draw:formula="694124*logheight/764002"/>
          <draw:equation draw:name="f9846" draw:formula="980439*logwidth/1668461"/>
          <draw:equation draw:name="f9847" draw:formula="694124*logheight/764002"/>
          <draw:equation draw:name="f9848" draw:formula="978120*logwidth/1668461"/>
          <draw:equation draw:name="f9849" draw:formula="697032*logheight/764002"/>
          <draw:equation draw:name="f9850" draw:formula="993386*logwidth/1668461"/>
          <draw:equation draw:name="f9851" draw:formula="697032*logheight/764002"/>
          <draw:equation draw:name="f9852" draw:formula="995538*logwidth/1668461"/>
          <draw:equation draw:name="f9853" draw:formula="694124*logheight/764002"/>
          <draw:equation draw:name="f9854" draw:formula="1111603*logwidth/1668461"/>
          <draw:equation draw:name="f9855" draw:formula="694124*logheight/764002"/>
          <draw:equation draw:name="f9856" draw:formula="1107411*logwidth/1668461"/>
          <draw:equation draw:name="f9857" draw:formula="697032*logheight/764002"/>
          <draw:equation draw:name="f9858" draw:formula="1127760*logwidth/1668461"/>
          <draw:equation draw:name="f9859" draw:formula="697032*logheight/764002"/>
          <draw:equation draw:name="f9860" draw:formula="1131080*logwidth/1668461"/>
          <draw:equation draw:name="f9861" draw:formula="694605*logheight/764002"/>
          <draw:equation draw:name="f9862" draw:formula="1221398*logwidth/1668461"/>
          <draw:equation draw:name="f9863" draw:formula="694605*logheight/764002"/>
          <draw:equation draw:name="f9864" draw:formula="1217280*logwidth/1668461"/>
          <draw:equation draw:name="f9865" draw:formula="697032*logheight/764002"/>
          <draw:equation draw:name="f9866" draw:formula="1238204*logwidth/1668461"/>
          <draw:equation draw:name="f9867" draw:formula="697032*logheight/764002"/>
          <draw:equation draw:name="f9868" draw:formula="1242860*logwidth/1668461"/>
          <draw:equation draw:name="f9869" draw:formula="694124*logheight/764002"/>
          <draw:equation draw:name="f9870" draw:formula="1321306*logwidth/1668461"/>
          <draw:equation draw:name="f9871" draw:formula="694124*logheight/764002"/>
          <draw:equation draw:name="f9872" draw:formula="1315778*logwidth/1668461"/>
          <draw:equation draw:name="f9873" draw:formula="697032*logheight/764002"/>
          <draw:equation draw:name="f9874" draw:formula="1339410*logwidth/1668461"/>
          <draw:equation draw:name="f9875" draw:formula="697032*logheight/764002"/>
          <draw:equation draw:name="f9876" draw:formula="1344382*logwidth/1668461"/>
          <draw:equation draw:name="f9877" draw:formula="694216*logheight/764002"/>
          <draw:equation draw:name="f9878" draw:formula="1405744*logwidth/1668461"/>
          <draw:equation draw:name="f9879" draw:formula="694216*logheight/764002"/>
          <draw:equation draw:name="f9880" draw:formula="1400364*logwidth/1668461"/>
          <draw:equation draw:name="f9881" draw:formula="697032*logheight/764002"/>
          <draw:equation draw:name="f9882" draw:formula="1425555*logwidth/1668461"/>
          <draw:equation draw:name="f9883" draw:formula="697032*logheight/764002"/>
          <draw:equation draw:name="f9884" draw:formula="1434106*logwidth/1668461"/>
          <draw:equation draw:name="f9885" draw:formula="692235*logheight/764002"/>
          <draw:equation draw:name="f9886" draw:formula="234263*logwidth/1668461"/>
          <draw:equation draw:name="f9887" draw:formula="692235*logheight/764002"/>
          <draw:equation draw:name="f9888" draw:formula="251291*logwidth/1668461"/>
          <draw:equation draw:name="f9889" draw:formula="701828*logheight/764002"/>
          <draw:equation draw:name="f9890" draw:formula="259954*logwidth/1668461"/>
          <draw:equation draw:name="f9891" draw:formula="706625*logheight/764002"/>
          <draw:equation draw:name="f9892" draw:formula="284514*logwidth/1668461"/>
          <draw:equation draw:name="f9893" draw:formula="706625*logheight/764002"/>
          <draw:equation draw:name="f9894" draw:formula="275295*logwidth/1668461"/>
          <draw:equation draw:name="f9895" draw:formula="701828*logheight/764002"/>
          <draw:equation draw:name="f9896" draw:formula="251291*logwidth/1668461"/>
          <draw:equation draw:name="f9897" draw:formula="701828*logheight/764002"/>
          <draw:equation draw:name="f9898" draw:formula="335711*logwidth/1668461"/>
          <draw:equation draw:name="f9899" draw:formula="701828*logheight/764002"/>
          <draw:equation draw:name="f9900" draw:formula="344318*logwidth/1668461"/>
          <draw:equation draw:name="f9901" draw:formula="706625*logheight/764002"/>
          <draw:equation draw:name="f9902" draw:formula="368265*logwidth/1668461"/>
          <draw:equation draw:name="f9903" draw:formula="706625*logheight/764002"/>
          <draw:equation draw:name="f9904" draw:formula="359194*logwidth/1668461"/>
          <draw:equation draw:name="f9905" draw:formula="701828*logheight/764002"/>
          <draw:equation draw:name="f9906" draw:formula="335711*logwidth/1668461"/>
          <draw:equation draw:name="f9907" draw:formula="701828*logheight/764002"/>
          <draw:equation draw:name="f9908" draw:formula="435860*logwidth/1668461"/>
          <draw:equation draw:name="f9909" draw:formula="701828*logheight/764002"/>
          <draw:equation draw:name="f9910" draw:formula="443743*logwidth/1668461"/>
          <draw:equation draw:name="f9911" draw:formula="706625*logheight/764002"/>
          <draw:equation draw:name="f9912" draw:formula="466689*logwidth/1668461"/>
          <draw:equation draw:name="f9913" draw:formula="706625*logheight/764002"/>
          <draw:equation draw:name="f9914" draw:formula="458286*logwidth/1668461"/>
          <draw:equation draw:name="f9915" draw:formula="701828*logheight/764002"/>
          <draw:equation draw:name="f9916" draw:formula="435860*logwidth/1668461"/>
          <draw:equation draw:name="f9917" draw:formula="701828*logheight/764002"/>
          <draw:equation draw:name="f9918" draw:formula="527847*logwidth/1668461"/>
          <draw:equation draw:name="f9919" draw:formula="701828*logheight/764002"/>
          <draw:equation draw:name="f9920" draw:formula="534822*logwidth/1668461"/>
          <draw:equation draw:name="f9921" draw:formula="706625*logheight/764002"/>
          <draw:equation draw:name="f9922" draw:formula="556636*logwidth/1668461"/>
          <draw:equation draw:name="f9923" draw:formula="706625*logheight/764002"/>
          <draw:equation draw:name="f9924" draw:formula="549068*logwidth/1668461"/>
          <draw:equation draw:name="f9925" draw:formula="701828*logheight/764002"/>
          <draw:equation draw:name="f9926" draw:formula="527847*logwidth/1668461"/>
          <draw:equation draw:name="f9927" draw:formula="701828*logheight/764002"/>
          <draw:equation draw:name="f9928" draw:formula="606887*logwidth/1668461"/>
          <draw:equation draw:name="f9929" draw:formula="701828*logheight/764002"/>
          <draw:equation draw:name="f9930" draw:formula="604086*logwidth/1668461"/>
          <draw:equation draw:name="f9931" draw:formula="706625*logheight/764002"/>
          <draw:equation draw:name="f9932" draw:formula="632319*logwidth/1668461"/>
          <draw:equation draw:name="f9933" draw:formula="706625*logheight/764002"/>
          <draw:equation draw:name="f9934" draw:formula="633784*logwidth/1668461"/>
          <draw:equation draw:name="f9935" draw:formula="704940*logheight/764002"/>
          <draw:equation draw:name="f9936" draw:formula="633116*logwidth/1668461"/>
          <draw:equation draw:name="f9937" draw:formula="703977*logheight/764002"/>
          <draw:equation draw:name="f9938" draw:formula="637160*logwidth/1668461"/>
          <draw:equation draw:name="f9939" draw:formula="701828*logheight/764002"/>
          <draw:equation draw:name="f9940" draw:formula="606887*logwidth/1668461"/>
          <draw:equation draw:name="f9941" draw:formula="701828*logheight/764002"/>
          <draw:equation draw:name="f9942" draw:formula="676559*logwidth/1668461"/>
          <draw:equation draw:name="f9943" draw:formula="701828*logheight/764002"/>
          <draw:equation draw:name="f9944" draw:formula="680176*logwidth/1668461"/>
          <draw:equation draw:name="f9945" draw:formula="706625*logheight/764002"/>
          <draw:equation draw:name="f9946" draw:formula="695869*logwidth/1668461"/>
          <draw:equation draw:name="f9947" draw:formula="706625*logheight/764002"/>
          <draw:equation draw:name="f9948" draw:formula="691974*logwidth/1668461"/>
          <draw:equation draw:name="f9949" draw:formula="701828*logheight/764002"/>
          <draw:equation draw:name="f9950" draw:formula="676559*logwidth/1668461"/>
          <draw:equation draw:name="f9951" draw:formula="701828*logheight/764002"/>
          <draw:equation draw:name="f9952" draw:formula="827442*logwidth/1668461"/>
          <draw:equation draw:name="f9953" draw:formula="701828*logheight/764002"/>
          <draw:equation draw:name="f9954" draw:formula="827442*logwidth/1668461"/>
          <draw:equation draw:name="f9955" draw:formula="706625*logheight/764002"/>
          <draw:equation draw:name="f9956" draw:formula="838646*logwidth/1668461"/>
          <draw:equation draw:name="f9957" draw:formula="706625*logheight/764002"/>
          <draw:equation draw:name="f9958" draw:formula="838646*logwidth/1668461"/>
          <draw:equation draw:name="f9959" draw:formula="701828*logheight/764002"/>
          <draw:equation draw:name="f9960" draw:formula="827442*logwidth/1668461"/>
          <draw:equation draw:name="f9961" draw:formula="701828*logheight/764002"/>
          <draw:equation draw:name="f9962" draw:formula="955378*logwidth/1668461"/>
          <draw:equation draw:name="f9963" draw:formula="701828*logheight/764002"/>
          <draw:equation draw:name="f9964" draw:formula="946827*logwidth/1668461"/>
          <draw:equation draw:name="f9965" draw:formula="703329*logheight/764002"/>
          <draw:equation draw:name="f9966" draw:formula="943877*logwidth/1668461"/>
          <draw:equation draw:name="f9967" draw:formula="704088*logheight/764002"/>
          <draw:equation draw:name="f9968" draw:formula="942542*logwidth/1668461"/>
          <draw:equation draw:name="f9969" draw:formula="704366*logheight/764002"/>
          <draw:equation draw:name="f9970" draw:formula="936383*logwidth/1668461"/>
          <draw:equation draw:name="f9971" draw:formula="705496*logheight/764002"/>
          <draw:equation draw:name="f9972" draw:formula="930540*logwidth/1668461"/>
          <draw:equation draw:name="f9973" draw:formula="706625*logheight/764002"/>
          <draw:equation draw:name="f9974" draw:formula="1019393*logwidth/1668461"/>
          <draw:equation draw:name="f9975" draw:formula="706625*logheight/764002"/>
          <draw:equation draw:name="f9976" draw:formula="1012159*logwidth/1668461"/>
          <draw:equation draw:name="f9977" draw:formula="704088*logheight/764002"/>
          <draw:equation draw:name="f9978" draw:formula="1007707*logwidth/1668461"/>
          <draw:equation draw:name="f9979" draw:formula="703514*logheight/764002"/>
          <draw:equation draw:name="f9980" draw:formula="1005128*logwidth/1668461"/>
          <draw:equation draw:name="f9981" draw:formula="703125*logheight/764002"/>
          <draw:equation draw:name="f9982" draw:formula="996688*logwidth/1668461"/>
          <draw:equation draw:name="f9983" draw:formula="703421*logheight/764002"/>
          <draw:equation draw:name="f9984" draw:formula="989751*logwidth/1668461"/>
          <draw:equation draw:name="f9985" draw:formula="702755*logheight/764002"/>
          <draw:equation draw:name="f9986" draw:formula="989380*logwidth/1668461"/>
          <draw:equation draw:name="f9987" draw:formula="702477*logheight/764002"/>
          <draw:equation draw:name="f9988" draw:formula="989862*logwidth/1668461"/>
          <draw:equation draw:name="f9989" draw:formula="701828*logheight/764002"/>
          <draw:equation draw:name="f9990" draw:formula="955378*logwidth/1668461"/>
          <draw:equation draw:name="f9991" draw:formula="701828*logheight/764002"/>
          <draw:equation draw:name="f9992" draw:formula="1061705*logwidth/1668461"/>
          <draw:equation draw:name="f9993" draw:formula="701828*logheight/764002"/>
          <draw:equation draw:name="f9994" draw:formula="1047496*logwidth/1668461"/>
          <draw:equation draw:name="f9995" draw:formula="703884*logheight/764002"/>
          <draw:equation draw:name="f9996" draw:formula="1041133*logwidth/1668461"/>
          <draw:equation draw:name="f9997" draw:formula="706255*logheight/764002"/>
          <draw:equation draw:name="f9998" draw:formula="1040187*logwidth/1668461"/>
          <draw:equation draw:name="f9999" draw:formula="706625*logheight/764002"/>
          <draw:equation draw:name="f10000" draw:formula="1257143*logwidth/1668461"/>
          <draw:equation draw:name="f10001" draw:formula="706625*logheight/764002"/>
          <draw:equation draw:name="f10002" draw:formula="1250743*logwidth/1668461"/>
          <draw:equation draw:name="f10003" draw:formula="704366*logheight/764002"/>
          <draw:equation draw:name="f10004" draw:formula="1248202*logwidth/1668461"/>
          <draw:equation draw:name="f10005" draw:formula="701828*logheight/764002"/>
          <draw:equation draw:name="f10006" draw:formula="1170516*logwidth/1668461"/>
          <draw:equation draw:name="f10007" draw:formula="701828*logheight/764002"/>
          <draw:equation draw:name="f10008" draw:formula="1165137*logwidth/1668461"/>
          <draw:equation draw:name="f10009" draw:formula="701828*logheight/764002"/>
          <draw:equation draw:name="f10010" draw:formula="1061705*logwidth/1668461"/>
          <draw:equation draw:name="f10011" draw:formula="701828*logheight/764002"/>
          <draw:equation draw:name="f10012" draw:formula="1306670*logwidth/1668461"/>
          <draw:equation draw:name="f10013" draw:formula="701828*logheight/764002"/>
          <draw:equation draw:name="f10014" draw:formula="1297563*logwidth/1668461"/>
          <draw:equation draw:name="f10015" draw:formula="706625*logheight/764002"/>
          <draw:equation draw:name="f10016" draw:formula="1322475*logwidth/1668461"/>
          <draw:equation draw:name="f10017" draw:formula="706625*logheight/764002"/>
          <draw:equation draw:name="f10018" draw:formula="1330952*logwidth/1668461"/>
          <draw:equation draw:name="f10019" draw:formula="701828*logheight/764002"/>
          <draw:equation draw:name="f10020" draw:formula="1306670*logwidth/1668461"/>
          <draw:equation draw:name="f10021" draw:formula="701828*logheight/764002"/>
          <draw:equation draw:name="f10022" draw:formula="1391182*logwidth/1668461"/>
          <draw:equation draw:name="f10023" draw:formula="701828*logheight/764002"/>
          <draw:equation draw:name="f10024" draw:formula="1382000*logwidth/1668461"/>
          <draw:equation draw:name="f10025" draw:formula="706625*logheight/764002"/>
          <draw:equation draw:name="f10026" draw:formula="1408452*logwidth/1668461"/>
          <draw:equation draw:name="f10027" draw:formula="706625*logheight/764002"/>
          <draw:equation draw:name="f10028" draw:formula="1417003*logwidth/1668461"/>
          <draw:equation draw:name="f10029" draw:formula="701828*logheight/764002"/>
          <draw:equation draw:name="f10030" draw:formula="1391182*logwidth/1668461"/>
          <draw:equation draw:name="f10031" draw:formula="701828*logheight/764002"/>
          <draw:equation draw:name="f10032" draw:formula="910488*logwidth/1668461"/>
          <draw:equation draw:name="f10033" draw:formula="705773*logheight/764002"/>
          <draw:equation draw:name="f10034" draw:formula="907409*logwidth/1668461"/>
          <draw:equation draw:name="f10035" draw:formula="706625*logheight/764002"/>
          <draw:equation draw:name="f10036" draw:formula="915237*logwidth/1668461"/>
          <draw:equation draw:name="f10037" draw:formula="706625*logheight/764002"/>
          <draw:equation draw:name="f10038" draw:formula="913104*logwidth/1668461"/>
          <draw:equation draw:name="f10039" draw:formula="706070*logheight/764002"/>
          <draw:equation draw:name="f10040" draw:formula="910488*logwidth/1668461"/>
          <draw:equation draw:name="f10041" draw:formula="705773*logheight/764002"/>
          <draw:equation draw:name="f10042" draw:formula="1264711*logwidth/1668461"/>
          <draw:equation draw:name="f10043" draw:formula="706422*logheight/764002"/>
          <draw:equation draw:name="f10044" draw:formula="1260909*logwidth/1668461"/>
          <draw:equation draw:name="f10045" draw:formula="706459*logheight/764002"/>
          <draw:equation draw:name="f10046" draw:formula="1258683*logwidth/1668461"/>
          <draw:equation draw:name="f10047" draw:formula="706625*logheight/764002"/>
          <draw:equation draw:name="f10048" draw:formula="1265342*logwidth/1668461"/>
          <draw:equation draw:name="f10049" draw:formula="706625*logheight/764002"/>
          <draw:equation draw:name="f10050" draw:formula="1264711*logwidth/1668461"/>
          <draw:equation draw:name="f10051" draw:formula="706422*logheight/764002"/>
          <draw:equation draw:name="f10052" draw:formula="269210*logwidth/1668461"/>
          <draw:equation draw:name="f10053" draw:formula="711441*logheight/764002"/>
          <draw:equation draw:name="f10054" draw:formula="278429*logwidth/1668461"/>
          <draw:equation draw:name="f10055" draw:formula="716238*logheight/764002"/>
          <draw:equation draw:name="f10056" draw:formula="304065*logwidth/1668461"/>
          <draw:equation draw:name="f10057" draw:formula="716238*logheight/764002"/>
          <draw:equation draw:name="f10058" draw:formula="294141*logwidth/1668461"/>
          <draw:equation draw:name="f10059" draw:formula="711441*logheight/764002"/>
          <draw:equation draw:name="f10060" draw:formula="269210*logwidth/1668461"/>
          <draw:equation draw:name="f10061" draw:formula="711441*logheight/764002"/>
          <draw:equation draw:name="f10062" draw:formula="352980*logwidth/1668461"/>
          <draw:equation draw:name="f10063" draw:formula="711441*logheight/764002"/>
          <draw:equation draw:name="f10064" draw:formula="362125*logwidth/1668461"/>
          <draw:equation draw:name="f10065" draw:formula="716238*logheight/764002"/>
          <draw:equation draw:name="f10066" draw:formula="387186*logwidth/1668461"/>
          <draw:equation draw:name="f10067" draw:formula="716238*logheight/764002"/>
          <draw:equation draw:name="f10068" draw:formula="377373*logwidth/1668461"/>
          <draw:equation draw:name="f10069" draw:formula="711441*logheight/764002"/>
          <draw:equation draw:name="f10070" draw:formula="352980*logwidth/1668461"/>
          <draw:equation draw:name="f10071" draw:formula="711441*logheight/764002"/>
          <draw:equation draw:name="f10072" draw:formula="452128*logwidth/1668461"/>
          <draw:equation draw:name="f10073" draw:formula="711441*logheight/764002"/>
          <draw:equation draw:name="f10074" draw:formula="460605*logwidth/1668461"/>
          <draw:equation draw:name="f10075" draw:formula="716238*logheight/764002"/>
          <draw:equation draw:name="f10076" draw:formula="484515*logwidth/1668461"/>
          <draw:equation draw:name="f10077" draw:formula="716238*logheight/764002"/>
          <draw:equation draw:name="f10078" draw:formula="475482*logwidth/1668461"/>
          <draw:equation draw:name="f10079" draw:formula="711441*logheight/764002"/>
          <draw:equation draw:name="f10080" draw:formula="452128*logwidth/1668461"/>
          <draw:equation draw:name="f10081" draw:formula="711441*logheight/764002"/>
          <draw:equation draw:name="f10082" draw:formula="542372*logwidth/1668461"/>
          <draw:equation draw:name="f10083" draw:formula="711441*logheight/764002"/>
          <draw:equation draw:name="f10084" draw:formula="550070*logwidth/1668461"/>
          <draw:equation draw:name="f10085" draw:formula="716238*logheight/764002"/>
          <draw:equation draw:name="f10086" draw:formula="573312*logwidth/1668461"/>
          <draw:equation draw:name="f10087" draw:formula="716238*logheight/764002"/>
          <draw:equation draw:name="f10088" draw:formula="564872*logwidth/1668461"/>
          <draw:equation draw:name="f10089" draw:formula="711441*logheight/764002"/>
          <draw:equation draw:name="f10090" draw:formula="542372*logwidth/1668461"/>
          <draw:equation draw:name="f10091" draw:formula="711441*logheight/764002"/>
          <draw:equation draw:name="f10092" draw:formula="597705*logwidth/1668461"/>
          <draw:equation draw:name="f10093" draw:formula="711441*logheight/764002"/>
          <draw:equation draw:name="f10094" draw:formula="596944*logwidth/1668461"/>
          <draw:equation draw:name="f10095" draw:formula="714423*logheight/764002"/>
          <draw:equation draw:name="f10096" draw:formula="593717*logwidth/1668461"/>
          <draw:equation draw:name="f10097" draw:formula="716238*logheight/764002"/>
          <draw:equation draw:name="f10098" draw:formula="641259*logwidth/1668461"/>
          <draw:equation draw:name="f10099" draw:formula="716238*logheight/764002"/>
          <draw:equation draw:name="f10100" draw:formula="634915*logwidth/1668461"/>
          <draw:equation draw:name="f10101" draw:formula="711441*logheight/764002"/>
          <draw:equation draw:name="f10102" draw:formula="597705*logwidth/1668461"/>
          <draw:equation draw:name="f10103" draw:formula="711441*logheight/764002"/>
          <draw:equation draw:name="f10104" draw:formula="684128*logwidth/1668461"/>
          <draw:equation draw:name="f10105" draw:formula="711441*logheight/764002"/>
          <draw:equation draw:name="f10106" draw:formula="688079*logwidth/1668461"/>
          <draw:equation draw:name="f10107" draw:formula="716238*logheight/764002"/>
          <draw:equation draw:name="f10108" draw:formula="704347*logwidth/1668461"/>
          <draw:equation draw:name="f10109" draw:formula="716238*logheight/764002"/>
          <draw:equation draw:name="f10110" draw:formula="700006*logwidth/1668461"/>
          <draw:equation draw:name="f10111" draw:formula="711441*logheight/764002"/>
          <draw:equation draw:name="f10112" draw:formula="684128*logwidth/1668461"/>
          <draw:equation draw:name="f10113" draw:formula="711441*logheight/764002"/>
          <draw:equation draw:name="f10114" draw:formula="826718*logwidth/1668461"/>
          <draw:equation draw:name="f10115" draw:formula="711441*logheight/764002"/>
          <draw:equation draw:name="f10116" draw:formula="825160*logwidth/1668461"/>
          <draw:equation draw:name="f10117" draw:formula="711756*logheight/764002"/>
          <draw:equation draw:name="f10118" draw:formula="818983*logwidth/1668461"/>
          <draw:equation draw:name="f10119" draw:formula="713089*logheight/764002"/>
          <draw:equation draw:name="f10120" draw:formula="811675*logwidth/1668461"/>
          <draw:equation draw:name="f10121" draw:formula="714886*logheight/764002"/>
          <draw:equation draw:name="f10122" draw:formula="805590*logwidth/1668461"/>
          <draw:equation draw:name="f10123" draw:formula="713460*logheight/764002"/>
          <draw:equation draw:name="f10124" draw:formula="801992*logwidth/1668461"/>
          <draw:equation draw:name="f10125" draw:formula="713941*logheight/764002"/>
          <draw:equation draw:name="f10126" draw:formula="798003*logwidth/1668461"/>
          <draw:equation draw:name="f10127" draw:formula="714034*logheight/764002"/>
          <draw:equation draw:name="f10128" draw:formula="778063*logwidth/1668461"/>
          <draw:equation draw:name="f10129" draw:formula="714793*logheight/764002"/>
          <draw:equation draw:name="f10130" draw:formula="775800*logwidth/1668461"/>
          <draw:equation draw:name="f10131" draw:formula="716238*logheight/764002"/>
          <draw:equation draw:name="f10132" draw:formula="1304389*logwidth/1668461"/>
          <draw:equation draw:name="f10133" draw:formula="716238*logheight/764002"/>
          <draw:equation draw:name="f10134" draw:formula="1313423*logwidth/1668461"/>
          <draw:equation draw:name="f10135" draw:formula="711441*logheight/764002"/>
          <draw:equation draw:name="f10136" draw:formula="1288418*logwidth/1668461"/>
          <draw:equation draw:name="f10137" draw:formula="711441*logheight/764002"/>
          <draw:equation draw:name="f10138" draw:formula="1286730*logwidth/1668461"/>
          <draw:equation draw:name="f10139" draw:formula="712330*logheight/764002"/>
          <draw:equation draw:name="f10140" draw:formula="1284355*logwidth/1668461"/>
          <draw:equation draw:name="f10141" draw:formula="712330*logheight/764002"/>
          <draw:equation draw:name="f10142" draw:formula="1279699*logwidth/1668461"/>
          <draw:equation draw:name="f10143" draw:formula="712145*logheight/764002"/>
          <draw:equation draw:name="f10144" draw:formula="1278753*logwidth/1668461"/>
          <draw:equation draw:name="f10145" draw:formula="712145*logheight/764002"/>
          <draw:equation draw:name="f10146" draw:formula="1278030*logwidth/1668461"/>
          <draw:equation draw:name="f10147" draw:formula="711441*logheight/764002"/>
          <draw:equation draw:name="f10148" draw:formula="923120*logwidth/1668461"/>
          <draw:equation draw:name="f10149" draw:formula="711441*logheight/764002"/>
          <draw:equation draw:name="f10150" draw:formula="922694*logwidth/1668461"/>
          <draw:equation draw:name="f10151" draw:formula="712904*logheight/764002"/>
          <draw:equation draw:name="f10152" draw:formula="922601*logwidth/1668461"/>
          <draw:equation draw:name="f10153" draw:formula="711441*logheight/764002"/>
          <draw:equation draw:name="f10154" draw:formula="826718*logwidth/1668461"/>
          <draw:equation draw:name="f10155" draw:formula="711441*logheight/764002"/>
          <draw:equation draw:name="f10156" draw:formula="1372169*logwidth/1668461"/>
          <draw:equation draw:name="f10157" draw:formula="711441*logheight/764002"/>
          <draw:equation draw:name="f10158" draw:formula="1362356*logwidth/1668461"/>
          <draw:equation draw:name="f10159" draw:formula="716238*logheight/764002"/>
          <draw:equation draw:name="f10160" draw:formula="1389884*logwidth/1668461"/>
          <draw:equation draw:name="f10161" draw:formula="716238*logheight/764002"/>
          <draw:equation draw:name="f10162" draw:formula="1399326*logwidth/1668461"/>
          <draw:equation draw:name="f10163" draw:formula="711441*logheight/764002"/>
          <draw:equation draw:name="f10164" draw:formula="1372169*logwidth/1668461"/>
          <draw:equation draw:name="f10165" draw:formula="711441*logheight/764002"/>
          <draw:equation draw:name="f10166" draw:formula="527235*logwidth/1668461"/>
          <draw:equation draw:name="f10167" draw:formula="715608*logheight/764002"/>
          <draw:equation draw:name="f10168" draw:formula="520316*logwidth/1668461"/>
          <draw:equation draw:name="f10169" draw:formula="716238*logheight/764002"/>
          <draw:equation draw:name="f10170" draw:formula="538847*logwidth/1668461"/>
          <draw:equation draw:name="f10171" draw:formula="716238*logheight/764002"/>
          <draw:equation draw:name="f10172" draw:formula="537586*logwidth/1668461"/>
          <draw:equation draw:name="f10173" draw:formula="716034*logheight/764002"/>
          <draw:equation draw:name="f10174" draw:formula="531502*logwidth/1668461"/>
          <draw:equation draw:name="f10175" draw:formula="715830*logheight/764002"/>
          <draw:equation draw:name="f10176" draw:formula="527235*logwidth/1668461"/>
          <draw:equation draw:name="f10177" draw:formula="715608*logheight/764002"/>
          <draw:equation draw:name="f10178" draw:formula="287890*logwidth/1668461"/>
          <draw:equation draw:name="f10179" draw:formula="721053*logheight/764002"/>
          <draw:equation draw:name="f10180" draw:formula="297832*logwidth/1668461"/>
          <draw:equation draw:name="f10181" draw:formula="725850*logheight/764002"/>
          <draw:equation draw:name="f10182" draw:formula="324692*logwidth/1668461"/>
          <draw:equation draw:name="f10183" draw:formula="725850*logheight/764002"/>
          <draw:equation draw:name="f10184" draw:formula="314045*logwidth/1668461"/>
          <draw:equation draw:name="f10185" draw:formula="721053*logheight/764002"/>
          <draw:equation draw:name="f10186" draw:formula="287890*logwidth/1668461"/>
          <draw:equation draw:name="f10187" draw:formula="721053*logheight/764002"/>
          <draw:equation draw:name="f10188" draw:formula="371604*logwidth/1668461"/>
          <draw:equation draw:name="f10189" draw:formula="721053*logheight/764002"/>
          <draw:equation draw:name="f10190" draw:formula="381064*logwidth/1668461"/>
          <draw:equation draw:name="f10191" draw:formula="725850*logheight/764002"/>
          <draw:equation draw:name="f10192" draw:formula="407238*logwidth/1668461"/>
          <draw:equation draw:name="f10193" draw:formula="725850*logheight/764002"/>
          <draw:equation draw:name="f10194" draw:formula="397221*logwidth/1668461"/>
          <draw:equation draw:name="f10195" draw:formula="721053*logheight/764002"/>
          <draw:equation draw:name="f10196" draw:formula="371604*logwidth/1668461"/>
          <draw:equation draw:name="f10197" draw:formula="721053*logheight/764002"/>
          <draw:equation draw:name="f10198" draw:formula="436769*logwidth/1668461"/>
          <draw:equation draw:name="f10199" draw:formula="721053*logheight/764002"/>
          <draw:equation draw:name="f10200" draw:formula="436045*logwidth/1668461"/>
          <draw:equation draw:name="f10201" draw:formula="722942*logheight/764002"/>
          <draw:equation draw:name="f10202" draw:formula="426455*logwidth/1668461"/>
          <draw:equation draw:name="f10203" draw:formula="723905*logheight/764002"/>
          <draw:equation draw:name="f10204" draw:formula="421039*logwidth/1668461"/>
          <draw:equation draw:name="f10205" draw:formula="724757*logheight/764002"/>
          <draw:equation draw:name="f10206" draw:formula="421039*logwidth/1668461"/>
          <draw:equation draw:name="f10207" draw:formula="725850*logheight/764002"/>
          <draw:equation draw:name="f10208" draw:formula="647900*logwidth/1668461"/>
          <draw:equation draw:name="f10209" draw:formula="725850*logheight/764002"/>
          <draw:equation draw:name="f10210" draw:formula="646231*logwidth/1668461"/>
          <draw:equation draw:name="f10211" draw:formula="722090*logheight/764002"/>
          <draw:equation draw:name="f10212" draw:formula="645415*logwidth/1668461"/>
          <draw:equation draw:name="f10213" draw:formula="721053*logheight/764002"/>
          <draw:equation draw:name="f10214" draw:formula="509335*logwidth/1668461"/>
          <draw:equation draw:name="f10215" draw:formula="721053*logheight/764002"/>
          <draw:equation draw:name="f10216" draw:formula="508333*logwidth/1668461"/>
          <draw:equation draw:name="f10217" draw:formula="721627*logheight/764002"/>
          <draw:equation draw:name="f10218" draw:formula="510225*logwidth/1668461"/>
          <draw:equation draw:name="f10219" draw:formula="722942*logheight/764002"/>
          <draw:equation draw:name="f10220" draw:formula="498669*logwidth/1668461"/>
          <draw:equation draw:name="f10221" draw:formula="721053*logheight/764002"/>
          <draw:equation draw:name="f10222" draw:formula="452796*logwidth/1668461"/>
          <draw:equation draw:name="f10223" draw:formula="721053*logheight/764002"/>
          <draw:equation draw:name="f10224" draw:formula="450774*logwidth/1668461"/>
          <draw:equation draw:name="f10225" draw:formula="721998*logheight/764002"/>
          <draw:equation draw:name="f10226" draw:formula="449345*logwidth/1668461"/>
          <draw:equation draw:name="f10227" draw:formula="722201*logheight/764002"/>
          <draw:equation draw:name="f10228" draw:formula="441369*logwidth/1668461"/>
          <draw:equation draw:name="f10229" draw:formula="721998*logheight/764002"/>
          <draw:equation draw:name="f10230" draw:formula="439755*logwidth/1668461"/>
          <draw:equation draw:name="f10231" draw:formula="721998*logheight/764002"/>
          <draw:equation draw:name="f10232" draw:formula="439180*logwidth/1668461"/>
          <draw:equation draw:name="f10233" draw:formula="721998*logheight/764002"/>
          <draw:equation draw:name="f10234" draw:formula="438401*logwidth/1668461"/>
          <draw:equation draw:name="f10235" draw:formula="721053*logheight/764002"/>
          <draw:equation draw:name="f10236" draw:formula="436769*logwidth/1668461"/>
          <draw:equation draw:name="f10237" draw:formula="721053*logheight/764002"/>
          <draw:equation draw:name="f10238" draw:formula="692327*logwidth/1668461"/>
          <draw:equation draw:name="f10239" draw:formula="721053*logheight/764002"/>
          <draw:equation draw:name="f10240" draw:formula="696630*logwidth/1668461"/>
          <draw:equation draw:name="f10241" draw:formula="725850*logheight/764002"/>
          <draw:equation draw:name="f10242" draw:formula="713584*logwidth/1668461"/>
          <draw:equation draw:name="f10243" draw:formula="725850*logheight/764002"/>
          <draw:equation draw:name="f10244" draw:formula="708965*logwidth/1668461"/>
          <draw:equation draw:name="f10245" draw:formula="721053*logheight/764002"/>
          <draw:equation draw:name="f10246" draw:formula="692327*logwidth/1668461"/>
          <draw:equation draw:name="f10247" draw:formula="721053*logheight/764002"/>
          <draw:equation draw:name="f10248" draw:formula="762481*logwidth/1668461"/>
          <draw:equation draw:name="f10249" draw:formula="721053*logheight/764002"/>
          <draw:equation draw:name="f10250" draw:formula="759717*logwidth/1668461"/>
          <draw:equation draw:name="f10251" draw:formula="724091*logheight/764002"/>
          <draw:equation draw:name="f10252" draw:formula="758493*logwidth/1668461"/>
          <draw:equation draw:name="f10253" draw:formula="725702*logheight/764002"/>
          <draw:equation draw:name="f10254" draw:formula="742058*logwidth/1668461"/>
          <draw:equation draw:name="f10255" draw:formula="725702*logheight/764002"/>
          <draw:equation draw:name="f10256" draw:formula="738255*logwidth/1668461"/>
          <draw:equation draw:name="f10257" draw:formula="725850*logheight/764002"/>
          <draw:equation draw:name="f10258" draw:formula="1300160*logwidth/1668461"/>
          <draw:equation draw:name="f10259" draw:formula="725850*logheight/764002"/>
          <draw:equation draw:name="f10260" draw:formula="1303072*logwidth/1668461"/>
          <draw:equation draw:name="f10261" draw:formula="721535*logheight/764002"/>
          <draw:equation draw:name="f10262" draw:formula="1303035*logwidth/1668461"/>
          <draw:equation draw:name="f10263" draw:formula="721053*logheight/764002"/>
          <draw:equation draw:name="f10264" draw:formula="762481*logwidth/1668461"/>
          <draw:equation draw:name="f10265" draw:formula="721053*logheight/764002"/>
          <draw:equation draw:name="f10266" draw:formula="1352080*logwidth/1668461"/>
          <draw:equation draw:name="f10267" draw:formula="721053*logheight/764002"/>
          <draw:equation draw:name="f10268" draw:formula="1341636*logwidth/1668461"/>
          <draw:equation draw:name="f10269" draw:formula="725850*logheight/764002"/>
          <draw:equation draw:name="f10270" draw:formula="1370815*logwidth/1668461"/>
          <draw:equation draw:name="f10271" draw:formula="725850*logheight/764002"/>
          <draw:equation draw:name="f10272" draw:formula="1380405*logwidth/1668461"/>
          <draw:equation draw:name="f10273" draw:formula="721053*logheight/764002"/>
          <draw:equation draw:name="f10274" draw:formula="1352080*logwidth/1668461"/>
          <draw:equation draw:name="f10275" draw:formula="721053*logheight/764002"/>
          <draw:equation draw:name="f10276" draw:formula="307831*logwidth/1668461"/>
          <draw:equation draw:name="f10277" draw:formula="730665*logheight/764002"/>
          <draw:equation draw:name="f10278" draw:formula="318292*logwidth/1668461"/>
          <draw:equation draw:name="f10279" draw:formula="735462*logheight/764002"/>
          <draw:equation draw:name="f10280" draw:formula="346692*logwidth/1668461"/>
          <draw:equation draw:name="f10281" draw:formula="735462*logheight/764002"/>
          <draw:equation draw:name="f10282" draw:formula="335414*logwidth/1668461"/>
          <draw:equation draw:name="f10283" draw:formula="730665*logheight/764002"/>
          <draw:equation draw:name="f10284" draw:formula="307831*logwidth/1668461"/>
          <draw:equation draw:name="f10285" draw:formula="730665*logheight/764002"/>
          <draw:equation draw:name="f10286" draw:formula="376186*logwidth/1668461"/>
          <draw:equation draw:name="f10287" draw:formula="730665*logheight/764002"/>
          <draw:equation draw:name="f10288" draw:formula="372513*logwidth/1668461"/>
          <draw:equation draw:name="f10289" draw:formula="734332*logheight/764002"/>
          <draw:equation draw:name="f10290" draw:formula="372309*logwidth/1668461"/>
          <draw:equation draw:name="f10291" draw:formula="735462*logheight/764002"/>
          <draw:equation draw:name="f10292" draw:formula="657861*logwidth/1668461"/>
          <draw:equation draw:name="f10293" draw:formula="735462*logheight/764002"/>
          <draw:equation draw:name="f10294" draw:formula="650219*logwidth/1668461"/>
          <draw:equation draw:name="f10295" draw:formula="732906*logheight/764002"/>
          <draw:equation draw:name="f10296" draw:formula="649087*logwidth/1668461"/>
          <draw:equation draw:name="f10297" draw:formula="732999*logheight/764002"/>
          <draw:equation draw:name="f10298" draw:formula="640239*logwidth/1668461"/>
          <draw:equation draw:name="f10299" draw:formula="733758*logheight/764002"/>
          <draw:equation draw:name="f10300" draw:formula="641575*logwidth/1668461"/>
          <draw:equation draw:name="f10301" draw:formula="732721*logheight/764002"/>
          <draw:equation draw:name="f10302" draw:formula="641760*logwidth/1668461"/>
          <draw:equation draw:name="f10303" draw:formula="732536*logheight/764002"/>
          <draw:equation draw:name="f10304" draw:formula="646435*logwidth/1668461"/>
          <draw:equation draw:name="f10305" draw:formula="730665*logheight/764002"/>
          <draw:equation draw:name="f10306" draw:formula="383160*logwidth/1668461"/>
          <draw:equation draw:name="f10307" draw:formula="730665*logheight/764002"/>
          <draw:equation draw:name="f10308" draw:formula="383049*logwidth/1668461"/>
          <draw:equation draw:name="f10309" draw:formula="730721*logheight/764002"/>
          <draw:equation draw:name="f10310" draw:formula="382307*logwidth/1668461"/>
          <draw:equation draw:name="f10311" draw:formula="730665*logheight/764002"/>
          <draw:equation draw:name="f10312" draw:formula="376186*logwidth/1668461"/>
          <draw:equation draw:name="f10313" draw:formula="730665*logheight/764002"/>
          <draw:equation draw:name="f10314" draw:formula="677598*logwidth/1668461"/>
          <draw:equation draw:name="f10315" draw:formula="730665*logheight/764002"/>
          <draw:equation draw:name="f10316" draw:formula="670549*logwidth/1668461"/>
          <draw:equation draw:name="f10317" draw:formula="733092*logheight/764002"/>
          <draw:equation draw:name="f10318" draw:formula="664669*logwidth/1668461"/>
          <draw:equation draw:name="f10319" draw:formula="735462*logheight/764002"/>
          <draw:equation draw:name="f10320" draw:formula="1265194*logwidth/1668461"/>
          <draw:equation draw:name="f10321" draw:formula="735462*logheight/764002"/>
          <draw:equation draw:name="f10322" draw:formula="1271927*logwidth/1668461"/>
          <draw:equation draw:name="f10323" draw:formula="732332*logheight/764002"/>
          <draw:equation draw:name="f10324" draw:formula="1286229*logwidth/1668461"/>
          <draw:equation draw:name="f10325" draw:formula="730665*logheight/764002"/>
          <draw:equation draw:name="f10326" draw:formula="701267*logwidth/1668461"/>
          <draw:equation draw:name="f10327" draw:formula="730665*logheight/764002"/>
          <draw:equation draw:name="f10328" draw:formula="705589*logwidth/1668461"/>
          <draw:equation draw:name="f10329" draw:formula="735092*logheight/764002"/>
          <draw:equation draw:name="f10330" draw:formula="705311*logwidth/1668461"/>
          <draw:equation draw:name="f10331" draw:formula="734999*logheight/764002"/>
          <draw:equation draw:name="f10332" draw:formula="700173*logwidth/1668461"/>
          <draw:equation draw:name="f10333" draw:formula="733184*logheight/764002"/>
          <draw:equation draw:name="f10334" draw:formula="696407*logwidth/1668461"/>
          <draw:equation draw:name="f10335" draw:formula="730665*logheight/764002"/>
          <draw:equation draw:name="f10336" draw:formula="677598*logwidth/1668461"/>
          <draw:equation draw:name="f10337" draw:formula="730665*logheight/764002"/>
          <draw:equation draw:name="f10338" draw:formula="1330711*logwidth/1668461"/>
          <draw:equation draw:name="f10339" draw:formula="730665*logheight/764002"/>
          <draw:equation draw:name="f10340" draw:formula="1319618*logwidth/1668461"/>
          <draw:equation draw:name="f10341" draw:formula="735462*logheight/764002"/>
          <draw:equation draw:name="f10342" draw:formula="1350151*logwidth/1668461"/>
          <draw:equation draw:name="f10343" draw:formula="735462*logheight/764002"/>
          <draw:equation draw:name="f10344" draw:formula="1360464*logwidth/1668461"/>
          <draw:equation draw:name="f10345" draw:formula="730665*logheight/764002"/>
          <draw:equation draw:name="f10346" draw:formula="1330711*logwidth/1668461"/>
          <draw:equation draw:name="f10347" draw:formula="730665*logheight/764002"/>
          <draw:equation draw:name="f10348" draw:formula="328996*logwidth/1668461"/>
          <draw:equation draw:name="f10349" draw:formula="740278*logheight/764002"/>
          <draw:equation draw:name="f10350" draw:formula="340088*logwidth/1668461"/>
          <draw:equation draw:name="f10351" draw:formula="745075*logheight/764002"/>
          <draw:equation draw:name="f10352" draw:formula="1284800*logwidth/1668461"/>
          <draw:equation draw:name="f10353" draw:formula="745075*logheight/764002"/>
          <draw:equation draw:name="f10354" draw:formula="1291200*logwidth/1668461"/>
          <draw:equation draw:name="f10355" draw:formula="742297*logheight/764002"/>
          <draw:equation draw:name="f10356" draw:formula="1279106*logwidth/1668461"/>
          <draw:equation draw:name="f10357" draw:formula="740278*logheight/764002"/>
          <draw:equation draw:name="f10358" draw:formula="328996*logwidth/1668461"/>
          <draw:equation draw:name="f10359" draw:formula="740278*logheight/764002"/>
          <draw:equation draw:name="f10360" draw:formula="1307579*logwidth/1668461"/>
          <draw:equation draw:name="f10361" draw:formula="740278*logheight/764002"/>
          <draw:equation draw:name="f10362" draw:formula="1295596*logwidth/1668461"/>
          <draw:equation draw:name="f10363" draw:formula="745075*logheight/764002"/>
          <draw:equation draw:name="f10364" draw:formula="1328355*logwidth/1668461"/>
          <draw:equation draw:name="f10365" draw:formula="745075*logheight/764002"/>
          <draw:equation draw:name="f10366" draw:formula="1339522*logwidth/1668461"/>
          <draw:equation draw:name="f10367" draw:formula="740278*logheight/764002"/>
          <draw:equation draw:name="f10368" draw:formula="1307579*logwidth/1668461"/>
          <draw:equation draw:name="f10369" draw:formula="740278*logheight/764002"/>
          <draw:equation draw:name="f10370" draw:formula="401191*logwidth/1668461"/>
          <draw:equation draw:name="f10371" draw:formula="740407*logheight/764002"/>
          <draw:equation draw:name="f10372" draw:formula="402155*logwidth/1668461"/>
          <draw:equation draw:name="f10373" draw:formula="740407*logheight/764002"/>
          <draw:equation draw:name="f10374" draw:formula="401951*logwidth/1668461"/>
          <draw:equation draw:name="f10375" draw:formula="743537*logheight/764002"/>
          <draw:equation draw:name="f10376" draw:formula="401191*logwidth/1668461"/>
          <draw:equation draw:name="f10377" draw:formula="740407*logheight/764002"/>
          <draw:equation draw:name="f10378" draw:formula="401191*logwidth/1668461"/>
          <draw:equation draw:name="f10379" draw:formula="740407*logheight/764002"/>
          <draw:equation draw:name="f10380" draw:formula="401858*logwidth/1668461"/>
          <draw:equation draw:name="f10381" draw:formula="743537*logheight/764002"/>
          <draw:equation draw:name="f10382" draw:formula="400912*logwidth/1668461"/>
          <draw:equation draw:name="f10383" draw:formula="743426*logheight/764002"/>
          <draw:equation draw:name="f10384" draw:formula="401191*logwidth/1668461"/>
          <draw:equation draw:name="f10385" draw:formula="740407*logheight/764002"/>
          <draw:equation draw:name="f10386" draw:formula="351515*logwidth/1668461"/>
          <draw:equation draw:name="f10387" draw:formula="749890*logheight/764002"/>
          <draw:equation draw:name="f10388" draw:formula="353054*logwidth/1668461"/>
          <draw:equation draw:name="f10389" draw:formula="750538*logheight/764002"/>
          <draw:equation draw:name="f10390" draw:formula="359862*logwidth/1668461"/>
          <draw:equation draw:name="f10391" draw:formula="754687*logheight/764002"/>
          <draw:equation draw:name="f10392" draw:formula="1305001*logwidth/1668461"/>
          <draw:equation draw:name="f10393" draw:formula="754687*logheight/764002"/>
          <draw:equation draw:name="f10394" draw:formula="1317058*logwidth/1668461"/>
          <draw:equation draw:name="f10395" draw:formula="749890*logheight/764002"/>
          <draw:equation draw:name="f10396" draw:formula="1282741*logwidth/1668461"/>
          <draw:equation draw:name="f10397" draw:formula="749890*logheight/764002"/>
          <draw:equation draw:name="f10398" draw:formula="1277529*logwidth/1668461"/>
          <draw:equation draw:name="f10399" draw:formula="751779*logheight/764002"/>
          <draw:equation draw:name="f10400" draw:formula="1277436*logwidth/1668461"/>
          <draw:equation draw:name="f10401" draw:formula="751872*logheight/764002"/>
          <draw:equation draw:name="f10402" draw:formula="1271167*logwidth/1668461"/>
          <draw:equation draw:name="f10403" draw:formula="751872*logheight/764002"/>
          <draw:equation draw:name="f10404" draw:formula="1272205*logwidth/1668461"/>
          <draw:equation draw:name="f10405" draw:formula="750538*logheight/764002"/>
          <draw:equation draw:name="f10406" draw:formula="1273708*logwidth/1668461"/>
          <draw:equation draw:name="f10407" draw:formula="749890*logheight/764002"/>
          <draw:equation draw:name="f10408" draw:formula="351515*logwidth/1668461"/>
          <draw:equation draw:name="f10409" draw:formula="749890*logheight/764002"/>
          <draw:equation draw:name="f10410" draw:formula="376186*logwidth/1668461"/>
          <draw:equation draw:name="f10411" draw:formula="759502*logheight/764002"/>
          <draw:equation draw:name="f10412" draw:formula="387520*logwidth/1668461"/>
          <draw:equation draw:name="f10413" draw:formula="763725*logheight/764002"/>
          <draw:equation draw:name="f10414" draw:formula="389319*logwidth/1668461"/>
          <draw:equation draw:name="f10415" draw:formula="764003*logheight/764002"/>
          <draw:equation draw:name="f10416" draw:formula="1279050*logwidth/1668461"/>
          <draw:equation draw:name="f10417" draw:formula="764003*logheight/764002"/>
          <draw:equation draw:name="f10418" draw:formula="1280849*logwidth/1668461"/>
          <draw:equation draw:name="f10419" draw:formula="763725*logheight/764002"/>
          <draw:equation draw:name="f10420" draw:formula="1292387*logwidth/1668461"/>
          <draw:equation draw:name="f10421" draw:formula="759502*logheight/764002"/>
          <draw:equation draw:name="f10422" draw:formula="376186*logwidth/1668461"/>
          <draw:equation draw:name="f10423" draw:formula="759502*logheight/764002"/>
          <draw:equation draw:name="f10424" draw:formula="logwidth"/>
          <draw:equation draw:name="f10425" draw:formula="logheight"/>
        </draw:enhanced-geometry>
      </draw:custom-shape>
      <draw:frame draw:name="Text Placeholder 5" presentation:style-name="Mpr57" draw:text-style-name="MP14" draw:layer="backgroundobjects" svg:width="3.105cm" svg:height="4.579cm" svg:x="10.721cm" svg:y="4.879cm" presentation:class="outline" presentation:user-transformed="true">
        <draw:text-box>
          <text:p text:style-name="MP36"><text:span text:style-name="MT20">R</text:span></text:p>
        </draw:text-box>
      </draw:frame>
      <draw:frame draw:name="Text Placeholder 8" presentation:style-name="Mpr57" draw:text-style-name="MP14" draw:layer="backgroundobjects" svg:width="3.105cm" svg:height="4.581cm" svg:x="13.827cm" svg:y="4.877cm" presentation:class="outline" presentation:user-transformed="true">
        <draw:text-box>
          <text:p text:style-name="MP36"><text:span text:style-name="MT20">B</text:span></text:p>
        </draw:text-box>
      </draw:frame>
      <draw:frame draw:name="Text Placeholder 8" presentation:style-name="Mpr57" draw:text-style-name="MP14" draw:layer="backgroundobjects" svg:width="3.105cm" svg:height="4.581cm" svg:x="16.933cm" svg:y="4.877cm" presentation:class="outline" presentation:user-transformed="true">
        <draw:text-box>
          <text:p text:style-name="MP36"><text:span text:style-name="MT20">C</text:span></text:p>
        </draw:text-box>
      </draw:frame>
      <draw:frame draw:name="Text Placeholder 5" presentation:style-name="Mpr57" draw:text-style-name="MP14" draw:layer="backgroundobjects" svg:width="3.105cm" svg:height="4.579cm" svg:x="10.721cm" svg:y="9.527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13.827cm" svg:y="9.525cm" presentation:class="outline" presentation:user-transformed="true">
        <draw:text-box>
          <text:p text:style-name="MP36"><text:span text:style-name="MT21">0</text:span></text:p>
        </draw:text-box>
      </draw:frame>
      <draw:frame draw:name="Text Placeholder 8" presentation:style-name="Mpr57" draw:text-style-name="MP14" draw:layer="backgroundobjects" svg:width="3.105cm" svg:height="4.581cm" svg:x="16.933cm" svg:y="9.525cm" presentation:class="outline" presentation:user-transformed="true">
        <draw:text-box>
          <text:p text:style-name="MP36"><text:span text:style-name="MT21">2</text:span></text:p>
        </draw:text-box>
      </draw:frame>
      <draw:frame draw:name="Text Placeholder 8" presentation:style-name="Mpr57" draw:text-style-name="MP14" draw:layer="backgroundobjects" svg:width="3.105cm" svg:height="4.581cm" svg:x="20.039cm" svg:y="4.883cm" presentation:class="outline" presentation:user-transformed="true">
        <draw:text-box>
          <text:p text:style-name="MP36"><text:span text:style-name="MT20">N</text:span></text:p>
        </draw:text-box>
      </draw:frame>
      <draw:frame draw:name="Text Placeholder 8" presentation:style-name="Mpr57" draw:text-style-name="MP14" draw:layer="backgroundobjects" svg:width="3.105cm" svg:height="4.581cm" svg:x="20.039cm" svg:y="9.527cm" presentation:class="outline" presentation:user-transformed="true">
        <draw:text-box>
          <text:p text:style-name="MP36"><text:span text:style-name="MT21">4</text:span></text:p>
        </draw:text-box>
      </draw:frame>
      <draw:frame presentation:style-name="RBCN2024-title" draw:layer="backgroundobjects" svg:width="30.479cm" svg:height="3.18cm" svg:x="1.693cm" svg:y="0.76cm" presentation:class="title" presentation:placeholder="true">
        <draw:text-box/>
      </draw:frame>
      <presentation:notes style:page-layout-name="PM0">
        <draw:page-thumbnail presentation:style-name="RBCN2024-title" draw:layer="backgroundobjects" svg:width="19.798cm" svg:height="11.136cm" svg:x="0.6cm" svg:y="2.257cm" presentation:class="page"/>
        <draw:frame presentation:style-name="RBCN2024-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BTFRMWRK_20_-_20_3x3_20_grid" style:display-name="RBTFRMWRK - 3x3 grid" style:page-layout-name="PM1" draw:style-name="Mdp1">
      <draw:custom-shape draw:name="Textfeld 2" draw:style-name="Mgr32" draw:text-style-name="MP6" draw:layer="backgroundobjects" svg:width="5.583cm" svg:height="2.28cm" svg:x="0.564cm" svg:y="16.659cm">
        <text:p text:style-name="MP5"><text:span text:style-name="MT1">RBCN</text:span><text:span text:style-name="MT2">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5" presentation:style-name="Mpr60" draw:text-style-name="MP14" draw:layer="backgroundobjects" svg:width="3.105cm" svg:height="4.579cm" svg:x="11.995cm" svg:y="2.618cm" presentation:class="outline" presentation:user-transformed="true">
        <draw:text-box>
          <text:p text:style-name="MP32"><text:span text:style-name="MT9">R</text:span></text:p>
        </draw:text-box>
      </draw:frame>
      <draw:frame draw:name="Text Placeholder 8" presentation:style-name="Mpr60" draw:text-style-name="MP14" draw:layer="backgroundobjects" svg:width="3.105cm" svg:height="4.581cm" svg:x="15.101cm" svg:y="2.616cm" presentation:class="outline" presentation:user-transformed="true">
        <draw:text-box>
          <text:p text:style-name="MP13"><text:span text:style-name="MT9">B</text:span></text:p>
        </draw:text-box>
      </draw:frame>
      <draw:frame draw:name="Text Placeholder 8" presentation:style-name="Mpr60" draw:text-style-name="MP14" draw:layer="backgroundobjects" svg:width="3.105cm" svg:height="4.581cm" svg:x="18.207cm" svg:y="2.616cm" presentation:class="outline" presentation:user-transformed="true">
        <draw:text-box>
          <text:p text:style-name="MP13"><text:span text:style-name="MT9">T</text:span></text:p>
        </draw:text-box>
      </draw:frame>
      <draw:frame draw:name="Text Placeholder 5" presentation:style-name="Mpr60" draw:text-style-name="MP14" draw:layer="backgroundobjects" svg:width="3.105cm" svg:height="4.579cm" svg:x="11.995cm" svg:y="7.236cm" presentation:class="outline" presentation:user-transformed="true">
        <draw:text-box>
          <text:p text:style-name="MP32"><text:span text:style-name="MT8">F</text:span></text:p>
        </draw:text-box>
      </draw:frame>
      <draw:frame draw:name="Text Placeholder 8" presentation:style-name="Mpr60" draw:text-style-name="MP14" draw:layer="backgroundobjects" svg:width="3.105cm" svg:height="4.581cm" svg:x="15.101cm" svg:y="7.234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7.234cm" presentation:class="outline" presentation:user-transformed="true">
        <draw:text-box>
          <text:p text:style-name="MP13"><text:span text:style-name="MT8">M</text:span></text:p>
        </draw:text-box>
      </draw:frame>
      <draw:frame draw:name="Text Placeholder 5" presentation:style-name="Mpr60" draw:text-style-name="MP14" draw:layer="backgroundobjects" svg:width="3.105cm" svg:height="4.579cm" svg:x="11.995cm" svg:y="11.854cm" presentation:class="outline" presentation:user-transformed="true">
        <draw:text-box>
          <text:p text:style-name="MP32"><text:span text:style-name="MT8">W</text:span></text:p>
        </draw:text-box>
      </draw:frame>
      <draw:frame draw:name="Text Placeholder 8" presentation:style-name="Mpr60" draw:text-style-name="MP14" draw:layer="backgroundobjects" svg:width="3.105cm" svg:height="4.581cm" svg:x="15.101cm" svg:y="11.852cm" presentation:class="outline" presentation:user-transformed="true">
        <draw:text-box>
          <text:p text:style-name="MP13"><text:span text:style-name="MT8">R</text:span></text:p>
        </draw:text-box>
      </draw:frame>
      <draw:frame draw:name="Text Placeholder 8" presentation:style-name="Mpr60" draw:text-style-name="MP14" draw:layer="backgroundobjects" svg:width="3.105cm" svg:height="4.581cm" svg:x="18.207cm" svg:y="11.852cm" presentation:class="outline" presentation:user-transformed="true">
        <draw:text-box>
          <text:p text:style-name="MP13"><text:span text:style-name="MT8">K</text:span></text:p>
        </draw:text-box>
      </draw:frame>
      <presentation:notes style:page-layout-name="PM0">
        <draw:page-thumbnail presentation:style-name="RBTFRMWRK_20_-_20_3x3_20_grid-title" draw:layer="backgroundobjects" svg:width="19.798cm" svg:height="11.136cm" svg:x="0.6cm" svg:y="2.257cm" presentation:class="page"/>
        <draw:frame presentation:style-name="RBTFRMWRK_20_-_20_3x3_20_grid-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presentation:header/></text:p>
          </draw:text-box>
        </draw:frame>
        <draw:frame presentation:style-name="Mpr61" draw:text-style-name="MP4" draw:layer="backgroundobjects" svg:width="9.113cm" svg:height="1.484cm" svg:x="11.886cm" svg:y="0cm" presentation:class="date-time">
          <draw:text-box>
            <text:p text:style-name="MP3"><presentation:date-time/></text:p>
          </draw:text-box>
        </draw:frame>
        <draw:frame presentation:style-name="Mpr62" draw:text-style-name="MP2" draw:layer="backgroundobjects" svg:width="9.113cm" svg:height="1.484cm" svg:x="0cm" svg:y="28.215cm" presentation:class="footer">
          <draw:text-box>
            <text:p text:style-name="MP1"><presentation:footer/></text:p>
          </draw:text-box>
        </draw:frame>
        <draw:frame presentation:style-name="Mpr6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editing-cycles>5</meta:editing-cycles>
    <meta:creation-date>2023-12-07T13:10:05.622475827</meta:creation-date>
    <dc:date>2023-12-07T13:51:20.985037505</dc:date>
    <meta:editing-duration>PT20M34S</meta:editing-duration>
    <meta:generator>LibreOffice/7.3.7.2$Linux_X86_64 LibreOffice_project/30$Build-2</meta:generator>
    <meta:document-statistic meta:object-count="331"/>
    <meta:user-defined meta:name="AppVersion">16.0000</meta:user-defined>
    <meta:user-defined meta:name="HyperlinkBase">robotframework.org</meta:user-defined>
    <meta:user-defined meta:name="OOXMLCorePropertyContentStatus">in Review</meta:user-defined>
    <meta:user-defined meta:name="PresentationFormat">Breitbild</meta:user-defined>
    <meta:user-defined meta:name="Slides" meta:value-type="float">14</meta:user-defined>
  </office:meta>
</office:document-meta>
</file>